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aw_expt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2">
            <text:p>Total scattering</text:p>
          </table:table-cell>
          <table:table-cell table:number-columns-repeated="4" table:style-name="ce2"/>
          <table:table-cell office:value-type="string" table:style-name="ce2">
            <text:p>First order differences</text:p>
          </table:table-cell>
          <table:table-cell table:style-name="ce2"/>
          <table:table-cell office:value-type="string" table:style-name="ce2">
            <text:p>Second order differenc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</text:p>
          </table:table-cell>
          <table:table-cell office:value-type="string" table:style-name="ce2">
            <text:p>DTMA (D2O)</text:p>
          </table:table-cell>
          <table:table-cell office:value-type="string" table:style-name="ce2">
            <text:p>HTMA(D2O)</text:p>
          </table:table-cell>
          <table:table-cell office:value-type="string" table:style-name="ce2">
            <text:p>DTMA(H2O)</text:p>
          </table:table-cell>
          <table:table-cell office:value-type="string" table:style-name="ce2">
            <text:p>HTMA(H2O)</text:p>
          </table:table-cell>
          <table:table-cell office:value-type="string" table:style-name="ce2">
            <text:p>HTMA-X(D2O)</text:p>
          </table:table-cell>
          <table:table-cell office:value-type="string" table:style-name="ce2">
            <text:p>HTMA-X(H2O)</text:p>
          </table:table-cell>
          <table:table-cell office:value-type="string" table:style-name="ce2">
            <text:p>HTMA-Hw</text:p>
          </table:table-cell>
          <table:table-cell table:number-columns-repeated="16376"/>
        </table:table-row>
        <table:table-row table:style-name="ro1">
          <table:table-cell office:value-type="float" office:value="0.05" table:style-name="ce3">
            <text:p>0.0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[.B3]-[.C3]" table:style-name="ce3">
            <text:p>0</text:p>
          </table:table-cell>
          <table:table-cell office:value-type="float" office:value="0" table:formula="of:=[.D3]-[.E3]" table:style-name="ce3">
            <text:p>0</text:p>
          </table:table-cell>
          <table:table-cell office:value-type="float" office:value="0" table:formula="of:=[.F3]-[.G3]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0.1" table:style-name="ce3">
            <text:p>0.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[.B4]-[.C4]" table:style-name="ce3">
            <text:p>0</text:p>
          </table:table-cell>
          <table:table-cell office:value-type="float" office:value="0" table:formula="of:=[.D4]-[.E4]" table:style-name="ce3">
            <text:p>0</text:p>
          </table:table-cell>
          <table:table-cell office:value-type="float" office:value="0" table:formula="of:=[.F4]-[.G4]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0.15" table:style-name="ce3">
            <text:p>0.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[.B5]-[.C5]" table:style-name="ce3">
            <text:p>0</text:p>
          </table:table-cell>
          <table:table-cell office:value-type="float" office:value="0" table:formula="of:=[.D5]-[.E5]" table:style-name="ce3">
            <text:p>0</text:p>
          </table:table-cell>
          <table:table-cell office:value-type="float" office:value="0" table:formula="of:=[.F5]-[.G5]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0.2" table:style-name="ce3">
            <text:p>0.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[.B6]-[.C6]" table:style-name="ce3">
            <text:p>0</text:p>
          </table:table-cell>
          <table:table-cell office:value-type="float" office:value="0" table:formula="of:=[.D6]-[.E6]" table:style-name="ce3">
            <text:p>0</text:p>
          </table:table-cell>
          <table:table-cell office:value-type="float" office:value="0" table:formula="of:=[.F6]-[.G6]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0.25" table:style-name="ce3">
            <text:p>0.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[.B7]-[.C7]" table:style-name="ce3">
            <text:p>0</text:p>
          </table:table-cell>
          <table:table-cell office:value-type="float" office:value="0" table:formula="of:=[.D7]-[.E7]" table:style-name="ce3">
            <text:p>0</text:p>
          </table:table-cell>
          <table:table-cell office:value-type="float" office:value="0" table:formula="of:=[.F7]-[.G7]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0.3" table:style-name="ce3">
            <text:p>0.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[.B8]-[.C8]" table:style-name="ce3">
            <text:p>0</text:p>
          </table:table-cell>
          <table:table-cell office:value-type="float" office:value="0" table:formula="of:=[.D8]-[.E8]" table:style-name="ce3">
            <text:p>0</text:p>
          </table:table-cell>
          <table:table-cell office:value-type="float" office:value="0" table:formula="of:=[.F8]-[.G8]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0.35" table:style-name="ce3">
            <text:p>0.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[.B9]-[.C9]" table:style-name="ce3">
            <text:p>0</text:p>
          </table:table-cell>
          <table:table-cell office:value-type="float" office:value="0" table:formula="of:=[.D9]-[.E9]" table:style-name="ce3">
            <text:p>0</text:p>
          </table:table-cell>
          <table:table-cell office:value-type="float" office:value="0" table:formula="of:=[.F9]-[.G9]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0.4" table:style-name="ce3">
            <text:p>0.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[.B10]-[.C10]" table:style-name="ce3">
            <text:p>0</text:p>
          </table:table-cell>
          <table:table-cell office:value-type="float" office:value="0" table:formula="of:=[.D10]-[.E10]" table:style-name="ce3">
            <text:p>0</text:p>
          </table:table-cell>
          <table:table-cell office:value-type="float" office:value="0" table:formula="of:=[.F10]-[.G10]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0.45" table:style-name="ce3">
            <text:p>0.45</text:p>
          </table:table-cell>
          <table:table-cell office:value-type="float" office:value="0.80625999999999998" table:style-name="ce3">
            <text:p>0.80626</text:p>
          </table:table-cell>
          <table:table-cell office:value-type="float" office:value="1.88741" table:style-name="ce3">
            <text:p>1.88741</text:p>
          </table:table-cell>
          <table:table-cell office:value-type="float" office:value="5.97058" table:style-name="ce3">
            <text:p>5.97058</text:p>
          </table:table-cell>
          <table:table-cell office:value-type="float" office:value="6.1909900000000002" table:style-name="ce3">
            <text:p>6.19099</text:p>
          </table:table-cell>
          <table:table-cell office:value-type="float" office:value="-1.0811500000000001" table:formula="of:=[.B11]-[.C11]" table:style-name="ce3">
            <text:p>-1.08115</text:p>
          </table:table-cell>
          <table:table-cell office:value-type="float" office:value="-0.22041000000000022" table:formula="of:=[.D11]-[.E11]" table:style-name="ce3">
            <text:p>-0.22041</text:p>
          </table:table-cell>
          <table:table-cell office:value-type="float" office:value="-0.86073999999999984" table:formula="of:=[.F11]-[.G11]" table:style-name="ce3">
            <text:p>-0.86074</text:p>
          </table:table-cell>
          <table:table-cell table:number-columns-repeated="16376"/>
        </table:table-row>
        <table:table-row table:style-name="ro1">
          <table:table-cell office:value-type="float" office:value="0.5" table:style-name="ce3">
            <text:p>0.5</text:p>
          </table:table-cell>
          <table:table-cell office:value-type="float" office:value="0.78390000000000004" table:style-name="ce3">
            <text:p>0.7839</text:p>
          </table:table-cell>
          <table:table-cell office:value-type="float" office:value="1.8755200000000001" table:style-name="ce3">
            <text:p>1.87552</text:p>
          </table:table-cell>
          <table:table-cell office:value-type="float" office:value="5.9939299999999998" table:style-name="ce3">
            <text:p>5.99393</text:p>
          </table:table-cell>
          <table:table-cell office:value-type="float" office:value="6.1815499999999997" table:style-name="ce3">
            <text:p>6.18155</text:p>
          </table:table-cell>
          <table:table-cell office:value-type="float" office:value="-1.09162" table:formula="of:=[.B12]-[.C12]" table:style-name="ce3">
            <text:p>-1.09162</text:p>
          </table:table-cell>
          <table:table-cell office:value-type="float" office:value="-0.1876199999999999" table:formula="of:=[.D12]-[.E12]" table:style-name="ce3">
            <text:p>-0.18762</text:p>
          </table:table-cell>
          <table:table-cell office:value-type="float" office:value="-0.90400000000000014" table:formula="of:=[.F12]-[.G12]" table:style-name="ce3">
            <text:p>-0.904</text:p>
          </table:table-cell>
          <table:table-cell table:number-columns-repeated="16376"/>
        </table:table-row>
        <table:table-row table:style-name="ro1">
          <table:table-cell office:value-type="float" office:value="0.55000000000000004" table:style-name="ce3">
            <text:p>0.55</text:p>
          </table:table-cell>
          <table:table-cell office:value-type="float" office:value="0.77034999999999998" table:style-name="ce3">
            <text:p>0.77035</text:p>
          </table:table-cell>
          <table:table-cell office:value-type="float" office:value="1.8674299999999999" table:style-name="ce3">
            <text:p>1.86743</text:p>
          </table:table-cell>
          <table:table-cell office:value-type="float" office:value="6.0333100000000002" table:style-name="ce3">
            <text:p>6.03331</text:p>
          </table:table-cell>
          <table:table-cell office:value-type="float" office:value="6.2142799999999996" table:style-name="ce3">
            <text:p>6.21428</text:p>
          </table:table-cell>
          <table:table-cell office:value-type="float" office:value="-1.0970800000000001" table:formula="of:=[.B13]-[.C13]" table:style-name="ce3">
            <text:p>-1.09708</text:p>
          </table:table-cell>
          <table:table-cell office:value-type="float" office:value="-0.18096999999999941" table:formula="of:=[.D13]-[.E13]" table:style-name="ce3">
            <text:p>-0.18097</text:p>
          </table:table-cell>
          <table:table-cell office:value-type="float" office:value="-0.91611000000000065" table:formula="of:=[.F13]-[.G13]" table:style-name="ce3">
            <text:p>-0.91611</text:p>
          </table:table-cell>
          <table:table-cell table:number-columns-repeated="16376"/>
        </table:table-row>
        <table:table-row table:style-name="ro1">
          <table:table-cell office:value-type="float" office:value="0.6" table:style-name="ce3">
            <text:p>0.6</text:p>
          </table:table-cell>
          <table:table-cell office:value-type="float" office:value="0.74675000000000002" table:style-name="ce3">
            <text:p>0.74675</text:p>
          </table:table-cell>
          <table:table-cell office:value-type="float" office:value="1.83582" table:style-name="ce3">
            <text:p>1.83582</text:p>
          </table:table-cell>
          <table:table-cell office:value-type="float" office:value="6.0317999999999996" table:style-name="ce3">
            <text:p>6.0318</text:p>
          </table:table-cell>
          <table:table-cell office:value-type="float" office:value="6.2062799999999996" table:style-name="ce3">
            <text:p>6.20628</text:p>
          </table:table-cell>
          <table:table-cell office:value-type="float" office:value="-1.08907" table:formula="of:=[.B14]-[.C14]" table:style-name="ce3">
            <text:p>-1.08907</text:p>
          </table:table-cell>
          <table:table-cell office:value-type="float" office:value="-0.17447999999999997" table:formula="of:=[.D14]-[.E14]" table:style-name="ce3">
            <text:p>-0.17448</text:p>
          </table:table-cell>
          <table:table-cell office:value-type="float" office:value="-0.91459000000000001" table:formula="of:=[.F14]-[.G14]" table:style-name="ce3">
            <text:p>-0.91459</text:p>
          </table:table-cell>
          <table:table-cell table:number-columns-repeated="16376"/>
        </table:table-row>
        <table:table-row table:style-name="ro1">
          <table:table-cell office:value-type="float" office:value="0.65" table:style-name="ce3">
            <text:p>0.65</text:p>
          </table:table-cell>
          <table:table-cell office:value-type="float" office:value="0.73889000000000005" table:style-name="ce3">
            <text:p>0.73889</text:p>
          </table:table-cell>
          <table:table-cell office:value-type="float" office:value="1.81958" table:style-name="ce3">
            <text:p>1.81958</text:p>
          </table:table-cell>
          <table:table-cell office:value-type="float" office:value="6.05288" table:style-name="ce3">
            <text:p>6.05288</text:p>
          </table:table-cell>
          <table:table-cell office:value-type="float" office:value="6.2303899999999999" table:style-name="ce3">
            <text:p>6.23039</text:p>
          </table:table-cell>
          <table:table-cell office:value-type="float" office:value="-1.0806899999999999" table:formula="of:=[.B15]-[.C15]" table:style-name="ce3">
            <text:p>-1.08069</text:p>
          </table:table-cell>
          <table:table-cell office:value-type="float" office:value="-0.17750999999999983" table:formula="of:=[.D15]-[.E15]" table:style-name="ce3">
            <text:p>-0.17751</text:p>
          </table:table-cell>
          <table:table-cell office:value-type="float" office:value="-0.90318000000000009" table:formula="of:=[.F15]-[.G15]" table:style-name="ce3">
            <text:p>-0.90318</text:p>
          </table:table-cell>
          <table:table-cell table:number-columns-repeated="16376"/>
        </table:table-row>
        <table:table-row table:style-name="ro1">
          <table:table-cell office:value-type="float" office:value="0.7" table:style-name="ce3">
            <text:p>0.7</text:p>
          </table:table-cell>
          <table:table-cell office:value-type="float" office:value="0.73004999999999998" table:style-name="ce3">
            <text:p>0.73005</text:p>
          </table:table-cell>
          <table:table-cell office:value-type="float" office:value="1.78295" table:style-name="ce3">
            <text:p>1.78295</text:p>
          </table:table-cell>
          <table:table-cell office:value-type="float" office:value="6.0208199999999996" table:style-name="ce3">
            <text:p>6.02082</text:p>
          </table:table-cell>
          <table:table-cell office:value-type="float" office:value="6.2120699999999998" table:style-name="ce3">
            <text:p>6.21207</text:p>
          </table:table-cell>
          <table:table-cell office:value-type="float" office:value="-1.0529000000000002" table:formula="of:=[.B16]-[.C16]" table:style-name="ce3">
            <text:p>-1.0529</text:p>
          </table:table-cell>
          <table:table-cell office:value-type="float" office:value="-0.19125000000000014" table:formula="of:=[.D16]-[.E16]" table:style-name="ce3">
            <text:p>-0.19125</text:p>
          </table:table-cell>
          <table:table-cell office:value-type="float" office:value="-0.86165000000000003" table:formula="of:=[.F16]-[.G16]" table:style-name="ce3">
            <text:p>-0.86165</text:p>
          </table:table-cell>
          <table:table-cell table:number-columns-repeated="16376"/>
        </table:table-row>
        <table:table-row table:style-name="ro1">
          <table:table-cell office:value-type="float" office:value="0.75" table:style-name="ce3">
            <text:p>0.75</text:p>
          </table:table-cell>
          <table:table-cell office:value-type="float" office:value="0.72565999999999997" table:style-name="ce3">
            <text:p>0.72566</text:p>
          </table:table-cell>
          <table:table-cell office:value-type="float" office:value="1.7513700000000001" table:style-name="ce3">
            <text:p>1.75137</text:p>
          </table:table-cell>
          <table:table-cell office:value-type="float" office:value="6.0096699999999998" table:style-name="ce3">
            <text:p>6.00967</text:p>
          </table:table-cell>
          <table:table-cell office:value-type="float" office:value="6.2320200000000003" table:style-name="ce3">
            <text:p>6.23202</text:p>
          </table:table-cell>
          <table:table-cell office:value-type="float" office:value="-1.0257100000000001" table:formula="of:=[.B17]-[.C17]" table:style-name="ce3">
            <text:p>-1.02571</text:p>
          </table:table-cell>
          <table:table-cell office:value-type="float" office:value="-0.22235000000000049" table:formula="of:=[.D17]-[.E17]" table:style-name="ce3">
            <text:p>-0.22235</text:p>
          </table:table-cell>
          <table:table-cell office:value-type="float" office:value="-0.80335999999999963" table:formula="of:=[.F17]-[.G17]" table:style-name="ce3">
            <text:p>-0.80336</text:p>
          </table:table-cell>
          <table:table-cell table:number-columns-repeated="16376"/>
        </table:table-row>
        <table:table-row table:style-name="ro1">
          <table:table-cell office:value-type="float" office:value="0.8" table:style-name="ce3">
            <text:p>0.8</text:p>
          </table:table-cell>
          <table:table-cell office:value-type="float" office:value="0.72257000000000005" table:style-name="ce3">
            <text:p>0.72257</text:p>
          </table:table-cell>
          <table:table-cell office:value-type="float" office:value="1.7094499999999999" table:style-name="ce3">
            <text:p>1.70945</text:p>
          </table:table-cell>
          <table:table-cell office:value-type="float" office:value="5.9511900000000004" table:style-name="ce3">
            <text:p>5.95119</text:p>
          </table:table-cell>
          <table:table-cell office:value-type="float" office:value="6.2264200000000001" table:style-name="ce3">
            <text:p>6.22642</text:p>
          </table:table-cell>
          <table:table-cell office:value-type="float" office:value="-0.98687999999999987" table:formula="of:=[.B18]-[.C18]" table:style-name="ce3">
            <text:p>-0.98688</text:p>
          </table:table-cell>
          <table:table-cell office:value-type="float" office:value="-0.27522999999999964" table:formula="of:=[.D18]-[.E18]" table:style-name="ce3">
            <text:p>-0.27523</text:p>
          </table:table-cell>
          <table:table-cell office:value-type="float" office:value="-0.71165000000000023" table:formula="of:=[.F18]-[.G18]" table:style-name="ce3">
            <text:p>-0.71165</text:p>
          </table:table-cell>
          <table:table-cell table:number-columns-repeated="16376"/>
        </table:table-row>
        <table:table-row table:style-name="ro1">
          <table:table-cell office:value-type="float" office:value="0.85" table:style-name="ce3">
            <text:p>0.85</text:p>
          </table:table-cell>
          <table:table-cell office:value-type="float" office:value="0.72457000000000005" table:style-name="ce3">
            <text:p>0.72457</text:p>
          </table:table-cell>
          <table:table-cell office:value-type="float" office:value="1.68059" table:style-name="ce3">
            <text:p>1.68059</text:p>
          </table:table-cell>
          <table:table-cell office:value-type="float" office:value="5.9146099999999997" table:style-name="ce3">
            <text:p>5.91461</text:p>
          </table:table-cell>
          <table:table-cell office:value-type="float" office:value="6.2532300000000003" table:style-name="ce3">
            <text:p>6.25323</text:p>
          </table:table-cell>
          <table:table-cell office:value-type="float" office:value="-0.95601999999999998" table:formula="of:=[.B19]-[.C19]" table:style-name="ce3">
            <text:p>-0.95602</text:p>
          </table:table-cell>
          <table:table-cell office:value-type="float" office:value="-0.33862000000000059" table:formula="of:=[.D19]-[.E19]" table:style-name="ce3">
            <text:p>-0.33862</text:p>
          </table:table-cell>
          <table:table-cell office:value-type="float" office:value="-0.61739999999999939" table:formula="of:=[.F19]-[.G19]" table:style-name="ce3">
            <text:p>-0.6174</text:p>
          </table:table-cell>
          <table:table-cell table:number-columns-repeated="16376"/>
        </table:table-row>
        <table:table-row table:style-name="ro1">
          <table:table-cell office:value-type="float" office:value="0.9" table:style-name="ce3">
            <text:p>0.9</text:p>
          </table:table-cell>
          <table:table-cell office:value-type="float" office:value="0.72604999999999997" table:style-name="ce3">
            <text:p>0.72605</text:p>
          </table:table-cell>
          <table:table-cell office:value-type="float" office:value="1.6439699999999999" table:style-name="ce3">
            <text:p>1.64397</text:p>
          </table:table-cell>
          <table:table-cell office:value-type="float" office:value="5.8387900000000004" table:style-name="ce3">
            <text:p>5.83879</text:p>
          </table:table-cell>
          <table:table-cell office:value-type="float" office:value="6.2545900000000003" table:style-name="ce3">
            <text:p>6.25459</text:p>
          </table:table-cell>
          <table:table-cell office:value-type="float" office:value="-0.91791999999999996" table:formula="of:=[.B20]-[.C20]" table:style-name="ce3">
            <text:p>-0.91792</text:p>
          </table:table-cell>
          <table:table-cell office:value-type="float" office:value="-0.41579999999999995" table:formula="of:=[.D20]-[.E20]" table:style-name="ce3">
            <text:p>-0.4158</text:p>
          </table:table-cell>
          <table:table-cell office:value-type="float" office:value="-0.50212000000000001" table:formula="of:=[.F20]-[.G20]" table:style-name="ce3">
            <text:p>-0.50212</text:p>
          </table:table-cell>
          <table:table-cell table:number-columns-repeated="16376"/>
        </table:table-row>
        <table:table-row table:style-name="ro1">
          <table:table-cell office:value-type="float" office:value="0.95" table:style-name="ce3">
            <text:p>0.95</text:p>
          </table:table-cell>
          <table:table-cell office:value-type="float" office:value="0.72487999999999997" table:style-name="ce3">
            <text:p>0.72488</text:p>
          </table:table-cell>
          <table:table-cell office:value-type="float" office:value="1.61551" table:style-name="ce3">
            <text:p>1.61551</text:p>
          </table:table-cell>
          <table:table-cell office:value-type="float" office:value="5.7606099999999998" table:style-name="ce3">
            <text:p>5.76061</text:p>
          </table:table-cell>
          <table:table-cell office:value-type="float" office:value="6.2358200000000004" table:style-name="ce3">
            <text:p>6.23582</text:p>
          </table:table-cell>
          <table:table-cell office:value-type="float" office:value="-0.89063000000000003" table:formula="of:=[.B21]-[.C21]" table:style-name="ce3">
            <text:p>-0.89063</text:p>
          </table:table-cell>
          <table:table-cell office:value-type="float" office:value="-0.47521000000000058" table:formula="of:=[.D21]-[.E21]" table:style-name="ce3">
            <text:p>-0.47521</text:p>
          </table:table-cell>
          <table:table-cell office:value-type="float" office:value="-0.41541999999999946" table:formula="of:=[.F21]-[.G21]" table:style-name="ce3">
            <text:p>-0.41542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.73234999999999995" table:style-name="ce3">
            <text:p>0.73235</text:p>
          </table:table-cell>
          <table:table-cell office:value-type="float" office:value="1.59737" table:style-name="ce3">
            <text:p>1.59737</text:p>
          </table:table-cell>
          <table:table-cell office:value-type="float" office:value="5.6886799999999997" table:style-name="ce3">
            <text:p>5.68868</text:p>
          </table:table-cell>
          <table:table-cell office:value-type="float" office:value="6.2458900000000002" table:style-name="ce3">
            <text:p>6.24589</text:p>
          </table:table-cell>
          <table:table-cell office:value-type="float" office:value="-0.86502000000000001" table:formula="of:=[.B22]-[.C22]" table:style-name="ce3">
            <text:p>-0.86502</text:p>
          </table:table-cell>
          <table:table-cell office:value-type="float" office:value="-0.55721000000000043" table:formula="of:=[.D22]-[.E22]" table:style-name="ce3">
            <text:p>-0.55721</text:p>
          </table:table-cell>
          <table:table-cell office:value-type="float" office:value="-0.30780999999999958" table:formula="of:=[.F22]-[.G22]" table:style-name="ce3">
            <text:p>-0.30781</text:p>
          </table:table-cell>
          <table:table-cell table:number-columns-repeated="16376"/>
        </table:table-row>
        <table:table-row table:style-name="ro1">
          <table:table-cell office:value-type="float" office:value="1.05" table:style-name="ce3">
            <text:p>1.05</text:p>
          </table:table-cell>
          <table:table-cell office:value-type="float" office:value="0.73845000000000005" table:style-name="ce3">
            <text:p>0.73845</text:p>
          </table:table-cell>
          <table:table-cell office:value-type="float" office:value="1.5829599999999999" table:style-name="ce3">
            <text:p>1.58296</text:p>
          </table:table-cell>
          <table:table-cell office:value-type="float" office:value="5.6181599999999996" table:style-name="ce3">
            <text:p>5.61816</text:p>
          </table:table-cell>
          <table:table-cell office:value-type="float" office:value="6.2330500000000004" table:style-name="ce3">
            <text:p>6.23305</text:p>
          </table:table-cell>
          <table:table-cell office:value-type="float" office:value="-0.84450999999999987" table:formula="of:=[.B23]-[.C23]" table:style-name="ce3">
            <text:p>-0.84451</text:p>
          </table:table-cell>
          <table:table-cell office:value-type="float" office:value="-0.61489000000000082" table:formula="of:=[.D23]-[.E23]" table:style-name="ce3">
            <text:p>-0.61489</text:p>
          </table:table-cell>
          <table:table-cell office:value-type="float" office:value="-0.22961999999999905" table:formula="of:=[.F23]-[.G23]" table:style-name="ce3">
            <text:p>-0.22962</text:p>
          </table:table-cell>
          <table:table-cell table:number-columns-repeated="16376"/>
        </table:table-row>
        <table:table-row table:style-name="ro1">
          <table:table-cell office:value-type="float" office:value="1.1000000000000001" table:style-name="ce3">
            <text:p>1.1</text:p>
          </table:table-cell>
          <table:table-cell office:value-type="float" office:value="0.74885000000000002" table:style-name="ce3">
            <text:p>0.74885</text:p>
          </table:table-cell>
          <table:table-cell office:value-type="float" office:value="1.5812200000000001" table:style-name="ce3">
            <text:p>1.58122</text:p>
          </table:table-cell>
          <table:table-cell office:value-type="float" office:value="5.5728299999999997" table:style-name="ce3">
            <text:p>5.57283</text:p>
          </table:table-cell>
          <table:table-cell office:value-type="float" office:value="6.2541399999999996" table:style-name="ce3">
            <text:p>6.25414</text:p>
          </table:table-cell>
          <table:table-cell office:value-type="float" office:value="-0.83237000000000005" table:formula="of:=[.B24]-[.C24]" table:style-name="ce3">
            <text:p>-0.83237</text:p>
          </table:table-cell>
          <table:table-cell office:value-type="float" office:value="-0.68130999999999986" table:formula="of:=[.D24]-[.E24]" table:style-name="ce3">
            <text:p>-0.68131</text:p>
          </table:table-cell>
          <table:table-cell office:value-type="float" office:value="-0.15106000000000019" table:formula="of:=[.F24]-[.G24]" table:style-name="ce3">
            <text:p>-0.15106</text:p>
          </table:table-cell>
          <table:table-cell table:number-columns-repeated="16376"/>
        </table:table-row>
        <table:table-row table:style-name="ro1">
          <table:table-cell office:value-type="float" office:value="1.1499999999999999" table:style-name="ce3">
            <text:p>1.15</text:p>
          </table:table-cell>
          <table:table-cell office:value-type="float" office:value="0.76054999999999995" table:style-name="ce3">
            <text:p>0.76055</text:p>
          </table:table-cell>
          <table:table-cell office:value-type="float" office:value="1.58399" table:style-name="ce3">
            <text:p>1.58399</text:p>
          </table:table-cell>
          <table:table-cell office:value-type="float" office:value="5.4937199999999997" table:style-name="ce3">
            <text:p>5.49372</text:p>
          </table:table-cell>
          <table:table-cell office:value-type="float" office:value="6.2254199999999997" table:style-name="ce3">
            <text:p>6.22542</text:p>
          </table:table-cell>
          <table:table-cell office:value-type="float" office:value="-0.82344000000000006" table:formula="of:=[.B25]-[.C25]" table:style-name="ce3">
            <text:p>-0.82344</text:p>
          </table:table-cell>
          <table:table-cell office:value-type="float" office:value="-0.73170000000000002" table:formula="of:=[.D25]-[.E25]" table:style-name="ce3">
            <text:p>-0.7317</text:p>
          </table:table-cell>
          <table:table-cell office:value-type="float" office:value="-9.1740000000000044E-2" table:formula="of:=[.F25]-[.G25]" table:style-name="ce3">
            <text:p>-0.09174</text:p>
          </table:table-cell>
          <table:table-cell table:number-columns-repeated="16376"/>
        </table:table-row>
        <table:table-row table:style-name="ro1">
          <table:table-cell office:value-type="float" office:value="1.2" table:style-name="ce3">
            <text:p>1.2</text:p>
          </table:table-cell>
          <table:table-cell office:value-type="float" office:value="0.78047999999999995" table:style-name="ce3">
            <text:p>0.78048</text:p>
          </table:table-cell>
          <table:table-cell office:value-type="float" office:value="1.60337" table:style-name="ce3">
            <text:p>1.60337</text:p>
          </table:table-cell>
          <table:table-cell office:value-type="float" office:value="5.4605399999999999" table:style-name="ce3">
            <text:p>5.46054</text:p>
          </table:table-cell>
          <table:table-cell office:value-type="float" office:value="6.2421300000000004" table:style-name="ce3">
            <text:p>6.24213</text:p>
          </table:table-cell>
          <table:table-cell office:value-type="float" office:value="-0.82289000000000001" table:formula="of:=[.B26]-[.C26]" table:style-name="ce3">
            <text:p>-0.82289</text:p>
          </table:table-cell>
          <table:table-cell office:value-type="float" office:value="-0.78159000000000045" table:formula="of:=[.D26]-[.E26]" table:style-name="ce3">
            <text:p>-0.78159</text:p>
          </table:table-cell>
          <table:table-cell office:value-type="float" office:value="-4.1299999999999559E-2" table:formula="of:=[.F26]-[.G26]" table:style-name="ce3">
            <text:p>-0.0413</text:p>
          </table:table-cell>
          <table:table-cell table:number-columns-repeated="16376"/>
        </table:table-row>
        <table:table-row table:style-name="ro1">
          <table:table-cell office:value-type="float" office:value="1.25" table:style-name="ce3">
            <text:p>1.25</text:p>
          </table:table-cell>
          <table:table-cell office:value-type="float" office:value="0.80271000000000003" table:style-name="ce3">
            <text:p>0.80271</text:p>
          </table:table-cell>
          <table:table-cell office:value-type="float" office:value="1.63117" table:style-name="ce3">
            <text:p>1.63117</text:p>
          </table:table-cell>
          <table:table-cell office:value-type="float" office:value="5.4282399999999997" table:style-name="ce3">
            <text:p>5.42824</text:p>
          </table:table-cell>
          <table:table-cell office:value-type="float" office:value="6.2438000000000002" table:style-name="ce3">
            <text:p>6.2438</text:p>
          </table:table-cell>
          <table:table-cell office:value-type="float" office:value="-0.82845999999999997" table:formula="of:=[.B27]-[.C27]" table:style-name="ce3">
            <text:p>-0.82846</text:p>
          </table:table-cell>
          <table:table-cell office:value-type="float" office:value="-0.81556000000000051" table:formula="of:=[.D27]-[.E27]" table:style-name="ce3">
            <text:p>-0.81556</text:p>
          </table:table-cell>
          <table:table-cell office:value-type="float" office:value="-1.2899999999999467E-2" table:formula="of:=[.F27]-[.G27]" table:style-name="ce3">
            <text:p>-0.0129</text:p>
          </table:table-cell>
          <table:table-cell table:number-columns-repeated="16376"/>
        </table:table-row>
        <table:table-row table:style-name="ro1">
          <table:table-cell office:value-type="float" office:value="1.3" table:style-name="ce3">
            <text:p>1.3</text:p>
          </table:table-cell>
          <table:table-cell office:value-type="float" office:value="0.82950000000000002" table:style-name="ce3">
            <text:p>0.8295</text:p>
          </table:table-cell>
          <table:table-cell office:value-type="float" office:value="1.6650400000000001" table:style-name="ce3">
            <text:p>1.66504</text:p>
          </table:table-cell>
          <table:table-cell office:value-type="float" office:value="5.4016099999999998" table:style-name="ce3">
            <text:p>5.40161</text:p>
          </table:table-cell>
          <table:table-cell office:value-type="float" office:value="6.24918" table:style-name="ce3">
            <text:p>6.24918</text:p>
          </table:table-cell>
          <table:table-cell office:value-type="float" office:value="-0.83554000000000006" table:formula="of:=[.B28]-[.C28]" table:style-name="ce3">
            <text:p>-0.83554</text:p>
          </table:table-cell>
          <table:table-cell office:value-type="float" office:value="-0.84757000000000016" table:formula="of:=[.D28]-[.E28]" table:style-name="ce3">
            <text:p>-0.84757</text:p>
          </table:table-cell>
          <table:table-cell office:value-type="float" office:value="1.2030000000000096E-2" table:formula="of:=[.F28]-[.G28]" table:style-name="ce3">
            <text:p>0.01203</text:p>
          </table:table-cell>
          <table:table-cell table:number-columns-repeated="16376"/>
        </table:table-row>
        <table:table-row table:style-name="ro1">
          <table:table-cell office:value-type="float" office:value="1.35" table:style-name="ce3">
            <text:p>1.35</text:p>
          </table:table-cell>
          <table:table-cell office:value-type="float" office:value="0.86063999999999996" table:style-name="ce3">
            <text:p>0.86064</text:p>
          </table:table-cell>
          <table:table-cell office:value-type="float" office:value="1.71122" table:style-name="ce3">
            <text:p>1.71122</text:p>
          </table:table-cell>
          <table:table-cell office:value-type="float" office:value="5.3677099999999998" table:style-name="ce3">
            <text:p>5.36771</text:p>
          </table:table-cell>
          <table:table-cell office:value-type="float" office:value="6.2407199999999996" table:style-name="ce3">
            <text:p>6.24072</text:p>
          </table:table-cell>
          <table:table-cell office:value-type="float" office:value="-0.85058" table:formula="of:=[.B29]-[.C29]" table:style-name="ce3">
            <text:p>-0.85058</text:p>
          </table:table-cell>
          <table:table-cell office:value-type="float" office:value="-0.87300999999999984" table:formula="of:=[.D29]-[.E29]" table:style-name="ce3">
            <text:p>-0.87301</text:p>
          </table:table-cell>
          <table:table-cell office:value-type="float" office:value="2.2429999999999839E-2" table:formula="of:=[.F29]-[.G29]" table:style-name="ce3">
            <text:p>0.02243</text:p>
          </table:table-cell>
          <table:table-cell table:number-columns-repeated="16376"/>
        </table:table-row>
        <table:table-row table:style-name="ro1">
          <table:table-cell office:value-type="float" office:value="1.4" table:style-name="ce3">
            <text:p>1.4</text:p>
          </table:table-cell>
          <table:table-cell office:value-type="float" office:value="0.89371999999999996" table:style-name="ce3">
            <text:p>0.89372</text:p>
          </table:table-cell>
          <table:table-cell office:value-type="float" office:value="1.76173" table:style-name="ce3">
            <text:p>1.76173</text:p>
          </table:table-cell>
          <table:table-cell office:value-type="float" office:value="5.3502299999999998" table:style-name="ce3">
            <text:p>5.35023</text:p>
          </table:table-cell>
          <table:table-cell office:value-type="float" office:value="6.2483300000000002" table:style-name="ce3">
            <text:p>6.24833</text:p>
          </table:table-cell>
          <table:table-cell office:value-type="float" office:value="-0.86801000000000006" table:formula="of:=[.B30]-[.C30]" table:style-name="ce3">
            <text:p>-0.86801</text:p>
          </table:table-cell>
          <table:table-cell office:value-type="float" office:value="-0.89810000000000034" table:formula="of:=[.D30]-[.E30]" table:style-name="ce3">
            <text:p>-0.8981</text:p>
          </table:table-cell>
          <table:table-cell office:value-type="float" office:value="3.0090000000000283E-2" table:formula="of:=[.F30]-[.G30]" table:style-name="ce3">
            <text:p>0.03009</text:p>
          </table:table-cell>
          <table:table-cell table:number-columns-repeated="16376"/>
        </table:table-row>
        <table:table-row table:style-name="ro1">
          <table:table-cell office:value-type="float" office:value="1.45" table:style-name="ce3">
            <text:p>1.45</text:p>
          </table:table-cell>
          <table:table-cell office:value-type="float" office:value="0.93391000000000002" table:style-name="ce3">
            <text:p>0.93391</text:p>
          </table:table-cell>
          <table:table-cell office:value-type="float" office:value="1.8231299999999999" table:style-name="ce3">
            <text:p>1.82313</text:p>
          </table:table-cell>
          <table:table-cell office:value-type="float" office:value="5.3327400000000003" table:style-name="ce3">
            <text:p>5.33274</text:p>
          </table:table-cell>
          <table:table-cell office:value-type="float" office:value="6.2557200000000002" table:style-name="ce3">
            <text:p>6.25572</text:p>
          </table:table-cell>
          <table:table-cell office:value-type="float" office:value="-0.8892199999999999" table:formula="of:=[.B31]-[.C31]" table:style-name="ce3">
            <text:p>-0.88922</text:p>
          </table:table-cell>
          <table:table-cell office:value-type="float" office:value="-0.92297999999999991" table:formula="of:=[.D31]-[.E31]" table:style-name="ce3">
            <text:p>-0.92298</text:p>
          </table:table-cell>
          <table:table-cell office:value-type="float" office:value="3.3760000000000012E-2" table:formula="of:=[.F31]-[.G31]" table:style-name="ce3">
            <text:p>0.03376</text:p>
          </table:table-cell>
          <table:table-cell table:number-columns-repeated="16376"/>
        </table:table-row>
        <table:table-row table:style-name="ro1">
          <table:table-cell office:value-type="float" office:value="1.5" table:style-name="ce3">
            <text:p>1.5</text:p>
          </table:table-cell>
          <table:table-cell office:value-type="float" office:value="0.96575" table:style-name="ce3">
            <text:p>0.96575</text:p>
          </table:table-cell>
          <table:table-cell office:value-type="float" office:value="1.88151" table:style-name="ce3">
            <text:p>1.88151</text:p>
          </table:table-cell>
          <table:table-cell office:value-type="float" office:value="5.3120500000000002" table:style-name="ce3">
            <text:p>5.31205</text:p>
          </table:table-cell>
          <table:table-cell office:value-type="float" office:value="6.2431999999999999" table:style-name="ce3">
            <text:p>6.2432</text:p>
          </table:table-cell>
          <table:table-cell office:value-type="float" office:value="-0.91576000000000002" table:formula="of:=[.B32]-[.C32]" table:style-name="ce3">
            <text:p>-0.91576</text:p>
          </table:table-cell>
          <table:table-cell office:value-type="float" office:value="-0.9311499999999997" table:formula="of:=[.D32]-[.E32]" table:style-name="ce3">
            <text:p>-0.93115</text:p>
          </table:table-cell>
          <table:table-cell office:value-type="float" office:value="1.5389999999999682E-2" table:formula="of:=[.F32]-[.G32]" table:style-name="ce3">
            <text:p>0.01539</text:p>
          </table:table-cell>
          <table:table-cell table:number-columns-repeated="16376"/>
        </table:table-row>
        <table:table-row table:style-name="ro1">
          <table:table-cell office:value-type="float" office:value="1.55" table:style-name="ce3">
            <text:p>1.55</text:p>
          </table:table-cell>
          <table:table-cell office:value-type="float" office:value="1.0020500000000001" table:style-name="ce3">
            <text:p>1.00205</text:p>
          </table:table-cell>
          <table:table-cell office:value-type="float" office:value="1.9457800000000001" table:style-name="ce3">
            <text:p>1.94578</text:p>
          </table:table-cell>
          <table:table-cell office:value-type="float" office:value="5.3012800000000002" table:style-name="ce3">
            <text:p>5.30128</text:p>
          </table:table-cell>
          <table:table-cell office:value-type="float" office:value="6.2492700000000001" table:style-name="ce3">
            <text:p>6.24927</text:p>
          </table:table-cell>
          <table:table-cell office:value-type="float" office:value="-0.94372999999999996" table:formula="of:=[.B33]-[.C33]" table:style-name="ce3">
            <text:p>-0.94373</text:p>
          </table:table-cell>
          <table:table-cell office:value-type="float" office:value="-0.94798999999999989" table:formula="of:=[.D33]-[.E33]" table:style-name="ce3">
            <text:p>-0.94799</text:p>
          </table:table-cell>
          <table:table-cell office:value-type="float" office:value="4.2599999999999305E-3" table:formula="of:=[.F33]-[.G33]" table:style-name="ce3">
            <text:p>0.00426</text:p>
          </table:table-cell>
          <table:table-cell table:number-columns-repeated="16376"/>
        </table:table-row>
        <table:table-row table:style-name="ro1">
          <table:table-cell office:value-type="float" office:value="1.6" table:style-name="ce3">
            <text:p>1.6</text:p>
          </table:table-cell>
          <table:table-cell office:value-type="float" office:value="1.0351900000000001" table:style-name="ce3">
            <text:p>1.03519</text:p>
          </table:table-cell>
          <table:table-cell office:value-type="float" office:value="2.0015499999999999" table:style-name="ce3">
            <text:p>2.00155</text:p>
          </table:table-cell>
          <table:table-cell office:value-type="float" office:value="5.2935100000000004" table:style-name="ce3">
            <text:p>5.29351</text:p>
          </table:table-cell>
          <table:table-cell office:value-type="float" office:value="6.2496499999999999" table:style-name="ce3">
            <text:p>6.24965</text:p>
          </table:table-cell>
          <table:table-cell office:value-type="float" office:value="-0.96635999999999989" table:formula="of:=[.B34]-[.C34]" table:style-name="ce3">
            <text:p>-0.96636</text:p>
          </table:table-cell>
          <table:table-cell office:value-type="float" office:value="-0.95613999999999955" table:formula="of:=[.D34]-[.E34]" table:style-name="ce3">
            <text:p>-0.95614</text:p>
          </table:table-cell>
          <table:table-cell office:value-type="float" office:value="-1.022000000000034E-2" table:formula="of:=[.F34]-[.G34]" table:style-name="ce3">
            <text:p>-0.01022</text:p>
          </table:table-cell>
          <table:table-cell table:number-columns-repeated="16376"/>
        </table:table-row>
        <table:table-row table:style-name="ro1">
          <table:table-cell office:value-type="float" office:value="1.65" table:style-name="ce3">
            <text:p>1.65</text:p>
          </table:table-cell>
          <table:table-cell office:value-type="float" office:value="1.0624800000000001" table:style-name="ce3">
            <text:p>1.06248</text:p>
          </table:table-cell>
          <table:table-cell office:value-type="float" office:value="2.0429599999999999" table:style-name="ce3">
            <text:p>2.04296</text:p>
          </table:table-cell>
          <table:table-cell office:value-type="float" office:value="5.2920800000000003" table:style-name="ce3">
            <text:p>5.29208</text:p>
          </table:table-cell>
          <table:table-cell office:value-type="float" office:value="6.2563500000000003" table:style-name="ce3">
            <text:p>6.25635</text:p>
          </table:table-cell>
          <table:table-cell office:value-type="float" office:value="-0.9804799999999998" table:formula="of:=[.B35]-[.C35]" table:style-name="ce3">
            <text:p>-0.98048</text:p>
          </table:table-cell>
          <table:table-cell office:value-type="float" office:value="-0.96426999999999996" table:formula="of:=[.D35]-[.E35]" table:style-name="ce3">
            <text:p>-0.96427</text:p>
          </table:table-cell>
          <table:table-cell office:value-type="float" office:value="-1.6209999999999836E-2" table:formula="of:=[.F35]-[.G35]" table:style-name="ce3">
            <text:p>-0.01621</text:p>
          </table:table-cell>
          <table:table-cell table:number-columns-repeated="16376"/>
        </table:table-row>
        <table:table-row table:style-name="ro1">
          <table:table-cell office:value-type="float" office:value="1.7" table:style-name="ce3">
            <text:p>1.7</text:p>
          </table:table-cell>
          <table:table-cell office:value-type="float" office:value="1.08422" table:style-name="ce3">
            <text:p>1.08422</text:p>
          </table:table-cell>
          <table:table-cell office:value-type="float" office:value="2.08155" table:style-name="ce3">
            <text:p>2.08155</text:p>
          </table:table-cell>
          <table:table-cell office:value-type="float" office:value="5.2797799999999997" table:style-name="ce3">
            <text:p>5.27978</text:p>
          </table:table-cell>
          <table:table-cell office:value-type="float" office:value="6.2485600000000003" table:style-name="ce3">
            <text:p>6.24856</text:p>
          </table:table-cell>
          <table:table-cell office:value-type="float" office:value="-0.99733000000000005" table:formula="of:=[.B36]-[.C36]" table:style-name="ce3">
            <text:p>-0.99733</text:p>
          </table:table-cell>
          <table:table-cell office:value-type="float" office:value="-0.96878000000000064" table:formula="of:=[.D36]-[.E36]" table:style-name="ce3">
            <text:p>-0.96878</text:p>
          </table:table-cell>
          <table:table-cell office:value-type="float" office:value="-2.8549999999999409E-2" table:formula="of:=[.F36]-[.G36]" table:style-name="ce3">
            <text:p>-0.02855</text:p>
          </table:table-cell>
          <table:table-cell table:number-columns-repeated="16376"/>
        </table:table-row>
        <table:table-row table:style-name="ro1">
          <table:table-cell office:value-type="float" office:value="1.75" table:style-name="ce3">
            <text:p>1.75</text:p>
          </table:table-cell>
          <table:table-cell office:value-type="float" office:value="1.10337" table:style-name="ce3">
            <text:p>1.10337</text:p>
          </table:table-cell>
          <table:table-cell office:value-type="float" office:value="2.1053099999999998" table:style-name="ce3">
            <text:p>2.10531</text:p>
          </table:table-cell>
          <table:table-cell office:value-type="float" office:value="5.2828200000000001" table:style-name="ce3">
            <text:p>5.28282</text:p>
          </table:table-cell>
          <table:table-cell office:value-type="float" office:value="6.2654800000000002" table:style-name="ce3">
            <text:p>6.26548</text:p>
          </table:table-cell>
          <table:table-cell office:value-type="float" office:value="-1.0019399999999998" table:formula="of:=[.B37]-[.C37]" table:style-name="ce3">
            <text:p>-1.00194</text:p>
          </table:table-cell>
          <table:table-cell office:value-type="float" office:value="-0.98266000000000009" table:formula="of:=[.D37]-[.E37]" table:style-name="ce3">
            <text:p>-0.98266</text:p>
          </table:table-cell>
          <table:table-cell office:value-type="float" office:value="-1.9279999999999742E-2" table:formula="of:=[.F37]-[.G37]" table:style-name="ce3">
            <text:p>-0.01928</text:p>
          </table:table-cell>
          <table:table-cell table:number-columns-repeated="16376"/>
        </table:table-row>
        <table:table-row table:style-name="ro1">
          <table:table-cell office:value-type="float" office:value="1.8" table:style-name="ce3">
            <text:p>1.8</text:p>
          </table:table-cell>
          <table:table-cell office:value-type="float" office:value="1.11128" table:style-name="ce3">
            <text:p>1.11128</text:p>
          </table:table-cell>
          <table:table-cell office:value-type="float" office:value="2.1088900000000002" table:style-name="ce3">
            <text:p>2.10889</text:p>
          </table:table-cell>
          <table:table-cell office:value-type="float" office:value="5.2799100000000001" table:style-name="ce3">
            <text:p>5.27991</text:p>
          </table:table-cell>
          <table:table-cell office:value-type="float" office:value="6.2446200000000003" table:style-name="ce3">
            <text:p>6.24462</text:p>
          </table:table-cell>
          <table:table-cell office:value-type="float" office:value="-0.99761000000000011" table:formula="of:=[.B38]-[.C38]" table:style-name="ce3">
            <text:p>-0.99761</text:p>
          </table:table-cell>
          <table:table-cell office:value-type="float" office:value="-0.96471000000000018" table:formula="of:=[.D38]-[.E38]" table:style-name="ce3">
            <text:p>-0.96471</text:p>
          </table:table-cell>
          <table:table-cell office:value-type="float" office:value="-3.2899999999999929E-2" table:formula="of:=[.F38]-[.G38]" table:style-name="ce3">
            <text:p>-0.0329</text:p>
          </table:table-cell>
          <table:table-cell table:number-columns-repeated="16376"/>
        </table:table-row>
        <table:table-row table:style-name="ro1">
          <table:table-cell office:value-type="float" office:value="1.85" table:style-name="ce3">
            <text:p>1.85</text:p>
          </table:table-cell>
          <table:table-cell office:value-type="float" office:value="1.1254" table:style-name="ce3">
            <text:p>1.1254</text:p>
          </table:table-cell>
          <table:table-cell office:value-type="float" office:value="2.10385" table:style-name="ce3">
            <text:p>2.10385</text:p>
          </table:table-cell>
          <table:table-cell office:value-type="float" office:value="5.2854900000000002" table:style-name="ce3">
            <text:p>5.28549</text:p>
          </table:table-cell>
          <table:table-cell office:value-type="float" office:value="6.25387" table:style-name="ce3">
            <text:p>6.25387</text:p>
          </table:table-cell>
          <table:table-cell office:value-type="float" office:value="-0.97845000000000004" table:formula="of:=[.B39]-[.C39]" table:style-name="ce3">
            <text:p>-0.97845</text:p>
          </table:table-cell>
          <table:table-cell office:value-type="float" office:value="-0.9683799999999998" table:formula="of:=[.D39]-[.E39]" table:style-name="ce3">
            <text:p>-0.96838</text:p>
          </table:table-cell>
          <table:table-cell office:value-type="float" office:value="-1.0070000000000245E-2" table:formula="of:=[.F39]-[.G39]" table:style-name="ce3">
            <text:p>-0.01007</text:p>
          </table:table-cell>
          <table:table-cell table:number-columns-repeated="16376"/>
        </table:table-row>
        <table:table-row table:style-name="ro1">
          <table:table-cell office:value-type="float" office:value="1.9" table:style-name="ce3">
            <text:p>1.9</text:p>
          </table:table-cell>
          <table:table-cell office:value-type="float" office:value="1.1296999999999999" table:style-name="ce3">
            <text:p>1.1297</text:p>
          </table:table-cell>
          <table:table-cell office:value-type="float" office:value="2.0885699999999998" table:style-name="ce3">
            <text:p>2.08857</text:p>
          </table:table-cell>
          <table:table-cell office:value-type="float" office:value="5.27806" table:style-name="ce3">
            <text:p>5.27806</text:p>
          </table:table-cell>
          <table:table-cell office:value-type="float" office:value="6.2474100000000004" table:style-name="ce3">
            <text:p>6.24741</text:p>
          </table:table-cell>
          <table:table-cell office:value-type="float" office:value="-0.95886999999999989" table:formula="of:=[.B40]-[.C40]" table:style-name="ce3">
            <text:p>-0.95887</text:p>
          </table:table-cell>
          <table:table-cell office:value-type="float" office:value="-0.96935000000000038" table:formula="of:=[.D40]-[.E40]" table:style-name="ce3">
            <text:p>-0.96935</text:p>
          </table:table-cell>
          <table:table-cell office:value-type="float" office:value="1.0480000000000489E-2" table:formula="of:=[.F40]-[.G40]" table:style-name="ce3">
            <text:p>0.01048</text:p>
          </table:table-cell>
          <table:table-cell table:number-columns-repeated="16376"/>
        </table:table-row>
        <table:table-row table:style-name="ro1">
          <table:table-cell office:value-type="float" office:value="1.95" table:style-name="ce3">
            <text:p>1.95</text:p>
          </table:table-cell>
          <table:table-cell office:value-type="float" office:value="1.14185" table:style-name="ce3">
            <text:p>1.14185</text:p>
          </table:table-cell>
          <table:table-cell office:value-type="float" office:value="2.0719099999999999" table:style-name="ce3">
            <text:p>2.07191</text:p>
          </table:table-cell>
          <table:table-cell office:value-type="float" office:value="5.2764699999999998" table:style-name="ce3">
            <text:p>5.27647</text:p>
          </table:table-cell>
          <table:table-cell office:value-type="float" office:value="6.2266199999999996" table:style-name="ce3">
            <text:p>6.22662</text:p>
          </table:table-cell>
          <table:table-cell office:value-type="float" office:value="-0.93005999999999989" table:formula="of:=[.B41]-[.C41]" table:style-name="ce3">
            <text:p>-0.93006</text:p>
          </table:table-cell>
          <table:table-cell office:value-type="float" office:value="-0.95014999999999983" table:formula="of:=[.D41]-[.E41]" table:style-name="ce3">
            <text:p>-0.95015</text:p>
          </table:table-cell>
          <table:table-cell office:value-type="float" office:value="2.0089999999999941E-2" table:formula="of:=[.F41]-[.G41]" table:style-name="ce3">
            <text:p>0.02009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.15198" table:style-name="ce3">
            <text:p>1.15198</text:p>
          </table:table-cell>
          <table:table-cell office:value-type="float" office:value="2.0465599999999999" table:style-name="ce3">
            <text:p>2.04656</text:p>
          </table:table-cell>
          <table:table-cell office:value-type="float" office:value="5.2782900000000001" table:style-name="ce3">
            <text:p>5.27829</text:p>
          </table:table-cell>
          <table:table-cell office:value-type="float" office:value="6.2259900000000004" table:style-name="ce3">
            <text:p>6.22599</text:p>
          </table:table-cell>
          <table:table-cell office:value-type="float" office:value="-0.89457999999999993" table:formula="of:=[.B42]-[.C42]" table:style-name="ce3">
            <text:p>-0.89458</text:p>
          </table:table-cell>
          <table:table-cell office:value-type="float" office:value="-0.94770000000000021" table:formula="of:=[.D42]-[.E42]" table:style-name="ce3">
            <text:p>-0.9477</text:p>
          </table:table-cell>
          <table:table-cell office:value-type="float" office:value="5.3120000000000278E-2" table:formula="of:=[.F42]-[.G42]" table:style-name="ce3">
            <text:p>0.05312</text:p>
          </table:table-cell>
          <table:table-cell table:number-columns-repeated="16376"/>
        </table:table-row>
        <table:table-row table:style-name="ro1">
          <table:table-cell office:value-type="float" office:value="2.0499999999999998" table:style-name="ce3">
            <text:p>2.05</text:p>
          </table:table-cell>
          <table:table-cell office:value-type="float" office:value="1.16004" table:style-name="ce3">
            <text:p>1.16004</text:p>
          </table:table-cell>
          <table:table-cell office:value-type="float" office:value="2.03315" table:style-name="ce3">
            <text:p>2.03315</text:p>
          </table:table-cell>
          <table:table-cell office:value-type="float" office:value="5.2865900000000003" table:style-name="ce3">
            <text:p>5.28659</text:p>
          </table:table-cell>
          <table:table-cell office:value-type="float" office:value="6.21936" table:style-name="ce3">
            <text:p>6.21936</text:p>
          </table:table-cell>
          <table:table-cell office:value-type="float" office:value="-0.87311000000000005" table:formula="of:=[.B43]-[.C43]" table:style-name="ce3">
            <text:p>-0.87311</text:p>
          </table:table-cell>
          <table:table-cell office:value-type="float" office:value="-0.93276999999999965" table:formula="of:=[.D43]-[.E43]" table:style-name="ce3">
            <text:p>-0.93277</text:p>
          </table:table-cell>
          <table:table-cell office:value-type="float" office:value="5.9659999999999602E-2" table:formula="of:=[.F43]-[.G43]" table:style-name="ce3">
            <text:p>0.05966</text:p>
          </table:table-cell>
          <table:table-cell table:number-columns-repeated="16376"/>
        </table:table-row>
        <table:table-row table:style-name="ro1">
          <table:table-cell office:value-type="float" office:value="2.1" table:style-name="ce3">
            <text:p>2.1</text:p>
          </table:table-cell>
          <table:table-cell office:value-type="float" office:value="1.17214" table:style-name="ce3">
            <text:p>1.17214</text:p>
          </table:table-cell>
          <table:table-cell office:value-type="float" office:value="2.00854" table:style-name="ce3">
            <text:p>2.00854</text:p>
          </table:table-cell>
          <table:table-cell office:value-type="float" office:value="5.2957799999999997" table:style-name="ce3">
            <text:p>5.29578</text:p>
          </table:table-cell>
          <table:table-cell office:value-type="float" office:value="6.21495" table:style-name="ce3">
            <text:p>6.21495</text:p>
          </table:table-cell>
          <table:table-cell office:value-type="float" office:value="-0.83640000000000003" table:formula="of:=[.B44]-[.C44]" table:style-name="ce3">
            <text:p>-0.8364</text:p>
          </table:table-cell>
          <table:table-cell office:value-type="float" office:value="-0.91917000000000026" table:formula="of:=[.D44]-[.E44]" table:style-name="ce3">
            <text:p>-0.91917</text:p>
          </table:table-cell>
          <table:table-cell office:value-type="float" office:value="8.2770000000000232E-2" table:formula="of:=[.F44]-[.G44]" table:style-name="ce3">
            <text:p>0.08277</text:p>
          </table:table-cell>
          <table:table-cell table:number-columns-repeated="16376"/>
        </table:table-row>
        <table:table-row table:style-name="ro1">
          <table:table-cell office:value-type="float" office:value="2.15" table:style-name="ce3">
            <text:p>2.15</text:p>
          </table:table-cell>
          <table:table-cell office:value-type="float" office:value="1.1715599999999999" table:style-name="ce3">
            <text:p>1.17156</text:p>
          </table:table-cell>
          <table:table-cell office:value-type="float" office:value="1.9804600000000001" table:style-name="ce3">
            <text:p>1.98046</text:p>
          </table:table-cell>
          <table:table-cell office:value-type="float" office:value="5.2896900000000002" table:style-name="ce3">
            <text:p>5.28969</text:p>
          </table:table-cell>
          <table:table-cell office:value-type="float" office:value="6.2080000000000002" table:style-name="ce3">
            <text:p>6.208</text:p>
          </table:table-cell>
          <table:table-cell office:value-type="float" office:value="-0.80890000000000017" table:formula="of:=[.B45]-[.C45]" table:style-name="ce3">
            <text:p>-0.8089</text:p>
          </table:table-cell>
          <table:table-cell office:value-type="float" office:value="-0.91830999999999996" table:formula="of:=[.D45]-[.E45]" table:style-name="ce3">
            <text:p>-0.91831</text:p>
          </table:table-cell>
          <table:table-cell office:value-type="float" office:value="0.10940999999999979" table:formula="of:=[.F45]-[.G45]" table:style-name="ce3">
            <text:p>0.10941</text:p>
          </table:table-cell>
          <table:table-cell table:number-columns-repeated="16376"/>
        </table:table-row>
        <table:table-row table:style-name="ro1">
          <table:table-cell office:value-type="float" office:value="2.2000000000000002" table:style-name="ce3">
            <text:p>2.2</text:p>
          </table:table-cell>
          <table:table-cell office:value-type="float" office:value="1.17008" table:style-name="ce3">
            <text:p>1.17008</text:p>
          </table:table-cell>
          <table:table-cell office:value-type="float" office:value="1.9642299999999999" table:style-name="ce3">
            <text:p>1.96423</text:p>
          </table:table-cell>
          <table:table-cell office:value-type="float" office:value="5.2988900000000001" table:style-name="ce3">
            <text:p>5.29889</text:p>
          </table:table-cell>
          <table:table-cell office:value-type="float" office:value="6.2073600000000004" table:style-name="ce3">
            <text:p>6.20736</text:p>
          </table:table-cell>
          <table:table-cell office:value-type="float" office:value="-0.79414999999999991" table:formula="of:=[.B46]-[.C46]" table:style-name="ce3">
            <text:p>-0.79415</text:p>
          </table:table-cell>
          <table:table-cell office:value-type="float" office:value="-0.90847000000000033" table:formula="of:=[.D46]-[.E46]" table:style-name="ce3">
            <text:p>-0.90847</text:p>
          </table:table-cell>
          <table:table-cell office:value-type="float" office:value="0.11432000000000042" table:formula="of:=[.F46]-[.G46]" table:style-name="ce3">
            <text:p>0.11432</text:p>
          </table:table-cell>
          <table:table-cell table:number-columns-repeated="16376"/>
        </table:table-row>
        <table:table-row table:style-name="ro1">
          <table:table-cell office:value-type="float" office:value="2.25" table:style-name="ce3">
            <text:p>2.25</text:p>
          </table:table-cell>
          <table:table-cell office:value-type="float" office:value="1.15778" table:style-name="ce3">
            <text:p>1.15778</text:p>
          </table:table-cell>
          <table:table-cell office:value-type="float" office:value="1.93686" table:style-name="ce3">
            <text:p>1.93686</text:p>
          </table:table-cell>
          <table:table-cell office:value-type="float" office:value="5.3016399999999999" table:style-name="ce3">
            <text:p>5.30164</text:p>
          </table:table-cell>
          <table:table-cell office:value-type="float" office:value="6.20167" table:style-name="ce3">
            <text:p>6.20167</text:p>
          </table:table-cell>
          <table:table-cell office:value-type="float" office:value="-0.77907999999999999" table:formula="of:=[.B47]-[.C47]" table:style-name="ce3">
            <text:p>-0.77908</text:p>
          </table:table-cell>
          <table:table-cell office:value-type="float" office:value="-0.90003000000000011" table:formula="of:=[.D47]-[.E47]" table:style-name="ce3">
            <text:p>-0.90003</text:p>
          </table:table-cell>
          <table:table-cell office:value-type="float" office:value="0.12095000000000011" table:formula="of:=[.F47]-[.G47]" table:style-name="ce3">
            <text:p>0.12095</text:p>
          </table:table-cell>
          <table:table-cell table:number-columns-repeated="16376"/>
        </table:table-row>
        <table:table-row table:style-name="ro1">
          <table:table-cell office:value-type="float" office:value="2.2999999999999998" table:style-name="ce3">
            <text:p>2.3</text:p>
          </table:table-cell>
          <table:table-cell office:value-type="float" office:value="1.14137" table:style-name="ce3">
            <text:p>1.14137</text:p>
          </table:table-cell>
          <table:table-cell office:value-type="float" office:value="1.9144399999999999" table:style-name="ce3">
            <text:p>1.91444</text:p>
          </table:table-cell>
          <table:table-cell office:value-type="float" office:value="5.31067" table:style-name="ce3">
            <text:p>5.31067</text:p>
          </table:table-cell>
          <table:table-cell office:value-type="float" office:value="6.2038799999999998" table:style-name="ce3">
            <text:p>6.20388</text:p>
          </table:table-cell>
          <table:table-cell office:value-type="float" office:value="-0.77306999999999992" table:formula="of:=[.B48]-[.C48]" table:style-name="ce3">
            <text:p>-0.77307</text:p>
          </table:table-cell>
          <table:table-cell office:value-type="float" office:value="-0.89320999999999984" table:formula="of:=[.D48]-[.E48]" table:style-name="ce3">
            <text:p>-0.89321</text:p>
          </table:table-cell>
          <table:table-cell office:value-type="float" office:value="0.12013999999999991" table:formula="of:=[.F48]-[.G48]" table:style-name="ce3">
            <text:p>0.12014</text:p>
          </table:table-cell>
          <table:table-cell table:number-columns-repeated="16376"/>
        </table:table-row>
        <table:table-row table:style-name="ro1">
          <table:table-cell office:value-type="float" office:value="2.35" table:style-name="ce3">
            <text:p>2.35</text:p>
          </table:table-cell>
          <table:table-cell office:value-type="float" office:value="1.1144700000000001" table:style-name="ce3">
            <text:p>1.11447</text:p>
          </table:table-cell>
          <table:table-cell office:value-type="float" office:value="1.8903300000000001" table:style-name="ce3">
            <text:p>1.89033</text:p>
          </table:table-cell>
          <table:table-cell office:value-type="float" office:value="5.3088100000000003" table:style-name="ce3">
            <text:p>5.30881</text:p>
          </table:table-cell>
          <table:table-cell office:value-type="float" office:value="6.2013400000000001" table:style-name="ce3">
            <text:p>6.20134</text:p>
          </table:table-cell>
          <table:table-cell office:value-type="float" office:value="-0.77585999999999999" table:formula="of:=[.B49]-[.C49]" table:style-name="ce3">
            <text:p>-0.77586</text:p>
          </table:table-cell>
          <table:table-cell office:value-type="float" office:value="-0.89252999999999982" table:formula="of:=[.D49]-[.E49]" table:style-name="ce3">
            <text:p>-0.89253</text:p>
          </table:table-cell>
          <table:table-cell office:value-type="float" office:value="0.11666999999999983" table:formula="of:=[.F49]-[.G49]" table:style-name="ce3">
            <text:p>0.11667</text:p>
          </table:table-cell>
          <table:table-cell table:number-columns-repeated="16376"/>
        </table:table-row>
        <table:table-row table:style-name="ro1">
          <table:table-cell office:value-type="float" office:value="2.4" table:style-name="ce3">
            <text:p>2.4</text:p>
          </table:table-cell>
          <table:table-cell office:value-type="float" office:value="1.0880099999999999" table:style-name="ce3">
            <text:p>1.08801</text:p>
          </table:table-cell>
          <table:table-cell office:value-type="float" office:value="1.8686100000000001" table:style-name="ce3">
            <text:p>1.86861</text:p>
          </table:table-cell>
          <table:table-cell office:value-type="float" office:value="5.3239000000000001" table:style-name="ce3">
            <text:p>5.3239</text:p>
          </table:table-cell>
          <table:table-cell office:value-type="float" office:value="6.2099900000000003" table:style-name="ce3">
            <text:p>6.20999</text:p>
          </table:table-cell>
          <table:table-cell office:value-type="float" office:value="-0.78060000000000018" table:formula="of:=[.B50]-[.C50]" table:style-name="ce3">
            <text:p>-0.7806</text:p>
          </table:table-cell>
          <table:table-cell office:value-type="float" office:value="-0.88609000000000027" table:formula="of:=[.D50]-[.E50]" table:style-name="ce3">
            <text:p>-0.88609</text:p>
          </table:table-cell>
          <table:table-cell office:value-type="float" office:value="0.10549000000000008" table:formula="of:=[.F50]-[.G50]" table:style-name="ce3">
            <text:p>0.10549</text:p>
          </table:table-cell>
          <table:table-cell table:number-columns-repeated="16376"/>
        </table:table-row>
        <table:table-row table:style-name="ro1">
          <table:table-cell office:value-type="float" office:value="2.4500000000000002" table:style-name="ce3">
            <text:p>2.45</text:p>
          </table:table-cell>
          <table:table-cell office:value-type="float" office:value="1.05684" table:style-name="ce3">
            <text:p>1.05684</text:p>
          </table:table-cell>
          <table:table-cell office:value-type="float" office:value="1.8469199999999999" table:style-name="ce3">
            <text:p>1.84692</text:p>
          </table:table-cell>
          <table:table-cell office:value-type="float" office:value="5.3230000000000004" table:style-name="ce3">
            <text:p>5.323</text:p>
          </table:table-cell>
          <table:table-cell office:value-type="float" office:value="6.2074999999999996" table:style-name="ce3">
            <text:p>6.2075</text:p>
          </table:table-cell>
          <table:table-cell office:value-type="float" office:value="-0.79007999999999989" table:formula="of:=[.B51]-[.C51]" table:style-name="ce3">
            <text:p>-0.79008</text:p>
          </table:table-cell>
          <table:table-cell office:value-type="float" office:value="-0.88449999999999918" table:formula="of:=[.D51]-[.E51]" table:style-name="ce3">
            <text:p>-0.8845</text:p>
          </table:table-cell>
          <table:table-cell office:value-type="float" office:value="9.4419999999999282E-2" table:formula="of:=[.F51]-[.G51]" table:style-name="ce3">
            <text:p>0.09442</text:p>
          </table:table-cell>
          <table:table-cell table:number-columns-repeated="16376"/>
        </table:table-row>
        <table:table-row table:style-name="ro1">
          <table:table-cell office:value-type="float" office:value="2.5" table:style-name="ce3">
            <text:p>2.5</text:p>
          </table:table-cell>
          <table:table-cell office:value-type="float" office:value="1.0297799999999999" table:style-name="ce3">
            <text:p>1.02978</text:p>
          </table:table-cell>
          <table:table-cell office:value-type="float" office:value="1.83026" table:style-name="ce3">
            <text:p>1.83026</text:p>
          </table:table-cell>
          <table:table-cell office:value-type="float" office:value="5.3264399999999998" table:style-name="ce3">
            <text:p>5.32644</text:p>
          </table:table-cell>
          <table:table-cell office:value-type="float" office:value="6.2121399999999998" table:style-name="ce3">
            <text:p>6.21214</text:p>
          </table:table-cell>
          <table:table-cell office:value-type="float" office:value="-0.80048000000000008" table:formula="of:=[.B52]-[.C52]" table:style-name="ce3">
            <text:p>-0.80048</text:p>
          </table:table-cell>
          <table:table-cell office:value-type="float" office:value="-0.88569999999999993" table:formula="of:=[.D52]-[.E52]" table:style-name="ce3">
            <text:p>-0.8857</text:p>
          </table:table-cell>
          <table:table-cell office:value-type="float" office:value="8.5219999999999851E-2" table:formula="of:=[.F52]-[.G52]" table:style-name="ce3">
            <text:p>0.08522</text:p>
          </table:table-cell>
          <table:table-cell table:number-columns-repeated="16376"/>
        </table:table-row>
        <table:table-row table:style-name="ro1">
          <table:table-cell office:value-type="float" office:value="2.5499999999999998" table:style-name="ce3">
            <text:p>2.55</text:p>
          </table:table-cell>
          <table:table-cell office:value-type="float" office:value="1.00651" table:style-name="ce3">
            <text:p>1.00651</text:p>
          </table:table-cell>
          <table:table-cell office:value-type="float" office:value="1.80941" table:style-name="ce3">
            <text:p>1.80941</text:p>
          </table:table-cell>
          <table:table-cell office:value-type="float" office:value="5.3372900000000003" table:style-name="ce3">
            <text:p>5.33729</text:p>
          </table:table-cell>
          <table:table-cell office:value-type="float" office:value="6.2227699999999997" table:style-name="ce3">
            <text:p>6.22277</text:p>
          </table:table-cell>
          <table:table-cell office:value-type="float" office:value="-0.80289999999999995" table:formula="of:=[.B53]-[.C53]" table:style-name="ce3">
            <text:p>-0.8029</text:p>
          </table:table-cell>
          <table:table-cell office:value-type="float" office:value="-0.88547999999999938" table:formula="of:=[.D53]-[.E53]" table:style-name="ce3">
            <text:p>-0.88548</text:p>
          </table:table-cell>
          <table:table-cell office:value-type="float" office:value="8.2579999999999432E-2" table:formula="of:=[.F53]-[.G53]" table:style-name="ce3">
            <text:p>0.08258</text:p>
          </table:table-cell>
          <table:table-cell table:number-columns-repeated="16376"/>
        </table:table-row>
        <table:table-row table:style-name="ro1">
          <table:table-cell office:value-type="float" office:value="2.6" table:style-name="ce3">
            <text:p>2.6</text:p>
          </table:table-cell>
          <table:table-cell office:value-type="float" office:value="0.97953000000000001" table:style-name="ce3">
            <text:p>0.97953</text:p>
          </table:table-cell>
          <table:table-cell office:value-type="float" office:value="1.7998000000000001" table:style-name="ce3">
            <text:p>1.7998</text:p>
          </table:table-cell>
          <table:table-cell office:value-type="float" office:value="5.3361799999999997" table:style-name="ce3">
            <text:p>5.33618</text:p>
          </table:table-cell>
          <table:table-cell office:value-type="float" office:value="6.21488" table:style-name="ce3">
            <text:p>6.21488</text:p>
          </table:table-cell>
          <table:table-cell office:value-type="float" office:value="-0.82027000000000005" table:formula="of:=[.B54]-[.C54]" table:style-name="ce3">
            <text:p>-0.82027</text:p>
          </table:table-cell>
          <table:table-cell office:value-type="float" office:value="-0.87870000000000026" table:formula="of:=[.D54]-[.E54]" table:style-name="ce3">
            <text:p>-0.8787</text:p>
          </table:table-cell>
          <table:table-cell office:value-type="float" office:value="5.8430000000000204E-2" table:formula="of:=[.F54]-[.G54]" table:style-name="ce3">
            <text:p>0.05843</text:p>
          </table:table-cell>
          <table:table-cell table:number-columns-repeated="16376"/>
        </table:table-row>
        <table:table-row table:style-name="ro1">
          <table:table-cell office:value-type="float" office:value="2.65" table:style-name="ce3">
            <text:p>2.65</text:p>
          </table:table-cell>
          <table:table-cell office:value-type="float" office:value="0.95972000000000002" table:style-name="ce3">
            <text:p>0.95972</text:p>
          </table:table-cell>
          <table:table-cell office:value-type="float" office:value="1.78037" table:style-name="ce3">
            <text:p>1.78037</text:p>
          </table:table-cell>
          <table:table-cell office:value-type="float" office:value="5.3514299999999997" table:style-name="ce3">
            <text:p>5.35143</text:p>
          </table:table-cell>
          <table:table-cell office:value-type="float" office:value="6.2300899999999997" table:style-name="ce3">
            <text:p>6.23009</text:p>
          </table:table-cell>
          <table:table-cell office:value-type="float" office:value="-0.82064999999999999" table:formula="of:=[.B55]-[.C55]" table:style-name="ce3">
            <text:p>-0.82065</text:p>
          </table:table-cell>
          <table:table-cell office:value-type="float" office:value="-0.87866" table:formula="of:=[.D55]-[.E55]" table:style-name="ce3">
            <text:p>-0.87866</text:p>
          </table:table-cell>
          <table:table-cell office:value-type="float" office:value="5.8010000000000006E-2" table:formula="of:=[.F55]-[.G55]" table:style-name="ce3">
            <text:p>0.05801</text:p>
          </table:table-cell>
          <table:table-cell table:number-columns-repeated="16376"/>
        </table:table-row>
        <table:table-row table:style-name="ro1">
          <table:table-cell office:value-type="float" office:value="2.7" table:style-name="ce3">
            <text:p>2.7</text:p>
          </table:table-cell>
          <table:table-cell office:value-type="float" office:value="0.94401999999999997" table:style-name="ce3">
            <text:p>0.94402</text:p>
          </table:table-cell>
          <table:table-cell office:value-type="float" office:value="1.76864" table:style-name="ce3">
            <text:p>1.76864</text:p>
          </table:table-cell>
          <table:table-cell office:value-type="float" office:value="5.3588300000000002" table:style-name="ce3">
            <text:p>5.35883</text:p>
          </table:table-cell>
          <table:table-cell office:value-type="float" office:value="6.2354399999999996" table:style-name="ce3">
            <text:p>6.23544</text:p>
          </table:table-cell>
          <table:table-cell office:value-type="float" office:value="-0.82462000000000002" table:formula="of:=[.B56]-[.C56]" table:style-name="ce3">
            <text:p>-0.82462</text:p>
          </table:table-cell>
          <table:table-cell office:value-type="float" office:value="-0.87660999999999945" table:formula="of:=[.D56]-[.E56]" table:style-name="ce3">
            <text:p>-0.87661</text:p>
          </table:table-cell>
          <table:table-cell office:value-type="float" office:value="5.1989999999999426E-2" table:formula="of:=[.F56]-[.G56]" table:style-name="ce3">
            <text:p>0.05199</text:p>
          </table:table-cell>
          <table:table-cell table:number-columns-repeated="16376"/>
        </table:table-row>
        <table:table-row table:style-name="ro1">
          <table:table-cell office:value-type="float" office:value="2.75" table:style-name="ce3">
            <text:p>2.75</text:p>
          </table:table-cell>
          <table:table-cell office:value-type="float" office:value="0.92773000000000005" table:style-name="ce3">
            <text:p>0.92773</text:p>
          </table:table-cell>
          <table:table-cell office:value-type="float" office:value="1.7523899999999999" table:style-name="ce3">
            <text:p>1.75239</text:p>
          </table:table-cell>
          <table:table-cell office:value-type="float" office:value="5.37141" table:style-name="ce3">
            <text:p>5.37141</text:p>
          </table:table-cell>
          <table:table-cell office:value-type="float" office:value="6.2445700000000004" table:style-name="ce3">
            <text:p>6.24457</text:p>
          </table:table-cell>
          <table:table-cell office:value-type="float" office:value="-0.82465999999999984" table:formula="of:=[.B57]-[.C57]" table:style-name="ce3">
            <text:p>-0.82466</text:p>
          </table:table-cell>
          <table:table-cell office:value-type="float" office:value="-0.87316000000000038" table:formula="of:=[.D57]-[.E57]" table:style-name="ce3">
            <text:p>-0.87316</text:p>
          </table:table-cell>
          <table:table-cell office:value-type="float" office:value="4.8500000000000543E-2" table:formula="of:=[.F57]-[.G57]" table:style-name="ce3">
            <text:p>0.0485</text:p>
          </table:table-cell>
          <table:table-cell table:number-columns-repeated="16376"/>
        </table:table-row>
        <table:table-row table:style-name="ro1">
          <table:table-cell office:value-type="float" office:value="2.8" table:style-name="ce3">
            <text:p>2.8</text:p>
          </table:table-cell>
          <table:table-cell office:value-type="float" office:value="0.91613999999999995" table:style-name="ce3">
            <text:p>0.91614</text:p>
          </table:table-cell>
          <table:table-cell office:value-type="float" office:value="1.7420199999999999" table:style-name="ce3">
            <text:p>1.74202</text:p>
          </table:table-cell>
          <table:table-cell office:value-type="float" office:value="5.3826599999999996" table:style-name="ce3">
            <text:p>5.38266</text:p>
          </table:table-cell>
          <table:table-cell office:value-type="float" office:value="6.24709" table:style-name="ce3">
            <text:p>6.24709</text:p>
          </table:table-cell>
          <table:table-cell office:value-type="float" office:value="-0.82587999999999995" table:formula="of:=[.B58]-[.C58]" table:style-name="ce3">
            <text:p>-0.82588</text:p>
          </table:table-cell>
          <table:table-cell office:value-type="float" office:value="-0.86443000000000048" table:formula="of:=[.D58]-[.E58]" table:style-name="ce3">
            <text:p>-0.86443</text:p>
          </table:table-cell>
          <table:table-cell office:value-type="float" office:value="3.8550000000000528E-2" table:formula="of:=[.F58]-[.G58]" table:style-name="ce3">
            <text:p>0.03855</text:p>
          </table:table-cell>
          <table:table-cell table:number-columns-repeated="16376"/>
        </table:table-row>
        <table:table-row table:style-name="ro1">
          <table:table-cell office:value-type="float" office:value="2.85" table:style-name="ce3">
            <text:p>2.85</text:p>
          </table:table-cell>
          <table:table-cell office:value-type="float" office:value="0.90234999999999999" table:style-name="ce3">
            <text:p>0.90235</text:p>
          </table:table-cell>
          <table:table-cell office:value-type="float" office:value="1.7314799999999999" table:style-name="ce3">
            <text:p>1.73148</text:p>
          </table:table-cell>
          <table:table-cell office:value-type="float" office:value="5.3911199999999999" table:style-name="ce3">
            <text:p>5.39112</text:p>
          </table:table-cell>
          <table:table-cell office:value-type="float" office:value="6.2647000000000004" table:style-name="ce3">
            <text:p>6.2647</text:p>
          </table:table-cell>
          <table:table-cell office:value-type="float" office:value="-0.82912999999999992" table:formula="of:=[.B59]-[.C59]" table:style-name="ce3">
            <text:p>-0.82913</text:p>
          </table:table-cell>
          <table:table-cell office:value-type="float" office:value="-0.87358000000000047" table:formula="of:=[.D59]-[.E59]" table:style-name="ce3">
            <text:p>-0.87358</text:p>
          </table:table-cell>
          <table:table-cell office:value-type="float" office:value="4.4450000000000545E-2" table:formula="of:=[.F59]-[.G59]" table:style-name="ce3">
            <text:p>0.04445</text:p>
          </table:table-cell>
          <table:table-cell table:number-columns-repeated="16376"/>
        </table:table-row>
        <table:table-row table:style-name="ro1">
          <table:table-cell office:value-type="float" office:value="2.9" table:style-name="ce3">
            <text:p>2.9</text:p>
          </table:table-cell>
          <table:table-cell office:value-type="float" office:value="0.89500999999999997" table:style-name="ce3">
            <text:p>0.89501</text:p>
          </table:table-cell>
          <table:table-cell office:value-type="float" office:value="1.71743" table:style-name="ce3">
            <text:p>1.71743</text:p>
          </table:table-cell>
          <table:table-cell office:value-type="float" office:value="5.4105400000000001" table:style-name="ce3">
            <text:p>5.41054</text:p>
          </table:table-cell>
          <table:table-cell office:value-type="float" office:value="6.27658" table:style-name="ce3">
            <text:p>6.27658</text:p>
          </table:table-cell>
          <table:table-cell office:value-type="float" office:value="-0.82242000000000004" table:formula="of:=[.B60]-[.C60]" table:style-name="ce3">
            <text:p>-0.82242</text:p>
          </table:table-cell>
          <table:table-cell office:value-type="float" office:value="-0.86603999999999992" table:formula="of:=[.D60]-[.E60]" table:style-name="ce3">
            <text:p>-0.86604</text:p>
          </table:table-cell>
          <table:table-cell office:value-type="float" office:value="4.3619999999999881E-2" table:formula="of:=[.F60]-[.G60]" table:style-name="ce3">
            <text:p>0.04362</text:p>
          </table:table-cell>
          <table:table-cell table:number-columns-repeated="16376"/>
        </table:table-row>
        <table:table-row table:style-name="ro1">
          <table:table-cell office:value-type="float" office:value="2.95" table:style-name="ce3">
            <text:p>2.95</text:p>
          </table:table-cell>
          <table:table-cell office:value-type="float" office:value="0.88810999999999996" table:style-name="ce3">
            <text:p>0.88811</text:p>
          </table:table-cell>
          <table:table-cell office:value-type="float" office:value="1.7026300000000001" table:style-name="ce3">
            <text:p>1.70263</text:p>
          </table:table-cell>
          <table:table-cell office:value-type="float" office:value="5.4132899999999999" table:style-name="ce3">
            <text:p>5.41329</text:p>
          </table:table-cell>
          <table:table-cell office:value-type="float" office:value="6.2805600000000004" table:style-name="ce3">
            <text:p>6.28056</text:p>
          </table:table-cell>
          <table:table-cell office:value-type="float" office:value="-0.81452000000000013" table:formula="of:=[.B61]-[.C61]" table:style-name="ce3">
            <text:p>-0.81452</text:p>
          </table:table-cell>
          <table:table-cell office:value-type="float" office:value="-0.86727000000000043" table:formula="of:=[.D61]-[.E61]" table:style-name="ce3">
            <text:p>-0.86727</text:p>
          </table:table-cell>
          <table:table-cell office:value-type="float" office:value="5.2750000000000297E-2" table:formula="of:=[.F61]-[.G61]" table:style-name="ce3">
            <text:p>0.05275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.88248000000000004" table:style-name="ce3">
            <text:p>0.88248</text:p>
          </table:table-cell>
          <table:table-cell office:value-type="float" office:value="1.6937500000000001" table:style-name="ce3">
            <text:p>1.69375</text:p>
          </table:table-cell>
          <table:table-cell office:value-type="float" office:value="5.4157000000000002" table:style-name="ce3">
            <text:p>5.4157</text:p>
          </table:table-cell>
          <table:table-cell office:value-type="float" office:value="6.2850599999999996" table:style-name="ce3">
            <text:p>6.28506</text:p>
          </table:table-cell>
          <table:table-cell office:value-type="float" office:value="-0.81127000000000005" table:formula="of:=[.B62]-[.C62]" table:style-name="ce3">
            <text:p>-0.81127</text:p>
          </table:table-cell>
          <table:table-cell office:value-type="float" office:value="-0.86935999999999947" table:formula="of:=[.D62]-[.E62]" table:style-name="ce3">
            <text:p>-0.86936</text:p>
          </table:table-cell>
          <table:table-cell office:value-type="float" office:value="5.808999999999942E-2" table:formula="of:=[.F62]-[.G62]" table:style-name="ce3">
            <text:p>0.05809</text:p>
          </table:table-cell>
          <table:table-cell table:number-columns-repeated="16376"/>
        </table:table-row>
        <table:table-row table:style-name="ro1">
          <table:table-cell office:value-type="float" office:value="3.05" table:style-name="ce3">
            <text:p>3.05</text:p>
          </table:table-cell>
          <table:table-cell office:value-type="float" office:value="0.87707999999999997" table:style-name="ce3">
            <text:p>0.87708</text:p>
          </table:table-cell>
          <table:table-cell office:value-type="float" office:value="1.6854199999999999" table:style-name="ce3">
            <text:p>1.68542</text:p>
          </table:table-cell>
          <table:table-cell office:value-type="float" office:value="5.4242499999999998" table:style-name="ce3">
            <text:p>5.42425</text:p>
          </table:table-cell>
          <table:table-cell office:value-type="float" office:value="6.2944699999999996" table:style-name="ce3">
            <text:p>6.29447</text:p>
          </table:table-cell>
          <table:table-cell office:value-type="float" office:value="-0.80833999999999995" table:formula="of:=[.B63]-[.C63]" table:style-name="ce3">
            <text:p>-0.80834</text:p>
          </table:table-cell>
          <table:table-cell office:value-type="float" office:value="-0.87021999999999977" table:formula="of:=[.D63]-[.E63]" table:style-name="ce3">
            <text:p>-0.87022</text:p>
          </table:table-cell>
          <table:table-cell office:value-type="float" office:value="6.1879999999999824E-2" table:formula="of:=[.F63]-[.G63]" table:style-name="ce3">
            <text:p>0.06188</text:p>
          </table:table-cell>
          <table:table-cell table:number-columns-repeated="16376"/>
        </table:table-row>
        <table:table-row table:style-name="ro1">
          <table:table-cell office:value-type="float" office:value="3.1" table:style-name="ce3">
            <text:p>3.1</text:p>
          </table:table-cell>
          <table:table-cell office:value-type="float" office:value="0.87263999999999997" table:style-name="ce3">
            <text:p>0.87264</text:p>
          </table:table-cell>
          <table:table-cell office:value-type="float" office:value="1.6785000000000001" table:style-name="ce3">
            <text:p>1.6785</text:p>
          </table:table-cell>
          <table:table-cell office:value-type="float" office:value="5.4287099999999997" table:style-name="ce3">
            <text:p>5.42871</text:p>
          </table:table-cell>
          <table:table-cell office:value-type="float" office:value="6.2909199999999998" table:style-name="ce3">
            <text:p>6.29092</text:p>
          </table:table-cell>
          <table:table-cell office:value-type="float" office:value="-0.80586000000000013" table:formula="of:=[.B64]-[.C64]" table:style-name="ce3">
            <text:p>-0.80586</text:p>
          </table:table-cell>
          <table:table-cell office:value-type="float" office:value="-0.86221000000000014" table:formula="of:=[.D64]-[.E64]" table:style-name="ce3">
            <text:p>-0.86221</text:p>
          </table:table-cell>
          <table:table-cell office:value-type="float" office:value="5.6350000000000011E-2" table:formula="of:=[.F64]-[.G64]" table:style-name="ce3">
            <text:p>0.05635</text:p>
          </table:table-cell>
          <table:table-cell table:number-columns-repeated="16376"/>
        </table:table-row>
        <table:table-row table:style-name="ro1">
          <table:table-cell office:value-type="float" office:value="3.15" table:style-name="ce3">
            <text:p>3.15</text:p>
          </table:table-cell>
          <table:table-cell office:value-type="float" office:value="0.87163999999999997" table:style-name="ce3">
            <text:p>0.87164</text:p>
          </table:table-cell>
          <table:table-cell office:value-type="float" office:value="1.6714199999999999" table:style-name="ce3">
            <text:p>1.67142</text:p>
          </table:table-cell>
          <table:table-cell office:value-type="float" office:value="5.4214599999999997" table:style-name="ce3">
            <text:p>5.42146</text:p>
          </table:table-cell>
          <table:table-cell office:value-type="float" office:value="6.2788199999999996" table:style-name="ce3">
            <text:p>6.27882</text:p>
          </table:table-cell>
          <table:table-cell office:value-type="float" office:value="-0.79977999999999994" table:formula="of:=[.B65]-[.C65]" table:style-name="ce3">
            <text:p>-0.79978</text:p>
          </table:table-cell>
          <table:table-cell office:value-type="float" office:value="-0.8573599999999999" table:formula="of:=[.D65]-[.E65]" table:style-name="ce3">
            <text:p>-0.85736</text:p>
          </table:table-cell>
          <table:table-cell office:value-type="float" office:value="5.7579999999999965E-2" table:formula="of:=[.F65]-[.G65]" table:style-name="ce3">
            <text:p>0.05758</text:p>
          </table:table-cell>
          <table:table-cell table:number-columns-repeated="16376"/>
        </table:table-row>
        <table:table-row table:style-name="ro1">
          <table:table-cell office:value-type="float" office:value="3.2" table:style-name="ce3">
            <text:p>3.2</text:p>
          </table:table-cell>
          <table:table-cell office:value-type="float" office:value="0.87356999999999996" table:style-name="ce3">
            <text:p>0.87357</text:p>
          </table:table-cell>
          <table:table-cell office:value-type="float" office:value="1.6728400000000001" table:style-name="ce3">
            <text:p>1.67284</text:p>
          </table:table-cell>
          <table:table-cell office:value-type="float" office:value="5.4161799999999998" table:style-name="ce3">
            <text:p>5.41618</text:p>
          </table:table-cell>
          <table:table-cell office:value-type="float" office:value="6.2781700000000003" table:style-name="ce3">
            <text:p>6.27817</text:p>
          </table:table-cell>
          <table:table-cell office:value-type="float" office:value="-0.79927000000000015" table:formula="of:=[.B66]-[.C66]" table:style-name="ce3">
            <text:p>-0.79927</text:p>
          </table:table-cell>
          <table:table-cell office:value-type="float" office:value="-0.86199000000000048" table:formula="of:=[.D66]-[.E66]" table:style-name="ce3">
            <text:p>-0.86199</text:p>
          </table:table-cell>
          <table:table-cell office:value-type="float" office:value="6.2720000000000331E-2" table:formula="of:=[.F66]-[.G66]" table:style-name="ce3">
            <text:p>0.06272</text:p>
          </table:table-cell>
          <table:table-cell table:number-columns-repeated="16376"/>
        </table:table-row>
        <table:table-row table:style-name="ro1">
          <table:table-cell office:value-type="float" office:value="3.25" table:style-name="ce3">
            <text:p>3.25</text:p>
          </table:table-cell>
          <table:table-cell office:value-type="float" office:value="0.87561999999999995" table:style-name="ce3">
            <text:p>0.87562</text:p>
          </table:table-cell>
          <table:table-cell office:value-type="float" office:value="1.6735" table:style-name="ce3">
            <text:p>1.6735</text:p>
          </table:table-cell>
          <table:table-cell office:value-type="float" office:value="5.4209199999999997" table:style-name="ce3">
            <text:p>5.42092</text:p>
          </table:table-cell>
          <table:table-cell office:value-type="float" office:value="6.2836400000000001" table:style-name="ce3">
            <text:p>6.28364</text:p>
          </table:table-cell>
          <table:table-cell office:value-type="float" office:value="-0.79788000000000003" table:formula="of:=[.B67]-[.C67]" table:style-name="ce3">
            <text:p>-0.79788</text:p>
          </table:table-cell>
          <table:table-cell office:value-type="float" office:value="-0.86272000000000038" table:formula="of:=[.D67]-[.E67]" table:style-name="ce3">
            <text:p>-0.86272</text:p>
          </table:table-cell>
          <table:table-cell office:value-type="float" office:value="6.4840000000000342E-2" table:formula="of:=[.F67]-[.G67]" table:style-name="ce3">
            <text:p>0.06484</text:p>
          </table:table-cell>
          <table:table-cell table:number-columns-repeated="16376"/>
        </table:table-row>
        <table:table-row table:style-name="ro1">
          <table:table-cell office:value-type="float" office:value="3.3" table:style-name="ce3">
            <text:p>3.3</text:p>
          </table:table-cell>
          <table:table-cell office:value-type="float" office:value="0.87817999999999996" table:style-name="ce3">
            <text:p>0.87818</text:p>
          </table:table-cell>
          <table:table-cell office:value-type="float" office:value="1.6788099999999999" table:style-name="ce3">
            <text:p>1.67881</text:p>
          </table:table-cell>
          <table:table-cell office:value-type="float" office:value="5.4084199999999996" table:style-name="ce3">
            <text:p>5.40842</text:p>
          </table:table-cell>
          <table:table-cell office:value-type="float" office:value="6.2657299999999996" table:style-name="ce3">
            <text:p>6.26573</text:p>
          </table:table-cell>
          <table:table-cell office:value-type="float" office:value="-0.80062999999999995" table:formula="of:=[.B68]-[.C68]" table:style-name="ce3">
            <text:p>-0.80063</text:p>
          </table:table-cell>
          <table:table-cell office:value-type="float" office:value="-0.85731000000000002" table:formula="of:=[.D68]-[.E68]" table:style-name="ce3">
            <text:p>-0.85731</text:p>
          </table:table-cell>
          <table:table-cell office:value-type="float" office:value="5.6680000000000064E-2" table:formula="of:=[.F68]-[.G68]" table:style-name="ce3">
            <text:p>0.05668</text:p>
          </table:table-cell>
          <table:table-cell table:number-columns-repeated="16376"/>
        </table:table-row>
        <table:table-row table:style-name="ro1">
          <table:table-cell office:value-type="float" office:value="3.35" table:style-name="ce3">
            <text:p>3.35</text:p>
          </table:table-cell>
          <table:table-cell office:value-type="float" office:value="0.88083" table:style-name="ce3">
            <text:p>0.88083</text:p>
          </table:table-cell>
          <table:table-cell office:value-type="float" office:value="1.68157" table:style-name="ce3">
            <text:p>1.68157</text:p>
          </table:table-cell>
          <table:table-cell office:value-type="float" office:value="5.3971499999999999" table:style-name="ce3">
            <text:p>5.39715</text:p>
          </table:table-cell>
          <table:table-cell office:value-type="float" office:value="6.2655700000000003" table:style-name="ce3">
            <text:p>6.26557</text:p>
          </table:table-cell>
          <table:table-cell office:value-type="float" office:value="-0.80074000000000001" table:formula="of:=[.B69]-[.C69]" table:style-name="ce3">
            <text:p>-0.80074</text:p>
          </table:table-cell>
          <table:table-cell office:value-type="float" office:value="-0.86842000000000041" table:formula="of:=[.D69]-[.E69]" table:style-name="ce3">
            <text:p>-0.86842</text:p>
          </table:table-cell>
          <table:table-cell office:value-type="float" office:value="6.7680000000000407E-2" table:formula="of:=[.F69]-[.G69]" table:style-name="ce3">
            <text:p>0.06768</text:p>
          </table:table-cell>
          <table:table-cell table:number-columns-repeated="16376"/>
        </table:table-row>
        <table:table-row table:style-name="ro1">
          <table:table-cell office:value-type="float" office:value="3.4" table:style-name="ce3">
            <text:p>3.4</text:p>
          </table:table-cell>
          <table:table-cell office:value-type="float" office:value="0.88268999999999997" table:style-name="ce3">
            <text:p>0.88269</text:p>
          </table:table-cell>
          <table:table-cell office:value-type="float" office:value="1.6929000000000001" table:style-name="ce3">
            <text:p>1.6929</text:p>
          </table:table-cell>
          <table:table-cell office:value-type="float" office:value="5.37188" table:style-name="ce3">
            <text:p>5.37188</text:p>
          </table:table-cell>
          <table:table-cell office:value-type="float" office:value="6.2415799999999999" table:style-name="ce3">
            <text:p>6.24158</text:p>
          </table:table-cell>
          <table:table-cell office:value-type="float" office:value="-0.8102100000000001" table:formula="of:=[.B70]-[.C70]" table:style-name="ce3">
            <text:p>-0.81021</text:p>
          </table:table-cell>
          <table:table-cell office:value-type="float" office:value="-0.86969999999999992" table:formula="of:=[.D70]-[.E70]" table:style-name="ce3">
            <text:p>-0.8697</text:p>
          </table:table-cell>
          <table:table-cell office:value-type="float" office:value="5.9489999999999821E-2" table:formula="of:=[.F70]-[.G70]" table:style-name="ce3">
            <text:p>0.05949</text:p>
          </table:table-cell>
          <table:table-cell table:number-columns-repeated="16376"/>
        </table:table-row>
        <table:table-row table:style-name="ro1">
          <table:table-cell office:value-type="float" office:value="3.45" table:style-name="ce3">
            <text:p>3.45</text:p>
          </table:table-cell>
          <table:table-cell office:value-type="float" office:value="0.88275999999999999" table:style-name="ce3">
            <text:p>0.88276</text:p>
          </table:table-cell>
          <table:table-cell office:value-type="float" office:value="1.69462" table:style-name="ce3">
            <text:p>1.69462</text:p>
          </table:table-cell>
          <table:table-cell office:value-type="float" office:value="5.3617699999999999" table:style-name="ce3">
            <text:p>5.36177</text:p>
          </table:table-cell>
          <table:table-cell office:value-type="float" office:value="6.2196699999999998" table:style-name="ce3">
            <text:p>6.21967</text:p>
          </table:table-cell>
          <table:table-cell office:value-type="float" office:value="-0.81186000000000003" table:formula="of:=[.B71]-[.C71]" table:style-name="ce3">
            <text:p>-0.81186</text:p>
          </table:table-cell>
          <table:table-cell office:value-type="float" office:value="-0.85789999999999988" table:formula="of:=[.D71]-[.E71]" table:style-name="ce3">
            <text:p>-0.8579</text:p>
          </table:table-cell>
          <table:table-cell office:value-type="float" office:value="4.6039999999999859E-2" table:formula="of:=[.F71]-[.G71]" table:style-name="ce3">
            <text:p>0.04604</text:p>
          </table:table-cell>
          <table:table-cell table:number-columns-repeated="16376"/>
        </table:table-row>
        <table:table-row table:style-name="ro1">
          <table:table-cell office:value-type="float" office:value="3.5" table:style-name="ce3">
            <text:p>3.5</text:p>
          </table:table-cell>
          <table:table-cell office:value-type="float" office:value="0.88697000000000004" table:style-name="ce3">
            <text:p>0.88697</text:p>
          </table:table-cell>
          <table:table-cell office:value-type="float" office:value="1.6985399999999999" table:style-name="ce3">
            <text:p>1.69854</text:p>
          </table:table-cell>
          <table:table-cell office:value-type="float" office:value="5.3501300000000001" table:style-name="ce3">
            <text:p>5.35013</text:p>
          </table:table-cell>
          <table:table-cell office:value-type="float" office:value="6.2135400000000001" table:style-name="ce3">
            <text:p>6.21354</text:p>
          </table:table-cell>
          <table:table-cell office:value-type="float" office:value="-0.8115699999999999" table:formula="of:=[.B72]-[.C72]" table:style-name="ce3">
            <text:p>-0.81157</text:p>
          </table:table-cell>
          <table:table-cell office:value-type="float" office:value="-0.86341000000000001" table:formula="of:=[.D72]-[.E72]" table:style-name="ce3">
            <text:p>-0.86341</text:p>
          </table:table-cell>
          <table:table-cell office:value-type="float" office:value="5.1840000000000108E-2" table:formula="of:=[.F72]-[.G72]" table:style-name="ce3">
            <text:p>0.05184</text:p>
          </table:table-cell>
          <table:table-cell table:number-columns-repeated="16376"/>
        </table:table-row>
        <table:table-row table:style-name="ro1">
          <table:table-cell office:value-type="float" office:value="3.55" table:style-name="ce3">
            <text:p>3.55</text:p>
          </table:table-cell>
          <table:table-cell office:value-type="float" office:value="0.88612999999999997" table:style-name="ce3">
            <text:p>0.88613</text:p>
          </table:table-cell>
          <table:table-cell office:value-type="float" office:value="1.7008000000000001" table:style-name="ce3">
            <text:p>1.7008</text:p>
          </table:table-cell>
          <table:table-cell office:value-type="float" office:value="5.32517" table:style-name="ce3">
            <text:p>5.32517</text:p>
          </table:table-cell>
          <table:table-cell office:value-type="float" office:value="6.1859799999999998" table:style-name="ce3">
            <text:p>6.18598</text:p>
          </table:table-cell>
          <table:table-cell office:value-type="float" office:value="-0.81467000000000012" table:formula="of:=[.B73]-[.C73]" table:style-name="ce3">
            <text:p>-0.81467</text:p>
          </table:table-cell>
          <table:table-cell office:value-type="float" office:value="-0.86080999999999985" table:formula="of:=[.D73]-[.E73]" table:style-name="ce3">
            <text:p>-0.86081</text:p>
          </table:table-cell>
          <table:table-cell office:value-type="float" office:value="4.6139999999999737E-2" table:formula="of:=[.F73]-[.G73]" table:style-name="ce3">
            <text:p>0.04614</text:p>
          </table:table-cell>
          <table:table-cell table:number-columns-repeated="16376"/>
        </table:table-row>
        <table:table-row table:style-name="ro1">
          <table:table-cell office:value-type="float" office:value="3.6" table:style-name="ce3">
            <text:p>3.6</text:p>
          </table:table-cell>
          <table:table-cell office:value-type="float" office:value="0.88295999999999997" table:style-name="ce3">
            <text:p>0.88296</text:p>
          </table:table-cell>
          <table:table-cell office:value-type="float" office:value="1.7055" table:style-name="ce3">
            <text:p>1.7055</text:p>
          </table:table-cell>
          <table:table-cell office:value-type="float" office:value="5.3114699999999999" table:style-name="ce3">
            <text:p>5.31147</text:p>
          </table:table-cell>
          <table:table-cell office:value-type="float" office:value="6.1731299999999996" table:style-name="ce3">
            <text:p>6.17313</text:p>
          </table:table-cell>
          <table:table-cell office:value-type="float" office:value="-0.82254000000000005" table:formula="of:=[.B74]-[.C74]" table:style-name="ce3">
            <text:p>-0.82254</text:p>
          </table:table-cell>
          <table:table-cell office:value-type="float" office:value="-0.86165999999999965" table:formula="of:=[.D74]-[.E74]" table:style-name="ce3">
            <text:p>-0.86166</text:p>
          </table:table-cell>
          <table:table-cell office:value-type="float" office:value="3.91199999999996E-2" table:formula="of:=[.F74]-[.G74]" table:style-name="ce3">
            <text:p>0.03912</text:p>
          </table:table-cell>
          <table:table-cell table:number-columns-repeated="16376"/>
        </table:table-row>
        <table:table-row table:style-name="ro1">
          <table:table-cell office:value-type="float" office:value="3.65" table:style-name="ce3">
            <text:p>3.65</text:p>
          </table:table-cell>
          <table:table-cell office:value-type="float" office:value="0.88282000000000005" table:style-name="ce3">
            <text:p>0.88282</text:p>
          </table:table-cell>
          <table:table-cell office:value-type="float" office:value="1.70577" table:style-name="ce3">
            <text:p>1.70577</text:p>
          </table:table-cell>
          <table:table-cell office:value-type="float" office:value="5.3022099999999996" table:style-name="ce3">
            <text:p>5.30221</text:p>
          </table:table-cell>
          <table:table-cell office:value-type="float" office:value="6.1656300000000002" table:style-name="ce3">
            <text:p>6.16563</text:p>
          </table:table-cell>
          <table:table-cell office:value-type="float" office:value="-0.82294999999999996" table:formula="of:=[.B75]-[.C75]" table:style-name="ce3">
            <text:p>-0.82295</text:p>
          </table:table-cell>
          <table:table-cell office:value-type="float" office:value="-0.86342000000000052" table:formula="of:=[.D75]-[.E75]" table:style-name="ce3">
            <text:p>-0.86342</text:p>
          </table:table-cell>
          <table:table-cell office:value-type="float" office:value="4.0470000000000561E-2" table:formula="of:=[.F75]-[.G75]" table:style-name="ce3">
            <text:p>0.04047</text:p>
          </table:table-cell>
          <table:table-cell table:number-columns-repeated="16376"/>
        </table:table-row>
        <table:table-row table:style-name="ro1">
          <table:table-cell office:value-type="float" office:value="3.7" table:style-name="ce3">
            <text:p>3.7</text:p>
          </table:table-cell>
          <table:table-cell office:value-type="float" office:value="0.87936999999999999" table:style-name="ce3">
            <text:p>0.87937</text:p>
          </table:table-cell>
          <table:table-cell office:value-type="float" office:value="1.7112400000000001" table:style-name="ce3">
            <text:p>1.71124</text:p>
          </table:table-cell>
          <table:table-cell office:value-type="float" office:value="5.2885999999999997" table:style-name="ce3">
            <text:p>5.2886</text:p>
          </table:table-cell>
          <table:table-cell office:value-type="float" office:value="6.1470399999999996" table:style-name="ce3">
            <text:p>6.14704</text:p>
          </table:table-cell>
          <table:table-cell office:value-type="float" office:value="-0.83187000000000011" table:formula="of:=[.B76]-[.C76]" table:style-name="ce3">
            <text:p>-0.83187</text:p>
          </table:table-cell>
          <table:table-cell office:value-type="float" office:value="-0.85843999999999987" table:formula="of:=[.D76]-[.E76]" table:style-name="ce3">
            <text:p>-0.85844</text:p>
          </table:table-cell>
          <table:table-cell office:value-type="float" office:value="2.656999999999976E-2" table:formula="of:=[.F76]-[.G76]" table:style-name="ce3">
            <text:p>0.02657</text:p>
          </table:table-cell>
          <table:table-cell table:number-columns-repeated="16376"/>
        </table:table-row>
        <table:table-row table:style-name="ro1">
          <table:table-cell office:value-type="float" office:value="3.75" table:style-name="ce3">
            <text:p>3.75</text:p>
          </table:table-cell>
          <table:table-cell office:value-type="float" office:value="0.88183999999999996" table:style-name="ce3">
            <text:p>0.88184</text:p>
          </table:table-cell>
          <table:table-cell office:value-type="float" office:value="1.7051000000000001" table:style-name="ce3">
            <text:p>1.7051</text:p>
          </table:table-cell>
          <table:table-cell office:value-type="float" office:value="5.2629200000000003" table:style-name="ce3">
            <text:p>5.26292</text:p>
          </table:table-cell>
          <table:table-cell office:value-type="float" office:value="6.12019" table:style-name="ce3">
            <text:p>6.12019</text:p>
          </table:table-cell>
          <table:table-cell office:value-type="float" office:value="-0.8232600000000001" table:formula="of:=[.B77]-[.C77]" table:style-name="ce3">
            <text:p>-0.82326</text:p>
          </table:table-cell>
          <table:table-cell office:value-type="float" office:value="-0.85726999999999975" table:formula="of:=[.D77]-[.E77]" table:style-name="ce3">
            <text:p>-0.85727</text:p>
          </table:table-cell>
          <table:table-cell office:value-type="float" office:value="3.4009999999999652E-2" table:formula="of:=[.F77]-[.G77]" table:style-name="ce3">
            <text:p>0.03401</text:p>
          </table:table-cell>
          <table:table-cell table:number-columns-repeated="16376"/>
        </table:table-row>
        <table:table-row table:style-name="ro1">
          <table:table-cell office:value-type="float" office:value="3.8" table:style-name="ce3">
            <text:p>3.8</text:p>
          </table:table-cell>
          <table:table-cell office:value-type="float" office:value="0.87417" table:style-name="ce3">
            <text:p>0.87417</text:p>
          </table:table-cell>
          <table:table-cell office:value-type="float" office:value="1.70903" table:style-name="ce3">
            <text:p>1.70903</text:p>
          </table:table-cell>
          <table:table-cell office:value-type="float" office:value="5.2492599999999996" table:style-name="ce3">
            <text:p>5.24926</text:p>
          </table:table-cell>
          <table:table-cell office:value-type="float" office:value="6.1185799999999997" table:style-name="ce3">
            <text:p>6.11858</text:p>
          </table:table-cell>
          <table:table-cell office:value-type="float" office:value="-0.83486000000000005" table:formula="of:=[.B78]-[.C78]" table:style-name="ce3">
            <text:p>-0.83486</text:p>
          </table:table-cell>
          <table:table-cell office:value-type="float" office:value="-0.86932000000000009" table:formula="of:=[.D78]-[.E78]" table:style-name="ce3">
            <text:p>-0.86932</text:p>
          </table:table-cell>
          <table:table-cell office:value-type="float" office:value="3.4460000000000046E-2" table:formula="of:=[.F78]-[.G78]" table:style-name="ce3">
            <text:p>0.03446</text:p>
          </table:table-cell>
          <table:table-cell table:number-columns-repeated="16376"/>
        </table:table-row>
        <table:table-row table:style-name="ro1">
          <table:table-cell office:value-type="float" office:value="3.85" table:style-name="ce3">
            <text:p>3.85</text:p>
          </table:table-cell>
          <table:table-cell office:value-type="float" office:value="0.87316000000000005" table:style-name="ce3">
            <text:p>0.87316</text:p>
          </table:table-cell>
          <table:table-cell office:value-type="float" office:value="1.70814" table:style-name="ce3">
            <text:p>1.70814</text:p>
          </table:table-cell>
          <table:table-cell office:value-type="float" office:value="5.2456500000000004" table:style-name="ce3">
            <text:p>5.24565</text:p>
          </table:table-cell>
          <table:table-cell office:value-type="float" office:value="6.11334" table:style-name="ce3">
            <text:p>6.11334</text:p>
          </table:table-cell>
          <table:table-cell office:value-type="float" office:value="-0.83497999999999994" table:formula="of:=[.B79]-[.C79]" table:style-name="ce3">
            <text:p>-0.83498</text:p>
          </table:table-cell>
          <table:table-cell office:value-type="float" office:value="-0.86768999999999963" table:formula="of:=[.D79]-[.E79]" table:style-name="ce3">
            <text:p>-0.86769</text:p>
          </table:table-cell>
          <table:table-cell office:value-type="float" office:value="3.2709999999999684E-2" table:formula="of:=[.F79]-[.G79]" table:style-name="ce3">
            <text:p>0.03271</text:p>
          </table:table-cell>
          <table:table-cell table:number-columns-repeated="16376"/>
        </table:table-row>
        <table:table-row table:style-name="ro1">
          <table:table-cell office:value-type="float" office:value="3.9" table:style-name="ce3">
            <text:p>3.9</text:p>
          </table:table-cell>
          <table:table-cell office:value-type="float" office:value="0.86858999999999997" table:style-name="ce3">
            <text:p>0.86859</text:p>
          </table:table-cell>
          <table:table-cell office:value-type="float" office:value="1.70295" table:style-name="ce3">
            <text:p>1.70295</text:p>
          </table:table-cell>
          <table:table-cell office:value-type="float" office:value="5.22166" table:style-name="ce3">
            <text:p>5.22166</text:p>
          </table:table-cell>
          <table:table-cell office:value-type="float" office:value="6.09232" table:style-name="ce3">
            <text:p>6.09232</text:p>
          </table:table-cell>
          <table:table-cell office:value-type="float" office:value="-0.83435999999999999" table:formula="of:=[.B80]-[.C80]" table:style-name="ce3">
            <text:p>-0.83436</text:p>
          </table:table-cell>
          <table:table-cell office:value-type="float" office:value="-0.87065999999999999" table:formula="of:=[.D80]-[.E80]" table:style-name="ce3">
            <text:p>-0.87066</text:p>
          </table:table-cell>
          <table:table-cell office:value-type="float" office:value="3.6299999999999999E-2" table:formula="of:=[.F80]-[.G80]" table:style-name="ce3">
            <text:p>0.0363</text:p>
          </table:table-cell>
          <table:table-cell table:number-columns-repeated="16376"/>
        </table:table-row>
        <table:table-row table:style-name="ro1">
          <table:table-cell office:value-type="float" office:value="3.95" table:style-name="ce3">
            <text:p>3.95</text:p>
          </table:table-cell>
          <table:table-cell office:value-type="float" office:value="0.86238999999999999" table:style-name="ce3">
            <text:p>0.86239</text:p>
          </table:table-cell>
          <table:table-cell office:value-type="float" office:value="1.7023699999999999" table:style-name="ce3">
            <text:p>1.70237</text:p>
          </table:table-cell>
          <table:table-cell office:value-type="float" office:value="5.22471" table:style-name="ce3">
            <text:p>5.22471</text:p>
          </table:table-cell>
          <table:table-cell office:value-type="float" office:value="6.0924300000000002" table:style-name="ce3">
            <text:p>6.09243</text:p>
          </table:table-cell>
          <table:table-cell office:value-type="float" office:value="-0.83997999999999995" table:formula="of:=[.B81]-[.C81]" table:style-name="ce3">
            <text:p>-0.83998</text:p>
          </table:table-cell>
          <table:table-cell office:value-type="float" office:value="-0.86772000000000027" table:formula="of:=[.D81]-[.E81]" table:style-name="ce3">
            <text:p>-0.86772</text:p>
          </table:table-cell>
          <table:table-cell office:value-type="float" office:value="2.774000000000032E-2" table:formula="of:=[.F81]-[.G81]" table:style-name="ce3">
            <text:p>0.02774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.86053999999999997" table:style-name="ce3">
            <text:p>0.86054</text:p>
          </table:table-cell>
          <table:table-cell office:value-type="float" office:value="1.6899200000000001" table:style-name="ce3">
            <text:p>1.68992</text:p>
          </table:table-cell>
          <table:table-cell office:value-type="float" office:value="5.21265" table:style-name="ce3">
            <text:p>5.21265</text:p>
          </table:table-cell>
          <table:table-cell office:value-type="float" office:value="6.0829300000000002" table:style-name="ce3">
            <text:p>6.08293</text:p>
          </table:table-cell>
          <table:table-cell office:value-type="float" office:value="-0.82938000000000012" table:formula="of:=[.B82]-[.C82]" table:style-name="ce3">
            <text:p>-0.82938</text:p>
          </table:table-cell>
          <table:table-cell office:value-type="float" office:value="-0.87028000000000016" table:formula="of:=[.D82]-[.E82]" table:style-name="ce3">
            <text:p>-0.87028</text:p>
          </table:table-cell>
          <table:table-cell office:value-type="float" office:value="4.0900000000000047E-2" table:formula="of:=[.F82]-[.G82]" table:style-name="ce3">
            <text:p>0.0409</text:p>
          </table:table-cell>
          <table:table-cell table:number-columns-repeated="16376"/>
        </table:table-row>
        <table:table-row table:style-name="ro1">
          <table:table-cell office:value-type="float" office:value="4.05" table:style-name="ce3">
            <text:p>4.05</text:p>
          </table:table-cell>
          <table:table-cell office:value-type="float" office:value="0.85950000000000004" table:style-name="ce3">
            <text:p>0.8595</text:p>
          </table:table-cell>
          <table:table-cell office:value-type="float" office:value="1.69262" table:style-name="ce3">
            <text:p>1.69262</text:p>
          </table:table-cell>
          <table:table-cell office:value-type="float" office:value="5.2124499999999996" table:style-name="ce3">
            <text:p>5.21245</text:p>
          </table:table-cell>
          <table:table-cell office:value-type="float" office:value="6.0861299999999998" table:style-name="ce3">
            <text:p>6.08613</text:p>
          </table:table-cell>
          <table:table-cell office:value-type="float" office:value="-0.83311999999999997" table:formula="of:=[.B83]-[.C83]" table:style-name="ce3">
            <text:p>-0.83312</text:p>
          </table:table-cell>
          <table:table-cell office:value-type="float" office:value="-0.87368000000000023" table:formula="of:=[.D83]-[.E83]" table:style-name="ce3">
            <text:p>-0.87368</text:p>
          </table:table-cell>
          <table:table-cell office:value-type="float" office:value="4.0560000000000263E-2" table:formula="of:=[.F83]-[.G83]" table:style-name="ce3">
            <text:p>0.04056</text:p>
          </table:table-cell>
          <table:table-cell table:number-columns-repeated="16376"/>
        </table:table-row>
        <table:table-row table:style-name="ro1">
          <table:table-cell office:value-type="float" office:value="4.0999999999999996" table:style-name="ce3">
            <text:p>4.1</text:p>
          </table:table-cell>
          <table:table-cell office:value-type="float" office:value="0.85297999999999996" table:style-name="ce3">
            <text:p>0.85298</text:p>
          </table:table-cell>
          <table:table-cell office:value-type="float" office:value="1.6828700000000001" table:style-name="ce3">
            <text:p>1.68287</text:p>
          </table:table-cell>
          <table:table-cell office:value-type="float" office:value="5.20364" table:style-name="ce3">
            <text:p>5.20364</text:p>
          </table:table-cell>
          <table:table-cell office:value-type="float" office:value="6.0789799999999996" table:style-name="ce3">
            <text:p>6.07898</text:p>
          </table:table-cell>
          <table:table-cell office:value-type="float" office:value="-0.82989000000000013" table:formula="of:=[.B84]-[.C84]" table:style-name="ce3">
            <text:p>-0.82989</text:p>
          </table:table-cell>
          <table:table-cell office:value-type="float" office:value="-0.87533999999999956" table:formula="of:=[.D84]-[.E84]" table:style-name="ce3">
            <text:p>-0.87534</text:p>
          </table:table-cell>
          <table:table-cell office:value-type="float" office:value="4.5449999999999435E-2" table:formula="of:=[.F84]-[.G84]" table:style-name="ce3">
            <text:p>0.04545</text:p>
          </table:table-cell>
          <table:table-cell table:number-columns-repeated="16376"/>
        </table:table-row>
        <table:table-row table:style-name="ro1">
          <table:table-cell office:value-type="float" office:value="4.1500000000000004" table:style-name="ce3">
            <text:p>4.15</text:p>
          </table:table-cell>
          <table:table-cell office:value-type="float" office:value="0.85333999999999999" table:style-name="ce3">
            <text:p>0.85334</text:p>
          </table:table-cell>
          <table:table-cell office:value-type="float" office:value="1.6811499999999999" table:style-name="ce3">
            <text:p>1.68115</text:p>
          </table:table-cell>
          <table:table-cell office:value-type="float" office:value="5.1913099999999996" table:style-name="ce3">
            <text:p>5.19131</text:p>
          </table:table-cell>
          <table:table-cell office:value-type="float" office:value="6.0706100000000003" table:style-name="ce3">
            <text:p>6.07061</text:p>
          </table:table-cell>
          <table:table-cell office:value-type="float" office:value="-0.82780999999999993" table:formula="of:=[.B85]-[.C85]" table:style-name="ce3">
            <text:p>-0.82781</text:p>
          </table:table-cell>
          <table:table-cell office:value-type="float" office:value="-0.87930000000000064" table:formula="of:=[.D85]-[.E85]" table:style-name="ce3">
            <text:p>-0.8793</text:p>
          </table:table-cell>
          <table:table-cell office:value-type="float" office:value="5.1490000000000702E-2" table:formula="of:=[.F85]-[.G85]" table:style-name="ce3">
            <text:p>0.05149</text:p>
          </table:table-cell>
          <table:table-cell table:number-columns-repeated="16376"/>
        </table:table-row>
        <table:table-row table:style-name="ro1">
          <table:table-cell office:value-type="float" office:value="4.2" table:style-name="ce3">
            <text:p>4.2</text:p>
          </table:table-cell>
          <table:table-cell office:value-type="float" office:value="0.84562000000000004" table:style-name="ce3">
            <text:p>0.84562</text:p>
          </table:table-cell>
          <table:table-cell office:value-type="float" office:value="1.67001" table:style-name="ce3">
            <text:p>1.67001</text:p>
          </table:table-cell>
          <table:table-cell office:value-type="float" office:value="5.18424" table:style-name="ce3">
            <text:p>5.18424</text:p>
          </table:table-cell>
          <table:table-cell office:value-type="float" office:value="6.0674599999999996" table:style-name="ce3">
            <text:p>6.06746</text:p>
          </table:table-cell>
          <table:table-cell office:value-type="float" office:value="-0.82438999999999996" table:formula="of:=[.B86]-[.C86]" table:style-name="ce3">
            <text:p>-0.82439</text:p>
          </table:table-cell>
          <table:table-cell office:value-type="float" office:value="-0.88321999999999967" table:formula="of:=[.D86]-[.E86]" table:style-name="ce3">
            <text:p>-0.88322</text:p>
          </table:table-cell>
          <table:table-cell office:value-type="float" office:value="5.8829999999999716E-2" table:formula="of:=[.F86]-[.G86]" table:style-name="ce3">
            <text:p>0.05883</text:p>
          </table:table-cell>
          <table:table-cell table:number-columns-repeated="16376"/>
        </table:table-row>
        <table:table-row table:style-name="ro1">
          <table:table-cell office:value-type="float" office:value="4.25" table:style-name="ce3">
            <text:p>4.25</text:p>
          </table:table-cell>
          <table:table-cell office:value-type="float" office:value="0.84713000000000005" table:style-name="ce3">
            <text:p>0.84713</text:p>
          </table:table-cell>
          <table:table-cell office:value-type="float" office:value="1.6680299999999999" table:style-name="ce3">
            <text:p>1.66803</text:p>
          </table:table-cell>
          <table:table-cell office:value-type="float" office:value="5.1745599999999996" table:style-name="ce3">
            <text:p>5.17456</text:p>
          </table:table-cell>
          <table:table-cell office:value-type="float" office:value="6.0609999999999999" table:style-name="ce3">
            <text:p>6.061</text:p>
          </table:table-cell>
          <table:table-cell office:value-type="float" office:value="-0.82089999999999985" table:formula="of:=[.B87]-[.C87]" table:style-name="ce3">
            <text:p>-0.8209</text:p>
          </table:table-cell>
          <table:table-cell office:value-type="float" office:value="-0.88644000000000034" table:formula="of:=[.D87]-[.E87]" table:style-name="ce3">
            <text:p>-0.88644</text:p>
          </table:table-cell>
          <table:table-cell office:value-type="float" office:value="6.5540000000000487E-2" table:formula="of:=[.F87]-[.G87]" table:style-name="ce3">
            <text:p>0.06554</text:p>
          </table:table-cell>
          <table:table-cell table:number-columns-repeated="16376"/>
        </table:table-row>
        <table:table-row table:style-name="ro1">
          <table:table-cell office:value-type="float" office:value="4.3" table:style-name="ce3">
            <text:p>4.3</text:p>
          </table:table-cell>
          <table:table-cell office:value-type="float" office:value="0.84104000000000001" table:style-name="ce3">
            <text:p>0.84104</text:p>
          </table:table-cell>
          <table:table-cell office:value-type="float" office:value="1.66018" table:style-name="ce3">
            <text:p>1.66018</text:p>
          </table:table-cell>
          <table:table-cell office:value-type="float" office:value="5.1680999999999999" table:style-name="ce3">
            <text:p>5.1681</text:p>
          </table:table-cell>
          <table:table-cell office:value-type="float" office:value="6.0547000000000004" table:style-name="ce3">
            <text:p>6.0547</text:p>
          </table:table-cell>
          <table:table-cell office:value-type="float" office:value="-0.81913999999999998" table:formula="of:=[.B88]-[.C88]" table:style-name="ce3">
            <text:p>-0.81914</text:p>
          </table:table-cell>
          <table:table-cell office:value-type="float" office:value="-0.8866000000000005" table:formula="of:=[.D88]-[.E88]" table:style-name="ce3">
            <text:p>-0.8866</text:p>
          </table:table-cell>
          <table:table-cell office:value-type="float" office:value="6.746000000000052E-2" table:formula="of:=[.F88]-[.G88]" table:style-name="ce3">
            <text:p>0.06746</text:p>
          </table:table-cell>
          <table:table-cell table:number-columns-repeated="16376"/>
        </table:table-row>
        <table:table-row table:style-name="ro1">
          <table:table-cell office:value-type="float" office:value="4.3499999999999996" table:style-name="ce3">
            <text:p>4.35</text:p>
          </table:table-cell>
          <table:table-cell office:value-type="float" office:value="0.83769000000000005" table:style-name="ce3">
            <text:p>0.83769</text:p>
          </table:table-cell>
          <table:table-cell office:value-type="float" office:value="1.65516" table:style-name="ce3">
            <text:p>1.65516</text:p>
          </table:table-cell>
          <table:table-cell office:value-type="float" office:value="5.1683399999999997" table:style-name="ce3">
            <text:p>5.16834</text:p>
          </table:table-cell>
          <table:table-cell office:value-type="float" office:value="6.0563700000000003" table:style-name="ce3">
            <text:p>6.05637</text:p>
          </table:table-cell>
          <table:table-cell office:value-type="float" office:value="-0.81746999999999992" table:formula="of:=[.B89]-[.C89]" table:style-name="ce3">
            <text:p>-0.81747</text:p>
          </table:table-cell>
          <table:table-cell office:value-type="float" office:value="-0.88803000000000054" table:formula="of:=[.D89]-[.E89]" table:style-name="ce3">
            <text:p>-0.88803</text:p>
          </table:table-cell>
          <table:table-cell office:value-type="float" office:value="7.0560000000000622E-2" table:formula="of:=[.F89]-[.G89]" table:style-name="ce3">
            <text:p>0.07056</text:p>
          </table:table-cell>
          <table:table-cell table:number-columns-repeated="16376"/>
        </table:table-row>
        <table:table-row table:style-name="ro1">
          <table:table-cell office:value-type="float" office:value="4.4000000000000004" table:style-name="ce3">
            <text:p>4.4</text:p>
          </table:table-cell>
          <table:table-cell office:value-type="float" office:value="0.83318000000000003" table:style-name="ce3">
            <text:p>0.83318</text:p>
          </table:table-cell>
          <table:table-cell office:value-type="float" office:value="1.6493199999999999" table:style-name="ce3">
            <text:p>1.64932</text:p>
          </table:table-cell>
          <table:table-cell office:value-type="float" office:value="5.1612900000000002" table:style-name="ce3">
            <text:p>5.16129</text:p>
          </table:table-cell>
          <table:table-cell office:value-type="float" office:value="6.0384099999999998" table:style-name="ce3">
            <text:p>6.03841</text:p>
          </table:table-cell>
          <table:table-cell office:value-type="float" office:value="-0.81613999999999987" table:formula="of:=[.B90]-[.C90]" table:style-name="ce3">
            <text:p>-0.81614</text:p>
          </table:table-cell>
          <table:table-cell office:value-type="float" office:value="-0.87711999999999968" table:formula="of:=[.D90]-[.E90]" table:style-name="ce3">
            <text:p>-0.87712</text:p>
          </table:table-cell>
          <table:table-cell office:value-type="float" office:value="6.0979999999999812E-2" table:formula="of:=[.F90]-[.G90]" table:style-name="ce3">
            <text:p>0.06098</text:p>
          </table:table-cell>
          <table:table-cell table:number-columns-repeated="16376"/>
        </table:table-row>
        <table:table-row table:style-name="ro1">
          <table:table-cell office:value-type="float" office:value="4.45" table:style-name="ce3">
            <text:p>4.45</text:p>
          </table:table-cell>
          <table:table-cell office:value-type="float" office:value="0.83013999999999999" table:style-name="ce3">
            <text:p>0.83014</text:p>
          </table:table-cell>
          <table:table-cell office:value-type="float" office:value="1.64299" table:style-name="ce3">
            <text:p>1.64299</text:p>
          </table:table-cell>
          <table:table-cell office:value-type="float" office:value="5.1464400000000001" table:style-name="ce3">
            <text:p>5.14644</text:p>
          </table:table-cell>
          <table:table-cell office:value-type="float" office:value="6.0262599999999997" table:style-name="ce3">
            <text:p>6.02626</text:p>
          </table:table-cell>
          <table:table-cell office:value-type="float" office:value="-0.81284999999999996" table:formula="of:=[.B91]-[.C91]" table:style-name="ce3">
            <text:p>-0.81285</text:p>
          </table:table-cell>
          <table:table-cell office:value-type="float" office:value="-0.8798199999999996" table:formula="of:=[.D91]-[.E91]" table:style-name="ce3">
            <text:p>-0.87982</text:p>
          </table:table-cell>
          <table:table-cell office:value-type="float" office:value="6.6969999999999641E-2" table:formula="of:=[.F91]-[.G91]" table:style-name="ce3">
            <text:p>0.06697</text:p>
          </table:table-cell>
          <table:table-cell table:number-columns-repeated="16376"/>
        </table:table-row>
        <table:table-row table:style-name="ro1">
          <table:table-cell office:value-type="float" office:value="4.5" table:style-name="ce3">
            <text:p>4.5</text:p>
          </table:table-cell>
          <table:table-cell office:value-type="float" office:value="0.82448999999999995" table:style-name="ce3">
            <text:p>0.82449</text:p>
          </table:table-cell>
          <table:table-cell office:value-type="float" office:value="1.6398999999999999" table:style-name="ce3">
            <text:p>1.6399</text:p>
          </table:table-cell>
          <table:table-cell office:value-type="float" office:value="5.14825" table:style-name="ce3">
            <text:p>5.14825</text:p>
          </table:table-cell>
          <table:table-cell office:value-type="float" office:value="6.0246899999999997" table:style-name="ce3">
            <text:p>6.02469</text:p>
          </table:table-cell>
          <table:table-cell office:value-type="float" office:value="-0.81540999999999997" table:formula="of:=[.B92]-[.C92]" table:style-name="ce3">
            <text:p>-0.81541</text:p>
          </table:table-cell>
          <table:table-cell office:value-type="float" office:value="-0.87643999999999966" table:formula="of:=[.D92]-[.E92]" table:style-name="ce3">
            <text:p>-0.87644</text:p>
          </table:table-cell>
          <table:table-cell office:value-type="float" office:value="6.1029999999999696E-2" table:formula="of:=[.F92]-[.G92]" table:style-name="ce3">
            <text:p>0.06103</text:p>
          </table:table-cell>
          <table:table-cell table:number-columns-repeated="16376"/>
        </table:table-row>
        <table:table-row table:style-name="ro1">
          <table:table-cell office:value-type="float" office:value="4.55" table:style-name="ce3">
            <text:p>4.55</text:p>
          </table:table-cell>
          <table:table-cell office:value-type="float" office:value="0.82623999999999997" table:style-name="ce3">
            <text:p>0.82624</text:p>
          </table:table-cell>
          <table:table-cell office:value-type="float" office:value="1.6409899999999999" table:style-name="ce3">
            <text:p>1.64099</text:p>
          </table:table-cell>
          <table:table-cell office:value-type="float" office:value="5.1524299999999998" table:style-name="ce3">
            <text:p>5.15243</text:p>
          </table:table-cell>
          <table:table-cell office:value-type="float" office:value="6.0363100000000003" table:style-name="ce3">
            <text:p>6.03631</text:p>
          </table:table-cell>
          <table:table-cell office:value-type="float" office:value="-0.81474999999999997" table:formula="of:=[.B93]-[.C93]" table:style-name="ce3">
            <text:p>-0.81475</text:p>
          </table:table-cell>
          <table:table-cell office:value-type="float" office:value="-0.88388000000000044" table:formula="of:=[.D93]-[.E93]" table:style-name="ce3">
            <text:p>-0.88388</text:p>
          </table:table-cell>
          <table:table-cell office:value-type="float" office:value="6.9130000000000469E-2" table:formula="of:=[.F93]-[.G93]" table:style-name="ce3">
            <text:p>0.06913</text:p>
          </table:table-cell>
          <table:table-cell table:number-columns-repeated="16376"/>
        </table:table-row>
        <table:table-row table:style-name="ro1">
          <table:table-cell office:value-type="float" office:value="4.5999999999999996" table:style-name="ce3">
            <text:p>4.6</text:p>
          </table:table-cell>
          <table:table-cell office:value-type="float" office:value="0.82133999999999996" table:style-name="ce3">
            <text:p>0.82134</text:p>
          </table:table-cell>
          <table:table-cell office:value-type="float" office:value="1.6327100000000001" table:style-name="ce3">
            <text:p>1.63271</text:p>
          </table:table-cell>
          <table:table-cell office:value-type="float" office:value="5.1452600000000004" table:style-name="ce3">
            <text:p>5.14526</text:p>
          </table:table-cell>
          <table:table-cell office:value-type="float" office:value="6.0215699999999996" table:style-name="ce3">
            <text:p>6.02157</text:p>
          </table:table-cell>
          <table:table-cell office:value-type="float" office:value="-0.81137000000000015" table:formula="of:=[.B94]-[.C94]" table:style-name="ce3">
            <text:p>-0.81137</text:p>
          </table:table-cell>
          <table:table-cell office:value-type="float" office:value="-0.87630999999999926" table:formula="of:=[.D94]-[.E94]" table:style-name="ce3">
            <text:p>-0.87631</text:p>
          </table:table-cell>
          <table:table-cell office:value-type="float" office:value="6.493999999999911E-2" table:formula="of:=[.F94]-[.G94]" table:style-name="ce3">
            <text:p>0.06494</text:p>
          </table:table-cell>
          <table:table-cell table:number-columns-repeated="16376"/>
        </table:table-row>
        <table:table-row table:style-name="ro1">
          <table:table-cell office:value-type="float" office:value="4.6500000000000004" table:style-name="ce3">
            <text:p>4.65</text:p>
          </table:table-cell>
          <table:table-cell office:value-type="float" office:value="0.81810000000000005" table:style-name="ce3">
            <text:p>0.8181</text:p>
          </table:table-cell>
          <table:table-cell office:value-type="float" office:value="1.6293899999999999" table:style-name="ce3">
            <text:p>1.62939</text:p>
          </table:table-cell>
          <table:table-cell office:value-type="float" office:value="5.13957" table:style-name="ce3">
            <text:p>5.13957</text:p>
          </table:table-cell>
          <table:table-cell office:value-type="float" office:value="6.0127600000000001" table:style-name="ce3">
            <text:p>6.01276</text:p>
          </table:table-cell>
          <table:table-cell office:value-type="float" office:value="-0.81128999999999984" table:formula="of:=[.B95]-[.C95]" table:style-name="ce3">
            <text:p>-0.81129</text:p>
          </table:table-cell>
          <table:table-cell office:value-type="float" office:value="-0.87319000000000013" table:formula="of:=[.D95]-[.E95]" table:style-name="ce3">
            <text:p>-0.87319</text:p>
          </table:table-cell>
          <table:table-cell office:value-type="float" office:value="6.1900000000000288E-2" table:formula="of:=[.F95]-[.G95]" table:style-name="ce3">
            <text:p>0.0619</text:p>
          </table:table-cell>
          <table:table-cell table:number-columns-repeated="16376"/>
        </table:table-row>
        <table:table-row table:style-name="ro1">
          <table:table-cell office:value-type="float" office:value="4.7" table:style-name="ce3">
            <text:p>4.7</text:p>
          </table:table-cell>
          <table:table-cell office:value-type="float" office:value="0.81689000000000001" table:style-name="ce3">
            <text:p>0.81689</text:p>
          </table:table-cell>
          <table:table-cell office:value-type="float" office:value="1.62483" table:style-name="ce3">
            <text:p>1.62483</text:p>
          </table:table-cell>
          <table:table-cell office:value-type="float" office:value="5.1385399999999999" table:style-name="ce3">
            <text:p>5.13854</text:p>
          </table:table-cell>
          <table:table-cell office:value-type="float" office:value="6.00692" table:style-name="ce3">
            <text:p>6.00692</text:p>
          </table:table-cell>
          <table:table-cell office:value-type="float" office:value="-0.80793999999999999" table:formula="of:=[.B96]-[.C96]" table:style-name="ce3">
            <text:p>-0.80794</text:p>
          </table:table-cell>
          <table:table-cell office:value-type="float" office:value="-0.86838000000000015" table:formula="of:=[.D96]-[.E96]" table:style-name="ce3">
            <text:p>-0.86838</text:p>
          </table:table-cell>
          <table:table-cell office:value-type="float" office:value="6.044000000000016E-2" table:formula="of:=[.F96]-[.G96]" table:style-name="ce3">
            <text:p>0.06044</text:p>
          </table:table-cell>
          <table:table-cell table:number-columns-repeated="16376"/>
        </table:table-row>
        <table:table-row table:style-name="ro1">
          <table:table-cell office:value-type="float" office:value="4.75" table:style-name="ce3">
            <text:p>4.75</text:p>
          </table:table-cell>
          <table:table-cell office:value-type="float" office:value="0.81621999999999995" table:style-name="ce3">
            <text:p>0.81622</text:p>
          </table:table-cell>
          <table:table-cell office:value-type="float" office:value="1.6251199999999999" table:style-name="ce3">
            <text:p>1.62512</text:p>
          </table:table-cell>
          <table:table-cell office:value-type="float" office:value="5.1411899999999999" table:style-name="ce3">
            <text:p>5.14119</text:p>
          </table:table-cell>
          <table:table-cell office:value-type="float" office:value="6.0163900000000003" table:style-name="ce3">
            <text:p>6.01639</text:p>
          </table:table-cell>
          <table:table-cell office:value-type="float" office:value="-0.80889999999999995" table:formula="of:=[.B97]-[.C97]" table:style-name="ce3">
            <text:p>-0.8089</text:p>
          </table:table-cell>
          <table:table-cell office:value-type="float" office:value="-0.87520000000000042" table:formula="of:=[.D97]-[.E97]" table:style-name="ce3">
            <text:p>-0.8752</text:p>
          </table:table-cell>
          <table:table-cell office:value-type="float" office:value="6.630000000000047E-2" table:formula="of:=[.F97]-[.G97]" table:style-name="ce3">
            <text:p>0.0663</text:p>
          </table:table-cell>
          <table:table-cell table:number-columns-repeated="16376"/>
        </table:table-row>
        <table:table-row table:style-name="ro1">
          <table:table-cell office:value-type="float" office:value="4.8" table:style-name="ce3">
            <text:p>4.8</text:p>
          </table:table-cell>
          <table:table-cell office:value-type="float" office:value="0.81574000000000002" table:style-name="ce3">
            <text:p>0.81574</text:p>
          </table:table-cell>
          <table:table-cell office:value-type="float" office:value="1.62626" table:style-name="ce3">
            <text:p>1.62626</text:p>
          </table:table-cell>
          <table:table-cell office:value-type="float" office:value="5.1462399999999997" table:style-name="ce3">
            <text:p>5.14624</text:p>
          </table:table-cell>
          <table:table-cell office:value-type="float" office:value="6.0121399999999996" table:style-name="ce3">
            <text:p>6.01214</text:p>
          </table:table-cell>
          <table:table-cell office:value-type="float" office:value="-0.81052000000000002" table:formula="of:=[.B98]-[.C98]" table:style-name="ce3">
            <text:p>-0.81052</text:p>
          </table:table-cell>
          <table:table-cell office:value-type="float" office:value="-0.86589999999999989" table:formula="of:=[.D98]-[.E98]" table:style-name="ce3">
            <text:p>-0.8659</text:p>
          </table:table-cell>
          <table:table-cell office:value-type="float" office:value="5.5379999999999874E-2" table:formula="of:=[.F98]-[.G98]" table:style-name="ce3">
            <text:p>0.05538</text:p>
          </table:table-cell>
          <table:table-cell table:number-columns-repeated="16376"/>
        </table:table-row>
        <table:table-row table:style-name="ro1">
          <table:table-cell office:value-type="float" office:value="4.8499999999999996" table:style-name="ce3">
            <text:p>4.85</text:p>
          </table:table-cell>
          <table:table-cell office:value-type="float" office:value="0.81369999999999998" table:style-name="ce3">
            <text:p>0.8137</text:p>
          </table:table-cell>
          <table:table-cell office:value-type="float" office:value="1.62202" table:style-name="ce3">
            <text:p>1.62202</text:p>
          </table:table-cell>
          <table:table-cell office:value-type="float" office:value="5.1482400000000004" table:style-name="ce3">
            <text:p>5.14824</text:p>
          </table:table-cell>
          <table:table-cell office:value-type="float" office:value="6.0141099999999996" table:style-name="ce3">
            <text:p>6.01411</text:p>
          </table:table-cell>
          <table:table-cell office:value-type="float" office:value="-0.80832000000000004" table:formula="of:=[.B99]-[.C99]" table:style-name="ce3">
            <text:p>-0.80832</text:p>
          </table:table-cell>
          <table:table-cell office:value-type="float" office:value="-0.86586999999999925" table:formula="of:=[.D99]-[.E99]" table:style-name="ce3">
            <text:p>-0.86587</text:p>
          </table:table-cell>
          <table:table-cell office:value-type="float" office:value="5.7549999999999213E-2" table:formula="of:=[.F99]-[.G99]" table:style-name="ce3">
            <text:p>0.05755</text:p>
          </table:table-cell>
          <table:table-cell table:number-columns-repeated="16376"/>
        </table:table-row>
        <table:table-row table:style-name="ro1">
          <table:table-cell office:value-type="float" office:value="4.9000000000000004" table:style-name="ce3">
            <text:p>4.9</text:p>
          </table:table-cell>
          <table:table-cell office:value-type="float" office:value="0.81713999999999998" table:style-name="ce3">
            <text:p>0.81714</text:p>
          </table:table-cell>
          <table:table-cell office:value-type="float" office:value="1.6212200000000001" table:style-name="ce3">
            <text:p>1.62122</text:p>
          </table:table-cell>
          <table:table-cell office:value-type="float" office:value="5.1503399999999999" table:style-name="ce3">
            <text:p>5.15034</text:p>
          </table:table-cell>
          <table:table-cell office:value-type="float" office:value="6.0098099999999999" table:style-name="ce3">
            <text:p>6.00981</text:p>
          </table:table-cell>
          <table:table-cell office:value-type="float" office:value="-0.80408000000000013" table:formula="of:=[.B100]-[.C100]" table:style-name="ce3">
            <text:p>-0.80408</text:p>
          </table:table-cell>
          <table:table-cell office:value-type="float" office:value="-0.85946999999999996" table:formula="of:=[.D100]-[.E100]" table:style-name="ce3">
            <text:p>-0.85947</text:p>
          </table:table-cell>
          <table:table-cell office:value-type="float" office:value="5.5389999999999828E-2" table:formula="of:=[.F100]-[.G100]" table:style-name="ce3">
            <text:p>0.05539</text:p>
          </table:table-cell>
          <table:table-cell table:number-columns-repeated="16376"/>
        </table:table-row>
        <table:table-row table:style-name="ro1">
          <table:table-cell office:value-type="float" office:value="4.95" table:style-name="ce3">
            <text:p>4.95</text:p>
          </table:table-cell>
          <table:table-cell office:value-type="float" office:value="0.81618000000000002" table:style-name="ce3">
            <text:p>0.81618</text:p>
          </table:table-cell>
          <table:table-cell office:value-type="float" office:value="1.61974" table:style-name="ce3">
            <text:p>1.61974</text:p>
          </table:table-cell>
          <table:table-cell office:value-type="float" office:value="5.1465699999999996" table:style-name="ce3">
            <text:p>5.14657</text:p>
          </table:table-cell>
          <table:table-cell office:value-type="float" office:value="6.0076599999999996" table:style-name="ce3">
            <text:p>6.00766</text:p>
          </table:table-cell>
          <table:table-cell office:value-type="float" office:value="-0.80355999999999994" table:formula="of:=[.B101]-[.C101]" table:style-name="ce3">
            <text:p>-0.80356</text:p>
          </table:table-cell>
          <table:table-cell office:value-type="float" office:value="-0.86108999999999991" table:formula="of:=[.D101]-[.E101]" table:style-name="ce3">
            <text:p>-0.86109</text:p>
          </table:table-cell>
          <table:table-cell office:value-type="float" office:value="5.752999999999997E-2" table:formula="of:=[.F101]-[.G101]" table:style-name="ce3">
            <text:p>0.05753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.82033" table:style-name="ce3">
            <text:p>0.82033</text:p>
          </table:table-cell>
          <table:table-cell office:value-type="float" office:value="1.61842" table:style-name="ce3">
            <text:p>1.61842</text:p>
          </table:table-cell>
          <table:table-cell office:value-type="float" office:value="5.1383099999999997" table:style-name="ce3">
            <text:p>5.13831</text:p>
          </table:table-cell>
          <table:table-cell office:value-type="float" office:value="5.9937950000000004" table:style-name="ce3">
            <text:p>5.993795</text:p>
          </table:table-cell>
          <table:table-cell office:value-type="float" office:value="-0.79808999999999997" table:formula="of:=[.B102]-[.C102]" table:style-name="ce3">
            <text:p>-0.79809</text:p>
          </table:table-cell>
          <table:table-cell office:value-type="float" office:value="-0.85548500000000072" table:formula="of:=[.D102]-[.E102]" table:style-name="ce3">
            <text:p>-0.855485</text:p>
          </table:table-cell>
          <table:table-cell office:value-type="float" office:value="5.7395000000000751E-2" table:formula="of:=[.F102]-[.G102]" table:style-name="ce3">
            <text:p>0.057395</text:p>
          </table:table-cell>
          <table:table-cell table:number-columns-repeated="16376"/>
        </table:table-row>
        <table:table-row table:style-name="ro1">
          <table:table-cell office:value-type="float" office:value="5.05" table:style-name="ce3">
            <text:p>5.05</text:p>
          </table:table-cell>
          <table:table-cell office:value-type="float" office:value="0.82447999999999999" table:style-name="ce3">
            <text:p>0.82448</text:p>
          </table:table-cell>
          <table:table-cell office:value-type="float" office:value="1.6171" table:style-name="ce3">
            <text:p>1.6171</text:p>
          </table:table-cell>
          <table:table-cell office:value-type="float" office:value="5.1300499999999998" table:style-name="ce3">
            <text:p>5.13005</text:p>
          </table:table-cell>
          <table:table-cell office:value-type="float" office:value="5.9799300000000004" table:style-name="ce3">
            <text:p>5.97993</text:p>
          </table:table-cell>
          <table:table-cell office:value-type="float" office:value="-0.79261999999999999" table:formula="of:=[.B103]-[.C103]" table:style-name="ce3">
            <text:p>-0.79262</text:p>
          </table:table-cell>
          <table:table-cell office:value-type="float" office:value="-0.84988000000000063" table:formula="of:=[.D103]-[.E103]" table:style-name="ce3">
            <text:p>-0.84988</text:p>
          </table:table-cell>
          <table:table-cell office:value-type="float" office:value="5.7260000000000644E-2" table:formula="of:=[.F103]-[.G103]" table:style-name="ce3">
            <text:p>0.05726</text:p>
          </table:table-cell>
          <table:table-cell table:number-columns-repeated="16376"/>
        </table:table-row>
        <table:table-row table:style-name="ro1">
          <table:table-cell office:value-type="float" office:value="5.0999999999999996" table:style-name="ce3">
            <text:p>5.1</text:p>
          </table:table-cell>
          <table:table-cell office:value-type="float" office:value="0.82340999999999998" table:style-name="ce3">
            <text:p>0.82341</text:p>
          </table:table-cell>
          <table:table-cell office:value-type="float" office:value="1.60406" table:style-name="ce3">
            <text:p>1.60406</text:p>
          </table:table-cell>
          <table:table-cell office:value-type="float" office:value="5.1209600000000002" table:style-name="ce3">
            <text:p>5.12096</text:p>
          </table:table-cell>
          <table:table-cell office:value-type="float" office:value="5.9644300000000001" table:style-name="ce3">
            <text:p>5.96443</text:p>
          </table:table-cell>
          <table:table-cell office:value-type="float" office:value="-0.78065000000000007" table:formula="of:=[.B104]-[.C104]" table:style-name="ce3">
            <text:p>-0.78065</text:p>
          </table:table-cell>
          <table:table-cell office:value-type="float" office:value="-0.84346999999999994" table:formula="of:=[.D104]-[.E104]" table:style-name="ce3">
            <text:p>-0.84347</text:p>
          </table:table-cell>
          <table:table-cell office:value-type="float" office:value="6.2819999999999876E-2" table:formula="of:=[.F104]-[.G104]" table:style-name="ce3">
            <text:p>0.06282</text:p>
          </table:table-cell>
          <table:table-cell table:number-columns-repeated="16376"/>
        </table:table-row>
        <table:table-row table:style-name="ro1">
          <table:table-cell office:value-type="float" office:value="5.15" table:style-name="ce3">
            <text:p>5.15</text:p>
          </table:table-cell>
          <table:table-cell office:value-type="float" office:value="0.83004999999999995" table:style-name="ce3">
            <text:p>0.83005</text:p>
          </table:table-cell>
          <table:table-cell office:value-type="float" office:value="1.60788" table:style-name="ce3">
            <text:p>1.60788</text:p>
          </table:table-cell>
          <table:table-cell office:value-type="float" office:value="5.1164800000000001" table:style-name="ce3">
            <text:p>5.11648</text:p>
          </table:table-cell>
          <table:table-cell office:value-type="float" office:value="5.9518300000000002" table:style-name="ce3">
            <text:p>5.95183</text:p>
          </table:table-cell>
          <table:table-cell office:value-type="float" office:value="-0.77783000000000002" table:formula="of:=[.B105]-[.C105]" table:style-name="ce3">
            <text:p>-0.77783</text:p>
          </table:table-cell>
          <table:table-cell office:value-type="float" office:value="-0.83535000000000004" table:formula="of:=[.D105]-[.E105]" table:style-name="ce3">
            <text:p>-0.83535</text:p>
          </table:table-cell>
          <table:table-cell office:value-type="float" office:value="5.7520000000000016E-2" table:formula="of:=[.F105]-[.G105]" table:style-name="ce3">
            <text:p>0.05752</text:p>
          </table:table-cell>
          <table:table-cell table:number-columns-repeated="16376"/>
        </table:table-row>
        <table:table-row table:style-name="ro1">
          <table:table-cell office:value-type="float" office:value="5.2" table:style-name="ce3">
            <text:p>5.2</text:p>
          </table:table-cell>
          <table:table-cell office:value-type="float" office:value="0.83048999999999995" table:style-name="ce3">
            <text:p>0.83049</text:p>
          </table:table-cell>
          <table:table-cell office:value-type="float" office:value="1.60548" table:style-name="ce3">
            <text:p>1.60548</text:p>
          </table:table-cell>
          <table:table-cell office:value-type="float" office:value="5.1073399999999998" table:style-name="ce3">
            <text:p>5.10734</text:p>
          </table:table-cell>
          <table:table-cell office:value-type="float" office:value="5.9414899999999999" table:style-name="ce3">
            <text:p>5.94149</text:p>
          </table:table-cell>
          <table:table-cell office:value-type="float" office:value="-0.77499000000000007" table:formula="of:=[.B106]-[.C106]" table:style-name="ce3">
            <text:p>-0.77499</text:p>
          </table:table-cell>
          <table:table-cell office:value-type="float" office:value="-0.83415000000000017" table:formula="of:=[.D106]-[.E106]" table:style-name="ce3">
            <text:p>-0.83415</text:p>
          </table:table-cell>
          <table:table-cell office:value-type="float" office:value="5.9160000000000101E-2" table:formula="of:=[.F106]-[.G106]" table:style-name="ce3">
            <text:p>0.05916</text:p>
          </table:table-cell>
          <table:table-cell table:number-columns-repeated="16376"/>
        </table:table-row>
        <table:table-row table:style-name="ro1">
          <table:table-cell office:value-type="float" office:value="5.25" table:style-name="ce3">
            <text:p>5.25</text:p>
          </table:table-cell>
          <table:table-cell office:value-type="float" office:value="0.83335999999999999" table:style-name="ce3">
            <text:p>0.83336</text:p>
          </table:table-cell>
          <table:table-cell office:value-type="float" office:value="1.6052999999999999" table:style-name="ce3">
            <text:p>1.6053</text:p>
          </table:table-cell>
          <table:table-cell office:value-type="float" office:value="5.1015899999999998" table:style-name="ce3">
            <text:p>5.10159</text:p>
          </table:table-cell>
          <table:table-cell office:value-type="float" office:value="5.9265600000000003" table:style-name="ce3">
            <text:p>5.92656</text:p>
          </table:table-cell>
          <table:table-cell office:value-type="float" office:value="-0.77193999999999996" table:formula="of:=[.B107]-[.C107]" table:style-name="ce3">
            <text:p>-0.77194</text:p>
          </table:table-cell>
          <table:table-cell office:value-type="float" office:value="-0.82497000000000043" table:formula="of:=[.D107]-[.E107]" table:style-name="ce3">
            <text:p>-0.82497</text:p>
          </table:table-cell>
          <table:table-cell office:value-type="float" office:value="5.3030000000000466E-2" table:formula="of:=[.F107]-[.G107]" table:style-name="ce3">
            <text:p>0.05303</text:p>
          </table:table-cell>
          <table:table-cell table:number-columns-repeated="16376"/>
        </table:table-row>
        <table:table-row table:style-name="ro1">
          <table:table-cell office:value-type="float" office:value="5.3" table:style-name="ce3">
            <text:p>5.3</text:p>
          </table:table-cell>
          <table:table-cell office:value-type="float" office:value="0.83877000000000002" table:style-name="ce3">
            <text:p>0.83877</text:p>
          </table:table-cell>
          <table:table-cell office:value-type="float" office:value="1.6079600000000001" table:style-name="ce3">
            <text:p>1.60796</text:p>
          </table:table-cell>
          <table:table-cell office:value-type="float" office:value="5.10968" table:style-name="ce3">
            <text:p>5.10968</text:p>
          </table:table-cell>
          <table:table-cell office:value-type="float" office:value="5.9307800000000004" table:style-name="ce3">
            <text:p>5.93078</text:p>
          </table:table-cell>
          <table:table-cell office:value-type="float" office:value="-0.76919000000000004" table:formula="of:=[.B108]-[.C108]" table:style-name="ce3">
            <text:p>-0.76919</text:p>
          </table:table-cell>
          <table:table-cell office:value-type="float" office:value="-0.82110000000000039" table:formula="of:=[.D108]-[.E108]" table:style-name="ce3">
            <text:p>-0.8211</text:p>
          </table:table-cell>
          <table:table-cell office:value-type="float" office:value="5.1910000000000345E-2" table:formula="of:=[.F108]-[.G108]" table:style-name="ce3">
            <text:p>0.05191</text:p>
          </table:table-cell>
          <table:table-cell table:number-columns-repeated="16376"/>
        </table:table-row>
        <table:table-row table:style-name="ro1">
          <table:table-cell office:value-type="float" office:value="5.35" table:style-name="ce3">
            <text:p>5.35</text:p>
          </table:table-cell>
          <table:table-cell office:value-type="float" office:value="0.84053999999999995" table:style-name="ce3">
            <text:p>0.84054</text:p>
          </table:table-cell>
          <table:table-cell office:value-type="float" office:value="1.6060300000000001" table:style-name="ce3">
            <text:p>1.60603</text:p>
          </table:table-cell>
          <table:table-cell office:value-type="float" office:value="5.0787599999999999" table:style-name="ce3">
            <text:p>5.07876</text:p>
          </table:table-cell>
          <table:table-cell office:value-type="float" office:value="5.9010999999999996" table:style-name="ce3">
            <text:p>5.9011</text:p>
          </table:table-cell>
          <table:table-cell office:value-type="float" office:value="-0.76549000000000011" table:formula="of:=[.B109]-[.C109]" table:style-name="ce3">
            <text:p>-0.76549</text:p>
          </table:table-cell>
          <table:table-cell office:value-type="float" office:value="-0.82233999999999963" table:formula="of:=[.D109]-[.E109]" table:style-name="ce3">
            <text:p>-0.82234</text:p>
          </table:table-cell>
          <table:table-cell office:value-type="float" office:value="5.6849999999999512E-2" table:formula="of:=[.F109]-[.G109]" table:style-name="ce3">
            <text:p>0.05685</text:p>
          </table:table-cell>
          <table:table-cell table:number-columns-repeated="16376"/>
        </table:table-row>
        <table:table-row table:style-name="ro1">
          <table:table-cell office:value-type="float" office:value="5.4" table:style-name="ce3">
            <text:p>5.4</text:p>
          </table:table-cell>
          <table:table-cell office:value-type="float" office:value="0.84567999999999999" table:style-name="ce3">
            <text:p>0.84568</text:p>
          </table:table-cell>
          <table:table-cell office:value-type="float" office:value="1.60426" table:style-name="ce3">
            <text:p>1.60426</text:p>
          </table:table-cell>
          <table:table-cell office:value-type="float" office:value="5.06473" table:style-name="ce3">
            <text:p>5.06473</text:p>
          </table:table-cell>
          <table:table-cell office:value-type="float" office:value="5.8819499999999998" table:style-name="ce3">
            <text:p>5.88195</text:p>
          </table:table-cell>
          <table:table-cell office:value-type="float" office:value="-0.75858000000000003" table:formula="of:=[.B110]-[.C110]" table:style-name="ce3">
            <text:p>-0.75858</text:p>
          </table:table-cell>
          <table:table-cell office:value-type="float" office:value="-0.81721999999999984" table:formula="of:=[.D110]-[.E110]" table:style-name="ce3">
            <text:p>-0.81722</text:p>
          </table:table-cell>
          <table:table-cell office:value-type="float" office:value="5.8639999999999803E-2" table:formula="of:=[.F110]-[.G110]" table:style-name="ce3">
            <text:p>0.05864</text:p>
          </table:table-cell>
          <table:table-cell table:number-columns-repeated="16376"/>
        </table:table-row>
        <table:table-row table:style-name="ro1">
          <table:table-cell office:value-type="float" office:value="5.45" table:style-name="ce3">
            <text:p>5.45</text:p>
          </table:table-cell>
          <table:table-cell office:value-type="float" office:value="0.84845000000000004" table:style-name="ce3">
            <text:p>0.84845</text:p>
          </table:table-cell>
          <table:table-cell office:value-type="float" office:value="1.6047499999999999" table:style-name="ce3">
            <text:p>1.60475</text:p>
          </table:table-cell>
          <table:table-cell office:value-type="float" office:value="5.0572900000000001" table:style-name="ce3">
            <text:p>5.05729</text:p>
          </table:table-cell>
          <table:table-cell office:value-type="float" office:value="5.8624799999999997" table:style-name="ce3">
            <text:p>5.86248</text:p>
          </table:table-cell>
          <table:table-cell office:value-type="float" office:value="-0.75629999999999986" table:formula="of:=[.B111]-[.C111]" table:style-name="ce3">
            <text:p>-0.7563</text:p>
          </table:table-cell>
          <table:table-cell office:value-type="float" office:value="-0.80518999999999963" table:formula="of:=[.D111]-[.E111]" table:style-name="ce3">
            <text:p>-0.80519</text:p>
          </table:table-cell>
          <table:table-cell office:value-type="float" office:value="4.8889999999999767E-2" table:formula="of:=[.F111]-[.G111]" table:style-name="ce3">
            <text:p>0.04889</text:p>
          </table:table-cell>
          <table:table-cell table:number-columns-repeated="16376"/>
        </table:table-row>
        <table:table-row table:style-name="ro1">
          <table:table-cell office:value-type="float" office:value="5.5" table:style-name="ce3">
            <text:p>5.5</text:p>
          </table:table-cell>
          <table:table-cell office:value-type="float" office:value="0.85623000000000005" table:style-name="ce3">
            <text:p>0.85623</text:p>
          </table:table-cell>
          <table:table-cell office:value-type="float" office:value="1.60179" table:style-name="ce3">
            <text:p>1.60179</text:p>
          </table:table-cell>
          <table:table-cell office:value-type="float" office:value="5.0389999999999997" table:style-name="ce3">
            <text:p>5.039</text:p>
          </table:table-cell>
          <table:table-cell office:value-type="float" office:value="5.84781" table:style-name="ce3">
            <text:p>5.84781</text:p>
          </table:table-cell>
          <table:table-cell office:value-type="float" office:value="-0.74556" table:formula="of:=[.B112]-[.C112]" table:style-name="ce3">
            <text:p>-0.74556</text:p>
          </table:table-cell>
          <table:table-cell office:value-type="float" office:value="-0.80881000000000025" table:formula="of:=[.D112]-[.E112]" table:style-name="ce3">
            <text:p>-0.80881</text:p>
          </table:table-cell>
          <table:table-cell office:value-type="float" office:value="6.325000000000025E-2" table:formula="of:=[.F112]-[.G112]" table:style-name="ce3">
            <text:p>0.06325</text:p>
          </table:table-cell>
          <table:table-cell table:number-columns-repeated="16376"/>
        </table:table-row>
        <table:table-row table:style-name="ro1">
          <table:table-cell office:value-type="float" office:value="5.55" table:style-name="ce3">
            <text:p>5.55</text:p>
          </table:table-cell>
          <table:table-cell office:value-type="float" office:value="0.85831000000000002" table:style-name="ce3">
            <text:p>0.85831</text:p>
          </table:table-cell>
          <table:table-cell office:value-type="float" office:value="1.6019600000000001" table:style-name="ce3">
            <text:p>1.60196</text:p>
          </table:table-cell>
          <table:table-cell office:value-type="float" office:value="5.0372300000000001" table:style-name="ce3">
            <text:p>5.03723</text:p>
          </table:table-cell>
          <table:table-cell office:value-type="float" office:value="5.8310500000000003" table:style-name="ce3">
            <text:p>5.83105</text:p>
          </table:table-cell>
          <table:table-cell office:value-type="float" office:value="-0.74365000000000003" table:formula="of:=[.B113]-[.C113]" table:style-name="ce3">
            <text:p>-0.74365</text:p>
          </table:table-cell>
          <table:table-cell office:value-type="float" office:value="-0.79382000000000019" table:formula="of:=[.D113]-[.E113]" table:style-name="ce3">
            <text:p>-0.79382</text:p>
          </table:table-cell>
          <table:table-cell office:value-type="float" office:value="5.0170000000000159E-2" table:formula="of:=[.F113]-[.G113]" table:style-name="ce3">
            <text:p>0.05017</text:p>
          </table:table-cell>
          <table:table-cell table:number-columns-repeated="16376"/>
        </table:table-row>
        <table:table-row table:style-name="ro1">
          <table:table-cell office:value-type="float" office:value="5.6" table:style-name="ce3">
            <text:p>5.6</text:p>
          </table:table-cell>
          <table:table-cell office:value-type="float" office:value="0.86095999999999995" table:style-name="ce3">
            <text:p>0.86096</text:p>
          </table:table-cell>
          <table:table-cell office:value-type="float" office:value="1.6030899999999999" table:style-name="ce3">
            <text:p>1.60309</text:p>
          </table:table-cell>
          <table:table-cell office:value-type="float" office:value="5.0244099999999996" table:style-name="ce3">
            <text:p>5.02441</text:p>
          </table:table-cell>
          <table:table-cell office:value-type="float" office:value="5.8136000000000001" table:style-name="ce3">
            <text:p>5.8136</text:p>
          </table:table-cell>
          <table:table-cell office:value-type="float" office:value="-0.74212999999999996" table:formula="of:=[.B114]-[.C114]" table:style-name="ce3">
            <text:p>-0.74213</text:p>
          </table:table-cell>
          <table:table-cell office:value-type="float" office:value="-0.7891900000000005" table:formula="of:=[.D114]-[.E114]" table:style-name="ce3">
            <text:p>-0.78919</text:p>
          </table:table-cell>
          <table:table-cell office:value-type="float" office:value="4.7060000000000546E-2" table:formula="of:=[.F114]-[.G114]" table:style-name="ce3">
            <text:p>0.04706</text:p>
          </table:table-cell>
          <table:table-cell table:number-columns-repeated="16376"/>
        </table:table-row>
        <table:table-row table:style-name="ro1">
          <table:table-cell office:value-type="float" office:value="5.65" table:style-name="ce3">
            <text:p>5.65</text:p>
          </table:table-cell>
          <table:table-cell office:value-type="float" office:value="0.86260999999999999" table:style-name="ce3">
            <text:p>0.86261</text:p>
          </table:table-cell>
          <table:table-cell office:value-type="float" office:value="1.59649" table:style-name="ce3">
            <text:p>1.59649</text:p>
          </table:table-cell>
          <table:table-cell office:value-type="float" office:value="4.9916200000000002" table:style-name="ce3">
            <text:p>4.99162</text:p>
          </table:table-cell>
          <table:table-cell office:value-type="float" office:value="5.7863300000000004" table:style-name="ce3">
            <text:p>5.78633</text:p>
          </table:table-cell>
          <table:table-cell office:value-type="float" office:value="-0.73387999999999998" table:formula="of:=[.B115]-[.C115]" table:style-name="ce3">
            <text:p>-0.73388</text:p>
          </table:table-cell>
          <table:table-cell office:value-type="float" office:value="-0.79471000000000025" table:formula="of:=[.D115]-[.E115]" table:style-name="ce3">
            <text:p>-0.79471</text:p>
          </table:table-cell>
          <table:table-cell office:value-type="float" office:value="6.0830000000000273E-2" table:formula="of:=[.F115]-[.G115]" table:style-name="ce3">
            <text:p>0.06083</text:p>
          </table:table-cell>
          <table:table-cell table:number-columns-repeated="16376"/>
        </table:table-row>
        <table:table-row table:style-name="ro1">
          <table:table-cell office:value-type="float" office:value="5.7" table:style-name="ce3">
            <text:p>5.7</text:p>
          </table:table-cell>
          <table:table-cell office:value-type="float" office:value="0.86821999999999999" table:style-name="ce3">
            <text:p>0.86822</text:p>
          </table:table-cell>
          <table:table-cell office:value-type="float" office:value="1.6039699999999999" table:style-name="ce3">
            <text:p>1.60397</text:p>
          </table:table-cell>
          <table:table-cell office:value-type="float" office:value="4.9832700000000001" table:style-name="ce3">
            <text:p>4.98327</text:p>
          </table:table-cell>
          <table:table-cell office:value-type="float" office:value="5.7755099999999997" table:style-name="ce3">
            <text:p>5.77551</text:p>
          </table:table-cell>
          <table:table-cell office:value-type="float" office:value="-0.7357499999999999" table:formula="of:=[.B116]-[.C116]" table:style-name="ce3">
            <text:p>-0.73575</text:p>
          </table:table-cell>
          <table:table-cell office:value-type="float" office:value="-0.79223999999999961" table:formula="of:=[.D116]-[.E116]" table:style-name="ce3">
            <text:p>-0.79224</text:p>
          </table:table-cell>
          <table:table-cell office:value-type="float" office:value="5.6489999999999707E-2" table:formula="of:=[.F116]-[.G116]" table:style-name="ce3">
            <text:p>0.05649</text:p>
          </table:table-cell>
          <table:table-cell table:number-columns-repeated="16376"/>
        </table:table-row>
        <table:table-row table:style-name="ro1">
          <table:table-cell office:value-type="float" office:value="5.75" table:style-name="ce3">
            <text:p>5.75</text:p>
          </table:table-cell>
          <table:table-cell office:value-type="float" office:value="0.87158000000000002" table:style-name="ce3">
            <text:p>0.87158</text:p>
          </table:table-cell>
          <table:table-cell office:value-type="float" office:value="1.59623" table:style-name="ce3">
            <text:p>1.59623</text:p>
          </table:table-cell>
          <table:table-cell office:value-type="float" office:value="4.9692400000000001" table:style-name="ce3">
            <text:p>4.96924</text:p>
          </table:table-cell>
          <table:table-cell office:value-type="float" office:value="5.7484000000000002" table:style-name="ce3">
            <text:p>5.7484</text:p>
          </table:table-cell>
          <table:table-cell office:value-type="float" office:value="-0.72465000000000002" table:formula="of:=[.B117]-[.C117]" table:style-name="ce3">
            <text:p>-0.72465</text:p>
          </table:table-cell>
          <table:table-cell office:value-type="float" office:value="-0.77916000000000007" table:formula="of:=[.D117]-[.E117]" table:style-name="ce3">
            <text:p>-0.77916</text:p>
          </table:table-cell>
          <table:table-cell office:value-type="float" office:value="5.4510000000000058E-2" table:formula="of:=[.F117]-[.G117]" table:style-name="ce3">
            <text:p>0.05451</text:p>
          </table:table-cell>
          <table:table-cell table:number-columns-repeated="16376"/>
        </table:table-row>
        <table:table-row table:style-name="ro1">
          <table:table-cell office:value-type="float" office:value="5.8" table:style-name="ce3">
            <text:p>5.8</text:p>
          </table:table-cell>
          <table:table-cell office:value-type="float" office:value="0.86965000000000003" table:style-name="ce3">
            <text:p>0.86965</text:p>
          </table:table-cell>
          <table:table-cell office:value-type="float" office:value="1.5962499999999999" table:style-name="ce3">
            <text:p>1.59625</text:p>
          </table:table-cell>
          <table:table-cell office:value-type="float" office:value="4.9497099999999996" table:style-name="ce3">
            <text:p>4.94971</text:p>
          </table:table-cell>
          <table:table-cell office:value-type="float" office:value="5.7286799999999998" table:style-name="ce3">
            <text:p>5.72868</text:p>
          </table:table-cell>
          <table:table-cell office:value-type="float" office:value="-0.72659999999999991" table:formula="of:=[.B118]-[.C118]" table:style-name="ce3">
            <text:p>-0.7266</text:p>
          </table:table-cell>
          <table:table-cell office:value-type="float" office:value="-0.77897000000000016" table:formula="of:=[.D118]-[.E118]" table:style-name="ce3">
            <text:p>-0.77897</text:p>
          </table:table-cell>
          <table:table-cell office:value-type="float" office:value="5.237000000000025E-2" table:formula="of:=[.F118]-[.G118]" table:style-name="ce3">
            <text:p>0.05237</text:p>
          </table:table-cell>
          <table:table-cell table:number-columns-repeated="16376"/>
        </table:table-row>
        <table:table-row table:style-name="ro1">
          <table:table-cell office:value-type="float" office:value="5.85" table:style-name="ce3">
            <text:p>5.85</text:p>
          </table:table-cell>
          <table:table-cell office:value-type="float" office:value="0.86950000000000005" table:style-name="ce3">
            <text:p>0.8695</text:p>
          </table:table-cell>
          <table:table-cell office:value-type="float" office:value="1.59118" table:style-name="ce3">
            <text:p>1.59118</text:p>
          </table:table-cell>
          <table:table-cell office:value-type="float" office:value="4.9356200000000001" table:style-name="ce3">
            <text:p>4.93562</text:p>
          </table:table-cell>
          <table:table-cell office:value-type="float" office:value="5.7070800000000004" table:style-name="ce3">
            <text:p>5.70708</text:p>
          </table:table-cell>
          <table:table-cell office:value-type="float" office:value="-0.72167999999999999" table:formula="of:=[.B119]-[.C119]" table:style-name="ce3">
            <text:p>-0.72168</text:p>
          </table:table-cell>
          <table:table-cell office:value-type="float" office:value="-0.77146000000000026" table:formula="of:=[.D119]-[.E119]" table:style-name="ce3">
            <text:p>-0.77146</text:p>
          </table:table-cell>
          <table:table-cell office:value-type="float" office:value="4.9780000000000268E-2" table:formula="of:=[.F119]-[.G119]" table:style-name="ce3">
            <text:p>0.04978</text:p>
          </table:table-cell>
          <table:table-cell table:number-columns-repeated="16376"/>
        </table:table-row>
        <table:table-row table:style-name="ro1">
          <table:table-cell office:value-type="float" office:value="5.9" table:style-name="ce3">
            <text:p>5.9</text:p>
          </table:table-cell>
          <table:table-cell office:value-type="float" office:value="0.87043999999999999" table:style-name="ce3">
            <text:p>0.87044</text:p>
          </table:table-cell>
          <table:table-cell office:value-type="float" office:value="1.59111" table:style-name="ce3">
            <text:p>1.59111</text:p>
          </table:table-cell>
          <table:table-cell office:value-type="float" office:value="4.9099599999999999" table:style-name="ce3">
            <text:p>4.90996</text:p>
          </table:table-cell>
          <table:table-cell office:value-type="float" office:value="5.6831399999999999" table:style-name="ce3">
            <text:p>5.68314</text:p>
          </table:table-cell>
          <table:table-cell office:value-type="float" office:value="-0.72067000000000003" table:formula="of:=[.B120]-[.C120]" table:style-name="ce3">
            <text:p>-0.72067</text:p>
          </table:table-cell>
          <table:table-cell office:value-type="float" office:value="-0.77317999999999998" table:formula="of:=[.D120]-[.E120]" table:style-name="ce3">
            <text:p>-0.77318</text:p>
          </table:table-cell>
          <table:table-cell office:value-type="float" office:value="5.2509999999999946E-2" table:formula="of:=[.F120]-[.G120]" table:style-name="ce3">
            <text:p>0.05251</text:p>
          </table:table-cell>
          <table:table-cell table:number-columns-repeated="16376"/>
        </table:table-row>
        <table:table-row table:style-name="ro1">
          <table:table-cell office:value-type="float" office:value="5.95" table:style-name="ce3">
            <text:p>5.95</text:p>
          </table:table-cell>
          <table:table-cell office:value-type="float" office:value="0.87295999999999996" table:style-name="ce3">
            <text:p>0.87296</text:p>
          </table:table-cell>
          <table:table-cell office:value-type="float" office:value="1.5896699999999999" table:style-name="ce3">
            <text:p>1.58967</text:p>
          </table:table-cell>
          <table:table-cell office:value-type="float" office:value="4.9072899999999997" table:style-name="ce3">
            <text:p>4.90729</text:p>
          </table:table-cell>
          <table:table-cell office:value-type="float" office:value="5.6715799999999996" table:style-name="ce3">
            <text:p>5.67158</text:p>
          </table:table-cell>
          <table:table-cell office:value-type="float" office:value="-0.71670999999999996" table:formula="of:=[.B121]-[.C121]" table:style-name="ce3">
            <text:p>-0.71671</text:p>
          </table:table-cell>
          <table:table-cell office:value-type="float" office:value="-0.76428999999999991" table:formula="of:=[.D121]-[.E121]" table:style-name="ce3">
            <text:p>-0.76429</text:p>
          </table:table-cell>
          <table:table-cell office:value-type="float" office:value="4.7579999999999956E-2" table:formula="of:=[.F121]-[.G121]" table:style-name="ce3">
            <text:p>0.04758</text:p>
          </table:table-cell>
          <table:table-cell table:number-columns-repeated="16376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0.86968000000000001" table:style-name="ce3">
            <text:p>0.86968</text:p>
          </table:table-cell>
          <table:table-cell office:value-type="float" office:value="1.58632" table:style-name="ce3">
            <text:p>1.58632</text:p>
          </table:table-cell>
          <table:table-cell office:value-type="float" office:value="4.8673799999999998" table:style-name="ce3">
            <text:p>4.86738</text:p>
          </table:table-cell>
          <table:table-cell office:value-type="float" office:value="5.6323299999999996" table:style-name="ce3">
            <text:p>5.63233</text:p>
          </table:table-cell>
          <table:table-cell office:value-type="float" office:value="-0.71663999999999994" table:formula="of:=[.B122]-[.C122]" table:style-name="ce3">
            <text:p>-0.71664</text:p>
          </table:table-cell>
          <table:table-cell office:value-type="float" office:value="-0.7649499999999998" table:formula="of:=[.D122]-[.E122]" table:style-name="ce3">
            <text:p>-0.76495</text:p>
          </table:table-cell>
          <table:table-cell office:value-type="float" office:value="4.8309999999999853E-2" table:formula="of:=[.F122]-[.G122]" table:style-name="ce3">
            <text:p>0.04831</text:p>
          </table:table-cell>
          <table:table-cell table:number-columns-repeated="16376"/>
        </table:table-row>
        <table:table-row table:style-name="ro1">
          <table:table-cell office:value-type="float" office:value="6.05" table:style-name="ce3">
            <text:p>6.05</text:p>
          </table:table-cell>
          <table:table-cell office:value-type="float" office:value="0.86897000000000002" table:style-name="ce3">
            <text:p>0.86897</text:p>
          </table:table-cell>
          <table:table-cell office:value-type="float" office:value="1.5793699999999999" table:style-name="ce3">
            <text:p>1.57937</text:p>
          </table:table-cell>
          <table:table-cell office:value-type="float" office:value="4.8434100000000004" table:style-name="ce3">
            <text:p>4.84341</text:p>
          </table:table-cell>
          <table:table-cell office:value-type="float" office:value="5.5981500000000004" table:style-name="ce3">
            <text:p>5.59815</text:p>
          </table:table-cell>
          <table:table-cell office:value-type="float" office:value="-0.71039999999999992" table:formula="of:=[.B123]-[.C123]" table:style-name="ce3">
            <text:p>-0.7104</text:p>
          </table:table-cell>
          <table:table-cell office:value-type="float" office:value="-0.75473999999999997" table:formula="of:=[.D123]-[.E123]" table:style-name="ce3">
            <text:p>-0.75474</text:p>
          </table:table-cell>
          <table:table-cell office:value-type="float" office:value="4.4340000000000046E-2" table:formula="of:=[.F123]-[.G123]" table:style-name="ce3">
            <text:p>0.04434</text:p>
          </table:table-cell>
          <table:table-cell table:number-columns-repeated="16376"/>
        </table:table-row>
        <table:table-row table:style-name="ro1">
          <table:table-cell office:value-type="float" office:value="6.1" table:style-name="ce3">
            <text:p>6.1</text:p>
          </table:table-cell>
          <table:table-cell office:value-type="float" office:value="0.86543999999999999" table:style-name="ce3">
            <text:p>0.86544</text:p>
          </table:table-cell>
          <table:table-cell office:value-type="float" office:value="1.5779799999999999" table:style-name="ce3">
            <text:p>1.57798</text:p>
          </table:table-cell>
          <table:table-cell office:value-type="float" office:value="4.8265700000000002" table:style-name="ce3">
            <text:p>4.82657</text:p>
          </table:table-cell>
          <table:table-cell office:value-type="float" office:value="5.5876799999999998" table:style-name="ce3">
            <text:p>5.58768</text:p>
          </table:table-cell>
          <table:table-cell office:value-type="float" office:value="-0.71253999999999995" table:formula="of:=[.B124]-[.C124]" table:style-name="ce3">
            <text:p>-0.71254</text:p>
          </table:table-cell>
          <table:table-cell office:value-type="float" office:value="-0.76110999999999951" table:formula="of:=[.D124]-[.E124]" table:style-name="ce3">
            <text:p>-0.76111</text:p>
          </table:table-cell>
          <table:table-cell office:value-type="float" office:value="4.8569999999999558E-2" table:formula="of:=[.F124]-[.G124]" table:style-name="ce3">
            <text:p>0.04857</text:p>
          </table:table-cell>
          <table:table-cell table:number-columns-repeated="16376"/>
        </table:table-row>
        <table:table-row table:style-name="ro1">
          <table:table-cell office:value-type="float" office:value="6.15" table:style-name="ce3">
            <text:p>6.15</text:p>
          </table:table-cell>
          <table:table-cell office:value-type="float" office:value="0.86468999999999996" table:style-name="ce3">
            <text:p>0.86469</text:p>
          </table:table-cell>
          <table:table-cell office:value-type="float" office:value="1.57101" table:style-name="ce3">
            <text:p>1.57101</text:p>
          </table:table-cell>
          <table:table-cell office:value-type="float" office:value="4.8073300000000003" table:style-name="ce3">
            <text:p>4.80733</text:p>
          </table:table-cell>
          <table:table-cell office:value-type="float" office:value="5.5646899999999997" table:style-name="ce3">
            <text:p>5.56469</text:p>
          </table:table-cell>
          <table:table-cell office:value-type="float" office:value="-0.70632000000000006" table:formula="of:=[.B125]-[.C125]" table:style-name="ce3">
            <text:p>-0.70632</text:p>
          </table:table-cell>
          <table:table-cell office:value-type="float" office:value="-0.75735999999999937" table:formula="of:=[.D125]-[.E125]" table:style-name="ce3">
            <text:p>-0.75736</text:p>
          </table:table-cell>
          <table:table-cell office:value-type="float" office:value="5.1039999999999308E-2" table:formula="of:=[.F125]-[.G125]" table:style-name="ce3">
            <text:p>0.05104</text:p>
          </table:table-cell>
          <table:table-cell table:number-columns-repeated="16376"/>
        </table:table-row>
        <table:table-row table:style-name="ro1">
          <table:table-cell office:value-type="float" office:value="6.2" table:style-name="ce3">
            <text:p>6.2</text:p>
          </table:table-cell>
          <table:table-cell office:value-type="float" office:value="0.86385999999999996" table:style-name="ce3">
            <text:p>0.86386</text:p>
          </table:table-cell>
          <table:table-cell office:value-type="float" office:value="1.57043" table:style-name="ce3">
            <text:p>1.57043</text:p>
          </table:table-cell>
          <table:table-cell office:value-type="float" office:value="4.7939299999999996" table:style-name="ce3">
            <text:p>4.79393</text:p>
          </table:table-cell>
          <table:table-cell office:value-type="float" office:value="5.5449099999999998" table:style-name="ce3">
            <text:p>5.54491</text:p>
          </table:table-cell>
          <table:table-cell office:value-type="float" office:value="-0.70657000000000003" table:formula="of:=[.B126]-[.C126]" table:style-name="ce3">
            <text:p>-0.70657</text:p>
          </table:table-cell>
          <table:table-cell office:value-type="float" office:value="-0.7509800000000002" table:formula="of:=[.D126]-[.E126]" table:style-name="ce3">
            <text:p>-0.75098</text:p>
          </table:table-cell>
          <table:table-cell office:value-type="float" office:value="4.4410000000000172E-2" table:formula="of:=[.F126]-[.G126]" table:style-name="ce3">
            <text:p>0.04441</text:p>
          </table:table-cell>
          <table:table-cell table:number-columns-repeated="16376"/>
        </table:table-row>
        <table:table-row table:style-name="ro1">
          <table:table-cell office:value-type="float" office:value="6.25" table:style-name="ce3">
            <text:p>6.25</text:p>
          </table:table-cell>
          <table:table-cell office:value-type="float" office:value="0.86224000000000001" table:style-name="ce3">
            <text:p>0.86224</text:p>
          </table:table-cell>
          <table:table-cell office:value-type="float" office:value="1.5679700000000001" table:style-name="ce3">
            <text:p>1.56797</text:p>
          </table:table-cell>
          <table:table-cell office:value-type="float" office:value="4.7755700000000001" table:style-name="ce3">
            <text:p>4.77557</text:p>
          </table:table-cell>
          <table:table-cell office:value-type="float" office:value="5.5344100000000003" table:style-name="ce3">
            <text:p>5.53441</text:p>
          </table:table-cell>
          <table:table-cell office:value-type="float" office:value="-0.70573000000000008" table:formula="of:=[.B127]-[.C127]" table:style-name="ce3">
            <text:p>-0.70573</text:p>
          </table:table-cell>
          <table:table-cell office:value-type="float" office:value="-0.75884000000000018" table:formula="of:=[.D127]-[.E127]" table:style-name="ce3">
            <text:p>-0.75884</text:p>
          </table:table-cell>
          <table:table-cell office:value-type="float" office:value="5.3110000000000102E-2" table:formula="of:=[.F127]-[.G127]" table:style-name="ce3">
            <text:p>0.05311</text:p>
          </table:table-cell>
          <table:table-cell table:number-columns-repeated="16376"/>
        </table:table-row>
        <table:table-row table:style-name="ro1">
          <table:table-cell office:value-type="float" office:value="6.3" table:style-name="ce3">
            <text:p>6.3</text:p>
          </table:table-cell>
          <table:table-cell office:value-type="float" office:value="0.86121000000000003" table:style-name="ce3">
            <text:p>0.86121</text:p>
          </table:table-cell>
          <table:table-cell office:value-type="float" office:value="1.5592299999999999" table:style-name="ce3">
            <text:p>1.55923</text:p>
          </table:table-cell>
          <table:table-cell office:value-type="float" office:value="4.7618499999999999" table:style-name="ce3">
            <text:p>4.76185</text:p>
          </table:table-cell>
          <table:table-cell office:value-type="float" office:value="5.5032899999999998" table:style-name="ce3">
            <text:p>5.50329</text:p>
          </table:table-cell>
          <table:table-cell office:value-type="float" office:value="-0.69801999999999986" table:formula="of:=[.B128]-[.C128]" table:style-name="ce3">
            <text:p>-0.69802</text:p>
          </table:table-cell>
          <table:table-cell office:value-type="float" office:value="-0.74143999999999988" table:formula="of:=[.D128]-[.E128]" table:style-name="ce3">
            <text:p>-0.74144</text:p>
          </table:table-cell>
          <table:table-cell office:value-type="float" office:value="4.3420000000000014E-2" table:formula="of:=[.F128]-[.G128]" table:style-name="ce3">
            <text:p>0.04342</text:p>
          </table:table-cell>
          <table:table-cell table:number-columns-repeated="16376"/>
        </table:table-row>
        <table:table-row table:style-name="ro1">
          <table:table-cell office:value-type="float" office:value="6.35" table:style-name="ce3">
            <text:p>6.35</text:p>
          </table:table-cell>
          <table:table-cell office:value-type="float" office:value="0.85992999999999997" table:style-name="ce3">
            <text:p>0.85993</text:p>
          </table:table-cell>
          <table:table-cell office:value-type="float" office:value="1.5571600000000001" table:style-name="ce3">
            <text:p>1.55716</text:p>
          </table:table-cell>
          <table:table-cell office:value-type="float" office:value="4.7443499999999998" table:style-name="ce3">
            <text:p>4.74435</text:p>
          </table:table-cell>
          <table:table-cell office:value-type="float" office:value="5.49613" table:style-name="ce3">
            <text:p>5.49613</text:p>
          </table:table-cell>
          <table:table-cell office:value-type="float" office:value="-0.69723000000000013" table:formula="of:=[.B129]-[.C129]" table:style-name="ce3">
            <text:p>-0.69723</text:p>
          </table:table-cell>
          <table:table-cell office:value-type="float" office:value="-0.75178000000000011" table:formula="of:=[.D129]-[.E129]" table:style-name="ce3">
            <text:p>-0.75178</text:p>
          </table:table-cell>
          <table:table-cell office:value-type="float" office:value="5.4549999999999987E-2" table:formula="of:=[.F129]-[.G129]" table:style-name="ce3">
            <text:p>0.05455</text:p>
          </table:table-cell>
          <table:table-cell table:number-columns-repeated="16376"/>
        </table:table-row>
        <table:table-row table:style-name="ro1">
          <table:table-cell office:value-type="float" office:value="6.4" table:style-name="ce3">
            <text:p>6.4</text:p>
          </table:table-cell>
          <table:table-cell office:value-type="float" office:value="0.85762000000000005" table:style-name="ce3">
            <text:p>0.85762</text:p>
          </table:table-cell>
          <table:table-cell office:value-type="float" office:value="1.55426" table:style-name="ce3">
            <text:p>1.55426</text:p>
          </table:table-cell>
          <table:table-cell office:value-type="float" office:value="4.7229900000000002" table:style-name="ce3">
            <text:p>4.72299</text:p>
          </table:table-cell>
          <table:table-cell office:value-type="float" office:value="5.4656599999999997" table:style-name="ce3">
            <text:p>5.46566</text:p>
          </table:table-cell>
          <table:table-cell office:value-type="float" office:value="-0.69663999999999993" table:formula="of:=[.B130]-[.C130]" table:style-name="ce3">
            <text:p>-0.69664</text:p>
          </table:table-cell>
          <table:table-cell office:value-type="float" office:value="-0.7426699999999995" table:formula="of:=[.D130]-[.E130]" table:style-name="ce3">
            <text:p>-0.74267</text:p>
          </table:table-cell>
          <table:table-cell office:value-type="float" office:value="4.6029999999999571E-2" table:formula="of:=[.F130]-[.G130]" table:style-name="ce3">
            <text:p>0.04603</text:p>
          </table:table-cell>
          <table:table-cell table:number-columns-repeated="16376"/>
        </table:table-row>
        <table:table-row table:style-name="ro1">
          <table:table-cell office:value-type="float" office:value="6.45" table:style-name="ce3">
            <text:p>6.45</text:p>
          </table:table-cell>
          <table:table-cell office:value-type="float" office:value="0.85702" table:style-name="ce3">
            <text:p>0.85702</text:p>
          </table:table-cell>
          <table:table-cell office:value-type="float" office:value="1.5498099999999999" table:style-name="ce3">
            <text:p>1.54981</text:p>
          </table:table-cell>
          <table:table-cell office:value-type="float" office:value="4.7099900000000003" table:style-name="ce3">
            <text:p>4.70999</text:p>
          </table:table-cell>
          <table:table-cell office:value-type="float" office:value="5.4537000000000004" table:style-name="ce3">
            <text:p>5.4537</text:p>
          </table:table-cell>
          <table:table-cell office:value-type="float" office:value="-0.69278999999999991" table:formula="of:=[.B131]-[.C131]" table:style-name="ce3">
            <text:p>-0.69279</text:p>
          </table:table-cell>
          <table:table-cell office:value-type="float" office:value="-0.74371000000000009" table:formula="of:=[.D131]-[.E131]" table:style-name="ce3">
            <text:p>-0.74371</text:p>
          </table:table-cell>
          <table:table-cell office:value-type="float" office:value="5.0920000000000187E-2" table:formula="of:=[.F131]-[.G131]" table:style-name="ce3">
            <text:p>0.05092</text:p>
          </table:table-cell>
          <table:table-cell table:number-columns-repeated="16376"/>
        </table:table-row>
        <table:table-row table:style-name="ro1">
          <table:table-cell office:value-type="float" office:value="6.5" table:style-name="ce3">
            <text:p>6.5</text:p>
          </table:table-cell>
          <table:table-cell office:value-type="float" office:value="0.85553000000000001" table:style-name="ce3">
            <text:p>0.85553</text:p>
          </table:table-cell>
          <table:table-cell office:value-type="float" office:value="1.5453300000000001" table:style-name="ce3">
            <text:p>1.54533</text:p>
          </table:table-cell>
          <table:table-cell office:value-type="float" office:value="4.6965899999999996" table:style-name="ce3">
            <text:p>4.69659</text:p>
          </table:table-cell>
          <table:table-cell office:value-type="float" office:value="5.4435500000000001" table:style-name="ce3">
            <text:p>5.44355</text:p>
          </table:table-cell>
          <table:table-cell office:value-type="float" office:value="-0.68980000000000008" table:formula="of:=[.B132]-[.C132]" table:style-name="ce3">
            <text:p>-0.6898</text:p>
          </table:table-cell>
          <table:table-cell office:value-type="float" office:value="-0.74696000000000051" table:formula="of:=[.D132]-[.E132]" table:style-name="ce3">
            <text:p>-0.74696</text:p>
          </table:table-cell>
          <table:table-cell office:value-type="float" office:value="5.7160000000000433E-2" table:formula="of:=[.F132]-[.G132]" table:style-name="ce3">
            <text:p>0.05716</text:p>
          </table:table-cell>
          <table:table-cell table:number-columns-repeated="16376"/>
        </table:table-row>
        <table:table-row table:style-name="ro1">
          <table:table-cell office:value-type="float" office:value="6.55" table:style-name="ce3">
            <text:p>6.55</text:p>
          </table:table-cell>
          <table:table-cell office:value-type="float" office:value="0.85582000000000003" table:style-name="ce3">
            <text:p>0.85582</text:p>
          </table:table-cell>
          <table:table-cell office:value-type="float" office:value="1.5456399999999999" table:style-name="ce3">
            <text:p>1.54564</text:p>
          </table:table-cell>
          <table:table-cell office:value-type="float" office:value="4.6827699999999997" table:style-name="ce3">
            <text:p>4.68277</text:p>
          </table:table-cell>
          <table:table-cell office:value-type="float" office:value="5.4236300000000002" table:style-name="ce3">
            <text:p>5.42363</text:p>
          </table:table-cell>
          <table:table-cell office:value-type="float" office:value="-0.68981999999999988" table:formula="of:=[.B133]-[.C133]" table:style-name="ce3">
            <text:p>-0.68982</text:p>
          </table:table-cell>
          <table:table-cell office:value-type="float" office:value="-0.74086000000000052" table:formula="of:=[.D133]-[.E133]" table:style-name="ce3">
            <text:p>-0.74086</text:p>
          </table:table-cell>
          <table:table-cell office:value-type="float" office:value="5.104000000000064E-2" table:formula="of:=[.F133]-[.G133]" table:style-name="ce3">
            <text:p>0.05104</text:p>
          </table:table-cell>
          <table:table-cell table:number-columns-repeated="16376"/>
        </table:table-row>
        <table:table-row table:style-name="ro1">
          <table:table-cell office:value-type="float" office:value="6.6" table:style-name="ce3">
            <text:p>6.6</text:p>
          </table:table-cell>
          <table:table-cell office:value-type="float" office:value="0.85124" table:style-name="ce3">
            <text:p>0.85124</text:p>
          </table:table-cell>
          <table:table-cell office:value-type="float" office:value="1.5365599999999999" table:style-name="ce3">
            <text:p>1.53656</text:p>
          </table:table-cell>
          <table:table-cell office:value-type="float" office:value="4.6575699999999998" table:style-name="ce3">
            <text:p>4.65757</text:p>
          </table:table-cell>
          <table:table-cell office:value-type="float" office:value="5.3932799999999999" table:style-name="ce3">
            <text:p>5.39328</text:p>
          </table:table-cell>
          <table:table-cell office:value-type="float" office:value="-0.68531999999999993" table:formula="of:=[.B134]-[.C134]" table:style-name="ce3">
            <text:p>-0.68532</text:p>
          </table:table-cell>
          <table:table-cell office:value-type="float" office:value="-0.73571000000000009" table:formula="of:=[.D134]-[.E134]" table:style-name="ce3">
            <text:p>-0.73571</text:p>
          </table:table-cell>
          <table:table-cell office:value-type="float" office:value="5.0390000000000157E-2" table:formula="of:=[.F134]-[.G134]" table:style-name="ce3">
            <text:p>0.05039</text:p>
          </table:table-cell>
          <table:table-cell table:number-columns-repeated="16376"/>
        </table:table-row>
        <table:table-row table:style-name="ro1">
          <table:table-cell office:value-type="float" office:value="6.65" table:style-name="ce3">
            <text:p>6.65</text:p>
          </table:table-cell>
          <table:table-cell office:value-type="float" office:value="0.85436999999999996" table:style-name="ce3">
            <text:p>0.85437</text:p>
          </table:table-cell>
          <table:table-cell office:value-type="float" office:value="1.53494" table:style-name="ce3">
            <text:p>1.53494</text:p>
          </table:table-cell>
          <table:table-cell office:value-type="float" office:value="4.6403699999999999" table:style-name="ce3">
            <text:p>4.64037</text:p>
          </table:table-cell>
          <table:table-cell office:value-type="float" office:value="5.38422" table:style-name="ce3">
            <text:p>5.38422</text:p>
          </table:table-cell>
          <table:table-cell office:value-type="float" office:value="-0.68057000000000001" table:formula="of:=[.B135]-[.C135]" table:style-name="ce3">
            <text:p>-0.68057</text:p>
          </table:table-cell>
          <table:table-cell office:value-type="float" office:value="-0.74385000000000012" table:formula="of:=[.D135]-[.E135]" table:style-name="ce3">
            <text:p>-0.74385</text:p>
          </table:table-cell>
          <table:table-cell office:value-type="float" office:value="6.3280000000000114E-2" table:formula="of:=[.F135]-[.G135]" table:style-name="ce3">
            <text:p>0.06328</text:p>
          </table:table-cell>
          <table:table-cell table:number-columns-repeated="16376"/>
        </table:table-row>
        <table:table-row table:style-name="ro1">
          <table:table-cell office:value-type="float" office:value="6.7" table:style-name="ce3">
            <text:p>6.7</text:p>
          </table:table-cell>
          <table:table-cell office:value-type="float" office:value="0.85602" table:style-name="ce3">
            <text:p>0.85602</text:p>
          </table:table-cell>
          <table:table-cell office:value-type="float" office:value="1.5295300000000001" table:style-name="ce3">
            <text:p>1.52953</text:p>
          </table:table-cell>
          <table:table-cell office:value-type="float" office:value="4.6419499999999996" table:style-name="ce3">
            <text:p>4.64195</text:p>
          </table:table-cell>
          <table:table-cell office:value-type="float" office:value="5.3814799999999998" table:style-name="ce3">
            <text:p>5.38148</text:p>
          </table:table-cell>
          <table:table-cell office:value-type="float" office:value="-0.67351000000000005" table:formula="of:=[.B136]-[.C136]" table:style-name="ce3">
            <text:p>-0.67351</text:p>
          </table:table-cell>
          <table:table-cell office:value-type="float" office:value="-0.73953000000000024" table:formula="of:=[.D136]-[.E136]" table:style-name="ce3">
            <text:p>-0.73953</text:p>
          </table:table-cell>
          <table:table-cell office:value-type="float" office:value="6.602000000000019E-2" table:formula="of:=[.F136]-[.G136]" table:style-name="ce3">
            <text:p>0.06602</text:p>
          </table:table-cell>
          <table:table-cell table:number-columns-repeated="16376"/>
        </table:table-row>
        <table:table-row table:style-name="ro1">
          <table:table-cell office:value-type="float" office:value="6.75" table:style-name="ce3">
            <text:p>6.75</text:p>
          </table:table-cell>
          <table:table-cell office:value-type="float" office:value="0.85340000000000005" table:style-name="ce3">
            <text:p>0.8534</text:p>
          </table:table-cell>
          <table:table-cell office:value-type="float" office:value="1.52915" table:style-name="ce3">
            <text:p>1.52915</text:p>
          </table:table-cell>
          <table:table-cell office:value-type="float" office:value="4.6185200000000002" table:style-name="ce3">
            <text:p>4.61852</text:p>
          </table:table-cell>
          <table:table-cell office:value-type="float" office:value="5.3483900000000002" table:style-name="ce3">
            <text:p>5.34839</text:p>
          </table:table-cell>
          <table:table-cell office:value-type="float" office:value="-0.67574999999999996" table:formula="of:=[.B137]-[.C137]" table:style-name="ce3">
            <text:p>-0.67575</text:p>
          </table:table-cell>
          <table:table-cell office:value-type="float" office:value="-0.72987000000000002" table:formula="of:=[.D137]-[.E137]" table:style-name="ce3">
            <text:p>-0.72987</text:p>
          </table:table-cell>
          <table:table-cell office:value-type="float" office:value="5.4120000000000057E-2" table:formula="of:=[.F137]-[.G137]" table:style-name="ce3">
            <text:p>0.05412</text:p>
          </table:table-cell>
          <table:table-cell table:number-columns-repeated="16376"/>
        </table:table-row>
        <table:table-row table:style-name="ro1">
          <table:table-cell office:value-type="float" office:value="6.8" table:style-name="ce3">
            <text:p>6.8</text:p>
          </table:table-cell>
          <table:table-cell office:value-type="float" office:value="0.85468" table:style-name="ce3">
            <text:p>0.85468</text:p>
          </table:table-cell>
          <table:table-cell office:value-type="float" office:value="1.5257499999999999" table:style-name="ce3">
            <text:p>1.52575</text:p>
          </table:table-cell>
          <table:table-cell office:value-type="float" office:value="4.6063200000000002" table:style-name="ce3">
            <text:p>4.60632</text:p>
          </table:table-cell>
          <table:table-cell office:value-type="float" office:value="5.3276399999999997" table:style-name="ce3">
            <text:p>5.32764</text:p>
          </table:table-cell>
          <table:table-cell office:value-type="float" office:value="-0.67106999999999994" table:formula="of:=[.B138]-[.C138]" table:style-name="ce3">
            <text:p>-0.67107</text:p>
          </table:table-cell>
          <table:table-cell office:value-type="float" office:value="-0.72131999999999952" table:formula="of:=[.D138]-[.E138]" table:style-name="ce3">
            <text:p>-0.72132</text:p>
          </table:table-cell>
          <table:table-cell office:value-type="float" office:value="5.0249999999999573E-2" table:formula="of:=[.F138]-[.G138]" table:style-name="ce3">
            <text:p>0.05025</text:p>
          </table:table-cell>
          <table:table-cell table:number-columns-repeated="16376"/>
        </table:table-row>
        <table:table-row table:style-name="ro1">
          <table:table-cell office:value-type="float" office:value="6.85" table:style-name="ce3">
            <text:p>6.85</text:p>
          </table:table-cell>
          <table:table-cell office:value-type="float" office:value="0.85370000000000001" table:style-name="ce3">
            <text:p>0.8537</text:p>
          </table:table-cell>
          <table:table-cell office:value-type="float" office:value="1.5220800000000001" table:style-name="ce3">
            <text:p>1.52208</text:p>
          </table:table-cell>
          <table:table-cell office:value-type="float" office:value="4.5921799999999999" table:style-name="ce3">
            <text:p>4.59218</text:p>
          </table:table-cell>
          <table:table-cell office:value-type="float" office:value="5.32254" table:style-name="ce3">
            <text:p>5.32254</text:p>
          </table:table-cell>
          <table:table-cell office:value-type="float" office:value="-0.66838000000000009" table:formula="of:=[.B139]-[.C139]" table:style-name="ce3">
            <text:p>-0.66838</text:p>
          </table:table-cell>
          <table:table-cell office:value-type="float" office:value="-0.73036000000000012" table:formula="of:=[.D139]-[.E139]" table:style-name="ce3">
            <text:p>-0.73036</text:p>
          </table:table-cell>
          <table:table-cell office:value-type="float" office:value="6.1980000000000035E-2" table:formula="of:=[.F139]-[.G139]" table:style-name="ce3">
            <text:p>0.06198</text:p>
          </table:table-cell>
          <table:table-cell table:number-columns-repeated="16376"/>
        </table:table-row>
        <table:table-row table:style-name="ro1">
          <table:table-cell office:value-type="float" office:value="6.9" table:style-name="ce3">
            <text:p>6.9</text:p>
          </table:table-cell>
          <table:table-cell office:value-type="float" office:value="0.85541999999999996" table:style-name="ce3">
            <text:p>0.85542</text:p>
          </table:table-cell>
          <table:table-cell office:value-type="float" office:value="1.5194000000000001" table:style-name="ce3">
            <text:p>1.5194</text:p>
          </table:table-cell>
          <table:table-cell office:value-type="float" office:value="4.5847199999999999" table:style-name="ce3">
            <text:p>4.58472</text:p>
          </table:table-cell>
          <table:table-cell office:value-type="float" office:value="5.2990399999999998" table:style-name="ce3">
            <text:p>5.29904</text:p>
          </table:table-cell>
          <table:table-cell office:value-type="float" office:value="-0.66398000000000013" table:formula="of:=[.B140]-[.C140]" table:style-name="ce3">
            <text:p>-0.66398</text:p>
          </table:table-cell>
          <table:table-cell office:value-type="float" office:value="-0.71431999999999984" table:formula="of:=[.D140]-[.E140]" table:style-name="ce3">
            <text:p>-0.71432</text:p>
          </table:table-cell>
          <table:table-cell office:value-type="float" office:value="5.0339999999999718E-2" table:formula="of:=[.F140]-[.G140]" table:style-name="ce3">
            <text:p>0.05034</text:p>
          </table:table-cell>
          <table:table-cell table:number-columns-repeated="16376"/>
        </table:table-row>
        <table:table-row table:style-name="ro1">
          <table:table-cell office:value-type="float" office:value="6.95" table:style-name="ce3">
            <text:p>6.95</text:p>
          </table:table-cell>
          <table:table-cell office:value-type="float" office:value="0.85877000000000003" table:style-name="ce3">
            <text:p>0.85877</text:p>
          </table:table-cell>
          <table:table-cell office:value-type="float" office:value="1.5170300000000001" table:style-name="ce3">
            <text:p>1.51703</text:p>
          </table:table-cell>
          <table:table-cell office:value-type="float" office:value="4.5719599999999998" table:style-name="ce3">
            <text:p>4.57196</text:p>
          </table:table-cell>
          <table:table-cell office:value-type="float" office:value="5.27895" table:style-name="ce3">
            <text:p>5.27895</text:p>
          </table:table-cell>
          <table:table-cell office:value-type="float" office:value="-0.65826000000000007" table:formula="of:=[.B141]-[.C141]" table:style-name="ce3">
            <text:p>-0.65826</text:p>
          </table:table-cell>
          <table:table-cell office:value-type="float" office:value="-0.70699000000000023" table:formula="of:=[.D141]-[.E141]" table:style-name="ce3">
            <text:p>-0.70699</text:p>
          </table:table-cell>
          <table:table-cell office:value-type="float" office:value="4.8730000000000162E-2" table:formula="of:=[.F141]-[.G141]" table:style-name="ce3">
            <text:p>0.04873</text:p>
          </table:table-cell>
          <table:table-cell table:number-columns-repeated="16376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0.86077999999999999" table:style-name="ce3">
            <text:p>0.86078</text:p>
          </table:table-cell>
          <table:table-cell office:value-type="float" office:value="1.5157499999999999" table:style-name="ce3">
            <text:p>1.51575</text:p>
          </table:table-cell>
          <table:table-cell office:value-type="float" office:value="4.5561400000000001" table:style-name="ce3">
            <text:p>4.55614</text:p>
          </table:table-cell>
          <table:table-cell office:value-type="float" office:value="5.2578300000000002" table:style-name="ce3">
            <text:p>5.25783</text:p>
          </table:table-cell>
          <table:table-cell office:value-type="float" office:value="-0.65496999999999994" table:formula="of:=[.B142]-[.C142]" table:style-name="ce3">
            <text:p>-0.65497</text:p>
          </table:table-cell>
          <table:table-cell office:value-type="float" office:value="-0.70169000000000015" table:formula="of:=[.D142]-[.E142]" table:style-name="ce3">
            <text:p>-0.70169</text:p>
          </table:table-cell>
          <table:table-cell office:value-type="float" office:value="4.6720000000000206E-2" table:formula="of:=[.F142]-[.G142]" table:style-name="ce3">
            <text:p>0.04672</text:p>
          </table:table-cell>
          <table:table-cell table:number-columns-repeated="16376"/>
        </table:table-row>
        <table:table-row table:style-name="ro1">
          <table:table-cell office:value-type="float" office:value="7.05" table:style-name="ce3">
            <text:p>7.05</text:p>
          </table:table-cell>
          <table:table-cell office:value-type="float" office:value="0.85877000000000003" table:style-name="ce3">
            <text:p>0.85877</text:p>
          </table:table-cell>
          <table:table-cell office:value-type="float" office:value="1.51037" table:style-name="ce3">
            <text:p>1.51037</text:p>
          </table:table-cell>
          <table:table-cell office:value-type="float" office:value="4.5438400000000003" table:style-name="ce3">
            <text:p>4.54384</text:p>
          </table:table-cell>
          <table:table-cell office:value-type="float" office:value="5.2400200000000003" table:style-name="ce3">
            <text:p>5.24002</text:p>
          </table:table-cell>
          <table:table-cell office:value-type="float" office:value="-0.65159999999999996" table:formula="of:=[.B143]-[.C143]" table:style-name="ce3">
            <text:p>-0.6516</text:p>
          </table:table-cell>
          <table:table-cell office:value-type="float" office:value="-0.69618000000000002" table:formula="of:=[.D143]-[.E143]" table:style-name="ce3">
            <text:p>-0.69618</text:p>
          </table:table-cell>
          <table:table-cell office:value-type="float" office:value="4.4580000000000064E-2" table:formula="of:=[.F143]-[.G143]" table:style-name="ce3">
            <text:p>0.04458</text:p>
          </table:table-cell>
          <table:table-cell table:number-columns-repeated="16376"/>
        </table:table-row>
        <table:table-row table:style-name="ro1">
          <table:table-cell office:value-type="float" office:value="7.1" table:style-name="ce3">
            <text:p>7.1</text:p>
          </table:table-cell>
          <table:table-cell office:value-type="float" office:value="0.86134999999999995" table:style-name="ce3">
            <text:p>0.86135</text:p>
          </table:table-cell>
          <table:table-cell office:value-type="float" office:value="1.5188999999999999" table:style-name="ce3">
            <text:p>1.5189</text:p>
          </table:table-cell>
          <table:table-cell office:value-type="float" office:value="4.5328799999999996" table:style-name="ce3">
            <text:p>4.53288</text:p>
          </table:table-cell>
          <table:table-cell office:value-type="float" office:value="5.2374700000000001" table:style-name="ce3">
            <text:p>5.23747</text:p>
          </table:table-cell>
          <table:table-cell office:value-type="float" office:value="-0.65754999999999997" table:formula="of:=[.B144]-[.C144]" table:style-name="ce3">
            <text:p>-0.65755</text:p>
          </table:table-cell>
          <table:table-cell office:value-type="float" office:value="-0.70459000000000049" table:formula="of:=[.D144]-[.E144]" table:style-name="ce3">
            <text:p>-0.70459</text:p>
          </table:table-cell>
          <table:table-cell office:value-type="float" office:value="4.7040000000000526E-2" table:formula="of:=[.F144]-[.G144]" table:style-name="ce3">
            <text:p>0.04704</text:p>
          </table:table-cell>
          <table:table-cell table:number-columns-repeated="16376"/>
        </table:table-row>
        <table:table-row table:style-name="ro1">
          <table:table-cell office:value-type="float" office:value="7.15" table:style-name="ce3">
            <text:p>7.15</text:p>
          </table:table-cell>
          <table:table-cell office:value-type="float" office:value="0.87024000000000001" table:style-name="ce3">
            <text:p>0.87024</text:p>
          </table:table-cell>
          <table:table-cell office:value-type="float" office:value="1.5142800000000001" table:style-name="ce3">
            <text:p>1.51428</text:p>
          </table:table-cell>
          <table:table-cell office:value-type="float" office:value="4.5153600000000003" table:style-name="ce3">
            <text:p>4.51536</text:p>
          </table:table-cell>
          <table:table-cell office:value-type="float" office:value="5.2194200000000004" table:style-name="ce3">
            <text:p>5.21942</text:p>
          </table:table-cell>
          <table:table-cell office:value-type="float" office:value="-0.64404000000000006" table:formula="of:=[.B145]-[.C145]" table:style-name="ce3">
            <text:p>-0.64404</text:p>
          </table:table-cell>
          <table:table-cell office:value-type="float" office:value="-0.70406000000000013" table:formula="of:=[.D145]-[.E145]" table:style-name="ce3">
            <text:p>-0.70406</text:p>
          </table:table-cell>
          <table:table-cell office:value-type="float" office:value="6.0020000000000073E-2" table:formula="of:=[.F145]-[.G145]" table:style-name="ce3">
            <text:p>0.06002</text:p>
          </table:table-cell>
          <table:table-cell table:number-columns-repeated="16376"/>
        </table:table-row>
        <table:table-row table:style-name="ro1">
          <table:table-cell office:value-type="float" office:value="7.2" table:style-name="ce3">
            <text:p>7.2</text:p>
          </table:table-cell>
          <table:table-cell office:value-type="float" office:value="0.87005999999999994" table:style-name="ce3">
            <text:p>0.87006</text:p>
          </table:table-cell>
          <table:table-cell office:value-type="float" office:value="1.51162" table:style-name="ce3">
            <text:p>1.51162</text:p>
          </table:table-cell>
          <table:table-cell office:value-type="float" office:value="4.5080499999999999" table:style-name="ce3">
            <text:p>4.50805</text:p>
          </table:table-cell>
          <table:table-cell office:value-type="float" office:value="5.20472" table:style-name="ce3">
            <text:p>5.20472</text:p>
          </table:table-cell>
          <table:table-cell office:value-type="float" office:value="-0.64156000000000002" table:formula="of:=[.B146]-[.C146]" table:style-name="ce3">
            <text:p>-0.64156</text:p>
          </table:table-cell>
          <table:table-cell office:value-type="float" office:value="-0.69667000000000012" table:formula="of:=[.D146]-[.E146]" table:style-name="ce3">
            <text:p>-0.69667</text:p>
          </table:table-cell>
          <table:table-cell office:value-type="float" office:value="5.5110000000000103E-2" table:formula="of:=[.F146]-[.G146]" table:style-name="ce3">
            <text:p>0.05511</text:p>
          </table:table-cell>
          <table:table-cell table:number-columns-repeated="16376"/>
        </table:table-row>
        <table:table-row table:style-name="ro1">
          <table:table-cell office:value-type="float" office:value="7.25" table:style-name="ce3">
            <text:p>7.25</text:p>
          </table:table-cell>
          <table:table-cell office:value-type="float" office:value="0.87177000000000004" table:style-name="ce3">
            <text:p>0.87177</text:p>
          </table:table-cell>
          <table:table-cell office:value-type="float" office:value="1.5090699999999999" table:style-name="ce3">
            <text:p>1.50907</text:p>
          </table:table-cell>
          <table:table-cell office:value-type="float" office:value="4.5074699999999996" table:style-name="ce3">
            <text:p>4.50747</text:p>
          </table:table-cell>
          <table:table-cell office:value-type="float" office:value="5.1979800000000003" table:style-name="ce3">
            <text:p>5.19798</text:p>
          </table:table-cell>
          <table:table-cell office:value-type="float" office:value="-0.63729999999999987" table:formula="of:=[.B147]-[.C147]" table:style-name="ce3">
            <text:p>-0.6373</text:p>
          </table:table-cell>
          <table:table-cell office:value-type="float" office:value="-0.69051000000000062" table:formula="of:=[.D147]-[.E147]" table:style-name="ce3">
            <text:p>-0.69051</text:p>
          </table:table-cell>
          <table:table-cell office:value-type="float" office:value="5.3210000000000757E-2" table:formula="of:=[.F147]-[.G147]" table:style-name="ce3">
            <text:p>0.05321</text:p>
          </table:table-cell>
          <table:table-cell table:number-columns-repeated="16376"/>
        </table:table-row>
        <table:table-row table:style-name="ro1">
          <table:table-cell office:value-type="float" office:value="7.3" table:style-name="ce3">
            <text:p>7.3</text:p>
          </table:table-cell>
          <table:table-cell office:value-type="float" office:value="0.86729000000000001" table:style-name="ce3">
            <text:p>0.86729</text:p>
          </table:table-cell>
          <table:table-cell office:value-type="float" office:value="1.50342" table:style-name="ce3">
            <text:p>1.50342</text:p>
          </table:table-cell>
          <table:table-cell office:value-type="float" office:value="4.4710700000000001" table:style-name="ce3">
            <text:p>4.47107</text:p>
          </table:table-cell>
          <table:table-cell office:value-type="float" office:value="5.1575499999999996" table:style-name="ce3">
            <text:p>5.15755</text:p>
          </table:table-cell>
          <table:table-cell office:value-type="float" office:value="-0.63612999999999997" table:formula="of:=[.B148]-[.C148]" table:style-name="ce3">
            <text:p>-0.63613</text:p>
          </table:table-cell>
          <table:table-cell office:value-type="float" office:value="-0.68647999999999954" table:formula="of:=[.D148]-[.E148]" table:style-name="ce3">
            <text:p>-0.68648</text:p>
          </table:table-cell>
          <table:table-cell office:value-type="float" office:value="5.0349999999999562E-2" table:formula="of:=[.F148]-[.G148]" table:style-name="ce3">
            <text:p>0.05035</text:p>
          </table:table-cell>
          <table:table-cell table:number-columns-repeated="16376"/>
        </table:table-row>
        <table:table-row table:style-name="ro1">
          <table:table-cell office:value-type="float" office:value="7.35" table:style-name="ce3">
            <text:p>7.35</text:p>
          </table:table-cell>
          <table:table-cell office:value-type="float" office:value="0.87460000000000004" table:style-name="ce3">
            <text:p>0.8746</text:p>
          </table:table-cell>
          <table:table-cell office:value-type="float" office:value="1.5014799999999999" table:style-name="ce3">
            <text:p>1.50148</text:p>
          </table:table-cell>
          <table:table-cell office:value-type="float" office:value="4.4557399999999996" table:style-name="ce3">
            <text:p>4.45574</text:p>
          </table:table-cell>
          <table:table-cell office:value-type="float" office:value="5.1463000000000001" table:style-name="ce3">
            <text:p>5.1463</text:p>
          </table:table-cell>
          <table:table-cell office:value-type="float" office:value="-0.62687999999999988" table:formula="of:=[.B149]-[.C149]" table:style-name="ce3">
            <text:p>-0.62688</text:p>
          </table:table-cell>
          <table:table-cell office:value-type="float" office:value="-0.69056000000000051" table:formula="of:=[.D149]-[.E149]" table:style-name="ce3">
            <text:p>-0.69056</text:p>
          </table:table-cell>
          <table:table-cell office:value-type="float" office:value="6.3680000000000625E-2" table:formula="of:=[.F149]-[.G149]" table:style-name="ce3">
            <text:p>0.06368</text:p>
          </table:table-cell>
          <table:table-cell table:number-columns-repeated="16376"/>
        </table:table-row>
        <table:table-row table:style-name="ro1">
          <table:table-cell office:value-type="float" office:value="7.4" table:style-name="ce3">
            <text:p>7.4</text:p>
          </table:table-cell>
          <table:table-cell office:value-type="float" office:value="0.87397000000000002" table:style-name="ce3">
            <text:p>0.87397</text:p>
          </table:table-cell>
          <table:table-cell office:value-type="float" office:value="1.5028900000000001" table:style-name="ce3">
            <text:p>1.50289</text:p>
          </table:table-cell>
          <table:table-cell office:value-type="float" office:value="4.4413200000000002" table:style-name="ce3">
            <text:p>4.44132</text:p>
          </table:table-cell>
          <table:table-cell office:value-type="float" office:value="5.1337299999999999" table:style-name="ce3">
            <text:p>5.13373</text:p>
          </table:table-cell>
          <table:table-cell office:value-type="float" office:value="-0.62892000000000003" table:formula="of:=[.B150]-[.C150]" table:style-name="ce3">
            <text:p>-0.62892</text:p>
          </table:table-cell>
          <table:table-cell office:value-type="float" office:value="-0.69240999999999975" table:formula="of:=[.D150]-[.E150]" table:style-name="ce3">
            <text:p>-0.69241</text:p>
          </table:table-cell>
          <table:table-cell office:value-type="float" office:value="6.3489999999999713E-2" table:formula="of:=[.F150]-[.G150]" table:style-name="ce3">
            <text:p>0.06349</text:p>
          </table:table-cell>
          <table:table-cell table:number-columns-repeated="16376"/>
        </table:table-row>
        <table:table-row table:style-name="ro1">
          <table:table-cell office:value-type="float" office:value="7.45" table:style-name="ce3">
            <text:p>7.45</text:p>
          </table:table-cell>
          <table:table-cell office:value-type="float" office:value="0.87590999999999997" table:style-name="ce3">
            <text:p>0.87591</text:p>
          </table:table-cell>
          <table:table-cell office:value-type="float" office:value="1.5053399999999999" table:style-name="ce3">
            <text:p>1.50534</text:p>
          </table:table-cell>
          <table:table-cell office:value-type="float" office:value="4.4308399999999999" table:style-name="ce3">
            <text:p>4.43084</text:p>
          </table:table-cell>
          <table:table-cell office:value-type="float" office:value="5.1155400000000002" table:style-name="ce3">
            <text:p>5.11554</text:p>
          </table:table-cell>
          <table:table-cell office:value-type="float" office:value="-0.62942999999999993" table:formula="of:=[.B151]-[.C151]" table:style-name="ce3">
            <text:p>-0.62943</text:p>
          </table:table-cell>
          <table:table-cell office:value-type="float" office:value="-0.68470000000000031" table:formula="of:=[.D151]-[.E151]" table:style-name="ce3">
            <text:p>-0.6847</text:p>
          </table:table-cell>
          <table:table-cell office:value-type="float" office:value="5.5270000000000374E-2" table:formula="of:=[.F151]-[.G151]" table:style-name="ce3">
            <text:p>0.05527</text:p>
          </table:table-cell>
          <table:table-cell table:number-columns-repeated="16376"/>
        </table:table-row>
        <table:table-row table:style-name="ro1">
          <table:table-cell office:value-type="float" office:value="7.5" table:style-name="ce3">
            <text:p>7.5</text:p>
          </table:table-cell>
          <table:table-cell office:value-type="float" office:value="0.87748000000000004" table:style-name="ce3">
            <text:p>0.87748</text:p>
          </table:table-cell>
          <table:table-cell office:value-type="float" office:value="1.4999800000000001" table:style-name="ce3">
            <text:p>1.49998</text:p>
          </table:table-cell>
          <table:table-cell office:value-type="float" office:value="4.4173099999999996" table:style-name="ce3">
            <text:p>4.41731</text:p>
          </table:table-cell>
          <table:table-cell office:value-type="float" office:value="5.09206" table:style-name="ce3">
            <text:p>5.09206</text:p>
          </table:table-cell>
          <table:table-cell office:value-type="float" office:value="-0.62250000000000005" table:formula="of:=[.B152]-[.C152]" table:style-name="ce3">
            <text:p>-0.6225</text:p>
          </table:table-cell>
          <table:table-cell office:value-type="float" office:value="-0.67475000000000041" table:formula="of:=[.D152]-[.E152]" table:style-name="ce3">
            <text:p>-0.67475</text:p>
          </table:table-cell>
          <table:table-cell office:value-type="float" office:value="5.2250000000000352E-2" table:formula="of:=[.F152]-[.G152]" table:style-name="ce3">
            <text:p>0.05225</text:p>
          </table:table-cell>
          <table:table-cell table:number-columns-repeated="16376"/>
        </table:table-row>
        <table:table-row table:style-name="ro1">
          <table:table-cell office:value-type="float" office:value="7.55" table:style-name="ce3">
            <text:p>7.55</text:p>
          </table:table-cell>
          <table:table-cell office:value-type="float" office:value="0.87844" table:style-name="ce3">
            <text:p>0.87844</text:p>
          </table:table-cell>
          <table:table-cell office:value-type="float" office:value="1.49617" table:style-name="ce3">
            <text:p>1.49617</text:p>
          </table:table-cell>
          <table:table-cell office:value-type="float" office:value="4.39757" table:style-name="ce3">
            <text:p>4.39757</text:p>
          </table:table-cell>
          <table:table-cell office:value-type="float" office:value="5.0701599999999996" table:style-name="ce3">
            <text:p>5.07016</text:p>
          </table:table-cell>
          <table:table-cell office:value-type="float" office:value="-0.61773" table:formula="of:=[.B153]-[.C153]" table:style-name="ce3">
            <text:p>-0.61773</text:p>
          </table:table-cell>
          <table:table-cell office:value-type="float" office:value="-0.67258999999999958" table:formula="of:=[.D153]-[.E153]" table:style-name="ce3">
            <text:p>-0.67259</text:p>
          </table:table-cell>
          <table:table-cell office:value-type="float" office:value="5.4859999999999576E-2" table:formula="of:=[.F153]-[.G153]" table:style-name="ce3">
            <text:p>0.05486</text:p>
          </table:table-cell>
          <table:table-cell table:number-columns-repeated="16376"/>
        </table:table-row>
        <table:table-row table:style-name="ro1">
          <table:table-cell office:value-type="float" office:value="7.6" table:style-name="ce3">
            <text:p>7.6</text:p>
          </table:table-cell>
          <table:table-cell office:value-type="float" office:value="0.87748000000000004" table:style-name="ce3">
            <text:p>0.87748</text:p>
          </table:table-cell>
          <table:table-cell office:value-type="float" office:value="1.4960199999999999" table:style-name="ce3">
            <text:p>1.49602</text:p>
          </table:table-cell>
          <table:table-cell office:value-type="float" office:value="4.3853099999999996" table:style-name="ce3">
            <text:p>4.38531</text:p>
          </table:table-cell>
          <table:table-cell office:value-type="float" office:value="5.0547899999999997" table:style-name="ce3">
            <text:p>5.05479</text:p>
          </table:table-cell>
          <table:table-cell office:value-type="float" office:value="-0.61853999999999987" table:formula="of:=[.B154]-[.C154]" table:style-name="ce3">
            <text:p>-0.61854</text:p>
          </table:table-cell>
          <table:table-cell office:value-type="float" office:value="-0.66948000000000008" table:formula="of:=[.D154]-[.E154]" table:style-name="ce3">
            <text:p>-0.66948</text:p>
          </table:table-cell>
          <table:table-cell office:value-type="float" office:value="5.0940000000000207E-2" table:formula="of:=[.F154]-[.G154]" table:style-name="ce3">
            <text:p>0.05094</text:p>
          </table:table-cell>
          <table:table-cell table:number-columns-repeated="16376"/>
        </table:table-row>
        <table:table-row table:style-name="ro1">
          <table:table-cell office:value-type="float" office:value="7.65" table:style-name="ce3">
            <text:p>7.65</text:p>
          </table:table-cell>
          <table:table-cell office:value-type="float" office:value="0.87929999999999997" table:style-name="ce3">
            <text:p>0.8793</text:p>
          </table:table-cell>
          <table:table-cell office:value-type="float" office:value="1.4980500000000001" table:style-name="ce3">
            <text:p>1.49805</text:p>
          </table:table-cell>
          <table:table-cell office:value-type="float" office:value="4.3709100000000003" table:style-name="ce3">
            <text:p>4.37091</text:p>
          </table:table-cell>
          <table:table-cell office:value-type="float" office:value="5.0423999999999998" table:style-name="ce3">
            <text:p>5.0424</text:p>
          </table:table-cell>
          <table:table-cell office:value-type="float" office:value="-0.61875000000000013" table:formula="of:=[.B155]-[.C155]" table:style-name="ce3">
            <text:p>-0.61875</text:p>
          </table:table-cell>
          <table:table-cell office:value-type="float" office:value="-0.67148999999999948" table:formula="of:=[.D155]-[.E155]" table:style-name="ce3">
            <text:p>-0.67149</text:p>
          </table:table-cell>
          <table:table-cell office:value-type="float" office:value="5.2739999999999343E-2" table:formula="of:=[.F155]-[.G155]" table:style-name="ce3">
            <text:p>0.05274</text:p>
          </table:table-cell>
          <table:table-cell table:number-columns-repeated="16376"/>
        </table:table-row>
        <table:table-row table:style-name="ro1">
          <table:table-cell office:value-type="float" office:value="7.7" table:style-name="ce3">
            <text:p>7.7</text:p>
          </table:table-cell>
          <table:table-cell office:value-type="float" office:value="0.87839" table:style-name="ce3">
            <text:p>0.87839</text:p>
          </table:table-cell>
          <table:table-cell office:value-type="float" office:value="1.49861" table:style-name="ce3">
            <text:p>1.49861</text:p>
          </table:table-cell>
          <table:table-cell office:value-type="float" office:value="4.3537800000000004" table:style-name="ce3">
            <text:p>4.35378</text:p>
          </table:table-cell>
          <table:table-cell office:value-type="float" office:value="5.0204399999999998" table:style-name="ce3">
            <text:p>5.02044</text:p>
          </table:table-cell>
          <table:table-cell office:value-type="float" office:value="-0.62021999999999999" table:formula="of:=[.B156]-[.C156]" table:style-name="ce3">
            <text:p>-0.62022</text:p>
          </table:table-cell>
          <table:table-cell office:value-type="float" office:value="-0.66665999999999936" table:formula="of:=[.D156]-[.E156]" table:style-name="ce3">
            <text:p>-0.66666</text:p>
          </table:table-cell>
          <table:table-cell office:value-type="float" office:value="4.6439999999999371E-2" table:formula="of:=[.F156]-[.G156]" table:style-name="ce3">
            <text:p>0.04644</text:p>
          </table:table-cell>
          <table:table-cell table:number-columns-repeated="16376"/>
        </table:table-row>
        <table:table-row table:style-name="ro1">
          <table:table-cell office:value-type="float" office:value="7.75" table:style-name="ce3">
            <text:p>7.75</text:p>
          </table:table-cell>
          <table:table-cell office:value-type="float" office:value="0.88024000000000002" table:style-name="ce3">
            <text:p>0.88024</text:p>
          </table:table-cell>
          <table:table-cell office:value-type="float" office:value="1.49847" table:style-name="ce3">
            <text:p>1.49847</text:p>
          </table:table-cell>
          <table:table-cell office:value-type="float" office:value="4.3435199999999998" table:style-name="ce3">
            <text:p>4.34352</text:p>
          </table:table-cell>
          <table:table-cell office:value-type="float" office:value="5.0050499999999998" table:style-name="ce3">
            <text:p>5.00505</text:p>
          </table:table-cell>
          <table:table-cell office:value-type="float" office:value="-0.61822999999999995" table:formula="of:=[.B157]-[.C157]" table:style-name="ce3">
            <text:p>-0.61823</text:p>
          </table:table-cell>
          <table:table-cell office:value-type="float" office:value="-0.66152999999999995" table:formula="of:=[.D157]-[.E157]" table:style-name="ce3">
            <text:p>-0.66153</text:p>
          </table:table-cell>
          <table:table-cell office:value-type="float" office:value="4.3300000000000005E-2" table:formula="of:=[.F157]-[.G157]" table:style-name="ce3">
            <text:p>0.0433</text:p>
          </table:table-cell>
          <table:table-cell table:number-columns-repeated="16376"/>
        </table:table-row>
        <table:table-row table:style-name="ro1">
          <table:table-cell office:value-type="float" office:value="7.8" table:style-name="ce3">
            <text:p>7.8</text:p>
          </table:table-cell>
          <table:table-cell office:value-type="float" office:value="0.87931999999999999" table:style-name="ce3">
            <text:p>0.87932</text:p>
          </table:table-cell>
          <table:table-cell office:value-type="float" office:value="1.4928300000000001" table:style-name="ce3">
            <text:p>1.49283</text:p>
          </table:table-cell>
          <table:table-cell office:value-type="float" office:value="4.3254999999999999" table:style-name="ce3">
            <text:p>4.3255</text:p>
          </table:table-cell>
          <table:table-cell office:value-type="float" office:value="4.9924600000000003" table:style-name="ce3">
            <text:p>4.99246</text:p>
          </table:table-cell>
          <table:table-cell office:value-type="float" office:value="-0.61351000000000011" table:formula="of:=[.B158]-[.C158]" table:style-name="ce3">
            <text:p>-0.61351</text:p>
          </table:table-cell>
          <table:table-cell office:value-type="float" office:value="-0.66696000000000044" table:formula="of:=[.D158]-[.E158]" table:style-name="ce3">
            <text:p>-0.66696</text:p>
          </table:table-cell>
          <table:table-cell office:value-type="float" office:value="5.3450000000000331E-2" table:formula="of:=[.F158]-[.G158]" table:style-name="ce3">
            <text:p>0.05345</text:p>
          </table:table-cell>
          <table:table-cell table:number-columns-repeated="16376"/>
        </table:table-row>
        <table:table-row table:style-name="ro1">
          <table:table-cell office:value-type="float" office:value="7.85" table:style-name="ce3">
            <text:p>7.85</text:p>
          </table:table-cell>
          <table:table-cell office:value-type="float" office:value="0.87895000000000001" table:style-name="ce3">
            <text:p>0.87895</text:p>
          </table:table-cell>
          <table:table-cell office:value-type="float" office:value="1.49126" table:style-name="ce3">
            <text:p>1.49126</text:p>
          </table:table-cell>
          <table:table-cell office:value-type="float" office:value="4.3053699999999999" table:style-name="ce3">
            <text:p>4.30537</text:p>
          </table:table-cell>
          <table:table-cell office:value-type="float" office:value="4.9719100000000003" table:style-name="ce3">
            <text:p>4.97191</text:p>
          </table:table-cell>
          <table:table-cell office:value-type="float" office:value="-0.61231000000000002" table:formula="of:=[.B159]-[.C159]" table:style-name="ce3">
            <text:p>-0.61231</text:p>
          </table:table-cell>
          <table:table-cell office:value-type="float" office:value="-0.66654000000000035" table:formula="of:=[.D159]-[.E159]" table:style-name="ce3">
            <text:p>-0.66654</text:p>
          </table:table-cell>
          <table:table-cell office:value-type="float" office:value="5.4230000000000333E-2" table:formula="of:=[.F159]-[.G159]" table:style-name="ce3">
            <text:p>0.05423</text:p>
          </table:table-cell>
          <table:table-cell table:number-columns-repeated="16376"/>
        </table:table-row>
        <table:table-row table:style-name="ro1">
          <table:table-cell office:value-type="float" office:value="7.9" table:style-name="ce3">
            <text:p>7.9</text:p>
          </table:table-cell>
          <table:table-cell office:value-type="float" office:value="0.87492999999999999" table:style-name="ce3">
            <text:p>0.87493</text:p>
          </table:table-cell>
          <table:table-cell office:value-type="float" office:value="1.4915499999999999" table:style-name="ce3">
            <text:p>1.49155</text:p>
          </table:table-cell>
          <table:table-cell office:value-type="float" office:value="4.2912400000000002" table:style-name="ce3">
            <text:p>4.29124</text:p>
          </table:table-cell>
          <table:table-cell office:value-type="float" office:value="4.9580700000000002" table:style-name="ce3">
            <text:p>4.95807</text:p>
          </table:table-cell>
          <table:table-cell office:value-type="float" office:value="-0.61661999999999995" table:formula="of:=[.B160]-[.C160]" table:style-name="ce3">
            <text:p>-0.61662</text:p>
          </table:table-cell>
          <table:table-cell office:value-type="float" office:value="-0.66683000000000003" table:formula="of:=[.D160]-[.E160]" table:style-name="ce3">
            <text:p>-0.66683</text:p>
          </table:table-cell>
          <table:table-cell office:value-type="float" office:value="5.0210000000000088E-2" table:formula="of:=[.F160]-[.G160]" table:style-name="ce3">
            <text:p>0.05021</text:p>
          </table:table-cell>
          <table:table-cell table:number-columns-repeated="16376"/>
        </table:table-row>
        <table:table-row table:style-name="ro1">
          <table:table-cell office:value-type="float" office:value="7.95" table:style-name="ce3">
            <text:p>7.95</text:p>
          </table:table-cell>
          <table:table-cell office:value-type="float" office:value="0.87595000000000001" table:style-name="ce3">
            <text:p>0.87595</text:p>
          </table:table-cell>
          <table:table-cell office:value-type="float" office:value="1.48942" table:style-name="ce3">
            <text:p>1.48942</text:p>
          </table:table-cell>
          <table:table-cell office:value-type="float" office:value="4.2742399999999998" table:style-name="ce3">
            <text:p>4.27424</text:p>
          </table:table-cell>
          <table:table-cell office:value-type="float" office:value="4.9357600000000001" table:style-name="ce3">
            <text:p>4.93576</text:p>
          </table:table-cell>
          <table:table-cell office:value-type="float" office:value="-0.61346999999999996" table:formula="of:=[.B161]-[.C161]" table:style-name="ce3">
            <text:p>-0.61347</text:p>
          </table:table-cell>
          <table:table-cell office:value-type="float" office:value="-0.66152000000000033" table:formula="of:=[.D161]-[.E161]" table:style-name="ce3">
            <text:p>-0.66152</text:p>
          </table:table-cell>
          <table:table-cell office:value-type="float" office:value="4.805000000000037E-2" table:formula="of:=[.F161]-[.G161]" table:style-name="ce3">
            <text:p>0.04805</text:p>
          </table:table-cell>
          <table:table-cell table:number-columns-repeated="16376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.87416000000000005" table:style-name="ce3">
            <text:p>0.87416</text:p>
          </table:table-cell>
          <table:table-cell office:value-type="float" office:value="1.4876199999999999" table:style-name="ce3">
            <text:p>1.48762</text:p>
          </table:table-cell>
          <table:table-cell office:value-type="float" office:value="4.2580200000000001" table:style-name="ce3">
            <text:p>4.25802</text:p>
          </table:table-cell>
          <table:table-cell office:value-type="float" office:value="4.9278199999999996" table:style-name="ce3">
            <text:p>4.92782</text:p>
          </table:table-cell>
          <table:table-cell office:value-type="float" office:value="-0.61345999999999989" table:formula="of:=[.B162]-[.C162]" table:style-name="ce3">
            <text:p>-0.61346</text:p>
          </table:table-cell>
          <table:table-cell office:value-type="float" office:value="-0.66979999999999951" table:formula="of:=[.D162]-[.E162]" table:style-name="ce3">
            <text:p>-0.6698</text:p>
          </table:table-cell>
          <table:table-cell office:value-type="float" office:value="5.6339999999999613E-2" table:formula="of:=[.F162]-[.G162]" table:style-name="ce3">
            <text:p>0.05634</text:p>
          </table:table-cell>
          <table:table-cell table:number-columns-repeated="16376"/>
        </table:table-row>
        <table:table-row table:style-name="ro1">
          <table:table-cell office:value-type="float" office:value="8.0500000000000007" table:style-name="ce3">
            <text:p>8.05</text:p>
          </table:table-cell>
          <table:table-cell office:value-type="float" office:value="0.87334000000000001" table:style-name="ce3">
            <text:p>0.87334</text:p>
          </table:table-cell>
          <table:table-cell office:value-type="float" office:value="1.4889399999999999" table:style-name="ce3">
            <text:p>1.48894</text:p>
          </table:table-cell>
          <table:table-cell office:value-type="float" office:value="4.2504400000000002" table:style-name="ce3">
            <text:p>4.25044</text:p>
          </table:table-cell>
          <table:table-cell office:value-type="float" office:value="4.9175000000000004" table:style-name="ce3">
            <text:p>4.9175</text:p>
          </table:table-cell>
          <table:table-cell office:value-type="float" office:value="-0.61559999999999993" table:formula="of:=[.B163]-[.C163]" table:style-name="ce3">
            <text:p>-0.6156</text:p>
          </table:table-cell>
          <table:table-cell office:value-type="float" office:value="-0.66706000000000021" table:formula="of:=[.D163]-[.E163]" table:style-name="ce3">
            <text:p>-0.66706</text:p>
          </table:table-cell>
          <table:table-cell office:value-type="float" office:value="5.1460000000000283E-2" table:formula="of:=[.F163]-[.G163]" table:style-name="ce3">
            <text:p>0.05146</text:p>
          </table:table-cell>
          <table:table-cell table:number-columns-repeated="16376"/>
        </table:table-row>
        <table:table-row table:style-name="ro1">
          <table:table-cell office:value-type="float" office:value="8.1" table:style-name="ce3">
            <text:p>8.1</text:p>
          </table:table-cell>
          <table:table-cell office:value-type="float" office:value="0.87361" table:style-name="ce3">
            <text:p>0.87361</text:p>
          </table:table-cell>
          <table:table-cell office:value-type="float" office:value="1.4852099999999999" table:style-name="ce3">
            <text:p>1.48521</text:p>
          </table:table-cell>
          <table:table-cell office:value-type="float" office:value="4.2364300000000004" table:style-name="ce3">
            <text:p>4.23643</text:p>
          </table:table-cell>
          <table:table-cell office:value-type="float" office:value="4.9031399999999996" table:style-name="ce3">
            <text:p>4.90314</text:p>
          </table:table-cell>
          <table:table-cell office:value-type="float" office:value="-0.61159999999999992" table:formula="of:=[.B164]-[.C164]" table:style-name="ce3">
            <text:p>-0.6116</text:p>
          </table:table-cell>
          <table:table-cell office:value-type="float" office:value="-0.66670999999999925" table:formula="of:=[.D164]-[.E164]" table:style-name="ce3">
            <text:p>-0.66671</text:p>
          </table:table-cell>
          <table:table-cell office:value-type="float" office:value="5.5109999999999326E-2" table:formula="of:=[.F164]-[.G164]" table:style-name="ce3">
            <text:p>0.05511</text:p>
          </table:table-cell>
          <table:table-cell table:number-columns-repeated="16376"/>
        </table:table-row>
        <table:table-row table:style-name="ro1">
          <table:table-cell office:value-type="float" office:value="8.15" table:style-name="ce3">
            <text:p>8.15</text:p>
          </table:table-cell>
          <table:table-cell office:value-type="float" office:value="0.86899999999999999" table:style-name="ce3">
            <text:p>0.869</text:p>
          </table:table-cell>
          <table:table-cell office:value-type="float" office:value="1.4837400000000001" table:style-name="ce3">
            <text:p>1.48374</text:p>
          </table:table-cell>
          <table:table-cell office:value-type="float" office:value="4.2251599999999998" table:style-name="ce3">
            <text:p>4.22516</text:p>
          </table:table-cell>
          <table:table-cell office:value-type="float" office:value="4.8923300000000003" table:style-name="ce3">
            <text:p>4.89233</text:p>
          </table:table-cell>
          <table:table-cell office:value-type="float" office:value="-0.61474000000000006" table:formula="of:=[.B165]-[.C165]" table:style-name="ce3">
            <text:p>-0.61474</text:p>
          </table:table-cell>
          <table:table-cell office:value-type="float" office:value="-0.66717000000000048" table:formula="of:=[.D165]-[.E165]" table:style-name="ce3">
            <text:p>-0.66717</text:p>
          </table:table-cell>
          <table:table-cell office:value-type="float" office:value="5.2430000000000421E-2" table:formula="of:=[.F165]-[.G165]" table:style-name="ce3">
            <text:p>0.05243</text:p>
          </table:table-cell>
          <table:table-cell table:number-columns-repeated="16376"/>
        </table:table-row>
        <table:table-row table:style-name="ro1">
          <table:table-cell office:value-type="float" office:value="8.1999999999999993" table:style-name="ce3">
            <text:p>8.2</text:p>
          </table:table-cell>
          <table:table-cell office:value-type="float" office:value="0.86895999999999995" table:style-name="ce3">
            <text:p>0.86896</text:p>
          </table:table-cell>
          <table:table-cell office:value-type="float" office:value="1.47899" table:style-name="ce3">
            <text:p>1.47899</text:p>
          </table:table-cell>
          <table:table-cell office:value-type="float" office:value="4.2095500000000001" table:style-name="ce3">
            <text:p>4.20955</text:p>
          </table:table-cell>
          <table:table-cell office:value-type="float" office:value="4.8769600000000004" table:style-name="ce3">
            <text:p>4.87696</text:p>
          </table:table-cell>
          <table:table-cell office:value-type="float" office:value="-0.61003000000000007" table:formula="of:=[.B166]-[.C166]" table:style-name="ce3">
            <text:p>-0.61003</text:p>
          </table:table-cell>
          <table:table-cell office:value-type="float" office:value="-0.66741000000000028" table:formula="of:=[.D166]-[.E166]" table:style-name="ce3">
            <text:p>-0.66741</text:p>
          </table:table-cell>
          <table:table-cell office:value-type="float" office:value="5.7380000000000209E-2" table:formula="of:=[.F166]-[.G166]" table:style-name="ce3">
            <text:p>0.05738</text:p>
          </table:table-cell>
          <table:table-cell table:number-columns-repeated="16376"/>
        </table:table-row>
        <table:table-row table:style-name="ro1">
          <table:table-cell office:value-type="float" office:value="8.25" table:style-name="ce3">
            <text:p>8.25</text:p>
          </table:table-cell>
          <table:table-cell office:value-type="float" office:value="0.86463000000000001" table:style-name="ce3">
            <text:p>0.86463</text:p>
          </table:table-cell>
          <table:table-cell office:value-type="float" office:value="1.4812099999999999" table:style-name="ce3">
            <text:p>1.48121</text:p>
          </table:table-cell>
          <table:table-cell office:value-type="float" office:value="4.1848900000000002" table:style-name="ce3">
            <text:p>4.18489</text:p>
          </table:table-cell>
          <table:table-cell office:value-type="float" office:value="4.8552499999999998" table:style-name="ce3">
            <text:p>4.85525</text:p>
          </table:table-cell>
          <table:table-cell office:value-type="float" office:value="-0.61657999999999991" table:formula="of:=[.B167]-[.C167]" table:style-name="ce3">
            <text:p>-0.61658</text:p>
          </table:table-cell>
          <table:table-cell office:value-type="float" office:value="-0.67035999999999962" table:formula="of:=[.D167]-[.E167]" table:style-name="ce3">
            <text:p>-0.67036</text:p>
          </table:table-cell>
          <table:table-cell office:value-type="float" office:value="5.3779999999999717E-2" table:formula="of:=[.F167]-[.G167]" table:style-name="ce3">
            <text:p>0.05378</text:p>
          </table:table-cell>
          <table:table-cell table:number-columns-repeated="16376"/>
        </table:table-row>
        <table:table-row table:style-name="ro1">
          <table:table-cell office:value-type="float" office:value="8.3000000000000007" table:style-name="ce3">
            <text:p>8.3</text:p>
          </table:table-cell>
          <table:table-cell office:value-type="float" office:value="0.86490999999999996" table:style-name="ce3">
            <text:p>0.86491</text:p>
          </table:table-cell>
          <table:table-cell office:value-type="float" office:value="1.47715" table:style-name="ce3">
            <text:p>1.47715</text:p>
          </table:table-cell>
          <table:table-cell office:value-type="float" office:value="4.1745799999999997" table:style-name="ce3">
            <text:p>4.17458</text:p>
          </table:table-cell>
          <table:table-cell office:value-type="float" office:value="4.8456799999999998" table:style-name="ce3">
            <text:p>4.84568</text:p>
          </table:table-cell>
          <table:table-cell office:value-type="float" office:value="-0.61224000000000001" table:formula="of:=[.B168]-[.C168]" table:style-name="ce3">
            <text:p>-0.61224</text:p>
          </table:table-cell>
          <table:table-cell office:value-type="float" office:value="-0.67110000000000003" table:formula="of:=[.D168]-[.E168]" table:style-name="ce3">
            <text:p>-0.6711</text:p>
          </table:table-cell>
          <table:table-cell office:value-type="float" office:value="5.8860000000000023E-2" table:formula="of:=[.F168]-[.G168]" table:style-name="ce3">
            <text:p>0.05886</text:p>
          </table:table-cell>
          <table:table-cell table:number-columns-repeated="16376"/>
        </table:table-row>
        <table:table-row table:style-name="ro1">
          <table:table-cell office:value-type="float" office:value="8.35" table:style-name="ce3">
            <text:p>8.35</text:p>
          </table:table-cell>
          <table:table-cell office:value-type="float" office:value="0.86034999999999995" table:style-name="ce3">
            <text:p>0.86035</text:p>
          </table:table-cell>
          <table:table-cell office:value-type="float" office:value="1.47092" table:style-name="ce3">
            <text:p>1.47092</text:p>
          </table:table-cell>
          <table:table-cell office:value-type="float" office:value="4.1568899999999998" table:style-name="ce3">
            <text:p>4.15689</text:p>
          </table:table-cell>
          <table:table-cell office:value-type="float" office:value="4.8218300000000003" table:style-name="ce3">
            <text:p>4.82183</text:p>
          </table:table-cell>
          <table:table-cell office:value-type="float" office:value="-0.61057000000000006" table:formula="of:=[.B169]-[.C169]" table:style-name="ce3">
            <text:p>-0.61057</text:p>
          </table:table-cell>
          <table:table-cell office:value-type="float" office:value="-0.66494000000000053" table:formula="of:=[.D169]-[.E169]" table:style-name="ce3">
            <text:p>-0.66494</text:p>
          </table:table-cell>
          <table:table-cell office:value-type="float" office:value="5.4370000000000474E-2" table:formula="of:=[.F169]-[.G169]" table:style-name="ce3">
            <text:p>0.05437</text:p>
          </table:table-cell>
          <table:table-cell table:number-columns-repeated="16376"/>
        </table:table-row>
        <table:table-row table:style-name="ro1">
          <table:table-cell office:value-type="float" office:value="8.4" table:style-name="ce3">
            <text:p>8.4</text:p>
          </table:table-cell>
          <table:table-cell office:value-type="float" office:value="0.86094000000000004" table:style-name="ce3">
            <text:p>0.86094</text:p>
          </table:table-cell>
          <table:table-cell office:value-type="float" office:value="1.4726900000000001" table:style-name="ce3">
            <text:p>1.47269</text:p>
          </table:table-cell>
          <table:table-cell office:value-type="float" office:value="4.1458000000000004" table:style-name="ce3">
            <text:p>4.1458</text:p>
          </table:table-cell>
          <table:table-cell office:value-type="float" office:value="4.8196300000000001" table:style-name="ce3">
            <text:p>4.81963</text:p>
          </table:table-cell>
          <table:table-cell office:value-type="float" office:value="-0.61175000000000002" table:formula="of:=[.B170]-[.C170]" table:style-name="ce3">
            <text:p>-0.61175</text:p>
          </table:table-cell>
          <table:table-cell office:value-type="float" office:value="-0.67382999999999971" table:formula="of:=[.D170]-[.E170]" table:style-name="ce3">
            <text:p>-0.67383</text:p>
          </table:table-cell>
          <table:table-cell office:value-type="float" office:value="6.2079999999999691E-2" table:formula="of:=[.F170]-[.G170]" table:style-name="ce3">
            <text:p>0.06208</text:p>
          </table:table-cell>
          <table:table-cell table:number-columns-repeated="16376"/>
        </table:table-row>
        <table:table-row table:style-name="ro1">
          <table:table-cell office:value-type="float" office:value="8.4499999999999993" table:style-name="ce3">
            <text:p>8.45</text:p>
          </table:table-cell>
          <table:table-cell office:value-type="float" office:value="0.85512999999999995" table:style-name="ce3">
            <text:p>0.85513</text:p>
          </table:table-cell>
          <table:table-cell office:value-type="float" office:value="1.4666399999999999" table:style-name="ce3">
            <text:p>1.46664</text:p>
          </table:table-cell>
          <table:table-cell office:value-type="float" office:value="4.1234400000000004" table:style-name="ce3">
            <text:p>4.12344</text:p>
          </table:table-cell>
          <table:table-cell office:value-type="float" office:value="4.7895399999999997" table:style-name="ce3">
            <text:p>4.78954</text:p>
          </table:table-cell>
          <table:table-cell office:value-type="float" office:value="-0.61151" table:formula="of:=[.B171]-[.C171]" table:style-name="ce3">
            <text:p>-0.61151</text:p>
          </table:table-cell>
          <table:table-cell office:value-type="float" office:value="-0.66609999999999925" table:formula="of:=[.D171]-[.E171]" table:style-name="ce3">
            <text:p>-0.6661</text:p>
          </table:table-cell>
          <table:table-cell office:value-type="float" office:value="5.458999999999925E-2" table:formula="of:=[.F171]-[.G171]" table:style-name="ce3">
            <text:p>0.05459</text:p>
          </table:table-cell>
          <table:table-cell table:number-columns-repeated="16376"/>
        </table:table-row>
        <table:table-row table:style-name="ro1">
          <table:table-cell office:value-type="float" office:value="8.5" table:style-name="ce3">
            <text:p>8.5</text:p>
          </table:table-cell>
          <table:table-cell office:value-type="float" office:value="0.85307999999999995" table:style-name="ce3">
            <text:p>0.85308</text:p>
          </table:table-cell>
          <table:table-cell office:value-type="float" office:value="1.4631700000000001" table:style-name="ce3">
            <text:p>1.46317</text:p>
          </table:table-cell>
          <table:table-cell office:value-type="float" office:value="4.1164399999999999" table:style-name="ce3">
            <text:p>4.11644</text:p>
          </table:table-cell>
          <table:table-cell office:value-type="float" office:value="4.7784700000000004" table:style-name="ce3">
            <text:p>4.77847</text:p>
          </table:table-cell>
          <table:table-cell office:value-type="float" office:value="-0.61009000000000013" table:formula="of:=[.B172]-[.C172]" table:style-name="ce3">
            <text:p>-0.61009</text:p>
          </table:table-cell>
          <table:table-cell office:value-type="float" office:value="-0.66203000000000056" table:formula="of:=[.D172]-[.E172]" table:style-name="ce3">
            <text:p>-0.66203</text:p>
          </table:table-cell>
          <table:table-cell office:value-type="float" office:value="5.194000000000043E-2" table:formula="of:=[.F172]-[.G172]" table:style-name="ce3">
            <text:p>0.05194</text:p>
          </table:table-cell>
          <table:table-cell table:number-columns-repeated="16376"/>
        </table:table-row>
        <table:table-row table:style-name="ro1">
          <table:table-cell office:value-type="float" office:value="8.5500000000000007" table:style-name="ce3">
            <text:p>8.55</text:p>
          </table:table-cell>
          <table:table-cell office:value-type="float" office:value="0.84930000000000005" table:style-name="ce3">
            <text:p>0.8493</text:p>
          </table:table-cell>
          <table:table-cell office:value-type="float" office:value="1.4561999999999999" table:style-name="ce3">
            <text:p>1.4562</text:p>
          </table:table-cell>
          <table:table-cell office:value-type="float" office:value="4.09321" table:style-name="ce3">
            <text:p>4.09321</text:p>
          </table:table-cell>
          <table:table-cell office:value-type="float" office:value="4.7651000000000003" table:style-name="ce3">
            <text:p>4.7651</text:p>
          </table:table-cell>
          <table:table-cell office:value-type="float" office:value="-0.60689999999999988" table:formula="of:=[.B173]-[.C173]" table:style-name="ce3">
            <text:p>-0.6069</text:p>
          </table:table-cell>
          <table:table-cell office:value-type="float" office:value="-0.67189000000000032" table:formula="of:=[.D173]-[.E173]" table:style-name="ce3">
            <text:p>-0.67189</text:p>
          </table:table-cell>
          <table:table-cell office:value-type="float" office:value="6.4990000000000436E-2" table:formula="of:=[.F173]-[.G173]" table:style-name="ce3">
            <text:p>0.06499</text:p>
          </table:table-cell>
          <table:table-cell table:number-columns-repeated="16376"/>
        </table:table-row>
        <table:table-row table:style-name="ro1">
          <table:table-cell office:value-type="float" office:value="8.6" table:style-name="ce3">
            <text:p>8.6</text:p>
          </table:table-cell>
          <table:table-cell office:value-type="float" office:value="0.84711999999999998" table:style-name="ce3">
            <text:p>0.84712</text:p>
          </table:table-cell>
          <table:table-cell office:value-type="float" office:value="1.4543299999999999" table:style-name="ce3">
            <text:p>1.45433</text:p>
          </table:table-cell>
          <table:table-cell office:value-type="float" office:value="4.0883200000000004" table:style-name="ce3">
            <text:p>4.08832</text:p>
          </table:table-cell>
          <table:table-cell office:value-type="float" office:value="4.75021" table:style-name="ce3">
            <text:p>4.75021</text:p>
          </table:table-cell>
          <table:table-cell office:value-type="float" office:value="-0.60720999999999992" table:formula="of:=[.B174]-[.C174]" table:style-name="ce3">
            <text:p>-0.60721</text:p>
          </table:table-cell>
          <table:table-cell office:value-type="float" office:value="-0.66188999999999965" table:formula="of:=[.D174]-[.E174]" table:style-name="ce3">
            <text:p>-0.66189</text:p>
          </table:table-cell>
          <table:table-cell office:value-type="float" office:value="5.4679999999999729E-2" table:formula="of:=[.F174]-[.G174]" table:style-name="ce3">
            <text:p>0.05468</text:p>
          </table:table-cell>
          <table:table-cell table:number-columns-repeated="16376"/>
        </table:table-row>
        <table:table-row table:style-name="ro1">
          <table:table-cell office:value-type="float" office:value="8.65" table:style-name="ce3">
            <text:p>8.65</text:p>
          </table:table-cell>
          <table:table-cell office:value-type="float" office:value="0.84148000000000001" table:style-name="ce3">
            <text:p>0.84148</text:p>
          </table:table-cell>
          <table:table-cell office:value-type="float" office:value="1.4450499999999999" table:style-name="ce3">
            <text:p>1.44505</text:p>
          </table:table-cell>
          <table:table-cell office:value-type="float" office:value="4.0746599999999997" table:style-name="ce3">
            <text:p>4.07466</text:p>
          </table:table-cell>
          <table:table-cell office:value-type="float" office:value="4.7384300000000001" table:style-name="ce3">
            <text:p>4.73843</text:p>
          </table:table-cell>
          <table:table-cell office:value-type="float" office:value="-0.60356999999999994" table:formula="of:=[.B175]-[.C175]" table:style-name="ce3">
            <text:p>-0.60357</text:p>
          </table:table-cell>
          <table:table-cell office:value-type="float" office:value="-0.66377000000000042" table:formula="of:=[.D175]-[.E175]" table:style-name="ce3">
            <text:p>-0.66377</text:p>
          </table:table-cell>
          <table:table-cell office:value-type="float" office:value="6.0200000000000475E-2" table:formula="of:=[.F175]-[.G175]" table:style-name="ce3">
            <text:p>0.0602</text:p>
          </table:table-cell>
          <table:table-cell table:number-columns-repeated="16376"/>
        </table:table-row>
        <table:table-row table:style-name="ro1">
          <table:table-cell office:value-type="float" office:value="8.6999999999999993" table:style-name="ce3">
            <text:p>8.7</text:p>
          </table:table-cell>
          <table:table-cell office:value-type="float" office:value="0.83967999999999998" table:style-name="ce3">
            <text:p>0.83968</text:p>
          </table:table-cell>
          <table:table-cell office:value-type="float" office:value="1.44337" table:style-name="ce3">
            <text:p>1.44337</text:p>
          </table:table-cell>
          <table:table-cell office:value-type="float" office:value="4.06088" table:style-name="ce3">
            <text:p>4.06088</text:p>
          </table:table-cell>
          <table:table-cell office:value-type="float" office:value="4.7186700000000004" table:style-name="ce3">
            <text:p>4.71867</text:p>
          </table:table-cell>
          <table:table-cell office:value-type="float" office:value="-0.60369000000000006" table:formula="of:=[.B176]-[.C176]" table:style-name="ce3">
            <text:p>-0.60369</text:p>
          </table:table-cell>
          <table:table-cell office:value-type="float" office:value="-0.65779000000000032" table:formula="of:=[.D176]-[.E176]" table:style-name="ce3">
            <text:p>-0.65779</text:p>
          </table:table-cell>
          <table:table-cell office:value-type="float" office:value="5.4100000000000259E-2" table:formula="of:=[.F176]-[.G176]" table:style-name="ce3">
            <text:p>0.0541</text:p>
          </table:table-cell>
          <table:table-cell table:number-columns-repeated="16376"/>
        </table:table-row>
        <table:table-row table:style-name="ro1">
          <table:table-cell office:value-type="float" office:value="8.75" table:style-name="ce3">
            <text:p>8.75</text:p>
          </table:table-cell>
          <table:table-cell office:value-type="float" office:value="0.83445000000000003" table:style-name="ce3">
            <text:p>0.83445</text:p>
          </table:table-cell>
          <table:table-cell office:value-type="float" office:value="1.43607" table:style-name="ce3">
            <text:p>1.43607</text:p>
          </table:table-cell>
          <table:table-cell office:value-type="float" office:value="4.0426099999999998" table:style-name="ce3">
            <text:p>4.04261</text:p>
          </table:table-cell>
          <table:table-cell office:value-type="float" office:value="4.7030200000000004" table:style-name="ce3">
            <text:p>4.70302</text:p>
          </table:table-cell>
          <table:table-cell office:value-type="float" office:value="-0.60161999999999993" table:formula="of:=[.B177]-[.C177]" table:style-name="ce3">
            <text:p>-0.60162</text:p>
          </table:table-cell>
          <table:table-cell office:value-type="float" office:value="-0.66041000000000061" table:formula="of:=[.D177]-[.E177]" table:style-name="ce3">
            <text:p>-0.66041</text:p>
          </table:table-cell>
          <table:table-cell office:value-type="float" office:value="5.8790000000000675E-2" table:formula="of:=[.F177]-[.G177]" table:style-name="ce3">
            <text:p>0.05879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3">
            <text:p>8.8</text:p>
          </table:table-cell>
          <table:table-cell office:value-type="float" office:value="0.83308000000000004" table:style-name="ce3">
            <text:p>0.83308</text:p>
          </table:table-cell>
          <table:table-cell office:value-type="float" office:value="1.43249" table:style-name="ce3">
            <text:p>1.43249</text:p>
          </table:table-cell>
          <table:table-cell office:value-type="float" office:value="4.0313499999999998" table:style-name="ce3">
            <text:p>4.03135</text:p>
          </table:table-cell>
          <table:table-cell office:value-type="float" office:value="4.6895800000000003" table:style-name="ce3">
            <text:p>4.68958</text:p>
          </table:table-cell>
          <table:table-cell office:value-type="float" office:value="-0.59941" table:formula="of:=[.B178]-[.C178]" table:style-name="ce3">
            <text:p>-0.59941</text:p>
          </table:table-cell>
          <table:table-cell office:value-type="float" office:value="-0.65823000000000054" table:formula="of:=[.D178]-[.E178]" table:style-name="ce3">
            <text:p>-0.65823</text:p>
          </table:table-cell>
          <table:table-cell office:value-type="float" office:value="5.8820000000000539E-2" table:formula="of:=[.F178]-[.G178]" table:style-name="ce3">
            <text:p>0.05882</text:p>
          </table:table-cell>
          <table:table-cell table:number-columns-repeated="16376"/>
        </table:table-row>
        <table:table-row table:style-name="ro1">
          <table:table-cell office:value-type="float" office:value="8.85" table:style-name="ce3">
            <text:p>8.85</text:p>
          </table:table-cell>
          <table:table-cell office:value-type="float" office:value="0.82842000000000005" table:style-name="ce3">
            <text:p>0.82842</text:p>
          </table:table-cell>
          <table:table-cell office:value-type="float" office:value="1.4236200000000001" table:style-name="ce3">
            <text:p>1.42362</text:p>
          </table:table-cell>
          <table:table-cell office:value-type="float" office:value="4.0161600000000002" table:style-name="ce3">
            <text:p>4.01616</text:p>
          </table:table-cell>
          <table:table-cell office:value-type="float" office:value="4.6710799999999999" table:style-name="ce3">
            <text:p>4.67108</text:p>
          </table:table-cell>
          <table:table-cell office:value-type="float" office:value="-0.59520000000000006" table:formula="of:=[.B179]-[.C179]" table:style-name="ce3">
            <text:p>-0.5952</text:p>
          </table:table-cell>
          <table:table-cell office:value-type="float" office:value="-0.65491999999999972" table:formula="of:=[.D179]-[.E179]" table:style-name="ce3">
            <text:p>-0.65492</text:p>
          </table:table-cell>
          <table:table-cell office:value-type="float" office:value="5.9719999999999662E-2" table:formula="of:=[.F179]-[.G179]" table:style-name="ce3">
            <text:p>0.05972</text:p>
          </table:table-cell>
          <table:table-cell table:number-columns-repeated="16376"/>
        </table:table-row>
        <table:table-row table:style-name="ro1">
          <table:table-cell office:value-type="float" office:value="8.9" table:style-name="ce3">
            <text:p>8.9</text:p>
          </table:table-cell>
          <table:table-cell office:value-type="float" office:value="0.82955999999999996" table:style-name="ce3">
            <text:p>0.82956</text:p>
          </table:table-cell>
          <table:table-cell office:value-type="float" office:value="1.4230700000000001" table:style-name="ce3">
            <text:p>1.42307</text:p>
          </table:table-cell>
          <table:table-cell office:value-type="float" office:value="4.0101599999999999" table:style-name="ce3">
            <text:p>4.01016</text:p>
          </table:table-cell>
          <table:table-cell office:value-type="float" office:value="4.6547200000000002" table:style-name="ce3">
            <text:p>4.65472</text:p>
          </table:table-cell>
          <table:table-cell office:value-type="float" office:value="-0.59351000000000009" table:formula="of:=[.B180]-[.C180]" table:style-name="ce3">
            <text:p>-0.59351</text:p>
          </table:table-cell>
          <table:table-cell office:value-type="float" office:value="-0.64456000000000024" table:formula="of:=[.D180]-[.E180]" table:style-name="ce3">
            <text:p>-0.64456</text:p>
          </table:table-cell>
          <table:table-cell office:value-type="float" office:value="5.1050000000000151E-2" table:formula="of:=[.F180]-[.G180]" table:style-name="ce3">
            <text:p>0.05105</text:p>
          </table:table-cell>
          <table:table-cell table:number-columns-repeated="16376"/>
        </table:table-row>
        <table:table-row table:style-name="ro1">
          <table:table-cell office:value-type="float" office:value="8.9499999999999993" table:style-name="ce3">
            <text:p>8.95</text:p>
          </table:table-cell>
          <table:table-cell office:value-type="float" office:value="0.82471000000000005" table:style-name="ce3">
            <text:p>0.82471</text:p>
          </table:table-cell>
          <table:table-cell office:value-type="float" office:value="1.41289" table:style-name="ce3">
            <text:p>1.41289</text:p>
          </table:table-cell>
          <table:table-cell office:value-type="float" office:value="3.9925600000000001" table:style-name="ce3">
            <text:p>3.99256</text:p>
          </table:table-cell>
          <table:table-cell office:value-type="float" office:value="4.64147" table:style-name="ce3">
            <text:p>4.64147</text:p>
          </table:table-cell>
          <table:table-cell office:value-type="float" office:value="-0.58817999999999993" table:formula="of:=[.B181]-[.C181]" table:style-name="ce3">
            <text:p>-0.58818</text:p>
          </table:table-cell>
          <table:table-cell office:value-type="float" office:value="-0.64890999999999988" table:formula="of:=[.D181]-[.E181]" table:style-name="ce3">
            <text:p>-0.64891</text:p>
          </table:table-cell>
          <table:table-cell office:value-type="float" office:value="6.0729999999999951E-2" table:formula="of:=[.F181]-[.G181]" table:style-name="ce3">
            <text:p>0.06073</text:p>
          </table:table-cell>
          <table:table-cell table:number-columns-repeated="16376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.82062000000000002" table:style-name="ce3">
            <text:p>0.82062</text:p>
          </table:table-cell>
          <table:table-cell office:value-type="float" office:value="1.40866" table:style-name="ce3">
            <text:p>1.40866</text:p>
          </table:table-cell>
          <table:table-cell office:value-type="float" office:value="3.9839799999999999" table:style-name="ce3">
            <text:p>3.98398</text:p>
          </table:table-cell>
          <table:table-cell office:value-type="float" office:value="4.6312899999999999" table:style-name="ce3">
            <text:p>4.63129</text:p>
          </table:table-cell>
          <table:table-cell office:value-type="float" office:value="-0.58804000000000001" table:formula="of:=[.B182]-[.C182]" table:style-name="ce3">
            <text:p>-0.58804</text:p>
          </table:table-cell>
          <table:table-cell office:value-type="float" office:value="-0.64731000000000005" table:formula="of:=[.D182]-[.E182]" table:style-name="ce3">
            <text:p>-0.64731</text:p>
          </table:table-cell>
          <table:table-cell office:value-type="float" office:value="5.9270000000000045E-2" table:formula="of:=[.F182]-[.G182]" table:style-name="ce3">
            <text:p>0.05927</text:p>
          </table:table-cell>
          <table:table-cell table:number-columns-repeated="16376"/>
        </table:table-row>
        <table:table-row table:style-name="ro1">
          <table:table-cell office:value-type="float" office:value="9.0500000000000007" table:style-name="ce3">
            <text:p>9.05</text:p>
          </table:table-cell>
          <table:table-cell office:value-type="float" office:value="0.81972" table:style-name="ce3">
            <text:p>0.81972</text:p>
          </table:table-cell>
          <table:table-cell office:value-type="float" office:value="1.4018900000000001" table:style-name="ce3">
            <text:p>1.40189</text:p>
          </table:table-cell>
          <table:table-cell office:value-type="float" office:value="3.9709099999999999" table:style-name="ce3">
            <text:p>3.97091</text:p>
          </table:table-cell>
          <table:table-cell office:value-type="float" office:value="4.6124900000000002" table:style-name="ce3">
            <text:p>4.61249</text:p>
          </table:table-cell>
          <table:table-cell office:value-type="float" office:value="-0.58217000000000008" table:formula="of:=[.B183]-[.C183]" table:style-name="ce3">
            <text:p>-0.58217</text:p>
          </table:table-cell>
          <table:table-cell office:value-type="float" office:value="-0.64158000000000026" table:formula="of:=[.D183]-[.E183]" table:style-name="ce3">
            <text:p>-0.64158</text:p>
          </table:table-cell>
          <table:table-cell office:value-type="float" office:value="5.9410000000000185E-2" table:formula="of:=[.F183]-[.G183]" table:style-name="ce3">
            <text:p>0.05941</text:p>
          </table:table-cell>
          <table:table-cell table:number-columns-repeated="16376"/>
        </table:table-row>
        <table:table-row table:style-name="ro1">
          <table:table-cell office:value-type="float" office:value="9.1" table:style-name="ce3">
            <text:p>9.1</text:p>
          </table:table-cell>
          <table:table-cell office:value-type="float" office:value="0.81554000000000004" table:style-name="ce3">
            <text:p>0.81554</text:p>
          </table:table-cell>
          <table:table-cell office:value-type="float" office:value="1.39608" table:style-name="ce3">
            <text:p>1.39608</text:p>
          </table:table-cell>
          <table:table-cell office:value-type="float" office:value="3.9606499999999998" table:style-name="ce3">
            <text:p>3.96065</text:p>
          </table:table-cell>
          <table:table-cell office:value-type="float" office:value="4.5982399999999997" table:style-name="ce3">
            <text:p>4.59824</text:p>
          </table:table-cell>
          <table:table-cell office:value-type="float" office:value="-0.58053999999999994" table:formula="of:=[.B184]-[.C184]" table:style-name="ce3">
            <text:p>-0.58054</text:p>
          </table:table-cell>
          <table:table-cell office:value-type="float" office:value="-0.63758999999999988" table:formula="of:=[.D184]-[.E184]" table:style-name="ce3">
            <text:p>-0.63759</text:p>
          </table:table-cell>
          <table:table-cell office:value-type="float" office:value="5.7049999999999934E-2" table:formula="of:=[.F184]-[.G184]" table:style-name="ce3">
            <text:p>0.05705</text:p>
          </table:table-cell>
          <table:table-cell table:number-columns-repeated="16376"/>
        </table:table-row>
        <table:table-row table:style-name="ro1">
          <table:table-cell office:value-type="float" office:value="9.15" table:style-name="ce3">
            <text:p>9.15</text:p>
          </table:table-cell>
          <table:table-cell office:value-type="float" office:value="0.81049000000000004" table:style-name="ce3">
            <text:p>0.81049</text:p>
          </table:table-cell>
          <table:table-cell office:value-type="float" office:value="1.38714" table:style-name="ce3">
            <text:p>1.38714</text:p>
          </table:table-cell>
          <table:table-cell office:value-type="float" office:value="3.9408400000000001" table:style-name="ce3">
            <text:p>3.94084</text:p>
          </table:table-cell>
          <table:table-cell office:value-type="float" office:value="4.5725499999999997" table:style-name="ce3">
            <text:p>4.57255</text:p>
          </table:table-cell>
          <table:table-cell office:value-type="float" office:value="-0.57665" table:formula="of:=[.B185]-[.C185]" table:style-name="ce3">
            <text:p>-0.57665</text:p>
          </table:table-cell>
          <table:table-cell office:value-type="float" office:value="-0.63170999999999955" table:formula="of:=[.D185]-[.E185]" table:style-name="ce3">
            <text:p>-0.63171</text:p>
          </table:table-cell>
          <table:table-cell office:value-type="float" office:value="5.5059999999999554E-2" table:formula="of:=[.F185]-[.G185]" table:style-name="ce3">
            <text:p>0.05506</text:p>
          </table:table-cell>
          <table:table-cell table:number-columns-repeated="16376"/>
        </table:table-row>
        <table:table-row table:style-name="ro1">
          <table:table-cell office:value-type="float" office:value="9.1999999999999993" table:style-name="ce3">
            <text:p>9.2</text:p>
          </table:table-cell>
          <table:table-cell office:value-type="float" office:value="0.81089999999999995" table:style-name="ce3">
            <text:p>0.8109</text:p>
          </table:table-cell>
          <table:table-cell office:value-type="float" office:value="1.3803799999999999" table:style-name="ce3">
            <text:p>1.38038</text:p>
          </table:table-cell>
          <table:table-cell office:value-type="float" office:value="3.9331" table:style-name="ce3">
            <text:p>3.9331</text:p>
          </table:table-cell>
          <table:table-cell office:value-type="float" office:value="4.5579799999999997" table:style-name="ce3">
            <text:p>4.55798</text:p>
          </table:table-cell>
          <table:table-cell office:value-type="float" office:value="-0.56947999999999999" table:formula="of:=[.B186]-[.C186]" table:style-name="ce3">
            <text:p>-0.56948</text:p>
          </table:table-cell>
          <table:table-cell office:value-type="float" office:value="-0.62487999999999966" table:formula="of:=[.D186]-[.E186]" table:style-name="ce3">
            <text:p>-0.62488</text:p>
          </table:table-cell>
          <table:table-cell office:value-type="float" office:value="5.5399999999999672E-2" table:formula="of:=[.F186]-[.G186]" table:style-name="ce3">
            <text:p>0.0554</text:p>
          </table:table-cell>
          <table:table-cell table:number-columns-repeated="16376"/>
        </table:table-row>
        <table:table-row table:style-name="ro1">
          <table:table-cell office:value-type="float" office:value="9.25" table:style-name="ce3">
            <text:p>9.25</text:p>
          </table:table-cell>
          <table:table-cell office:value-type="float" office:value="0.80513999999999997" table:style-name="ce3">
            <text:p>0.80514</text:p>
          </table:table-cell>
          <table:table-cell office:value-type="float" office:value="1.37469" table:style-name="ce3">
            <text:p>1.37469</text:p>
          </table:table-cell>
          <table:table-cell office:value-type="float" office:value="3.9127200000000002" table:style-name="ce3">
            <text:p>3.91272</text:p>
          </table:table-cell>
          <table:table-cell office:value-type="float" office:value="4.5397499999999997" table:style-name="ce3">
            <text:p>4.53975</text:p>
          </table:table-cell>
          <table:table-cell office:value-type="float" office:value="-0.56955" table:formula="of:=[.B187]-[.C187]" table:style-name="ce3">
            <text:p>-0.56955</text:p>
          </table:table-cell>
          <table:table-cell office:value-type="float" office:value="-0.62702999999999953" table:formula="of:=[.D187]-[.E187]" table:style-name="ce3">
            <text:p>-0.62703</text:p>
          </table:table-cell>
          <table:table-cell office:value-type="float" office:value="5.7479999999999531E-2" table:formula="of:=[.F187]-[.G187]" table:style-name="ce3">
            <text:p>0.05748</text:p>
          </table:table-cell>
          <table:table-cell table:number-columns-repeated="16376"/>
        </table:table-row>
        <table:table-row table:style-name="ro1">
          <table:table-cell office:value-type="float" office:value="9.3000000000000007" table:style-name="ce3">
            <text:p>9.3</text:p>
          </table:table-cell>
          <table:table-cell office:value-type="float" office:value="0.80393999999999999" table:style-name="ce3">
            <text:p>0.80394</text:p>
          </table:table-cell>
          <table:table-cell office:value-type="float" office:value="1.3675600000000001" table:style-name="ce3">
            <text:p>1.36756</text:p>
          </table:table-cell>
          <table:table-cell office:value-type="float" office:value="3.9026299999999998" table:style-name="ce3">
            <text:p>3.90263</text:p>
          </table:table-cell>
          <table:table-cell office:value-type="float" office:value="4.5200699999999996" table:style-name="ce3">
            <text:p>4.52007</text:p>
          </table:table-cell>
          <table:table-cell office:value-type="float" office:value="-0.56362000000000012" table:formula="of:=[.B188]-[.C188]" table:style-name="ce3">
            <text:p>-0.56362</text:p>
          </table:table-cell>
          <table:table-cell office:value-type="float" office:value="-0.61743999999999977" table:formula="of:=[.D188]-[.E188]" table:style-name="ce3">
            <text:p>-0.61744</text:p>
          </table:table-cell>
          <table:table-cell office:value-type="float" office:value="5.3819999999999646E-2" table:formula="of:=[.F188]-[.G188]" table:style-name="ce3">
            <text:p>0.05382</text:p>
          </table:table-cell>
          <table:table-cell table:number-columns-repeated="16376"/>
        </table:table-row>
        <table:table-row table:style-name="ro1">
          <table:table-cell office:value-type="float" office:value="9.35" table:style-name="ce3">
            <text:p>9.35</text:p>
          </table:table-cell>
          <table:table-cell office:value-type="float" office:value="0.79620999999999997" table:style-name="ce3">
            <text:p>0.79621</text:p>
          </table:table-cell>
          <table:table-cell office:value-type="float" office:value="1.3546100000000001" table:style-name="ce3">
            <text:p>1.35461</text:p>
          </table:table-cell>
          <table:table-cell office:value-type="float" office:value="3.8810600000000002" table:style-name="ce3">
            <text:p>3.88106</text:p>
          </table:table-cell>
          <table:table-cell office:value-type="float" office:value="4.5021000000000004" table:style-name="ce3">
            <text:p>4.5021</text:p>
          </table:table-cell>
          <table:table-cell office:value-type="float" office:value="-0.55840000000000012" table:formula="of:=[.B189]-[.C189]" table:style-name="ce3">
            <text:p>-0.5584</text:p>
          </table:table-cell>
          <table:table-cell office:value-type="float" office:value="-0.62104000000000026" table:formula="of:=[.D189]-[.E189]" table:style-name="ce3">
            <text:p>-0.62104</text:p>
          </table:table-cell>
          <table:table-cell office:value-type="float" office:value="6.264000000000014E-2" table:formula="of:=[.F189]-[.G189]" table:style-name="ce3">
            <text:p>0.06264</text:p>
          </table:table-cell>
          <table:table-cell table:number-columns-repeated="16376"/>
        </table:table-row>
        <table:table-row table:style-name="ro1">
          <table:table-cell office:value-type="float" office:value="9.4" table:style-name="ce3">
            <text:p>9.4</text:p>
          </table:table-cell>
          <table:table-cell office:value-type="float" office:value="0.79418999999999995" table:style-name="ce3">
            <text:p>0.79419</text:p>
          </table:table-cell>
          <table:table-cell office:value-type="float" office:value="1.3477399999999999" table:style-name="ce3">
            <text:p>1.34774</text:p>
          </table:table-cell>
          <table:table-cell office:value-type="float" office:value="3.8700399999999999" table:style-name="ce3">
            <text:p>3.87004</text:p>
          </table:table-cell>
          <table:table-cell office:value-type="float" office:value="4.4844299999999997" table:style-name="ce3">
            <text:p>4.48443</text:p>
          </table:table-cell>
          <table:table-cell office:value-type="float" office:value="-0.55354999999999999" table:formula="of:=[.B190]-[.C190]" table:style-name="ce3">
            <text:p>-0.55355</text:p>
          </table:table-cell>
          <table:table-cell office:value-type="float" office:value="-0.61438999999999977" table:formula="of:=[.D190]-[.E190]" table:style-name="ce3">
            <text:p>-0.61439</text:p>
          </table:table-cell>
          <table:table-cell office:value-type="float" office:value="6.0839999999999783E-2" table:formula="of:=[.F190]-[.G190]" table:style-name="ce3">
            <text:p>0.06084</text:p>
          </table:table-cell>
          <table:table-cell table:number-columns-repeated="16376"/>
        </table:table-row>
        <table:table-row table:style-name="ro1">
          <table:table-cell office:value-type="float" office:value="9.4499999999999993" table:style-name="ce3">
            <text:p>9.45</text:p>
          </table:table-cell>
          <table:table-cell office:value-type="float" office:value="0.79008" table:style-name="ce3">
            <text:p>0.79008</text:p>
          </table:table-cell>
          <table:table-cell office:value-type="float" office:value="1.3454299999999999" table:style-name="ce3">
            <text:p>1.34543</text:p>
          </table:table-cell>
          <table:table-cell office:value-type="float" office:value="3.8593000000000002" table:style-name="ce3">
            <text:p>3.8593</text:p>
          </table:table-cell>
          <table:table-cell office:value-type="float" office:value="4.4725000000000001" table:style-name="ce3">
            <text:p>4.4725</text:p>
          </table:table-cell>
          <table:table-cell office:value-type="float" office:value="-0.5553499999999999" table:formula="of:=[.B191]-[.C191]" table:style-name="ce3">
            <text:p>-0.55535</text:p>
          </table:table-cell>
          <table:table-cell office:value-type="float" office:value="-0.61319999999999997" table:formula="of:=[.D191]-[.E191]" table:style-name="ce3">
            <text:p>-0.6132</text:p>
          </table:table-cell>
          <table:table-cell office:value-type="float" office:value="5.7850000000000068E-2" table:formula="of:=[.F191]-[.G191]" table:style-name="ce3">
            <text:p>0.05785</text:p>
          </table:table-cell>
          <table:table-cell table:number-columns-repeated="16376"/>
        </table:table-row>
        <table:table-row table:style-name="ro1">
          <table:table-cell office:value-type="float" office:value="9.5" table:style-name="ce3">
            <text:p>9.5</text:p>
          </table:table-cell>
          <table:table-cell office:value-type="float" office:value="0.78639999999999999" table:style-name="ce3">
            <text:p>0.7864</text:p>
          </table:table-cell>
          <table:table-cell office:value-type="float" office:value="1.3369899999999999" table:style-name="ce3">
            <text:p>1.33699</text:p>
          </table:table-cell>
          <table:table-cell office:value-type="float" office:value="3.8455400000000002" table:style-name="ce3">
            <text:p>3.84554</text:p>
          </table:table-cell>
          <table:table-cell office:value-type="float" office:value="4.4498199999999999" table:style-name="ce3">
            <text:p>4.44982</text:p>
          </table:table-cell>
          <table:table-cell office:value-type="float" office:value="-0.55058999999999991" table:formula="of:=[.B192]-[.C192]" table:style-name="ce3">
            <text:p>-0.55059</text:p>
          </table:table-cell>
          <table:table-cell office:value-type="float" office:value="-0.60427999999999971" table:formula="of:=[.D192]-[.E192]" table:style-name="ce3">
            <text:p>-0.60428</text:p>
          </table:table-cell>
          <table:table-cell office:value-type="float" office:value="5.3689999999999793E-2" table:formula="of:=[.F192]-[.G192]" table:style-name="ce3">
            <text:p>0.05369</text:p>
          </table:table-cell>
          <table:table-cell table:number-columns-repeated="16376"/>
        </table:table-row>
        <table:table-row table:style-name="ro1">
          <table:table-cell office:value-type="float" office:value="9.5500000000000007" table:style-name="ce3">
            <text:p>9.55</text:p>
          </table:table-cell>
          <table:table-cell office:value-type="float" office:value="0.78142999999999996" table:style-name="ce3">
            <text:p>0.78143</text:p>
          </table:table-cell>
          <table:table-cell office:value-type="float" office:value="1.3295699999999999" table:style-name="ce3">
            <text:p>1.32957</text:p>
          </table:table-cell>
          <table:table-cell office:value-type="float" office:value="3.8264399999999998" table:style-name="ce3">
            <text:p>3.82644</text:p>
          </table:table-cell>
          <table:table-cell office:value-type="float" office:value="4.4340599999999997" table:style-name="ce3">
            <text:p>4.43406</text:p>
          </table:table-cell>
          <table:table-cell office:value-type="float" office:value="-0.54813999999999996" table:formula="of:=[.B193]-[.C193]" table:style-name="ce3">
            <text:p>-0.54814</text:p>
          </table:table-cell>
          <table:table-cell office:value-type="float" office:value="-0.60761999999999983" table:formula="of:=[.D193]-[.E193]" table:style-name="ce3">
            <text:p>-0.60762</text:p>
          </table:table-cell>
          <table:table-cell office:value-type="float" office:value="5.9479999999999866E-2" table:formula="of:=[.F193]-[.G193]" table:style-name="ce3">
            <text:p>0.05948</text:p>
          </table:table-cell>
          <table:table-cell table:number-columns-repeated="16376"/>
        </table:table-row>
        <table:table-row table:style-name="ro1">
          <table:table-cell office:value-type="float" office:value="9.6" table:style-name="ce3">
            <text:p>9.6</text:p>
          </table:table-cell>
          <table:table-cell office:value-type="float" office:value="0.78073999999999999" table:style-name="ce3">
            <text:p>0.78074</text:p>
          </table:table-cell>
          <table:table-cell office:value-type="float" office:value="1.32494" table:style-name="ce3">
            <text:p>1.32494</text:p>
          </table:table-cell>
          <table:table-cell office:value-type="float" office:value="3.8205200000000001" table:style-name="ce3">
            <text:p>3.82052</text:p>
          </table:table-cell>
          <table:table-cell office:value-type="float" office:value="4.4159499999999996" table:style-name="ce3">
            <text:p>4.41595</text:p>
          </table:table-cell>
          <table:table-cell office:value-type="float" office:value="-0.54420000000000002" table:formula="of:=[.B194]-[.C194]" table:style-name="ce3">
            <text:p>-0.5442</text:p>
          </table:table-cell>
          <table:table-cell office:value-type="float" office:value="-0.59542999999999946" table:formula="of:=[.D194]-[.E194]" table:style-name="ce3">
            <text:p>-0.59543</text:p>
          </table:table-cell>
          <table:table-cell office:value-type="float" office:value="5.1229999999999443E-2" table:formula="of:=[.F194]-[.G194]" table:style-name="ce3">
            <text:p>0.05123</text:p>
          </table:table-cell>
          <table:table-cell table:number-columns-repeated="16376"/>
        </table:table-row>
        <table:table-row table:style-name="ro1">
          <table:table-cell office:value-type="float" office:value="9.65" table:style-name="ce3">
            <text:p>9.65</text:p>
          </table:table-cell>
          <table:table-cell office:value-type="float" office:value="0.77354999999999996" table:style-name="ce3">
            <text:p>0.77355</text:p>
          </table:table-cell>
          <table:table-cell office:value-type="float" office:value="1.31599" table:style-name="ce3">
            <text:p>1.31599</text:p>
          </table:table-cell>
          <table:table-cell office:value-type="float" office:value="3.8032699999999999" table:style-name="ce3">
            <text:p>3.80327</text:p>
          </table:table-cell>
          <table:table-cell office:value-type="float" office:value="4.4035799999999998" table:style-name="ce3">
            <text:p>4.40358</text:p>
          </table:table-cell>
          <table:table-cell office:value-type="float" office:value="-0.54244000000000003" table:formula="of:=[.B195]-[.C195]" table:style-name="ce3">
            <text:p>-0.54244</text:p>
          </table:table-cell>
          <table:table-cell office:value-type="float" office:value="-0.6003099999999999" table:formula="of:=[.D195]-[.E195]" table:style-name="ce3">
            <text:p>-0.60031</text:p>
          </table:table-cell>
          <table:table-cell office:value-type="float" office:value="5.7869999999999866E-2" table:formula="of:=[.F195]-[.G195]" table:style-name="ce3">
            <text:p>0.05787</text:p>
          </table:table-cell>
          <table:table-cell table:number-columns-repeated="16376"/>
        </table:table-row>
        <table:table-row table:style-name="ro1">
          <table:table-cell office:value-type="float" office:value="9.6999999999999993" table:style-name="ce3">
            <text:p>9.7</text:p>
          </table:table-cell>
          <table:table-cell office:value-type="float" office:value="0.77141999999999999" table:style-name="ce3">
            <text:p>0.77142</text:p>
          </table:table-cell>
          <table:table-cell office:value-type="float" office:value="1.3090900000000001" table:style-name="ce3">
            <text:p>1.30909</text:p>
          </table:table-cell>
          <table:table-cell office:value-type="float" office:value="3.7886799999999998" table:style-name="ce3">
            <text:p>3.78868</text:p>
          </table:table-cell>
          <table:table-cell office:value-type="float" office:value="4.3912699999999996" table:style-name="ce3">
            <text:p>4.39127</text:p>
          </table:table-cell>
          <table:table-cell office:value-type="float" office:value="-0.53767000000000009" table:formula="of:=[.B196]-[.C196]" table:style-name="ce3">
            <text:p>-0.53767</text:p>
          </table:table-cell>
          <table:table-cell office:value-type="float" office:value="-0.60258999999999974" table:formula="of:=[.D196]-[.E196]" table:style-name="ce3">
            <text:p>-0.60259</text:p>
          </table:table-cell>
          <table:table-cell office:value-type="float" office:value="6.4919999999999645E-2" table:formula="of:=[.F196]-[.G196]" table:style-name="ce3">
            <text:p>0.06492</text:p>
          </table:table-cell>
          <table:table-cell table:number-columns-repeated="16376"/>
        </table:table-row>
        <table:table-row table:style-name="ro1">
          <table:table-cell office:value-type="float" office:value="9.75" table:style-name="ce3">
            <text:p>9.75</text:p>
          </table:table-cell>
          <table:table-cell office:value-type="float" office:value="0.76620999999999995" table:style-name="ce3">
            <text:p>0.76621</text:p>
          </table:table-cell>
          <table:table-cell office:value-type="float" office:value="1.30281" table:style-name="ce3">
            <text:p>1.30281</text:p>
          </table:table-cell>
          <table:table-cell office:value-type="float" office:value="3.7707700000000002" table:style-name="ce3">
            <text:p>3.77077</text:p>
          </table:table-cell>
          <table:table-cell office:value-type="float" office:value="4.3693" table:style-name="ce3">
            <text:p>4.3693</text:p>
          </table:table-cell>
          <table:table-cell office:value-type="float" office:value="-0.53660000000000008" table:formula="of:=[.B197]-[.C197]" table:style-name="ce3">
            <text:p>-0.5366</text:p>
          </table:table-cell>
          <table:table-cell office:value-type="float" office:value="-0.59852999999999978" table:formula="of:=[.D197]-[.E197]" table:style-name="ce3">
            <text:p>-0.59853</text:p>
          </table:table-cell>
          <table:table-cell office:value-type="float" office:value="6.1929999999999708E-2" table:formula="of:=[.F197]-[.G197]" table:style-name="ce3">
            <text:p>0.06193</text:p>
          </table:table-cell>
          <table:table-cell table:number-columns-repeated="16376"/>
        </table:table-row>
        <table:table-row table:style-name="ro1">
          <table:table-cell office:value-type="float" office:value="9.8000000000000007" table:style-name="ce3">
            <text:p>9.8</text:p>
          </table:table-cell>
          <table:table-cell office:value-type="float" office:value="0.76365000000000005" table:style-name="ce3">
            <text:p>0.76365</text:p>
          </table:table-cell>
          <table:table-cell office:value-type="float" office:value="1.29342" table:style-name="ce3">
            <text:p>1.29342</text:p>
          </table:table-cell>
          <table:table-cell office:value-type="float" office:value="3.7536999999999998" table:style-name="ce3">
            <text:p>3.7537</text:p>
          </table:table-cell>
          <table:table-cell office:value-type="float" office:value="4.3446499999999997" table:style-name="ce3">
            <text:p>4.34465</text:p>
          </table:table-cell>
          <table:table-cell office:value-type="float" office:value="-0.52976999999999996" table:formula="of:=[.B198]-[.C198]" table:style-name="ce3">
            <text:p>-0.52977</text:p>
          </table:table-cell>
          <table:table-cell office:value-type="float" office:value="-0.59094999999999986" table:formula="of:=[.D198]-[.E198]" table:style-name="ce3">
            <text:p>-0.59095</text:p>
          </table:table-cell>
          <table:table-cell office:value-type="float" office:value="6.1179999999999901E-2" table:formula="of:=[.F198]-[.G198]" table:style-name="ce3">
            <text:p>0.06118</text:p>
          </table:table-cell>
          <table:table-cell table:number-columns-repeated="16376"/>
        </table:table-row>
        <table:table-row table:style-name="ro1">
          <table:table-cell office:value-type="float" office:value="9.85" table:style-name="ce3">
            <text:p>9.85</text:p>
          </table:table-cell>
          <table:table-cell office:value-type="float" office:value="0.75683" table:style-name="ce3">
            <text:p>0.75683</text:p>
          </table:table-cell>
          <table:table-cell office:value-type="float" office:value="1.2861199999999999" table:style-name="ce3">
            <text:p>1.28612</text:p>
          </table:table-cell>
          <table:table-cell office:value-type="float" office:value="3.7378300000000002" table:style-name="ce3">
            <text:p>3.73783</text:p>
          </table:table-cell>
          <table:table-cell office:value-type="float" office:value="4.3306800000000001" table:style-name="ce3">
            <text:p>4.33068</text:p>
          </table:table-cell>
          <table:table-cell office:value-type="float" office:value="-0.52928999999999993" table:formula="of:=[.B199]-[.C199]" table:style-name="ce3">
            <text:p>-0.52929</text:p>
          </table:table-cell>
          <table:table-cell office:value-type="float" office:value="-0.59284999999999988" table:formula="of:=[.D199]-[.E199]" table:style-name="ce3">
            <text:p>-0.59285</text:p>
          </table:table-cell>
          <table:table-cell office:value-type="float" office:value="6.355999999999995E-2" table:formula="of:=[.F199]-[.G199]" table:style-name="ce3">
            <text:p>0.06356</text:p>
          </table:table-cell>
          <table:table-cell table:number-columns-repeated="16376"/>
        </table:table-row>
        <table:table-row table:style-name="ro1">
          <table:table-cell office:value-type="float" office:value="9.9" table:style-name="ce3">
            <text:p>9.9</text:p>
          </table:table-cell>
          <table:table-cell office:value-type="float" office:value="0.75456999999999996" table:style-name="ce3">
            <text:p>0.75457</text:p>
          </table:table-cell>
          <table:table-cell office:value-type="float" office:value="1.28338" table:style-name="ce3">
            <text:p>1.28338</text:p>
          </table:table-cell>
          <table:table-cell office:value-type="float" office:value="3.7230099999999999" table:style-name="ce3">
            <text:p>3.72301</text:p>
          </table:table-cell>
          <table:table-cell office:value-type="float" office:value="4.3185000000000002" table:style-name="ce3">
            <text:p>4.3185</text:p>
          </table:table-cell>
          <table:table-cell office:value-type="float" office:value="-0.52881" table:formula="of:=[.B200]-[.C200]" table:style-name="ce3">
            <text:p>-0.52881</text:p>
          </table:table-cell>
          <table:table-cell office:value-type="float" office:value="-0.5954900000000003" table:formula="of:=[.D200]-[.E200]" table:style-name="ce3">
            <text:p>-0.59549</text:p>
          </table:table-cell>
          <table:table-cell office:value-type="float" office:value="6.6680000000000295E-2" table:formula="of:=[.F200]-[.G200]" table:style-name="ce3">
            <text:p>0.06668</text:p>
          </table:table-cell>
          <table:table-cell table:number-columns-repeated="16376"/>
        </table:table-row>
        <table:table-row table:style-name="ro1">
          <table:table-cell office:value-type="float" office:value="9.9499999999999993" table:style-name="ce3">
            <text:p>9.95</text:p>
          </table:table-cell>
          <table:table-cell office:value-type="float" office:value="0.74878" table:style-name="ce3">
            <text:p>0.74878</text:p>
          </table:table-cell>
          <table:table-cell office:value-type="float" office:value="1.2763199999999999" table:style-name="ce3">
            <text:p>1.27632</text:p>
          </table:table-cell>
          <table:table-cell office:value-type="float" office:value="3.7081599999999999" table:style-name="ce3">
            <text:p>3.70816</text:p>
          </table:table-cell>
          <table:table-cell office:value-type="float" office:value="4.2953400000000004" table:style-name="ce3">
            <text:p>4.29534</text:p>
          </table:table-cell>
          <table:table-cell office:value-type="float" office:value="-0.5275399999999999" table:formula="of:=[.B201]-[.C201]" table:style-name="ce3">
            <text:p>-0.52754</text:p>
          </table:table-cell>
          <table:table-cell office:value-type="float" office:value="-0.58718000000000048" table:formula="of:=[.D201]-[.E201]" table:style-name="ce3">
            <text:p>-0.58718</text:p>
          </table:table-cell>
          <table:table-cell office:value-type="float" office:value="5.9640000000000581E-2" table:formula="of:=[.F201]-[.G201]" table:style-name="ce3">
            <text:p>0.05964</text:p>
          </table:table-cell>
          <table:table-cell table:number-columns-repeated="16376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0.74597999999999998" table:style-name="ce3">
            <text:p>0.74598</text:p>
          </table:table-cell>
          <table:table-cell office:value-type="float" office:value="1.2685500000000001" table:style-name="ce3">
            <text:p>1.26855</text:p>
          </table:table-cell>
          <table:table-cell office:value-type="float" office:value="3.7025299999999999" table:style-name="ce3">
            <text:p>3.70253</text:p>
          </table:table-cell>
          <table:table-cell office:value-type="float" office:value="4.2878299999999996" table:style-name="ce3">
            <text:p>4.28783</text:p>
          </table:table-cell>
          <table:table-cell office:value-type="float" office:value="-0.52257000000000009" table:formula="of:=[.B202]-[.C202]" table:style-name="ce3">
            <text:p>-0.52257</text:p>
          </table:table-cell>
          <table:table-cell office:value-type="float" office:value="-0.58529999999999971" table:formula="of:=[.D202]-[.E202]" table:style-name="ce3">
            <text:p>-0.5853</text:p>
          </table:table-cell>
          <table:table-cell office:value-type="float" office:value="6.2729999999999619E-2" table:formula="of:=[.F202]-[.G202]" table:style-name="ce3">
            <text:p>0.06273</text:p>
          </table:table-cell>
          <table:table-cell table:number-columns-repeated="16376"/>
        </table:table-row>
        <table:table-row table:style-name="ro1">
          <table:table-cell office:value-type="float" office:value="10.050000000000001" table:style-name="ce3">
            <text:p>10.05</text:p>
          </table:table-cell>
          <table:table-cell office:value-type="float" office:value="0.74348999999999998" table:style-name="ce3">
            <text:p>0.74349</text:p>
          </table:table-cell>
          <table:table-cell office:value-type="float" office:value="1.26206" table:style-name="ce3">
            <text:p>1.26206</text:p>
          </table:table-cell>
          <table:table-cell office:value-type="float" office:value="3.6819999999999999" table:style-name="ce3">
            <text:p>3.682</text:p>
          </table:table-cell>
          <table:table-cell office:value-type="float" office:value="4.2657499999999997" table:style-name="ce3">
            <text:p>4.26575</text:p>
          </table:table-cell>
          <table:table-cell office:value-type="float" office:value="-0.51856999999999998" table:formula="of:=[.B203]-[.C203]" table:style-name="ce3">
            <text:p>-0.51857</text:p>
          </table:table-cell>
          <table:table-cell office:value-type="float" office:value="-0.58374999999999977" table:formula="of:=[.D203]-[.E203]" table:style-name="ce3">
            <text:p>-0.58375</text:p>
          </table:table-cell>
          <table:table-cell office:value-type="float" office:value="6.5179999999999794E-2" table:formula="of:=[.F203]-[.G203]" table:style-name="ce3">
            <text:p>0.06518</text:p>
          </table:table-cell>
          <table:table-cell table:number-columns-repeated="16376"/>
        </table:table-row>
        <table:table-row table:style-name="ro1">
          <table:table-cell office:value-type="float" office:value="10.1" table:style-name="ce3">
            <text:p>10.1</text:p>
          </table:table-cell>
          <table:table-cell office:value-type="float" office:value="0.73514999999999997" table:style-name="ce3">
            <text:p>0.73515</text:p>
          </table:table-cell>
          <table:table-cell office:value-type="float" office:value="1.2554099999999999" table:style-name="ce3">
            <text:p>1.25541</text:p>
          </table:table-cell>
          <table:table-cell office:value-type="float" office:value="3.6565699999999999" table:style-name="ce3">
            <text:p>3.65657</text:p>
          </table:table-cell>
          <table:table-cell office:value-type="float" office:value="4.2382499999999999" table:style-name="ce3">
            <text:p>4.23825</text:p>
          </table:table-cell>
          <table:table-cell office:value-type="float" office:value="-0.52025999999999994" table:formula="of:=[.B204]-[.C204]" table:style-name="ce3">
            <text:p>-0.52026</text:p>
          </table:table-cell>
          <table:table-cell office:value-type="float" office:value="-0.58167999999999997" table:formula="of:=[.D204]-[.E204]" table:style-name="ce3">
            <text:p>-0.58168</text:p>
          </table:table-cell>
          <table:table-cell office:value-type="float" office:value="6.142000000000003E-2" table:formula="of:=[.F204]-[.G204]" table:style-name="ce3">
            <text:p>0.06142</text:p>
          </table:table-cell>
          <table:table-cell table:number-columns-repeated="16376"/>
        </table:table-row>
        <table:table-row table:style-name="ro1">
          <table:table-cell office:value-type="float" office:value="10.15" table:style-name="ce3">
            <text:p>10.15</text:p>
          </table:table-cell>
          <table:table-cell office:value-type="float" office:value="0.73255000000000003" table:style-name="ce3">
            <text:p>0.73255</text:p>
          </table:table-cell>
          <table:table-cell office:value-type="float" office:value="1.2488600000000001" table:style-name="ce3">
            <text:p>1.24886</text:p>
          </table:table-cell>
          <table:table-cell office:value-type="float" office:value="3.6490200000000002" table:style-name="ce3">
            <text:p>3.64902</text:p>
          </table:table-cell>
          <table:table-cell office:value-type="float" office:value="4.2320200000000003" table:style-name="ce3">
            <text:p>4.23202</text:p>
          </table:table-cell>
          <table:table-cell office:value-type="float" office:value="-0.51631000000000005" table:formula="of:=[.B205]-[.C205]" table:style-name="ce3">
            <text:p>-0.51631</text:p>
          </table:table-cell>
          <table:table-cell office:value-type="float" office:value="-0.58300000000000018" table:formula="of:=[.D205]-[.E205]" table:style-name="ce3">
            <text:p>-0.583</text:p>
          </table:table-cell>
          <table:table-cell office:value-type="float" office:value="6.6690000000000138E-2" table:formula="of:=[.F205]-[.G205]" table:style-name="ce3">
            <text:p>0.06669</text:p>
          </table:table-cell>
          <table:table-cell table:number-columns-repeated="16376"/>
        </table:table-row>
        <table:table-row table:style-name="ro1">
          <table:table-cell office:value-type="float" office:value="10.199999999999999" table:style-name="ce3">
            <text:p>10.2</text:p>
          </table:table-cell>
          <table:table-cell office:value-type="float" office:value="0.73104000000000002" table:style-name="ce3">
            <text:p>0.73104</text:p>
          </table:table-cell>
          <table:table-cell office:value-type="float" office:value="1.2465200000000001" table:style-name="ce3">
            <text:p>1.24652</text:p>
          </table:table-cell>
          <table:table-cell office:value-type="float" office:value="3.63022" table:style-name="ce3">
            <text:p>3.63022</text:p>
          </table:table-cell>
          <table:table-cell office:value-type="float" office:value="4.2082199999999998" table:style-name="ce3">
            <text:p>4.20822</text:p>
          </table:table-cell>
          <table:table-cell office:value-type="float" office:value="-0.51548000000000005" table:formula="of:=[.B206]-[.C206]" table:style-name="ce3">
            <text:p>-0.51548</text:p>
          </table:table-cell>
          <table:table-cell office:value-type="float" office:value="-0.57799999999999985" table:formula="of:=[.D206]-[.E206]" table:style-name="ce3">
            <text:p>-0.578</text:p>
          </table:table-cell>
          <table:table-cell office:value-type="float" office:value="6.2519999999999798E-2" table:formula="of:=[.F206]-[.G206]" table:style-name="ce3">
            <text:p>0.06252</text:p>
          </table:table-cell>
          <table:table-cell table:number-columns-repeated="16376"/>
        </table:table-row>
        <table:table-row table:style-name="ro1">
          <table:table-cell office:value-type="float" office:value="10.25" table:style-name="ce3">
            <text:p>10.25</text:p>
          </table:table-cell>
          <table:table-cell office:value-type="float" office:value="0.72641" table:style-name="ce3">
            <text:p>0.72641</text:p>
          </table:table-cell>
          <table:table-cell office:value-type="float" office:value="1.2366699999999999" table:style-name="ce3">
            <text:p>1.23667</text:p>
          </table:table-cell>
          <table:table-cell office:value-type="float" office:value="3.6179700000000001" table:style-name="ce3">
            <text:p>3.61797</text:p>
          </table:table-cell>
          <table:table-cell office:value-type="float" office:value="4.1925499999999998" table:style-name="ce3">
            <text:p>4.19255</text:p>
          </table:table-cell>
          <table:table-cell office:value-type="float" office:value="-0.51025999999999994" table:formula="of:=[.B207]-[.C207]" table:style-name="ce3">
            <text:p>-0.51026</text:p>
          </table:table-cell>
          <table:table-cell office:value-type="float" office:value="-0.57457999999999965" table:formula="of:=[.D207]-[.E207]" table:style-name="ce3">
            <text:p>-0.57458</text:p>
          </table:table-cell>
          <table:table-cell office:value-type="float" office:value="6.4319999999999711E-2" table:formula="of:=[.F207]-[.G207]" table:style-name="ce3">
            <text:p>0.06432</text:p>
          </table:table-cell>
          <table:table-cell table:number-columns-repeated="16376"/>
        </table:table-row>
        <table:table-row table:style-name="ro1">
          <table:table-cell office:value-type="float" office:value="10.3" table:style-name="ce3">
            <text:p>10.3</text:p>
          </table:table-cell>
          <table:table-cell office:value-type="float" office:value="0.72238000000000002" table:style-name="ce3">
            <text:p>0.72238</text:p>
          </table:table-cell>
          <table:table-cell office:value-type="float" office:value="1.23699" table:style-name="ce3">
            <text:p>1.23699</text:p>
          </table:table-cell>
          <table:table-cell office:value-type="float" office:value="3.6081599999999998" table:style-name="ce3">
            <text:p>3.60816</text:p>
          </table:table-cell>
          <table:table-cell office:value-type="float" office:value="4.1870099999999999" table:style-name="ce3">
            <text:p>4.18701</text:p>
          </table:table-cell>
          <table:table-cell office:value-type="float" office:value="-0.51461000000000001" table:formula="of:=[.B208]-[.C208]" table:style-name="ce3">
            <text:p>-0.51461</text:p>
          </table:table-cell>
          <table:table-cell office:value-type="float" office:value="-0.57885000000000009" table:formula="of:=[.D208]-[.E208]" table:style-name="ce3">
            <text:p>-0.57885</text:p>
          </table:table-cell>
          <table:table-cell office:value-type="float" office:value="6.4240000000000075E-2" table:formula="of:=[.F208]-[.G208]" table:style-name="ce3">
            <text:p>0.06424</text:p>
          </table:table-cell>
          <table:table-cell table:number-columns-repeated="16376"/>
        </table:table-row>
        <table:table-row table:style-name="ro1">
          <table:table-cell office:value-type="float" office:value="10.35" table:style-name="ce3">
            <text:p>10.35</text:p>
          </table:table-cell>
          <table:table-cell office:value-type="float" office:value="0.71858" table:style-name="ce3">
            <text:p>0.71858</text:p>
          </table:table-cell>
          <table:table-cell office:value-type="float" office:value="1.22712" table:style-name="ce3">
            <text:p>1.22712</text:p>
          </table:table-cell>
          <table:table-cell office:value-type="float" office:value="3.5940099999999999" table:style-name="ce3">
            <text:p>3.59401</text:p>
          </table:table-cell>
          <table:table-cell office:value-type="float" office:value="4.1688099999999997" table:style-name="ce3">
            <text:p>4.16881</text:p>
          </table:table-cell>
          <table:table-cell office:value-type="float" office:value="-0.50853999999999999" table:formula="of:=[.B209]-[.C209]" table:style-name="ce3">
            <text:p>-0.50854</text:p>
          </table:table-cell>
          <table:table-cell office:value-type="float" office:value="-0.57479999999999976" table:formula="of:=[.D209]-[.E209]" table:style-name="ce3">
            <text:p>-0.5748</text:p>
          </table:table-cell>
          <table:table-cell office:value-type="float" office:value="6.6259999999999764E-2" table:formula="of:=[.F209]-[.G209]" table:style-name="ce3">
            <text:p>0.06626</text:p>
          </table:table-cell>
          <table:table-cell table:number-columns-repeated="16376"/>
        </table:table-row>
        <table:table-row table:style-name="ro1">
          <table:table-cell office:value-type="float" office:value="10.4" table:style-name="ce3">
            <text:p>10.4</text:p>
          </table:table-cell>
          <table:table-cell office:value-type="float" office:value="0.71747000000000005" table:style-name="ce3">
            <text:p>0.71747</text:p>
          </table:table-cell>
          <table:table-cell office:value-type="float" office:value="1.22417" table:style-name="ce3">
            <text:p>1.22417</text:p>
          </table:table-cell>
          <table:table-cell office:value-type="float" office:value="3.5828199999999999" table:style-name="ce3">
            <text:p>3.58282</text:p>
          </table:table-cell>
          <table:table-cell office:value-type="float" office:value="4.1596399999999996" table:style-name="ce3">
            <text:p>4.15964</text:p>
          </table:table-cell>
          <table:table-cell office:value-type="float" office:value="-0.50669999999999993" table:formula="of:=[.B210]-[.C210]" table:style-name="ce3">
            <text:p>-0.5067</text:p>
          </table:table-cell>
          <table:table-cell office:value-type="float" office:value="-0.57681999999999967" table:formula="of:=[.D210]-[.E210]" table:style-name="ce3">
            <text:p>-0.57682</text:p>
          </table:table-cell>
          <table:table-cell office:value-type="float" office:value="7.0119999999999738E-2" table:formula="of:=[.F210]-[.G210]" table:style-name="ce3">
            <text:p>0.07012</text:p>
          </table:table-cell>
          <table:table-cell table:number-columns-repeated="16376"/>
        </table:table-row>
        <table:table-row table:style-name="ro1">
          <table:table-cell office:value-type="float" office:value="10.45" table:style-name="ce3">
            <text:p>10.45</text:p>
          </table:table-cell>
          <table:table-cell office:value-type="float" office:value="0.71375" table:style-name="ce3">
            <text:p>0.71375</text:p>
          </table:table-cell>
          <table:table-cell office:value-type="float" office:value="1.2216899999999999" table:style-name="ce3">
            <text:p>1.22169</text:p>
          </table:table-cell>
          <table:table-cell office:value-type="float" office:value="3.5729600000000001" table:style-name="ce3">
            <text:p>3.57296</text:p>
          </table:table-cell>
          <table:table-cell office:value-type="float" office:value="4.1469300000000002" table:style-name="ce3">
            <text:p>4.14693</text:p>
          </table:table-cell>
          <table:table-cell office:value-type="float" office:value="-0.50793999999999995" table:formula="of:=[.B211]-[.C211]" table:style-name="ce3">
            <text:p>-0.50794</text:p>
          </table:table-cell>
          <table:table-cell office:value-type="float" office:value="-0.57397000000000009" table:formula="of:=[.D211]-[.E211]" table:style-name="ce3">
            <text:p>-0.57397</text:p>
          </table:table-cell>
          <table:table-cell office:value-type="float" office:value="6.6030000000000144E-2" table:formula="of:=[.F211]-[.G211]" table:style-name="ce3">
            <text:p>0.06603</text:p>
          </table:table-cell>
          <table:table-cell table:number-columns-repeated="16376"/>
        </table:table-row>
        <table:table-row table:style-name="ro1">
          <table:table-cell office:value-type="float" office:value="10.5" table:style-name="ce3">
            <text:p>10.5</text:p>
          </table:table-cell>
          <table:table-cell office:value-type="float" office:value="0.71162000000000003" table:style-name="ce3">
            <text:p>0.71162</text:p>
          </table:table-cell>
          <table:table-cell office:value-type="float" office:value="1.2153700000000001" table:style-name="ce3">
            <text:p>1.21537</text:p>
          </table:table-cell>
          <table:table-cell office:value-type="float" office:value="3.5587" table:style-name="ce3">
            <text:p>3.5587</text:p>
          </table:table-cell>
          <table:table-cell office:value-type="float" office:value="4.1285499999999997" table:style-name="ce3">
            <text:p>4.12855</text:p>
          </table:table-cell>
          <table:table-cell office:value-type="float" office:value="-0.50375000000000003" table:formula="of:=[.B212]-[.C212]" table:style-name="ce3">
            <text:p>-0.50375</text:p>
          </table:table-cell>
          <table:table-cell office:value-type="float" office:value="-0.56984999999999975" table:formula="of:=[.D212]-[.E212]" table:style-name="ce3">
            <text:p>-0.56985</text:p>
          </table:table-cell>
          <table:table-cell office:value-type="float" office:value="6.6099999999999715E-2" table:formula="of:=[.F212]-[.G212]" table:style-name="ce3">
            <text:p>0.0661</text:p>
          </table:table-cell>
          <table:table-cell table:number-columns-repeated="16376"/>
        </table:table-row>
        <table:table-row table:style-name="ro1">
          <table:table-cell office:value-type="float" office:value="10.55" table:style-name="ce3">
            <text:p>10.55</text:p>
          </table:table-cell>
          <table:table-cell office:value-type="float" office:value="0.70964000000000005" table:style-name="ce3">
            <text:p>0.70964</text:p>
          </table:table-cell>
          <table:table-cell office:value-type="float" office:value="1.2118100000000001" table:style-name="ce3">
            <text:p>1.21181</text:p>
          </table:table-cell>
          <table:table-cell office:value-type="float" office:value="3.5395500000000002" table:style-name="ce3">
            <text:p>3.53955</text:p>
          </table:table-cell>
          <table:table-cell office:value-type="float" office:value="4.1099899999999998" table:style-name="ce3">
            <text:p>4.10999</text:p>
          </table:table-cell>
          <table:table-cell office:value-type="float" office:value="-0.50217000000000001" table:formula="of:=[.B213]-[.C213]" table:style-name="ce3">
            <text:p>-0.50217</text:p>
          </table:table-cell>
          <table:table-cell office:value-type="float" office:value="-0.57043999999999961" table:formula="of:=[.D213]-[.E213]" table:style-name="ce3">
            <text:p>-0.57044</text:p>
          </table:table-cell>
          <table:table-cell office:value-type="float" office:value="6.8269999999999609E-2" table:formula="of:=[.F213]-[.G213]" table:style-name="ce3">
            <text:p>0.06827</text:p>
          </table:table-cell>
          <table:table-cell table:number-columns-repeated="16376"/>
        </table:table-row>
        <table:table-row table:style-name="ro1">
          <table:table-cell office:value-type="float" office:value="10.6" table:style-name="ce3">
            <text:p>10.6</text:p>
          </table:table-cell>
          <table:table-cell office:value-type="float" office:value="0.70374000000000003" table:style-name="ce3">
            <text:p>0.70374</text:p>
          </table:table-cell>
          <table:table-cell office:value-type="float" office:value="1.2044900000000001" table:style-name="ce3">
            <text:p>1.20449</text:p>
          </table:table-cell>
          <table:table-cell office:value-type="float" office:value="3.5208599999999999" table:style-name="ce3">
            <text:p>3.52086</text:p>
          </table:table-cell>
          <table:table-cell office:value-type="float" office:value="4.0899599999999996" table:style-name="ce3">
            <text:p>4.08996</text:p>
          </table:table-cell>
          <table:table-cell office:value-type="float" office:value="-0.50075000000000003" table:formula="of:=[.B214]-[.C214]" table:style-name="ce3">
            <text:p>-0.50075</text:p>
          </table:table-cell>
          <table:table-cell office:value-type="float" office:value="-0.56909999999999972" table:formula="of:=[.D214]-[.E214]" table:style-name="ce3">
            <text:p>-0.5691</text:p>
          </table:table-cell>
          <table:table-cell office:value-type="float" office:value="6.8349999999999689E-2" table:formula="of:=[.F214]-[.G214]" table:style-name="ce3">
            <text:p>0.06835</text:p>
          </table:table-cell>
          <table:table-cell table:number-columns-repeated="16376"/>
        </table:table-row>
        <table:table-row table:style-name="ro1">
          <table:table-cell office:value-type="float" office:value="10.65" table:style-name="ce3">
            <text:p>10.65</text:p>
          </table:table-cell>
          <table:table-cell office:value-type="float" office:value="0.70154000000000005" table:style-name="ce3">
            <text:p>0.70154</text:p>
          </table:table-cell>
          <table:table-cell office:value-type="float" office:value="1.20051" table:style-name="ce3">
            <text:p>1.20051</text:p>
          </table:table-cell>
          <table:table-cell office:value-type="float" office:value="3.49952" table:style-name="ce3">
            <text:p>3.49952</text:p>
          </table:table-cell>
          <table:table-cell office:value-type="float" office:value="4.0676699999999997" table:style-name="ce3">
            <text:p>4.06767</text:p>
          </table:table-cell>
          <table:table-cell office:value-type="float" office:value="-0.49896999999999991" table:formula="of:=[.B215]-[.C215]" table:style-name="ce3">
            <text:p>-0.49897</text:p>
          </table:table-cell>
          <table:table-cell office:value-type="float" office:value="-0.56814999999999971" table:formula="of:=[.D215]-[.E215]" table:style-name="ce3">
            <text:p>-0.56815</text:p>
          </table:table-cell>
          <table:table-cell office:value-type="float" office:value="6.9179999999999797E-2" table:formula="of:=[.F215]-[.G215]" table:style-name="ce3">
            <text:p>0.06918</text:p>
          </table:table-cell>
          <table:table-cell table:number-columns-repeated="16376"/>
        </table:table-row>
        <table:table-row table:style-name="ro1">
          <table:table-cell office:value-type="float" office:value="10.7" table:style-name="ce3">
            <text:p>10.7</text:p>
          </table:table-cell>
          <table:table-cell office:value-type="float" office:value="0.69996000000000003" table:style-name="ce3">
            <text:p>0.69996</text:p>
          </table:table-cell>
          <table:table-cell office:value-type="float" office:value="1.19554" table:style-name="ce3">
            <text:p>1.19554</text:p>
          </table:table-cell>
          <table:table-cell office:value-type="float" office:value="3.4909500000000002" table:style-name="ce3">
            <text:p>3.49095</text:p>
          </table:table-cell>
          <table:table-cell office:value-type="float" office:value="4.0555899999999996" table:style-name="ce3">
            <text:p>4.05559</text:p>
          </table:table-cell>
          <table:table-cell office:value-type="float" office:value="-0.49558000000000002" table:formula="of:=[.B216]-[.C216]" table:style-name="ce3">
            <text:p>-0.49558</text:p>
          </table:table-cell>
          <table:table-cell office:value-type="float" office:value="-0.56463999999999936" table:formula="of:=[.D216]-[.E216]" table:style-name="ce3">
            <text:p>-0.56464</text:p>
          </table:table-cell>
          <table:table-cell office:value-type="float" office:value="6.9059999999999344E-2" table:formula="of:=[.F216]-[.G216]" table:style-name="ce3">
            <text:p>0.06906</text:p>
          </table:table-cell>
          <table:table-cell table:number-columns-repeated="16376"/>
        </table:table-row>
        <table:table-row table:style-name="ro1">
          <table:table-cell office:value-type="float" office:value="10.75" table:style-name="ce3">
            <text:p>10.75</text:p>
          </table:table-cell>
          <table:table-cell office:value-type="float" office:value="0.69613000000000003" table:style-name="ce3">
            <text:p>0.69613</text:p>
          </table:table-cell>
          <table:table-cell office:value-type="float" office:value="1.18943" table:style-name="ce3">
            <text:p>1.18943</text:p>
          </table:table-cell>
          <table:table-cell office:value-type="float" office:value="3.47221" table:style-name="ce3">
            <text:p>3.47221</text:p>
          </table:table-cell>
          <table:table-cell office:value-type="float" office:value="4.0337699999999996" table:style-name="ce3">
            <text:p>4.03377</text:p>
          </table:table-cell>
          <table:table-cell office:value-type="float" office:value="-0.49329999999999996" table:formula="of:=[.B217]-[.C217]" table:style-name="ce3">
            <text:p>-0.4933</text:p>
          </table:table-cell>
          <table:table-cell office:value-type="float" office:value="-0.56155999999999962" table:formula="of:=[.D217]-[.E217]" table:style-name="ce3">
            <text:p>-0.56156</text:p>
          </table:table-cell>
          <table:table-cell office:value-type="float" office:value="6.8259999999999654E-2" table:formula="of:=[.F217]-[.G217]" table:style-name="ce3">
            <text:p>0.06826</text:p>
          </table:table-cell>
          <table:table-cell table:number-columns-repeated="16376"/>
        </table:table-row>
        <table:table-row table:style-name="ro1">
          <table:table-cell office:value-type="float" office:value="10.8" table:style-name="ce3">
            <text:p>10.8</text:p>
          </table:table-cell>
          <table:table-cell office:value-type="float" office:value="0.69374000000000002" table:style-name="ce3">
            <text:p>0.69374</text:p>
          </table:table-cell>
          <table:table-cell office:value-type="float" office:value="1.1833400000000001" table:style-name="ce3">
            <text:p>1.18334</text:p>
          </table:table-cell>
          <table:table-cell office:value-type="float" office:value="3.4564499999999998" table:style-name="ce3">
            <text:p>3.45645</text:p>
          </table:table-cell>
          <table:table-cell office:value-type="float" office:value="4.0137799999999997" table:style-name="ce3">
            <text:p>4.01378</text:p>
          </table:table-cell>
          <table:table-cell office:value-type="float" office:value="-0.48960000000000004" table:formula="of:=[.B218]-[.C218]" table:style-name="ce3">
            <text:p>-0.4896</text:p>
          </table:table-cell>
          <table:table-cell office:value-type="float" office:value="-0.55732999999999988" table:formula="of:=[.D218]-[.E218]" table:style-name="ce3">
            <text:p>-0.55733</text:p>
          </table:table-cell>
          <table:table-cell office:value-type="float" office:value="6.7729999999999846E-2" table:formula="of:=[.F218]-[.G218]" table:style-name="ce3">
            <text:p>0.06773</text:p>
          </table:table-cell>
          <table:table-cell table:number-columns-repeated="16376"/>
        </table:table-row>
        <table:table-row table:style-name="ro1">
          <table:table-cell office:value-type="float" office:value="10.85" table:style-name="ce3">
            <text:p>10.85</text:p>
          </table:table-cell>
          <table:table-cell office:value-type="float" office:value="0.69120999999999999" table:style-name="ce3">
            <text:p>0.69121</text:p>
          </table:table-cell>
          <table:table-cell office:value-type="float" office:value="1.1790700000000001" table:style-name="ce3">
            <text:p>1.17907</text:p>
          </table:table-cell>
          <table:table-cell office:value-type="float" office:value="3.44591" table:style-name="ce3">
            <text:p>3.44591</text:p>
          </table:table-cell>
          <table:table-cell office:value-type="float" office:value="3.99837" table:style-name="ce3">
            <text:p>3.99837</text:p>
          </table:table-cell>
          <table:table-cell office:value-type="float" office:value="-0.48786000000000007" table:formula="of:=[.B219]-[.C219]" table:style-name="ce3">
            <text:p>-0.48786</text:p>
          </table:table-cell>
          <table:table-cell office:value-type="float" office:value="-0.55245999999999995" table:formula="of:=[.D219]-[.E219]" table:style-name="ce3">
            <text:p>-0.55246</text:p>
          </table:table-cell>
          <table:table-cell office:value-type="float" office:value="6.459999999999988E-2" table:formula="of:=[.F219]-[.G219]" table:style-name="ce3">
            <text:p>0.0646</text:p>
          </table:table-cell>
          <table:table-cell table:number-columns-repeated="16376"/>
        </table:table-row>
        <table:table-row table:style-name="ro1">
          <table:table-cell office:value-type="float" office:value="10.9" table:style-name="ce3">
            <text:p>10.9</text:p>
          </table:table-cell>
          <table:table-cell office:value-type="float" office:value="0.69037999999999999" table:style-name="ce3">
            <text:p>0.69038</text:p>
          </table:table-cell>
          <table:table-cell office:value-type="float" office:value="1.17096" table:style-name="ce3">
            <text:p>1.17096</text:p>
          </table:table-cell>
          <table:table-cell office:value-type="float" office:value="3.4268900000000002" table:style-name="ce3">
            <text:p>3.42689</text:p>
          </table:table-cell>
          <table:table-cell office:value-type="float" office:value="3.9824999999999999" table:style-name="ce3">
            <text:p>3.9825</text:p>
          </table:table-cell>
          <table:table-cell office:value-type="float" office:value="-0.48058000000000001" table:formula="of:=[.B220]-[.C220]" table:style-name="ce3">
            <text:p>-0.48058</text:p>
          </table:table-cell>
          <table:table-cell office:value-type="float" office:value="-0.55560999999999972" table:formula="of:=[.D220]-[.E220]" table:style-name="ce3">
            <text:p>-0.55561</text:p>
          </table:table-cell>
          <table:table-cell office:value-type="float" office:value="7.5029999999999708E-2" table:formula="of:=[.F220]-[.G220]" table:style-name="ce3">
            <text:p>0.07503</text:p>
          </table:table-cell>
          <table:table-cell table:number-columns-repeated="16376"/>
        </table:table-row>
        <table:table-row table:style-name="ro1">
          <table:table-cell office:value-type="float" office:value="10.95" table:style-name="ce3">
            <text:p>10.95</text:p>
          </table:table-cell>
          <table:table-cell office:value-type="float" office:value="0.68503999999999998" table:style-name="ce3">
            <text:p>0.68504</text:p>
          </table:table-cell>
          <table:table-cell office:value-type="float" office:value="1.1696599999999999" table:style-name="ce3">
            <text:p>1.16966</text:p>
          </table:table-cell>
          <table:table-cell office:value-type="float" office:value="3.4144600000000001" table:style-name="ce3">
            <text:p>3.41446</text:p>
          </table:table-cell>
          <table:table-cell office:value-type="float" office:value="3.9615399999999998" table:style-name="ce3">
            <text:p>3.96154</text:p>
          </table:table-cell>
          <table:table-cell office:value-type="float" office:value="-0.48461999999999994" table:formula="of:=[.B221]-[.C221]" table:style-name="ce3">
            <text:p>-0.48462</text:p>
          </table:table-cell>
          <table:table-cell office:value-type="float" office:value="-0.54707999999999979" table:formula="of:=[.D221]-[.E221]" table:style-name="ce3">
            <text:p>-0.54708</text:p>
          </table:table-cell>
          <table:table-cell office:value-type="float" office:value="6.2459999999999849E-2" table:formula="of:=[.F221]-[.G221]" table:style-name="ce3">
            <text:p>0.06246</text:p>
          </table:table-cell>
          <table:table-cell table:number-columns-repeated="16376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.68371999999999999" table:style-name="ce3">
            <text:p>0.68372</text:p>
          </table:table-cell>
          <table:table-cell office:value-type="float" office:value="1.1646099999999999" table:style-name="ce3">
            <text:p>1.16461</text:p>
          </table:table-cell>
          <table:table-cell office:value-type="float" office:value="3.4029099999999999" table:style-name="ce3">
            <text:p>3.40291</text:p>
          </table:table-cell>
          <table:table-cell office:value-type="float" office:value="3.94312" table:style-name="ce3">
            <text:p>3.94312</text:p>
          </table:table-cell>
          <table:table-cell office:value-type="float" office:value="-0.48088999999999993" table:formula="of:=[.B222]-[.C222]" table:style-name="ce3">
            <text:p>-0.48089</text:p>
          </table:table-cell>
          <table:table-cell office:value-type="float" office:value="-0.54021000000000008" table:formula="of:=[.D222]-[.E222]" table:style-name="ce3">
            <text:p>-0.54021</text:p>
          </table:table-cell>
          <table:table-cell office:value-type="float" office:value="5.932000000000015E-2" table:formula="of:=[.F222]-[.G222]" table:style-name="ce3">
            <text:p>0.05932</text:p>
          </table:table-cell>
          <table:table-cell table:number-columns-repeated="16376"/>
        </table:table-row>
        <table:table-row table:style-name="ro1">
          <table:table-cell office:value-type="float" office:value="11.05" table:style-name="ce3">
            <text:p>11.05</text:p>
          </table:table-cell>
          <table:table-cell office:value-type="float" office:value="0.68247000000000002" table:style-name="ce3">
            <text:p>0.68247</text:p>
          </table:table-cell>
          <table:table-cell office:value-type="float" office:value="1.1595599999999999" table:style-name="ce3">
            <text:p>1.15956</text:p>
          </table:table-cell>
          <table:table-cell office:value-type="float" office:value="3.38422" table:style-name="ce3">
            <text:p>3.38422</text:p>
          </table:table-cell>
          <table:table-cell office:value-type="float" office:value="3.9332600000000002" table:style-name="ce3">
            <text:p>3.93326</text:p>
          </table:table-cell>
          <table:table-cell office:value-type="float" office:value="-0.4770899999999999" table:formula="of:=[.B223]-[.C223]" table:style-name="ce3">
            <text:p>-0.47709</text:p>
          </table:table-cell>
          <table:table-cell office:value-type="float" office:value="-0.54904000000000019" table:formula="of:=[.D223]-[.E223]" table:style-name="ce3">
            <text:p>-0.54904</text:p>
          </table:table-cell>
          <table:table-cell office:value-type="float" office:value="7.1950000000000292E-2" table:formula="of:=[.F223]-[.G223]" table:style-name="ce3">
            <text:p>0.07195</text:p>
          </table:table-cell>
          <table:table-cell table:number-columns-repeated="16376"/>
        </table:table-row>
        <table:table-row table:style-name="ro1">
          <table:table-cell office:value-type="float" office:value="11.1" table:style-name="ce3">
            <text:p>11.1</text:p>
          </table:table-cell>
          <table:table-cell office:value-type="float" office:value="0.67918999999999996" table:style-name="ce3">
            <text:p>0.67919</text:p>
          </table:table-cell>
          <table:table-cell office:value-type="float" office:value="1.1529700000000001" table:style-name="ce3">
            <text:p>1.15297</text:p>
          </table:table-cell>
          <table:table-cell office:value-type="float" office:value="3.3749500000000001" table:style-name="ce3">
            <text:p>3.37495</text:p>
          </table:table-cell>
          <table:table-cell office:value-type="float" office:value="3.91473" table:style-name="ce3">
            <text:p>3.91473</text:p>
          </table:table-cell>
          <table:table-cell office:value-type="float" office:value="-0.47378000000000009" table:formula="of:=[.B224]-[.C224]" table:style-name="ce3">
            <text:p>-0.47378</text:p>
          </table:table-cell>
          <table:table-cell office:value-type="float" office:value="-0.53977999999999993" table:formula="of:=[.D224]-[.E224]" table:style-name="ce3">
            <text:p>-0.53978</text:p>
          </table:table-cell>
          <table:table-cell office:value-type="float" office:value="6.5999999999999837E-2" table:formula="of:=[.F224]-[.G224]" table:style-name="ce3">
            <text:p>0.066</text:p>
          </table:table-cell>
          <table:table-cell table:number-columns-repeated="16376"/>
        </table:table-row>
        <table:table-row table:style-name="ro1">
          <table:table-cell office:value-type="float" office:value="11.15" table:style-name="ce3">
            <text:p>11.15</text:p>
          </table:table-cell>
          <table:table-cell office:value-type="float" office:value="0.67911999999999995" table:style-name="ce3">
            <text:p>0.67912</text:p>
          </table:table-cell>
          <table:table-cell office:value-type="float" office:value="1.14459" table:style-name="ce3">
            <text:p>1.14459</text:p>
          </table:table-cell>
          <table:table-cell office:value-type="float" office:value="3.3493200000000001" table:style-name="ce3">
            <text:p>3.34932</text:p>
          </table:table-cell>
          <table:table-cell office:value-type="float" office:value="3.8878599999999999" table:style-name="ce3">
            <text:p>3.88786</text:p>
          </table:table-cell>
          <table:table-cell office:value-type="float" office:value="-0.46547000000000005" table:formula="of:=[.B225]-[.C225]" table:style-name="ce3">
            <text:p>-0.46547</text:p>
          </table:table-cell>
          <table:table-cell office:value-type="float" office:value="-0.5385399999999998" table:formula="of:=[.D225]-[.E225]" table:style-name="ce3">
            <text:p>-0.53854</text:p>
          </table:table-cell>
          <table:table-cell office:value-type="float" office:value="7.3069999999999746E-2" table:formula="of:=[.F225]-[.G225]" table:style-name="ce3">
            <text:p>0.07307</text:p>
          </table:table-cell>
          <table:table-cell table:number-columns-repeated="16376"/>
        </table:table-row>
        <table:table-row table:style-name="ro1">
          <table:table-cell office:value-type="float" office:value="11.2" table:style-name="ce3">
            <text:p>11.2</text:p>
          </table:table-cell>
          <table:table-cell office:value-type="float" office:value="0.67567999999999995" table:style-name="ce3">
            <text:p>0.67568</text:p>
          </table:table-cell>
          <table:table-cell office:value-type="float" office:value="1.1426700000000001" table:style-name="ce3">
            <text:p>1.14267</text:p>
          </table:table-cell>
          <table:table-cell office:value-type="float" office:value="3.3370000000000002" table:style-name="ce3">
            <text:p>3.337</text:p>
          </table:table-cell>
          <table:table-cell office:value-type="float" office:value="3.8772099999999998" table:style-name="ce3">
            <text:p>3.87721</text:p>
          </table:table-cell>
          <table:table-cell office:value-type="float" office:value="-0.46699000000000013" table:formula="of:=[.B226]-[.C226]" table:style-name="ce3">
            <text:p>-0.46699</text:p>
          </table:table-cell>
          <table:table-cell office:value-type="float" office:value="-0.54020999999999963" table:formula="of:=[.D226]-[.E226]" table:style-name="ce3">
            <text:p>-0.54021</text:p>
          </table:table-cell>
          <table:table-cell office:value-type="float" office:value="7.3219999999999508E-2" table:formula="of:=[.F226]-[.G226]" table:style-name="ce3">
            <text:p>0.07322</text:p>
          </table:table-cell>
          <table:table-cell table:number-columns-repeated="16376"/>
        </table:table-row>
        <table:table-row table:style-name="ro1">
          <table:table-cell office:value-type="float" office:value="11.25" table:style-name="ce3">
            <text:p>11.25</text:p>
          </table:table-cell>
          <table:table-cell office:value-type="float" office:value="0.67600000000000005" table:style-name="ce3">
            <text:p>0.676</text:p>
          </table:table-cell>
          <table:table-cell office:value-type="float" office:value="1.1389800000000001" table:style-name="ce3">
            <text:p>1.13898</text:p>
          </table:table-cell>
          <table:table-cell office:value-type="float" office:value="3.3250799999999998" table:style-name="ce3">
            <text:p>3.32508</text:p>
          </table:table-cell>
          <table:table-cell office:value-type="float" office:value="3.8569200000000001" table:style-name="ce3">
            <text:p>3.85692</text:p>
          </table:table-cell>
          <table:table-cell office:value-type="float" office:value="-0.46298000000000006" table:formula="of:=[.B227]-[.C227]" table:style-name="ce3">
            <text:p>-0.46298</text:p>
          </table:table-cell>
          <table:table-cell office:value-type="float" office:value="-0.53184000000000031" table:formula="of:=[.D227]-[.E227]" table:style-name="ce3">
            <text:p>-0.53184</text:p>
          </table:table-cell>
          <table:table-cell office:value-type="float" office:value="6.8860000000000254E-2" table:formula="of:=[.F227]-[.G227]" table:style-name="ce3">
            <text:p>0.06886</text:p>
          </table:table-cell>
          <table:table-cell table:number-columns-repeated="16376"/>
        </table:table-row>
        <table:table-row table:style-name="ro1">
          <table:table-cell office:value-type="float" office:value="11.3" table:style-name="ce3">
            <text:p>11.3</text:p>
          </table:table-cell>
          <table:table-cell office:value-type="float" office:value="0.67352999999999996" table:style-name="ce3">
            <text:p>0.67353</text:p>
          </table:table-cell>
          <table:table-cell office:value-type="float" office:value="1.13452" table:style-name="ce3">
            <text:p>1.13452</text:p>
          </table:table-cell>
          <table:table-cell office:value-type="float" office:value="3.3190200000000001" table:style-name="ce3">
            <text:p>3.31902</text:p>
          </table:table-cell>
          <table:table-cell office:value-type="float" office:value="3.84775" table:style-name="ce3">
            <text:p>3.84775</text:p>
          </table:table-cell>
          <table:table-cell office:value-type="float" office:value="-0.46099000000000001" table:formula="of:=[.B228]-[.C228]" table:style-name="ce3">
            <text:p>-0.46099</text:p>
          </table:table-cell>
          <table:table-cell office:value-type="float" office:value="-0.52872999999999992" table:formula="of:=[.D228]-[.E228]" table:style-name="ce3">
            <text:p>-0.52873</text:p>
          </table:table-cell>
          <table:table-cell office:value-type="float" office:value="6.7739999999999911E-2" table:formula="of:=[.F228]-[.G228]" table:style-name="ce3">
            <text:p>0.06774</text:p>
          </table:table-cell>
          <table:table-cell table:number-columns-repeated="16376"/>
        </table:table-row>
        <table:table-row table:style-name="ro1">
          <table:table-cell office:value-type="float" office:value="11.35" table:style-name="ce3">
            <text:p>11.35</text:p>
          </table:table-cell>
          <table:table-cell office:value-type="float" office:value="0.67154999999999998" table:style-name="ce3">
            <text:p>0.67155</text:p>
          </table:table-cell>
          <table:table-cell office:value-type="float" office:value="1.1309899999999999" table:style-name="ce3">
            <text:p>1.13099</text:p>
          </table:table-cell>
          <table:table-cell office:value-type="float" office:value="3.2950599999999999" table:style-name="ce3">
            <text:p>3.29506</text:p>
          </table:table-cell>
          <table:table-cell office:value-type="float" office:value="3.8250500000000001" table:style-name="ce3">
            <text:p>3.82505</text:p>
          </table:table-cell>
          <table:table-cell office:value-type="float" office:value="-0.45943999999999996" table:formula="of:=[.B229]-[.C229]" table:style-name="ce3">
            <text:p>-0.45944</text:p>
          </table:table-cell>
          <table:table-cell office:value-type="float" office:value="-0.52999000000000018" table:formula="of:=[.D229]-[.E229]" table:style-name="ce3">
            <text:p>-0.52999</text:p>
          </table:table-cell>
          <table:table-cell office:value-type="float" office:value="7.0550000000000224E-2" table:formula="of:=[.F229]-[.G229]" table:style-name="ce3">
            <text:p>0.07055</text:p>
          </table:table-cell>
          <table:table-cell table:number-columns-repeated="16376"/>
        </table:table-row>
        <table:table-row table:style-name="ro1">
          <table:table-cell office:value-type="float" office:value="11.4" table:style-name="ce3">
            <text:p>11.4</text:p>
          </table:table-cell>
          <table:table-cell office:value-type="float" office:value="0.67339000000000004" table:style-name="ce3">
            <text:p>0.67339</text:p>
          </table:table-cell>
          <table:table-cell office:value-type="float" office:value="1.12809" table:style-name="ce3">
            <text:p>1.12809</text:p>
          </table:table-cell>
          <table:table-cell office:value-type="float" office:value="3.2894600000000001" table:style-name="ce3">
            <text:p>3.28946</text:p>
          </table:table-cell>
          <table:table-cell office:value-type="float" office:value="3.8088199999999999" table:style-name="ce3">
            <text:p>3.80882</text:p>
          </table:table-cell>
          <table:table-cell office:value-type="float" office:value="-0.45469999999999999" table:formula="of:=[.B230]-[.C230]" table:style-name="ce3">
            <text:p>-0.4547</text:p>
          </table:table-cell>
          <table:table-cell office:value-type="float" office:value="-0.51935999999999982" table:formula="of:=[.D230]-[.E230]" table:style-name="ce3">
            <text:p>-0.51936</text:p>
          </table:table-cell>
          <table:table-cell office:value-type="float" office:value="6.4659999999999829E-2" table:formula="of:=[.F230]-[.G230]" table:style-name="ce3">
            <text:p>0.06466</text:p>
          </table:table-cell>
          <table:table-cell table:number-columns-repeated="16376"/>
        </table:table-row>
        <table:table-row table:style-name="ro1">
          <table:table-cell office:value-type="float" office:value="11.45" table:style-name="ce3">
            <text:p>11.45</text:p>
          </table:table-cell>
          <table:table-cell office:value-type="float" office:value="0.66956000000000004" table:style-name="ce3">
            <text:p>0.66956</text:p>
          </table:table-cell>
          <table:table-cell office:value-type="float" office:value="1.12249" table:style-name="ce3">
            <text:p>1.12249</text:p>
          </table:table-cell>
          <table:table-cell office:value-type="float" office:value="3.27156" table:style-name="ce3">
            <text:p>3.27156</text:p>
          </table:table-cell>
          <table:table-cell office:value-type="float" office:value="3.7839700000000001" table:style-name="ce3">
            <text:p>3.78397</text:p>
          </table:table-cell>
          <table:table-cell office:value-type="float" office:value="-0.45292999999999994" table:formula="of:=[.B231]-[.C231]" table:style-name="ce3">
            <text:p>-0.45293</text:p>
          </table:table-cell>
          <table:table-cell office:value-type="float" office:value="-0.51241000000000003" table:formula="of:=[.D231]-[.E231]" table:style-name="ce3">
            <text:p>-0.51241</text:p>
          </table:table-cell>
          <table:table-cell office:value-type="float" office:value="5.9480000000000088E-2" table:formula="of:=[.F231]-[.G231]" table:style-name="ce3">
            <text:p>0.05948</text:p>
          </table:table-cell>
          <table:table-cell table:number-columns-repeated="16376"/>
        </table:table-row>
        <table:table-row table:style-name="ro1">
          <table:table-cell office:value-type="float" office:value="11.5" table:style-name="ce3">
            <text:p>11.5</text:p>
          </table:table-cell>
          <table:table-cell office:value-type="float" office:value="0.67" table:style-name="ce3">
            <text:p>0.67</text:p>
          </table:table-cell>
          <table:table-cell office:value-type="float" office:value="1.1145799999999999" table:style-name="ce3">
            <text:p>1.11458</text:p>
          </table:table-cell>
          <table:table-cell office:value-type="float" office:value="3.2507100000000002" table:style-name="ce3">
            <text:p>3.25071</text:p>
          </table:table-cell>
          <table:table-cell office:value-type="float" office:value="3.7666300000000001" table:style-name="ce3">
            <text:p>3.76663</text:p>
          </table:table-cell>
          <table:table-cell office:value-type="float" office:value="-0.44457999999999986" table:formula="of:=[.B232]-[.C232]" table:style-name="ce3">
            <text:p>-0.44458</text:p>
          </table:table-cell>
          <table:table-cell office:value-type="float" office:value="-0.51591999999999993" table:formula="of:=[.D232]-[.E232]" table:style-name="ce3">
            <text:p>-0.51592</text:p>
          </table:table-cell>
          <table:table-cell office:value-type="float" office:value="7.134000000000007E-2" table:formula="of:=[.F232]-[.G232]" table:style-name="ce3">
            <text:p>0.07134</text:p>
          </table:table-cell>
          <table:table-cell table:number-columns-repeated="16376"/>
        </table:table-row>
        <table:table-row table:style-name="ro1">
          <table:table-cell office:value-type="float" office:value="11.55" table:style-name="ce3">
            <text:p>11.55</text:p>
          </table:table-cell>
          <table:table-cell office:value-type="float" office:value="0.66635" table:style-name="ce3">
            <text:p>0.66635</text:p>
          </table:table-cell>
          <table:table-cell office:value-type="float" office:value="1.1095900000000001" table:style-name="ce3">
            <text:p>1.10959</text:p>
          </table:table-cell>
          <table:table-cell office:value-type="float" office:value="3.23468" table:style-name="ce3">
            <text:p>3.23468</text:p>
          </table:table-cell>
          <table:table-cell office:value-type="float" office:value="3.73712" table:style-name="ce3">
            <text:p>3.73712</text:p>
          </table:table-cell>
          <table:table-cell office:value-type="float" office:value="-0.44324000000000008" table:formula="of:=[.B233]-[.C233]" table:style-name="ce3">
            <text:p>-0.44324</text:p>
          </table:table-cell>
          <table:table-cell office:value-type="float" office:value="-0.50244" table:formula="of:=[.D233]-[.E233]" table:style-name="ce3">
            <text:p>-0.50244</text:p>
          </table:table-cell>
          <table:table-cell office:value-type="float" office:value="5.9199999999999919E-2" table:formula="of:=[.F233]-[.G233]" table:style-name="ce3">
            <text:p>0.0592</text:p>
          </table:table-cell>
          <table:table-cell table:number-columns-repeated="16376"/>
        </table:table-row>
        <table:table-row table:style-name="ro1">
          <table:table-cell office:value-type="float" office:value="11.6" table:style-name="ce3">
            <text:p>11.6</text:p>
          </table:table-cell>
          <table:table-cell office:value-type="float" office:value="0.66627000000000003" table:style-name="ce3">
            <text:p>0.66627</text:p>
          </table:table-cell>
          <table:table-cell office:value-type="float" office:value="1.10612" table:style-name="ce3">
            <text:p>1.10612</text:p>
          </table:table-cell>
          <table:table-cell office:value-type="float" office:value="3.2171799999999999" table:style-name="ce3">
            <text:p>3.21718</text:p>
          </table:table-cell>
          <table:table-cell office:value-type="float" office:value="3.7247599999999998" table:style-name="ce3">
            <text:p>3.72476</text:p>
          </table:table-cell>
          <table:table-cell office:value-type="float" office:value="-0.43984999999999996" table:formula="of:=[.B234]-[.C234]" table:style-name="ce3">
            <text:p>-0.43985</text:p>
          </table:table-cell>
          <table:table-cell office:value-type="float" office:value="-0.50757999999999992" table:formula="of:=[.D234]-[.E234]" table:style-name="ce3">
            <text:p>-0.50758</text:p>
          </table:table-cell>
          <table:table-cell office:value-type="float" office:value="6.7729999999999957E-2" table:formula="of:=[.F234]-[.G234]" table:style-name="ce3">
            <text:p>0.06773</text:p>
          </table:table-cell>
          <table:table-cell table:number-columns-repeated="16376"/>
        </table:table-row>
        <table:table-row table:style-name="ro1">
          <table:table-cell office:value-type="float" office:value="11.65" table:style-name="ce3">
            <text:p>11.65</text:p>
          </table:table-cell>
          <table:table-cell office:value-type="float" office:value="0.66683000000000003" table:style-name="ce3">
            <text:p>0.66683</text:p>
          </table:table-cell>
          <table:table-cell office:value-type="float" office:value="1.0989899999999999" table:style-name="ce3">
            <text:p>1.09899</text:p>
          </table:table-cell>
          <table:table-cell office:value-type="float" office:value="3.19624" table:style-name="ce3">
            <text:p>3.19624</text:p>
          </table:table-cell>
          <table:table-cell office:value-type="float" office:value="3.6993499999999999" table:style-name="ce3">
            <text:p>3.69935</text:p>
          </table:table-cell>
          <table:table-cell office:value-type="float" office:value="-0.43215999999999988" table:formula="of:=[.B235]-[.C235]" table:style-name="ce3">
            <text:p>-0.43216</text:p>
          </table:table-cell>
          <table:table-cell office:value-type="float" office:value="-0.50310999999999995" table:formula="of:=[.D235]-[.E235]" table:style-name="ce3">
            <text:p>-0.50311</text:p>
          </table:table-cell>
          <table:table-cell office:value-type="float" office:value="7.0950000000000069E-2" table:formula="of:=[.F235]-[.G235]" table:style-name="ce3">
            <text:p>0.07095</text:p>
          </table:table-cell>
          <table:table-cell table:number-columns-repeated="16376"/>
        </table:table-row>
        <table:table-row table:style-name="ro1">
          <table:table-cell office:value-type="float" office:value="11.7" table:style-name="ce3">
            <text:p>11.7</text:p>
          </table:table-cell>
          <table:table-cell office:value-type="float" office:value="0.66361999999999999" table:style-name="ce3">
            <text:p>0.66362</text:p>
          </table:table-cell>
          <table:table-cell office:value-type="float" office:value="1.09321" table:style-name="ce3">
            <text:p>1.09321</text:p>
          </table:table-cell>
          <table:table-cell office:value-type="float" office:value="3.1871399999999999" table:style-name="ce3">
            <text:p>3.18714</text:p>
          </table:table-cell>
          <table:table-cell office:value-type="float" office:value="3.68689" table:style-name="ce3">
            <text:p>3.68689</text:p>
          </table:table-cell>
          <table:table-cell office:value-type="float" office:value="-0.42959000000000003" table:formula="of:=[.B236]-[.C236]" table:style-name="ce3">
            <text:p>-0.42959</text:p>
          </table:table-cell>
          <table:table-cell office:value-type="float" office:value="-0.49975000000000014" table:formula="of:=[.D236]-[.E236]" table:style-name="ce3">
            <text:p>-0.49975</text:p>
          </table:table-cell>
          <table:table-cell office:value-type="float" office:value="7.0160000000000111E-2" table:formula="of:=[.F236]-[.G236]" table:style-name="ce3">
            <text:p>0.07016</text:p>
          </table:table-cell>
          <table:table-cell table:number-columns-repeated="16376"/>
        </table:table-row>
        <table:table-row table:style-name="ro1">
          <table:table-cell office:value-type="float" office:value="11.75" table:style-name="ce3">
            <text:p>11.75</text:p>
          </table:table-cell>
          <table:table-cell office:value-type="float" office:value="0.66862999999999995" table:style-name="ce3">
            <text:p>0.66863</text:p>
          </table:table-cell>
          <table:table-cell office:value-type="float" office:value="1.0940000000000001" table:style-name="ce3">
            <text:p>1.094</text:p>
          </table:table-cell>
          <table:table-cell office:value-type="float" office:value="3.18282" table:style-name="ce3">
            <text:p>3.18282</text:p>
          </table:table-cell>
          <table:table-cell office:value-type="float" office:value="3.6772100000000001" table:style-name="ce3">
            <text:p>3.67721</text:p>
          </table:table-cell>
          <table:table-cell office:value-type="float" office:value="-0.42537000000000014" table:formula="of:=[.B237]-[.C237]" table:style-name="ce3">
            <text:p>-0.42537</text:p>
          </table:table-cell>
          <table:table-cell office:value-type="float" office:value="-0.49439000000000011" table:formula="of:=[.D237]-[.E237]" table:style-name="ce3">
            <text:p>-0.49439</text:p>
          </table:table-cell>
          <table:table-cell office:value-type="float" office:value="6.901999999999997E-2" table:formula="of:=[.F237]-[.G237]" table:style-name="ce3">
            <text:p>0.06902</text:p>
          </table:table-cell>
          <table:table-cell table:number-columns-repeated="16376"/>
        </table:table-row>
        <table:table-row table:style-name="ro1">
          <table:table-cell office:value-type="float" office:value="11.8" table:style-name="ce3">
            <text:p>11.8</text:p>
          </table:table-cell>
          <table:table-cell office:value-type="float" office:value="0.66937999999999998" table:style-name="ce3">
            <text:p>0.66938</text:p>
          </table:table-cell>
          <table:table-cell office:value-type="float" office:value="1.08927" table:style-name="ce3">
            <text:p>1.08927</text:p>
          </table:table-cell>
          <table:table-cell office:value-type="float" office:value="3.1601300000000001" table:style-name="ce3">
            <text:p>3.16013</text:p>
          </table:table-cell>
          <table:table-cell office:value-type="float" office:value="3.6547800000000001" table:style-name="ce3">
            <text:p>3.65478</text:p>
          </table:table-cell>
          <table:table-cell office:value-type="float" office:value="-0.41988999999999999" table:formula="of:=[.B238]-[.C238]" table:style-name="ce3">
            <text:p>-0.41989</text:p>
          </table:table-cell>
          <table:table-cell office:value-type="float" office:value="-0.49465000000000003" table:formula="of:=[.D238]-[.E238]" table:style-name="ce3">
            <text:p>-0.49465</text:p>
          </table:table-cell>
          <table:table-cell office:value-type="float" office:value="7.4760000000000049E-2" table:formula="of:=[.F238]-[.G238]" table:style-name="ce3">
            <text:p>0.07476</text:p>
          </table:table-cell>
          <table:table-cell table:number-columns-repeated="16376"/>
        </table:table-row>
        <table:table-row table:style-name="ro1">
          <table:table-cell office:value-type="float" office:value="11.85" table:style-name="ce3">
            <text:p>11.85</text:p>
          </table:table-cell>
          <table:table-cell office:value-type="float" office:value="0.66522999999999999" table:style-name="ce3">
            <text:p>0.66523</text:p>
          </table:table-cell>
          <table:table-cell office:value-type="float" office:value="1.0836399999999999" table:style-name="ce3">
            <text:p>1.08364</text:p>
          </table:table-cell>
          <table:table-cell office:value-type="float" office:value="3.14568" table:style-name="ce3">
            <text:p>3.14568</text:p>
          </table:table-cell>
          <table:table-cell office:value-type="float" office:value="3.6299000000000001" table:style-name="ce3">
            <text:p>3.6299</text:p>
          </table:table-cell>
          <table:table-cell office:value-type="float" office:value="-0.41840999999999995" table:formula="of:=[.B239]-[.C239]" table:style-name="ce3">
            <text:p>-0.41841</text:p>
          </table:table-cell>
          <table:table-cell office:value-type="float" office:value="-0.48422000000000009" table:formula="of:=[.D239]-[.E239]" table:style-name="ce3">
            <text:p>-0.48422</text:p>
          </table:table-cell>
          <table:table-cell office:value-type="float" office:value="6.5810000000000146E-2" table:formula="of:=[.F239]-[.G239]" table:style-name="ce3">
            <text:p>0.06581</text:p>
          </table:table-cell>
          <table:table-cell table:number-columns-repeated="16376"/>
        </table:table-row>
        <table:table-row table:style-name="ro1">
          <table:table-cell office:value-type="float" office:value="11.9" table:style-name="ce3">
            <text:p>11.9</text:p>
          </table:table-cell>
          <table:table-cell office:value-type="float" office:value="0.66598999999999997" table:style-name="ce3">
            <text:p>0.66599</text:p>
          </table:table-cell>
          <table:table-cell office:value-type="float" office:value="1.0838699999999999" table:style-name="ce3">
            <text:p>1.08387</text:p>
          </table:table-cell>
          <table:table-cell office:value-type="float" office:value="3.1395400000000002" table:style-name="ce3">
            <text:p>3.13954</text:p>
          </table:table-cell>
          <table:table-cell office:value-type="float" office:value="3.6179600000000001" table:style-name="ce3">
            <text:p>3.61796</text:p>
          </table:table-cell>
          <table:table-cell office:value-type="float" office:value="-0.41787999999999992" table:formula="of:=[.B240]-[.C240]" table:style-name="ce3">
            <text:p>-0.41788</text:p>
          </table:table-cell>
          <table:table-cell office:value-type="float" office:value="-0.47841999999999985" table:formula="of:=[.D240]-[.E240]" table:style-name="ce3">
            <text:p>-0.47842</text:p>
          </table:table-cell>
          <table:table-cell office:value-type="float" office:value="6.0539999999999927E-2" table:formula="of:=[.F240]-[.G240]" table:style-name="ce3">
            <text:p>0.06054</text:p>
          </table:table-cell>
          <table:table-cell table:number-columns-repeated="16376"/>
        </table:table-row>
        <table:table-row table:style-name="ro1">
          <table:table-cell office:value-type="float" office:value="11.95" table:style-name="ce3">
            <text:p>11.95</text:p>
          </table:table-cell>
          <table:table-cell office:value-type="float" office:value="0.66727999999999998" table:style-name="ce3">
            <text:p>0.66728</text:p>
          </table:table-cell>
          <table:table-cell office:value-type="float" office:value="1.07853" table:style-name="ce3">
            <text:p>1.07853</text:p>
          </table:table-cell>
          <table:table-cell office:value-type="float" office:value="3.1187499999999999" table:style-name="ce3">
            <text:p>3.11875</text:p>
          </table:table-cell>
          <table:table-cell office:value-type="float" office:value="3.6019399999999999" table:style-name="ce3">
            <text:p>3.60194</text:p>
          </table:table-cell>
          <table:table-cell office:value-type="float" office:value="-0.41125" table:formula="of:=[.B241]-[.C241]" table:style-name="ce3">
            <text:p>-0.41125</text:p>
          </table:table-cell>
          <table:table-cell office:value-type="float" office:value="-0.48319000000000001" table:formula="of:=[.D241]-[.E241]" table:style-name="ce3">
            <text:p>-0.48319</text:p>
          </table:table-cell>
          <table:table-cell office:value-type="float" office:value="7.1940000000000004E-2" table:formula="of:=[.F241]-[.G241]" table:style-name="ce3">
            <text:p>0.07194</text:p>
          </table:table-cell>
          <table:table-cell table:number-columns-repeated="16376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.66666000000000003" table:style-name="ce3">
            <text:p>0.66666</text:p>
          </table:table-cell>
          <table:table-cell office:value-type="float" office:value="1.0719700000000001" table:style-name="ce3">
            <text:p>1.07197</text:p>
          </table:table-cell>
          <table:table-cell office:value-type="float" office:value="3.10412" table:style-name="ce3">
            <text:p>3.10412</text:p>
          </table:table-cell>
          <table:table-cell office:value-type="float" office:value="3.5824400000000001" table:style-name="ce3">
            <text:p>3.58244</text:p>
          </table:table-cell>
          <table:table-cell office:value-type="float" office:value="-0.40531000000000006" table:formula="of:=[.B242]-[.C242]" table:style-name="ce3">
            <text:p>-0.40531</text:p>
          </table:table-cell>
          <table:table-cell office:value-type="float" office:value="-0.47832000000000008" table:formula="of:=[.D242]-[.E242]" table:style-name="ce3">
            <text:p>-0.47832</text:p>
          </table:table-cell>
          <table:table-cell office:value-type="float" office:value="7.3010000000000019E-2" table:formula="of:=[.F242]-[.G242]" table:style-name="ce3">
            <text:p>0.07301</text:p>
          </table:table-cell>
          <table:table-cell table:number-columns-repeated="16376"/>
        </table:table-row>
        <table:table-row table:style-name="ro1">
          <table:table-cell office:value-type="float" office:value="12.05" table:style-name="ce3">
            <text:p>12.05</text:p>
          </table:table-cell>
          <table:table-cell office:value-type="float" office:value="0.66200999999999999" table:style-name="ce3">
            <text:p>0.66201</text:p>
          </table:table-cell>
          <table:table-cell office:value-type="float" office:value="1.0694699999999999" table:style-name="ce3">
            <text:p>1.06947</text:p>
          </table:table-cell>
          <table:table-cell office:value-type="float" office:value="3.0857199999999998" table:style-name="ce3">
            <text:p>3.08572</text:p>
          </table:table-cell>
          <table:table-cell office:value-type="float" office:value="3.5553499999999998" table:style-name="ce3">
            <text:p>3.55535</text:p>
          </table:table-cell>
          <table:table-cell office:value-type="float" office:value="-0.40745999999999993" table:formula="of:=[.B243]-[.C243]" table:style-name="ce3">
            <text:p>-0.40746</text:p>
          </table:table-cell>
          <table:table-cell office:value-type="float" office:value="-0.46962999999999999" table:formula="of:=[.D243]-[.E243]" table:style-name="ce3">
            <text:p>-0.46963</text:p>
          </table:table-cell>
          <table:table-cell office:value-type="float" office:value="6.2170000000000059E-2" table:formula="of:=[.F243]-[.G243]" table:style-name="ce3">
            <text:p>0.06217</text:p>
          </table:table-cell>
          <table:table-cell table:number-columns-repeated="16376"/>
        </table:table-row>
        <table:table-row table:style-name="ro1">
          <table:table-cell office:value-type="float" office:value="12.1" table:style-name="ce3">
            <text:p>12.1</text:p>
          </table:table-cell>
          <table:table-cell office:value-type="float" office:value="0.66185000000000005" table:style-name="ce3">
            <text:p>0.66185</text:p>
          </table:table-cell>
          <table:table-cell office:value-type="float" office:value="1.0627599999999999" table:style-name="ce3">
            <text:p>1.06276</text:p>
          </table:table-cell>
          <table:table-cell office:value-type="float" office:value="3.0686900000000001" table:style-name="ce3">
            <text:p>3.06869</text:p>
          </table:table-cell>
          <table:table-cell office:value-type="float" office:value="3.5376699999999999" table:style-name="ce3">
            <text:p>3.53767</text:p>
          </table:table-cell>
          <table:table-cell office:value-type="float" office:value="-0.40090999999999988" table:formula="of:=[.B244]-[.C244]" table:style-name="ce3">
            <text:p>-0.40091</text:p>
          </table:table-cell>
          <table:table-cell office:value-type="float" office:value="-0.46897999999999973" table:formula="of:=[.D244]-[.E244]" table:style-name="ce3">
            <text:p>-0.46898</text:p>
          </table:table-cell>
          <table:table-cell office:value-type="float" office:value="6.8069999999999853E-2" table:formula="of:=[.F244]-[.G244]" table:style-name="ce3">
            <text:p>0.06807</text:p>
          </table:table-cell>
          <table:table-cell table:number-columns-repeated="16376"/>
        </table:table-row>
        <table:table-row table:style-name="ro1">
          <table:table-cell office:value-type="float" office:value="12.15" table:style-name="ce3">
            <text:p>12.15</text:p>
          </table:table-cell>
          <table:table-cell office:value-type="float" office:value="0.66547000000000001" table:style-name="ce3">
            <text:p>0.66547</text:p>
          </table:table-cell>
          <table:table-cell office:value-type="float" office:value="1.06467" table:style-name="ce3">
            <text:p>1.06467</text:p>
          </table:table-cell>
          <table:table-cell office:value-type="float" office:value="3.04989" table:style-name="ce3">
            <text:p>3.04989</text:p>
          </table:table-cell>
          <table:table-cell office:value-type="float" office:value="3.5216599999999998" table:style-name="ce3">
            <text:p>3.52166</text:p>
          </table:table-cell>
          <table:table-cell office:value-type="float" office:value="-0.3992" table:formula="of:=[.B245]-[.C245]" table:style-name="ce3">
            <text:p>-0.3992</text:p>
          </table:table-cell>
          <table:table-cell office:value-type="float" office:value="-0.4717699999999998" table:formula="of:=[.D245]-[.E245]" table:style-name="ce3">
            <text:p>-0.47177</text:p>
          </table:table-cell>
          <table:table-cell office:value-type="float" office:value="7.2569999999999801E-2" table:formula="of:=[.F245]-[.G245]" table:style-name="ce3">
            <text:p>0.07257</text:p>
          </table:table-cell>
          <table:table-cell table:number-columns-repeated="16376"/>
        </table:table-row>
        <table:table-row table:style-name="ro1">
          <table:table-cell office:value-type="float" office:value="12.2" table:style-name="ce3">
            <text:p>12.2</text:p>
          </table:table-cell>
          <table:table-cell office:value-type="float" office:value="0.66342999999999996" table:style-name="ce3">
            <text:p>0.66343</text:p>
          </table:table-cell>
          <table:table-cell office:value-type="float" office:value="1.05732" table:style-name="ce3">
            <text:p>1.05732</text:p>
          </table:table-cell>
          <table:table-cell office:value-type="float" office:value="3.0396100000000001" table:style-name="ce3">
            <text:p>3.03961</text:p>
          </table:table-cell>
          <table:table-cell office:value-type="float" office:value="3.5031699999999999" table:style-name="ce3">
            <text:p>3.50317</text:p>
          </table:table-cell>
          <table:table-cell office:value-type="float" office:value="-0.39389000000000007" table:formula="of:=[.B246]-[.C246]" table:style-name="ce3">
            <text:p>-0.39389</text:p>
          </table:table-cell>
          <table:table-cell office:value-type="float" office:value="-0.46355999999999975" table:formula="of:=[.D246]-[.E246]" table:style-name="ce3">
            <text:p>-0.46356</text:p>
          </table:table-cell>
          <table:table-cell office:value-type="float" office:value="6.9669999999999677E-2" table:formula="of:=[.F246]-[.G246]" table:style-name="ce3">
            <text:p>0.06967</text:p>
          </table:table-cell>
          <table:table-cell table:number-columns-repeated="16376"/>
        </table:table-row>
        <table:table-row table:style-name="ro1">
          <table:table-cell office:value-type="float" office:value="12.25" table:style-name="ce3">
            <text:p>12.25</text:p>
          </table:table-cell>
          <table:table-cell office:value-type="float" office:value="0.66427000000000003" table:style-name="ce3">
            <text:p>0.66427</text:p>
          </table:table-cell>
          <table:table-cell office:value-type="float" office:value="1.0588599999999999" table:style-name="ce3">
            <text:p>1.05886</text:p>
          </table:table-cell>
          <table:table-cell office:value-type="float" office:value="3.02691" table:style-name="ce3">
            <text:p>3.02691</text:p>
          </table:table-cell>
          <table:table-cell office:value-type="float" office:value="3.4834000000000001" table:style-name="ce3">
            <text:p>3.4834</text:p>
          </table:table-cell>
          <table:table-cell office:value-type="float" office:value="-0.39458999999999989" table:formula="of:=[.B247]-[.C247]" table:style-name="ce3">
            <text:p>-0.39459</text:p>
          </table:table-cell>
          <table:table-cell office:value-type="float" office:value="-0.45649000000000006" table:formula="of:=[.D247]-[.E247]" table:style-name="ce3">
            <text:p>-0.45649</text:p>
          </table:table-cell>
          <table:table-cell office:value-type="float" office:value="6.1900000000000177E-2" table:formula="of:=[.F247]-[.G247]" table:style-name="ce3">
            <text:p>0.0619</text:p>
          </table:table-cell>
          <table:table-cell table:number-columns-repeated="16376"/>
        </table:table-row>
        <table:table-row table:style-name="ro1">
          <table:table-cell office:value-type="float" office:value="12.3" table:style-name="ce3">
            <text:p>12.3</text:p>
          </table:table-cell>
          <table:table-cell office:value-type="float" office:value="0.66447999999999996" table:style-name="ce3">
            <text:p>0.66448</text:p>
          </table:table-cell>
          <table:table-cell office:value-type="float" office:value="1.0546199999999999" table:style-name="ce3">
            <text:p>1.05462</text:p>
          </table:table-cell>
          <table:table-cell office:value-type="float" office:value="3.0081799999999999" table:style-name="ce3">
            <text:p>3.00818</text:p>
          </table:table-cell>
          <table:table-cell office:value-type="float" office:value="3.4708000000000001" table:style-name="ce3">
            <text:p>3.4708</text:p>
          </table:table-cell>
          <table:table-cell office:value-type="float" office:value="-0.39013999999999993" table:formula="of:=[.B248]-[.C248]" table:style-name="ce3">
            <text:p>-0.39014</text:p>
          </table:table-cell>
          <table:table-cell office:value-type="float" office:value="-0.46262000000000025" table:formula="of:=[.D248]-[.E248]" table:style-name="ce3">
            <text:p>-0.46262</text:p>
          </table:table-cell>
          <table:table-cell office:value-type="float" office:value="7.2480000000000322E-2" table:formula="of:=[.F248]-[.G248]" table:style-name="ce3">
            <text:p>0.07248</text:p>
          </table:table-cell>
          <table:table-cell table:number-columns-repeated="16376"/>
        </table:table-row>
        <table:table-row table:style-name="ro1">
          <table:table-cell office:value-type="float" office:value="12.35" table:style-name="ce3">
            <text:p>12.35</text:p>
          </table:table-cell>
          <table:table-cell office:value-type="float" office:value="0.66474999999999995" table:style-name="ce3">
            <text:p>0.66475</text:p>
          </table:table-cell>
          <table:table-cell office:value-type="float" office:value="1.05101" table:style-name="ce3">
            <text:p>1.05101</text:p>
          </table:table-cell>
          <table:table-cell office:value-type="float" office:value="2.99539" table:style-name="ce3">
            <text:p>2.99539</text:p>
          </table:table-cell>
          <table:table-cell office:value-type="float" office:value="3.4533900000000002" table:style-name="ce3">
            <text:p>3.45339</text:p>
          </table:table-cell>
          <table:table-cell office:value-type="float" office:value="-0.38626000000000005" table:formula="of:=[.B249]-[.C249]" table:style-name="ce3">
            <text:p>-0.38626</text:p>
          </table:table-cell>
          <table:table-cell office:value-type="float" office:value="-0.45800000000000018" table:formula="of:=[.D249]-[.E249]" table:style-name="ce3">
            <text:p>-0.458</text:p>
          </table:table-cell>
          <table:table-cell office:value-type="float" office:value="7.1740000000000137E-2" table:formula="of:=[.F249]-[.G249]" table:style-name="ce3">
            <text:p>0.07174</text:p>
          </table:table-cell>
          <table:table-cell table:number-columns-repeated="16376"/>
        </table:table-row>
        <table:table-row table:style-name="ro1">
          <table:table-cell office:value-type="float" office:value="12.4" table:style-name="ce3">
            <text:p>12.4</text:p>
          </table:table-cell>
          <table:table-cell office:value-type="float" office:value="0.66279999999999994" table:style-name="ce3">
            <text:p>0.6628</text:p>
          </table:table-cell>
          <table:table-cell office:value-type="float" office:value="1.0487899999999999" table:style-name="ce3">
            <text:p>1.04879</text:p>
          </table:table-cell>
          <table:table-cell office:value-type="float" office:value="2.9798100000000001" table:style-name="ce3">
            <text:p>2.97981</text:p>
          </table:table-cell>
          <table:table-cell office:value-type="float" office:value="3.4337200000000001" table:style-name="ce3">
            <text:p>3.43372</text:p>
          </table:table-cell>
          <table:table-cell office:value-type="float" office:value="-0.38598999999999994" table:formula="of:=[.B250]-[.C250]" table:style-name="ce3">
            <text:p>-0.38599</text:p>
          </table:table-cell>
          <table:table-cell office:value-type="float" office:value="-0.45391000000000004" table:formula="of:=[.D250]-[.E250]" table:style-name="ce3">
            <text:p>-0.45391</text:p>
          </table:table-cell>
          <table:table-cell office:value-type="float" office:value="6.7920000000000091E-2" table:formula="of:=[.F250]-[.G250]" table:style-name="ce3">
            <text:p>0.06792</text:p>
          </table:table-cell>
          <table:table-cell table:number-columns-repeated="16376"/>
        </table:table-row>
        <table:table-row table:style-name="ro1">
          <table:table-cell office:value-type="float" office:value="12.45" table:style-name="ce3">
            <text:p>12.45</text:p>
          </table:table-cell>
          <table:table-cell office:value-type="float" office:value="0.66193000000000002" table:style-name="ce3">
            <text:p>0.66193</text:p>
          </table:table-cell>
          <table:table-cell office:value-type="float" office:value="1.0459499999999999" table:style-name="ce3">
            <text:p>1.04595</text:p>
          </table:table-cell>
          <table:table-cell office:value-type="float" office:value="2.96347" table:style-name="ce3">
            <text:p>2.96347</text:p>
          </table:table-cell>
          <table:table-cell office:value-type="float" office:value="3.4101300000000001" table:style-name="ce3">
            <text:p>3.41013</text:p>
          </table:table-cell>
          <table:table-cell office:value-type="float" office:value="-0.38401999999999992" table:formula="of:=[.B251]-[.C251]" table:style-name="ce3">
            <text:p>-0.38402</text:p>
          </table:table-cell>
          <table:table-cell office:value-type="float" office:value="-0.44666000000000006" table:formula="of:=[.D251]-[.E251]" table:style-name="ce3">
            <text:p>-0.44666</text:p>
          </table:table-cell>
          <table:table-cell office:value-type="float" office:value="6.264000000000014E-2" table:formula="of:=[.F251]-[.G251]" table:style-name="ce3">
            <text:p>0.06264</text:p>
          </table:table-cell>
          <table:table-cell table:number-columns-repeated="16376"/>
        </table:table-row>
        <table:table-row table:style-name="ro1">
          <table:table-cell office:value-type="float" office:value="12.5" table:style-name="ce3">
            <text:p>12.5</text:p>
          </table:table-cell>
          <table:table-cell office:value-type="float" office:value="0.66444999999999999" table:style-name="ce3">
            <text:p>0.66445</text:p>
          </table:table-cell>
          <table:table-cell office:value-type="float" office:value="1.0419799999999999" table:style-name="ce3">
            <text:p>1.04198</text:p>
          </table:table-cell>
          <table:table-cell office:value-type="float" office:value="2.94916" table:style-name="ce3">
            <text:p>2.94916</text:p>
          </table:table-cell>
          <table:table-cell office:value-type="float" office:value="3.3961000000000001" table:style-name="ce3">
            <text:p>3.3961</text:p>
          </table:table-cell>
          <table:table-cell office:value-type="float" office:value="-0.37752999999999992" table:formula="of:=[.B252]-[.C252]" table:style-name="ce3">
            <text:p>-0.37753</text:p>
          </table:table-cell>
          <table:table-cell office:value-type="float" office:value="-0.44694000000000011" table:formula="of:=[.D252]-[.E252]" table:style-name="ce3">
            <text:p>-0.44694</text:p>
          </table:table-cell>
          <table:table-cell office:value-type="float" office:value="6.9410000000000194E-2" table:formula="of:=[.F252]-[.G252]" table:style-name="ce3">
            <text:p>0.06941</text:p>
          </table:table-cell>
          <table:table-cell table:number-columns-repeated="16376"/>
        </table:table-row>
        <table:table-row table:style-name="ro1">
          <table:table-cell office:value-type="float" office:value="12.55" table:style-name="ce3">
            <text:p>12.55</text:p>
          </table:table-cell>
          <table:table-cell office:value-type="float" office:value="0.66176000000000001" table:style-name="ce3">
            <text:p>0.66176</text:p>
          </table:table-cell>
          <table:table-cell office:value-type="float" office:value="1.03928" table:style-name="ce3">
            <text:p>1.03928</text:p>
          </table:table-cell>
          <table:table-cell office:value-type="float" office:value="2.9339200000000001" table:style-name="ce3">
            <text:p>2.93392</text:p>
          </table:table-cell>
          <table:table-cell office:value-type="float" office:value="3.3807" table:style-name="ce3">
            <text:p>3.3807</text:p>
          </table:table-cell>
          <table:table-cell office:value-type="float" office:value="-0.37751999999999997" table:formula="of:=[.B253]-[.C253]" table:style-name="ce3">
            <text:p>-0.37752</text:p>
          </table:table-cell>
          <table:table-cell office:value-type="float" office:value="-0.44677999999999995" table:formula="of:=[.D253]-[.E253]" table:style-name="ce3">
            <text:p>-0.44678</text:p>
          </table:table-cell>
          <table:table-cell office:value-type="float" office:value="6.9259999999999988E-2" table:formula="of:=[.F253]-[.G253]" table:style-name="ce3">
            <text:p>0.06926</text:p>
          </table:table-cell>
          <table:table-cell table:number-columns-repeated="16376"/>
        </table:table-row>
        <table:table-row table:style-name="ro1">
          <table:table-cell office:value-type="float" office:value="12.6" table:style-name="ce3">
            <text:p>12.6</text:p>
          </table:table-cell>
          <table:table-cell office:value-type="float" office:value="0.66271999999999998" table:style-name="ce3">
            <text:p>0.66272</text:p>
          </table:table-cell>
          <table:table-cell office:value-type="float" office:value="1.03687" table:style-name="ce3">
            <text:p>1.03687</text:p>
          </table:table-cell>
          <table:table-cell office:value-type="float" office:value="2.9172099999999999" table:style-name="ce3">
            <text:p>2.91721</text:p>
          </table:table-cell>
          <table:table-cell office:value-type="float" office:value="3.3569599999999999" table:style-name="ce3">
            <text:p>3.35696</text:p>
          </table:table-cell>
          <table:table-cell office:value-type="float" office:value="-0.37414999999999998" table:formula="of:=[.B254]-[.C254]" table:style-name="ce3">
            <text:p>-0.37415</text:p>
          </table:table-cell>
          <table:table-cell office:value-type="float" office:value="-0.43975000000000009" table:formula="of:=[.D254]-[.E254]" table:style-name="ce3">
            <text:p>-0.43975</text:p>
          </table:table-cell>
          <table:table-cell office:value-type="float" office:value="6.5600000000000103E-2" table:formula="of:=[.F254]-[.G254]" table:style-name="ce3">
            <text:p>0.0656</text:p>
          </table:table-cell>
          <table:table-cell table:number-columns-repeated="16376"/>
        </table:table-row>
        <table:table-row table:style-name="ro1">
          <table:table-cell office:value-type="float" office:value="12.65" table:style-name="ce3">
            <text:p>12.65</text:p>
          </table:table-cell>
          <table:table-cell office:value-type="float" office:value="0.66391" table:style-name="ce3">
            <text:p>0.66391</text:p>
          </table:table-cell>
          <table:table-cell office:value-type="float" office:value="1.0358700000000001" table:style-name="ce3">
            <text:p>1.03587</text:p>
          </table:table-cell>
          <table:table-cell office:value-type="float" office:value="2.9014799999999998" table:style-name="ce3">
            <text:p>2.90148</text:p>
          </table:table-cell>
          <table:table-cell office:value-type="float" office:value="3.3471099999999998" table:style-name="ce3">
            <text:p>3.34711</text:p>
          </table:table-cell>
          <table:table-cell office:value-type="float" office:value="-0.37196000000000007" table:formula="of:=[.B255]-[.C255]" table:style-name="ce3">
            <text:p>-0.37196</text:p>
          </table:table-cell>
          <table:table-cell office:value-type="float" office:value="-0.44562999999999997" table:formula="of:=[.D255]-[.E255]" table:style-name="ce3">
            <text:p>-0.44563</text:p>
          </table:table-cell>
          <table:table-cell office:value-type="float" office:value="7.3669999999999902E-2" table:formula="of:=[.F255]-[.G255]" table:style-name="ce3">
            <text:p>0.07367</text:p>
          </table:table-cell>
          <table:table-cell table:number-columns-repeated="16376"/>
        </table:table-row>
        <table:table-row table:style-name="ro1">
          <table:table-cell office:value-type="float" office:value="12.7" table:style-name="ce3">
            <text:p>12.7</text:p>
          </table:table-cell>
          <table:table-cell office:value-type="float" office:value="0.66291999999999995" table:style-name="ce3">
            <text:p>0.66292</text:p>
          </table:table-cell>
          <table:table-cell office:value-type="float" office:value="1.0313300000000001" table:style-name="ce3">
            <text:p>1.03133</text:p>
          </table:table-cell>
          <table:table-cell office:value-type="float" office:value="2.88856" table:style-name="ce3">
            <text:p>2.88856</text:p>
          </table:table-cell>
          <table:table-cell office:value-type="float" office:value="3.33344" table:style-name="ce3">
            <text:p>3.33344</text:p>
          </table:table-cell>
          <table:table-cell office:value-type="float" office:value="-0.36841000000000013" table:formula="of:=[.B256]-[.C256]" table:style-name="ce3">
            <text:p>-0.36841</text:p>
          </table:table-cell>
          <table:table-cell office:value-type="float" office:value="-0.44487999999999994" table:formula="of:=[.D256]-[.E256]" table:style-name="ce3">
            <text:p>-0.44488</text:p>
          </table:table-cell>
          <table:table-cell office:value-type="float" office:value="7.6469999999999816E-2" table:formula="of:=[.F256]-[.G256]" table:style-name="ce3">
            <text:p>0.07647</text:p>
          </table:table-cell>
          <table:table-cell table:number-columns-repeated="16376"/>
        </table:table-row>
        <table:table-row table:style-name="ro1">
          <table:table-cell office:value-type="float" office:value="12.75" table:style-name="ce3">
            <text:p>12.75</text:p>
          </table:table-cell>
          <table:table-cell office:value-type="float" office:value="0.66181999999999996" table:style-name="ce3">
            <text:p>0.66182</text:p>
          </table:table-cell>
          <table:table-cell office:value-type="float" office:value="1.0302800000000001" table:style-name="ce3">
            <text:p>1.03028</text:p>
          </table:table-cell>
          <table:table-cell office:value-type="float" office:value="2.87079" table:style-name="ce3">
            <text:p>2.87079</text:p>
          </table:table-cell>
          <table:table-cell office:value-type="float" office:value="3.3134000000000001" table:style-name="ce3">
            <text:p>3.3134</text:p>
          </table:table-cell>
          <table:table-cell office:value-type="float" office:value="-0.36846000000000012" table:formula="of:=[.B257]-[.C257]" table:style-name="ce3">
            <text:p>-0.36846</text:p>
          </table:table-cell>
          <table:table-cell office:value-type="float" office:value="-0.44261000000000017" table:formula="of:=[.D257]-[.E257]" table:style-name="ce3">
            <text:p>-0.44261</text:p>
          </table:table-cell>
          <table:table-cell office:value-type="float" office:value="7.4150000000000049E-2" table:formula="of:=[.F257]-[.G257]" table:style-name="ce3">
            <text:p>0.07415</text:p>
          </table:table-cell>
          <table:table-cell table:number-columns-repeated="16376"/>
        </table:table-row>
        <table:table-row table:style-name="ro1">
          <table:table-cell office:value-type="float" office:value="12.8" table:style-name="ce3">
            <text:p>12.8</text:p>
          </table:table-cell>
          <table:table-cell office:value-type="float" office:value="0.66244000000000003" table:style-name="ce3">
            <text:p>0.66244</text:p>
          </table:table-cell>
          <table:table-cell office:value-type="float" office:value="1.0281100000000001" table:style-name="ce3">
            <text:p>1.02811</text:p>
          </table:table-cell>
          <table:table-cell office:value-type="float" office:value="2.8597899999999998" table:style-name="ce3">
            <text:p>2.85979</text:p>
          </table:table-cell>
          <table:table-cell office:value-type="float" office:value="3.29895" table:style-name="ce3">
            <text:p>3.29895</text:p>
          </table:table-cell>
          <table:table-cell office:value-type="float" office:value="-0.36567000000000005" table:formula="of:=[.B258]-[.C258]" table:style-name="ce3">
            <text:p>-0.36567</text:p>
          </table:table-cell>
          <table:table-cell office:value-type="float" office:value="-0.43916000000000022" table:formula="of:=[.D258]-[.E258]" table:style-name="ce3">
            <text:p>-0.43916</text:p>
          </table:table-cell>
          <table:table-cell office:value-type="float" office:value="7.3490000000000166E-2" table:formula="of:=[.F258]-[.G258]" table:style-name="ce3">
            <text:p>0.07349</text:p>
          </table:table-cell>
          <table:table-cell table:number-columns-repeated="16376"/>
        </table:table-row>
        <table:table-row table:style-name="ro1">
          <table:table-cell office:value-type="float" office:value="12.85" table:style-name="ce3">
            <text:p>12.85</text:p>
          </table:table-cell>
          <table:table-cell office:value-type="float" office:value="0.66420999999999997" table:style-name="ce3">
            <text:p>0.66421</text:p>
          </table:table-cell>
          <table:table-cell office:value-type="float" office:value="1.0246" table:style-name="ce3">
            <text:p>1.0246</text:p>
          </table:table-cell>
          <table:table-cell office:value-type="float" office:value="2.84579" table:style-name="ce3">
            <text:p>2.84579</text:p>
          </table:table-cell>
          <table:table-cell office:value-type="float" office:value="3.2756400000000001" table:style-name="ce3">
            <text:p>3.27564</text:p>
          </table:table-cell>
          <table:table-cell office:value-type="float" office:value="-0.36038999999999999" table:formula="of:=[.B259]-[.C259]" table:style-name="ce3">
            <text:p>-0.36039</text:p>
          </table:table-cell>
          <table:table-cell office:value-type="float" office:value="-0.42985000000000007" table:formula="of:=[.D259]-[.E259]" table:style-name="ce3">
            <text:p>-0.42985</text:p>
          </table:table-cell>
          <table:table-cell office:value-type="float" office:value="6.9460000000000077E-2" table:formula="of:=[.F259]-[.G259]" table:style-name="ce3">
            <text:p>0.06946</text:p>
          </table:table-cell>
          <table:table-cell table:number-columns-repeated="16376"/>
        </table:table-row>
        <table:table-row table:style-name="ro1">
          <table:table-cell office:value-type="float" office:value="12.9" table:style-name="ce3">
            <text:p>12.9</text:p>
          </table:table-cell>
          <table:table-cell office:value-type="float" office:value="0.66344000000000003" table:style-name="ce3">
            <text:p>0.66344</text:p>
          </table:table-cell>
          <table:table-cell office:value-type="float" office:value="1.0257099999999999" table:style-name="ce3">
            <text:p>1.02571</text:p>
          </table:table-cell>
          <table:table-cell office:value-type="float" office:value="2.83134" table:style-name="ce3">
            <text:p>2.83134</text:p>
          </table:table-cell>
          <table:table-cell office:value-type="float" office:value="3.26004" table:style-name="ce3">
            <text:p>3.26004</text:p>
          </table:table-cell>
          <table:table-cell office:value-type="float" office:value="-0.36226999999999987" table:formula="of:=[.B260]-[.C260]" table:style-name="ce3">
            <text:p>-0.36227</text:p>
          </table:table-cell>
          <table:table-cell office:value-type="float" office:value="-0.42870000000000008" table:formula="of:=[.D260]-[.E260]" table:style-name="ce3">
            <text:p>-0.4287</text:p>
          </table:table-cell>
          <table:table-cell office:value-type="float" office:value="6.6430000000000211E-2" table:formula="of:=[.F260]-[.G260]" table:style-name="ce3">
            <text:p>0.06643</text:p>
          </table:table-cell>
          <table:table-cell table:number-columns-repeated="16376"/>
        </table:table-row>
        <table:table-row table:style-name="ro1">
          <table:table-cell office:value-type="float" office:value="12.95" table:style-name="ce3">
            <text:p>12.95</text:p>
          </table:table-cell>
          <table:table-cell office:value-type="float" office:value="0.66124000000000005" table:style-name="ce3">
            <text:p>0.66124</text:p>
          </table:table-cell>
          <table:table-cell office:value-type="float" office:value="1.02207" table:style-name="ce3">
            <text:p>1.02207</text:p>
          </table:table-cell>
          <table:table-cell office:value-type="float" office:value="2.81264" table:style-name="ce3">
            <text:p>2.81264</text:p>
          </table:table-cell>
          <table:table-cell office:value-type="float" office:value="3.2315100000000001" table:style-name="ce3">
            <text:p>3.23151</text:p>
          </table:table-cell>
          <table:table-cell office:value-type="float" office:value="-0.36082999999999998" table:formula="of:=[.B261]-[.C261]" table:style-name="ce3">
            <text:p>-0.36083</text:p>
          </table:table-cell>
          <table:table-cell office:value-type="float" office:value="-0.41887000000000008" table:formula="of:=[.D261]-[.E261]" table:style-name="ce3">
            <text:p>-0.41887</text:p>
          </table:table-cell>
          <table:table-cell office:value-type="float" office:value="5.8040000000000092E-2" table:formula="of:=[.F261]-[.G261]" table:style-name="ce3">
            <text:p>0.05804</text:p>
          </table:table-cell>
          <table:table-cell table:number-columns-repeated="16376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.66159999999999997" table:style-name="ce3">
            <text:p>0.6616</text:p>
          </table:table-cell>
          <table:table-cell office:value-type="float" office:value="1.0205900000000001" table:style-name="ce3">
            <text:p>1.02059</text:p>
          </table:table-cell>
          <table:table-cell office:value-type="float" office:value="2.79921" table:style-name="ce3">
            <text:p>2.79921</text:p>
          </table:table-cell>
          <table:table-cell office:value-type="float" office:value="3.22926" table:style-name="ce3">
            <text:p>3.22926</text:p>
          </table:table-cell>
          <table:table-cell office:value-type="float" office:value="-0.35899000000000014" table:formula="of:=[.B262]-[.C262]" table:style-name="ce3">
            <text:p>-0.35899</text:p>
          </table:table-cell>
          <table:table-cell office:value-type="float" office:value="-0.43005000000000004" table:formula="of:=[.D262]-[.E262]" table:style-name="ce3">
            <text:p>-0.43005</text:p>
          </table:table-cell>
          <table:table-cell office:value-type="float" office:value="7.1059999999999901E-2" table:formula="of:=[.F262]-[.G262]" table:style-name="ce3">
            <text:p>0.07106</text:p>
          </table:table-cell>
          <table:table-cell table:number-columns-repeated="16376"/>
        </table:table-row>
        <table:table-row table:style-name="ro1">
          <table:table-cell office:value-type="float" office:value="13.05" table:style-name="ce3">
            <text:p>13.05</text:p>
          </table:table-cell>
          <table:table-cell office:value-type="float" office:value="0.65954000000000002" table:style-name="ce3">
            <text:p>0.65954</text:p>
          </table:table-cell>
          <table:table-cell office:value-type="float" office:value="1.0184299999999999" table:style-name="ce3">
            <text:p>1.01843</text:p>
          </table:table-cell>
          <table:table-cell office:value-type="float" office:value="2.7850199999999998" table:style-name="ce3">
            <text:p>2.78502</text:p>
          </table:table-cell>
          <table:table-cell office:value-type="float" office:value="3.2132999999999998" table:style-name="ce3">
            <text:p>3.2133</text:p>
          </table:table-cell>
          <table:table-cell office:value-type="float" office:value="-0.35888999999999993" table:formula="of:=[.B263]-[.C263]" table:style-name="ce3">
            <text:p>-0.35889</text:p>
          </table:table-cell>
          <table:table-cell office:value-type="float" office:value="-0.42827999999999999" table:formula="of:=[.D263]-[.E263]" table:style-name="ce3">
            <text:p>-0.42828</text:p>
          </table:table-cell>
          <table:table-cell office:value-type="float" office:value="6.9390000000000063E-2" table:formula="of:=[.F263]-[.G263]" table:style-name="ce3">
            <text:p>0.06939</text:p>
          </table:table-cell>
          <table:table-cell table:number-columns-repeated="16376"/>
        </table:table-row>
        <table:table-row table:style-name="ro1">
          <table:table-cell office:value-type="float" office:value="13.1" table:style-name="ce3">
            <text:p>13.1</text:p>
          </table:table-cell>
          <table:table-cell office:value-type="float" office:value="0.66320000000000001" table:style-name="ce3">
            <text:p>0.6632</text:p>
          </table:table-cell>
          <table:table-cell office:value-type="float" office:value="1.01715" table:style-name="ce3">
            <text:p>1.01715</text:p>
          </table:table-cell>
          <table:table-cell office:value-type="float" office:value="2.7688100000000002" table:style-name="ce3">
            <text:p>2.76881</text:p>
          </table:table-cell>
          <table:table-cell office:value-type="float" office:value="3.1919599999999999" table:style-name="ce3">
            <text:p>3.19196</text:p>
          </table:table-cell>
          <table:table-cell office:value-type="float" office:value="-0.35394999999999999" table:formula="of:=[.B264]-[.C264]" table:style-name="ce3">
            <text:p>-0.35395</text:p>
          </table:table-cell>
          <table:table-cell office:value-type="float" office:value="-0.42314999999999969" table:formula="of:=[.D264]-[.E264]" table:style-name="ce3">
            <text:p>-0.42315</text:p>
          </table:table-cell>
          <table:table-cell office:value-type="float" office:value="6.9199999999999706E-2" table:formula="of:=[.F264]-[.G264]" table:style-name="ce3">
            <text:p>0.0692</text:p>
          </table:table-cell>
          <table:table-cell table:number-columns-repeated="16376"/>
        </table:table-row>
        <table:table-row table:style-name="ro1">
          <table:table-cell office:value-type="float" office:value="13.15" table:style-name="ce3">
            <text:p>13.15</text:p>
          </table:table-cell>
          <table:table-cell office:value-type="float" office:value="0.66320000000000001" table:style-name="ce3">
            <text:p>0.6632</text:p>
          </table:table-cell>
          <table:table-cell office:value-type="float" office:value="1.0142599999999999" table:style-name="ce3">
            <text:p>1.01426</text:p>
          </table:table-cell>
          <table:table-cell office:value-type="float" office:value="2.7625700000000002" table:style-name="ce3">
            <text:p>2.76257</text:p>
          </table:table-cell>
          <table:table-cell office:value-type="float" office:value="3.1796000000000002" table:style-name="ce3">
            <text:p>3.1796</text:p>
          </table:table-cell>
          <table:table-cell office:value-type="float" office:value="-0.35105999999999993" table:formula="of:=[.B265]-[.C265]" table:style-name="ce3">
            <text:p>-0.35106</text:p>
          </table:table-cell>
          <table:table-cell office:value-type="float" office:value="-0.41703000000000001" table:formula="of:=[.D265]-[.E265]" table:style-name="ce3">
            <text:p>-0.41703</text:p>
          </table:table-cell>
          <table:table-cell office:value-type="float" office:value="6.5970000000000084E-2" table:formula="of:=[.F265]-[.G265]" table:style-name="ce3">
            <text:p>0.06597</text:p>
          </table:table-cell>
          <table:table-cell table:number-columns-repeated="16376"/>
        </table:table-row>
        <table:table-row table:style-name="ro1">
          <table:table-cell office:value-type="float" office:value="13.2" table:style-name="ce3">
            <text:p>13.2</text:p>
          </table:table-cell>
          <table:table-cell office:value-type="float" office:value="0.66386000000000001" table:style-name="ce3">
            <text:p>0.66386</text:p>
          </table:table-cell>
          <table:table-cell office:value-type="float" office:value="1.01326" table:style-name="ce3">
            <text:p>1.01326</text:p>
          </table:table-cell>
          <table:table-cell office:value-type="float" office:value="2.7431700000000001" table:style-name="ce3">
            <text:p>2.74317</text:p>
          </table:table-cell>
          <table:table-cell office:value-type="float" office:value="3.15978" table:style-name="ce3">
            <text:p>3.15978</text:p>
          </table:table-cell>
          <table:table-cell office:value-type="float" office:value="-0.34940000000000004" table:formula="of:=[.B266]-[.C266]" table:style-name="ce3">
            <text:p>-0.3494</text:p>
          </table:table-cell>
          <table:table-cell office:value-type="float" office:value="-0.41660999999999992" table:formula="of:=[.D266]-[.E266]" table:style-name="ce3">
            <text:p>-0.41661</text:p>
          </table:table-cell>
          <table:table-cell office:value-type="float" office:value="6.7209999999999881E-2" table:formula="of:=[.F266]-[.G266]" table:style-name="ce3">
            <text:p>0.06721</text:p>
          </table:table-cell>
          <table:table-cell table:number-columns-repeated="16376"/>
        </table:table-row>
        <table:table-row table:style-name="ro1">
          <table:table-cell office:value-type="float" office:value="13.25" table:style-name="ce3">
            <text:p>13.25</text:p>
          </table:table-cell>
          <table:table-cell office:value-type="float" office:value="0.66181999999999996" table:style-name="ce3">
            <text:p>0.66182</text:p>
          </table:table-cell>
          <table:table-cell office:value-type="float" office:value="1.0123899999999999" table:style-name="ce3">
            <text:p>1.01239</text:p>
          </table:table-cell>
          <table:table-cell office:value-type="float" office:value="2.7252900000000002" table:style-name="ce3">
            <text:p>2.72529</text:p>
          </table:table-cell>
          <table:table-cell office:value-type="float" office:value="3.14514" table:style-name="ce3">
            <text:p>3.14514</text:p>
          </table:table-cell>
          <table:table-cell office:value-type="float" office:value="-0.35056999999999994" table:formula="of:=[.B267]-[.C267]" table:style-name="ce3">
            <text:p>-0.35057</text:p>
          </table:table-cell>
          <table:table-cell office:value-type="float" office:value="-0.41984999999999983" table:formula="of:=[.D267]-[.E267]" table:style-name="ce3">
            <text:p>-0.41985</text:p>
          </table:table-cell>
          <table:table-cell office:value-type="float" office:value="6.9279999999999897E-2" table:formula="of:=[.F267]-[.G267]" table:style-name="ce3">
            <text:p>0.06928</text:p>
          </table:table-cell>
          <table:table-cell table:number-columns-repeated="16376"/>
        </table:table-row>
        <table:table-row table:style-name="ro1">
          <table:table-cell office:value-type="float" office:value="13.3" table:style-name="ce3">
            <text:p>13.3</text:p>
          </table:table-cell>
          <table:table-cell office:value-type="float" office:value="0.66093999999999997" table:style-name="ce3">
            <text:p>0.66094</text:p>
          </table:table-cell>
          <table:table-cell office:value-type="float" office:value="1.0088900000000001" table:style-name="ce3">
            <text:p>1.00889</text:p>
          </table:table-cell>
          <table:table-cell office:value-type="float" office:value="2.7139700000000002" table:style-name="ce3">
            <text:p>2.71397</text:p>
          </table:table-cell>
          <table:table-cell office:value-type="float" office:value="3.13571" table:style-name="ce3">
            <text:p>3.13571</text:p>
          </table:table-cell>
          <table:table-cell office:value-type="float" office:value="-0.34795000000000009" table:formula="of:=[.B268]-[.C268]" table:style-name="ce3">
            <text:p>-0.34795</text:p>
          </table:table-cell>
          <table:table-cell office:value-type="float" office:value="-0.42173999999999978" table:formula="of:=[.D268]-[.E268]" table:style-name="ce3">
            <text:p>-0.42174</text:p>
          </table:table-cell>
          <table:table-cell office:value-type="float" office:value="7.3789999999999689E-2" table:formula="of:=[.F268]-[.G268]" table:style-name="ce3">
            <text:p>0.07379</text:p>
          </table:table-cell>
          <table:table-cell table:number-columns-repeated="16376"/>
        </table:table-row>
        <table:table-row table:style-name="ro1">
          <table:table-cell office:value-type="float" office:value="13.35" table:style-name="ce3">
            <text:p>13.35</text:p>
          </table:table-cell>
          <table:table-cell office:value-type="float" office:value="0.66252" table:style-name="ce3">
            <text:p>0.66252</text:p>
          </table:table-cell>
          <table:table-cell office:value-type="float" office:value="1.00881" table:style-name="ce3">
            <text:p>1.00881</text:p>
          </table:table-cell>
          <table:table-cell office:value-type="float" office:value="2.70139" table:style-name="ce3">
            <text:p>2.70139</text:p>
          </table:table-cell>
          <table:table-cell office:value-type="float" office:value="3.1194500000000001" table:style-name="ce3">
            <text:p>3.11945</text:p>
          </table:table-cell>
          <table:table-cell office:value-type="float" office:value="-0.34628999999999999" table:formula="of:=[.B269]-[.C269]" table:style-name="ce3">
            <text:p>-0.34629</text:p>
          </table:table-cell>
          <table:table-cell office:value-type="float" office:value="-0.4180600000000001" table:formula="of:=[.D269]-[.E269]" table:style-name="ce3">
            <text:p>-0.41806</text:p>
          </table:table-cell>
          <table:table-cell office:value-type="float" office:value="7.1770000000000111E-2" table:formula="of:=[.F269]-[.G269]" table:style-name="ce3">
            <text:p>0.07177</text:p>
          </table:table-cell>
          <table:table-cell table:number-columns-repeated="16376"/>
        </table:table-row>
        <table:table-row table:style-name="ro1">
          <table:table-cell office:value-type="float" office:value="13.4" table:style-name="ce3">
            <text:p>13.4</text:p>
          </table:table-cell>
          <table:table-cell office:value-type="float" office:value="0.66142999999999996" table:style-name="ce3">
            <text:p>0.66143</text:p>
          </table:table-cell>
          <table:table-cell office:value-type="float" office:value="1.0065500000000001" table:style-name="ce3">
            <text:p>1.00655</text:p>
          </table:table-cell>
          <table:table-cell office:value-type="float" office:value="2.6833999999999998" table:style-name="ce3">
            <text:p>2.6834</text:p>
          </table:table-cell>
          <table:table-cell office:value-type="float" office:value="3.1054300000000001" table:style-name="ce3">
            <text:p>3.10543</text:p>
          </table:table-cell>
          <table:table-cell office:value-type="float" office:value="-0.34512000000000009" table:formula="of:=[.B270]-[.C270]" table:style-name="ce3">
            <text:p>-0.34512</text:p>
          </table:table-cell>
          <table:table-cell office:value-type="float" office:value="-0.42203000000000035" table:formula="of:=[.D270]-[.E270]" table:style-name="ce3">
            <text:p>-0.42203</text:p>
          </table:table-cell>
          <table:table-cell office:value-type="float" office:value="7.6910000000000256E-2" table:formula="of:=[.F270]-[.G270]" table:style-name="ce3">
            <text:p>0.07691</text:p>
          </table:table-cell>
          <table:table-cell table:number-columns-repeated="16376"/>
        </table:table-row>
        <table:table-row table:style-name="ro1">
          <table:table-cell office:value-type="float" office:value="13.45" table:style-name="ce3">
            <text:p>13.45</text:p>
          </table:table-cell>
          <table:table-cell office:value-type="float" office:value="0.66346000000000005" table:style-name="ce3">
            <text:p>0.66346</text:p>
          </table:table-cell>
          <table:table-cell office:value-type="float" office:value="1.0033700000000001" table:style-name="ce3">
            <text:p>1.00337</text:p>
          </table:table-cell>
          <table:table-cell office:value-type="float" office:value="2.6703000000000001" table:style-name="ce3">
            <text:p>2.6703</text:p>
          </table:table-cell>
          <table:table-cell office:value-type="float" office:value="3.0901200000000002" table:style-name="ce3">
            <text:p>3.09012</text:p>
          </table:table-cell>
          <table:table-cell office:value-type="float" office:value="-0.33991000000000005" table:formula="of:=[.B271]-[.C271]" table:style-name="ce3">
            <text:p>-0.33991</text:p>
          </table:table-cell>
          <table:table-cell office:value-type="float" office:value="-0.41982000000000008" table:formula="of:=[.D271]-[.E271]" table:style-name="ce3">
            <text:p>-0.41982</text:p>
          </table:table-cell>
          <table:table-cell office:value-type="float" office:value="7.9910000000000037E-2" table:formula="of:=[.F271]-[.G271]" table:style-name="ce3">
            <text:p>0.07991</text:p>
          </table:table-cell>
          <table:table-cell table:number-columns-repeated="16376"/>
        </table:table-row>
        <table:table-row table:style-name="ro1">
          <table:table-cell office:value-type="float" office:value="13.5" table:style-name="ce3">
            <text:p>13.5</text:p>
          </table:table-cell>
          <table:table-cell office:value-type="float" office:value="0.66154999999999997" table:style-name="ce3">
            <text:p>0.66155</text:p>
          </table:table-cell>
          <table:table-cell office:value-type="float" office:value="1.0048900000000001" table:style-name="ce3">
            <text:p>1.00489</text:p>
          </table:table-cell>
          <table:table-cell office:value-type="float" office:value="2.657" table:style-name="ce3">
            <text:p>2.657</text:p>
          </table:table-cell>
          <table:table-cell office:value-type="float" office:value="3.07125" table:style-name="ce3">
            <text:p>3.07125</text:p>
          </table:table-cell>
          <table:table-cell office:value-type="float" office:value="-0.34334000000000009" table:formula="of:=[.B272]-[.C272]" table:style-name="ce3">
            <text:p>-0.34334</text:p>
          </table:table-cell>
          <table:table-cell office:value-type="float" office:value="-0.41425000000000001" table:formula="of:=[.D272]-[.E272]" table:style-name="ce3">
            <text:p>-0.41425</text:p>
          </table:table-cell>
          <table:table-cell office:value-type="float" office:value="7.0909999999999918E-2" table:formula="of:=[.F272]-[.G272]" table:style-name="ce3">
            <text:p>0.07091</text:p>
          </table:table-cell>
          <table:table-cell table:number-columns-repeated="16376"/>
        </table:table-row>
        <table:table-row table:style-name="ro1">
          <table:table-cell office:value-type="float" office:value="13.55" table:style-name="ce3">
            <text:p>13.55</text:p>
          </table:table-cell>
          <table:table-cell office:value-type="float" office:value="0.66247" table:style-name="ce3">
            <text:p>0.66247</text:p>
          </table:table-cell>
          <table:table-cell office:value-type="float" office:value="1.0016400000000001" table:style-name="ce3">
            <text:p>1.00164</text:p>
          </table:table-cell>
          <table:table-cell office:value-type="float" office:value="2.63903" table:style-name="ce3">
            <text:p>2.63903</text:p>
          </table:table-cell>
          <table:table-cell office:value-type="float" office:value="3.0478499999999999" table:style-name="ce3">
            <text:p>3.04785</text:p>
          </table:table-cell>
          <table:table-cell office:value-type="float" office:value="-0.33917000000000008" table:formula="of:=[.B273]-[.C273]" table:style-name="ce3">
            <text:p>-0.33917</text:p>
          </table:table-cell>
          <table:table-cell office:value-type="float" office:value="-0.40881999999999996" table:formula="of:=[.D273]-[.E273]" table:style-name="ce3">
            <text:p>-0.40882</text:p>
          </table:table-cell>
          <table:table-cell office:value-type="float" office:value="6.9649999999999879E-2" table:formula="of:=[.F273]-[.G273]" table:style-name="ce3">
            <text:p>0.06965</text:p>
          </table:table-cell>
          <table:table-cell table:number-columns-repeated="16376"/>
        </table:table-row>
        <table:table-row table:style-name="ro1">
          <table:table-cell office:value-type="float" office:value="13.6" table:style-name="ce3">
            <text:p>13.6</text:p>
          </table:table-cell>
          <table:table-cell office:value-type="float" office:value="0.66095999999999999" table:style-name="ce3">
            <text:p>0.66096</text:p>
          </table:table-cell>
          <table:table-cell office:value-type="float" office:value="0.99999000000000005" table:style-name="ce3">
            <text:p>0.99999</text:p>
          </table:table-cell>
          <table:table-cell office:value-type="float" office:value="2.6281599999999998" table:style-name="ce3">
            <text:p>2.62816</text:p>
          </table:table-cell>
          <table:table-cell office:value-type="float" office:value="3.03789" table:style-name="ce3">
            <text:p>3.03789</text:p>
          </table:table-cell>
          <table:table-cell office:value-type="float" office:value="-0.33903000000000005" table:formula="of:=[.B274]-[.C274]" table:style-name="ce3">
            <text:p>-0.33903</text:p>
          </table:table-cell>
          <table:table-cell office:value-type="float" office:value="-0.40973000000000015" table:formula="of:=[.D274]-[.E274]" table:style-name="ce3">
            <text:p>-0.40973</text:p>
          </table:table-cell>
          <table:table-cell office:value-type="float" office:value="7.0700000000000096E-2" table:formula="of:=[.F274]-[.G274]" table:style-name="ce3">
            <text:p>0.0707</text:p>
          </table:table-cell>
          <table:table-cell table:number-columns-repeated="16376"/>
        </table:table-row>
        <table:table-row table:style-name="ro1">
          <table:table-cell office:value-type="float" office:value="13.65" table:style-name="ce3">
            <text:p>13.65</text:p>
          </table:table-cell>
          <table:table-cell office:value-type="float" office:value="0.65788999999999997" table:style-name="ce3">
            <text:p>0.65789</text:p>
          </table:table-cell>
          <table:table-cell office:value-type="float" office:value="0.99699000000000004" table:style-name="ce3">
            <text:p>0.99699</text:p>
          </table:table-cell>
          <table:table-cell office:value-type="float" office:value="2.6109" table:style-name="ce3">
            <text:p>2.6109</text:p>
          </table:table-cell>
          <table:table-cell office:value-type="float" office:value="3.0197799999999999" table:style-name="ce3">
            <text:p>3.01978</text:p>
          </table:table-cell>
          <table:table-cell office:value-type="float" office:value="-0.33910000000000007" table:formula="of:=[.B275]-[.C275]" table:style-name="ce3">
            <text:p>-0.3391</text:p>
          </table:table-cell>
          <table:table-cell office:value-type="float" office:value="-0.40887999999999991" table:formula="of:=[.D275]-[.E275]" table:style-name="ce3">
            <text:p>-0.40888</text:p>
          </table:table-cell>
          <table:table-cell office:value-type="float" office:value="6.9779999999999842E-2" table:formula="of:=[.F275]-[.G275]" table:style-name="ce3">
            <text:p>0.06978</text:p>
          </table:table-cell>
          <table:table-cell table:number-columns-repeated="16376"/>
        </table:table-row>
        <table:table-row table:style-name="ro1">
          <table:table-cell office:value-type="float" office:value="13.7" table:style-name="ce3">
            <text:p>13.7</text:p>
          </table:table-cell>
          <table:table-cell office:value-type="float" office:value="0.66027000000000002" table:style-name="ce3">
            <text:p>0.66027</text:p>
          </table:table-cell>
          <table:table-cell office:value-type="float" office:value="0.99760000000000004" table:style-name="ce3">
            <text:p>0.9976</text:p>
          </table:table-cell>
          <table:table-cell office:value-type="float" office:value="2.6062099999999999" table:style-name="ce3">
            <text:p>2.60621</text:p>
          </table:table-cell>
          <table:table-cell office:value-type="float" office:value="3.01105" table:style-name="ce3">
            <text:p>3.01105</text:p>
          </table:table-cell>
          <table:table-cell office:value-type="float" office:value="-0.33733000000000002" table:formula="of:=[.B276]-[.C276]" table:style-name="ce3">
            <text:p>-0.33733</text:p>
          </table:table-cell>
          <table:table-cell office:value-type="float" office:value="-0.40484000000000009" table:formula="of:=[.D276]-[.E276]" table:style-name="ce3">
            <text:p>-0.40484</text:p>
          </table:table-cell>
          <table:table-cell office:value-type="float" office:value="6.751000000000007E-2" table:formula="of:=[.F276]-[.G276]" table:style-name="ce3">
            <text:p>0.06751</text:p>
          </table:table-cell>
          <table:table-cell table:number-columns-repeated="16376"/>
        </table:table-row>
        <table:table-row table:style-name="ro1">
          <table:table-cell office:value-type="float" office:value="13.75" table:style-name="ce3">
            <text:p>13.75</text:p>
          </table:table-cell>
          <table:table-cell office:value-type="float" office:value="0.65822000000000003" table:style-name="ce3">
            <text:p>0.65822</text:p>
          </table:table-cell>
          <table:table-cell office:value-type="float" office:value="0.99141999999999997" table:style-name="ce3">
            <text:p>0.99142</text:p>
          </table:table-cell>
          <table:table-cell office:value-type="float" office:value="2.59185" table:style-name="ce3">
            <text:p>2.59185</text:p>
          </table:table-cell>
          <table:table-cell office:value-type="float" office:value="2.9943399999999998" table:style-name="ce3">
            <text:p>2.99434</text:p>
          </table:table-cell>
          <table:table-cell office:value-type="float" office:value="-0.33319999999999994" table:formula="of:=[.B277]-[.C277]" table:style-name="ce3">
            <text:p>-0.3332</text:p>
          </table:table-cell>
          <table:table-cell office:value-type="float" office:value="-0.40248999999999979" table:formula="of:=[.D277]-[.E277]" table:style-name="ce3">
            <text:p>-0.40249</text:p>
          </table:table-cell>
          <table:table-cell office:value-type="float" office:value="6.9289999999999852E-2" table:formula="of:=[.F277]-[.G277]" table:style-name="ce3">
            <text:p>0.06929</text:p>
          </table:table-cell>
          <table:table-cell table:number-columns-repeated="16376"/>
        </table:table-row>
        <table:table-row table:style-name="ro1">
          <table:table-cell office:value-type="float" office:value="13.8" table:style-name="ce3">
            <text:p>13.8</text:p>
          </table:table-cell>
          <table:table-cell office:value-type="float" office:value="0.65966000000000002" table:style-name="ce3">
            <text:p>0.65966</text:p>
          </table:table-cell>
          <table:table-cell office:value-type="float" office:value="0.99114999999999998" table:style-name="ce3">
            <text:p>0.99115</text:p>
          </table:table-cell>
          <table:table-cell office:value-type="float" office:value="2.57633" table:style-name="ce3">
            <text:p>2.57633</text:p>
          </table:table-cell>
          <table:table-cell office:value-type="float" office:value="2.9812400000000001" table:style-name="ce3">
            <text:p>2.98124</text:p>
          </table:table-cell>
          <table:table-cell office:value-type="float" office:value="-0.33148999999999995" table:formula="of:=[.B278]-[.C278]" table:style-name="ce3">
            <text:p>-0.33149</text:p>
          </table:table-cell>
          <table:table-cell office:value-type="float" office:value="-0.4049100000000001" table:formula="of:=[.D278]-[.E278]" table:style-name="ce3">
            <text:p>-0.40491</text:p>
          </table:table-cell>
          <table:table-cell office:value-type="float" office:value="7.3420000000000152E-2" table:formula="of:=[.F278]-[.G278]" table:style-name="ce3">
            <text:p>0.07342</text:p>
          </table:table-cell>
          <table:table-cell table:number-columns-repeated="16376"/>
        </table:table-row>
        <table:table-row table:style-name="ro1">
          <table:table-cell office:value-type="float" office:value="13.85" table:style-name="ce3">
            <text:p>13.85</text:p>
          </table:table-cell>
          <table:table-cell office:value-type="float" office:value="0.65732999999999997" table:style-name="ce3">
            <text:p>0.65733</text:p>
          </table:table-cell>
          <table:table-cell office:value-type="float" office:value="0.98463999999999996" table:style-name="ce3">
            <text:p>0.98464</text:p>
          </table:table-cell>
          <table:table-cell office:value-type="float" office:value="2.5622799999999999" table:style-name="ce3">
            <text:p>2.56228</text:p>
          </table:table-cell>
          <table:table-cell office:value-type="float" office:value="2.96576" table:style-name="ce3">
            <text:p>2.96576</text:p>
          </table:table-cell>
          <table:table-cell office:value-type="float" office:value="-0.32730999999999999" table:formula="of:=[.B279]-[.C279]" table:style-name="ce3">
            <text:p>-0.32731</text:p>
          </table:table-cell>
          <table:table-cell office:value-type="float" office:value="-0.40348000000000006" table:formula="of:=[.D279]-[.E279]" table:style-name="ce3">
            <text:p>-0.40348</text:p>
          </table:table-cell>
          <table:table-cell office:value-type="float" office:value="7.6170000000000071E-2" table:formula="of:=[.F279]-[.G279]" table:style-name="ce3">
            <text:p>0.07617</text:p>
          </table:table-cell>
          <table:table-cell table:number-columns-repeated="16376"/>
        </table:table-row>
        <table:table-row table:style-name="ro1">
          <table:table-cell office:value-type="float" office:value="13.9" table:style-name="ce3">
            <text:p>13.9</text:p>
          </table:table-cell>
          <table:table-cell office:value-type="float" office:value="0.65856000000000003" table:style-name="ce3">
            <text:p>0.65856</text:p>
          </table:table-cell>
          <table:table-cell office:value-type="float" office:value="0.98633999999999999" table:style-name="ce3">
            <text:p>0.98634</text:p>
          </table:table-cell>
          <table:table-cell office:value-type="float" office:value="2.5512000000000001" table:style-name="ce3">
            <text:p>2.5512</text:p>
          </table:table-cell>
          <table:table-cell office:value-type="float" office:value="2.95329" table:style-name="ce3">
            <text:p>2.95329</text:p>
          </table:table-cell>
          <table:table-cell office:value-type="float" office:value="-0.32777999999999996" table:formula="of:=[.B280]-[.C280]" table:style-name="ce3">
            <text:p>-0.32778</text:p>
          </table:table-cell>
          <table:table-cell office:value-type="float" office:value="-0.40208999999999984" table:formula="of:=[.D280]-[.E280]" table:style-name="ce3">
            <text:p>-0.40209</text:p>
          </table:table-cell>
          <table:table-cell office:value-type="float" office:value="7.4309999999999876E-2" table:formula="of:=[.F280]-[.G280]" table:style-name="ce3">
            <text:p>0.07431</text:p>
          </table:table-cell>
          <table:table-cell table:number-columns-repeated="16376"/>
        </table:table-row>
        <table:table-row table:style-name="ro1">
          <table:table-cell office:value-type="float" office:value="13.95" table:style-name="ce3">
            <text:p>13.95</text:p>
          </table:table-cell>
          <table:table-cell office:value-type="float" office:value="0.65773000000000004" table:style-name="ce3">
            <text:p>0.65773</text:p>
          </table:table-cell>
          <table:table-cell office:value-type="float" office:value="0.98614999999999997" table:style-name="ce3">
            <text:p>0.98615</text:p>
          </table:table-cell>
          <table:table-cell office:value-type="float" office:value="2.5427900000000001" table:style-name="ce3">
            <text:p>2.54279</text:p>
          </table:table-cell>
          <table:table-cell office:value-type="float" office:value="2.9414500000000001" table:style-name="ce3">
            <text:p>2.94145</text:p>
          </table:table-cell>
          <table:table-cell office:value-type="float" office:value="-0.32841999999999993" table:formula="of:=[.B281]-[.C281]" table:style-name="ce3">
            <text:p>-0.32842</text:p>
          </table:table-cell>
          <table:table-cell office:value-type="float" office:value="-0.39866000000000001" table:formula="of:=[.D281]-[.E281]" table:style-name="ce3">
            <text:p>-0.39866</text:p>
          </table:table-cell>
          <table:table-cell office:value-type="float" office:value="7.024000000000008E-2" table:formula="of:=[.F281]-[.G281]" table:style-name="ce3">
            <text:p>0.07024</text:p>
          </table:table-cell>
          <table:table-cell table:number-columns-repeated="16376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0.65186999999999995" table:style-name="ce3">
            <text:p>0.65187</text:p>
          </table:table-cell>
          <table:table-cell office:value-type="float" office:value="0.98204999999999998" table:style-name="ce3">
            <text:p>0.98205</text:p>
          </table:table-cell>
          <table:table-cell office:value-type="float" office:value="2.5227900000000001" table:style-name="ce3">
            <text:p>2.52279</text:p>
          </table:table-cell>
          <table:table-cell office:value-type="float" office:value="2.9198499999999998" table:style-name="ce3">
            <text:p>2.91985</text:p>
          </table:table-cell>
          <table:table-cell office:value-type="float" office:value="-0.33018000000000003" table:formula="of:=[.B282]-[.C282]" table:style-name="ce3">
            <text:p>-0.33018</text:p>
          </table:table-cell>
          <table:table-cell office:value-type="float" office:value="-0.39705999999999975" table:formula="of:=[.D282]-[.E282]" table:style-name="ce3">
            <text:p>-0.39706</text:p>
          </table:table-cell>
          <table:table-cell office:value-type="float" office:value="6.6879999999999717E-2" table:formula="of:=[.F282]-[.G282]" table:style-name="ce3">
            <text:p>0.06688</text:p>
          </table:table-cell>
          <table:table-cell table:number-columns-repeated="16376"/>
        </table:table-row>
        <table:table-row table:style-name="ro1">
          <table:table-cell office:value-type="float" office:value="14.05" table:style-name="ce3">
            <text:p>14.05</text:p>
          </table:table-cell>
          <table:table-cell office:value-type="float" office:value="0.65508999999999995" table:style-name="ce3">
            <text:p>0.65509</text:p>
          </table:table-cell>
          <table:table-cell office:value-type="float" office:value="0.97921999999999998" table:style-name="ce3">
            <text:p>0.97922</text:p>
          </table:table-cell>
          <table:table-cell office:value-type="float" office:value="2.5080499999999999" table:style-name="ce3">
            <text:p>2.50805</text:p>
          </table:table-cell>
          <table:table-cell office:value-type="float" office:value="2.9039700000000002" table:style-name="ce3">
            <text:p>2.90397</text:p>
          </table:table-cell>
          <table:table-cell office:value-type="float" office:value="-0.32413000000000003" table:formula="of:=[.B283]-[.C283]" table:style-name="ce3">
            <text:p>-0.32413</text:p>
          </table:table-cell>
          <table:table-cell office:value-type="float" office:value="-0.39592000000000027" table:formula="of:=[.D283]-[.E283]" table:style-name="ce3">
            <text:p>-0.39592</text:p>
          </table:table-cell>
          <table:table-cell office:value-type="float" office:value="7.1790000000000243E-2" table:formula="of:=[.F283]-[.G283]" table:style-name="ce3">
            <text:p>0.07179</text:p>
          </table:table-cell>
          <table:table-cell table:number-columns-repeated="16376"/>
        </table:table-row>
        <table:table-row table:style-name="ro1">
          <table:table-cell office:value-type="float" office:value="14.1" table:style-name="ce3">
            <text:p>14.1</text:p>
          </table:table-cell>
          <table:table-cell office:value-type="float" office:value="0.65530999999999995" table:style-name="ce3">
            <text:p>0.65531</text:p>
          </table:table-cell>
          <table:table-cell office:value-type="float" office:value="0.97504999999999997" table:style-name="ce3">
            <text:p>0.97505</text:p>
          </table:table-cell>
          <table:table-cell office:value-type="float" office:value="2.49431" table:style-name="ce3">
            <text:p>2.49431</text:p>
          </table:table-cell>
          <table:table-cell office:value-type="float" office:value="2.8936299999999999" table:style-name="ce3">
            <text:p>2.89363</text:p>
          </table:table-cell>
          <table:table-cell office:value-type="float" office:value="-0.31974000000000002" table:formula="of:=[.B284]-[.C284]" table:style-name="ce3">
            <text:p>-0.31974</text:p>
          </table:table-cell>
          <table:table-cell office:value-type="float" office:value="-0.3993199999999999" table:formula="of:=[.D284]-[.E284]" table:style-name="ce3">
            <text:p>-0.39932</text:p>
          </table:table-cell>
          <table:table-cell office:value-type="float" office:value="7.9579999999999873E-2" table:formula="of:=[.F284]-[.G284]" table:style-name="ce3">
            <text:p>0.07958</text:p>
          </table:table-cell>
          <table:table-cell table:number-columns-repeated="16376"/>
        </table:table-row>
        <table:table-row table:style-name="ro1">
          <table:table-cell office:value-type="float" office:value="14.15" table:style-name="ce3">
            <text:p>14.15</text:p>
          </table:table-cell>
          <table:table-cell office:value-type="float" office:value="0.64902000000000004" table:style-name="ce3">
            <text:p>0.64902</text:p>
          </table:table-cell>
          <table:table-cell office:value-type="float" office:value="0.96840000000000004" table:style-name="ce3">
            <text:p>0.9684</text:p>
          </table:table-cell>
          <table:table-cell office:value-type="float" office:value="2.4758599999999999" table:style-name="ce3">
            <text:p>2.47586</text:p>
          </table:table-cell>
          <table:table-cell office:value-type="float" office:value="2.8701400000000001" table:style-name="ce3">
            <text:p>2.87014</text:p>
          </table:table-cell>
          <table:table-cell office:value-type="float" office:value="-0.31938" table:formula="of:=[.B285]-[.C285]" table:style-name="ce3">
            <text:p>-0.31938</text:p>
          </table:table-cell>
          <table:table-cell office:value-type="float" office:value="-0.39428000000000019" table:formula="of:=[.D285]-[.E285]" table:style-name="ce3">
            <text:p>-0.39428</text:p>
          </table:table-cell>
          <table:table-cell office:value-type="float" office:value="7.4900000000000189E-2" table:formula="of:=[.F285]-[.G285]" table:style-name="ce3">
            <text:p>0.0749</text:p>
          </table:table-cell>
          <table:table-cell table:number-columns-repeated="16376"/>
        </table:table-row>
        <table:table-row table:style-name="ro1">
          <table:table-cell office:value-type="float" office:value="14.2" table:style-name="ce3">
            <text:p>14.2</text:p>
          </table:table-cell>
          <table:table-cell office:value-type="float" office:value="0.65095999999999998" table:style-name="ce3">
            <text:p>0.65096</text:p>
          </table:table-cell>
          <table:table-cell office:value-type="float" office:value="0.97084999999999999" table:style-name="ce3">
            <text:p>0.97085</text:p>
          </table:table-cell>
          <table:table-cell office:value-type="float" office:value="2.4718200000000001" table:style-name="ce3">
            <text:p>2.47182</text:p>
          </table:table-cell>
          <table:table-cell office:value-type="float" office:value="2.8645999999999998" table:style-name="ce3">
            <text:p>2.8646</text:p>
          </table:table-cell>
          <table:table-cell office:value-type="float" office:value="-0.31989000000000001" table:formula="of:=[.B286]-[.C286]" table:style-name="ce3">
            <text:p>-0.31989</text:p>
          </table:table-cell>
          <table:table-cell office:value-type="float" office:value="-0.39277999999999968" table:formula="of:=[.D286]-[.E286]" table:style-name="ce3">
            <text:p>-0.39278</text:p>
          </table:table-cell>
          <table:table-cell office:value-type="float" office:value="7.2889999999999677E-2" table:formula="of:=[.F286]-[.G286]" table:style-name="ce3">
            <text:p>0.07289</text:p>
          </table:table-cell>
          <table:table-cell table:number-columns-repeated="16376"/>
        </table:table-row>
        <table:table-row table:style-name="ro1">
          <table:table-cell office:value-type="float" office:value="14.25" table:style-name="ce3">
            <text:p>14.25</text:p>
          </table:table-cell>
          <table:table-cell office:value-type="float" office:value="0.65037999999999996" table:style-name="ce3">
            <text:p>0.65038</text:p>
          </table:table-cell>
          <table:table-cell office:value-type="float" office:value="0.96792" table:style-name="ce3">
            <text:p>0.96792</text:p>
          </table:table-cell>
          <table:table-cell office:value-type="float" office:value="2.4620000000000002" table:style-name="ce3">
            <text:p>2.462</text:p>
          </table:table-cell>
          <table:table-cell office:value-type="float" office:value="2.8489800000000001" table:style-name="ce3">
            <text:p>2.84898</text:p>
          </table:table-cell>
          <table:table-cell office:value-type="float" office:value="-0.31754000000000004" table:formula="of:=[.B287]-[.C287]" table:style-name="ce3">
            <text:p>-0.31754</text:p>
          </table:table-cell>
          <table:table-cell office:value-type="float" office:value="-0.38697999999999988" table:formula="of:=[.D287]-[.E287]" table:style-name="ce3">
            <text:p>-0.38698</text:p>
          </table:table-cell>
          <table:table-cell office:value-type="float" office:value="6.9439999999999835E-2" table:formula="of:=[.F287]-[.G287]" table:style-name="ce3">
            <text:p>0.06944</text:p>
          </table:table-cell>
          <table:table-cell table:number-columns-repeated="16376"/>
        </table:table-row>
        <table:table-row table:style-name="ro1">
          <table:table-cell office:value-type="float" office:value="14.3" table:style-name="ce3">
            <text:p>14.3</text:p>
          </table:table-cell>
          <table:table-cell office:value-type="float" office:value="0.64734000000000003" table:style-name="ce3">
            <text:p>0.64734</text:p>
          </table:table-cell>
          <table:table-cell office:value-type="float" office:value="0.96006999999999998" table:style-name="ce3">
            <text:p>0.96007</text:p>
          </table:table-cell>
          <table:table-cell office:value-type="float" office:value="2.4403899999999998" table:style-name="ce3">
            <text:p>2.44039</text:p>
          </table:table-cell>
          <table:table-cell office:value-type="float" office:value="2.8286199999999999" table:style-name="ce3">
            <text:p>2.82862</text:p>
          </table:table-cell>
          <table:table-cell office:value-type="float" office:value="-0.31272999999999995" table:formula="of:=[.B288]-[.C288]" table:style-name="ce3">
            <text:p>-0.31273</text:p>
          </table:table-cell>
          <table:table-cell office:value-type="float" office:value="-0.38823000000000008" table:formula="of:=[.D288]-[.E288]" table:style-name="ce3">
            <text:p>-0.38823</text:p>
          </table:table-cell>
          <table:table-cell office:value-type="float" office:value="7.5500000000000123E-2" table:formula="of:=[.F288]-[.G288]" table:style-name="ce3">
            <text:p>0.0755</text:p>
          </table:table-cell>
          <table:table-cell table:number-columns-repeated="16376"/>
        </table:table-row>
        <table:table-row table:style-name="ro1">
          <table:table-cell office:value-type="float" office:value="14.35" table:style-name="ce3">
            <text:p>14.35</text:p>
          </table:table-cell>
          <table:table-cell office:value-type="float" office:value="0.64590000000000003" table:style-name="ce3">
            <text:p>0.6459</text:p>
          </table:table-cell>
          <table:table-cell office:value-type="float" office:value="0.95740000000000003" table:style-name="ce3">
            <text:p>0.9574</text:p>
          </table:table-cell>
          <table:table-cell office:value-type="float" office:value="2.4251" table:style-name="ce3">
            <text:p>2.4251</text:p>
          </table:table-cell>
          <table:table-cell office:value-type="float" office:value="2.8110900000000001" table:style-name="ce3">
            <text:p>2.81109</text:p>
          </table:table-cell>
          <table:table-cell office:value-type="float" office:value="-0.3115" table:formula="of:=[.B289]-[.C289]" table:style-name="ce3">
            <text:p>-0.3115</text:p>
          </table:table-cell>
          <table:table-cell office:value-type="float" office:value="-0.38599000000000006" table:formula="of:=[.D289]-[.E289]" table:style-name="ce3">
            <text:p>-0.38599</text:p>
          </table:table-cell>
          <table:table-cell office:value-type="float" office:value="7.4490000000000056E-2" table:formula="of:=[.F289]-[.G289]" table:style-name="ce3">
            <text:p>0.07449</text:p>
          </table:table-cell>
          <table:table-cell table:number-columns-repeated="16376"/>
        </table:table-row>
        <table:table-row table:style-name="ro1">
          <table:table-cell office:value-type="float" office:value="14.4" table:style-name="ce3">
            <text:p>14.4</text:p>
          </table:table-cell>
          <table:table-cell office:value-type="float" office:value="0.64153000000000004" table:style-name="ce3">
            <text:p>0.64153</text:p>
          </table:table-cell>
          <table:table-cell office:value-type="float" office:value="0.95413000000000003" table:style-name="ce3">
            <text:p>0.95413</text:p>
          </table:table-cell>
          <table:table-cell office:value-type="float" office:value="2.41561" table:style-name="ce3">
            <text:p>2.41561</text:p>
          </table:table-cell>
          <table:table-cell office:value-type="float" office:value="2.7961499999999999" table:style-name="ce3">
            <text:p>2.79615</text:p>
          </table:table-cell>
          <table:table-cell office:value-type="float" office:value="-0.31259999999999999" table:formula="of:=[.B290]-[.C290]" table:style-name="ce3">
            <text:p>-0.3126</text:p>
          </table:table-cell>
          <table:table-cell office:value-type="float" office:value="-0.38053999999999988" table:formula="of:=[.D290]-[.E290]" table:style-name="ce3">
            <text:p>-0.38054</text:p>
          </table:table-cell>
          <table:table-cell office:value-type="float" office:value="6.7939999999999889E-2" table:formula="of:=[.F290]-[.G290]" table:style-name="ce3">
            <text:p>0.06794</text:p>
          </table:table-cell>
          <table:table-cell table:number-columns-repeated="16376"/>
        </table:table-row>
        <table:table-row table:style-name="ro1">
          <table:table-cell office:value-type="float" office:value="14.45" table:style-name="ce3">
            <text:p>14.45</text:p>
          </table:table-cell>
          <table:table-cell office:value-type="float" office:value="0.64198" table:style-name="ce3">
            <text:p>0.64198</text:p>
          </table:table-cell>
          <table:table-cell office:value-type="float" office:value="0.94877999999999996" table:style-name="ce3">
            <text:p>0.94878</text:p>
          </table:table-cell>
          <table:table-cell office:value-type="float" office:value="2.40395" table:style-name="ce3">
            <text:p>2.40395</text:p>
          </table:table-cell>
          <table:table-cell office:value-type="float" office:value="2.7804099999999998" table:style-name="ce3">
            <text:p>2.78041</text:p>
          </table:table-cell>
          <table:table-cell office:value-type="float" office:value="-0.30679999999999996" table:formula="of:=[.B291]-[.C291]" table:style-name="ce3">
            <text:p>-0.3068</text:p>
          </table:table-cell>
          <table:table-cell office:value-type="float" office:value="-0.37645999999999979" table:formula="of:=[.D291]-[.E291]" table:style-name="ce3">
            <text:p>-0.37646</text:p>
          </table:table-cell>
          <table:table-cell office:value-type="float" office:value="6.9659999999999833E-2" table:formula="of:=[.F291]-[.G291]" table:style-name="ce3">
            <text:p>0.06966</text:p>
          </table:table-cell>
          <table:table-cell table:number-columns-repeated="16376"/>
        </table:table-row>
        <table:table-row table:style-name="ro1">
          <table:table-cell office:value-type="float" office:value="14.5" table:style-name="ce3">
            <text:p>14.5</text:p>
          </table:table-cell>
          <table:table-cell office:value-type="float" office:value="0.63737999999999995" table:style-name="ce3">
            <text:p>0.63738</text:p>
          </table:table-cell>
          <table:table-cell office:value-type="float" office:value="0.94411999999999996" table:style-name="ce3">
            <text:p>0.94412</text:p>
          </table:table-cell>
          <table:table-cell office:value-type="float" office:value="2.3866299999999998" table:style-name="ce3">
            <text:p>2.38663</text:p>
          </table:table-cell>
          <table:table-cell office:value-type="float" office:value="2.7648199999999998" table:style-name="ce3">
            <text:p>2.76482</text:p>
          </table:table-cell>
          <table:table-cell office:value-type="float" office:value="-0.30674000000000001" table:formula="of:=[.B292]-[.C292]" table:style-name="ce3">
            <text:p>-0.30674</text:p>
          </table:table-cell>
          <table:table-cell office:value-type="float" office:value="-0.37819000000000003" table:formula="of:=[.D292]-[.E292]" table:style-name="ce3">
            <text:p>-0.37819</text:p>
          </table:table-cell>
          <table:table-cell office:value-type="float" office:value="7.1450000000000014E-2" table:formula="of:=[.F292]-[.G292]" table:style-name="ce3">
            <text:p>0.07145</text:p>
          </table:table-cell>
          <table:table-cell table:number-columns-repeated="16376"/>
        </table:table-row>
        <table:table-row table:style-name="ro1">
          <table:table-cell office:value-type="float" office:value="14.55" table:style-name="ce3">
            <text:p>14.55</text:p>
          </table:table-cell>
          <table:table-cell office:value-type="float" office:value="0.63773000000000002" table:style-name="ce3">
            <text:p>0.63773</text:p>
          </table:table-cell>
          <table:table-cell office:value-type="float" office:value="0.94342000000000004" table:style-name="ce3">
            <text:p>0.94342</text:p>
          </table:table-cell>
          <table:table-cell office:value-type="float" office:value="2.3737499999999998" table:style-name="ce3">
            <text:p>2.37375</text:p>
          </table:table-cell>
          <table:table-cell office:value-type="float" office:value="2.7552300000000001" table:style-name="ce3">
            <text:p>2.75523</text:p>
          </table:table-cell>
          <table:table-cell office:value-type="float" office:value="-0.30569000000000002" table:formula="of:=[.B293]-[.C293]" table:style-name="ce3">
            <text:p>-0.30569</text:p>
          </table:table-cell>
          <table:table-cell office:value-type="float" office:value="-0.38148000000000026" table:formula="of:=[.D293]-[.E293]" table:style-name="ce3">
            <text:p>-0.38148</text:p>
          </table:table-cell>
          <table:table-cell office:value-type="float" office:value="7.5790000000000246E-2" table:formula="of:=[.F293]-[.G293]" table:style-name="ce3">
            <text:p>0.07579</text:p>
          </table:table-cell>
          <table:table-cell table:number-columns-repeated="16376"/>
        </table:table-row>
        <table:table-row table:style-name="ro1">
          <table:table-cell office:value-type="float" office:value="14.6" table:style-name="ce3">
            <text:p>14.6</text:p>
          </table:table-cell>
          <table:table-cell office:value-type="float" office:value="0.63758999999999999" table:style-name="ce3">
            <text:p>0.63759</text:p>
          </table:table-cell>
          <table:table-cell office:value-type="float" office:value="0.93862000000000001" table:style-name="ce3">
            <text:p>0.93862</text:p>
          </table:table-cell>
          <table:table-cell office:value-type="float" office:value="2.3659599999999998" table:style-name="ce3">
            <text:p>2.36596</text:p>
          </table:table-cell>
          <table:table-cell office:value-type="float" office:value="2.7399900000000001" table:style-name="ce3">
            <text:p>2.73999</text:p>
          </table:table-cell>
          <table:table-cell office:value-type="float" office:value="-0.30103000000000002" table:formula="of:=[.B294]-[.C294]" table:style-name="ce3">
            <text:p>-0.30103</text:p>
          </table:table-cell>
          <table:table-cell office:value-type="float" office:value="-0.37403000000000031" table:formula="of:=[.D294]-[.E294]" table:style-name="ce3">
            <text:p>-0.37403</text:p>
          </table:table-cell>
          <table:table-cell office:value-type="float" office:value="7.3000000000000287E-2" table:formula="of:=[.F294]-[.G294]" table:style-name="ce3">
            <text:p>0.073</text:p>
          </table:table-cell>
          <table:table-cell table:number-columns-repeated="16376"/>
        </table:table-row>
        <table:table-row table:style-name="ro1">
          <table:table-cell office:value-type="float" office:value="14.65" table:style-name="ce3">
            <text:p>14.65</text:p>
          </table:table-cell>
          <table:table-cell office:value-type="float" office:value="0.63324999999999998" table:style-name="ce3">
            <text:p>0.63325</text:p>
          </table:table-cell>
          <table:table-cell office:value-type="float" office:value="0.93383000000000005" table:style-name="ce3">
            <text:p>0.93383</text:p>
          </table:table-cell>
          <table:table-cell office:value-type="float" office:value="2.3489100000000001" table:style-name="ce3">
            <text:p>2.34891</text:p>
          </table:table-cell>
          <table:table-cell office:value-type="float" office:value="2.7248299999999999" table:style-name="ce3">
            <text:p>2.72483</text:p>
          </table:table-cell>
          <table:table-cell office:value-type="float" office:value="-0.30058000000000007" table:formula="of:=[.B295]-[.C295]" table:style-name="ce3">
            <text:p>-0.30058</text:p>
          </table:table-cell>
          <table:table-cell office:value-type="float" office:value="-0.37591999999999981" table:formula="of:=[.D295]-[.E295]" table:style-name="ce3">
            <text:p>-0.37592</text:p>
          </table:table-cell>
          <table:table-cell office:value-type="float" office:value="7.5339999999999741E-2" table:formula="of:=[.F295]-[.G295]" table:style-name="ce3">
            <text:p>0.07534</text:p>
          </table:table-cell>
          <table:table-cell table:number-columns-repeated="16376"/>
        </table:table-row>
        <table:table-row table:style-name="ro1">
          <table:table-cell office:value-type="float" office:value="14.7" table:style-name="ce3">
            <text:p>14.7</text:p>
          </table:table-cell>
          <table:table-cell office:value-type="float" office:value="0.63051000000000001" table:style-name="ce3">
            <text:p>0.63051</text:p>
          </table:table-cell>
          <table:table-cell office:value-type="float" office:value="0.93235000000000001" table:style-name="ce3">
            <text:p>0.93235</text:p>
          </table:table-cell>
          <table:table-cell office:value-type="float" office:value="2.3369599999999999" table:style-name="ce3">
            <text:p>2.33696</text:p>
          </table:table-cell>
          <table:table-cell office:value-type="float" office:value="2.7128800000000002" table:style-name="ce3">
            <text:p>2.71288</text:p>
          </table:table-cell>
          <table:table-cell office:value-type="float" office:value="-0.30184" table:formula="of:=[.B296]-[.C296]" table:style-name="ce3">
            <text:p>-0.30184</text:p>
          </table:table-cell>
          <table:table-cell office:value-type="float" office:value="-0.37592000000000025" table:formula="of:=[.D296]-[.E296]" table:style-name="ce3">
            <text:p>-0.37592</text:p>
          </table:table-cell>
          <table:table-cell office:value-type="float" office:value="7.4080000000000257E-2" table:formula="of:=[.F296]-[.G296]" table:style-name="ce3">
            <text:p>0.07408</text:p>
          </table:table-cell>
          <table:table-cell table:number-columns-repeated="16376"/>
        </table:table-row>
        <table:table-row table:style-name="ro1">
          <table:table-cell office:value-type="float" office:value="14.75" table:style-name="ce3">
            <text:p>14.75</text:p>
          </table:table-cell>
          <table:table-cell office:value-type="float" office:value="0.62766" table:style-name="ce3">
            <text:p>0.62766</text:p>
          </table:table-cell>
          <table:table-cell office:value-type="float" office:value="0.92430000000000001" table:style-name="ce3">
            <text:p>0.9243</text:p>
          </table:table-cell>
          <table:table-cell office:value-type="float" office:value="2.3239899999999998" table:style-name="ce3">
            <text:p>2.32399</text:p>
          </table:table-cell>
          <table:table-cell office:value-type="float" office:value="2.6973099999999999" table:style-name="ce3">
            <text:p>2.69731</text:p>
          </table:table-cell>
          <table:table-cell office:value-type="float" office:value="-0.29664000000000001" table:formula="of:=[.B297]-[.C297]" table:style-name="ce3">
            <text:p>-0.29664</text:p>
          </table:table-cell>
          <table:table-cell office:value-type="float" office:value="-0.3733200000000001" table:formula="of:=[.D297]-[.E297]" table:style-name="ce3">
            <text:p>-0.37332</text:p>
          </table:table-cell>
          <table:table-cell office:value-type="float" office:value="7.6680000000000081E-2" table:formula="of:=[.F297]-[.G297]" table:style-name="ce3">
            <text:p>0.07668</text:p>
          </table:table-cell>
          <table:table-cell table:number-columns-repeated="16376"/>
        </table:table-row>
        <table:table-row table:style-name="ro1">
          <table:table-cell office:value-type="float" office:value="14.8" table:style-name="ce3">
            <text:p>14.8</text:p>
          </table:table-cell>
          <table:table-cell office:value-type="float" office:value="0.62685000000000002" table:style-name="ce3">
            <text:p>0.62685</text:p>
          </table:table-cell>
          <table:table-cell office:value-type="float" office:value="0.92120999999999997" table:style-name="ce3">
            <text:p>0.92121</text:p>
          </table:table-cell>
          <table:table-cell office:value-type="float" office:value="2.3109999999999999" table:style-name="ce3">
            <text:p>2.311</text:p>
          </table:table-cell>
          <table:table-cell office:value-type="float" office:value="2.6792799999999999" table:style-name="ce3">
            <text:p>2.67928</text:p>
          </table:table-cell>
          <table:table-cell office:value-type="float" office:value="-0.29435999999999996" table:formula="of:=[.B298]-[.C298]" table:style-name="ce3">
            <text:p>-0.29436</text:p>
          </table:table-cell>
          <table:table-cell office:value-type="float" office:value="-0.36827999999999994" table:formula="of:=[.D298]-[.E298]" table:style-name="ce3">
            <text:p>-0.36828</text:p>
          </table:table-cell>
          <table:table-cell office:value-type="float" office:value="7.3919999999999986E-2" table:formula="of:=[.F298]-[.G298]" table:style-name="ce3">
            <text:p>0.07392</text:p>
          </table:table-cell>
          <table:table-cell table:number-columns-repeated="16376"/>
        </table:table-row>
        <table:table-row table:style-name="ro1">
          <table:table-cell office:value-type="float" office:value="14.85" table:style-name="ce3">
            <text:p>14.85</text:p>
          </table:table-cell>
          <table:table-cell office:value-type="float" office:value="0.62278" table:style-name="ce3">
            <text:p>0.62278</text:p>
          </table:table-cell>
          <table:table-cell office:value-type="float" office:value="0.91386000000000001" table:style-name="ce3">
            <text:p>0.91386</text:p>
          </table:table-cell>
          <table:table-cell office:value-type="float" office:value="2.2965300000000002" table:style-name="ce3">
            <text:p>2.29653</text:p>
          </table:table-cell>
          <table:table-cell office:value-type="float" office:value="2.6591100000000001" table:style-name="ce3">
            <text:p>2.65911</text:p>
          </table:table-cell>
          <table:table-cell office:value-type="float" office:value="-0.29108000000000001" table:formula="of:=[.B299]-[.C299]" table:style-name="ce3">
            <text:p>-0.29108</text:p>
          </table:table-cell>
          <table:table-cell office:value-type="float" office:value="-0.3625799999999999" table:formula="of:=[.D299]-[.E299]" table:style-name="ce3">
            <text:p>-0.36258</text:p>
          </table:table-cell>
          <table:table-cell office:value-type="float" office:value="7.1499999999999897E-2" table:formula="of:=[.F299]-[.G299]" table:style-name="ce3">
            <text:p>0.0715</text:p>
          </table:table-cell>
          <table:table-cell table:number-columns-repeated="16376"/>
        </table:table-row>
        <table:table-row table:style-name="ro1">
          <table:table-cell office:value-type="float" office:value="14.9" table:style-name="ce3">
            <text:p>14.9</text:p>
          </table:table-cell>
          <table:table-cell office:value-type="float" office:value="0.62139" table:style-name="ce3">
            <text:p>0.62139</text:p>
          </table:table-cell>
          <table:table-cell office:value-type="float" office:value="0.90883999999999998" table:style-name="ce3">
            <text:p>0.90884</text:p>
          </table:table-cell>
          <table:table-cell office:value-type="float" office:value="2.28728" table:style-name="ce3">
            <text:p>2.28728</text:p>
          </table:table-cell>
          <table:table-cell office:value-type="float" office:value="2.6482800000000002" table:style-name="ce3">
            <text:p>2.64828</text:p>
          </table:table-cell>
          <table:table-cell office:value-type="float" office:value="-0.28744999999999998" table:formula="of:=[.B300]-[.C300]" table:style-name="ce3">
            <text:p>-0.28745</text:p>
          </table:table-cell>
          <table:table-cell office:value-type="float" office:value="-0.36100000000000021" table:formula="of:=[.D300]-[.E300]" table:style-name="ce3">
            <text:p>-0.361</text:p>
          </table:table-cell>
          <table:table-cell office:value-type="float" office:value="7.3550000000000226E-2" table:formula="of:=[.F300]-[.G300]" table:style-name="ce3">
            <text:p>0.07355</text:p>
          </table:table-cell>
          <table:table-cell table:number-columns-repeated="16376"/>
        </table:table-row>
        <table:table-row table:style-name="ro1">
          <table:table-cell office:value-type="float" office:value="14.95" table:style-name="ce3">
            <text:p>14.95</text:p>
          </table:table-cell>
          <table:table-cell office:value-type="float" office:value="0.62009999999999998" table:style-name="ce3">
            <text:p>0.6201</text:p>
          </table:table-cell>
          <table:table-cell office:value-type="float" office:value="0.90464999999999995" table:style-name="ce3">
            <text:p>0.90465</text:p>
          </table:table-cell>
          <table:table-cell office:value-type="float" office:value="2.2770199999999998" table:style-name="ce3">
            <text:p>2.27702</text:p>
          </table:table-cell>
          <table:table-cell office:value-type="float" office:value="2.63714" table:style-name="ce3">
            <text:p>2.63714</text:p>
          </table:table-cell>
          <table:table-cell office:value-type="float" office:value="-0.28454999999999997" table:formula="of:=[.B301]-[.C301]" table:style-name="ce3">
            <text:p>-0.28455</text:p>
          </table:table-cell>
          <table:table-cell office:value-type="float" office:value="-0.36012000000000022" table:formula="of:=[.D301]-[.E301]" table:style-name="ce3">
            <text:p>-0.36012</text:p>
          </table:table-cell>
          <table:table-cell office:value-type="float" office:value="7.5570000000000248E-2" table:formula="of:=[.F301]-[.G301]" table:style-name="ce3">
            <text:p>0.07557</text:p>
          </table:table-cell>
          <table:table-cell table:number-columns-repeated="16376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.61641000000000001" table:style-name="ce3">
            <text:p>0.61641</text:p>
          </table:table-cell>
          <table:table-cell office:value-type="float" office:value="0.90303999999999995" table:style-name="ce3">
            <text:p>0.90304</text:p>
          </table:table-cell>
          <table:table-cell office:value-type="float" office:value="2.2578399999999998" table:style-name="ce3">
            <text:p>2.25784</text:p>
          </table:table-cell>
          <table:table-cell office:value-type="float" office:value="2.6191399999999998" table:style-name="ce3">
            <text:p>2.61914</text:p>
          </table:table-cell>
          <table:table-cell office:value-type="float" office:value="-0.28662999999999994" table:formula="of:=[.B302]-[.C302]" table:style-name="ce3">
            <text:p>-0.28663</text:p>
          </table:table-cell>
          <table:table-cell office:value-type="float" office:value="-0.36129999999999995" table:formula="of:=[.D302]-[.E302]" table:style-name="ce3">
            <text:p>-0.3613</text:p>
          </table:table-cell>
          <table:table-cell office:value-type="float" office:value="7.4670000000000014E-2" table:formula="of:=[.F302]-[.G302]" table:style-name="ce3">
            <text:p>0.07467</text:p>
          </table:table-cell>
          <table:table-cell table:number-columns-repeated="16376"/>
        </table:table-row>
        <table:table-row table:style-name="ro1">
          <table:table-cell office:value-type="float" office:value="15.05" table:style-name="ce3">
            <text:p>15.05</text:p>
          </table:table-cell>
          <table:table-cell office:value-type="float" office:value="0.61521000000000003" table:style-name="ce3">
            <text:p>0.61521</text:p>
          </table:table-cell>
          <table:table-cell office:value-type="float" office:value="0.89759999999999995" table:style-name="ce3">
            <text:p>0.8976</text:p>
          </table:table-cell>
          <table:table-cell office:value-type="float" office:value="2.24932" table:style-name="ce3">
            <text:p>2.24932</text:p>
          </table:table-cell>
          <table:table-cell office:value-type="float" office:value="2.6074999999999999" table:style-name="ce3">
            <text:p>2.6075</text:p>
          </table:table-cell>
          <table:table-cell office:value-type="float" office:value="-0.28238999999999992" table:formula="of:=[.B303]-[.C303]" table:style-name="ce3">
            <text:p>-0.28239</text:p>
          </table:table-cell>
          <table:table-cell office:value-type="float" office:value="-0.35817999999999994" table:formula="of:=[.D303]-[.E303]" table:style-name="ce3">
            <text:p>-0.35818</text:p>
          </table:table-cell>
          <table:table-cell office:value-type="float" office:value="7.5790000000000024E-2" table:formula="of:=[.F303]-[.G303]" table:style-name="ce3">
            <text:p>0.07579</text:p>
          </table:table-cell>
          <table:table-cell table:number-columns-repeated="16376"/>
        </table:table-row>
        <table:table-row table:style-name="ro1">
          <table:table-cell office:value-type="float" office:value="15.1" table:style-name="ce3">
            <text:p>15.1</text:p>
          </table:table-cell>
          <table:table-cell office:value-type="float" office:value="0.61180000000000001" table:style-name="ce3">
            <text:p>0.6118</text:p>
          </table:table-cell>
          <table:table-cell office:value-type="float" office:value="0.89163999999999999" table:style-name="ce3">
            <text:p>0.89164</text:p>
          </table:table-cell>
          <table:table-cell office:value-type="float" office:value="2.2349199999999998" table:style-name="ce3">
            <text:p>2.23492</text:p>
          </table:table-cell>
          <table:table-cell office:value-type="float" office:value="2.5933999999999999" table:style-name="ce3">
            <text:p>2.5934</text:p>
          </table:table-cell>
          <table:table-cell office:value-type="float" office:value="-0.27983999999999998" table:formula="of:=[.B304]-[.C304]" table:style-name="ce3">
            <text:p>-0.27984</text:p>
          </table:table-cell>
          <table:table-cell office:value-type="float" office:value="-0.35848000000000013" table:formula="of:=[.D304]-[.E304]" table:style-name="ce3">
            <text:p>-0.35848</text:p>
          </table:table-cell>
          <table:table-cell office:value-type="float" office:value="7.8640000000000154E-2" table:formula="of:=[.F304]-[.G304]" table:style-name="ce3">
            <text:p>0.07864</text:p>
          </table:table-cell>
          <table:table-cell table:number-columns-repeated="16376"/>
        </table:table-row>
        <table:table-row table:style-name="ro1">
          <table:table-cell office:value-type="float" office:value="15.15" table:style-name="ce3">
            <text:p>15.15</text:p>
          </table:table-cell>
          <table:table-cell office:value-type="float" office:value="0.60921000000000003" table:style-name="ce3">
            <text:p>0.60921</text:p>
          </table:table-cell>
          <table:table-cell office:value-type="float" office:value="0.88849999999999996" table:style-name="ce3">
            <text:p>0.8885</text:p>
          </table:table-cell>
          <table:table-cell office:value-type="float" office:value="2.2236500000000001" table:style-name="ce3">
            <text:p>2.22365</text:p>
          </table:table-cell>
          <table:table-cell office:value-type="float" office:value="2.5778500000000002" table:style-name="ce3">
            <text:p>2.57785</text:p>
          </table:table-cell>
          <table:table-cell office:value-type="float" office:value="-0.27928999999999993" table:formula="of:=[.B305]-[.C305]" table:style-name="ce3">
            <text:p>-0.27929</text:p>
          </table:table-cell>
          <table:table-cell office:value-type="float" office:value="-0.35420000000000007" table:formula="of:=[.D305]-[.E305]" table:style-name="ce3">
            <text:p>-0.3542</text:p>
          </table:table-cell>
          <table:table-cell office:value-type="float" office:value="7.4910000000000143E-2" table:formula="of:=[.F305]-[.G305]" table:style-name="ce3">
            <text:p>0.07491</text:p>
          </table:table-cell>
          <table:table-cell table:number-columns-repeated="16376"/>
        </table:table-row>
        <table:table-row table:style-name="ro1">
          <table:table-cell office:value-type="float" office:value="15.2" table:style-name="ce3">
            <text:p>15.2</text:p>
          </table:table-cell>
          <table:table-cell office:value-type="float" office:value="0.60775999999999997" table:style-name="ce3">
            <text:p>0.60776</text:p>
          </table:table-cell>
          <table:table-cell office:value-type="float" office:value="0.88527999999999996" table:style-name="ce3">
            <text:p>0.88528</text:p>
          </table:table-cell>
          <table:table-cell office:value-type="float" office:value="2.2112699999999998" table:style-name="ce3">
            <text:p>2.21127</text:p>
          </table:table-cell>
          <table:table-cell office:value-type="float" office:value="2.5632199999999998" table:style-name="ce3">
            <text:p>2.56322</text:p>
          </table:table-cell>
          <table:table-cell office:value-type="float" office:value="-0.27751999999999999" table:formula="of:=[.B306]-[.C306]" table:style-name="ce3">
            <text:p>-0.27752</text:p>
          </table:table-cell>
          <table:table-cell office:value-type="float" office:value="-0.35194999999999999" table:formula="of:=[.D306]-[.E306]" table:style-name="ce3">
            <text:p>-0.35195</text:p>
          </table:table-cell>
          <table:table-cell office:value-type="float" office:value="7.4429999999999996E-2" table:formula="of:=[.F306]-[.G306]" table:style-name="ce3">
            <text:p>0.07443</text:p>
          </table:table-cell>
          <table:table-cell table:number-columns-repeated="16376"/>
        </table:table-row>
        <table:table-row table:style-name="ro1">
          <table:table-cell office:value-type="float" office:value="15.25" table:style-name="ce3">
            <text:p>15.25</text:p>
          </table:table-cell>
          <table:table-cell office:value-type="float" office:value="0.60612999999999995" table:style-name="ce3">
            <text:p>0.60613</text:p>
          </table:table-cell>
          <table:table-cell office:value-type="float" office:value="0.88022" table:style-name="ce3">
            <text:p>0.88022</text:p>
          </table:table-cell>
          <table:table-cell office:value-type="float" office:value="2.2016100000000001" table:style-name="ce3">
            <text:p>2.20161</text:p>
          </table:table-cell>
          <table:table-cell office:value-type="float" office:value="2.55389" table:style-name="ce3">
            <text:p>2.55389</text:p>
          </table:table-cell>
          <table:table-cell office:value-type="float" office:value="-0.27409000000000006" table:formula="of:=[.B307]-[.C307]" table:style-name="ce3">
            <text:p>-0.27409</text:p>
          </table:table-cell>
          <table:table-cell office:value-type="float" office:value="-0.35227999999999993" table:formula="of:=[.D307]-[.E307]" table:style-name="ce3">
            <text:p>-0.35228</text:p>
          </table:table-cell>
          <table:table-cell office:value-type="float" office:value="7.8189999999999871E-2" table:formula="of:=[.F307]-[.G307]" table:style-name="ce3">
            <text:p>0.07819</text:p>
          </table:table-cell>
          <table:table-cell table:number-columns-repeated="16376"/>
        </table:table-row>
        <table:table-row table:style-name="ro1">
          <table:table-cell office:value-type="float" office:value="15.3" table:style-name="ce3">
            <text:p>15.3</text:p>
          </table:table-cell>
          <table:table-cell office:value-type="float" office:value="0.60197999999999996" table:style-name="ce3">
            <text:p>0.60198</text:p>
          </table:table-cell>
          <table:table-cell office:value-type="float" office:value="0.87522999999999995" table:style-name="ce3">
            <text:p>0.87523</text:p>
          </table:table-cell>
          <table:table-cell office:value-type="float" office:value="2.1869499999999999" table:style-name="ce3">
            <text:p>2.18695</text:p>
          </table:table-cell>
          <table:table-cell office:value-type="float" office:value="2.5410400000000002" table:style-name="ce3">
            <text:p>2.54104</text:p>
          </table:table-cell>
          <table:table-cell office:value-type="float" office:value="-0.27324999999999999" table:formula="of:=[.B308]-[.C308]" table:style-name="ce3">
            <text:p>-0.27325</text:p>
          </table:table-cell>
          <table:table-cell office:value-type="float" office:value="-0.35409000000000024" table:formula="of:=[.D308]-[.E308]" table:style-name="ce3">
            <text:p>-0.35409</text:p>
          </table:table-cell>
          <table:table-cell office:value-type="float" office:value="8.0840000000000245E-2" table:formula="of:=[.F308]-[.G308]" table:style-name="ce3">
            <text:p>0.08084</text:p>
          </table:table-cell>
          <table:table-cell table:number-columns-repeated="16376"/>
        </table:table-row>
        <table:table-row table:style-name="ro1">
          <table:table-cell office:value-type="float" office:value="15.35" table:style-name="ce3">
            <text:p>15.35</text:p>
          </table:table-cell>
          <table:table-cell office:value-type="float" office:value="0.60348999999999997" table:style-name="ce3">
            <text:p>0.60349</text:p>
          </table:table-cell>
          <table:table-cell office:value-type="float" office:value="0.87302000000000002" table:style-name="ce3">
            <text:p>0.87302</text:p>
          </table:table-cell>
          <table:table-cell office:value-type="float" office:value="2.1795900000000001" table:style-name="ce3">
            <text:p>2.17959</text:p>
          </table:table-cell>
          <table:table-cell office:value-type="float" office:value="2.5243699999999998" table:style-name="ce3">
            <text:p>2.52437</text:p>
          </table:table-cell>
          <table:table-cell office:value-type="float" office:value="-0.26953000000000005" table:formula="of:=[.B309]-[.C309]" table:style-name="ce3">
            <text:p>-0.26953</text:p>
          </table:table-cell>
          <table:table-cell office:value-type="float" office:value="-0.34477999999999964" table:formula="of:=[.D309]-[.E309]" table:style-name="ce3">
            <text:p>-0.34478</text:p>
          </table:table-cell>
          <table:table-cell office:value-type="float" office:value="7.5249999999999595E-2" table:formula="of:=[.F309]-[.G309]" table:style-name="ce3">
            <text:p>0.07525</text:p>
          </table:table-cell>
          <table:table-cell table:number-columns-repeated="16376"/>
        </table:table-row>
        <table:table-row table:style-name="ro1">
          <table:table-cell office:value-type="float" office:value="15.4" table:style-name="ce3">
            <text:p>15.4</text:p>
          </table:table-cell>
          <table:table-cell office:value-type="float" office:value="0.59804999999999997" table:style-name="ce3">
            <text:p>0.59805</text:p>
          </table:table-cell>
          <table:table-cell office:value-type="float" office:value="0.86780999999999997" table:style-name="ce3">
            <text:p>0.86781</text:p>
          </table:table-cell>
          <table:table-cell office:value-type="float" office:value="2.16689" table:style-name="ce3">
            <text:p>2.16689</text:p>
          </table:table-cell>
          <table:table-cell office:value-type="float" office:value="2.5136099999999999" table:style-name="ce3">
            <text:p>2.51361</text:p>
          </table:table-cell>
          <table:table-cell office:value-type="float" office:value="-0.26976" table:formula="of:=[.B310]-[.C310]" table:style-name="ce3">
            <text:p>-0.26976</text:p>
          </table:table-cell>
          <table:table-cell office:value-type="float" office:value="-0.34671999999999992" table:formula="of:=[.D310]-[.E310]" table:style-name="ce3">
            <text:p>-0.34672</text:p>
          </table:table-cell>
          <table:table-cell office:value-type="float" office:value="7.6959999999999917E-2" table:formula="of:=[.F310]-[.G310]" table:style-name="ce3">
            <text:p>0.07696</text:p>
          </table:table-cell>
          <table:table-cell table:number-columns-repeated="16376"/>
        </table:table-row>
        <table:table-row table:style-name="ro1">
          <table:table-cell office:value-type="float" office:value="15.45" table:style-name="ce3">
            <text:p>15.45</text:p>
          </table:table-cell>
          <table:table-cell office:value-type="float" office:value="0.59758999999999995" table:style-name="ce3">
            <text:p>0.59759</text:p>
          </table:table-cell>
          <table:table-cell office:value-type="float" office:value="0.86075999999999997" table:style-name="ce3">
            <text:p>0.86076</text:p>
          </table:table-cell>
          <table:table-cell office:value-type="float" office:value="2.15435" table:style-name="ce3">
            <text:p>2.15435</text:p>
          </table:table-cell>
          <table:table-cell office:value-type="float" office:value="2.4982500000000001" table:style-name="ce3">
            <text:p>2.49825</text:p>
          </table:table-cell>
          <table:table-cell office:value-type="float" office:value="-0.26317000000000002" table:formula="of:=[.B311]-[.C311]" table:style-name="ce3">
            <text:p>-0.26317</text:p>
          </table:table-cell>
          <table:table-cell office:value-type="float" office:value="-0.34390000000000009" table:formula="of:=[.D311]-[.E311]" table:style-name="ce3">
            <text:p>-0.3439</text:p>
          </table:table-cell>
          <table:table-cell office:value-type="float" office:value="8.0730000000000079E-2" table:formula="of:=[.F311]-[.G311]" table:style-name="ce3">
            <text:p>0.08073</text:p>
          </table:table-cell>
          <table:table-cell table:number-columns-repeated="16376"/>
        </table:table-row>
        <table:table-row table:style-name="ro1">
          <table:table-cell office:value-type="float" office:value="15.5" table:style-name="ce3">
            <text:p>15.5</text:p>
          </table:table-cell>
          <table:table-cell office:value-type="float" office:value="0.59387999999999996" table:style-name="ce3">
            <text:p>0.59388</text:p>
          </table:table-cell>
          <table:table-cell office:value-type="float" office:value="0.85741999999999996" table:style-name="ce3">
            <text:p>0.85742</text:p>
          </table:table-cell>
          <table:table-cell office:value-type="float" office:value="2.14453" table:style-name="ce3">
            <text:p>2.14453</text:p>
          </table:table-cell>
          <table:table-cell office:value-type="float" office:value="2.4855499999999999" table:style-name="ce3">
            <text:p>2.48555</text:p>
          </table:table-cell>
          <table:table-cell office:value-type="float" office:value="-0.26354" table:formula="of:=[.B312]-[.C312]" table:style-name="ce3">
            <text:p>-0.26354</text:p>
          </table:table-cell>
          <table:table-cell office:value-type="float" office:value="-0.34101999999999988" table:formula="of:=[.D312]-[.E312]" table:style-name="ce3">
            <text:p>-0.34102</text:p>
          </table:table-cell>
          <table:table-cell office:value-type="float" office:value="7.7479999999999882E-2" table:formula="of:=[.F312]-[.G312]" table:style-name="ce3">
            <text:p>0.07748</text:p>
          </table:table-cell>
          <table:table-cell table:number-columns-repeated="16376"/>
        </table:table-row>
        <table:table-row table:style-name="ro1">
          <table:table-cell office:value-type="float" office:value="15.55" table:style-name="ce3">
            <text:p>15.55</text:p>
          </table:table-cell>
          <table:table-cell office:value-type="float" office:value="0.59501999999999999" table:style-name="ce3">
            <text:p>0.59502</text:p>
          </table:table-cell>
          <table:table-cell office:value-type="float" office:value="0.85672000000000004" table:style-name="ce3">
            <text:p>0.85672</text:p>
          </table:table-cell>
          <table:table-cell office:value-type="float" office:value="2.13713" table:style-name="ce3">
            <text:p>2.13713</text:p>
          </table:table-cell>
          <table:table-cell office:value-type="float" office:value="2.4773200000000002" table:style-name="ce3">
            <text:p>2.47732</text:p>
          </table:table-cell>
          <table:table-cell office:value-type="float" office:value="-0.26170000000000004" table:formula="of:=[.B313]-[.C313]" table:style-name="ce3">
            <text:p>-0.2617</text:p>
          </table:table-cell>
          <table:table-cell office:value-type="float" office:value="-0.34019000000000021" table:formula="of:=[.D313]-[.E313]" table:style-name="ce3">
            <text:p>-0.34019</text:p>
          </table:table-cell>
          <table:table-cell office:value-type="float" office:value="7.8490000000000171E-2" table:formula="of:=[.F313]-[.G313]" table:style-name="ce3">
            <text:p>0.07849</text:p>
          </table:table-cell>
          <table:table-cell table:number-columns-repeated="16376"/>
        </table:table-row>
        <table:table-row table:style-name="ro1">
          <table:table-cell office:value-type="float" office:value="15.6" table:style-name="ce3">
            <text:p>15.6</text:p>
          </table:table-cell>
          <table:table-cell office:value-type="float" office:value="0.58996999999999999" table:style-name="ce3">
            <text:p>0.58997</text:p>
          </table:table-cell>
          <table:table-cell office:value-type="float" office:value="0.85207999999999995" table:style-name="ce3">
            <text:p>0.85208</text:p>
          </table:table-cell>
          <table:table-cell office:value-type="float" office:value="2.1280100000000002" table:style-name="ce3">
            <text:p>2.12801</text:p>
          </table:table-cell>
          <table:table-cell office:value-type="float" office:value="2.4584000000000001" table:style-name="ce3">
            <text:p>2.4584</text:p>
          </table:table-cell>
          <table:table-cell office:value-type="float" office:value="-0.26210999999999995" table:formula="of:=[.B314]-[.C314]" table:style-name="ce3">
            <text:p>-0.26211</text:p>
          </table:table-cell>
          <table:table-cell office:value-type="float" office:value="-0.33038999999999996" table:formula="of:=[.D314]-[.E314]" table:style-name="ce3">
            <text:p>-0.33039</text:p>
          </table:table-cell>
          <table:table-cell office:value-type="float" office:value="6.8280000000000007E-2" table:formula="of:=[.F314]-[.G314]" table:style-name="ce3">
            <text:p>0.06828</text:p>
          </table:table-cell>
          <table:table-cell table:number-columns-repeated="16376"/>
        </table:table-row>
        <table:table-row table:style-name="ro1">
          <table:table-cell office:value-type="float" office:value="15.65" table:style-name="ce3">
            <text:p>15.65</text:p>
          </table:table-cell>
          <table:table-cell office:value-type="float" office:value="0.58572000000000002" table:style-name="ce3">
            <text:p>0.58572</text:p>
          </table:table-cell>
          <table:table-cell office:value-type="float" office:value="0.84762999999999999" table:style-name="ce3">
            <text:p>0.84763</text:p>
          </table:table-cell>
          <table:table-cell office:value-type="float" office:value="2.1106500000000001" table:style-name="ce3">
            <text:p>2.11065</text:p>
          </table:table-cell>
          <table:table-cell office:value-type="float" office:value="2.4407199999999998" table:style-name="ce3">
            <text:p>2.44072</text:p>
          </table:table-cell>
          <table:table-cell office:value-type="float" office:value="-0.26190999999999998" table:formula="of:=[.B315]-[.C315]" table:style-name="ce3">
            <text:p>-0.26191</text:p>
          </table:table-cell>
          <table:table-cell office:value-type="float" office:value="-0.33006999999999964" table:formula="of:=[.D315]-[.E315]" table:style-name="ce3">
            <text:p>-0.33007</text:p>
          </table:table-cell>
          <table:table-cell office:value-type="float" office:value="6.8159999999999665E-2" table:formula="of:=[.F315]-[.G315]" table:style-name="ce3">
            <text:p>0.06816</text:p>
          </table:table-cell>
          <table:table-cell table:number-columns-repeated="16376"/>
        </table:table-row>
        <table:table-row table:style-name="ro1">
          <table:table-cell office:value-type="float" office:value="15.7" table:style-name="ce3">
            <text:p>15.7</text:p>
          </table:table-cell>
          <table:table-cell office:value-type="float" office:value="0.58811000000000002" table:style-name="ce3">
            <text:p>0.58811</text:p>
          </table:table-cell>
          <table:table-cell office:value-type="float" office:value="0.84626000000000001" table:style-name="ce3">
            <text:p>0.84626</text:p>
          </table:table-cell>
          <table:table-cell office:value-type="float" office:value="2.1007899999999999" table:style-name="ce3">
            <text:p>2.10079</text:p>
          </table:table-cell>
          <table:table-cell office:value-type="float" office:value="2.4331999999999998" table:style-name="ce3">
            <text:p>2.4332</text:p>
          </table:table-cell>
          <table:table-cell office:value-type="float" office:value="-0.25814999999999999" table:formula="of:=[.B316]-[.C316]" table:style-name="ce3">
            <text:p>-0.25815</text:p>
          </table:table-cell>
          <table:table-cell office:value-type="float" office:value="-0.33240999999999987" table:formula="of:=[.D316]-[.E316]" table:style-name="ce3">
            <text:p>-0.33241</text:p>
          </table:table-cell>
          <table:table-cell office:value-type="float" office:value="7.4259999999999882E-2" table:formula="of:=[.F316]-[.G316]" table:style-name="ce3">
            <text:p>0.07426</text:p>
          </table:table-cell>
          <table:table-cell table:number-columns-repeated="16376"/>
        </table:table-row>
        <table:table-row table:style-name="ro1">
          <table:table-cell office:value-type="float" office:value="15.75" table:style-name="ce3">
            <text:p>15.75</text:p>
          </table:table-cell>
          <table:table-cell office:value-type="float" office:value="0.58350000000000002" table:style-name="ce3">
            <text:p>0.5835</text:p>
          </table:table-cell>
          <table:table-cell office:value-type="float" office:value="0.84289999999999998" table:style-name="ce3">
            <text:p>0.8429</text:p>
          </table:table-cell>
          <table:table-cell office:value-type="float" office:value="2.0879799999999999" table:style-name="ce3">
            <text:p>2.08798</text:p>
          </table:table-cell>
          <table:table-cell office:value-type="float" office:value="2.4276" table:style-name="ce3">
            <text:p>2.4276</text:p>
          </table:table-cell>
          <table:table-cell office:value-type="float" office:value="-0.25939999999999996" table:formula="of:=[.B317]-[.C317]" table:style-name="ce3">
            <text:p>-0.2594</text:p>
          </table:table-cell>
          <table:table-cell office:value-type="float" office:value="-0.33962000000000003" table:formula="of:=[.D317]-[.E317]" table:style-name="ce3">
            <text:p>-0.33962</text:p>
          </table:table-cell>
          <table:table-cell office:value-type="float" office:value="8.0220000000000069E-2" table:formula="of:=[.F317]-[.G317]" table:style-name="ce3">
            <text:p>0.08022</text:p>
          </table:table-cell>
          <table:table-cell table:number-columns-repeated="16376"/>
        </table:table-row>
        <table:table-row table:style-name="ro1">
          <table:table-cell office:value-type="float" office:value="15.8" table:style-name="ce3">
            <text:p>15.8</text:p>
          </table:table-cell>
          <table:table-cell office:value-type="float" office:value="0.58052999999999999" table:style-name="ce3">
            <text:p>0.58053</text:p>
          </table:table-cell>
          <table:table-cell office:value-type="float" office:value="0.83753999999999995" table:style-name="ce3">
            <text:p>0.83754</text:p>
          </table:table-cell>
          <table:table-cell office:value-type="float" office:value="2.08066" table:style-name="ce3">
            <text:p>2.08066</text:p>
          </table:table-cell>
          <table:table-cell office:value-type="float" office:value="2.4171299999999998" table:style-name="ce3">
            <text:p>2.41713</text:p>
          </table:table-cell>
          <table:table-cell office:value-type="float" office:value="-0.25700999999999996" table:formula="of:=[.B318]-[.C318]" table:style-name="ce3">
            <text:p>-0.25701</text:p>
          </table:table-cell>
          <table:table-cell office:value-type="float" office:value="-0.33646999999999982" table:formula="of:=[.D318]-[.E318]" table:style-name="ce3">
            <text:p>-0.33647</text:p>
          </table:table-cell>
          <table:table-cell office:value-type="float" office:value="7.9459999999999864E-2" table:formula="of:=[.F318]-[.G318]" table:style-name="ce3">
            <text:p>0.07946</text:p>
          </table:table-cell>
          <table:table-cell table:number-columns-repeated="16376"/>
        </table:table-row>
        <table:table-row table:style-name="ro1">
          <table:table-cell office:value-type="float" office:value="15.85" table:style-name="ce3">
            <text:p>15.85</text:p>
          </table:table-cell>
          <table:table-cell office:value-type="float" office:value="0.58104999999999996" table:style-name="ce3">
            <text:p>0.58105</text:p>
          </table:table-cell>
          <table:table-cell office:value-type="float" office:value="0.83318000000000003" table:style-name="ce3">
            <text:p>0.83318</text:p>
          </table:table-cell>
          <table:table-cell office:value-type="float" office:value="2.0746199999999999" table:style-name="ce3">
            <text:p>2.07462</text:p>
          </table:table-cell>
          <table:table-cell office:value-type="float" office:value="2.4026900000000002" table:style-name="ce3">
            <text:p>2.40269</text:p>
          </table:table-cell>
          <table:table-cell office:value-type="float" office:value="-0.25213000000000008" table:formula="of:=[.B319]-[.C319]" table:style-name="ce3">
            <text:p>-0.25213</text:p>
          </table:table-cell>
          <table:table-cell office:value-type="float" office:value="-0.32807000000000031" table:formula="of:=[.D319]-[.E319]" table:style-name="ce3">
            <text:p>-0.32807</text:p>
          </table:table-cell>
          <table:table-cell office:value-type="float" office:value="7.594000000000023E-2" table:formula="of:=[.F319]-[.G319]" table:style-name="ce3">
            <text:p>0.07594</text:p>
          </table:table-cell>
          <table:table-cell table:number-columns-repeated="16376"/>
        </table:table-row>
        <table:table-row table:style-name="ro1">
          <table:table-cell office:value-type="float" office:value="15.9" table:style-name="ce3">
            <text:p>15.9</text:p>
          </table:table-cell>
          <table:table-cell office:value-type="float" office:value="0.5776" table:style-name="ce3">
            <text:p>0.5776</text:p>
          </table:table-cell>
          <table:table-cell office:value-type="float" office:value="0.82904999999999995" table:style-name="ce3">
            <text:p>0.82905</text:p>
          </table:table-cell>
          <table:table-cell office:value-type="float" office:value="2.0679699999999999" table:style-name="ce3">
            <text:p>2.06797</text:p>
          </table:table-cell>
          <table:table-cell office:value-type="float" office:value="2.4001899999999998" table:style-name="ce3">
            <text:p>2.40019</text:p>
          </table:table-cell>
          <table:table-cell office:value-type="float" office:value="-0.25144999999999995" table:formula="of:=[.B320]-[.C320]" table:style-name="ce3">
            <text:p>-0.25145</text:p>
          </table:table-cell>
          <table:table-cell office:value-type="float" office:value="-0.33221999999999996" table:formula="of:=[.D320]-[.E320]" table:style-name="ce3">
            <text:p>-0.33222</text:p>
          </table:table-cell>
          <table:table-cell office:value-type="float" office:value="8.0770000000000008E-2" table:formula="of:=[.F320]-[.G320]" table:style-name="ce3">
            <text:p>0.08077</text:p>
          </table:table-cell>
          <table:table-cell table:number-columns-repeated="16376"/>
        </table:table-row>
        <table:table-row table:style-name="ro1">
          <table:table-cell office:value-type="float" office:value="15.95" table:style-name="ce3">
            <text:p>15.95</text:p>
          </table:table-cell>
          <table:table-cell office:value-type="float" office:value="0.57560999999999996" table:style-name="ce3">
            <text:p>0.57561</text:p>
          </table:table-cell>
          <table:table-cell office:value-type="float" office:value="0.82464999999999999" table:style-name="ce3">
            <text:p>0.82465</text:p>
          </table:table-cell>
          <table:table-cell office:value-type="float" office:value="2.0511400000000002" table:style-name="ce3">
            <text:p>2.05114</text:p>
          </table:table-cell>
          <table:table-cell office:value-type="float" office:value="2.3813399999999998" table:style-name="ce3">
            <text:p>2.38134</text:p>
          </table:table-cell>
          <table:table-cell office:value-type="float" office:value="-0.24904000000000004" table:formula="of:=[.B321]-[.C321]" table:style-name="ce3">
            <text:p>-0.24904</text:p>
          </table:table-cell>
          <table:table-cell office:value-type="float" office:value="-0.3301999999999996" table:formula="of:=[.D321]-[.E321]" table:style-name="ce3">
            <text:p>-0.3302</text:p>
          </table:table-cell>
          <table:table-cell office:value-type="float" office:value="8.1159999999999566E-2" table:formula="of:=[.F321]-[.G321]" table:style-name="ce3">
            <text:p>0.08116</text:p>
          </table:table-cell>
          <table:table-cell table:number-columns-repeated="16376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.57386000000000004" table:style-name="ce3">
            <text:p>0.57386</text:p>
          </table:table-cell>
          <table:table-cell office:value-type="float" office:value="0.82430000000000003" table:style-name="ce3">
            <text:p>0.8243</text:p>
          </table:table-cell>
          <table:table-cell office:value-type="float" office:value="2.0407999999999999" table:style-name="ce3">
            <text:p>2.0408</text:p>
          </table:table-cell>
          <table:table-cell office:value-type="float" office:value="2.3719600000000001" table:style-name="ce3">
            <text:p>2.37196</text:p>
          </table:table-cell>
          <table:table-cell office:value-type="float" office:value="-0.25044" table:formula="of:=[.B322]-[.C322]" table:style-name="ce3">
            <text:p>-0.25044</text:p>
          </table:table-cell>
          <table:table-cell office:value-type="float" office:value="-0.33116000000000012" table:formula="of:=[.D322]-[.E322]" table:style-name="ce3">
            <text:p>-0.33116</text:p>
          </table:table-cell>
          <table:table-cell office:value-type="float" office:value="8.0720000000000125E-2" table:formula="of:=[.F322]-[.G322]" table:style-name="ce3">
            <text:p>0.08072</text:p>
          </table:table-cell>
          <table:table-cell table:number-columns-repeated="16376"/>
        </table:table-row>
        <table:table-row table:style-name="ro1">
          <table:table-cell office:value-type="float" office:value="16.05" table:style-name="ce3">
            <text:p>16.05</text:p>
          </table:table-cell>
          <table:table-cell office:value-type="float" office:value="0.57176000000000005" table:style-name="ce3">
            <text:p>0.57176</text:p>
          </table:table-cell>
          <table:table-cell office:value-type="float" office:value="0.82228999999999997" table:style-name="ce3">
            <text:p>0.82229</text:p>
          </table:table-cell>
          <table:table-cell office:value-type="float" office:value="2.0330900000000001" table:style-name="ce3">
            <text:p>2.03309</text:p>
          </table:table-cell>
          <table:table-cell office:value-type="float" office:value="2.3580999999999999" table:style-name="ce3">
            <text:p>2.3581</text:p>
          </table:table-cell>
          <table:table-cell office:value-type="float" office:value="-0.25052999999999992" table:formula="of:=[.B323]-[.C323]" table:style-name="ce3">
            <text:p>-0.25053</text:p>
          </table:table-cell>
          <table:table-cell office:value-type="float" office:value="-0.3250099999999998" table:formula="of:=[.D323]-[.E323]" table:style-name="ce3">
            <text:p>-0.32501</text:p>
          </table:table-cell>
          <table:table-cell office:value-type="float" office:value="7.447999999999988E-2" table:formula="of:=[.F323]-[.G323]" table:style-name="ce3">
            <text:p>0.07448</text:p>
          </table:table-cell>
          <table:table-cell table:number-columns-repeated="16376"/>
        </table:table-row>
        <table:table-row table:style-name="ro1">
          <table:table-cell office:value-type="float" office:value="16.100000000000001" table:style-name="ce3">
            <text:p>16.1</text:p>
          </table:table-cell>
          <table:table-cell office:value-type="float" office:value="0.56833999999999996" table:style-name="ce3">
            <text:p>0.56834</text:p>
          </table:table-cell>
          <table:table-cell office:value-type="float" office:value="0.81530999999999998" table:style-name="ce3">
            <text:p>0.81531</text:p>
          </table:table-cell>
          <table:table-cell office:value-type="float" office:value="2.0210599999999999" table:style-name="ce3">
            <text:p>2.02106</text:p>
          </table:table-cell>
          <table:table-cell office:value-type="float" office:value="2.34449" table:style-name="ce3">
            <text:p>2.34449</text:p>
          </table:table-cell>
          <table:table-cell office:value-type="float" office:value="-0.24697000000000002" table:formula="of:=[.B324]-[.C324]" table:style-name="ce3">
            <text:p>-0.24697</text:p>
          </table:table-cell>
          <table:table-cell office:value-type="float" office:value="-0.32343000000000011" table:formula="of:=[.D324]-[.E324]" table:style-name="ce3">
            <text:p>-0.32343</text:p>
          </table:table-cell>
          <table:table-cell office:value-type="float" office:value="7.6460000000000083E-2" table:formula="of:=[.F324]-[.G324]" table:style-name="ce3">
            <text:p>0.07646</text:p>
          </table:table-cell>
          <table:table-cell table:number-columns-repeated="16376"/>
        </table:table-row>
        <table:table-row table:style-name="ro1">
          <table:table-cell office:value-type="float" office:value="16.149999999999999" table:style-name="ce3">
            <text:p>16.15</text:p>
          </table:table-cell>
          <table:table-cell office:value-type="float" office:value="0.56608000000000003" table:style-name="ce3">
            <text:p>0.56608</text:p>
          </table:table-cell>
          <table:table-cell office:value-type="float" office:value="0.81162999999999996" table:style-name="ce3">
            <text:p>0.81163</text:p>
          </table:table-cell>
          <table:table-cell office:value-type="float" office:value="2.0097700000000001" table:style-name="ce3">
            <text:p>2.00977</text:p>
          </table:table-cell>
          <table:table-cell office:value-type="float" office:value="2.3320400000000001" table:style-name="ce3">
            <text:p>2.33204</text:p>
          </table:table-cell>
          <table:table-cell office:value-type="float" office:value="-0.24554999999999993" table:formula="of:=[.B325]-[.C325]" table:style-name="ce3">
            <text:p>-0.24555</text:p>
          </table:table-cell>
          <table:table-cell office:value-type="float" office:value="-0.32227000000000006" table:formula="of:=[.D325]-[.E325]" table:style-name="ce3">
            <text:p>-0.32227</text:p>
          </table:table-cell>
          <table:table-cell office:value-type="float" office:value="7.6720000000000121E-2" table:formula="of:=[.F325]-[.G325]" table:style-name="ce3">
            <text:p>0.07672</text:p>
          </table:table-cell>
          <table:table-cell table:number-columns-repeated="16376"/>
        </table:table-row>
        <table:table-row table:style-name="ro1">
          <table:table-cell office:value-type="float" office:value="16.2" table:style-name="ce3">
            <text:p>16.2</text:p>
          </table:table-cell>
          <table:table-cell office:value-type="float" office:value="0.56366000000000005" table:style-name="ce3">
            <text:p>0.56366</text:p>
          </table:table-cell>
          <table:table-cell office:value-type="float" office:value="0.80703000000000003" table:style-name="ce3">
            <text:p>0.80703</text:p>
          </table:table-cell>
          <table:table-cell office:value-type="float" office:value="1.99342" table:style-name="ce3">
            <text:p>1.99342</text:p>
          </table:table-cell>
          <table:table-cell office:value-type="float" office:value="2.31691" table:style-name="ce3">
            <text:p>2.31691</text:p>
          </table:table-cell>
          <table:table-cell office:value-type="float" office:value="-0.24336999999999998" table:formula="of:=[.B326]-[.C326]" table:style-name="ce3">
            <text:p>-0.24337</text:p>
          </table:table-cell>
          <table:table-cell office:value-type="float" office:value="-0.32349000000000006" table:formula="of:=[.D326]-[.E326]" table:style-name="ce3">
            <text:p>-0.32349</text:p>
          </table:table-cell>
          <table:table-cell office:value-type="float" office:value="8.012000000000008E-2" table:formula="of:=[.F326]-[.G326]" table:style-name="ce3">
            <text:p>0.08012</text:p>
          </table:table-cell>
          <table:table-cell table:number-columns-repeated="16376"/>
        </table:table-row>
        <table:table-row table:style-name="ro1">
          <table:table-cell office:value-type="float" office:value="16.25" table:style-name="ce3">
            <text:p>16.25</text:p>
          </table:table-cell>
          <table:table-cell office:value-type="float" office:value="0.56259999999999999" table:style-name="ce3">
            <text:p>0.5626</text:p>
          </table:table-cell>
          <table:table-cell office:value-type="float" office:value="0.80386000000000002" table:style-name="ce3">
            <text:p>0.80386</text:p>
          </table:table-cell>
          <table:table-cell office:value-type="float" office:value="1.9894499999999999" table:style-name="ce3">
            <text:p>1.98945</text:p>
          </table:table-cell>
          <table:table-cell office:value-type="float" office:value="2.3088099999999998" table:style-name="ce3">
            <text:p>2.30881</text:p>
          </table:table-cell>
          <table:table-cell office:value-type="float" office:value="-0.24126000000000003" table:formula="of:=[.B327]-[.C327]" table:style-name="ce3">
            <text:p>-0.24126</text:p>
          </table:table-cell>
          <table:table-cell office:value-type="float" office:value="-0.31935999999999987" table:formula="of:=[.D327]-[.E327]" table:style-name="ce3">
            <text:p>-0.31936</text:p>
          </table:table-cell>
          <table:table-cell office:value-type="float" office:value="7.8099999999999836E-2" table:formula="of:=[.F327]-[.G327]" table:style-name="ce3">
            <text:p>0.0781</text:p>
          </table:table-cell>
          <table:table-cell table:number-columns-repeated="16376"/>
        </table:table-row>
        <table:table-row table:style-name="ro1">
          <table:table-cell office:value-type="float" office:value="16.3" table:style-name="ce3">
            <text:p>16.3</text:p>
          </table:table-cell>
          <table:table-cell office:value-type="float" office:value="0.56076999999999999" table:style-name="ce3">
            <text:p>0.56077</text:p>
          </table:table-cell>
          <table:table-cell office:value-type="float" office:value="0.79942999999999997" table:style-name="ce3">
            <text:p>0.79943</text:p>
          </table:table-cell>
          <table:table-cell office:value-type="float" office:value="1.97658" table:style-name="ce3">
            <text:p>1.97658</text:p>
          </table:table-cell>
          <table:table-cell office:value-type="float" office:value="2.2977599999999998" table:style-name="ce3">
            <text:p>2.29776</text:p>
          </table:table-cell>
          <table:table-cell office:value-type="float" office:value="-0.23865999999999998" table:formula="of:=[.B328]-[.C328]" table:style-name="ce3">
            <text:p>-0.23866</text:p>
          </table:table-cell>
          <table:table-cell office:value-type="float" office:value="-0.3211799999999998" table:formula="of:=[.D328]-[.E328]" table:style-name="ce3">
            <text:p>-0.32118</text:p>
          </table:table-cell>
          <table:table-cell office:value-type="float" office:value="8.2519999999999816E-2" table:formula="of:=[.F328]-[.G328]" table:style-name="ce3">
            <text:p>0.08252</text:p>
          </table:table-cell>
          <table:table-cell table:number-columns-repeated="16376"/>
        </table:table-row>
        <table:table-row table:style-name="ro1">
          <table:table-cell office:value-type="float" office:value="16.350000000000001" table:style-name="ce3">
            <text:p>16.35</text:p>
          </table:table-cell>
          <table:table-cell office:value-type="float" office:value="0.55596999999999996" table:style-name="ce3">
            <text:p>0.55597</text:p>
          </table:table-cell>
          <table:table-cell office:value-type="float" office:value="0.79583000000000004" table:style-name="ce3">
            <text:p>0.79583</text:p>
          </table:table-cell>
          <table:table-cell office:value-type="float" office:value="1.9658100000000001" table:style-name="ce3">
            <text:p>1.96581</text:p>
          </table:table-cell>
          <table:table-cell office:value-type="float" office:value="2.2837700000000001" table:style-name="ce3">
            <text:p>2.28377</text:p>
          </table:table-cell>
          <table:table-cell office:value-type="float" office:value="-0.23986000000000007" table:formula="of:=[.B329]-[.C329]" table:style-name="ce3">
            <text:p>-0.23986</text:p>
          </table:table-cell>
          <table:table-cell office:value-type="float" office:value="-0.31796000000000002" table:formula="of:=[.D329]-[.E329]" table:style-name="ce3">
            <text:p>-0.31796</text:p>
          </table:table-cell>
          <table:table-cell office:value-type="float" office:value="7.8099999999999947E-2" table:formula="of:=[.F329]-[.G329]" table:style-name="ce3">
            <text:p>0.0781</text:p>
          </table:table-cell>
          <table:table-cell table:number-columns-repeated="16376"/>
        </table:table-row>
        <table:table-row table:style-name="ro1">
          <table:table-cell office:value-type="float" office:value="16.399999999999999" table:style-name="ce3">
            <text:p>16.4</text:p>
          </table:table-cell>
          <table:table-cell office:value-type="float" office:value="0.55432000000000003" table:style-name="ce3">
            <text:p>0.55432</text:p>
          </table:table-cell>
          <table:table-cell office:value-type="float" office:value="0.79034000000000004" table:style-name="ce3">
            <text:p>0.79034</text:p>
          </table:table-cell>
          <table:table-cell office:value-type="float" office:value="1.9574400000000001" table:style-name="ce3">
            <text:p>1.95744</text:p>
          </table:table-cell>
          <table:table-cell office:value-type="float" office:value="2.2751600000000001" table:style-name="ce3">
            <text:p>2.27516</text:p>
          </table:table-cell>
          <table:table-cell office:value-type="float" office:value="-0.23602000000000001" table:formula="of:=[.B330]-[.C330]" table:style-name="ce3">
            <text:p>-0.23602</text:p>
          </table:table-cell>
          <table:table-cell office:value-type="float" office:value="-0.31772" table:formula="of:=[.D330]-[.E330]" table:style-name="ce3">
            <text:p>-0.31772</text:p>
          </table:table-cell>
          <table:table-cell office:value-type="float" office:value="8.1699999999999995E-2" table:formula="of:=[.F330]-[.G330]" table:style-name="ce3">
            <text:p>0.0817</text:p>
          </table:table-cell>
          <table:table-cell table:number-columns-repeated="16376"/>
        </table:table-row>
        <table:table-row table:style-name="ro1">
          <table:table-cell office:value-type="float" office:value="16.45" table:style-name="ce3">
            <text:p>16.45</text:p>
          </table:table-cell>
          <table:table-cell office:value-type="float" office:value="0.55415999999999999" table:style-name="ce3">
            <text:p>0.55416</text:p>
          </table:table-cell>
          <table:table-cell office:value-type="float" office:value="0.78939000000000004" table:style-name="ce3">
            <text:p>0.78939</text:p>
          </table:table-cell>
          <table:table-cell office:value-type="float" office:value="1.94709" table:style-name="ce3">
            <text:p>1.94709</text:p>
          </table:table-cell>
          <table:table-cell office:value-type="float" office:value="2.2661799999999999" table:style-name="ce3">
            <text:p>2.26618</text:p>
          </table:table-cell>
          <table:table-cell office:value-type="float" office:value="-0.23523000000000005" table:formula="of:=[.B331]-[.C331]" table:style-name="ce3">
            <text:p>-0.23523</text:p>
          </table:table-cell>
          <table:table-cell office:value-type="float" office:value="-0.31908999999999987" table:formula="of:=[.D331]-[.E331]" table:style-name="ce3">
            <text:p>-0.31909</text:p>
          </table:table-cell>
          <table:table-cell office:value-type="float" office:value="8.3859999999999824E-2" table:formula="of:=[.F331]-[.G331]" table:style-name="ce3">
            <text:p>0.08386</text:p>
          </table:table-cell>
          <table:table-cell table:number-columns-repeated="16376"/>
        </table:table-row>
        <table:table-row table:style-name="ro1">
          <table:table-cell office:value-type="float" office:value="16.5" table:style-name="ce3">
            <text:p>16.5</text:p>
          </table:table-cell>
          <table:table-cell office:value-type="float" office:value="0.55039000000000005" table:style-name="ce3">
            <text:p>0.55039</text:p>
          </table:table-cell>
          <table:table-cell office:value-type="float" office:value="0.78608" table:style-name="ce3">
            <text:p>0.78608</text:p>
          </table:table-cell>
          <table:table-cell office:value-type="float" office:value="1.9409400000000001" table:style-name="ce3">
            <text:p>1.94094</text:p>
          </table:table-cell>
          <table:table-cell office:value-type="float" office:value="2.2540399999999998" table:style-name="ce3">
            <text:p>2.25404</text:p>
          </table:table-cell>
          <table:table-cell office:value-type="float" office:value="-0.23568999999999996" table:formula="of:=[.B332]-[.C332]" table:style-name="ce3">
            <text:p>-0.23569</text:p>
          </table:table-cell>
          <table:table-cell office:value-type="float" office:value="-0.31309999999999971" table:formula="of:=[.D332]-[.E332]" table:style-name="ce3">
            <text:p>-0.3131</text:p>
          </table:table-cell>
          <table:table-cell office:value-type="float" office:value="7.7409999999999757E-2" table:formula="of:=[.F332]-[.G332]" table:style-name="ce3">
            <text:p>0.07741</text:p>
          </table:table-cell>
          <table:table-cell table:number-columns-repeated="16376"/>
        </table:table-row>
        <table:table-row table:style-name="ro1">
          <table:table-cell office:value-type="float" office:value="16.55" table:style-name="ce3">
            <text:p>16.55</text:p>
          </table:table-cell>
          <table:table-cell office:value-type="float" office:value="0.55025000000000002" table:style-name="ce3">
            <text:p>0.55025</text:p>
          </table:table-cell>
          <table:table-cell office:value-type="float" office:value="0.78247999999999995" table:style-name="ce3">
            <text:p>0.78248</text:p>
          </table:table-cell>
          <table:table-cell office:value-type="float" office:value="1.93069" table:style-name="ce3">
            <text:p>1.93069</text:p>
          </table:table-cell>
          <table:table-cell office:value-type="float" office:value="2.2464" table:style-name="ce3">
            <text:p>2.2464</text:p>
          </table:table-cell>
          <table:table-cell office:value-type="float" office:value="-0.23222999999999994" table:formula="of:=[.B333]-[.C333]" table:style-name="ce3">
            <text:p>-0.23223</text:p>
          </table:table-cell>
          <table:table-cell office:value-type="float" office:value="-0.31570999999999994" table:formula="of:=[.D333]-[.E333]" table:style-name="ce3">
            <text:p>-0.31571</text:p>
          </table:table-cell>
          <table:table-cell office:value-type="float" office:value="8.3479999999999999E-2" table:formula="of:=[.F333]-[.G333]" table:style-name="ce3">
            <text:p>0.08348</text:p>
          </table:table-cell>
          <table:table-cell table:number-columns-repeated="16376"/>
        </table:table-row>
        <table:table-row table:style-name="ro1">
          <table:table-cell office:value-type="float" office:value="16.600000000000001" table:style-name="ce3">
            <text:p>16.6</text:p>
          </table:table-cell>
          <table:table-cell office:value-type="float" office:value="0.54993000000000003" table:style-name="ce3">
            <text:p>0.54993</text:p>
          </table:table-cell>
          <table:table-cell office:value-type="float" office:value="0.77930999999999995" table:style-name="ce3">
            <text:p>0.77931</text:p>
          </table:table-cell>
          <table:table-cell office:value-type="float" office:value="1.9255599999999999" table:style-name="ce3">
            <text:p>1.92556</text:p>
          </table:table-cell>
          <table:table-cell office:value-type="float" office:value="2.2356099999999999" table:style-name="ce3">
            <text:p>2.23561</text:p>
          </table:table-cell>
          <table:table-cell office:value-type="float" office:value="-0.22937999999999992" table:formula="of:=[.B334]-[.C334]" table:style-name="ce3">
            <text:p>-0.22938</text:p>
          </table:table-cell>
          <table:table-cell office:value-type="float" office:value="-0.31004999999999994" table:formula="of:=[.D334]-[.E334]" table:style-name="ce3">
            <text:p>-0.31005</text:p>
          </table:table-cell>
          <table:table-cell office:value-type="float" office:value="8.0670000000000019E-2" table:formula="of:=[.F334]-[.G334]" table:style-name="ce3">
            <text:p>0.08067</text:p>
          </table:table-cell>
          <table:table-cell table:number-columns-repeated="16376"/>
        </table:table-row>
        <table:table-row table:style-name="ro1">
          <table:table-cell office:value-type="float" office:value="16.649999999999999" table:style-name="ce3">
            <text:p>16.65</text:p>
          </table:table-cell>
          <table:table-cell office:value-type="float" office:value="0.54696999999999996" table:style-name="ce3">
            <text:p>0.54697</text:p>
          </table:table-cell>
          <table:table-cell office:value-type="float" office:value="0.77339000000000002" table:style-name="ce3">
            <text:p>0.77339</text:p>
          </table:table-cell>
          <table:table-cell office:value-type="float" office:value="1.9077200000000001" table:style-name="ce3">
            <text:p>1.90772</text:p>
          </table:table-cell>
          <table:table-cell office:value-type="float" office:value="2.2168100000000002" table:style-name="ce3">
            <text:p>2.21681</text:p>
          </table:table-cell>
          <table:table-cell office:value-type="float" office:value="-0.22642000000000007" table:formula="of:=[.B335]-[.C335]" table:style-name="ce3">
            <text:p>-0.22642</text:p>
          </table:table-cell>
          <table:table-cell office:value-type="float" office:value="-0.30909000000000009" table:formula="of:=[.D335]-[.E335]" table:style-name="ce3">
            <text:p>-0.30909</text:p>
          </table:table-cell>
          <table:table-cell office:value-type="float" office:value="8.2670000000000021E-2" table:formula="of:=[.F335]-[.G335]" table:style-name="ce3">
            <text:p>0.08267</text:p>
          </table:table-cell>
          <table:table-cell table:number-columns-repeated="16376"/>
        </table:table-row>
        <table:table-row table:style-name="ro1">
          <table:table-cell office:value-type="float" office:value="16.7" table:style-name="ce3">
            <text:p>16.7</text:p>
          </table:table-cell>
          <table:table-cell office:value-type="float" office:value="0.54403000000000001" table:style-name="ce3">
            <text:p>0.54403</text:p>
          </table:table-cell>
          <table:table-cell office:value-type="float" office:value="0.77388999999999997" table:style-name="ce3">
            <text:p>0.77389</text:p>
          </table:table-cell>
          <table:table-cell office:value-type="float" office:value="1.9011800000000001" table:style-name="ce3">
            <text:p>1.90118</text:p>
          </table:table-cell>
          <table:table-cell office:value-type="float" office:value="2.2059799999999998" table:style-name="ce3">
            <text:p>2.20598</text:p>
          </table:table-cell>
          <table:table-cell office:value-type="float" office:value="-0.22985999999999995" table:formula="of:=[.B336]-[.C336]" table:style-name="ce3">
            <text:p>-0.22986</text:p>
          </table:table-cell>
          <table:table-cell office:value-type="float" office:value="-0.30479999999999974" table:formula="of:=[.D336]-[.E336]" table:style-name="ce3">
            <text:p>-0.3048</text:p>
          </table:table-cell>
          <table:table-cell office:value-type="float" office:value="7.4939999999999785E-2" table:formula="of:=[.F336]-[.G336]" table:style-name="ce3">
            <text:p>0.07494</text:p>
          </table:table-cell>
          <table:table-cell table:number-columns-repeated="16376"/>
        </table:table-row>
        <table:table-row table:style-name="ro1">
          <table:table-cell office:value-type="float" office:value="16.75" table:style-name="ce3">
            <text:p>16.75</text:p>
          </table:table-cell>
          <table:table-cell office:value-type="float" office:value="0.54393000000000002" table:style-name="ce3">
            <text:p>0.54393</text:p>
          </table:table-cell>
          <table:table-cell office:value-type="float" office:value="0.77129999999999999" table:style-name="ce3">
            <text:p>0.7713</text:p>
          </table:table-cell>
          <table:table-cell office:value-type="float" office:value="1.8911199999999999" table:style-name="ce3">
            <text:p>1.89112</text:p>
          </table:table-cell>
          <table:table-cell office:value-type="float" office:value="2.19997" table:style-name="ce3">
            <text:p>2.19997</text:p>
          </table:table-cell>
          <table:table-cell office:value-type="float" office:value="-0.22736999999999996" table:formula="of:=[.B337]-[.C337]" table:style-name="ce3">
            <text:p>-0.22737</text:p>
          </table:table-cell>
          <table:table-cell office:value-type="float" office:value="-0.30885000000000007" table:formula="of:=[.D337]-[.E337]" table:style-name="ce3">
            <text:p>-0.30885</text:p>
          </table:table-cell>
          <table:table-cell office:value-type="float" office:value="8.1480000000000108E-2" table:formula="of:=[.F337]-[.G337]" table:style-name="ce3">
            <text:p>0.08148</text:p>
          </table:table-cell>
          <table:table-cell table:number-columns-repeated="16376"/>
        </table:table-row>
        <table:table-row table:style-name="ro1">
          <table:table-cell office:value-type="float" office:value="16.8" table:style-name="ce3">
            <text:p>16.8</text:p>
          </table:table-cell>
          <table:table-cell office:value-type="float" office:value="0.54137999999999997" table:style-name="ce3">
            <text:p>0.54138</text:p>
          </table:table-cell>
          <table:table-cell office:value-type="float" office:value="0.76326000000000005" table:style-name="ce3">
            <text:p>0.76326</text:p>
          </table:table-cell>
          <table:table-cell office:value-type="float" office:value="1.8824799999999999" table:style-name="ce3">
            <text:p>1.88248</text:p>
          </table:table-cell>
          <table:table-cell office:value-type="float" office:value="2.18621" table:style-name="ce3">
            <text:p>2.18621</text:p>
          </table:table-cell>
          <table:table-cell office:value-type="float" office:value="-0.22188000000000008" table:formula="of:=[.B338]-[.C338]" table:style-name="ce3">
            <text:p>-0.22188</text:p>
          </table:table-cell>
          <table:table-cell office:value-type="float" office:value="-0.30373000000000006" table:formula="of:=[.D338]-[.E338]" table:style-name="ce3">
            <text:p>-0.30373</text:p>
          </table:table-cell>
          <table:table-cell office:value-type="float" office:value="8.1849999999999978E-2" table:formula="of:=[.F338]-[.G338]" table:style-name="ce3">
            <text:p>0.08185</text:p>
          </table:table-cell>
          <table:table-cell table:number-columns-repeated="16376"/>
        </table:table-row>
        <table:table-row table:style-name="ro1">
          <table:table-cell office:value-type="float" office:value="16.850000000000001" table:style-name="ce3">
            <text:p>16.85</text:p>
          </table:table-cell>
          <table:table-cell office:value-type="float" office:value="0.53886000000000001" table:style-name="ce3">
            <text:p>0.53886</text:p>
          </table:table-cell>
          <table:table-cell office:value-type="float" office:value="0.76193" table:style-name="ce3">
            <text:p>0.76193</text:p>
          </table:table-cell>
          <table:table-cell office:value-type="float" office:value="1.8652299999999999" table:style-name="ce3">
            <text:p>1.86523</text:p>
          </table:table-cell>
          <table:table-cell office:value-type="float" office:value="2.1684199999999998" table:style-name="ce3">
            <text:p>2.16842</text:p>
          </table:table-cell>
          <table:table-cell office:value-type="float" office:value="-0.22306999999999999" table:formula="of:=[.B339]-[.C339]" table:style-name="ce3">
            <text:p>-0.22307</text:p>
          </table:table-cell>
          <table:table-cell office:value-type="float" office:value="-0.30318999999999985" table:formula="of:=[.D339]-[.E339]" table:style-name="ce3">
            <text:p>-0.30319</text:p>
          </table:table-cell>
          <table:table-cell office:value-type="float" office:value="8.0119999999999858E-2" table:formula="of:=[.F339]-[.G339]" table:style-name="ce3">
            <text:p>0.08012</text:p>
          </table:table-cell>
          <table:table-cell table:number-columns-repeated="16376"/>
        </table:table-row>
        <table:table-row table:style-name="ro1">
          <table:table-cell office:value-type="float" office:value="16.899999999999999" table:style-name="ce3">
            <text:p>16.9</text:p>
          </table:table-cell>
          <table:table-cell office:value-type="float" office:value="0.53795000000000004" table:style-name="ce3">
            <text:p>0.53795</text:p>
          </table:table-cell>
          <table:table-cell office:value-type="float" office:value="0.75638000000000005" table:style-name="ce3">
            <text:p>0.75638</text:p>
          </table:table-cell>
          <table:table-cell office:value-type="float" office:value="1.8567100000000001" table:style-name="ce3">
            <text:p>1.85671</text:p>
          </table:table-cell>
          <table:table-cell office:value-type="float" office:value="2.1650499999999999" table:style-name="ce3">
            <text:p>2.16505</text:p>
          </table:table-cell>
          <table:table-cell office:value-type="float" office:value="-0.21843000000000001" table:formula="of:=[.B340]-[.C340]" table:style-name="ce3">
            <text:p>-0.21843</text:p>
          </table:table-cell>
          <table:table-cell office:value-type="float" office:value="-0.30833999999999984" table:formula="of:=[.D340]-[.E340]" table:style-name="ce3">
            <text:p>-0.30834</text:p>
          </table:table-cell>
          <table:table-cell office:value-type="float" office:value="8.9909999999999823E-2" table:formula="of:=[.F340]-[.G340]" table:style-name="ce3">
            <text:p>0.08991</text:p>
          </table:table-cell>
          <table:table-cell table:number-columns-repeated="16376"/>
        </table:table-row>
        <table:table-row table:style-name="ro1">
          <table:table-cell office:value-type="float" office:value="16.95" table:style-name="ce3">
            <text:p>16.95</text:p>
          </table:table-cell>
          <table:table-cell office:value-type="float" office:value="0.53083999999999998" table:style-name="ce3">
            <text:p>0.53084</text:p>
          </table:table-cell>
          <table:table-cell office:value-type="float" office:value="0.74973000000000001" table:style-name="ce3">
            <text:p>0.74973</text:p>
          </table:table-cell>
          <table:table-cell office:value-type="float" office:value="1.84253" table:style-name="ce3">
            <text:p>1.84253</text:p>
          </table:table-cell>
          <table:table-cell office:value-type="float" office:value="2.1431" table:style-name="ce3">
            <text:p>2.1431</text:p>
          </table:table-cell>
          <table:table-cell office:value-type="float" office:value="-0.21889000000000003" table:formula="of:=[.B341]-[.C341]" table:style-name="ce3">
            <text:p>-0.21889</text:p>
          </table:table-cell>
          <table:table-cell office:value-type="float" office:value="-0.30057" table:formula="of:=[.D341]-[.E341]" table:style-name="ce3">
            <text:p>-0.30057</text:p>
          </table:table-cell>
          <table:table-cell office:value-type="float" office:value="8.1679999999999975E-2" table:formula="of:=[.F341]-[.G341]" table:style-name="ce3">
            <text:p>0.08168</text:p>
          </table:table-cell>
          <table:table-cell table:number-columns-repeated="16376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0.53315999999999997" table:style-name="ce3">
            <text:p>0.53316</text:p>
          </table:table-cell>
          <table:table-cell office:value-type="float" office:value="0.74931000000000003" table:style-name="ce3">
            <text:p>0.74931</text:p>
          </table:table-cell>
          <table:table-cell office:value-type="float" office:value="1.83846" table:style-name="ce3">
            <text:p>1.83846</text:p>
          </table:table-cell>
          <table:table-cell office:value-type="float" office:value="2.1392500000000001" table:style-name="ce3">
            <text:p>2.13925</text:p>
          </table:table-cell>
          <table:table-cell office:value-type="float" office:value="-0.21615000000000006" table:formula="of:=[.B342]-[.C342]" table:style-name="ce3">
            <text:p>-0.21615</text:p>
          </table:table-cell>
          <table:table-cell office:value-type="float" office:value="-0.30079000000000011" table:formula="of:=[.D342]-[.E342]" table:style-name="ce3">
            <text:p>-0.30079</text:p>
          </table:table-cell>
          <table:table-cell office:value-type="float" office:value="8.4640000000000049E-2" table:formula="of:=[.F342]-[.G342]" table:style-name="ce3">
            <text:p>0.08464</text:p>
          </table:table-cell>
          <table:table-cell table:number-columns-repeated="16376"/>
        </table:table-row>
        <table:table-row table:style-name="ro1">
          <table:table-cell office:value-type="float" office:value="17.05" table:style-name="ce3">
            <text:p>17.05</text:p>
          </table:table-cell>
          <table:table-cell office:value-type="float" office:value="0.53219000000000005" table:style-name="ce3">
            <text:p>0.53219</text:p>
          </table:table-cell>
          <table:table-cell office:value-type="float" office:value="0.74465000000000003" table:style-name="ce3">
            <text:p>0.74465</text:p>
          </table:table-cell>
          <table:table-cell office:value-type="float" office:value="1.83199" table:style-name="ce3">
            <text:p>1.83199</text:p>
          </table:table-cell>
          <table:table-cell office:value-type="float" office:value="2.1245400000000001" table:style-name="ce3">
            <text:p>2.12454</text:p>
          </table:table-cell>
          <table:table-cell office:value-type="float" office:value="-0.21245999999999998" table:formula="of:=[.B343]-[.C343]" table:style-name="ce3">
            <text:p>-0.21246</text:p>
          </table:table-cell>
          <table:table-cell office:value-type="float" office:value="-0.29255000000000009" table:formula="of:=[.D343]-[.E343]" table:style-name="ce3">
            <text:p>-0.29255</text:p>
          </table:table-cell>
          <table:table-cell office:value-type="float" office:value="8.0090000000000106E-2" table:formula="of:=[.F343]-[.G343]" table:style-name="ce3">
            <text:p>0.08009</text:p>
          </table:table-cell>
          <table:table-cell table:number-columns-repeated="16376"/>
        </table:table-row>
        <table:table-row table:style-name="ro1">
          <table:table-cell office:value-type="float" office:value="17.100000000000001" table:style-name="ce3">
            <text:p>17.1</text:p>
          </table:table-cell>
          <table:table-cell office:value-type="float" office:value="0.53019000000000005" table:style-name="ce3">
            <text:p>0.53019</text:p>
          </table:table-cell>
          <table:table-cell office:value-type="float" office:value="0.74163999999999997" table:style-name="ce3">
            <text:p>0.74164</text:p>
          </table:table-cell>
          <table:table-cell office:value-type="float" office:value="1.82039" table:style-name="ce3">
            <text:p>1.82039</text:p>
          </table:table-cell>
          <table:table-cell office:value-type="float" office:value="2.1130800000000001" table:style-name="ce3">
            <text:p>2.11308</text:p>
          </table:table-cell>
          <table:table-cell office:value-type="float" office:value="-0.21144999999999992" table:formula="of:=[.B344]-[.C344]" table:style-name="ce3">
            <text:p>-0.21145</text:p>
          </table:table-cell>
          <table:table-cell office:value-type="float" office:value="-0.29269000000000012" table:formula="of:=[.D344]-[.E344]" table:style-name="ce3">
            <text:p>-0.29269</text:p>
          </table:table-cell>
          <table:table-cell office:value-type="float" office:value="8.1240000000000201E-2" table:formula="of:=[.F344]-[.G344]" table:style-name="ce3">
            <text:p>0.08124</text:p>
          </table:table-cell>
          <table:table-cell table:number-columns-repeated="16376"/>
        </table:table-row>
        <table:table-row table:style-name="ro1">
          <table:table-cell office:value-type="float" office:value="17.149999999999999" table:style-name="ce3">
            <text:p>17.15</text:p>
          </table:table-cell>
          <table:table-cell office:value-type="float" office:value="0.5262" table:style-name="ce3">
            <text:p>0.5262</text:p>
          </table:table-cell>
          <table:table-cell office:value-type="float" office:value="0.73606000000000005" table:style-name="ce3">
            <text:p>0.73606</text:p>
          </table:table-cell>
          <table:table-cell office:value-type="float" office:value="1.8114600000000001" table:style-name="ce3">
            <text:p>1.81146</text:p>
          </table:table-cell>
          <table:table-cell office:value-type="float" office:value="2.1021399999999999" table:style-name="ce3">
            <text:p>2.10214</text:p>
          </table:table-cell>
          <table:table-cell office:value-type="float" office:value="-0.20986000000000005" table:formula="of:=[.B345]-[.C345]" table:style-name="ce3">
            <text:p>-0.20986</text:p>
          </table:table-cell>
          <table:table-cell office:value-type="float" office:value="-0.29067999999999983" table:formula="of:=[.D345]-[.E345]" table:style-name="ce3">
            <text:p>-0.29068</text:p>
          </table:table-cell>
          <table:table-cell office:value-type="float" office:value="8.0819999999999781E-2" table:formula="of:=[.F345]-[.G345]" table:style-name="ce3">
            <text:p>0.08082</text:p>
          </table:table-cell>
          <table:table-cell table:number-columns-repeated="16376"/>
        </table:table-row>
        <table:table-row table:style-name="ro1">
          <table:table-cell office:value-type="float" office:value="17.2" table:style-name="ce3">
            <text:p>17.2</text:p>
          </table:table-cell>
          <table:table-cell office:value-type="float" office:value="0.52673000000000003" table:style-name="ce3">
            <text:p>0.52673</text:p>
          </table:table-cell>
          <table:table-cell office:value-type="float" office:value="0.73619999999999997" table:style-name="ce3">
            <text:p>0.7362</text:p>
          </table:table-cell>
          <table:table-cell office:value-type="float" office:value="1.80199" table:style-name="ce3">
            <text:p>1.80199</text:p>
          </table:table-cell>
          <table:table-cell office:value-type="float" office:value="2.0905399999999998" table:style-name="ce3">
            <text:p>2.09054</text:p>
          </table:table-cell>
          <table:table-cell office:value-type="float" office:value="-0.20946999999999993" table:formula="of:=[.B346]-[.C346]" table:style-name="ce3">
            <text:p>-0.20947</text:p>
          </table:table-cell>
          <table:table-cell office:value-type="float" office:value="-0.28854999999999986" table:formula="of:=[.D346]-[.E346]" table:style-name="ce3">
            <text:p>-0.28855</text:p>
          </table:table-cell>
          <table:table-cell office:value-type="float" office:value="7.9079999999999928E-2" table:formula="of:=[.F346]-[.G346]" table:style-name="ce3">
            <text:p>0.07908</text:p>
          </table:table-cell>
          <table:table-cell table:number-columns-repeated="16376"/>
        </table:table-row>
        <table:table-row table:style-name="ro1">
          <table:table-cell office:value-type="float" office:value="17.25" table:style-name="ce3">
            <text:p>17.25</text:p>
          </table:table-cell>
          <table:table-cell office:value-type="float" office:value="0.52412999999999998" table:style-name="ce3">
            <text:p>0.52413</text:p>
          </table:table-cell>
          <table:table-cell office:value-type="float" office:value="0.73258000000000001" table:style-name="ce3">
            <text:p>0.73258</text:p>
          </table:table-cell>
          <table:table-cell office:value-type="float" office:value="1.7936099999999999" table:style-name="ce3">
            <text:p>1.79361</text:p>
          </table:table-cell>
          <table:table-cell office:value-type="float" office:value="2.0836100000000002" table:style-name="ce3">
            <text:p>2.08361</text:p>
          </table:table-cell>
          <table:table-cell office:value-type="float" office:value="-0.20845000000000002" table:formula="of:=[.B347]-[.C347]" table:style-name="ce3">
            <text:p>-0.20845</text:p>
          </table:table-cell>
          <table:table-cell office:value-type="float" office:value="-0.29000000000000026" table:formula="of:=[.D347]-[.E347]" table:style-name="ce3">
            <text:p>-0.29</text:p>
          </table:table-cell>
          <table:table-cell office:value-type="float" office:value="8.1550000000000233E-2" table:formula="of:=[.F347]-[.G347]" table:style-name="ce3">
            <text:p>0.08155</text:p>
          </table:table-cell>
          <table:table-cell table:number-columns-repeated="16376"/>
        </table:table-row>
        <table:table-row table:style-name="ro1">
          <table:table-cell office:value-type="float" office:value="17.3" table:style-name="ce3">
            <text:p>17.3</text:p>
          </table:table-cell>
          <table:table-cell office:value-type="float" office:value="0.52286999999999995" table:style-name="ce3">
            <text:p>0.52287</text:p>
          </table:table-cell>
          <table:table-cell office:value-type="float" office:value="0.72816000000000003" table:style-name="ce3">
            <text:p>0.72816</text:p>
          </table:table-cell>
          <table:table-cell office:value-type="float" office:value="1.78379" table:style-name="ce3">
            <text:p>1.78379</text:p>
          </table:table-cell>
          <table:table-cell office:value-type="float" office:value="2.0761799999999999" table:style-name="ce3">
            <text:p>2.07618</text:p>
          </table:table-cell>
          <table:table-cell office:value-type="float" office:value="-0.20529000000000008" table:formula="of:=[.B348]-[.C348]" table:style-name="ce3">
            <text:p>-0.20529</text:p>
          </table:table-cell>
          <table:table-cell office:value-type="float" office:value="-0.29238999999999993" table:formula="of:=[.D348]-[.E348]" table:style-name="ce3">
            <text:p>-0.29239</text:p>
          </table:table-cell>
          <table:table-cell office:value-type="float" office:value="8.7099999999999844E-2" table:formula="of:=[.F348]-[.G348]" table:style-name="ce3">
            <text:p>0.0871</text:p>
          </table:table-cell>
          <table:table-cell table:number-columns-repeated="16376"/>
        </table:table-row>
        <table:table-row table:style-name="ro1">
          <table:table-cell office:value-type="float" office:value="17.350000000000001" table:style-name="ce3">
            <text:p>17.35</text:p>
          </table:table-cell>
          <table:table-cell office:value-type="float" office:value="0.52205000000000001" table:style-name="ce3">
            <text:p>0.52205</text:p>
          </table:table-cell>
          <table:table-cell office:value-type="float" office:value="0.72541" table:style-name="ce3">
            <text:p>0.72541</text:p>
          </table:table-cell>
          <table:table-cell office:value-type="float" office:value="1.7745899999999999" table:style-name="ce3">
            <text:p>1.77459</text:p>
          </table:table-cell>
          <table:table-cell office:value-type="float" office:value="2.06026" table:style-name="ce3">
            <text:p>2.06026</text:p>
          </table:table-cell>
          <table:table-cell office:value-type="float" office:value="-0.20335999999999999" table:formula="of:=[.B349]-[.C349]" table:style-name="ce3">
            <text:p>-0.20336</text:p>
          </table:table-cell>
          <table:table-cell office:value-type="float" office:value="-0.28567000000000009" table:formula="of:=[.D349]-[.E349]" table:style-name="ce3">
            <text:p>-0.28567</text:p>
          </table:table-cell>
          <table:table-cell office:value-type="float" office:value="8.2310000000000105E-2" table:formula="of:=[.F349]-[.G349]" table:style-name="ce3">
            <text:p>0.08231</text:p>
          </table:table-cell>
          <table:table-cell table:number-columns-repeated="16376"/>
        </table:table-row>
        <table:table-row table:style-name="ro1">
          <table:table-cell office:value-type="float" office:value="17.399999999999999" table:style-name="ce3">
            <text:p>17.4</text:p>
          </table:table-cell>
          <table:table-cell office:value-type="float" office:value="0.51876" table:style-name="ce3">
            <text:p>0.51876</text:p>
          </table:table-cell>
          <table:table-cell office:value-type="float" office:value="0.71967000000000003" table:style-name="ce3">
            <text:p>0.71967</text:p>
          </table:table-cell>
          <table:table-cell office:value-type="float" office:value="1.7642100000000001" table:style-name="ce3">
            <text:p>1.76421</text:p>
          </table:table-cell>
          <table:table-cell office:value-type="float" office:value="2.0466000000000002" table:style-name="ce3">
            <text:p>2.0466</text:p>
          </table:table-cell>
          <table:table-cell office:value-type="float" office:value="-0.20091000000000003" table:formula="of:=[.B350]-[.C350]" table:style-name="ce3">
            <text:p>-0.20091</text:p>
          </table:table-cell>
          <table:table-cell office:value-type="float" office:value="-0.28239000000000014" table:formula="of:=[.D350]-[.E350]" table:style-name="ce3">
            <text:p>-0.28239</text:p>
          </table:table-cell>
          <table:table-cell office:value-type="float" office:value="8.1480000000000108E-2" table:formula="of:=[.F350]-[.G350]" table:style-name="ce3">
            <text:p>0.08148</text:p>
          </table:table-cell>
          <table:table-cell table:number-columns-repeated="16376"/>
        </table:table-row>
        <table:table-row table:style-name="ro1">
          <table:table-cell office:value-type="float" office:value="17.45" table:style-name="ce3">
            <text:p>17.45</text:p>
          </table:table-cell>
          <table:table-cell office:value-type="float" office:value="0.51983000000000001" table:style-name="ce3">
            <text:p>0.51983</text:p>
          </table:table-cell>
          <table:table-cell office:value-type="float" office:value="0.71682999999999997" table:style-name="ce3">
            <text:p>0.71683</text:p>
          </table:table-cell>
          <table:table-cell office:value-type="float" office:value="1.75641" table:style-name="ce3">
            <text:p>1.75641</text:p>
          </table:table-cell>
          <table:table-cell office:value-type="float" office:value="2.0366300000000002" table:style-name="ce3">
            <text:p>2.03663</text:p>
          </table:table-cell>
          <table:table-cell office:value-type="float" office:value="-0.19699999999999995" table:formula="of:=[.B351]-[.C351]" table:style-name="ce3">
            <text:p>-0.197</text:p>
          </table:table-cell>
          <table:table-cell office:value-type="float" office:value="-0.28022000000000014" table:formula="of:=[.D351]-[.E351]" table:style-name="ce3">
            <text:p>-0.28022</text:p>
          </table:table-cell>
          <table:table-cell office:value-type="float" office:value="8.3220000000000183E-2" table:formula="of:=[.F351]-[.G351]" table:style-name="ce3">
            <text:p>0.08322</text:p>
          </table:table-cell>
          <table:table-cell table:number-columns-repeated="16376"/>
        </table:table-row>
        <table:table-row table:style-name="ro1">
          <table:table-cell office:value-type="float" office:value="17.5" table:style-name="ce3">
            <text:p>17.5</text:p>
          </table:table-cell>
          <table:table-cell office:value-type="float" office:value="0.51639999999999997" table:style-name="ce3">
            <text:p>0.5164</text:p>
          </table:table-cell>
          <table:table-cell office:value-type="float" office:value="0.71494000000000002" table:style-name="ce3">
            <text:p>0.71494</text:p>
          </table:table-cell>
          <table:table-cell office:value-type="float" office:value="1.7479100000000001" table:style-name="ce3">
            <text:p>1.74791</text:p>
          </table:table-cell>
          <table:table-cell office:value-type="float" office:value="2.0303800000000001" table:style-name="ce3">
            <text:p>2.03038</text:p>
          </table:table-cell>
          <table:table-cell office:value-type="float" office:value="-0.19854000000000005" table:formula="of:=[.B352]-[.C352]" table:style-name="ce3">
            <text:p>-0.19854</text:p>
          </table:table-cell>
          <table:table-cell office:value-type="float" office:value="-0.28247" table:formula="of:=[.D352]-[.E352]" table:style-name="ce3">
            <text:p>-0.28247</text:p>
          </table:table-cell>
          <table:table-cell office:value-type="float" office:value="8.3929999999999949E-2" table:formula="of:=[.F352]-[.G352]" table:style-name="ce3">
            <text:p>0.08393</text:p>
          </table:table-cell>
          <table:table-cell table:number-columns-repeated="16376"/>
        </table:table-row>
        <table:table-row table:style-name="ro1">
          <table:table-cell office:value-type="float" office:value="17.55" table:style-name="ce3">
            <text:p>17.55</text:p>
          </table:table-cell>
          <table:table-cell office:value-type="float" office:value="0.51646000000000003" table:style-name="ce3">
            <text:p>0.51646</text:p>
          </table:table-cell>
          <table:table-cell office:value-type="float" office:value="0.71231999999999995" table:style-name="ce3">
            <text:p>0.71232</text:p>
          </table:table-cell>
          <table:table-cell office:value-type="float" office:value="1.7377899999999999" table:style-name="ce3">
            <text:p>1.73779</text:p>
          </table:table-cell>
          <table:table-cell office:value-type="float" office:value="2.0134799999999999" table:style-name="ce3">
            <text:p>2.01348</text:p>
          </table:table-cell>
          <table:table-cell office:value-type="float" office:value="-0.19585999999999992" table:formula="of:=[.B353]-[.C353]" table:style-name="ce3">
            <text:p>-0.19586</text:p>
          </table:table-cell>
          <table:table-cell office:value-type="float" office:value="-0.27568999999999999" table:formula="of:=[.D353]-[.E353]" table:style-name="ce3">
            <text:p>-0.27569</text:p>
          </table:table-cell>
          <table:table-cell office:value-type="float" office:value="7.9830000000000068E-2" table:formula="of:=[.F353]-[.G353]" table:style-name="ce3">
            <text:p>0.07983</text:p>
          </table:table-cell>
          <table:table-cell table:number-columns-repeated="16376"/>
        </table:table-row>
        <table:table-row table:style-name="ro1">
          <table:table-cell office:value-type="float" office:value="17.600000000000001" table:style-name="ce3">
            <text:p>17.6</text:p>
          </table:table-cell>
          <table:table-cell office:value-type="float" office:value="0.51395999999999997" table:style-name="ce3">
            <text:p>0.51396</text:p>
          </table:table-cell>
          <table:table-cell office:value-type="float" office:value="0.70931" table:style-name="ce3">
            <text:p>0.70931</text:p>
          </table:table-cell>
          <table:table-cell office:value-type="float" office:value="1.72777" table:style-name="ce3">
            <text:p>1.72777</text:p>
          </table:table-cell>
          <table:table-cell office:value-type="float" office:value="2.0025499999999998" table:style-name="ce3">
            <text:p>2.00255</text:p>
          </table:table-cell>
          <table:table-cell office:value-type="float" office:value="-0.19535000000000002" table:formula="of:=[.B354]-[.C354]" table:style-name="ce3">
            <text:p>-0.19535</text:p>
          </table:table-cell>
          <table:table-cell office:value-type="float" office:value="-0.2747799999999998" table:formula="of:=[.D354]-[.E354]" table:style-name="ce3">
            <text:p>-0.27478</text:p>
          </table:table-cell>
          <table:table-cell office:value-type="float" office:value="7.9429999999999779E-2" table:formula="of:=[.F354]-[.G354]" table:style-name="ce3">
            <text:p>0.07943</text:p>
          </table:table-cell>
          <table:table-cell table:number-columns-repeated="16376"/>
        </table:table-row>
        <table:table-row table:style-name="ro1">
          <table:table-cell office:value-type="float" office:value="17.649999999999999" table:style-name="ce3">
            <text:p>17.65</text:p>
          </table:table-cell>
          <table:table-cell office:value-type="float" office:value="0.51490999999999998" table:style-name="ce3">
            <text:p>0.51491</text:p>
          </table:table-cell>
          <table:table-cell office:value-type="float" office:value="0.70467999999999997" table:style-name="ce3">
            <text:p>0.70468</text:p>
          </table:table-cell>
          <table:table-cell office:value-type="float" office:value="1.72038" table:style-name="ce3">
            <text:p>1.72038</text:p>
          </table:table-cell>
          <table:table-cell office:value-type="float" office:value="1.9989600000000001" table:style-name="ce3">
            <text:p>1.99896</text:p>
          </table:table-cell>
          <table:table-cell office:value-type="float" office:value="-0.18976999999999999" table:formula="of:=[.B355]-[.C355]" table:style-name="ce3">
            <text:p>-0.18977</text:p>
          </table:table-cell>
          <table:table-cell office:value-type="float" office:value="-0.27858000000000005" table:formula="of:=[.D355]-[.E355]" table:style-name="ce3">
            <text:p>-0.27858</text:p>
          </table:table-cell>
          <table:table-cell office:value-type="float" office:value="8.8810000000000056E-2" table:formula="of:=[.F355]-[.G355]" table:style-name="ce3">
            <text:p>0.08881</text:p>
          </table:table-cell>
          <table:table-cell table:number-columns-repeated="16376"/>
        </table:table-row>
        <table:table-row table:style-name="ro1">
          <table:table-cell office:value-type="float" office:value="17.7" table:style-name="ce3">
            <text:p>17.7</text:p>
          </table:table-cell>
          <table:table-cell office:value-type="float" office:value="0.51361000000000001" table:style-name="ce3">
            <text:p>0.51361</text:p>
          </table:table-cell>
          <table:table-cell office:value-type="float" office:value="0.70340000000000003" table:style-name="ce3">
            <text:p>0.7034</text:p>
          </table:table-cell>
          <table:table-cell office:value-type="float" office:value="1.7099800000000001" table:style-name="ce3">
            <text:p>1.70998</text:p>
          </table:table-cell>
          <table:table-cell office:value-type="float" office:value="1.98549" table:style-name="ce3">
            <text:p>1.98549</text:p>
          </table:table-cell>
          <table:table-cell office:value-type="float" office:value="-0.18979000000000001" table:formula="of:=[.B356]-[.C356]" table:style-name="ce3">
            <text:p>-0.18979</text:p>
          </table:table-cell>
          <table:table-cell office:value-type="float" office:value="-0.27550999999999992" table:formula="of:=[.D356]-[.E356]" table:style-name="ce3">
            <text:p>-0.27551</text:p>
          </table:table-cell>
          <table:table-cell office:value-type="float" office:value="8.5719999999999907E-2" table:formula="of:=[.F356]-[.G356]" table:style-name="ce3">
            <text:p>0.08572</text:p>
          </table:table-cell>
          <table:table-cell table:number-columns-repeated="16376"/>
        </table:table-row>
        <table:table-row table:style-name="ro1">
          <table:table-cell office:value-type="float" office:value="17.75" table:style-name="ce3">
            <text:p>17.75</text:p>
          </table:table-cell>
          <table:table-cell office:value-type="float" office:value="0.51234000000000002" table:style-name="ce3">
            <text:p>0.51234</text:p>
          </table:table-cell>
          <table:table-cell office:value-type="float" office:value="0.70137000000000005" table:style-name="ce3">
            <text:p>0.70137</text:p>
          </table:table-cell>
          <table:table-cell office:value-type="float" office:value="1.7047399999999999" table:style-name="ce3">
            <text:p>1.70474</text:p>
          </table:table-cell>
          <table:table-cell office:value-type="float" office:value="1.97332" table:style-name="ce3">
            <text:p>1.97332</text:p>
          </table:table-cell>
          <table:table-cell office:value-type="float" office:value="-0.18903000000000003" table:formula="of:=[.B357]-[.C357]" table:style-name="ce3">
            <text:p>-0.18903</text:p>
          </table:table-cell>
          <table:table-cell office:value-type="float" office:value="-0.26858000000000004" table:formula="of:=[.D357]-[.E357]" table:style-name="ce3">
            <text:p>-0.26858</text:p>
          </table:table-cell>
          <table:table-cell office:value-type="float" office:value="7.955000000000001E-2" table:formula="of:=[.F357]-[.G357]" table:style-name="ce3">
            <text:p>0.07955</text:p>
          </table:table-cell>
          <table:table-cell table:number-columns-repeated="16376"/>
        </table:table-row>
        <table:table-row table:style-name="ro1">
          <table:table-cell office:value-type="float" office:value="17.8" table:style-name="ce3">
            <text:p>17.8</text:p>
          </table:table-cell>
          <table:table-cell office:value-type="float" office:value="0.51246000000000003" table:style-name="ce3">
            <text:p>0.51246</text:p>
          </table:table-cell>
          <table:table-cell office:value-type="float" office:value="0.69962000000000002" table:style-name="ce3">
            <text:p>0.69962</text:p>
          </table:table-cell>
          <table:table-cell office:value-type="float" office:value="1.6989799999999999" table:style-name="ce3">
            <text:p>1.69898</text:p>
          </table:table-cell>
          <table:table-cell office:value-type="float" office:value="1.9679500000000001" table:style-name="ce3">
            <text:p>1.96795</text:p>
          </table:table-cell>
          <table:table-cell office:value-type="float" office:value="-0.18715999999999999" table:formula="of:=[.B358]-[.C358]" table:style-name="ce3">
            <text:p>-0.18716</text:p>
          </table:table-cell>
          <table:table-cell office:value-type="float" office:value="-0.26897000000000015" table:formula="of:=[.D358]-[.E358]" table:style-name="ce3">
            <text:p>-0.26897</text:p>
          </table:table-cell>
          <table:table-cell office:value-type="float" office:value="8.181000000000016E-2" table:formula="of:=[.F358]-[.G358]" table:style-name="ce3">
            <text:p>0.08181</text:p>
          </table:table-cell>
          <table:table-cell table:number-columns-repeated="16376"/>
        </table:table-row>
        <table:table-row table:style-name="ro1">
          <table:table-cell office:value-type="float" office:value="17.850000000000001" table:style-name="ce3">
            <text:p>17.85</text:p>
          </table:table-cell>
          <table:table-cell office:value-type="float" office:value="0.51219000000000003" table:style-name="ce3">
            <text:p>0.51219</text:p>
          </table:table-cell>
          <table:table-cell office:value-type="float" office:value="0.69877999999999996" table:style-name="ce3">
            <text:p>0.69878</text:p>
          </table:table-cell>
          <table:table-cell office:value-type="float" office:value="1.68716" table:style-name="ce3">
            <text:p>1.68716</text:p>
          </table:table-cell>
          <table:table-cell office:value-type="float" office:value="1.9513199999999999" table:style-name="ce3">
            <text:p>1.95132</text:p>
          </table:table-cell>
          <table:table-cell office:value-type="float" office:value="-0.18658999999999992" table:formula="of:=[.B359]-[.C359]" table:style-name="ce3">
            <text:p>-0.18659</text:p>
          </table:table-cell>
          <table:table-cell office:value-type="float" office:value="-0.26415999999999995" table:formula="of:=[.D359]-[.E359]" table:style-name="ce3">
            <text:p>-0.26416</text:p>
          </table:table-cell>
          <table:table-cell office:value-type="float" office:value="7.7570000000000028E-2" table:formula="of:=[.F359]-[.G359]" table:style-name="ce3">
            <text:p>0.07757</text:p>
          </table:table-cell>
          <table:table-cell table:number-columns-repeated="16376"/>
        </table:table-row>
        <table:table-row table:style-name="ro1">
          <table:table-cell office:value-type="float" office:value="17.899999999999999" table:style-name="ce3">
            <text:p>17.9</text:p>
          </table:table-cell>
          <table:table-cell office:value-type="float" office:value="0.51148000000000005" table:style-name="ce3">
            <text:p>0.51148</text:p>
          </table:table-cell>
          <table:table-cell office:value-type="float" office:value="0.69501000000000002" table:style-name="ce3">
            <text:p>0.69501</text:p>
          </table:table-cell>
          <table:table-cell office:value-type="float" office:value="1.6778299999999999" table:style-name="ce3">
            <text:p>1.67783</text:p>
          </table:table-cell>
          <table:table-cell office:value-type="float" office:value="1.9460999999999999" table:style-name="ce3">
            <text:p>1.9461</text:p>
          </table:table-cell>
          <table:table-cell office:value-type="float" office:value="-0.18352999999999997" table:formula="of:=[.B360]-[.C360]" table:style-name="ce3">
            <text:p>-0.18353</text:p>
          </table:table-cell>
          <table:table-cell office:value-type="float" office:value="-0.26827000000000001" table:formula="of:=[.D360]-[.E360]" table:style-name="ce3">
            <text:p>-0.26827</text:p>
          </table:table-cell>
          <table:table-cell office:value-type="float" office:value="8.4740000000000038E-2" table:formula="of:=[.F360]-[.G360]" table:style-name="ce3">
            <text:p>0.08474</text:p>
          </table:table-cell>
          <table:table-cell table:number-columns-repeated="16376"/>
        </table:table-row>
        <table:table-row table:style-name="ro1">
          <table:table-cell office:value-type="float" office:value="17.95" table:style-name="ce3">
            <text:p>17.95</text:p>
          </table:table-cell>
          <table:table-cell office:value-type="float" office:value="0.50848000000000004" table:style-name="ce3">
            <text:p>0.50848</text:p>
          </table:table-cell>
          <table:table-cell office:value-type="float" office:value="0.6946" table:style-name="ce3">
            <text:p>0.6946</text:p>
          </table:table-cell>
          <table:table-cell office:value-type="float" office:value="1.66947" table:style-name="ce3">
            <text:p>1.66947</text:p>
          </table:table-cell>
          <table:table-cell office:value-type="float" office:value="1.93363" table:style-name="ce3">
            <text:p>1.93363</text:p>
          </table:table-cell>
          <table:table-cell office:value-type="float" office:value="-0.18611999999999995" table:formula="of:=[.B361]-[.C361]" table:style-name="ce3">
            <text:p>-0.18612</text:p>
          </table:table-cell>
          <table:table-cell office:value-type="float" office:value="-0.26415999999999995" table:formula="of:=[.D361]-[.E361]" table:style-name="ce3">
            <text:p>-0.26416</text:p>
          </table:table-cell>
          <table:table-cell office:value-type="float" office:value="7.8039999999999998E-2" table:formula="of:=[.F361]-[.G361]" table:style-name="ce3">
            <text:p>0.07804</text:p>
          </table:table-cell>
          <table:table-cell table:number-columns-repeated="16376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0.50707000000000002" table:style-name="ce3">
            <text:p>0.50707</text:p>
          </table:table-cell>
          <table:table-cell office:value-type="float" office:value="0.68922000000000005" table:style-name="ce3">
            <text:p>0.68922</text:p>
          </table:table-cell>
          <table:table-cell office:value-type="float" office:value="1.6648799999999999" table:style-name="ce3">
            <text:p>1.66488</text:p>
          </table:table-cell>
          <table:table-cell office:value-type="float" office:value="1.92645" table:style-name="ce3">
            <text:p>1.92645</text:p>
          </table:table-cell>
          <table:table-cell office:value-type="float" office:value="-0.18215000000000003" table:formula="of:=[.B362]-[.C362]" table:style-name="ce3">
            <text:p>-0.18215</text:p>
          </table:table-cell>
          <table:table-cell office:value-type="float" office:value="-0.26157000000000008" table:formula="of:=[.D362]-[.E362]" table:style-name="ce3">
            <text:p>-0.26157</text:p>
          </table:table-cell>
          <table:table-cell office:value-type="float" office:value="7.9420000000000046E-2" table:formula="of:=[.F362]-[.G362]" table:style-name="ce3">
            <text:p>0.07942</text:p>
          </table:table-cell>
          <table:table-cell table:number-columns-repeated="16376"/>
        </table:table-row>
        <table:table-row table:style-name="ro1">
          <table:table-cell office:value-type="float" office:value="18.05" table:style-name="ce3">
            <text:p>18.05</text:p>
          </table:table-cell>
          <table:table-cell office:value-type="float" office:value="0.50612999999999997" table:style-name="ce3">
            <text:p>0.50613</text:p>
          </table:table-cell>
          <table:table-cell office:value-type="float" office:value="0.68528999999999995" table:style-name="ce3">
            <text:p>0.68529</text:p>
          </table:table-cell>
          <table:table-cell office:value-type="float" office:value="1.6569" table:style-name="ce3">
            <text:p>1.6569</text:p>
          </table:table-cell>
          <table:table-cell office:value-type="float" office:value="1.9190799999999999" table:style-name="ce3">
            <text:p>1.91908</text:p>
          </table:table-cell>
          <table:table-cell office:value-type="float" office:value="-0.17915999999999999" table:formula="of:=[.B363]-[.C363]" table:style-name="ce3">
            <text:p>-0.17916</text:p>
          </table:table-cell>
          <table:table-cell office:value-type="float" office:value="-0.26217999999999986" table:formula="of:=[.D363]-[.E363]" table:style-name="ce3">
            <text:p>-0.26218</text:p>
          </table:table-cell>
          <table:table-cell office:value-type="float" office:value="8.3019999999999872E-2" table:formula="of:=[.F363]-[.G363]" table:style-name="ce3">
            <text:p>0.08302</text:p>
          </table:table-cell>
          <table:table-cell table:number-columns-repeated="16376"/>
        </table:table-row>
        <table:table-row table:style-name="ro1">
          <table:table-cell office:value-type="float" office:value="18.100000000000001" table:style-name="ce3">
            <text:p>18.1</text:p>
          </table:table-cell>
          <table:table-cell office:value-type="float" office:value="0.50824999999999998" table:style-name="ce3">
            <text:p>0.50825</text:p>
          </table:table-cell>
          <table:table-cell office:value-type="float" office:value="0.68552000000000002" table:style-name="ce3">
            <text:p>0.68552</text:p>
          </table:table-cell>
          <table:table-cell office:value-type="float" office:value="1.64544" table:style-name="ce3">
            <text:p>1.64544</text:p>
          </table:table-cell>
          <table:table-cell office:value-type="float" office:value="1.9041399999999999" table:style-name="ce3">
            <text:p>1.90414</text:p>
          </table:table-cell>
          <table:table-cell office:value-type="float" office:value="-0.17727000000000004" table:formula="of:=[.B364]-[.C364]" table:style-name="ce3">
            <text:p>-0.17727</text:p>
          </table:table-cell>
          <table:table-cell office:value-type="float" office:value="-0.25869999999999993" table:formula="of:=[.D364]-[.E364]" table:style-name="ce3">
            <text:p>-0.2587</text:p>
          </table:table-cell>
          <table:table-cell office:value-type="float" office:value="8.1429999999999891E-2" table:formula="of:=[.F364]-[.G364]" table:style-name="ce3">
            <text:p>0.08143</text:p>
          </table:table-cell>
          <table:table-cell table:number-columns-repeated="16376"/>
        </table:table-row>
        <table:table-row table:style-name="ro1">
          <table:table-cell office:value-type="float" office:value="18.149999999999999" table:style-name="ce3">
            <text:p>18.15</text:p>
          </table:table-cell>
          <table:table-cell office:value-type="float" office:value="0.50527999999999995" table:style-name="ce3">
            <text:p>0.50528</text:p>
          </table:table-cell>
          <table:table-cell office:value-type="float" office:value="0.67979999999999996" table:style-name="ce3">
            <text:p>0.6798</text:p>
          </table:table-cell>
          <table:table-cell office:value-type="float" office:value="1.6332599999999999" table:style-name="ce3">
            <text:p>1.63326</text:p>
          </table:table-cell>
          <table:table-cell office:value-type="float" office:value="1.8938600000000001" table:style-name="ce3">
            <text:p>1.89386</text:p>
          </table:table-cell>
          <table:table-cell office:value-type="float" office:value="-0.17452000000000001" table:formula="of:=[.B365]-[.C365]" table:style-name="ce3">
            <text:p>-0.17452</text:p>
          </table:table-cell>
          <table:table-cell office:value-type="float" office:value="-0.26060000000000016" table:formula="of:=[.D365]-[.E365]" table:style-name="ce3">
            <text:p>-0.2606</text:p>
          </table:table-cell>
          <table:table-cell office:value-type="float" office:value="8.6080000000000156E-2" table:formula="of:=[.F365]-[.G365]" table:style-name="ce3">
            <text:p>0.08608</text:p>
          </table:table-cell>
          <table:table-cell table:number-columns-repeated="16376"/>
        </table:table-row>
        <table:table-row table:style-name="ro1">
          <table:table-cell office:value-type="float" office:value="18.2" table:style-name="ce3">
            <text:p>18.2</text:p>
          </table:table-cell>
          <table:table-cell office:value-type="float" office:value="0.50636000000000003" table:style-name="ce3">
            <text:p>0.50636</text:p>
          </table:table-cell>
          <table:table-cell office:value-type="float" office:value="0.67647000000000002" table:style-name="ce3">
            <text:p>0.67647</text:p>
          </table:table-cell>
          <table:table-cell office:value-type="float" office:value="1.62948" table:style-name="ce3">
            <text:p>1.62948</text:p>
          </table:table-cell>
          <table:table-cell office:value-type="float" office:value="1.8836599999999999" table:style-name="ce3">
            <text:p>1.88366</text:p>
          </table:table-cell>
          <table:table-cell office:value-type="float" office:value="-0.17010999999999998" table:formula="of:=[.B366]-[.C366]" table:style-name="ce3">
            <text:p>-0.17011</text:p>
          </table:table-cell>
          <table:table-cell office:value-type="float" office:value="-0.25417999999999985" table:formula="of:=[.D366]-[.E366]" table:style-name="ce3">
            <text:p>-0.25418</text:p>
          </table:table-cell>
          <table:table-cell office:value-type="float" office:value="8.4069999999999867E-2" table:formula="of:=[.F366]-[.G366]" table:style-name="ce3">
            <text:p>0.08407</text:p>
          </table:table-cell>
          <table:table-cell table:number-columns-repeated="16376"/>
        </table:table-row>
        <table:table-row table:style-name="ro1">
          <table:table-cell office:value-type="float" office:value="18.25" table:style-name="ce3">
            <text:p>18.25</text:p>
          </table:table-cell>
          <table:table-cell office:value-type="float" office:value="0.50478000000000001" table:style-name="ce3">
            <text:p>0.50478</text:p>
          </table:table-cell>
          <table:table-cell office:value-type="float" office:value="0.67857000000000001" table:style-name="ce3">
            <text:p>0.67857</text:p>
          </table:table-cell>
          <table:table-cell office:value-type="float" office:value="1.62381" table:style-name="ce3">
            <text:p>1.62381</text:p>
          </table:table-cell>
          <table:table-cell office:value-type="float" office:value="1.87845" table:style-name="ce3">
            <text:p>1.87845</text:p>
          </table:table-cell>
          <table:table-cell office:value-type="float" office:value="-0.17379" table:formula="of:=[.B367]-[.C367]" table:style-name="ce3">
            <text:p>-0.17379</text:p>
          </table:table-cell>
          <table:table-cell office:value-type="float" office:value="-0.25463999999999998" table:formula="of:=[.D367]-[.E367]" table:style-name="ce3">
            <text:p>-0.25464</text:p>
          </table:table-cell>
          <table:table-cell office:value-type="float" office:value="8.0849999999999977E-2" table:formula="of:=[.F367]-[.G367]" table:style-name="ce3">
            <text:p>0.08085</text:p>
          </table:table-cell>
          <table:table-cell table:number-columns-repeated="16376"/>
        </table:table-row>
        <table:table-row table:style-name="ro1">
          <table:table-cell office:value-type="float" office:value="18.3" table:style-name="ce3">
            <text:p>18.3</text:p>
          </table:table-cell>
          <table:table-cell office:value-type="float" office:value="0.50546000000000002" table:style-name="ce3">
            <text:p>0.50546</text:p>
          </table:table-cell>
          <table:table-cell office:value-type="float" office:value="0.67667999999999995" table:style-name="ce3">
            <text:p>0.67668</text:p>
          </table:table-cell>
          <table:table-cell office:value-type="float" office:value="1.62032" table:style-name="ce3">
            <text:p>1.62032</text:p>
          </table:table-cell>
          <table:table-cell office:value-type="float" office:value="1.8728899999999999" table:style-name="ce3">
            <text:p>1.87289</text:p>
          </table:table-cell>
          <table:table-cell office:value-type="float" office:value="-0.17121999999999993" table:formula="of:=[.B368]-[.C368]" table:style-name="ce3">
            <text:p>-0.17122</text:p>
          </table:table-cell>
          <table:table-cell office:value-type="float" office:value="-0.25256999999999996" table:formula="of:=[.D368]-[.E368]" table:style-name="ce3">
            <text:p>-0.25257</text:p>
          </table:table-cell>
          <table:table-cell office:value-type="float" office:value="8.1350000000000033E-2" table:formula="of:=[.F368]-[.G368]" table:style-name="ce3">
            <text:p>0.08135</text:p>
          </table:table-cell>
          <table:table-cell table:number-columns-repeated="16376"/>
        </table:table-row>
        <table:table-row table:style-name="ro1">
          <table:table-cell office:value-type="float" office:value="18.350000000000001" table:style-name="ce3">
            <text:p>18.35</text:p>
          </table:table-cell>
          <table:table-cell office:value-type="float" office:value="0.50455000000000005" table:style-name="ce3">
            <text:p>0.50455</text:p>
          </table:table-cell>
          <table:table-cell office:value-type="float" office:value="0.67542999999999997" table:style-name="ce3">
            <text:p>0.67543</text:p>
          </table:table-cell>
          <table:table-cell office:value-type="float" office:value="1.61243" table:style-name="ce3">
            <text:p>1.61243</text:p>
          </table:table-cell>
          <table:table-cell office:value-type="float" office:value="1.8652299999999999" table:style-name="ce3">
            <text:p>1.86523</text:p>
          </table:table-cell>
          <table:table-cell office:value-type="float" office:value="-0.17087999999999992" table:formula="of:=[.B369]-[.C369]" table:style-name="ce3">
            <text:p>-0.17088</text:p>
          </table:table-cell>
          <table:table-cell office:value-type="float" office:value="-0.25279999999999991" table:formula="of:=[.D369]-[.E369]" table:style-name="ce3">
            <text:p>-0.2528</text:p>
          </table:table-cell>
          <table:table-cell office:value-type="float" office:value="8.1919999999999993E-2" table:formula="of:=[.F369]-[.G369]" table:style-name="ce3">
            <text:p>0.08192</text:p>
          </table:table-cell>
          <table:table-cell table:number-columns-repeated="16376"/>
        </table:table-row>
        <table:table-row table:style-name="ro1">
          <table:table-cell office:value-type="float" office:value="18.399999999999999" table:style-name="ce3">
            <text:p>18.4</text:p>
          </table:table-cell>
          <table:table-cell office:value-type="float" office:value="0.50351000000000001" table:style-name="ce3">
            <text:p>0.50351</text:p>
          </table:table-cell>
          <table:table-cell office:value-type="float" office:value="0.6734" table:style-name="ce3">
            <text:p>0.6734</text:p>
          </table:table-cell>
          <table:table-cell office:value-type="float" office:value="1.6029199999999999" table:style-name="ce3">
            <text:p>1.60292</text:p>
          </table:table-cell>
          <table:table-cell office:value-type="float" office:value="1.8571200000000001" table:style-name="ce3">
            <text:p>1.85712</text:p>
          </table:table-cell>
          <table:table-cell office:value-type="float" office:value="-0.16988999999999999" table:formula="of:=[.B370]-[.C370]" table:style-name="ce3">
            <text:p>-0.16989</text:p>
          </table:table-cell>
          <table:table-cell office:value-type="float" office:value="-0.2542000000000002" table:formula="of:=[.D370]-[.E370]" table:style-name="ce3">
            <text:p>-0.2542</text:p>
          </table:table-cell>
          <table:table-cell office:value-type="float" office:value="8.4310000000000218E-2" table:formula="of:=[.F370]-[.G370]" table:style-name="ce3">
            <text:p>0.08431</text:p>
          </table:table-cell>
          <table:table-cell table:number-columns-repeated="16376"/>
        </table:table-row>
        <table:table-row table:style-name="ro1">
          <table:table-cell office:value-type="float" office:value="18.45" table:style-name="ce3">
            <text:p>18.45</text:p>
          </table:table-cell>
          <table:table-cell office:value-type="float" office:value="0.50309999999999999" table:style-name="ce3">
            <text:p>0.5031</text:p>
          </table:table-cell>
          <table:table-cell office:value-type="float" office:value="0.67110999999999998" table:style-name="ce3">
            <text:p>0.67111</text:p>
          </table:table-cell>
          <table:table-cell office:value-type="float" office:value="1.59707" table:style-name="ce3">
            <text:p>1.59707</text:p>
          </table:table-cell>
          <table:table-cell office:value-type="float" office:value="1.84511" table:style-name="ce3">
            <text:p>1.84511</text:p>
          </table:table-cell>
          <table:table-cell office:value-type="float" office:value="-0.16800999999999999" table:formula="of:=[.B371]-[.C371]" table:style-name="ce3">
            <text:p>-0.16801</text:p>
          </table:table-cell>
          <table:table-cell office:value-type="float" office:value="-0.24804000000000004" table:formula="of:=[.D371]-[.E371]" table:style-name="ce3">
            <text:p>-0.24804</text:p>
          </table:table-cell>
          <table:table-cell office:value-type="float" office:value="8.0030000000000046E-2" table:formula="of:=[.F371]-[.G371]" table:style-name="ce3">
            <text:p>0.08003</text:p>
          </table:table-cell>
          <table:table-cell table:number-columns-repeated="16376"/>
        </table:table-row>
        <table:table-row table:style-name="ro1">
          <table:table-cell office:value-type="float" office:value="18.5" table:style-name="ce3">
            <text:p>18.5</text:p>
          </table:table-cell>
          <table:table-cell office:value-type="float" office:value="0.50309999999999999" table:style-name="ce3">
            <text:p>0.5031</text:p>
          </table:table-cell>
          <table:table-cell office:value-type="float" office:value="0.66586000000000001" table:style-name="ce3">
            <text:p>0.66586</text:p>
          </table:table-cell>
          <table:table-cell office:value-type="float" office:value="1.5871999999999999" table:style-name="ce3">
            <text:p>1.5872</text:p>
          </table:table-cell>
          <table:table-cell office:value-type="float" office:value="1.8366499999999999" table:style-name="ce3">
            <text:p>1.83665</text:p>
          </table:table-cell>
          <table:table-cell office:value-type="float" office:value="-0.16276000000000002" table:formula="of:=[.B372]-[.C372]" table:style-name="ce3">
            <text:p>-0.16276</text:p>
          </table:table-cell>
          <table:table-cell office:value-type="float" office:value="-0.24944999999999995" table:formula="of:=[.D372]-[.E372]" table:style-name="ce3">
            <text:p>-0.24945</text:p>
          </table:table-cell>
          <table:table-cell office:value-type="float" office:value="8.6689999999999934E-2" table:formula="of:=[.F372]-[.G372]" table:style-name="ce3">
            <text:p>0.08669</text:p>
          </table:table-cell>
          <table:table-cell table:number-columns-repeated="16376"/>
        </table:table-row>
        <table:table-row table:style-name="ro1">
          <table:table-cell office:value-type="float" office:value="18.55" table:style-name="ce3">
            <text:p>18.55</text:p>
          </table:table-cell>
          <table:table-cell office:value-type="float" office:value="0.50280000000000002" table:style-name="ce3">
            <text:p>0.5028</text:p>
          </table:table-cell>
          <table:table-cell office:value-type="float" office:value="0.66676000000000002" table:style-name="ce3">
            <text:p>0.66676</text:p>
          </table:table-cell>
          <table:table-cell office:value-type="float" office:value="1.58002" table:style-name="ce3">
            <text:p>1.58002</text:p>
          </table:table-cell>
          <table:table-cell office:value-type="float" office:value="1.8269899999999999" table:style-name="ce3">
            <text:p>1.82699</text:p>
          </table:table-cell>
          <table:table-cell office:value-type="float" office:value="-0.16395999999999999" table:formula="of:=[.B373]-[.C373]" table:style-name="ce3">
            <text:p>-0.16396</text:p>
          </table:table-cell>
          <table:table-cell office:value-type="float" office:value="-0.24696999999999991" table:formula="of:=[.D373]-[.E373]" table:style-name="ce3">
            <text:p>-0.24697</text:p>
          </table:table-cell>
          <table:table-cell office:value-type="float" office:value="8.3009999999999917E-2" table:formula="of:=[.F373]-[.G373]" table:style-name="ce3">
            <text:p>0.08301</text:p>
          </table:table-cell>
          <table:table-cell table:number-columns-repeated="16376"/>
        </table:table-row>
        <table:table-row table:style-name="ro1">
          <table:table-cell office:value-type="float" office:value="18.600000000000001" table:style-name="ce3">
            <text:p>18.6</text:p>
          </table:table-cell>
          <table:table-cell office:value-type="float" office:value="0.50197999999999998" table:style-name="ce3">
            <text:p>0.50198</text:p>
          </table:table-cell>
          <table:table-cell office:value-type="float" office:value="0.66405000000000003" table:style-name="ce3">
            <text:p>0.66405</text:p>
          </table:table-cell>
          <table:table-cell office:value-type="float" office:value="1.5697700000000001" table:style-name="ce3">
            <text:p>1.56977</text:p>
          </table:table-cell>
          <table:table-cell office:value-type="float" office:value="1.81793" table:style-name="ce3">
            <text:p>1.81793</text:p>
          </table:table-cell>
          <table:table-cell office:value-type="float" office:value="-0.16207000000000005" table:formula="of:=[.B374]-[.C374]" table:style-name="ce3">
            <text:p>-0.16207</text:p>
          </table:table-cell>
          <table:table-cell office:value-type="float" office:value="-0.24815999999999994" table:formula="of:=[.D374]-[.E374]" table:style-name="ce3">
            <text:p>-0.24816</text:p>
          </table:table-cell>
          <table:table-cell office:value-type="float" office:value="8.6089999999999889E-2" table:formula="of:=[.F374]-[.G374]" table:style-name="ce3">
            <text:p>0.08609</text:p>
          </table:table-cell>
          <table:table-cell table:number-columns-repeated="16376"/>
        </table:table-row>
        <table:table-row table:style-name="ro1">
          <table:table-cell office:value-type="float" office:value="18.649999999999999" table:style-name="ce3">
            <text:p>18.65</text:p>
          </table:table-cell>
          <table:table-cell office:value-type="float" office:value="0.50073999999999996" table:style-name="ce3">
            <text:p>0.50074</text:p>
          </table:table-cell>
          <table:table-cell office:value-type="float" office:value="0.66281999999999996" table:style-name="ce3">
            <text:p>0.66282</text:p>
          </table:table-cell>
          <table:table-cell office:value-type="float" office:value="1.5661799999999999" table:style-name="ce3">
            <text:p>1.56618</text:p>
          </table:table-cell>
          <table:table-cell office:value-type="float" office:value="1.8084" table:style-name="ce3">
            <text:p>1.8084</text:p>
          </table:table-cell>
          <table:table-cell office:value-type="float" office:value="-0.16208" table:formula="of:=[.B375]-[.C375]" table:style-name="ce3">
            <text:p>-0.16208</text:p>
          </table:table-cell>
          <table:table-cell office:value-type="float" office:value="-0.2422200000000001" table:formula="of:=[.D375]-[.E375]" table:style-name="ce3">
            <text:p>-0.24222</text:p>
          </table:table-cell>
          <table:table-cell office:value-type="float" office:value="8.01400000000001E-2" table:formula="of:=[.F375]-[.G375]" table:style-name="ce3">
            <text:p>0.08014</text:p>
          </table:table-cell>
          <table:table-cell table:number-columns-repeated="16376"/>
        </table:table-row>
        <table:table-row table:style-name="ro1">
          <table:table-cell office:value-type="float" office:value="18.7" table:style-name="ce3">
            <text:p>18.7</text:p>
          </table:table-cell>
          <table:table-cell office:value-type="float" office:value="0.50290999999999997" table:style-name="ce3">
            <text:p>0.50291</text:p>
          </table:table-cell>
          <table:table-cell office:value-type="float" office:value="0.66229000000000005" table:style-name="ce3">
            <text:p>0.66229</text:p>
          </table:table-cell>
          <table:table-cell office:value-type="float" office:value="1.55843" table:style-name="ce3">
            <text:p>1.55843</text:p>
          </table:table-cell>
          <table:table-cell office:value-type="float" office:value="1.80104" table:style-name="ce3">
            <text:p>1.80104</text:p>
          </table:table-cell>
          <table:table-cell office:value-type="float" office:value="-0.15938000000000008" table:formula="of:=[.B376]-[.C376]" table:style-name="ce3">
            <text:p>-0.15938</text:p>
          </table:table-cell>
          <table:table-cell office:value-type="float" office:value="-0.24260999999999999" table:formula="of:=[.D376]-[.E376]" table:style-name="ce3">
            <text:p>-0.24261</text:p>
          </table:table-cell>
          <table:table-cell office:value-type="float" office:value="8.3229999999999915E-2" table:formula="of:=[.F376]-[.G376]" table:style-name="ce3">
            <text:p>0.08323</text:p>
          </table:table-cell>
          <table:table-cell table:number-columns-repeated="16376"/>
        </table:table-row>
        <table:table-row table:style-name="ro1">
          <table:table-cell office:value-type="float" office:value="18.75" table:style-name="ce3">
            <text:p>18.75</text:p>
          </table:table-cell>
          <table:table-cell office:value-type="float" office:value="0.50149999999999995" table:style-name="ce3">
            <text:p>0.5015</text:p>
          </table:table-cell>
          <table:table-cell office:value-type="float" office:value="0.66191999999999995" table:style-name="ce3">
            <text:p>0.66192</text:p>
          </table:table-cell>
          <table:table-cell office:value-type="float" office:value="1.5523" table:style-name="ce3">
            <text:p>1.5523</text:p>
          </table:table-cell>
          <table:table-cell office:value-type="float" office:value="1.79257" table:style-name="ce3">
            <text:p>1.79257</text:p>
          </table:table-cell>
          <table:table-cell office:value-type="float" office:value="-0.16042000000000001" table:formula="of:=[.B377]-[.C377]" table:style-name="ce3">
            <text:p>-0.16042</text:p>
          </table:table-cell>
          <table:table-cell office:value-type="float" office:value="-0.24026999999999998" table:formula="of:=[.D377]-[.E377]" table:style-name="ce3">
            <text:p>-0.24027</text:p>
          </table:table-cell>
          <table:table-cell office:value-type="float" office:value="7.9849999999999977E-2" table:formula="of:=[.F377]-[.G377]" table:style-name="ce3">
            <text:p>0.07985</text:p>
          </table:table-cell>
          <table:table-cell table:number-columns-repeated="16376"/>
        </table:table-row>
        <table:table-row table:style-name="ro1">
          <table:table-cell office:value-type="float" office:value="18.8" table:style-name="ce3">
            <text:p>18.8</text:p>
          </table:table-cell>
          <table:table-cell office:value-type="float" office:value="0.50285999999999997" table:style-name="ce3">
            <text:p>0.50286</text:p>
          </table:table-cell>
          <table:table-cell office:value-type="float" office:value="0.65851000000000004" table:style-name="ce3">
            <text:p>0.65851</text:p>
          </table:table-cell>
          <table:table-cell office:value-type="float" office:value="1.5446500000000001" table:style-name="ce3">
            <text:p>1.54465</text:p>
          </table:table-cell>
          <table:table-cell office:value-type="float" office:value="1.7815099999999999" table:style-name="ce3">
            <text:p>1.78151</text:p>
          </table:table-cell>
          <table:table-cell office:value-type="float" office:value="-0.15565000000000007" table:formula="of:=[.B378]-[.C378]" table:style-name="ce3">
            <text:p>-0.15565</text:p>
          </table:table-cell>
          <table:table-cell office:value-type="float" office:value="-0.23685999999999985" table:formula="of:=[.D378]-[.E378]" table:style-name="ce3">
            <text:p>-0.23686</text:p>
          </table:table-cell>
          <table:table-cell office:value-type="float" office:value="8.1209999999999782E-2" table:formula="of:=[.F378]-[.G378]" table:style-name="ce3">
            <text:p>0.08121</text:p>
          </table:table-cell>
          <table:table-cell table:number-columns-repeated="16376"/>
        </table:table-row>
        <table:table-row table:style-name="ro1">
          <table:table-cell office:value-type="float" office:value="18.850000000000001" table:style-name="ce3">
            <text:p>18.85</text:p>
          </table:table-cell>
          <table:table-cell office:value-type="float" office:value="0.50182000000000004" table:style-name="ce3">
            <text:p>0.50182</text:p>
          </table:table-cell>
          <table:table-cell office:value-type="float" office:value="0.65769999999999995" table:style-name="ce3">
            <text:p>0.6577</text:p>
          </table:table-cell>
          <table:table-cell office:value-type="float" office:value="1.53867" table:style-name="ce3">
            <text:p>1.53867</text:p>
          </table:table-cell>
          <table:table-cell office:value-type="float" office:value="1.77942" table:style-name="ce3">
            <text:p>1.77942</text:p>
          </table:table-cell>
          <table:table-cell office:value-type="float" office:value="-0.15587999999999991" table:formula="of:=[.B379]-[.C379]" table:style-name="ce3">
            <text:p>-0.15588</text:p>
          </table:table-cell>
          <table:table-cell office:value-type="float" office:value="-0.24075000000000002" table:formula="of:=[.D379]-[.E379]" table:style-name="ce3">
            <text:p>-0.24075</text:p>
          </table:table-cell>
          <table:table-cell office:value-type="float" office:value="8.4870000000000112E-2" table:formula="of:=[.F379]-[.G379]" table:style-name="ce3">
            <text:p>0.08487</text:p>
          </table:table-cell>
          <table:table-cell table:number-columns-repeated="16376"/>
        </table:table-row>
        <table:table-row table:style-name="ro1">
          <table:table-cell office:value-type="float" office:value="18.899999999999999" table:style-name="ce3">
            <text:p>18.9</text:p>
          </table:table-cell>
          <table:table-cell office:value-type="float" office:value="0.50060000000000004" table:style-name="ce3">
            <text:p>0.5006</text:p>
          </table:table-cell>
          <table:table-cell office:value-type="float" office:value="0.65595000000000003" table:style-name="ce3">
            <text:p>0.65595</text:p>
          </table:table-cell>
          <table:table-cell office:value-type="float" office:value="1.5288900000000001" table:style-name="ce3">
            <text:p>1.52889</text:p>
          </table:table-cell>
          <table:table-cell office:value-type="float" office:value="1.76769" table:style-name="ce3">
            <text:p>1.76769</text:p>
          </table:table-cell>
          <table:table-cell office:value-type="float" office:value="-0.15534999999999999" table:formula="of:=[.B380]-[.C380]" table:style-name="ce3">
            <text:p>-0.15535</text:p>
          </table:table-cell>
          <table:table-cell office:value-type="float" office:value="-0.2387999999999999" table:formula="of:=[.D380]-[.E380]" table:style-name="ce3">
            <text:p>-0.2388</text:p>
          </table:table-cell>
          <table:table-cell office:value-type="float" office:value="8.3449999999999913E-2" table:formula="of:=[.F380]-[.G380]" table:style-name="ce3">
            <text:p>0.08345</text:p>
          </table:table-cell>
          <table:table-cell table:number-columns-repeated="16376"/>
        </table:table-row>
        <table:table-row table:style-name="ro1">
          <table:table-cell office:value-type="float" office:value="18.95" table:style-name="ce3">
            <text:p>18.95</text:p>
          </table:table-cell>
          <table:table-cell office:value-type="float" office:value="0.49808999999999998" table:style-name="ce3">
            <text:p>0.49809</text:p>
          </table:table-cell>
          <table:table-cell office:value-type="float" office:value="0.65256000000000003" table:style-name="ce3">
            <text:p>0.65256</text:p>
          </table:table-cell>
          <table:table-cell office:value-type="float" office:value="1.5168200000000001" table:style-name="ce3">
            <text:p>1.51682</text:p>
          </table:table-cell>
          <table:table-cell office:value-type="float" office:value="1.7563599999999999" table:style-name="ce3">
            <text:p>1.75636</text:p>
          </table:table-cell>
          <table:table-cell office:value-type="float" office:value="-0.15447000000000005" table:formula="of:=[.B381]-[.C381]" table:style-name="ce3">
            <text:p>-0.15447</text:p>
          </table:table-cell>
          <table:table-cell office:value-type="float" office:value="-0.23953999999999986" table:formula="of:=[.D381]-[.E381]" table:style-name="ce3">
            <text:p>-0.23954</text:p>
          </table:table-cell>
          <table:table-cell office:value-type="float" office:value="8.5069999999999812E-2" table:formula="of:=[.F381]-[.G381]" table:style-name="ce3">
            <text:p>0.08507</text:p>
          </table:table-cell>
          <table:table-cell table:number-columns-repeated="16376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.49814999999999998" table:style-name="ce3">
            <text:p>0.49815</text:p>
          </table:table-cell>
          <table:table-cell office:value-type="float" office:value="0.64988999999999997" table:style-name="ce3">
            <text:p>0.64989</text:p>
          </table:table-cell>
          <table:table-cell office:value-type="float" office:value="1.51013" table:style-name="ce3">
            <text:p>1.51013</text:p>
          </table:table-cell>
          <table:table-cell office:value-type="float" office:value="1.7434400000000001" table:style-name="ce3">
            <text:p>1.74344</text:p>
          </table:table-cell>
          <table:table-cell office:value-type="float" office:value="-0.15173999999999999" table:formula="of:=[.B382]-[.C382]" table:style-name="ce3">
            <text:p>-0.15174</text:p>
          </table:table-cell>
          <table:table-cell office:value-type="float" office:value="-0.23331000000000013" table:formula="of:=[.D382]-[.E382]" table:style-name="ce3">
            <text:p>-0.23331</text:p>
          </table:table-cell>
          <table:table-cell office:value-type="float" office:value="8.1570000000000142E-2" table:formula="of:=[.F382]-[.G382]" table:style-name="ce3">
            <text:p>0.08157</text:p>
          </table:table-cell>
          <table:table-cell table:number-columns-repeated="16376"/>
        </table:table-row>
        <table:table-row table:style-name="ro1">
          <table:table-cell office:value-type="float" office:value="19.05" table:style-name="ce3">
            <text:p>19.05</text:p>
          </table:table-cell>
          <table:table-cell office:value-type="float" office:value="0.49961" table:style-name="ce3">
            <text:p>0.49961</text:p>
          </table:table-cell>
          <table:table-cell office:value-type="float" office:value="0.65108999999999995" table:style-name="ce3">
            <text:p>0.65109</text:p>
          </table:table-cell>
          <table:table-cell office:value-type="float" office:value="1.5056700000000001" table:style-name="ce3">
            <text:p>1.50567</text:p>
          </table:table-cell>
          <table:table-cell office:value-type="float" office:value="1.7359899999999999" table:style-name="ce3">
            <text:p>1.73599</text:p>
          </table:table-cell>
          <table:table-cell office:value-type="float" office:value="-0.15147999999999995" table:formula="of:=[.B383]-[.C383]" table:style-name="ce3">
            <text:p>-0.15148</text:p>
          </table:table-cell>
          <table:table-cell office:value-type="float" office:value="-0.23031999999999986" table:formula="of:=[.D383]-[.E383]" table:style-name="ce3">
            <text:p>-0.23032</text:p>
          </table:table-cell>
          <table:table-cell office:value-type="float" office:value="7.883999999999991E-2" table:formula="of:=[.F383]-[.G383]" table:style-name="ce3">
            <text:p>0.07884</text:p>
          </table:table-cell>
          <table:table-cell table:number-columns-repeated="16376"/>
        </table:table-row>
        <table:table-row table:style-name="ro1">
          <table:table-cell office:value-type="float" office:value="19.100000000000001" table:style-name="ce3">
            <text:p>19.1</text:p>
          </table:table-cell>
          <table:table-cell office:value-type="float" office:value="0.49952000000000002" table:style-name="ce3">
            <text:p>0.49952</text:p>
          </table:table-cell>
          <table:table-cell office:value-type="float" office:value="0.64471000000000001" table:style-name="ce3">
            <text:p>0.64471</text:p>
          </table:table-cell>
          <table:table-cell office:value-type="float" office:value="1.4967200000000001" table:style-name="ce3">
            <text:p>1.49672</text:p>
          </table:table-cell>
          <table:table-cell office:value-type="float" office:value="1.7274" table:style-name="ce3">
            <text:p>1.7274</text:p>
          </table:table-cell>
          <table:table-cell office:value-type="float" office:value="-0.14518999999999999" table:formula="of:=[.B384]-[.C384]" table:style-name="ce3">
            <text:p>-0.14519</text:p>
          </table:table-cell>
          <table:table-cell office:value-type="float" office:value="-0.23068" table:formula="of:=[.D384]-[.E384]" table:style-name="ce3">
            <text:p>-0.23068</text:p>
          </table:table-cell>
          <table:table-cell office:value-type="float" office:value="8.549000000000001E-2" table:formula="of:=[.F384]-[.G384]" table:style-name="ce3">
            <text:p>0.08549</text:p>
          </table:table-cell>
          <table:table-cell table:number-columns-repeated="16376"/>
        </table:table-row>
        <table:table-row table:style-name="ro1">
          <table:table-cell office:value-type="float" office:value="19.149999999999999" table:style-name="ce3">
            <text:p>19.15</text:p>
          </table:table-cell>
          <table:table-cell office:value-type="float" office:value="0.49525000000000002" table:style-name="ce3">
            <text:p>0.49525</text:p>
          </table:table-cell>
          <table:table-cell office:value-type="float" office:value="0.64844000000000002" table:style-name="ce3">
            <text:p>0.64844</text:p>
          </table:table-cell>
          <table:table-cell office:value-type="float" office:value="1.48986" table:style-name="ce3">
            <text:p>1.48986</text:p>
          </table:table-cell>
          <table:table-cell office:value-type="float" office:value="1.7200299999999999" table:style-name="ce3">
            <text:p>1.72003</text:p>
          </table:table-cell>
          <table:table-cell office:value-type="float" office:value="-0.15318999999999999" table:formula="of:=[.B385]-[.C385]" table:style-name="ce3">
            <text:p>-0.15319</text:p>
          </table:table-cell>
          <table:table-cell office:value-type="float" office:value="-0.23016999999999999" table:formula="of:=[.D385]-[.E385]" table:style-name="ce3">
            <text:p>-0.23017</text:p>
          </table:table-cell>
          <table:table-cell office:value-type="float" office:value="7.6979999999999993E-2" table:formula="of:=[.F385]-[.G385]" table:style-name="ce3">
            <text:p>0.07698</text:p>
          </table:table-cell>
          <table:table-cell table:number-columns-repeated="16376"/>
        </table:table-row>
        <table:table-row table:style-name="ro1">
          <table:table-cell office:value-type="float" office:value="19.2" table:style-name="ce3">
            <text:p>19.2</text:p>
          </table:table-cell>
          <table:table-cell office:value-type="float" office:value="0.49545" table:style-name="ce3">
            <text:p>0.49545</text:p>
          </table:table-cell>
          <table:table-cell office:value-type="float" office:value="0.64273999999999998" table:style-name="ce3">
            <text:p>0.64274</text:p>
          </table:table-cell>
          <table:table-cell office:value-type="float" office:value="1.47898" table:style-name="ce3">
            <text:p>1.47898</text:p>
          </table:table-cell>
          <table:table-cell office:value-type="float" office:value="1.7097100000000001" table:style-name="ce3">
            <text:p>1.70971</text:p>
          </table:table-cell>
          <table:table-cell office:value-type="float" office:value="-0.14728999999999998" table:formula="of:=[.B386]-[.C386]" table:style-name="ce3">
            <text:p>-0.14729</text:p>
          </table:table-cell>
          <table:table-cell office:value-type="float" office:value="-0.2307300000000001" table:formula="of:=[.D386]-[.E386]" table:style-name="ce3">
            <text:p>-0.23073</text:p>
          </table:table-cell>
          <table:table-cell office:value-type="float" office:value="8.3440000000000125E-2" table:formula="of:=[.F386]-[.G386]" table:style-name="ce3">
            <text:p>0.08344</text:p>
          </table:table-cell>
          <table:table-cell table:number-columns-repeated="16376"/>
        </table:table-row>
        <table:table-row table:style-name="ro1">
          <table:table-cell office:value-type="float" office:value="19.25" table:style-name="ce3">
            <text:p>19.25</text:p>
          </table:table-cell>
          <table:table-cell office:value-type="float" office:value="0.49359999999999998" table:style-name="ce3">
            <text:p>0.4936</text:p>
          </table:table-cell>
          <table:table-cell office:value-type="float" office:value="0.63997999999999999" table:style-name="ce3">
            <text:p>0.63998</text:p>
          </table:table-cell>
          <table:table-cell office:value-type="float" office:value="1.4657500000000001" table:style-name="ce3">
            <text:p>1.46575</text:p>
          </table:table-cell>
          <table:table-cell office:value-type="float" office:value="1.6965699999999999" table:style-name="ce3">
            <text:p>1.69657</text:p>
          </table:table-cell>
          <table:table-cell office:value-type="float" office:value="-0.14638000000000001" table:formula="of:=[.B387]-[.C387]" table:style-name="ce3">
            <text:p>-0.14638</text:p>
          </table:table-cell>
          <table:table-cell office:value-type="float" office:value="-0.2308199999999998" table:formula="of:=[.D387]-[.E387]" table:style-name="ce3">
            <text:p>-0.23082</text:p>
          </table:table-cell>
          <table:table-cell office:value-type="float" office:value="8.4439999999999793E-2" table:formula="of:=[.F387]-[.G387]" table:style-name="ce3">
            <text:p>0.08444</text:p>
          </table:table-cell>
          <table:table-cell table:number-columns-repeated="16376"/>
        </table:table-row>
        <table:table-row table:style-name="ro1">
          <table:table-cell office:value-type="float" office:value="19.3" table:style-name="ce3">
            <text:p>19.3</text:p>
          </table:table-cell>
          <table:table-cell office:value-type="float" office:value="0.49675999999999998" table:style-name="ce3">
            <text:p>0.49676</text:p>
          </table:table-cell>
          <table:table-cell office:value-type="float" office:value="0.63895999999999997" table:style-name="ce3">
            <text:p>0.63896</text:p>
          </table:table-cell>
          <table:table-cell office:value-type="float" office:value="1.4618100000000001" table:style-name="ce3">
            <text:p>1.46181</text:p>
          </table:table-cell>
          <table:table-cell office:value-type="float" office:value="1.69296" table:style-name="ce3">
            <text:p>1.69296</text:p>
          </table:table-cell>
          <table:table-cell office:value-type="float" office:value="-0.14219999999999999" table:formula="of:=[.B388]-[.C388]" table:style-name="ce3">
            <text:p>-0.1422</text:p>
          </table:table-cell>
          <table:table-cell office:value-type="float" office:value="-0.23114999999999997" table:formula="of:=[.D388]-[.E388]" table:style-name="ce3">
            <text:p>-0.23115</text:p>
          </table:table-cell>
          <table:table-cell office:value-type="float" office:value="8.8949999999999974E-2" table:formula="of:=[.F388]-[.G388]" table:style-name="ce3">
            <text:p>0.08895</text:p>
          </table:table-cell>
          <table:table-cell table:number-columns-repeated="16376"/>
        </table:table-row>
        <table:table-row table:style-name="ro1">
          <table:table-cell office:value-type="float" office:value="19.350000000000001" table:style-name="ce3">
            <text:p>19.35</text:p>
          </table:table-cell>
          <table:table-cell office:value-type="float" office:value="0.49436999999999998" table:style-name="ce3">
            <text:p>0.49437</text:p>
          </table:table-cell>
          <table:table-cell office:value-type="float" office:value="0.64051999999999998" table:style-name="ce3">
            <text:p>0.64052</text:p>
          </table:table-cell>
          <table:table-cell office:value-type="float" office:value="1.4604299999999999" table:style-name="ce3">
            <text:p>1.46043</text:p>
          </table:table-cell>
          <table:table-cell office:value-type="float" office:value="1.6855100000000001" table:style-name="ce3">
            <text:p>1.68551</text:p>
          </table:table-cell>
          <table:table-cell office:value-type="float" office:value="-0.14615" table:formula="of:=[.B389]-[.C389]" table:style-name="ce3">
            <text:p>-0.14615</text:p>
          </table:table-cell>
          <table:table-cell office:value-type="float" office:value="-0.22508000000000017" table:formula="of:=[.D389]-[.E389]" table:style-name="ce3">
            <text:p>-0.22508</text:p>
          </table:table-cell>
          <table:table-cell office:value-type="float" office:value="7.8930000000000167E-2" table:formula="of:=[.F389]-[.G389]" table:style-name="ce3">
            <text:p>0.07893</text:p>
          </table:table-cell>
          <table:table-cell table:number-columns-repeated="16376"/>
        </table:table-row>
        <table:table-row table:style-name="ro1">
          <table:table-cell office:value-type="float" office:value="19.399999999999999" table:style-name="ce3">
            <text:p>19.4</text:p>
          </table:table-cell>
          <table:table-cell office:value-type="float" office:value="0.49297000000000002" table:style-name="ce3">
            <text:p>0.49297</text:p>
          </table:table-cell>
          <table:table-cell office:value-type="float" office:value="0.63585000000000003" table:style-name="ce3">
            <text:p>0.63585</text:p>
          </table:table-cell>
          <table:table-cell office:value-type="float" office:value="1.4462999999999999" table:style-name="ce3">
            <text:p>1.4463</text:p>
          </table:table-cell>
          <table:table-cell office:value-type="float" office:value="1.6752400000000001" table:style-name="ce3">
            <text:p>1.67524</text:p>
          </table:table-cell>
          <table:table-cell office:value-type="float" office:value="-0.14288000000000001" table:formula="of:=[.B390]-[.C390]" table:style-name="ce3">
            <text:p>-0.14288</text:p>
          </table:table-cell>
          <table:table-cell office:value-type="float" office:value="-0.22894000000000014" table:formula="of:=[.D390]-[.E390]" table:style-name="ce3">
            <text:p>-0.22894</text:p>
          </table:table-cell>
          <table:table-cell office:value-type="float" office:value="8.6060000000000136E-2" table:formula="of:=[.F390]-[.G390]" table:style-name="ce3">
            <text:p>0.08606</text:p>
          </table:table-cell>
          <table:table-cell table:number-columns-repeated="16376"/>
        </table:table-row>
        <table:table-row table:style-name="ro1">
          <table:table-cell office:value-type="float" office:value="19.45" table:style-name="ce3">
            <text:p>19.45</text:p>
          </table:table-cell>
          <table:table-cell office:value-type="float" office:value="0.49363000000000001" table:style-name="ce3">
            <text:p>0.49363</text:p>
          </table:table-cell>
          <table:table-cell office:value-type="float" office:value="0.63643000000000005" table:style-name="ce3">
            <text:p>0.63643</text:p>
          </table:table-cell>
          <table:table-cell office:value-type="float" office:value="1.4433100000000001" table:style-name="ce3">
            <text:p>1.44331</text:p>
          </table:table-cell>
          <table:table-cell office:value-type="float" office:value="1.6677299999999999" table:style-name="ce3">
            <text:p>1.66773</text:p>
          </table:table-cell>
          <table:table-cell office:value-type="float" office:value="-0.14280000000000004" table:formula="of:=[.B391]-[.C391]" table:style-name="ce3">
            <text:p>-0.1428</text:p>
          </table:table-cell>
          <table:table-cell office:value-type="float" office:value="-0.22441999999999984" table:formula="of:=[.D391]-[.E391]" table:style-name="ce3">
            <text:p>-0.22442</text:p>
          </table:table-cell>
          <table:table-cell office:value-type="float" office:value="8.1619999999999804E-2" table:formula="of:=[.F391]-[.G391]" table:style-name="ce3">
            <text:p>0.08162</text:p>
          </table:table-cell>
          <table:table-cell table:number-columns-repeated="16376"/>
        </table:table-row>
        <table:table-row table:style-name="ro1">
          <table:table-cell office:value-type="float" office:value="19.5" table:style-name="ce3">
            <text:p>19.5</text:p>
          </table:table-cell>
          <table:table-cell office:value-type="float" office:value="0.49414999999999998" table:style-name="ce3">
            <text:p>0.49415</text:p>
          </table:table-cell>
          <table:table-cell office:value-type="float" office:value="0.63392000000000004" table:style-name="ce3">
            <text:p>0.63392</text:p>
          </table:table-cell>
          <table:table-cell office:value-type="float" office:value="1.43665" table:style-name="ce3">
            <text:p>1.43665</text:p>
          </table:table-cell>
          <table:table-cell office:value-type="float" office:value="1.6602399999999999" table:style-name="ce3">
            <text:p>1.66024</text:p>
          </table:table-cell>
          <table:table-cell office:value-type="float" office:value="-0.13977000000000006" table:formula="of:=[.B392]-[.C392]" table:style-name="ce3">
            <text:p>-0.13977</text:p>
          </table:table-cell>
          <table:table-cell office:value-type="float" office:value="-0.22358999999999996" table:formula="of:=[.D392]-[.E392]" table:style-name="ce3">
            <text:p>-0.22359</text:p>
          </table:table-cell>
          <table:table-cell office:value-type="float" office:value="8.3819999999999895E-2" table:formula="of:=[.F392]-[.G392]" table:style-name="ce3">
            <text:p>0.08382</text:p>
          </table:table-cell>
          <table:table-cell table:number-columns-repeated="16376"/>
        </table:table-row>
        <table:table-row table:style-name="ro1">
          <table:table-cell office:value-type="float" office:value="19.55" table:style-name="ce3">
            <text:p>19.55</text:p>
          </table:table-cell>
          <table:table-cell office:value-type="float" office:value="0.49343999999999999" table:style-name="ce3">
            <text:p>0.49344</text:p>
          </table:table-cell>
          <table:table-cell office:value-type="float" office:value="0.63254999999999995" table:style-name="ce3">
            <text:p>0.63255</text:p>
          </table:table-cell>
          <table:table-cell office:value-type="float" office:value="1.42465" table:style-name="ce3">
            <text:p>1.42465</text:p>
          </table:table-cell>
          <table:table-cell office:value-type="float" office:value="1.6499200000000001" table:style-name="ce3">
            <text:p>1.64992</text:p>
          </table:table-cell>
          <table:table-cell office:value-type="float" office:value="-0.13910999999999996" table:formula="of:=[.B393]-[.C393]" table:style-name="ce3">
            <text:p>-0.13911</text:p>
          </table:table-cell>
          <table:table-cell office:value-type="float" office:value="-0.22527000000000008" table:formula="of:=[.D393]-[.E393]" table:style-name="ce3">
            <text:p>-0.22527</text:p>
          </table:table-cell>
          <table:table-cell office:value-type="float" office:value="8.6160000000000125E-2" table:formula="of:=[.F393]-[.G393]" table:style-name="ce3">
            <text:p>0.08616</text:p>
          </table:table-cell>
          <table:table-cell table:number-columns-repeated="16376"/>
        </table:table-row>
        <table:table-row table:style-name="ro1">
          <table:table-cell office:value-type="float" office:value="19.600000000000001" table:style-name="ce3">
            <text:p>19.6</text:p>
          </table:table-cell>
          <table:table-cell office:value-type="float" office:value="0.49247999999999997" table:style-name="ce3">
            <text:p>0.49248</text:p>
          </table:table-cell>
          <table:table-cell office:value-type="float" office:value="0.63183" table:style-name="ce3">
            <text:p>0.63183</text:p>
          </table:table-cell>
          <table:table-cell office:value-type="float" office:value="1.41788" table:style-name="ce3">
            <text:p>1.41788</text:p>
          </table:table-cell>
          <table:table-cell office:value-type="float" office:value="1.63958" table:style-name="ce3">
            <text:p>1.63958</text:p>
          </table:table-cell>
          <table:table-cell office:value-type="float" office:value="-0.13935000000000003" table:formula="of:=[.B394]-[.C394]" table:style-name="ce3">
            <text:p>-0.13935</text:p>
          </table:table-cell>
          <table:table-cell office:value-type="float" office:value="-0.22170000000000001" table:formula="of:=[.D394]-[.E394]" table:style-name="ce3">
            <text:p>-0.2217</text:p>
          </table:table-cell>
          <table:table-cell office:value-type="float" office:value="8.2349999999999979E-2" table:formula="of:=[.F394]-[.G394]" table:style-name="ce3">
            <text:p>0.08235</text:p>
          </table:table-cell>
          <table:table-cell table:number-columns-repeated="16376"/>
        </table:table-row>
        <table:table-row table:style-name="ro1">
          <table:table-cell office:value-type="float" office:value="19.649999999999999" table:style-name="ce3">
            <text:p>19.65</text:p>
          </table:table-cell>
          <table:table-cell office:value-type="float" office:value="0.48952000000000001" table:style-name="ce3">
            <text:p>0.48952</text:p>
          </table:table-cell>
          <table:table-cell office:value-type="float" office:value="0.62968000000000002" table:style-name="ce3">
            <text:p>0.62968</text:p>
          </table:table-cell>
          <table:table-cell office:value-type="float" office:value="1.4084399999999999" table:style-name="ce3">
            <text:p>1.40844</text:p>
          </table:table-cell>
          <table:table-cell office:value-type="float" office:value="1.6309199999999999" table:style-name="ce3">
            <text:p>1.63092</text:p>
          </table:table-cell>
          <table:table-cell office:value-type="float" office:value="-0.14016000000000001" table:formula="of:=[.B395]-[.C395]" table:style-name="ce3">
            <text:p>-0.14016</text:p>
          </table:table-cell>
          <table:table-cell office:value-type="float" office:value="-0.22248000000000001" table:formula="of:=[.D395]-[.E395]" table:style-name="ce3">
            <text:p>-0.22248</text:p>
          </table:table-cell>
          <table:table-cell office:value-type="float" office:value="8.2320000000000004E-2" table:formula="of:=[.F395]-[.G395]" table:style-name="ce3">
            <text:p>0.08232</text:p>
          </table:table-cell>
          <table:table-cell table:number-columns-repeated="16376"/>
        </table:table-row>
        <table:table-row table:style-name="ro1">
          <table:table-cell office:value-type="float" office:value="19.7" table:style-name="ce3">
            <text:p>19.7</text:p>
          </table:table-cell>
          <table:table-cell office:value-type="float" office:value="0.49070999999999998" table:style-name="ce3">
            <text:p>0.49071</text:p>
          </table:table-cell>
          <table:table-cell office:value-type="float" office:value="0.62656999999999996" table:style-name="ce3">
            <text:p>0.62657</text:p>
          </table:table-cell>
          <table:table-cell office:value-type="float" office:value="1.4047700000000001" table:style-name="ce3">
            <text:p>1.40477</text:p>
          </table:table-cell>
          <table:table-cell office:value-type="float" office:value="1.6265000000000001" table:style-name="ce3">
            <text:p>1.6265</text:p>
          </table:table-cell>
          <table:table-cell office:value-type="float" office:value="-0.13585999999999998" table:formula="of:=[.B396]-[.C396]" table:style-name="ce3">
            <text:p>-0.13586</text:p>
          </table:table-cell>
          <table:table-cell office:value-type="float" office:value="-0.22172999999999998" table:formula="of:=[.D396]-[.E396]" table:style-name="ce3">
            <text:p>-0.22173</text:p>
          </table:table-cell>
          <table:table-cell office:value-type="float" office:value="8.5870000000000002E-2" table:formula="of:=[.F396]-[.G396]" table:style-name="ce3">
            <text:p>0.08587</text:p>
          </table:table-cell>
          <table:table-cell table:number-columns-repeated="16376"/>
        </table:table-row>
        <table:table-row table:style-name="ro1">
          <table:table-cell office:value-type="float" office:value="19.75" table:style-name="ce3">
            <text:p>19.75</text:p>
          </table:table-cell>
          <table:table-cell office:value-type="float" office:value="0.48792000000000002" table:style-name="ce3">
            <text:p>0.48792</text:p>
          </table:table-cell>
          <table:table-cell office:value-type="float" office:value="0.62516000000000005" table:style-name="ce3">
            <text:p>0.62516</text:p>
          </table:table-cell>
          <table:table-cell office:value-type="float" office:value="1.39663" table:style-name="ce3">
            <text:p>1.39663</text:p>
          </table:table-cell>
          <table:table-cell office:value-type="float" office:value="1.61405" table:style-name="ce3">
            <text:p>1.61405</text:p>
          </table:table-cell>
          <table:table-cell office:value-type="float" office:value="-0.13724000000000003" table:formula="of:=[.B397]-[.C397]" table:style-name="ce3">
            <text:p>-0.13724</text:p>
          </table:table-cell>
          <table:table-cell office:value-type="float" office:value="-0.21741999999999995" table:formula="of:=[.D397]-[.E397]" table:style-name="ce3">
            <text:p>-0.21742</text:p>
          </table:table-cell>
          <table:table-cell office:value-type="float" office:value="8.0179999999999918E-2" table:formula="of:=[.F397]-[.G397]" table:style-name="ce3">
            <text:p>0.08018</text:p>
          </table:table-cell>
          <table:table-cell table:number-columns-repeated="16376"/>
        </table:table-row>
        <table:table-row table:style-name="ro1">
          <table:table-cell office:value-type="float" office:value="19.8" table:style-name="ce3">
            <text:p>19.8</text:p>
          </table:table-cell>
          <table:table-cell office:value-type="float" office:value="0.48742000000000002" table:style-name="ce3">
            <text:p>0.48742</text:p>
          </table:table-cell>
          <table:table-cell office:value-type="float" office:value="0.62407000000000001" table:style-name="ce3">
            <text:p>0.62407</text:p>
          </table:table-cell>
          <table:table-cell office:value-type="float" office:value="1.38978" table:style-name="ce3">
            <text:p>1.38978</text:p>
          </table:table-cell>
          <table:table-cell office:value-type="float" office:value="1.60819" table:style-name="ce3">
            <text:p>1.60819</text:p>
          </table:table-cell>
          <table:table-cell office:value-type="float" office:value="-0.13664999999999999" table:formula="of:=[.B398]-[.C398]" table:style-name="ce3">
            <text:p>-0.13665</text:p>
          </table:table-cell>
          <table:table-cell office:value-type="float" office:value="-0.21840999999999999" table:formula="of:=[.D398]-[.E398]" table:style-name="ce3">
            <text:p>-0.21841</text:p>
          </table:table-cell>
          <table:table-cell office:value-type="float" office:value="8.1759999999999999E-2" table:formula="of:=[.F398]-[.G398]" table:style-name="ce3">
            <text:p>0.08176</text:p>
          </table:table-cell>
          <table:table-cell table:number-columns-repeated="16376"/>
        </table:table-row>
        <table:table-row table:style-name="ro1">
          <table:table-cell office:value-type="float" office:value="19.850000000000001" table:style-name="ce3">
            <text:p>19.85</text:p>
          </table:table-cell>
          <table:table-cell office:value-type="float" office:value="0.48737000000000003" table:style-name="ce3">
            <text:p>0.48737</text:p>
          </table:table-cell>
          <table:table-cell office:value-type="float" office:value="0.62229000000000001" table:style-name="ce3">
            <text:p>0.62229</text:p>
          </table:table-cell>
          <table:table-cell office:value-type="float" office:value="1.3808800000000001" table:style-name="ce3">
            <text:p>1.38088</text:p>
          </table:table-cell>
          <table:table-cell office:value-type="float" office:value="1.6023700000000001" table:style-name="ce3">
            <text:p>1.60237</text:p>
          </table:table-cell>
          <table:table-cell office:value-type="float" office:value="-0.13491999999999998" table:formula="of:=[.B399]-[.C399]" table:style-name="ce3">
            <text:p>-0.13492</text:p>
          </table:table-cell>
          <table:table-cell office:value-type="float" office:value="-0.22148999999999996" table:formula="of:=[.D399]-[.E399]" table:style-name="ce3">
            <text:p>-0.22149</text:p>
          </table:table-cell>
          <table:table-cell office:value-type="float" office:value="8.656999999999998E-2" table:formula="of:=[.F399]-[.G399]" table:style-name="ce3">
            <text:p>0.08657</text:p>
          </table:table-cell>
          <table:table-cell table:number-columns-repeated="16376"/>
        </table:table-row>
        <table:table-row table:style-name="ro1">
          <table:table-cell office:value-type="float" office:value="19.899999999999999" table:style-name="ce3">
            <text:p>19.9</text:p>
          </table:table-cell>
          <table:table-cell office:value-type="float" office:value="0.48626999999999998" table:style-name="ce3">
            <text:p>0.48627</text:p>
          </table:table-cell>
          <table:table-cell office:value-type="float" office:value="0.62224999999999997" table:style-name="ce3">
            <text:p>0.62225</text:p>
          </table:table-cell>
          <table:table-cell office:value-type="float" office:value="1.3757999999999999" table:style-name="ce3">
            <text:p>1.3758</text:p>
          </table:table-cell>
          <table:table-cell office:value-type="float" office:value="1.5928599999999999" table:style-name="ce3">
            <text:p>1.59286</text:p>
          </table:table-cell>
          <table:table-cell office:value-type="float" office:value="-0.13597999999999999" table:formula="of:=[.B400]-[.C400]" table:style-name="ce3">
            <text:p>-0.13598</text:p>
          </table:table-cell>
          <table:table-cell office:value-type="float" office:value="-0.21706000000000003" table:formula="of:=[.D400]-[.E400]" table:style-name="ce3">
            <text:p>-0.21706</text:p>
          </table:table-cell>
          <table:table-cell office:value-type="float" office:value="8.1080000000000041E-2" table:formula="of:=[.F400]-[.G400]" table:style-name="ce3">
            <text:p>0.08108</text:p>
          </table:table-cell>
          <table:table-cell table:number-columns-repeated="16376"/>
        </table:table-row>
        <table:table-row table:style-name="ro1">
          <table:table-cell office:value-type="float" office:value="19.95" table:style-name="ce3">
            <text:p>19.95</text:p>
          </table:table-cell>
          <table:table-cell office:value-type="float" office:value="0.48703000000000002" table:style-name="ce3">
            <text:p>0.48703</text:p>
          </table:table-cell>
          <table:table-cell office:value-type="float" office:value="0.62114000000000003" table:style-name="ce3">
            <text:p>0.62114</text:p>
          </table:table-cell>
          <table:table-cell office:value-type="float" office:value="1.3682300000000001" table:style-name="ce3">
            <text:p>1.36823</text:p>
          </table:table-cell>
          <table:table-cell office:value-type="float" office:value="1.58464" table:style-name="ce3">
            <text:p>1.58464</text:p>
          </table:table-cell>
          <table:table-cell office:value-type="float" office:value="-0.13411000000000001" table:formula="of:=[.B401]-[.C401]" table:style-name="ce3">
            <text:p>-0.13411</text:p>
          </table:table-cell>
          <table:table-cell office:value-type="float" office:value="-0.21640999999999999" table:formula="of:=[.D401]-[.E401]" table:style-name="ce3">
            <text:p>-0.21641</text:p>
          </table:table-cell>
          <table:table-cell office:value-type="float" office:value="8.2299999999999984E-2" table:formula="of:=[.F401]-[.G401]" table:style-name="ce3">
            <text:p>0.0823</text:p>
          </table:table-cell>
          <table:table-cell table:number-columns-repeated="16376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0.48570999999999998" table:style-name="ce3">
            <text:p>0.48571</text:p>
          </table:table-cell>
          <table:table-cell office:value-type="float" office:value="0.62061999999999995" table:style-name="ce3">
            <text:p>0.62062</text:p>
          </table:table-cell>
          <table:table-cell office:value-type="float" office:value="1.3619399999999999" table:style-name="ce3">
            <text:p>1.36194</text:p>
          </table:table-cell>
          <table:table-cell office:value-type="float" office:value="1.5737300000000001" table:style-name="ce3">
            <text:p>1.57373</text:p>
          </table:table-cell>
          <table:table-cell office:value-type="float" office:value="-0.13490999999999997" table:formula="of:=[.B402]-[.C402]" table:style-name="ce3">
            <text:p>-0.13491</text:p>
          </table:table-cell>
          <table:table-cell office:value-type="float" office:value="-0.21179000000000014" table:formula="of:=[.D402]-[.E402]" table:style-name="ce3">
            <text:p>-0.21179</text:p>
          </table:table-cell>
          <table:table-cell office:value-type="float" office:value="7.688000000000017E-2" table:formula="of:=[.F402]-[.G402]" table:style-name="ce3">
            <text:p>0.07688</text:p>
          </table:table-cell>
          <table:table-cell table:number-columns-repeated="16376"/>
        </table:table-row>
        <table:table-row table:style-name="ro1">
          <table:table-cell office:value-type="float" office:value="20.05" table:style-name="ce3">
            <text:p>20.05</text:p>
          </table:table-cell>
          <table:table-cell office:value-type="float" office:value="0.48576000000000003" table:style-name="ce3">
            <text:p>0.48576</text:p>
          </table:table-cell>
          <table:table-cell office:value-type="float" office:value="0.61812" table:style-name="ce3">
            <text:p>0.61812</text:p>
          </table:table-cell>
          <table:table-cell office:value-type="float" office:value="1.3500700000000001" table:style-name="ce3">
            <text:p>1.35007</text:p>
          </table:table-cell>
          <table:table-cell office:value-type="float" office:value="1.5683" table:style-name="ce3">
            <text:p>1.5683</text:p>
          </table:table-cell>
          <table:table-cell office:value-type="float" office:value="-0.13235999999999998" table:formula="of:=[.B403]-[.C403]" table:style-name="ce3">
            <text:p>-0.13236</text:p>
          </table:table-cell>
          <table:table-cell office:value-type="float" office:value="-0.21822999999999992" table:formula="of:=[.D403]-[.E403]" table:style-name="ce3">
            <text:p>-0.21823</text:p>
          </table:table-cell>
          <table:table-cell office:value-type="float" office:value="8.5869999999999946E-2" table:formula="of:=[.F403]-[.G403]" table:style-name="ce3">
            <text:p>0.08587</text:p>
          </table:table-cell>
          <table:table-cell table:number-columns-repeated="16376"/>
        </table:table-row>
        <table:table-row table:style-name="ro1">
          <table:table-cell office:value-type="float" office:value="20.100000000000001" table:style-name="ce3">
            <text:p>20.1</text:p>
          </table:table-cell>
          <table:table-cell office:value-type="float" office:value="0.48393000000000003" table:style-name="ce3">
            <text:p>0.48393</text:p>
          </table:table-cell>
          <table:table-cell office:value-type="float" office:value="0.61641999999999997" table:style-name="ce3">
            <text:p>0.61642</text:p>
          </table:table-cell>
          <table:table-cell office:value-type="float" office:value="1.3432299999999999" table:style-name="ce3">
            <text:p>1.34323</text:p>
          </table:table-cell>
          <table:table-cell office:value-type="float" office:value="1.56054" table:style-name="ce3">
            <text:p>1.56054</text:p>
          </table:table-cell>
          <table:table-cell office:value-type="float" office:value="-0.13248999999999994" table:formula="of:=[.B404]-[.C404]" table:style-name="ce3">
            <text:p>-0.13249</text:p>
          </table:table-cell>
          <table:table-cell office:value-type="float" office:value="-0.21731000000000011" table:formula="of:=[.D404]-[.E404]" table:style-name="ce3">
            <text:p>-0.21731</text:p>
          </table:table-cell>
          <table:table-cell office:value-type="float" office:value="8.4820000000000173E-2" table:formula="of:=[.F404]-[.G404]" table:style-name="ce3">
            <text:p>0.08482</text:p>
          </table:table-cell>
          <table:table-cell table:number-columns-repeated="16376"/>
        </table:table-row>
        <table:table-row table:style-name="ro1">
          <table:table-cell office:value-type="float" office:value="20.149999999999999" table:style-name="ce3">
            <text:p>20.15</text:p>
          </table:table-cell>
          <table:table-cell office:value-type="float" office:value="0.48424" table:style-name="ce3">
            <text:p>0.48424</text:p>
          </table:table-cell>
          <table:table-cell office:value-type="float" office:value="0.61609000000000003" table:style-name="ce3">
            <text:p>0.61609</text:p>
          </table:table-cell>
          <table:table-cell office:value-type="float" office:value="1.3395999999999999" table:style-name="ce3">
            <text:p>1.3396</text:p>
          </table:table-cell>
          <table:table-cell office:value-type="float" office:value="1.55067" table:style-name="ce3">
            <text:p>1.55067</text:p>
          </table:table-cell>
          <table:table-cell office:value-type="float" office:value="-0.13185000000000002" table:formula="of:=[.B405]-[.C405]" table:style-name="ce3">
            <text:p>-0.13185</text:p>
          </table:table-cell>
          <table:table-cell office:value-type="float" office:value="-0.21107000000000009" table:formula="of:=[.D405]-[.E405]" table:style-name="ce3">
            <text:p>-0.21107</text:p>
          </table:table-cell>
          <table:table-cell office:value-type="float" office:value="7.9220000000000068E-2" table:formula="of:=[.F405]-[.G405]" table:style-name="ce3">
            <text:p>0.07922</text:p>
          </table:table-cell>
          <table:table-cell table:number-columns-repeated="16376"/>
        </table:table-row>
        <table:table-row table:style-name="ro1">
          <table:table-cell office:value-type="float" office:value="20.2" table:style-name="ce3">
            <text:p>20.2</text:p>
          </table:table-cell>
          <table:table-cell office:value-type="float" office:value="0.48377999999999999" table:style-name="ce3">
            <text:p>0.48378</text:p>
          </table:table-cell>
          <table:table-cell office:value-type="float" office:value="0.61528000000000005" table:style-name="ce3">
            <text:p>0.61528</text:p>
          </table:table-cell>
          <table:table-cell office:value-type="float" office:value="1.3301499999999999" table:style-name="ce3">
            <text:p>1.33015</text:p>
          </table:table-cell>
          <table:table-cell office:value-type="float" office:value="1.53867" table:style-name="ce3">
            <text:p>1.53867</text:p>
          </table:table-cell>
          <table:table-cell office:value-type="float" office:value="-0.13150000000000006" table:formula="of:=[.B406]-[.C406]" table:style-name="ce3">
            <text:p>-0.1315</text:p>
          </table:table-cell>
          <table:table-cell office:value-type="float" office:value="-0.20852000000000004" table:formula="of:=[.D406]-[.E406]" table:style-name="ce3">
            <text:p>-0.20852</text:p>
          </table:table-cell>
          <table:table-cell office:value-type="float" office:value="7.7019999999999977E-2" table:formula="of:=[.F406]-[.G406]" table:style-name="ce3">
            <text:p>0.07702</text:p>
          </table:table-cell>
          <table:table-cell table:number-columns-repeated="16376"/>
        </table:table-row>
        <table:table-row table:style-name="ro1">
          <table:table-cell office:value-type="float" office:value="20.25" table:style-name="ce3">
            <text:p>20.25</text:p>
          </table:table-cell>
          <table:table-cell office:value-type="float" office:value="0.48386000000000001" table:style-name="ce3">
            <text:p>0.48386</text:p>
          </table:table-cell>
          <table:table-cell office:value-type="float" office:value="0.61065999999999998" table:style-name="ce3">
            <text:p>0.61066</text:p>
          </table:table-cell>
          <table:table-cell office:value-type="float" office:value="1.32551" table:style-name="ce3">
            <text:p>1.32551</text:p>
          </table:table-cell>
          <table:table-cell office:value-type="float" office:value="1.53589" table:style-name="ce3">
            <text:p>1.53589</text:p>
          </table:table-cell>
          <table:table-cell office:value-type="float" office:value="-0.12679999999999997" table:formula="of:=[.B407]-[.C407]" table:style-name="ce3">
            <text:p>-0.1268</text:p>
          </table:table-cell>
          <table:table-cell office:value-type="float" office:value="-0.21038000000000001" table:formula="of:=[.D407]-[.E407]" table:style-name="ce3">
            <text:p>-0.21038</text:p>
          </table:table-cell>
          <table:table-cell office:value-type="float" office:value="8.3580000000000043E-2" table:formula="of:=[.F407]-[.G407]" table:style-name="ce3">
            <text:p>0.08358</text:p>
          </table:table-cell>
          <table:table-cell table:number-columns-repeated="16376"/>
        </table:table-row>
        <table:table-row table:style-name="ro1">
          <table:table-cell office:value-type="float" office:value="20.3" table:style-name="ce3">
            <text:p>20.3</text:p>
          </table:table-cell>
          <table:table-cell office:value-type="float" office:value="0.48231000000000002" table:style-name="ce3">
            <text:p>0.48231</text:p>
          </table:table-cell>
          <table:table-cell office:value-type="float" office:value="0.60772000000000004" table:style-name="ce3">
            <text:p>0.60772</text:p>
          </table:table-cell>
          <table:table-cell office:value-type="float" office:value="1.31755" table:style-name="ce3">
            <text:p>1.31755</text:p>
          </table:table-cell>
          <table:table-cell office:value-type="float" office:value="1.53138" table:style-name="ce3">
            <text:p>1.53138</text:p>
          </table:table-cell>
          <table:table-cell office:value-type="float" office:value="-0.12541000000000002" table:formula="of:=[.B408]-[.C408]" table:style-name="ce3">
            <text:p>-0.12541</text:p>
          </table:table-cell>
          <table:table-cell office:value-type="float" office:value="-0.21382999999999996" table:formula="of:=[.D408]-[.E408]" table:style-name="ce3">
            <text:p>-0.21383</text:p>
          </table:table-cell>
          <table:table-cell office:value-type="float" office:value="8.8419999999999943E-2" table:formula="of:=[.F408]-[.G408]" table:style-name="ce3">
            <text:p>0.08842</text:p>
          </table:table-cell>
          <table:table-cell table:number-columns-repeated="16376"/>
        </table:table-row>
        <table:table-row table:style-name="ro1">
          <table:table-cell office:value-type="float" office:value="20.350000000000001" table:style-name="ce3">
            <text:p>20.35</text:p>
          </table:table-cell>
          <table:table-cell office:value-type="float" office:value="0.48310999999999998" table:style-name="ce3">
            <text:p>0.48311</text:p>
          </table:table-cell>
          <table:table-cell office:value-type="float" office:value="0.60792999999999997" table:style-name="ce3">
            <text:p>0.60793</text:p>
          </table:table-cell>
          <table:table-cell office:value-type="float" office:value="1.31853" table:style-name="ce3">
            <text:p>1.31853</text:p>
          </table:table-cell>
          <table:table-cell office:value-type="float" office:value="1.5245599999999999" table:style-name="ce3">
            <text:p>1.52456</text:p>
          </table:table-cell>
          <table:table-cell office:value-type="float" office:value="-0.12481999999999999" table:formula="of:=[.B409]-[.C409]" table:style-name="ce3">
            <text:p>-0.12482</text:p>
          </table:table-cell>
          <table:table-cell office:value-type="float" office:value="-0.20602999999999994" table:formula="of:=[.D409]-[.E409]" table:style-name="ce3">
            <text:p>-0.20603</text:p>
          </table:table-cell>
          <table:table-cell office:value-type="float" office:value="8.1209999999999949E-2" table:formula="of:=[.F409]-[.G409]" table:style-name="ce3">
            <text:p>0.08121</text:p>
          </table:table-cell>
          <table:table-cell table:number-columns-repeated="16376"/>
        </table:table-row>
        <table:table-row table:style-name="ro1">
          <table:table-cell office:value-type="float" office:value="20.399999999999999" table:style-name="ce3">
            <text:p>20.4</text:p>
          </table:table-cell>
          <table:table-cell office:value-type="float" office:value="0.48010999999999998" table:style-name="ce3">
            <text:p>0.48011</text:p>
          </table:table-cell>
          <table:table-cell office:value-type="float" office:value="0.60687999999999998" table:style-name="ce3">
            <text:p>0.60688</text:p>
          </table:table-cell>
          <table:table-cell office:value-type="float" office:value="1.30261" table:style-name="ce3">
            <text:p>1.30261</text:p>
          </table:table-cell>
          <table:table-cell office:value-type="float" office:value="1.5121500000000001" table:style-name="ce3">
            <text:p>1.51215</text:p>
          </table:table-cell>
          <table:table-cell office:value-type="float" office:value="-0.12676999999999999" table:formula="of:=[.B410]-[.C410]" table:style-name="ce3">
            <text:p>-0.12677</text:p>
          </table:table-cell>
          <table:table-cell office:value-type="float" office:value="-0.20954000000000006" table:formula="of:=[.D410]-[.E410]" table:style-name="ce3">
            <text:p>-0.20954</text:p>
          </table:table-cell>
          <table:table-cell office:value-type="float" office:value="8.2770000000000066E-2" table:formula="of:=[.F410]-[.G410]" table:style-name="ce3">
            <text:p>0.08277</text:p>
          </table:table-cell>
          <table:table-cell table:number-columns-repeated="16376"/>
        </table:table-row>
        <table:table-row table:style-name="ro1">
          <table:table-cell office:value-type="float" office:value="20.45" table:style-name="ce3">
            <text:p>20.45</text:p>
          </table:table-cell>
          <table:table-cell office:value-type="float" office:value="0.47908000000000001" table:style-name="ce3">
            <text:p>0.47908</text:p>
          </table:table-cell>
          <table:table-cell office:value-type="float" office:value="0.60567000000000004" table:style-name="ce3">
            <text:p>0.60567</text:p>
          </table:table-cell>
          <table:table-cell office:value-type="float" office:value="1.2931699999999999" table:style-name="ce3">
            <text:p>1.29317</text:p>
          </table:table-cell>
          <table:table-cell office:value-type="float" office:value="1.5040500000000001" table:style-name="ce3">
            <text:p>1.50405</text:p>
          </table:table-cell>
          <table:table-cell office:value-type="float" office:value="-0.12659000000000004" table:formula="of:=[.B411]-[.C411]" table:style-name="ce3">
            <text:p>-0.12659</text:p>
          </table:table-cell>
          <table:table-cell office:value-type="float" office:value="-0.21088000000000018" table:formula="of:=[.D411]-[.E411]" table:style-name="ce3">
            <text:p>-0.21088</text:p>
          </table:table-cell>
          <table:table-cell office:value-type="float" office:value="8.4290000000000143E-2" table:formula="of:=[.F411]-[.G411]" table:style-name="ce3">
            <text:p>0.08429</text:p>
          </table:table-cell>
          <table:table-cell table:number-columns-repeated="16376"/>
        </table:table-row>
        <table:table-row table:style-name="ro1">
          <table:table-cell office:value-type="float" office:value="20.5" table:style-name="ce3">
            <text:p>20.5</text:p>
          </table:table-cell>
          <table:table-cell office:value-type="float" office:value="0.48163" table:style-name="ce3">
            <text:p>0.48163</text:p>
          </table:table-cell>
          <table:table-cell office:value-type="float" office:value="0.60541" table:style-name="ce3">
            <text:p>0.60541</text:p>
          </table:table-cell>
          <table:table-cell office:value-type="float" office:value="1.29762" table:style-name="ce3">
            <text:p>1.29762</text:p>
          </table:table-cell>
          <table:table-cell office:value-type="float" office:value="1.5050300000000001" table:style-name="ce3">
            <text:p>1.50503</text:p>
          </table:table-cell>
          <table:table-cell office:value-type="float" office:value="-0.12378" table:formula="of:=[.B412]-[.C412]" table:style-name="ce3">
            <text:p>-0.12378</text:p>
          </table:table-cell>
          <table:table-cell office:value-type="float" office:value="-0.20741000000000009" table:formula="of:=[.D412]-[.E412]" table:style-name="ce3">
            <text:p>-0.20741</text:p>
          </table:table-cell>
          <table:table-cell office:value-type="float" office:value="8.3630000000000093E-2" table:formula="of:=[.F412]-[.G412]" table:style-name="ce3">
            <text:p>0.08363</text:p>
          </table:table-cell>
          <table:table-cell table:number-columns-repeated="16376"/>
        </table:table-row>
        <table:table-row table:style-name="ro1">
          <table:table-cell office:value-type="float" office:value="20.55" table:style-name="ce3">
            <text:p>20.55</text:p>
          </table:table-cell>
          <table:table-cell office:value-type="float" office:value="0.47953000000000001" table:style-name="ce3">
            <text:p>0.47953</text:p>
          </table:table-cell>
          <table:table-cell office:value-type="float" office:value="0.60445000000000004" table:style-name="ce3">
            <text:p>0.60445</text:p>
          </table:table-cell>
          <table:table-cell office:value-type="float" office:value="1.28356" table:style-name="ce3">
            <text:p>1.28356</text:p>
          </table:table-cell>
          <table:table-cell office:value-type="float" office:value="1.49275" table:style-name="ce3">
            <text:p>1.49275</text:p>
          </table:table-cell>
          <table:table-cell office:value-type="float" office:value="-0.12492000000000003" table:formula="of:=[.B413]-[.C413]" table:style-name="ce3">
            <text:p>-0.12492</text:p>
          </table:table-cell>
          <table:table-cell office:value-type="float" office:value="-0.20918999999999999" table:formula="of:=[.D413]-[.E413]" table:style-name="ce3">
            <text:p>-0.20919</text:p>
          </table:table-cell>
          <table:table-cell office:value-type="float" office:value="8.4269999999999956E-2" table:formula="of:=[.F413]-[.G413]" table:style-name="ce3">
            <text:p>0.08427</text:p>
          </table:table-cell>
          <table:table-cell table:number-columns-repeated="16376"/>
        </table:table-row>
        <table:table-row table:style-name="ro1">
          <table:table-cell office:value-type="float" office:value="20.6" table:style-name="ce3">
            <text:p>20.6</text:p>
          </table:table-cell>
          <table:table-cell office:value-type="float" office:value="0.47832999999999998" table:style-name="ce3">
            <text:p>0.47833</text:p>
          </table:table-cell>
          <table:table-cell office:value-type="float" office:value="0.60287000000000002" table:style-name="ce3">
            <text:p>0.60287</text:p>
          </table:table-cell>
          <table:table-cell office:value-type="float" office:value="1.2784599999999999" table:style-name="ce3">
            <text:p>1.27846</text:p>
          </table:table-cell>
          <table:table-cell office:value-type="float" office:value="1.4864599999999999" table:style-name="ce3">
            <text:p>1.48646</text:p>
          </table:table-cell>
          <table:table-cell office:value-type="float" office:value="-0.12454000000000004" table:formula="of:=[.B414]-[.C414]" table:style-name="ce3">
            <text:p>-0.12454</text:p>
          </table:table-cell>
          <table:table-cell office:value-type="float" office:value="-0.20799999999999996" table:formula="of:=[.D414]-[.E414]" table:style-name="ce3">
            <text:p>-0.208</text:p>
          </table:table-cell>
          <table:table-cell office:value-type="float" office:value="8.3459999999999923E-2" table:formula="of:=[.F414]-[.G414]" table:style-name="ce3">
            <text:p>0.08346</text:p>
          </table:table-cell>
          <table:table-cell table:number-columns-repeated="16376"/>
        </table:table-row>
        <table:table-row table:style-name="ro1">
          <table:table-cell office:value-type="float" office:value="20.65" table:style-name="ce3">
            <text:p>20.65</text:p>
          </table:table-cell>
          <table:table-cell office:value-type="float" office:value="0.47756999999999999" table:style-name="ce3">
            <text:p>0.47757</text:p>
          </table:table-cell>
          <table:table-cell office:value-type="float" office:value="0.60146999999999995" table:style-name="ce3">
            <text:p>0.60147</text:p>
          </table:table-cell>
          <table:table-cell office:value-type="float" office:value="1.2697099999999999" table:style-name="ce3">
            <text:p>1.26971</text:p>
          </table:table-cell>
          <table:table-cell office:value-type="float" office:value="1.47557" table:style-name="ce3">
            <text:p>1.47557</text:p>
          </table:table-cell>
          <table:table-cell office:value-type="float" office:value="-0.12389999999999995" table:formula="of:=[.B415]-[.C415]" table:style-name="ce3">
            <text:p>-0.1239</text:p>
          </table:table-cell>
          <table:table-cell office:value-type="float" office:value="-0.20586000000000015" table:formula="of:=[.D415]-[.E415]" table:style-name="ce3">
            <text:p>-0.20586</text:p>
          </table:table-cell>
          <table:table-cell office:value-type="float" office:value="8.1960000000000199E-2" table:formula="of:=[.F415]-[.G415]" table:style-name="ce3">
            <text:p>0.08196</text:p>
          </table:table-cell>
          <table:table-cell table:number-columns-repeated="16376"/>
        </table:table-row>
        <table:table-row table:style-name="ro1">
          <table:table-cell office:value-type="float" office:value="20.7" table:style-name="ce3">
            <text:p>20.7</text:p>
          </table:table-cell>
          <table:table-cell office:value-type="float" office:value="0.47954000000000002" table:style-name="ce3">
            <text:p>0.47954</text:p>
          </table:table-cell>
          <table:table-cell office:value-type="float" office:value="0.59814000000000001" table:style-name="ce3">
            <text:p>0.59814</text:p>
          </table:table-cell>
          <table:table-cell office:value-type="float" office:value="1.26709" table:style-name="ce3">
            <text:p>1.26709</text:p>
          </table:table-cell>
          <table:table-cell office:value-type="float" office:value="1.47502" table:style-name="ce3">
            <text:p>1.47502</text:p>
          </table:table-cell>
          <table:table-cell office:value-type="float" office:value="-0.11859999999999998" table:formula="of:=[.B416]-[.C416]" table:style-name="ce3">
            <text:p>-0.1186</text:p>
          </table:table-cell>
          <table:table-cell office:value-type="float" office:value="-0.20792999999999995" table:formula="of:=[.D416]-[.E416]" table:style-name="ce3">
            <text:p>-0.20793</text:p>
          </table:table-cell>
          <table:table-cell office:value-type="float" office:value="8.9329999999999965E-2" table:formula="of:=[.F416]-[.G416]" table:style-name="ce3">
            <text:p>0.08933</text:p>
          </table:table-cell>
          <table:table-cell table:number-columns-repeated="16376"/>
        </table:table-row>
        <table:table-row table:style-name="ro1">
          <table:table-cell office:value-type="float" office:value="20.75" table:style-name="ce3">
            <text:p>20.75</text:p>
          </table:table-cell>
          <table:table-cell office:value-type="float" office:value="0.47854000000000002" table:style-name="ce3">
            <text:p>0.47854</text:p>
          </table:table-cell>
          <table:table-cell office:value-type="float" office:value="0.59958999999999996" table:style-name="ce3">
            <text:p>0.59959</text:p>
          </table:table-cell>
          <table:table-cell office:value-type="float" office:value="1.2632300000000001" table:style-name="ce3">
            <text:p>1.26323</text:p>
          </table:table-cell>
          <table:table-cell office:value-type="float" office:value="1.4649000000000001" table:style-name="ce3">
            <text:p>1.4649</text:p>
          </table:table-cell>
          <table:table-cell office:value-type="float" office:value="-0.12104999999999994" table:formula="of:=[.B417]-[.C417]" table:style-name="ce3">
            <text:p>-0.12105</text:p>
          </table:table-cell>
          <table:table-cell office:value-type="float" office:value="-0.20167000000000002" table:formula="of:=[.D417]-[.E417]" table:style-name="ce3">
            <text:p>-0.20167</text:p>
          </table:table-cell>
          <table:table-cell office:value-type="float" office:value="8.062000000000008E-2" table:formula="of:=[.F417]-[.G417]" table:style-name="ce3">
            <text:p>0.08062</text:p>
          </table:table-cell>
          <table:table-cell table:number-columns-repeated="16376"/>
        </table:table-row>
        <table:table-row table:style-name="ro1">
          <table:table-cell office:value-type="float" office:value="20.8" table:style-name="ce3">
            <text:p>20.8</text:p>
          </table:table-cell>
          <table:table-cell office:value-type="float" office:value="0.47839999999999999" table:style-name="ce3">
            <text:p>0.4784</text:p>
          </table:table-cell>
          <table:table-cell office:value-type="float" office:value="0.59699000000000002" table:style-name="ce3">
            <text:p>0.59699</text:p>
          </table:table-cell>
          <table:table-cell office:value-type="float" office:value="1.2563599999999999" table:style-name="ce3">
            <text:p>1.25636</text:p>
          </table:table-cell>
          <table:table-cell office:value-type="float" office:value="1.45977" table:style-name="ce3">
            <text:p>1.45977</text:p>
          </table:table-cell>
          <table:table-cell office:value-type="float" office:value="-0.11859000000000003" table:formula="of:=[.B418]-[.C418]" table:style-name="ce3">
            <text:p>-0.11859</text:p>
          </table:table-cell>
          <table:table-cell office:value-type="float" office:value="-0.20341000000000009" table:formula="of:=[.D418]-[.E418]" table:style-name="ce3">
            <text:p>-0.20341</text:p>
          </table:table-cell>
          <table:table-cell office:value-type="float" office:value="8.4820000000000062E-2" table:formula="of:=[.F418]-[.G418]" table:style-name="ce3">
            <text:p>0.08482</text:p>
          </table:table-cell>
          <table:table-cell table:number-columns-repeated="16376"/>
        </table:table-row>
        <table:table-row table:style-name="ro1">
          <table:table-cell office:value-type="float" office:value="20.85" table:style-name="ce3">
            <text:p>20.85</text:p>
          </table:table-cell>
          <table:table-cell office:value-type="float" office:value="0.47788000000000003" table:style-name="ce3">
            <text:p>0.47788</text:p>
          </table:table-cell>
          <table:table-cell office:value-type="float" office:value="0.59628999999999999" table:style-name="ce3">
            <text:p>0.59629</text:p>
          </table:table-cell>
          <table:table-cell office:value-type="float" office:value="1.2513000000000001" table:style-name="ce3">
            <text:p>1.2513</text:p>
          </table:table-cell>
          <table:table-cell office:value-type="float" office:value="1.45472" table:style-name="ce3">
            <text:p>1.45472</text:p>
          </table:table-cell>
          <table:table-cell office:value-type="float" office:value="-0.11840999999999996" table:formula="of:=[.B419]-[.C419]" table:style-name="ce3">
            <text:p>-0.11841</text:p>
          </table:table-cell>
          <table:table-cell office:value-type="float" office:value="-0.20341999999999993" table:formula="of:=[.D419]-[.E419]" table:style-name="ce3">
            <text:p>-0.20342</text:p>
          </table:table-cell>
          <table:table-cell office:value-type="float" office:value="8.5009999999999974E-2" table:formula="of:=[.F419]-[.G419]" table:style-name="ce3">
            <text:p>0.08501</text:p>
          </table:table-cell>
          <table:table-cell table:number-columns-repeated="16376"/>
        </table:table-row>
        <table:table-row table:style-name="ro1">
          <table:table-cell office:value-type="float" office:value="20.9" table:style-name="ce3">
            <text:p>20.9</text:p>
          </table:table-cell>
          <table:table-cell office:value-type="float" office:value="0.47826999999999997" table:style-name="ce3">
            <text:p>0.47827</text:p>
          </table:table-cell>
          <table:table-cell office:value-type="float" office:value="0.59535000000000005" table:style-name="ce3">
            <text:p>0.59535</text:p>
          </table:table-cell>
          <table:table-cell office:value-type="float" office:value="1.24627" table:style-name="ce3">
            <text:p>1.24627</text:p>
          </table:table-cell>
          <table:table-cell office:value-type="float" office:value="1.4426099999999999" table:style-name="ce3">
            <text:p>1.44261</text:p>
          </table:table-cell>
          <table:table-cell office:value-type="float" office:value="-0.11708000000000007" table:formula="of:=[.B420]-[.C420]" table:style-name="ce3">
            <text:p>-0.11708</text:p>
          </table:table-cell>
          <table:table-cell office:value-type="float" office:value="-0.19633999999999996" table:formula="of:=[.D420]-[.E420]" table:style-name="ce3">
            <text:p>-0.19634</text:p>
          </table:table-cell>
          <table:table-cell office:value-type="float" office:value="7.9259999999999886E-2" table:formula="of:=[.F420]-[.G420]" table:style-name="ce3">
            <text:p>0.07926</text:p>
          </table:table-cell>
          <table:table-cell table:number-columns-repeated="16376"/>
        </table:table-row>
        <table:table-row table:style-name="ro1">
          <table:table-cell office:value-type="float" office:value="20.95" table:style-name="ce3">
            <text:p>20.95</text:p>
          </table:table-cell>
          <table:table-cell office:value-type="float" office:value="0.47959000000000002" table:style-name="ce3">
            <text:p>0.47959</text:p>
          </table:table-cell>
          <table:table-cell office:value-type="float" office:value="0.59496000000000004" table:style-name="ce3">
            <text:p>0.59496</text:p>
          </table:table-cell>
          <table:table-cell office:value-type="float" office:value="1.2366699999999999" table:style-name="ce3">
            <text:p>1.23667</text:p>
          </table:table-cell>
          <table:table-cell office:value-type="float" office:value="1.43638" table:style-name="ce3">
            <text:p>1.43638</text:p>
          </table:table-cell>
          <table:table-cell office:value-type="float" office:value="-0.11537000000000003" table:formula="of:=[.B421]-[.C421]" table:style-name="ce3">
            <text:p>-0.11537</text:p>
          </table:table-cell>
          <table:table-cell office:value-type="float" office:value="-0.19971000000000005" table:formula="of:=[.D421]-[.E421]" table:style-name="ce3">
            <text:p>-0.19971</text:p>
          </table:table-cell>
          <table:table-cell office:value-type="float" office:value="8.4340000000000026E-2" table:formula="of:=[.F421]-[.G421]" table:style-name="ce3">
            <text:p>0.08434</text:p>
          </table:table-cell>
          <table:table-cell table:number-columns-repeated="16376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.47532999999999997" table:style-name="ce3">
            <text:p>0.47533</text:p>
          </table:table-cell>
          <table:table-cell office:value-type="float" office:value="0.59443000000000001" table:style-name="ce3">
            <text:p>0.59443</text:p>
          </table:table-cell>
          <table:table-cell office:value-type="float" office:value="1.23017" table:style-name="ce3">
            <text:p>1.23017</text:p>
          </table:table-cell>
          <table:table-cell office:value-type="float" office:value="1.4313100000000001" table:style-name="ce3">
            <text:p>1.43131</text:p>
          </table:table-cell>
          <table:table-cell office:value-type="float" office:value="-0.11910000000000004" table:formula="of:=[.B422]-[.C422]" table:style-name="ce3">
            <text:p>-0.1191</text:p>
          </table:table-cell>
          <table:table-cell office:value-type="float" office:value="-0.2011400000000001" table:formula="of:=[.D422]-[.E422]" table:style-name="ce3">
            <text:p>-0.20114</text:p>
          </table:table-cell>
          <table:table-cell office:value-type="float" office:value="8.2040000000000057E-2" table:formula="of:=[.F422]-[.G422]" table:style-name="ce3">
            <text:p>0.08204</text:p>
          </table:table-cell>
          <table:table-cell table:number-columns-repeated="16376"/>
        </table:table-row>
        <table:table-row table:style-name="ro1">
          <table:table-cell office:value-type="float" office:value="21.05" table:style-name="ce3">
            <text:p>21.05</text:p>
          </table:table-cell>
          <table:table-cell office:value-type="float" office:value="0.47648000000000001" table:style-name="ce3">
            <text:p>0.47648</text:p>
          </table:table-cell>
          <table:table-cell office:value-type="float" office:value="0.59502999999999995" table:style-name="ce3">
            <text:p>0.59503</text:p>
          </table:table-cell>
          <table:table-cell office:value-type="float" office:value="1.2302599999999999" table:style-name="ce3">
            <text:p>1.23026</text:p>
          </table:table-cell>
          <table:table-cell office:value-type="float" office:value="1.42899" table:style-name="ce3">
            <text:p>1.42899</text:p>
          </table:table-cell>
          <table:table-cell office:value-type="float" office:value="-0.11854999999999993" table:formula="of:=[.B423]-[.C423]" table:style-name="ce3">
            <text:p>-0.11855</text:p>
          </table:table-cell>
          <table:table-cell office:value-type="float" office:value="-0.19873000000000007" table:formula="of:=[.D423]-[.E423]" table:style-name="ce3">
            <text:p>-0.19873</text:p>
          </table:table-cell>
          <table:table-cell office:value-type="float" office:value="8.018000000000014E-2" table:formula="of:=[.F423]-[.G423]" table:style-name="ce3">
            <text:p>0.08018</text:p>
          </table:table-cell>
          <table:table-cell table:number-columns-repeated="16376"/>
        </table:table-row>
        <table:table-row table:style-name="ro1">
          <table:table-cell office:value-type="float" office:value="21.1" table:style-name="ce3">
            <text:p>21.1</text:p>
          </table:table-cell>
          <table:table-cell office:value-type="float" office:value="0.47602" table:style-name="ce3">
            <text:p>0.47602</text:p>
          </table:table-cell>
          <table:table-cell office:value-type="float" office:value="0.59177000000000002" table:style-name="ce3">
            <text:p>0.59177</text:p>
          </table:table-cell>
          <table:table-cell office:value-type="float" office:value="1.2233000000000001" table:style-name="ce3">
            <text:p>1.2233</text:p>
          </table:table-cell>
          <table:table-cell office:value-type="float" office:value="1.42258" table:style-name="ce3">
            <text:p>1.42258</text:p>
          </table:table-cell>
          <table:table-cell office:value-type="float" office:value="-0.11575000000000002" table:formula="of:=[.B424]-[.C424]" table:style-name="ce3">
            <text:p>-0.11575</text:p>
          </table:table-cell>
          <table:table-cell office:value-type="float" office:value="-0.1992799999999999" table:formula="of:=[.D424]-[.E424]" table:style-name="ce3">
            <text:p>-0.19928</text:p>
          </table:table-cell>
          <table:table-cell office:value-type="float" office:value="8.3529999999999882E-2" table:formula="of:=[.F424]-[.G424]" table:style-name="ce3">
            <text:p>0.08353</text:p>
          </table:table-cell>
          <table:table-cell table:number-columns-repeated="16376"/>
        </table:table-row>
        <table:table-row table:style-name="ro1">
          <table:table-cell office:value-type="float" office:value="21.15" table:style-name="ce3">
            <text:p>21.15</text:p>
          </table:table-cell>
          <table:table-cell office:value-type="float" office:value="0.47525000000000001" table:style-name="ce3">
            <text:p>0.47525</text:p>
          </table:table-cell>
          <table:table-cell office:value-type="float" office:value="0.58899000000000001" table:style-name="ce3">
            <text:p>0.58899</text:p>
          </table:table-cell>
          <table:table-cell office:value-type="float" office:value="1.2161900000000001" table:style-name="ce3">
            <text:p>1.21619</text:p>
          </table:table-cell>
          <table:table-cell office:value-type="float" office:value="1.4139900000000001" table:style-name="ce3">
            <text:p>1.41399</text:p>
          </table:table-cell>
          <table:table-cell office:value-type="float" office:value="-0.11374000000000001" table:formula="of:=[.B425]-[.C425]" table:style-name="ce3">
            <text:p>-0.11374</text:p>
          </table:table-cell>
          <table:table-cell office:value-type="float" office:value="-0.19779999999999998" table:formula="of:=[.D425]-[.E425]" table:style-name="ce3">
            <text:p>-0.1978</text:p>
          </table:table-cell>
          <table:table-cell office:value-type="float" office:value="8.4059999999999968E-2" table:formula="of:=[.F425]-[.G425]" table:style-name="ce3">
            <text:p>0.08406</text:p>
          </table:table-cell>
          <table:table-cell table:number-columns-repeated="16376"/>
        </table:table-row>
        <table:table-row table:style-name="ro1">
          <table:table-cell office:value-type="float" office:value="21.2" table:style-name="ce3">
            <text:p>21.2</text:p>
          </table:table-cell>
          <table:table-cell office:value-type="float" office:value="0.47572999999999999" table:style-name="ce3">
            <text:p>0.47573</text:p>
          </table:table-cell>
          <table:table-cell office:value-type="float" office:value="0.58811000000000002" table:style-name="ce3">
            <text:p>0.58811</text:p>
          </table:table-cell>
          <table:table-cell office:value-type="float" office:value="1.2087399999999999" table:style-name="ce3">
            <text:p>1.20874</text:p>
          </table:table-cell>
          <table:table-cell office:value-type="float" office:value="1.4054599999999999" table:style-name="ce3">
            <text:p>1.40546</text:p>
          </table:table-cell>
          <table:table-cell office:value-type="float" office:value="-0.11238000000000004" table:formula="of:=[.B426]-[.C426]" table:style-name="ce3">
            <text:p>-0.11238</text:p>
          </table:table-cell>
          <table:table-cell office:value-type="float" office:value="-0.19672000000000001" table:formula="of:=[.D426]-[.E426]" table:style-name="ce3">
            <text:p>-0.19672</text:p>
          </table:table-cell>
          <table:table-cell office:value-type="float" office:value="8.4339999999999971E-2" table:formula="of:=[.F426]-[.G426]" table:style-name="ce3">
            <text:p>0.08434</text:p>
          </table:table-cell>
          <table:table-cell table:number-columns-repeated="16376"/>
        </table:table-row>
        <table:table-row table:style-name="ro1">
          <table:table-cell office:value-type="float" office:value="21.25" table:style-name="ce3">
            <text:p>21.25</text:p>
          </table:table-cell>
          <table:table-cell office:value-type="float" office:value="0.47283999999999998" table:style-name="ce3">
            <text:p>0.47284</text:p>
          </table:table-cell>
          <table:table-cell office:value-type="float" office:value="0.58608000000000005" table:style-name="ce3">
            <text:p>0.58608</text:p>
          </table:table-cell>
          <table:table-cell office:value-type="float" office:value="1.2024699999999999" table:style-name="ce3">
            <text:p>1.20247</text:p>
          </table:table-cell>
          <table:table-cell office:value-type="float" office:value="1.4004700000000001" table:style-name="ce3">
            <text:p>1.40047</text:p>
          </table:table-cell>
          <table:table-cell office:value-type="float" office:value="-0.11324000000000006" table:formula="of:=[.B427]-[.C427]" table:style-name="ce3">
            <text:p>-0.11324</text:p>
          </table:table-cell>
          <table:table-cell office:value-type="float" office:value="-0.19800000000000018" table:formula="of:=[.D427]-[.E427]" table:style-name="ce3">
            <text:p>-0.198</text:p>
          </table:table-cell>
          <table:table-cell office:value-type="float" office:value="8.4760000000000113E-2" table:formula="of:=[.F427]-[.G427]" table:style-name="ce3">
            <text:p>0.08476</text:p>
          </table:table-cell>
          <table:table-cell table:number-columns-repeated="16376"/>
        </table:table-row>
        <table:table-row table:style-name="ro1">
          <table:table-cell office:value-type="float" office:value="21.3" table:style-name="ce3">
            <text:p>21.3</text:p>
          </table:table-cell>
          <table:table-cell office:value-type="float" office:value="0.47295999999999999" table:style-name="ce3">
            <text:p>0.47296</text:p>
          </table:table-cell>
          <table:table-cell office:value-type="float" office:value="0.58404" table:style-name="ce3">
            <text:p>0.58404</text:p>
          </table:table-cell>
          <table:table-cell office:value-type="float" office:value="1.1973400000000001" table:style-name="ce3">
            <text:p>1.19734</text:p>
          </table:table-cell>
          <table:table-cell office:value-type="float" office:value="1.3922600000000001" table:style-name="ce3">
            <text:p>1.39226</text:p>
          </table:table-cell>
          <table:table-cell office:value-type="float" office:value="-0.11108000000000001" table:formula="of:=[.B428]-[.C428]" table:style-name="ce3">
            <text:p>-0.11108</text:p>
          </table:table-cell>
          <table:table-cell office:value-type="float" office:value="-0.19491999999999998" table:formula="of:=[.D428]-[.E428]" table:style-name="ce3">
            <text:p>-0.19492</text:p>
          </table:table-cell>
          <table:table-cell office:value-type="float" office:value="8.383999999999997E-2" table:formula="of:=[.F428]-[.G428]" table:style-name="ce3">
            <text:p>0.08384</text:p>
          </table:table-cell>
          <table:table-cell table:number-columns-repeated="16376"/>
        </table:table-row>
        <table:table-row table:style-name="ro1">
          <table:table-cell office:value-type="float" office:value="21.35" table:style-name="ce3">
            <text:p>21.35</text:p>
          </table:table-cell>
          <table:table-cell office:value-type="float" office:value="0.47266999999999998" table:style-name="ce3">
            <text:p>0.47267</text:p>
          </table:table-cell>
          <table:table-cell office:value-type="float" office:value="0.58240000000000003" table:style-name="ce3">
            <text:p>0.5824</text:p>
          </table:table-cell>
          <table:table-cell office:value-type="float" office:value="1.1950700000000001" table:style-name="ce3">
            <text:p>1.19507</text:p>
          </table:table-cell>
          <table:table-cell office:value-type="float" office:value="1.3855200000000001" table:style-name="ce3">
            <text:p>1.38552</text:p>
          </table:table-cell>
          <table:table-cell office:value-type="float" office:value="-0.10973000000000005" table:formula="of:=[.B429]-[.C429]" table:style-name="ce3">
            <text:p>-0.10973</text:p>
          </table:table-cell>
          <table:table-cell office:value-type="float" office:value="-0.19045000000000001" table:formula="of:=[.D429]-[.E429]" table:style-name="ce3">
            <text:p>-0.19045</text:p>
          </table:table-cell>
          <table:table-cell office:value-type="float" office:value="8.0719999999999958E-2" table:formula="of:=[.F429]-[.G429]" table:style-name="ce3">
            <text:p>0.08072</text:p>
          </table:table-cell>
          <table:table-cell table:number-columns-repeated="16376"/>
        </table:table-row>
        <table:table-row table:style-name="ro1">
          <table:table-cell office:value-type="float" office:value="21.4" table:style-name="ce3">
            <text:p>21.4</text:p>
          </table:table-cell>
          <table:table-cell office:value-type="float" office:value="0.47377999999999998" table:style-name="ce3">
            <text:p>0.47378</text:p>
          </table:table-cell>
          <table:table-cell office:value-type="float" office:value="0.58269000000000004" table:style-name="ce3">
            <text:p>0.58269</text:p>
          </table:table-cell>
          <table:table-cell office:value-type="float" office:value="1.18848" table:style-name="ce3">
            <text:p>1.18848</text:p>
          </table:table-cell>
          <table:table-cell office:value-type="float" office:value="1.3837200000000001" table:style-name="ce3">
            <text:p>1.38372</text:p>
          </table:table-cell>
          <table:table-cell office:value-type="float" office:value="-0.10891000000000006" table:formula="of:=[.B430]-[.C430]" table:style-name="ce3">
            <text:p>-0.10891</text:p>
          </table:table-cell>
          <table:table-cell office:value-type="float" office:value="-0.19524000000000008" table:formula="of:=[.D430]-[.E430]" table:style-name="ce3">
            <text:p>-0.19524</text:p>
          </table:table-cell>
          <table:table-cell office:value-type="float" office:value="8.6330000000000018E-2" table:formula="of:=[.F430]-[.G430]" table:style-name="ce3">
            <text:p>0.08633</text:p>
          </table:table-cell>
          <table:table-cell table:number-columns-repeated="16376"/>
        </table:table-row>
        <table:table-row table:style-name="ro1">
          <table:table-cell office:value-type="float" office:value="21.45" table:style-name="ce3">
            <text:p>21.45</text:p>
          </table:table-cell>
          <table:table-cell office:value-type="float" office:value="0.47289999999999999" table:style-name="ce3">
            <text:p>0.4729</text:p>
          </table:table-cell>
          <table:table-cell office:value-type="float" office:value="0.58109" table:style-name="ce3">
            <text:p>0.58109</text:p>
          </table:table-cell>
          <table:table-cell office:value-type="float" office:value="1.18519" table:style-name="ce3">
            <text:p>1.18519</text:p>
          </table:table-cell>
          <table:table-cell office:value-type="float" office:value="1.37507" table:style-name="ce3">
            <text:p>1.37507</text:p>
          </table:table-cell>
          <table:table-cell office:value-type="float" office:value="-0.10819000000000001" table:formula="of:=[.B431]-[.C431]" table:style-name="ce3">
            <text:p>-0.10819</text:p>
          </table:table-cell>
          <table:table-cell office:value-type="float" office:value="-0.18988000000000005" table:formula="of:=[.D431]-[.E431]" table:style-name="ce3">
            <text:p>-0.18988</text:p>
          </table:table-cell>
          <table:table-cell office:value-type="float" office:value="8.169000000000004E-2" table:formula="of:=[.F431]-[.G431]" table:style-name="ce3">
            <text:p>0.08169</text:p>
          </table:table-cell>
          <table:table-cell table:number-columns-repeated="16376"/>
        </table:table-row>
        <table:table-row table:style-name="ro1">
          <table:table-cell office:value-type="float" office:value="21.5" table:style-name="ce3">
            <text:p>21.5</text:p>
          </table:table-cell>
          <table:table-cell office:value-type="float" office:value="0.47114" table:style-name="ce3">
            <text:p>0.47114</text:p>
          </table:table-cell>
          <table:table-cell office:value-type="float" office:value="0.5806" table:style-name="ce3">
            <text:p>0.5806</text:p>
          </table:table-cell>
          <table:table-cell office:value-type="float" office:value="1.1782699999999999" table:style-name="ce3">
            <text:p>1.17827</text:p>
          </table:table-cell>
          <table:table-cell office:value-type="float" office:value="1.36809" table:style-name="ce3">
            <text:p>1.36809</text:p>
          </table:table-cell>
          <table:table-cell office:value-type="float" office:value="-0.10946" table:formula="of:=[.B432]-[.C432]" table:style-name="ce3">
            <text:p>-0.10946</text:p>
          </table:table-cell>
          <table:table-cell office:value-type="float" office:value="-0.1898200000000001" table:formula="of:=[.D432]-[.E432]" table:style-name="ce3">
            <text:p>-0.18982</text:p>
          </table:table-cell>
          <table:table-cell office:value-type="float" office:value="8.0360000000000098E-2" table:formula="of:=[.F432]-[.G432]" table:style-name="ce3">
            <text:p>0.08036</text:p>
          </table:table-cell>
          <table:table-cell table:number-columns-repeated="16376"/>
        </table:table-row>
        <table:table-row table:style-name="ro1">
          <table:table-cell office:value-type="float" office:value="21.55" table:style-name="ce3">
            <text:p>21.55</text:p>
          </table:table-cell>
          <table:table-cell office:value-type="float" office:value="0.47101999999999999" table:style-name="ce3">
            <text:p>0.47102</text:p>
          </table:table-cell>
          <table:table-cell office:value-type="float" office:value="0.57852999999999999" table:style-name="ce3">
            <text:p>0.57853</text:p>
          </table:table-cell>
          <table:table-cell office:value-type="float" office:value="1.17336" table:style-name="ce3">
            <text:p>1.17336</text:p>
          </table:table-cell>
          <table:table-cell office:value-type="float" office:value="1.3635600000000001" table:style-name="ce3">
            <text:p>1.36356</text:p>
          </table:table-cell>
          <table:table-cell office:value-type="float" office:value="-0.10750999999999999" table:formula="of:=[.B433]-[.C433]" table:style-name="ce3">
            <text:p>-0.10751</text:p>
          </table:table-cell>
          <table:table-cell office:value-type="float" office:value="-0.19020000000000015" table:formula="of:=[.D433]-[.E433]" table:style-name="ce3">
            <text:p>-0.1902</text:p>
          </table:table-cell>
          <table:table-cell office:value-type="float" office:value="8.2690000000000152E-2" table:formula="of:=[.F433]-[.G433]" table:style-name="ce3">
            <text:p>0.08269</text:p>
          </table:table-cell>
          <table:table-cell table:number-columns-repeated="16376"/>
        </table:table-row>
        <table:table-row table:style-name="ro1">
          <table:table-cell office:value-type="float" office:value="21.6" table:style-name="ce3">
            <text:p>21.6</text:p>
          </table:table-cell>
          <table:table-cell office:value-type="float" office:value="0.47156999999999999" table:style-name="ce3">
            <text:p>0.47157</text:p>
          </table:table-cell>
          <table:table-cell office:value-type="float" office:value="0.57723000000000002" table:style-name="ce3">
            <text:p>0.57723</text:p>
          </table:table-cell>
          <table:table-cell office:value-type="float" office:value="1.16981" table:style-name="ce3">
            <text:p>1.16981</text:p>
          </table:table-cell>
          <table:table-cell office:value-type="float" office:value="1.36042" table:style-name="ce3">
            <text:p>1.36042</text:p>
          </table:table-cell>
          <table:table-cell office:value-type="float" office:value="-0.10566000000000003" table:formula="of:=[.B434]-[.C434]" table:style-name="ce3">
            <text:p>-0.10566</text:p>
          </table:table-cell>
          <table:table-cell office:value-type="float" office:value="-0.19060999999999995" table:formula="of:=[.D434]-[.E434]" table:style-name="ce3">
            <text:p>-0.19061</text:p>
          </table:table-cell>
          <table:table-cell office:value-type="float" office:value="8.4949999999999914E-2" table:formula="of:=[.F434]-[.G434]" table:style-name="ce3">
            <text:p>0.08495</text:p>
          </table:table-cell>
          <table:table-cell table:number-columns-repeated="16376"/>
        </table:table-row>
        <table:table-row table:style-name="ro1">
          <table:table-cell office:value-type="float" office:value="21.65" table:style-name="ce3">
            <text:p>21.65</text:p>
          </table:table-cell>
          <table:table-cell office:value-type="float" office:value="0.46953" table:style-name="ce3">
            <text:p>0.46953</text:p>
          </table:table-cell>
          <table:table-cell office:value-type="float" office:value="0.57591000000000003" table:style-name="ce3">
            <text:p>0.57591</text:p>
          </table:table-cell>
          <table:table-cell office:value-type="float" office:value="1.1618200000000001" table:style-name="ce3">
            <text:p>1.16182</text:p>
          </table:table-cell>
          <table:table-cell office:value-type="float" office:value="1.35138" table:style-name="ce3">
            <text:p>1.35138</text:p>
          </table:table-cell>
          <table:table-cell office:value-type="float" office:value="-0.10638000000000003" table:formula="of:=[.B435]-[.C435]" table:style-name="ce3">
            <text:p>-0.10638</text:p>
          </table:table-cell>
          <table:table-cell office:value-type="float" office:value="-0.18955999999999995" table:formula="of:=[.D435]-[.E435]" table:style-name="ce3">
            <text:p>-0.18956</text:p>
          </table:table-cell>
          <table:table-cell office:value-type="float" office:value="8.3179999999999921E-2" table:formula="of:=[.F435]-[.G435]" table:style-name="ce3">
            <text:p>0.08318</text:p>
          </table:table-cell>
          <table:table-cell table:number-columns-repeated="16376"/>
        </table:table-row>
        <table:table-row table:style-name="ro1">
          <table:table-cell office:value-type="float" office:value="21.7" table:style-name="ce3">
            <text:p>21.7</text:p>
          </table:table-cell>
          <table:table-cell office:value-type="float" office:value="0.46894000000000002" table:style-name="ce3">
            <text:p>0.46894</text:p>
          </table:table-cell>
          <table:table-cell office:value-type="float" office:value="0.57469999999999999" table:style-name="ce3">
            <text:p>0.5747</text:p>
          </table:table-cell>
          <table:table-cell office:value-type="float" office:value="1.16048" table:style-name="ce3">
            <text:p>1.16048</text:p>
          </table:table-cell>
          <table:table-cell office:value-type="float" office:value="1.34636" table:style-name="ce3">
            <text:p>1.34636</text:p>
          </table:table-cell>
          <table:table-cell office:value-type="float" office:value="-0.10575999999999997" table:formula="of:=[.B436]-[.C436]" table:style-name="ce3">
            <text:p>-0.10576</text:p>
          </table:table-cell>
          <table:table-cell office:value-type="float" office:value="-0.18588000000000005" table:formula="of:=[.D436]-[.E436]" table:style-name="ce3">
            <text:p>-0.18588</text:p>
          </table:table-cell>
          <table:table-cell office:value-type="float" office:value="8.012000000000008E-2" table:formula="of:=[.F436]-[.G436]" table:style-name="ce3">
            <text:p>0.08012</text:p>
          </table:table-cell>
          <table:table-cell table:number-columns-repeated="16376"/>
        </table:table-row>
        <table:table-row table:style-name="ro1">
          <table:table-cell office:value-type="float" office:value="21.75" table:style-name="ce3">
            <text:p>21.75</text:p>
          </table:table-cell>
          <table:table-cell office:value-type="float" office:value="0.46853" table:style-name="ce3">
            <text:p>0.46853</text:p>
          </table:table-cell>
          <table:table-cell office:value-type="float" office:value="0.57257999999999998" table:style-name="ce3">
            <text:p>0.57258</text:p>
          </table:table-cell>
          <table:table-cell office:value-type="float" office:value="1.15313" table:style-name="ce3">
            <text:p>1.15313</text:p>
          </table:table-cell>
          <table:table-cell office:value-type="float" office:value="1.33822" table:style-name="ce3">
            <text:p>1.33822</text:p>
          </table:table-cell>
          <table:table-cell office:value-type="float" office:value="-0.10404999999999998" table:formula="of:=[.B437]-[.C437]" table:style-name="ce3">
            <text:p>-0.10405</text:p>
          </table:table-cell>
          <table:table-cell office:value-type="float" office:value="-0.18508999999999998" table:formula="of:=[.D437]-[.E437]" table:style-name="ce3">
            <text:p>-0.18509</text:p>
          </table:table-cell>
          <table:table-cell office:value-type="float" office:value="8.1040000000000001E-2" table:formula="of:=[.F437]-[.G437]" table:style-name="ce3">
            <text:p>0.08104</text:p>
          </table:table-cell>
          <table:table-cell table:number-columns-repeated="16376"/>
        </table:table-row>
        <table:table-row table:style-name="ro1">
          <table:table-cell office:value-type="float" office:value="21.8" table:style-name="ce3">
            <text:p>21.8</text:p>
          </table:table-cell>
          <table:table-cell office:value-type="float" office:value="0.46751999999999999" table:style-name="ce3">
            <text:p>0.46752</text:p>
          </table:table-cell>
          <table:table-cell office:value-type="float" office:value="0.57372999999999996" table:style-name="ce3">
            <text:p>0.57373</text:p>
          </table:table-cell>
          <table:table-cell office:value-type="float" office:value="1.1496500000000001" table:style-name="ce3">
            <text:p>1.14965</text:p>
          </table:table-cell>
          <table:table-cell office:value-type="float" office:value="1.3341099999999999" table:style-name="ce3">
            <text:p>1.33411</text:p>
          </table:table-cell>
          <table:table-cell office:value-type="float" office:value="-0.10620999999999997" table:formula="of:=[.B438]-[.C438]" table:style-name="ce3">
            <text:p>-0.10621</text:p>
          </table:table-cell>
          <table:table-cell office:value-type="float" office:value="-0.18445999999999985" table:formula="of:=[.D438]-[.E438]" table:style-name="ce3">
            <text:p>-0.18446</text:p>
          </table:table-cell>
          <table:table-cell office:value-type="float" office:value="7.8249999999999875E-2" table:formula="of:=[.F438]-[.G438]" table:style-name="ce3">
            <text:p>0.07825</text:p>
          </table:table-cell>
          <table:table-cell table:number-columns-repeated="16376"/>
        </table:table-row>
        <table:table-row table:style-name="ro1">
          <table:table-cell office:value-type="float" office:value="21.85" table:style-name="ce3">
            <text:p>21.85</text:p>
          </table:table-cell>
          <table:table-cell office:value-type="float" office:value="0.46738000000000002" table:style-name="ce3">
            <text:p>0.46738</text:p>
          </table:table-cell>
          <table:table-cell office:value-type="float" office:value="0.57143999999999995" table:style-name="ce3">
            <text:p>0.57144</text:p>
          </table:table-cell>
          <table:table-cell office:value-type="float" office:value="1.1475200000000001" table:style-name="ce3">
            <text:p>1.14752</text:p>
          </table:table-cell>
          <table:table-cell office:value-type="float" office:value="1.331" table:style-name="ce3">
            <text:p>1.331</text:p>
          </table:table-cell>
          <table:table-cell office:value-type="float" office:value="-0.10405999999999993" table:formula="of:=[.B439]-[.C439]" table:style-name="ce3">
            <text:p>-0.10406</text:p>
          </table:table-cell>
          <table:table-cell office:value-type="float" office:value="-0.18347999999999987" table:formula="of:=[.D439]-[.E439]" table:style-name="ce3">
            <text:p>-0.18348</text:p>
          </table:table-cell>
          <table:table-cell office:value-type="float" office:value="7.9419999999999935E-2" table:formula="of:=[.F439]-[.G439]" table:style-name="ce3">
            <text:p>0.07942</text:p>
          </table:table-cell>
          <table:table-cell table:number-columns-repeated="16376"/>
        </table:table-row>
        <table:table-row table:style-name="ro1">
          <table:table-cell office:value-type="float" office:value="21.9" table:style-name="ce3">
            <text:p>21.9</text:p>
          </table:table-cell>
          <table:table-cell office:value-type="float" office:value="0.46550999999999998" table:style-name="ce3">
            <text:p>0.46551</text:p>
          </table:table-cell>
          <table:table-cell office:value-type="float" office:value="0.56881000000000004" table:style-name="ce3">
            <text:p>0.56881</text:p>
          </table:table-cell>
          <table:table-cell office:value-type="float" office:value="1.1391199999999999" table:style-name="ce3">
            <text:p>1.13912</text:p>
          </table:table-cell>
          <table:table-cell office:value-type="float" office:value="1.3248500000000001" table:style-name="ce3">
            <text:p>1.32485</text:p>
          </table:table-cell>
          <table:table-cell office:value-type="float" office:value="-0.10330000000000006" table:formula="of:=[.B440]-[.C440]" table:style-name="ce3">
            <text:p>-0.1033</text:p>
          </table:table-cell>
          <table:table-cell office:value-type="float" office:value="-0.18573000000000017" table:formula="of:=[.D440]-[.E440]" table:style-name="ce3">
            <text:p>-0.18573</text:p>
          </table:table-cell>
          <table:table-cell office:value-type="float" office:value="8.2430000000000114E-2" table:formula="of:=[.F440]-[.G440]" table:style-name="ce3">
            <text:p>0.08243</text:p>
          </table:table-cell>
          <table:table-cell table:number-columns-repeated="16376"/>
        </table:table-row>
        <table:table-row table:style-name="ro1">
          <table:table-cell office:value-type="float" office:value="21.95" table:style-name="ce3">
            <text:p>21.95</text:p>
          </table:table-cell>
          <table:table-cell office:value-type="float" office:value="0.46539000000000003" table:style-name="ce3">
            <text:p>0.46539</text:p>
          </table:table-cell>
          <table:table-cell office:value-type="float" office:value="0.56766000000000005" table:style-name="ce3">
            <text:p>0.56766</text:p>
          </table:table-cell>
          <table:table-cell office:value-type="float" office:value="1.1313200000000001" table:style-name="ce3">
            <text:p>1.13132</text:p>
          </table:table-cell>
          <table:table-cell office:value-type="float" office:value="1.3162700000000001" table:style-name="ce3">
            <text:p>1.31627</text:p>
          </table:table-cell>
          <table:table-cell office:value-type="float" office:value="-0.10227000000000003" table:formula="of:=[.B441]-[.C441]" table:style-name="ce3">
            <text:p>-0.10227</text:p>
          </table:table-cell>
          <table:table-cell office:value-type="float" office:value="-0.18494999999999995" table:formula="of:=[.D441]-[.E441]" table:style-name="ce3">
            <text:p>-0.18495</text:p>
          </table:table-cell>
          <table:table-cell office:value-type="float" office:value="8.267999999999992E-2" table:formula="of:=[.F441]-[.G441]" table:style-name="ce3">
            <text:p>0.08268</text:p>
          </table:table-cell>
          <table:table-cell table:number-columns-repeated="16376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0.46400999999999998" table:style-name="ce3">
            <text:p>0.46401</text:p>
          </table:table-cell>
          <table:table-cell office:value-type="float" office:value="0.56435999999999997" table:style-name="ce3">
            <text:p>0.56436</text:p>
          </table:table-cell>
          <table:table-cell office:value-type="float" office:value="1.12544" table:style-name="ce3">
            <text:p>1.12544</text:p>
          </table:table-cell>
          <table:table-cell office:value-type="float" office:value="1.30898" table:style-name="ce3">
            <text:p>1.30898</text:p>
          </table:table-cell>
          <table:table-cell office:value-type="float" office:value="-0.10034999999999999" table:formula="of:=[.B442]-[.C442]" table:style-name="ce3">
            <text:p>-0.10035</text:p>
          </table:table-cell>
          <table:table-cell office:value-type="float" office:value="-0.18354000000000004" table:formula="of:=[.D442]-[.E442]" table:style-name="ce3">
            <text:p>-0.18354</text:p>
          </table:table-cell>
          <table:table-cell office:value-type="float" office:value="8.3190000000000042E-2" table:formula="of:=[.F442]-[.G442]" table:style-name="ce3">
            <text:p>0.08319</text:p>
          </table:table-cell>
          <table:table-cell table:number-columns-repeated="16376"/>
        </table:table-row>
        <table:table-row table:style-name="ro1">
          <table:table-cell office:value-type="float" office:value="22.05" table:style-name="ce3">
            <text:p>22.05</text:p>
          </table:table-cell>
          <table:table-cell office:value-type="float" office:value="0.46412999999999999" table:style-name="ce3">
            <text:p>0.46413</text:p>
          </table:table-cell>
          <table:table-cell office:value-type="float" office:value="0.56435999999999997" table:style-name="ce3">
            <text:p>0.56436</text:p>
          </table:table-cell>
          <table:table-cell office:value-type="float" office:value="1.1251" table:style-name="ce3">
            <text:p>1.1251</text:p>
          </table:table-cell>
          <table:table-cell office:value-type="float" office:value="1.3065100000000001" table:style-name="ce3">
            <text:p>1.30651</text:p>
          </table:table-cell>
          <table:table-cell office:value-type="float" office:value="-0.10022999999999999" table:formula="of:=[.B443]-[.C443]" table:style-name="ce3">
            <text:p>-0.10023</text:p>
          </table:table-cell>
          <table:table-cell office:value-type="float" office:value="-0.18141000000000007" table:formula="of:=[.D443]-[.E443]" table:style-name="ce3">
            <text:p>-0.18141</text:p>
          </table:table-cell>
          <table:table-cell office:value-type="float" office:value="8.1180000000000085E-2" table:formula="of:=[.F443]-[.G443]" table:style-name="ce3">
            <text:p>0.08118</text:p>
          </table:table-cell>
          <table:table-cell table:number-columns-repeated="16376"/>
        </table:table-row>
        <table:table-row table:style-name="ro1">
          <table:table-cell office:value-type="float" office:value="22.1" table:style-name="ce3">
            <text:p>22.1</text:p>
          </table:table-cell>
          <table:table-cell office:value-type="float" office:value="0.46361999999999998" table:style-name="ce3">
            <text:p>0.46362</text:p>
          </table:table-cell>
          <table:table-cell office:value-type="float" office:value="0.56198000000000004" table:style-name="ce3">
            <text:p>0.56198</text:p>
          </table:table-cell>
          <table:table-cell office:value-type="float" office:value="1.12195" table:style-name="ce3">
            <text:p>1.12195</text:p>
          </table:table-cell>
          <table:table-cell office:value-type="float" office:value="1.29789" table:style-name="ce3">
            <text:p>1.29789</text:p>
          </table:table-cell>
          <table:table-cell office:value-type="float" office:value="-9.8360000000000058E-2" table:formula="of:=[.B444]-[.C444]" table:style-name="ce3">
            <text:p>-0.09836</text:p>
          </table:table-cell>
          <table:table-cell office:value-type="float" office:value="-0.17593999999999999" table:formula="of:=[.D444]-[.E444]" table:style-name="ce3">
            <text:p>-0.17594</text:p>
          </table:table-cell>
          <table:table-cell office:value-type="float" office:value="7.7579999999999927E-2" table:formula="of:=[.F444]-[.G444]" table:style-name="ce3">
            <text:p>0.07758</text:p>
          </table:table-cell>
          <table:table-cell table:number-columns-repeated="16376"/>
        </table:table-row>
        <table:table-row table:style-name="ro1">
          <table:table-cell office:value-type="float" office:value="22.15" table:style-name="ce3">
            <text:p>22.15</text:p>
          </table:table-cell>
          <table:table-cell office:value-type="float" office:value="0.46205000000000002" table:style-name="ce3">
            <text:p>0.46205</text:p>
          </table:table-cell>
          <table:table-cell office:value-type="float" office:value="0.5615" table:style-name="ce3">
            <text:p>0.5615</text:p>
          </table:table-cell>
          <table:table-cell office:value-type="float" office:value="1.1167800000000001" table:style-name="ce3">
            <text:p>1.11678</text:p>
          </table:table-cell>
          <table:table-cell office:value-type="float" office:value="1.29976" table:style-name="ce3">
            <text:p>1.29976</text:p>
          </table:table-cell>
          <table:table-cell office:value-type="float" office:value="-9.9449999999999983E-2" table:formula="of:=[.B445]-[.C445]" table:style-name="ce3">
            <text:p>-0.09945</text:p>
          </table:table-cell>
          <table:table-cell office:value-type="float" office:value="-0.18297999999999992" table:formula="of:=[.D445]-[.E445]" table:style-name="ce3">
            <text:p>-0.18298</text:p>
          </table:table-cell>
          <table:table-cell office:value-type="float" office:value="8.3529999999999938E-2" table:formula="of:=[.F445]-[.G445]" table:style-name="ce3">
            <text:p>0.08353</text:p>
          </table:table-cell>
          <table:table-cell table:number-columns-repeated="16376"/>
        </table:table-row>
        <table:table-row table:style-name="ro1">
          <table:table-cell office:value-type="float" office:value="22.2" table:style-name="ce3">
            <text:p>22.2</text:p>
          </table:table-cell>
          <table:table-cell office:value-type="float" office:value="0.46173999999999998" table:style-name="ce3">
            <text:p>0.46174</text:p>
          </table:table-cell>
          <table:table-cell office:value-type="float" office:value="0.56040000000000001" table:style-name="ce3">
            <text:p>0.5604</text:p>
          </table:table-cell>
          <table:table-cell office:value-type="float" office:value="1.11372" table:style-name="ce3">
            <text:p>1.11372</text:p>
          </table:table-cell>
          <table:table-cell office:value-type="float" office:value="1.2937000000000001" table:style-name="ce3">
            <text:p>1.2937</text:p>
          </table:table-cell>
          <table:table-cell office:value-type="float" office:value="-9.8660000000000025E-2" table:formula="of:=[.B446]-[.C446]" table:style-name="ce3">
            <text:p>-0.09866</text:p>
          </table:table-cell>
          <table:table-cell office:value-type="float" office:value="-0.17998000000000003" table:formula="of:=[.D446]-[.E446]" table:style-name="ce3">
            <text:p>-0.17998</text:p>
          </table:table-cell>
          <table:table-cell office:value-type="float" office:value="8.1320000000000003E-2" table:formula="of:=[.F446]-[.G446]" table:style-name="ce3">
            <text:p>0.08132</text:p>
          </table:table-cell>
          <table:table-cell table:number-columns-repeated="16376"/>
        </table:table-row>
        <table:table-row table:style-name="ro1">
          <table:table-cell office:value-type="float" office:value="22.25" table:style-name="ce3">
            <text:p>22.25</text:p>
          </table:table-cell>
          <table:table-cell office:value-type="float" office:value="0.46223999999999998" table:style-name="ce3">
            <text:p>0.46224</text:p>
          </table:table-cell>
          <table:table-cell office:value-type="float" office:value="0.55906" table:style-name="ce3">
            <text:p>0.55906</text:p>
          </table:table-cell>
          <table:table-cell office:value-type="float" office:value="1.1129100000000001" table:style-name="ce3">
            <text:p>1.11291</text:p>
          </table:table-cell>
          <table:table-cell office:value-type="float" office:value="1.2930200000000001" table:style-name="ce3">
            <text:p>1.29302</text:p>
          </table:table-cell>
          <table:table-cell office:value-type="float" office:value="-9.6820000000000017E-2" table:formula="of:=[.B447]-[.C447]" table:style-name="ce3">
            <text:p>-0.09682</text:p>
          </table:table-cell>
          <table:table-cell office:value-type="float" office:value="-0.18010999999999999" table:formula="of:=[.D447]-[.E447]" table:style-name="ce3">
            <text:p>-0.18011</text:p>
          </table:table-cell>
          <table:table-cell office:value-type="float" office:value="8.3289999999999975E-2" table:formula="of:=[.F447]-[.G447]" table:style-name="ce3">
            <text:p>0.08329</text:p>
          </table:table-cell>
          <table:table-cell table:number-columns-repeated="16376"/>
        </table:table-row>
        <table:table-row table:style-name="ro1">
          <table:table-cell office:value-type="float" office:value="22.3" table:style-name="ce3">
            <text:p>22.3</text:p>
          </table:table-cell>
          <table:table-cell office:value-type="float" office:value="0.46153" table:style-name="ce3">
            <text:p>0.46153</text:p>
          </table:table-cell>
          <table:table-cell office:value-type="float" office:value="0.55723" table:style-name="ce3">
            <text:p>0.55723</text:p>
          </table:table-cell>
          <table:table-cell office:value-type="float" office:value="1.10755" table:style-name="ce3">
            <text:p>1.10755</text:p>
          </table:table-cell>
          <table:table-cell office:value-type="float" office:value="1.2860499999999999" table:style-name="ce3">
            <text:p>1.28605</text:p>
          </table:table-cell>
          <table:table-cell office:value-type="float" office:value="-9.5700000000000007E-2" table:formula="of:=[.B448]-[.C448]" table:style-name="ce3">
            <text:p>-0.0957</text:p>
          </table:table-cell>
          <table:table-cell office:value-type="float" office:value="-0.17849999999999988" table:formula="of:=[.D448]-[.E448]" table:style-name="ce3">
            <text:p>-0.1785</text:p>
          </table:table-cell>
          <table:table-cell office:value-type="float" office:value="8.2799999999999874E-2" table:formula="of:=[.F448]-[.G448]" table:style-name="ce3">
            <text:p>0.0828</text:p>
          </table:table-cell>
          <table:table-cell table:number-columns-repeated="16376"/>
        </table:table-row>
        <table:table-row table:style-name="ro1">
          <table:table-cell office:value-type="float" office:value="22.35" table:style-name="ce3">
            <text:p>22.35</text:p>
          </table:table-cell>
          <table:table-cell office:value-type="float" office:value="0.45809" table:style-name="ce3">
            <text:p>0.45809</text:p>
          </table:table-cell>
          <table:table-cell office:value-type="float" office:value="0.55388000000000004" table:style-name="ce3">
            <text:p>0.55388</text:p>
          </table:table-cell>
          <table:table-cell office:value-type="float" office:value="1.1010899999999999" table:style-name="ce3">
            <text:p>1.10109</text:p>
          </table:table-cell>
          <table:table-cell office:value-type="float" office:value="1.2796099999999999" table:style-name="ce3">
            <text:p>1.27961</text:p>
          </table:table-cell>
          <table:table-cell office:value-type="float" office:value="-9.5790000000000042E-2" table:formula="of:=[.B449]-[.C449]" table:style-name="ce3">
            <text:p>-0.09579</text:p>
          </table:table-cell>
          <table:table-cell office:value-type="float" office:value="-0.17852000000000001" table:formula="of:=[.D449]-[.E449]" table:style-name="ce3">
            <text:p>-0.17852</text:p>
          </table:table-cell>
          <table:table-cell office:value-type="float" office:value="8.272999999999997E-2" table:formula="of:=[.F449]-[.G449]" table:style-name="ce3">
            <text:p>0.08273</text:p>
          </table:table-cell>
          <table:table-cell table:number-columns-repeated="16376"/>
        </table:table-row>
        <table:table-row table:style-name="ro1">
          <table:table-cell office:value-type="float" office:value="22.4" table:style-name="ce3">
            <text:p>22.4</text:p>
          </table:table-cell>
          <table:table-cell office:value-type="float" office:value="0.45726" table:style-name="ce3">
            <text:p>0.45726</text:p>
          </table:table-cell>
          <table:table-cell office:value-type="float" office:value="0.55318999999999996" table:style-name="ce3">
            <text:p>0.55319</text:p>
          </table:table-cell>
          <table:table-cell office:value-type="float" office:value="1.0931599999999999" table:style-name="ce3">
            <text:p>1.09316</text:p>
          </table:table-cell>
          <table:table-cell office:value-type="float" office:value="1.27342" table:style-name="ce3">
            <text:p>1.27342</text:p>
          </table:table-cell>
          <table:table-cell office:value-type="float" office:value="-9.592999999999996E-2" table:formula="of:=[.B450]-[.C450]" table:style-name="ce3">
            <text:p>-0.09593</text:p>
          </table:table-cell>
          <table:table-cell office:value-type="float" office:value="-0.18026000000000009" table:formula="of:=[.D450]-[.E450]" table:style-name="ce3">
            <text:p>-0.18026</text:p>
          </table:table-cell>
          <table:table-cell office:value-type="float" office:value="8.4330000000000127E-2" table:formula="of:=[.F450]-[.G450]" table:style-name="ce3">
            <text:p>0.08433</text:p>
          </table:table-cell>
          <table:table-cell table:number-columns-repeated="16376"/>
        </table:table-row>
        <table:table-row table:style-name="ro1">
          <table:table-cell office:value-type="float" office:value="22.45" table:style-name="ce3">
            <text:p>22.45</text:p>
          </table:table-cell>
          <table:table-cell office:value-type="float" office:value="0.45680999999999999" table:style-name="ce3">
            <text:p>0.45681</text:p>
          </table:table-cell>
          <table:table-cell office:value-type="float" office:value="0.55342999999999998" table:style-name="ce3">
            <text:p>0.55343</text:p>
          </table:table-cell>
          <table:table-cell office:value-type="float" office:value="1.0934900000000001" table:style-name="ce3">
            <text:p>1.09349</text:p>
          </table:table-cell>
          <table:table-cell office:value-type="float" office:value="1.2718700000000001" table:style-name="ce3">
            <text:p>1.27187</text:p>
          </table:table-cell>
          <table:table-cell office:value-type="float" office:value="-9.6619999999999984E-2" table:formula="of:=[.B451]-[.C451]" table:style-name="ce3">
            <text:p>-0.09662</text:p>
          </table:table-cell>
          <table:table-cell office:value-type="float" office:value="-0.17837999999999998" table:formula="of:=[.D451]-[.E451]" table:style-name="ce3">
            <text:p>-0.17838</text:p>
          </table:table-cell>
          <table:table-cell office:value-type="float" office:value="8.1759999999999999E-2" table:formula="of:=[.F451]-[.G451]" table:style-name="ce3">
            <text:p>0.08176</text:p>
          </table:table-cell>
          <table:table-cell table:number-columns-repeated="16376"/>
        </table:table-row>
        <table:table-row table:style-name="ro1">
          <table:table-cell office:value-type="float" office:value="22.5" table:style-name="ce3">
            <text:p>22.5</text:p>
          </table:table-cell>
          <table:table-cell office:value-type="float" office:value="0.45844000000000001" table:style-name="ce3">
            <text:p>0.45844</text:p>
          </table:table-cell>
          <table:table-cell office:value-type="float" office:value="0.55284999999999995" table:style-name="ce3">
            <text:p>0.55285</text:p>
          </table:table-cell>
          <table:table-cell office:value-type="float" office:value="1.0926100000000001" table:style-name="ce3">
            <text:p>1.09261</text:p>
          </table:table-cell>
          <table:table-cell office:value-type="float" office:value="1.2712600000000001" table:style-name="ce3">
            <text:p>1.27126</text:p>
          </table:table-cell>
          <table:table-cell office:value-type="float" office:value="-9.4409999999999938E-2" table:formula="of:=[.B452]-[.C452]" table:style-name="ce3">
            <text:p>-0.09441</text:p>
          </table:table-cell>
          <table:table-cell office:value-type="float" office:value="-0.17864999999999998" table:formula="of:=[.D452]-[.E452]" table:style-name="ce3">
            <text:p>-0.17865</text:p>
          </table:table-cell>
          <table:table-cell office:value-type="float" office:value="8.4240000000000037E-2" table:formula="of:=[.F452]-[.G452]" table:style-name="ce3">
            <text:p>0.08424</text:p>
          </table:table-cell>
          <table:table-cell table:number-columns-repeated="16376"/>
        </table:table-row>
        <table:table-row table:style-name="ro1">
          <table:table-cell office:value-type="float" office:value="22.55" table:style-name="ce3">
            <text:p>22.55</text:p>
          </table:table-cell>
          <table:table-cell office:value-type="float" office:value="0.45807999999999999" table:style-name="ce3">
            <text:p>0.45808</text:p>
          </table:table-cell>
          <table:table-cell office:value-type="float" office:value="0.55225999999999997" table:style-name="ce3">
            <text:p>0.55226</text:p>
          </table:table-cell>
          <table:table-cell office:value-type="float" office:value="1.0923" table:style-name="ce3">
            <text:p>1.0923</text:p>
          </table:table-cell>
          <table:table-cell office:value-type="float" office:value="1.2665999999999999" table:style-name="ce3">
            <text:p>1.2666</text:p>
          </table:table-cell>
          <table:table-cell office:value-type="float" office:value="-9.4179999999999986E-2" table:formula="of:=[.B453]-[.C453]" table:style-name="ce3">
            <text:p>-0.09418</text:p>
          </table:table-cell>
          <table:table-cell office:value-type="float" office:value="-0.1742999999999999" table:formula="of:=[.D453]-[.E453]" table:style-name="ce3">
            <text:p>-0.1743</text:p>
          </table:table-cell>
          <table:table-cell office:value-type="float" office:value="8.0119999999999914E-2" table:formula="of:=[.F453]-[.G453]" table:style-name="ce3">
            <text:p>0.08012</text:p>
          </table:table-cell>
          <table:table-cell table:number-columns-repeated="16376"/>
        </table:table-row>
        <table:table-row table:style-name="ro1">
          <table:table-cell office:value-type="float" office:value="22.6" table:style-name="ce3">
            <text:p>22.6</text:p>
          </table:table-cell>
          <table:table-cell office:value-type="float" office:value="0.45382" table:style-name="ce3">
            <text:p>0.45382</text:p>
          </table:table-cell>
          <table:table-cell office:value-type="float" office:value="0.54959999999999998" table:style-name="ce3">
            <text:p>0.5496</text:p>
          </table:table-cell>
          <table:table-cell office:value-type="float" office:value="1.081" table:style-name="ce3">
            <text:p>1.081</text:p>
          </table:table-cell>
          <table:table-cell office:value-type="float" office:value="1.2552000000000001" table:style-name="ce3">
            <text:p>1.2552</text:p>
          </table:table-cell>
          <table:table-cell office:value-type="float" office:value="-9.5779999999999976E-2" table:formula="of:=[.B454]-[.C454]" table:style-name="ce3">
            <text:p>-0.09578</text:p>
          </table:table-cell>
          <table:table-cell office:value-type="float" office:value="-0.17420000000000013" table:formula="of:=[.D454]-[.E454]" table:style-name="ce3">
            <text:p>-0.1742</text:p>
          </table:table-cell>
          <table:table-cell office:value-type="float" office:value="7.8420000000000156E-2" table:formula="of:=[.F454]-[.G454]" table:style-name="ce3">
            <text:p>0.07842</text:p>
          </table:table-cell>
          <table:table-cell table:number-columns-repeated="16376"/>
        </table:table-row>
        <table:table-row table:style-name="ro1">
          <table:table-cell office:value-type="float" office:value="22.65" table:style-name="ce3">
            <text:p>22.65</text:p>
          </table:table-cell>
          <table:table-cell office:value-type="float" office:value="0.45355000000000001" table:style-name="ce3">
            <text:p>0.45355</text:p>
          </table:table-cell>
          <table:table-cell office:value-type="float" office:value="0.54368000000000005" table:style-name="ce3">
            <text:p>0.54368</text:p>
          </table:table-cell>
          <table:table-cell office:value-type="float" office:value="1.0732200000000001" table:style-name="ce3">
            <text:p>1.07322</text:p>
          </table:table-cell>
          <table:table-cell office:value-type="float" office:value="1.2499" table:style-name="ce3">
            <text:p>1.2499</text:p>
          </table:table-cell>
          <table:table-cell office:value-type="float" office:value="-9.0130000000000043E-2" table:formula="of:=[.B455]-[.C455]" table:style-name="ce3">
            <text:p>-0.09013</text:p>
          </table:table-cell>
          <table:table-cell office:value-type="float" office:value="-0.17667999999999995" table:formula="of:=[.D455]-[.E455]" table:style-name="ce3">
            <text:p>-0.17668</text:p>
          </table:table-cell>
          <table:table-cell office:value-type="float" office:value="8.6549999999999905E-2" table:formula="of:=[.F455]-[.G455]" table:style-name="ce3">
            <text:p>0.08655</text:p>
          </table:table-cell>
          <table:table-cell table:number-columns-repeated="16376"/>
        </table:table-row>
        <table:table-row table:style-name="ro1">
          <table:table-cell office:value-type="float" office:value="22.7" table:style-name="ce3">
            <text:p>22.7</text:p>
          </table:table-cell>
          <table:table-cell office:value-type="float" office:value="0.4536" table:style-name="ce3">
            <text:p>0.4536</text:p>
          </table:table-cell>
          <table:table-cell office:value-type="float" office:value="0.54910000000000003" table:style-name="ce3">
            <text:p>0.5491</text:p>
          </table:table-cell>
          <table:table-cell office:value-type="float" office:value="1.07362" table:style-name="ce3">
            <text:p>1.07362</text:p>
          </table:table-cell>
          <table:table-cell office:value-type="float" office:value="1.2480199999999999" table:style-name="ce3">
            <text:p>1.24802</text:p>
          </table:table-cell>
          <table:table-cell office:value-type="float" office:value="-9.5500000000000029E-2" table:formula="of:=[.B456]-[.C456]" table:style-name="ce3">
            <text:p>-0.0955</text:p>
          </table:table-cell>
          <table:table-cell office:value-type="float" office:value="-0.17439999999999989" table:formula="of:=[.D456]-[.E456]" table:style-name="ce3">
            <text:p>-0.1744</text:p>
          </table:table-cell>
          <table:table-cell office:value-type="float" office:value="7.8899999999999859E-2" table:formula="of:=[.F456]-[.G456]" table:style-name="ce3">
            <text:p>0.0789</text:p>
          </table:table-cell>
          <table:table-cell table:number-columns-repeated="16376"/>
        </table:table-row>
        <table:table-row table:style-name="ro1">
          <table:table-cell office:value-type="float" office:value="22.75" table:style-name="ce3">
            <text:p>22.75</text:p>
          </table:table-cell>
          <table:table-cell office:value-type="float" office:value="0.45340999999999998" table:style-name="ce3">
            <text:p>0.45341</text:p>
          </table:table-cell>
          <table:table-cell office:value-type="float" office:value="0.54388999999999998" table:style-name="ce3">
            <text:p>0.54389</text:p>
          </table:table-cell>
          <table:table-cell office:value-type="float" office:value="1.0693999999999999" table:style-name="ce3">
            <text:p>1.0694</text:p>
          </table:table-cell>
          <table:table-cell office:value-type="float" office:value="1.2417199999999999" table:style-name="ce3">
            <text:p>1.24172</text:p>
          </table:table-cell>
          <table:table-cell office:value-type="float" office:value="-9.0480000000000005E-2" table:formula="of:=[.B457]-[.C457]" table:style-name="ce3">
            <text:p>-0.09048</text:p>
          </table:table-cell>
          <table:table-cell office:value-type="float" office:value="-0.17232000000000003" table:formula="of:=[.D457]-[.E457]" table:style-name="ce3">
            <text:p>-0.17232</text:p>
          </table:table-cell>
          <table:table-cell office:value-type="float" office:value="8.1840000000000024E-2" table:formula="of:=[.F457]-[.G457]" table:style-name="ce3">
            <text:p>0.08184</text:p>
          </table:table-cell>
          <table:table-cell table:number-columns-repeated="16376"/>
        </table:table-row>
        <table:table-row table:style-name="ro1">
          <table:table-cell office:value-type="float" office:value="22.8" table:style-name="ce3">
            <text:p>22.8</text:p>
          </table:table-cell>
          <table:table-cell office:value-type="float" office:value="0.45150000000000001" table:style-name="ce3">
            <text:p>0.4515</text:p>
          </table:table-cell>
          <table:table-cell office:value-type="float" office:value="0.54259999999999997" table:style-name="ce3">
            <text:p>0.5426</text:p>
          </table:table-cell>
          <table:table-cell office:value-type="float" office:value="1.06629" table:style-name="ce3">
            <text:p>1.06629</text:p>
          </table:table-cell>
          <table:table-cell office:value-type="float" office:value="1.2370099999999999" table:style-name="ce3">
            <text:p>1.23701</text:p>
          </table:table-cell>
          <table:table-cell office:value-type="float" office:value="-9.1099999999999959E-2" table:formula="of:=[.B458]-[.C458]" table:style-name="ce3">
            <text:p>-0.0911</text:p>
          </table:table-cell>
          <table:table-cell office:value-type="float" office:value="-0.17071999999999998" table:formula="of:=[.D458]-[.E458]" table:style-name="ce3">
            <text:p>-0.17072</text:p>
          </table:table-cell>
          <table:table-cell office:value-type="float" office:value="7.9620000000000024E-2" table:formula="of:=[.F458]-[.G458]" table:style-name="ce3">
            <text:p>0.07962</text:p>
          </table:table-cell>
          <table:table-cell table:number-columns-repeated="16376"/>
        </table:table-row>
        <table:table-row table:style-name="ro1">
          <table:table-cell office:value-type="float" office:value="22.85" table:style-name="ce3">
            <text:p>22.85</text:p>
          </table:table-cell>
          <table:table-cell office:value-type="float" office:value="0.45024999999999998" table:style-name="ce3">
            <text:p>0.45025</text:p>
          </table:table-cell>
          <table:table-cell office:value-type="float" office:value="0.54018999999999995" table:style-name="ce3">
            <text:p>0.54019</text:p>
          </table:table-cell>
          <table:table-cell office:value-type="float" office:value="1.06074" table:style-name="ce3">
            <text:p>1.06074</text:p>
          </table:table-cell>
          <table:table-cell office:value-type="float" office:value="1.23146" table:style-name="ce3">
            <text:p>1.23146</text:p>
          </table:table-cell>
          <table:table-cell office:value-type="float" office:value="-8.9939999999999964E-2" table:formula="of:=[.B459]-[.C459]" table:style-name="ce3">
            <text:p>-0.08994</text:p>
          </table:table-cell>
          <table:table-cell office:value-type="float" office:value="-0.17071999999999998" table:formula="of:=[.D459]-[.E459]" table:style-name="ce3">
            <text:p>-0.17072</text:p>
          </table:table-cell>
          <table:table-cell office:value-type="float" office:value="8.0780000000000018E-2" table:formula="of:=[.F459]-[.G459]" table:style-name="ce3">
            <text:p>0.08078</text:p>
          </table:table-cell>
          <table:table-cell table:number-columns-repeated="16376"/>
        </table:table-row>
        <table:table-row table:style-name="ro1">
          <table:table-cell office:value-type="float" office:value="22.9" table:style-name="ce3">
            <text:p>22.9</text:p>
          </table:table-cell>
          <table:table-cell office:value-type="float" office:value="0.45051999999999998" table:style-name="ce3">
            <text:p>0.45052</text:p>
          </table:table-cell>
          <table:table-cell office:value-type="float" office:value="0.53983000000000003" table:style-name="ce3">
            <text:p>0.53983</text:p>
          </table:table-cell>
          <table:table-cell office:value-type="float" office:value="1.05707" table:style-name="ce3">
            <text:p>1.05707</text:p>
          </table:table-cell>
          <table:table-cell office:value-type="float" office:value="1.2278" table:style-name="ce3">
            <text:p>1.2278</text:p>
          </table:table-cell>
          <table:table-cell office:value-type="float" office:value="-8.9310000000000056E-2" table:formula="of:=[.B460]-[.C460]" table:style-name="ce3">
            <text:p>-0.08931</text:p>
          </table:table-cell>
          <table:table-cell office:value-type="float" office:value="-0.17073000000000005" table:formula="of:=[.D460]-[.E460]" table:style-name="ce3">
            <text:p>-0.17073</text:p>
          </table:table-cell>
          <table:table-cell office:value-type="float" office:value="8.1419999999999992E-2" table:formula="of:=[.F460]-[.G460]" table:style-name="ce3">
            <text:p>0.08142</text:p>
          </table:table-cell>
          <table:table-cell table:number-columns-repeated="16376"/>
        </table:table-row>
        <table:table-row table:style-name="ro1">
          <table:table-cell office:value-type="float" office:value="22.95" table:style-name="ce3">
            <text:p>22.95</text:p>
          </table:table-cell>
          <table:table-cell office:value-type="float" office:value="0.45029999999999998" table:style-name="ce3">
            <text:p>0.4503</text:p>
          </table:table-cell>
          <table:table-cell office:value-type="float" office:value="0.53913999999999995" table:style-name="ce3">
            <text:p>0.53914</text:p>
          </table:table-cell>
          <table:table-cell office:value-type="float" office:value="1.05426" table:style-name="ce3">
            <text:p>1.05426</text:p>
          </table:table-cell>
          <table:table-cell office:value-type="float" office:value="1.22645" table:style-name="ce3">
            <text:p>1.22645</text:p>
          </table:table-cell>
          <table:table-cell office:value-type="float" office:value="-8.8839999999999975E-2" table:formula="of:=[.B461]-[.C461]" table:style-name="ce3">
            <text:p>-0.08884</text:p>
          </table:table-cell>
          <table:table-cell office:value-type="float" office:value="-0.17219000000000007" table:formula="of:=[.D461]-[.E461]" table:style-name="ce3">
            <text:p>-0.17219</text:p>
          </table:table-cell>
          <table:table-cell office:value-type="float" office:value="8.3350000000000091E-2" table:formula="of:=[.F461]-[.G461]" table:style-name="ce3">
            <text:p>0.08335</text:p>
          </table:table-cell>
          <table:table-cell table:number-columns-repeated="16376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0.45029999999999998" table:style-name="ce3">
            <text:p>0.4503</text:p>
          </table:table-cell>
          <table:table-cell office:value-type="float" office:value="0.53744000000000003" table:style-name="ce3">
            <text:p>0.53744</text:p>
          </table:table-cell>
          <table:table-cell office:value-type="float" office:value="1.04952" table:style-name="ce3">
            <text:p>1.04952</text:p>
          </table:table-cell>
          <table:table-cell office:value-type="float" office:value="1.2209300000000001" table:style-name="ce3">
            <text:p>1.22093</text:p>
          </table:table-cell>
          <table:table-cell office:value-type="float" office:value="-8.7140000000000051E-2" table:formula="of:=[.B462]-[.C462]" table:style-name="ce3">
            <text:p>-0.08714</text:p>
          </table:table-cell>
          <table:table-cell office:value-type="float" office:value="-0.17141000000000006" table:formula="of:=[.D462]-[.E462]" table:style-name="ce3">
            <text:p>-0.17141</text:p>
          </table:table-cell>
          <table:table-cell office:value-type="float" office:value="8.4270000000000012E-2" table:formula="of:=[.F462]-[.G462]" table:style-name="ce3">
            <text:p>0.08427</text:p>
          </table:table-cell>
          <table:table-cell table:number-columns-repeated="16376"/>
        </table:table-row>
        <table:table-row table:style-name="ro1">
          <table:table-cell office:value-type="float" office:value="23.05" table:style-name="ce3">
            <text:p>23.05</text:p>
          </table:table-cell>
          <table:table-cell office:value-type="float" office:value="0.44844000000000001" table:style-name="ce3">
            <text:p>0.44844</text:p>
          </table:table-cell>
          <table:table-cell office:value-type="float" office:value="0.53641000000000005" table:style-name="ce3">
            <text:p>0.53641</text:p>
          </table:table-cell>
          <table:table-cell office:value-type="float" office:value="1.0450900000000001" table:style-name="ce3">
            <text:p>1.04509</text:p>
          </table:table-cell>
          <table:table-cell office:value-type="float" office:value="1.21373" table:style-name="ce3">
            <text:p>1.21373</text:p>
          </table:table-cell>
          <table:table-cell office:value-type="float" office:value="-8.7970000000000048E-2" table:formula="of:=[.B463]-[.C463]" table:style-name="ce3">
            <text:p>-0.08797</text:p>
          </table:table-cell>
          <table:table-cell office:value-type="float" office:value="-0.1686399999999999" table:formula="of:=[.D463]-[.E463]" table:style-name="ce3">
            <text:p>-0.16864</text:p>
          </table:table-cell>
          <table:table-cell office:value-type="float" office:value="8.0669999999999853E-2" table:formula="of:=[.F463]-[.G463]" table:style-name="ce3">
            <text:p>0.08067</text:p>
          </table:table-cell>
          <table:table-cell table:number-columns-repeated="16376"/>
        </table:table-row>
        <table:table-row table:style-name="ro1">
          <table:table-cell office:value-type="float" office:value="23.1" table:style-name="ce3">
            <text:p>23.1</text:p>
          </table:table-cell>
          <table:table-cell office:value-type="float" office:value="0.44788" table:style-name="ce3">
            <text:p>0.44788</text:p>
          </table:table-cell>
          <table:table-cell office:value-type="float" office:value="0.53454999999999997" table:style-name="ce3">
            <text:p>0.53455</text:p>
          </table:table-cell>
          <table:table-cell office:value-type="float" office:value="1.0424500000000001" table:style-name="ce3">
            <text:p>1.04245</text:p>
          </table:table-cell>
          <table:table-cell office:value-type="float" office:value="1.2097599999999999" table:style-name="ce3">
            <text:p>1.20976</text:p>
          </table:table-cell>
          <table:table-cell office:value-type="float" office:value="-8.6669999999999969E-2" table:formula="of:=[.B464]-[.C464]" table:style-name="ce3">
            <text:p>-0.08667</text:p>
          </table:table-cell>
          <table:table-cell office:value-type="float" office:value="-0.16730999999999985" table:formula="of:=[.D464]-[.E464]" table:style-name="ce3">
            <text:p>-0.16731</text:p>
          </table:table-cell>
          <table:table-cell office:value-type="float" office:value="8.0639999999999878E-2" table:formula="of:=[.F464]-[.G464]" table:style-name="ce3">
            <text:p>0.08064</text:p>
          </table:table-cell>
          <table:table-cell table:number-columns-repeated="16376"/>
        </table:table-row>
        <table:table-row table:style-name="ro1">
          <table:table-cell office:value-type="float" office:value="23.15" table:style-name="ce3">
            <text:p>23.15</text:p>
          </table:table-cell>
          <table:table-cell office:value-type="float" office:value="0.44794" table:style-name="ce3">
            <text:p>0.44794</text:p>
          </table:table-cell>
          <table:table-cell office:value-type="float" office:value="0.53380000000000005" table:style-name="ce3">
            <text:p>0.5338</text:p>
          </table:table-cell>
          <table:table-cell office:value-type="float" office:value="1.03796" table:style-name="ce3">
            <text:p>1.03796</text:p>
          </table:table-cell>
          <table:table-cell office:value-type="float" office:value="1.2051400000000001" table:style-name="ce3">
            <text:p>1.20514</text:p>
          </table:table-cell>
          <table:table-cell office:value-type="float" office:value="-8.5860000000000047E-2" table:formula="of:=[.B465]-[.C465]" table:style-name="ce3">
            <text:p>-0.08586</text:p>
          </table:table-cell>
          <table:table-cell office:value-type="float" office:value="-0.16718000000000011" table:formula="of:=[.D465]-[.E465]" table:style-name="ce3">
            <text:p>-0.16718</text:p>
          </table:table-cell>
          <table:table-cell office:value-type="float" office:value="8.1320000000000059E-2" table:formula="of:=[.F465]-[.G465]" table:style-name="ce3">
            <text:p>0.08132</text:p>
          </table:table-cell>
          <table:table-cell table:number-columns-repeated="16376"/>
        </table:table-row>
        <table:table-row table:style-name="ro1">
          <table:table-cell office:value-type="float" office:value="23.2" table:style-name="ce3">
            <text:p>23.2</text:p>
          </table:table-cell>
          <table:table-cell office:value-type="float" office:value="0.44486999999999999" table:style-name="ce3">
            <text:p>0.44487</text:p>
          </table:table-cell>
          <table:table-cell office:value-type="float" office:value="0.53127000000000002" table:style-name="ce3">
            <text:p>0.53127</text:p>
          </table:table-cell>
          <table:table-cell office:value-type="float" office:value="1.03349" table:style-name="ce3">
            <text:p>1.03349</text:p>
          </table:table-cell>
          <table:table-cell office:value-type="float" office:value="1.2019299999999999" table:style-name="ce3">
            <text:p>1.20193</text:p>
          </table:table-cell>
          <table:table-cell office:value-type="float" office:value="-8.6400000000000032E-2" table:formula="of:=[.B466]-[.C466]" table:style-name="ce3">
            <text:p>-0.0864</text:p>
          </table:table-cell>
          <table:table-cell office:value-type="float" office:value="-0.16843999999999992" table:formula="of:=[.D466]-[.E466]" table:style-name="ce3">
            <text:p>-0.16844</text:p>
          </table:table-cell>
          <table:table-cell office:value-type="float" office:value="8.2039999999999891E-2" table:formula="of:=[.F466]-[.G466]" table:style-name="ce3">
            <text:p>0.08204</text:p>
          </table:table-cell>
          <table:table-cell table:number-columns-repeated="16376"/>
        </table:table-row>
        <table:table-row table:style-name="ro1">
          <table:table-cell office:value-type="float" office:value="23.25" table:style-name="ce3">
            <text:p>23.25</text:p>
          </table:table-cell>
          <table:table-cell office:value-type="float" office:value="0.44529999999999997" table:style-name="ce3">
            <text:p>0.4453</text:p>
          </table:table-cell>
          <table:table-cell office:value-type="float" office:value="0.52917999999999998" table:style-name="ce3">
            <text:p>0.52918</text:p>
          </table:table-cell>
          <table:table-cell office:value-type="float" office:value="1.0310699999999999" table:style-name="ce3">
            <text:p>1.03107</text:p>
          </table:table-cell>
          <table:table-cell office:value-type="float" office:value="1.1973499999999999" table:style-name="ce3">
            <text:p>1.19735</text:p>
          </table:table-cell>
          <table:table-cell office:value-type="float" office:value="-8.388000000000001E-2" table:formula="of:=[.B467]-[.C467]" table:style-name="ce3">
            <text:p>-0.08388</text:p>
          </table:table-cell>
          <table:table-cell office:value-type="float" office:value="-0.16627999999999998" table:formula="of:=[.D467]-[.E467]" table:style-name="ce3">
            <text:p>-0.16628</text:p>
          </table:table-cell>
          <table:table-cell office:value-type="float" office:value="8.2399999999999973E-2" table:formula="of:=[.F467]-[.G467]" table:style-name="ce3">
            <text:p>0.0824</text:p>
          </table:table-cell>
          <table:table-cell table:number-columns-repeated="16376"/>
        </table:table-row>
        <table:table-row table:style-name="ro1">
          <table:table-cell office:value-type="float" office:value="23.3" table:style-name="ce3">
            <text:p>23.3</text:p>
          </table:table-cell>
          <table:table-cell office:value-type="float" office:value="0.44588" table:style-name="ce3">
            <text:p>0.44588</text:p>
          </table:table-cell>
          <table:table-cell office:value-type="float" office:value="0.52871000000000001" table:style-name="ce3">
            <text:p>0.52871</text:p>
          </table:table-cell>
          <table:table-cell office:value-type="float" office:value="1.0295099999999999" table:style-name="ce3">
            <text:p>1.02951</text:p>
          </table:table-cell>
          <table:table-cell office:value-type="float" office:value="1.1970799999999999" table:style-name="ce3">
            <text:p>1.19708</text:p>
          </table:table-cell>
          <table:table-cell office:value-type="float" office:value="-8.2830000000000015E-2" table:formula="of:=[.B468]-[.C468]" table:style-name="ce3">
            <text:p>-0.08283</text:p>
          </table:table-cell>
          <table:table-cell office:value-type="float" office:value="-0.16757" table:formula="of:=[.D468]-[.E468]" table:style-name="ce3">
            <text:p>-0.16757</text:p>
          </table:table-cell>
          <table:table-cell office:value-type="float" office:value="8.4739999999999982E-2" table:formula="of:=[.F468]-[.G468]" table:style-name="ce3">
            <text:p>0.08474</text:p>
          </table:table-cell>
          <table:table-cell table:number-columns-repeated="16376"/>
        </table:table-row>
        <table:table-row table:style-name="ro1">
          <table:table-cell office:value-type="float" office:value="23.35" table:style-name="ce3">
            <text:p>23.35</text:p>
          </table:table-cell>
          <table:table-cell office:value-type="float" office:value="0.44357999999999997" table:style-name="ce3">
            <text:p>0.44358</text:p>
          </table:table-cell>
          <table:table-cell office:value-type="float" office:value="0.52802000000000004" table:style-name="ce3">
            <text:p>0.52802</text:p>
          </table:table-cell>
          <table:table-cell office:value-type="float" office:value="1.0256400000000001" table:style-name="ce3">
            <text:p>1.02564</text:p>
          </table:table-cell>
          <table:table-cell office:value-type="float" office:value="1.19377" table:style-name="ce3">
            <text:p>1.19377</text:p>
          </table:table-cell>
          <table:table-cell office:value-type="float" office:value="-8.4440000000000071E-2" table:formula="of:=[.B469]-[.C469]" table:style-name="ce3">
            <text:p>-0.08444</text:p>
          </table:table-cell>
          <table:table-cell office:value-type="float" office:value="-0.16812999999999989" table:formula="of:=[.D469]-[.E469]" table:style-name="ce3">
            <text:p>-0.16813</text:p>
          </table:table-cell>
          <table:table-cell office:value-type="float" office:value="8.368999999999982E-2" table:formula="of:=[.F469]-[.G469]" table:style-name="ce3">
            <text:p>0.08369</text:p>
          </table:table-cell>
          <table:table-cell table:number-columns-repeated="16376"/>
        </table:table-row>
        <table:table-row table:style-name="ro1">
          <table:table-cell office:value-type="float" office:value="23.4" table:style-name="ce3">
            <text:p>23.4</text:p>
          </table:table-cell>
          <table:table-cell office:value-type="float" office:value="0.44352999999999998" table:style-name="ce3">
            <text:p>0.44353</text:p>
          </table:table-cell>
          <table:table-cell office:value-type="float" office:value="0.52439000000000002" table:style-name="ce3">
            <text:p>0.52439</text:p>
          </table:table-cell>
          <table:table-cell office:value-type="float" office:value="1.0182500000000001" table:style-name="ce3">
            <text:p>1.01825</text:p>
          </table:table-cell>
          <table:table-cell office:value-type="float" office:value="1.1830700000000001" table:style-name="ce3">
            <text:p>1.18307</text:p>
          </table:table-cell>
          <table:table-cell office:value-type="float" office:value="-8.0860000000000043E-2" table:formula="of:=[.B470]-[.C470]" table:style-name="ce3">
            <text:p>-0.08086</text:p>
          </table:table-cell>
          <table:table-cell office:value-type="float" office:value="-0.16481999999999997" table:formula="of:=[.D470]-[.E470]" table:style-name="ce3">
            <text:p>-0.16482</text:p>
          </table:table-cell>
          <table:table-cell office:value-type="float" office:value="8.3959999999999924E-2" table:formula="of:=[.F470]-[.G470]" table:style-name="ce3">
            <text:p>0.08396</text:p>
          </table:table-cell>
          <table:table-cell table:number-columns-repeated="16376"/>
        </table:table-row>
        <table:table-row table:style-name="ro1">
          <table:table-cell office:value-type="float" office:value="23.45" table:style-name="ce3">
            <text:p>23.45</text:p>
          </table:table-cell>
          <table:table-cell office:value-type="float" office:value="0.44485000000000002" table:style-name="ce3">
            <text:p>0.44485</text:p>
          </table:table-cell>
          <table:table-cell office:value-type="float" office:value="0.52612000000000003" table:style-name="ce3">
            <text:p>0.52612</text:p>
          </table:table-cell>
          <table:table-cell office:value-type="float" office:value="1.0197099999999999" table:style-name="ce3">
            <text:p>1.01971</text:p>
          </table:table-cell>
          <table:table-cell office:value-type="float" office:value="1.18201" table:style-name="ce3">
            <text:p>1.18201</text:p>
          </table:table-cell>
          <table:table-cell office:value-type="float" office:value="-8.1270000000000009E-2" table:formula="of:=[.B471]-[.C471]" table:style-name="ce3">
            <text:p>-0.08127</text:p>
          </table:table-cell>
          <table:table-cell office:value-type="float" office:value="-0.16230000000000011" table:formula="of:=[.D471]-[.E471]" table:style-name="ce3">
            <text:p>-0.1623</text:p>
          </table:table-cell>
          <table:table-cell office:value-type="float" office:value="8.1030000000000102E-2" table:formula="of:=[.F471]-[.G471]" table:style-name="ce3">
            <text:p>0.08103</text:p>
          </table:table-cell>
          <table:table-cell table:number-columns-repeated="16376"/>
        </table:table-row>
        <table:table-row table:style-name="ro1">
          <table:table-cell office:value-type="float" office:value="23.5" table:style-name="ce3">
            <text:p>23.5</text:p>
          </table:table-cell>
          <table:table-cell office:value-type="float" office:value="0.44346000000000002" table:style-name="ce3">
            <text:p>0.44346</text:p>
          </table:table-cell>
          <table:table-cell office:value-type="float" office:value="0.52512000000000003" table:style-name="ce3">
            <text:p>0.52512</text:p>
          </table:table-cell>
          <table:table-cell office:value-type="float" office:value="1.02058" table:style-name="ce3">
            <text:p>1.02058</text:p>
          </table:table-cell>
          <table:table-cell office:value-type="float" office:value="1.18442" table:style-name="ce3">
            <text:p>1.18442</text:p>
          </table:table-cell>
          <table:table-cell office:value-type="float" office:value="-8.166000000000001E-2" table:formula="of:=[.B472]-[.C472]" table:style-name="ce3">
            <text:p>-0.08166</text:p>
          </table:table-cell>
          <table:table-cell office:value-type="float" office:value="-0.16383999999999999" table:formula="of:=[.D472]-[.E472]" table:style-name="ce3">
            <text:p>-0.16384</text:p>
          </table:table-cell>
          <table:table-cell office:value-type="float" office:value="8.2179999999999975E-2" table:formula="of:=[.F472]-[.G472]" table:style-name="ce3">
            <text:p>0.08218</text:p>
          </table:table-cell>
          <table:table-cell table:number-columns-repeated="16376"/>
        </table:table-row>
        <table:table-row table:style-name="ro1">
          <table:table-cell office:value-type="float" office:value="23.55" table:style-name="ce3">
            <text:p>23.55</text:p>
          </table:table-cell>
          <table:table-cell office:value-type="float" office:value="0.45269999999999999" table:style-name="ce3">
            <text:p>0.4527</text:p>
          </table:table-cell>
          <table:table-cell office:value-type="float" office:value="0.50748000000000004" table:style-name="ce3">
            <text:p>0.50748</text:p>
          </table:table-cell>
          <table:table-cell office:value-type="float" office:value="1.0243599999999999" table:style-name="ce3">
            <text:p>1.02436</text:p>
          </table:table-cell>
          <table:table-cell office:value-type="float" office:value="1.2037599999999999" table:style-name="ce3">
            <text:p>1.20376</text:p>
          </table:table-cell>
          <table:table-cell office:value-type="float" office:value="-5.4780000000000051E-2" table:formula="of:=[.B473]-[.C473]" table:style-name="ce3">
            <text:p>-0.05478</text:p>
          </table:table-cell>
          <table:table-cell office:value-type="float" office:value="-0.1794" table:formula="of:=[.D473]-[.E473]" table:style-name="ce3">
            <text:p>-0.1794</text:p>
          </table:table-cell>
          <table:table-cell office:value-type="float" office:value="0.12461999999999995" table:formula="of:=[.F473]-[.G473]" table:style-name="ce3">
            <text:p>0.12462</text:p>
          </table:table-cell>
          <table:table-cell table:number-columns-repeated="16376"/>
        </table:table-row>
        <table:table-row table:number-rows-repeated="1048103" table:style-name="ro1">
          <table:table-cell table:number-columns-repeated="16384"/>
        </table:table-row>
      </table:table>
      <table:table table:name="charmm_vs_ecc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2">
            <text:p>Q(A-1)</text:p>
          </table:table-cell>
          <table:table-cell office:value-type="string" table:style-name="ce2">
            <text:p>CHARMM</text:p>
          </table:table-cell>
          <table:table-cell office:value-type="string" table:style-name="ce2">
            <text:p>ProsECCo</text:p>
          </table:table-cell>
          <table:table-cell office:value-type="string" table:style-name="ce2">
            <text:p>Experiment</text:p>
          </table:table-cell>
          <table:table-cell table:number-columns-repeated="16380"/>
        </table:table-row>
        <table:table-row table:style-name="ro1">
          <table:table-cell office:value-type="float" office:value="0.05" table:style-name="ce3">
            <text:p>0.05</text:p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0.1" table:style-name="ce3">
            <text:p>0.1</text:p>
          </table:table-cell>
          <table:table-cell office:value-type="float" office:value="1.74687763546216" table:style-name="ce3">
            <text:p>1.746877635</text:p>
          </table:table-cell>
          <table:table-cell office:value-type="float" office:value="-3.4874649878849402" table:style-name="ce3">
            <text:p>-3.487464988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0.15" table:style-name="ce3">
            <text:p>0.15</text:p>
          </table:table-cell>
          <table:table-cell office:value-type="float" office:value="1.2896242445293999" table:style-name="ce3">
            <text:p>1.289624245</text:p>
          </table:table-cell>
          <table:table-cell office:value-type="float" office:value="-3.86987437314751" table:style-name="ce3">
            <text:p>-3.869874373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0.2" table:style-name="ce3">
            <text:p>0.2</text:p>
          </table:table-cell>
          <table:table-cell office:value-type="float" office:value="0.559260934864236" table:style-name="ce3">
            <text:p>0.559260935</text:p>
          </table:table-cell>
          <table:table-cell office:value-type="float" office:value="-4.44450676422972" table:style-name="ce3">
            <text:p>-4.444506764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0.25" table:style-name="ce3">
            <text:p>0.25</text:p>
          </table:table-cell>
          <table:table-cell office:value-type="float" office:value="-0.40060147643234501" table:style-name="ce3">
            <text:p>-0.400601476</text:p>
          </table:table-cell>
          <table:table-cell office:value-type="float" office:value="-5.1349277445662098" table:style-name="ce3">
            <text:p>-5.134927745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0.3" table:style-name="ce3">
            <text:p>0.3</text:p>
          </table:table-cell>
          <table:table-cell office:value-type="float" office:value="-1.53524305509947" table:style-name="ce3">
            <text:p>-1.535243055</text:p>
          </table:table-cell>
          <table:table-cell office:value-type="float" office:value="-5.8627353858134699" table:style-name="ce3">
            <text:p>-5.862735386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0.35" table:style-name="ce3">
            <text:p>0.35</text:p>
          </table:table-cell>
          <table:table-cell office:value-type="float" office:value="-2.78223372539113" table:style-name="ce3">
            <text:p>-2.782233725</text:p>
          </table:table-cell>
          <table:table-cell office:value-type="float" office:value="-6.5633226304612897" table:style-name="ce3">
            <text:p>-6.56332263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0.4" table:style-name="ce3">
            <text:p>0.4</text:p>
          </table:table-cell>
          <table:table-cell office:value-type="float" office:value="-4.0733674975835203" table:style-name="ce3">
            <text:p>-4.073367498</text:p>
          </table:table-cell>
          <table:table-cell office:value-type="float" office:value="-7.1936753290399302" table:style-name="ce3">
            <text:p>-7.193675329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0.45" table:style-name="ce3">
            <text:p>0.45</text:p>
          </table:table-cell>
          <table:table-cell office:value-type="float" office:value="-5.3354399810053499" table:style-name="ce3">
            <text:p>-5.335439981</text:p>
          </table:table-cell>
          <table:table-cell office:value-type="float" office:value="-7.7304912409443496" table:style-name="ce3">
            <text:p>-7.730491241</text:p>
          </table:table-cell>
          <table:table-cell office:value-type="float" office:value="-8.0100032112743005" table:style-name="ce2">
            <text:p>-8.010003211</text:p>
          </table:table-cell>
          <table:table-cell table:number-columns-repeated="16380"/>
        </table:table-row>
        <table:table-row table:style-name="ro1">
          <table:table-cell office:value-type="float" office:value="0.5" table:style-name="ce3">
            <text:p>0.5</text:p>
          </table:table-cell>
          <table:table-cell office:value-type="float" office:value="-6.49119655117706" table:style-name="ce3">
            <text:p>-6.491196551</text:p>
          </table:table-cell>
          <table:table-cell office:value-type="float" office:value="-8.1608851901509798" table:style-name="ce3">
            <text:p>-8.16088519</text:p>
          </table:table-cell>
          <table:table-cell office:value-type="float" office:value="-8.38744905893995" table:style-name="ce2">
            <text:p>-8.387449059</text:p>
          </table:table-cell>
          <table:table-cell table:number-columns-repeated="16380"/>
        </table:table-row>
        <table:table-row table:style-name="ro1">
          <table:table-cell office:value-type="float" office:value="0.55000000000000004" table:style-name="ce3">
            <text:p>0.55</text:p>
          </table:table-cell>
          <table:table-cell office:value-type="float" office:value="-7.4621821821393102" table:style-name="ce3">
            <text:p>-7.462182182</text:p>
          </table:table-cell>
          <table:table-cell office:value-type="float" office:value="-8.4708497967003602" table:style-name="ce3">
            <text:p>-8.470849797</text:p>
          </table:table-cell>
          <table:table-cell office:value-type="float" office:value="-8.4931094661343796" table:style-name="ce2">
            <text:p>-8.493109466</text:p>
          </table:table-cell>
          <table:table-cell table:number-columns-repeated="16380"/>
        </table:table-row>
        <table:table-row table:style-name="ro1">
          <table:table-cell office:value-type="float" office:value="0.6" table:style-name="ce3">
            <text:p>0.6</text:p>
          </table:table-cell>
          <table:table-cell office:value-type="float" office:value="-8.1747208018764699" table:style-name="ce3">
            <text:p>-8.174720802</text:p>
          </table:table-cell>
          <table:table-cell office:value-type="float" office:value="-8.6373114293065001" table:style-name="ce3">
            <text:p>-8.637311429</text:p>
          </table:table-cell>
          <table:table-cell office:value-type="float" office:value="-8.4798473836458896" table:style-name="ce2">
            <text:p>-8.479847384</text:p>
          </table:table-cell>
          <table:table-cell table:number-columns-repeated="16380"/>
        </table:table-row>
        <table:table-row table:style-name="ro1">
          <table:table-cell office:value-type="float" office:value="0.65" table:style-name="ce3">
            <text:p>0.65</text:p>
          </table:table-cell>
          <table:table-cell office:value-type="float" office:value="-8.5689528706844893" table:style-name="ce3">
            <text:p>-8.568952871</text:p>
          </table:table-cell>
          <table:table-cell office:value-type="float" office:value="-8.6278371743873699" table:style-name="ce3">
            <text:p>-8.627837174</text:p>
          </table:table-cell>
          <table:table-cell office:value-type="float" office:value="-8.38029451443958" table:style-name="ce2">
            <text:p>-8.380294514</text:p>
          </table:table-cell>
          <table:table-cell table:number-columns-repeated="16380"/>
        </table:table-row>
        <table:table-row table:style-name="ro1">
          <table:table-cell office:value-type="float" office:value="0.7" table:style-name="ce3">
            <text:p>0.7</text:p>
          </table:table-cell>
          <table:table-cell office:value-type="float" office:value="-8.6092565350831407" table:style-name="ce3">
            <text:p>-8.609256535</text:p>
          </table:table-cell>
          <table:table-cell office:value-type="float" office:value="-8.4086006578061099" table:style-name="ce3">
            <text:p>-8.408600658</text:p>
          </table:table-cell>
          <table:table-cell office:value-type="float" office:value="-8.0179430106588594" table:style-name="ce2">
            <text:p>-8.017943011</text:p>
          </table:table-cell>
          <table:table-cell table:number-columns-repeated="16380"/>
        </table:table-row>
        <table:table-row table:style-name="ro1">
          <table:table-cell office:value-type="float" office:value="0.75" table:style-name="ce3">
            <text:p>0.75</text:p>
          </table:table-cell>
          <table:table-cell office:value-type="float" office:value="-8.2931517080164099" table:style-name="ce3">
            <text:p>-8.293151708</text:p>
          </table:table-cell>
          <table:table-cell office:value-type="float" office:value="-7.9575562682930903" table:style-name="ce3">
            <text:p>-7.957556268</text:p>
          </table:table-cell>
          <table:table-cell office:value-type="float" office:value="-7.5093595973340603" table:style-name="ce2">
            <text:p>-7.509359597</text:p>
          </table:table-cell>
          <table:table-cell table:number-columns-repeated="16380"/>
        </table:table-row>
        <table:table-row table:style-name="ro1">
          <table:table-cell office:value-type="float" office:value="0.8" table:style-name="ce3">
            <text:p>0.8</text:p>
          </table:table-cell>
          <table:table-cell office:value-type="float" office:value="-7.6555247253752903" table:style-name="ce3">
            <text:p>-7.655524725</text:p>
          </table:table-cell>
          <table:table-cell office:value-type="float" office:value="-7.2774086890836696" table:style-name="ce3">
            <text:p>-7.277408689</text:p>
          </table:table-cell>
          <table:table-cell office:value-type="float" office:value="-6.7091848703480297" table:style-name="ce2">
            <text:p>-6.70918487</text:p>
          </table:table-cell>
          <table:table-cell table:number-columns-repeated="16380"/>
        </table:table-row>
        <table:table-row table:style-name="ro1">
          <table:table-cell office:value-type="float" office:value="0.85" table:style-name="ce3">
            <text:p>0.85</text:p>
          </table:table-cell>
          <table:table-cell office:value-type="float" office:value="-6.7659484782866697" table:style-name="ce3">
            <text:p>-6.765948478</text:p>
          </table:table-cell>
          <table:table-cell office:value-type="float" office:value="-6.4028384284218403" table:style-name="ce3">
            <text:p>-6.402838428</text:p>
          </table:table-cell>
          <table:table-cell office:value-type="float" office:value="-5.8868485055193798" table:style-name="ce2">
            <text:p>-5.886848506</text:p>
          </table:table-cell>
          <table:table-cell table:number-columns-repeated="16380"/>
        </table:table-row>
        <table:table-row table:style-name="ro1">
          <table:table-cell office:value-type="float" office:value="0.9" table:style-name="ce3">
            <text:p>0.9</text:p>
          </table:table-cell>
          <table:table-cell office:value-type="float" office:value="-5.7187711746662204" table:style-name="ce3">
            <text:p>-5.718771175</text:p>
          </table:table-cell>
          <table:table-cell office:value-type="float" office:value="-5.3985620353382204" table:style-name="ce3">
            <text:p>-5.398562035</text:p>
          </table:table-cell>
          <table:table-cell office:value-type="float" office:value="-4.8810242494191698" table:style-name="ce2">
            <text:p>-4.881024249</text:p>
          </table:table-cell>
          <table:table-cell table:number-columns-repeated="16380"/>
        </table:table-row>
        <table:table-row table:style-name="ro1">
          <table:table-cell office:value-type="float" office:value="0.95" table:style-name="ce3">
            <text:p>0.95</text:p>
          </table:table-cell>
          <table:table-cell office:value-type="float" office:value="-4.6178674741791497" table:style-name="ce3">
            <text:p>-4.617867474</text:p>
          </table:table-cell>
          <table:table-cell office:value-type="float" office:value="-4.34826871229604" table:style-name="ce3">
            <text:p>-4.348268712</text:p>
          </table:table-cell>
          <table:table-cell office:value-type="float" office:value="-4.1245620443195001" table:style-name="ce2">
            <text:p>-4.124562044</text:p>
          </table:table-cell>
          <table:table-cell table:number-columns-repeated="1638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-3.5596880859858699" table:style-name="ce3">
            <text:p>-3.559688086</text:p>
          </table:table-cell>
          <table:table-cell office:value-type="float" office:value="-3.3378729303250401" table:style-name="ce3">
            <text:p>-3.33787293</text:p>
          </table:table-cell>
          <table:table-cell office:value-type="float" office:value="-3.1856589544605098" table:style-name="ce2">
            <text:p>-3.185658954</text:p>
          </table:table-cell>
          <table:table-cell table:number-columns-repeated="16380"/>
        </table:table-row>
        <table:table-row table:style-name="ro1">
          <table:table-cell office:value-type="float" office:value="1.05" table:style-name="ce3">
            <text:p>1.05</text:p>
          </table:table-cell>
          <table:table-cell office:value-type="float" office:value="-2.6188561180901599" table:style-name="ce3">
            <text:p>-2.618856118</text:p>
          </table:table-cell>
          <table:table-cell office:value-type="float" office:value="-2.4385236887412098" table:style-name="ce3">
            <text:p>-2.438523689</text:p>
          </table:table-cell>
          <table:table-cell office:value-type="float" office:value="-2.5034469611878101" table:style-name="ce2">
            <text:p>-2.503446961</text:p>
          </table:table-cell>
          <table:table-cell table:number-columns-repeated="16380"/>
        </table:table-row>
        <table:table-row table:style-name="ro1">
          <table:table-cell office:value-type="float" office:value="1.1000000000000001" table:style-name="ce3">
            <text:p>1.1</text:p>
          </table:table-cell>
          <table:table-cell office:value-type="float" office:value="-1.8397940966644799" table:style-name="ce3">
            <text:p>-1.839794097</text:p>
          </table:table-cell>
          <table:table-cell office:value-type="float" office:value="-1.6946947756503199" table:style-name="ce3">
            <text:p>-1.694694776</text:p>
          </table:table-cell>
          <table:table-cell office:value-type="float" office:value="-1.8180066978356999" table:style-name="ce2">
            <text:p>-1.818006698</text:p>
          </table:table-cell>
          <table:table-cell table:number-columns-repeated="16380"/>
        </table:table-row>
        <table:table-row table:style-name="ro1">
          <table:table-cell office:value-type="float" office:value="1.1499999999999999" table:style-name="ce3">
            <text:p>1.15</text:p>
          </table:table-cell>
          <table:table-cell office:value-type="float" office:value="-1.2359827868598501" table:style-name="ce3">
            <text:p>-1.235982787</text:p>
          </table:table-cell>
          <table:table-cell office:value-type="float" office:value="-1.12059756567647" table:style-name="ce3">
            <text:p>-1.120597566</text:p>
          </table:table-cell>
          <table:table-cell office:value-type="float" office:value="-1.30043647861411" table:style-name="ce2">
            <text:p>-1.300436479</text:p>
          </table:table-cell>
          <table:table-cell table:number-columns-repeated="16380"/>
        </table:table-row>
        <table:table-row table:style-name="ro1">
          <table:table-cell office:value-type="float" office:value="1.2" table:style-name="ce3">
            <text:p>1.2</text:p>
          </table:table-cell>
          <table:table-cell office:value-type="float" office:value="-0.79611643304806101" table:style-name="ce3">
            <text:p>-0.796116433</text:p>
          </table:table-cell>
          <table:table-cell office:value-type="float" office:value="-0.70502408892957003" table:style-name="ce3">
            <text:p>-0.705024089</text:p>
          </table:table-cell>
          <table:table-cell office:value-type="float" office:value="-0.86034474129891203" table:style-name="ce2">
            <text:p>-0.860344741</text:p>
          </table:table-cell>
          <table:table-cell table:number-columns-repeated="16380"/>
        </table:table-row>
        <table:table-row table:style-name="ro1">
          <table:table-cell office:value-type="float" office:value="1.25" table:style-name="ce3">
            <text:p>1.25</text:p>
          </table:table-cell>
          <table:table-cell office:value-type="float" office:value="-0.49444539392405401" table:style-name="ce3">
            <text:p>-0.494445394</text:p>
          </table:table-cell>
          <table:table-cell office:value-type="float" office:value="-0.42181316887036402" table:style-name="ce3">
            <text:p>-0.421813169</text:p>
          </table:table-cell>
          <table:table-cell office:value-type="float" office:value="-0.61255320006672698" table:style-name="ce2">
            <text:p>-0.6125532</text:p>
          </table:table-cell>
          <table:table-cell table:number-columns-repeated="16380"/>
        </table:table-row>
        <table:table-row table:style-name="ro1">
          <table:table-cell office:value-type="float" office:value="1.3" table:style-name="ce3">
            <text:p>1.3</text:p>
          </table:table-cell>
          <table:table-cell office:value-type="float" office:value="-0.30164651011705801" table:style-name="ce3">
            <text:p>-0.30164651</text:p>
          </table:table-cell>
          <table:table-cell office:value-type="float" office:value="-0.241531086425636" table:style-name="ce3">
            <text:p>-0.241531086</text:p>
          </table:table-cell>
          <table:table-cell office:value-type="float" office:value="-0.39503759714706999" table:style-name="ce2">
            <text:p>-0.395037597</text:p>
          </table:table-cell>
          <table:table-cell table:number-columns-repeated="16380"/>
        </table:table-row>
        <table:table-row table:style-name="ro1">
          <table:table-cell office:value-type="float" office:value="1.35" table:style-name="ce3">
            <text:p>1.35</text:p>
          </table:table-cell>
          <table:table-cell office:value-type="float" office:value="-0.19289758578247199" table:style-name="ce3">
            <text:p>-0.192897586</text:p>
          </table:table-cell>
          <table:table-cell office:value-type="float" office:value="-0.140165690698316" table:style-name="ce3">
            <text:p>-0.140165691</text:p>
          </table:table-cell>
          <table:table-cell office:value-type="float" office:value="-0.304297032752188" table:style-name="ce2">
            <text:p>-0.304297033</text:p>
          </table:table-cell>
          <table:table-cell table:number-columns-repeated="16380"/>
        </table:table-row>
        <table:table-row table:style-name="ro1">
          <table:table-cell office:value-type="float" office:value="1.4" table:style-name="ce3">
            <text:p>1.4</text:p>
          </table:table-cell>
          <table:table-cell office:value-type="float" office:value="-0.15124220574528" table:style-name="ce3">
            <text:p>-0.151242206</text:p>
          </table:table-cell>
          <table:table-cell office:value-type="float" office:value="-0.102392640489656" table:style-name="ce3">
            <text:p>-0.10239264</text:p>
          </table:table-cell>
          <table:table-cell office:value-type="float" office:value="-0.23746311705364501" table:style-name="ce2">
            <text:p>-0.237463117</text:p>
          </table:table-cell>
          <table:table-cell table:number-columns-repeated="16380"/>
        </table:table-row>
        <table:table-row table:style-name="ro1">
          <table:table-cell office:value-type="float" office:value="1.45" table:style-name="ce3">
            <text:p>1.45</text:p>
          </table:table-cell>
          <table:table-cell office:value-type="float" office:value="-0.166230017182668" table:style-name="ce3">
            <text:p>-0.166230017</text:p>
          </table:table-cell>
          <table:table-cell office:value-type="float" office:value="-0.119440192862029" table:style-name="ce3">
            <text:p>-0.119440193</text:p>
          </table:table-cell>
          <table:table-cell office:value-type="float" office:value="-0.20544216788737499" table:style-name="ce2">
            <text:p>-0.205442168</text:p>
          </table:table-cell>
          <table:table-cell table:number-columns-repeated="16380"/>
        </table:table-row>
        <table:table-row table:style-name="ro1">
          <table:table-cell office:value-type="float" office:value="1.5" table:style-name="ce3">
            <text:p>1.5</text:p>
          </table:table-cell>
          <table:table-cell office:value-type="float" office:value="-0.229489314381536" table:style-name="ce3">
            <text:p>-0.229489314</text:p>
          </table:table-cell>
          <table:table-cell office:value-type="float" office:value="-0.18371219342428899" table:style-name="ce3">
            <text:p>-0.183712193</text:p>
          </table:table-cell>
          <table:table-cell office:value-type="float" office:value="-0.36572141480411102" table:style-name="ce2">
            <text:p>-0.365721415</text:p>
          </table:table-cell>
          <table:table-cell table:number-columns-repeated="16380"/>
        </table:table-row>
        <table:table-row table:style-name="ro1">
          <table:table-cell office:value-type="float" office:value="1.55" table:style-name="ce3">
            <text:p>1.55</text:p>
          </table:table-cell>
          <table:table-cell office:value-type="float" office:value="-0.329760870693657" table:style-name="ce3">
            <text:p>-0.329760871</text:p>
          </table:table-cell>
          <table:table-cell office:value-type="float" office:value="-0.28332483807053099" table:style-name="ce3">
            <text:p>-0.283324838</text:p>
          </table:table-cell>
          <table:table-cell office:value-type="float" office:value="-0.462831268815173" table:style-name="ce2">
            <text:p>-0.462831269</text:p>
          </table:table-cell>
          <table:table-cell table:number-columns-repeated="16380"/>
        </table:table-row>
        <table:table-row table:style-name="ro1">
          <table:table-cell office:value-type="float" office:value="1.6" table:style-name="ce3">
            <text:p>1.6</text:p>
          </table:table-cell>
          <table:table-cell office:value-type="float" office:value="-0.44976742228071898" table:style-name="ce3">
            <text:p>-0.449767422</text:p>
          </table:table-cell>
          <table:table-cell office:value-type="float" office:value="-0.39930939529635101" table:style-name="ce3">
            <text:p>-0.399309395</text:p>
          </table:table-cell>
          <table:table-cell office:value-type="float" office:value="-0.58917005462651395" table:style-name="ce2">
            <text:p>-0.589170055</text:p>
          </table:table-cell>
          <table:table-cell table:number-columns-repeated="16380"/>
        </table:table-row>
        <table:table-row table:style-name="ro1">
          <table:table-cell office:value-type="float" office:value="1.65" table:style-name="ce3">
            <text:p>1.65</text:p>
          </table:table-cell>
          <table:table-cell office:value-type="float" office:value="-0.56628470798575903" table:style-name="ce3">
            <text:p>-0.566284708</text:p>
          </table:table-cell>
          <table:table-cell office:value-type="float" office:value="-0.50676080487655495" table:style-name="ce3">
            <text:p>-0.506760805</text:p>
          </table:table-cell>
          <table:table-cell office:value-type="float" office:value="-0.64143312969625599" table:style-name="ce2">
            <text:p>-0.64143313</text:p>
          </table:table-cell>
          <table:table-cell table:number-columns-repeated="16380"/>
        </table:table-row>
        <table:table-row table:style-name="ro1">
          <table:table-cell office:value-type="float" office:value="1.7" table:style-name="ce3">
            <text:p>1.7</text:p>
          </table:table-cell>
          <table:table-cell office:value-type="float" office:value="-0.65338693901086498" table:style-name="ce3">
            <text:p>-0.653386939</text:p>
          </table:table-cell>
          <table:table-cell office:value-type="float" office:value="-0.57939621492053195" table:style-name="ce3">
            <text:p>-0.579396215</text:p>
          </table:table-cell>
          <table:table-cell office:value-type="float" office:value="-0.74910029937249001" table:style-name="ce2">
            <text:p>-0.749100299</text:p>
          </table:table-cell>
          <table:table-cell table:number-columns-repeated="16380"/>
        </table:table-row>
        <table:table-row table:style-name="ro1">
          <table:table-cell office:value-type="float" office:value="1.75" table:style-name="ce3">
            <text:p>1.75</text:p>
          </table:table-cell>
          <table:table-cell office:value-type="float" office:value="-0.68762081049520196" table:style-name="ce3">
            <text:p>-0.68762081</text:p>
          </table:table-cell>
          <table:table-cell office:value-type="float" office:value="-0.59560731390996602" table:style-name="ce3">
            <text:p>-0.595607314</text:p>
          </table:table-cell>
          <table:table-cell office:value-type="float" office:value="-0.66821904630128304" table:style-name="ce2">
            <text:p>-0.668219046</text:p>
          </table:table-cell>
          <table:table-cell table:number-columns-repeated="16380"/>
        </table:table-row>
        <table:table-row table:style-name="ro1">
          <table:table-cell office:value-type="float" office:value="1.8" table:style-name="ce3">
            <text:p>1.8</text:p>
          </table:table-cell>
          <table:table-cell office:value-type="float" office:value="-0.65324444152827799" table:style-name="ce3">
            <text:p>-0.653244442</text:p>
          </table:table-cell>
          <table:table-cell office:value-type="float" office:value="-0.54365124277769605" table:style-name="ce3">
            <text:p>-0.543651243</text:p>
          </table:table-cell>
          <table:table-cell office:value-type="float" office:value="-0.78705428544150902" table:style-name="ce2">
            <text:p>-0.787054285</text:p>
          </table:table-cell>
          <table:table-cell table:number-columns-repeated="16380"/>
        </table:table-row>
        <table:table-row table:style-name="ro1">
          <table:table-cell office:value-type="float" office:value="1.85" table:style-name="ce3">
            <text:p>1.85</text:p>
          </table:table-cell>
          <table:table-cell office:value-type="float" office:value="-0.54579871235212396" table:style-name="ce3">
            <text:p>-0.545798712</text:p>
          </table:table-cell>
          <table:table-cell office:value-type="float" office:value="-0.42418128088203899" table:style-name="ce3">
            <text:p>-0.424181281</text:p>
          </table:table-cell>
          <table:table-cell office:value-type="float" office:value="-0.587861296486203" table:style-name="ce2">
            <text:p>-0.587861296</text:p>
          </table:table-cell>
          <table:table-cell table:number-columns-repeated="16380"/>
        </table:table-row>
        <table:table-row table:style-name="ro1">
          <table:table-cell office:value-type="float" office:value="1.9" table:style-name="ce3">
            <text:p>1.9</text:p>
          </table:table-cell>
          <table:table-cell office:value-type="float" office:value="-0.37300536817353802" table:style-name="ce3">
            <text:p>-0.373005368</text:p>
          </table:table-cell>
          <table:table-cell office:value-type="float" office:value="-0.24950636133655699" table:style-name="ce3">
            <text:p>-0.249506361</text:p>
          </table:table-cell>
          <table:table-cell office:value-type="float" office:value="-0.408561431263612" table:style-name="ce2">
            <text:p>-0.408561431</text:p>
          </table:table-cell>
          <table:table-cell table:number-columns-repeated="16380"/>
        </table:table-row>
        <table:table-row table:style-name="ro1">
          <table:table-cell office:value-type="float" office:value="1.95" table:style-name="ce3">
            <text:p>1.95</text:p>
          </table:table-cell>
          <table:table-cell office:value-type="float" office:value="-0.15295411274196399" table:style-name="ce3">
            <text:p>-0.152954113</text:p>
          </table:table-cell>
          <table:table-cell office:value-type="float" office:value="-4.0212092899553901E-2" table:style-name="ce3">
            <text:p>-0.040212093</text:p>
          </table:table-cell>
          <table:table-cell office:value-type="float" office:value="-0.324713659741036" table:style-name="ce2">
            <text:p>-0.32471366</text:p>
          </table:table-cell>
          <table:table-cell table:number-columns-repeated="16380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8.9640644741185493E-2" table:style-name="ce3">
            <text:p>0.089640645</text:p>
          </table:table-cell>
          <table:table-cell office:value-type="float" office:value="0.17943929892821101" table:style-name="ce3">
            <text:p>0.179439299</text:p>
          </table:table-cell>
          <table:table-cell office:value-type="float" office:value="-3.6525117244588297E-2" table:style-name="ce2">
            <text:p>-0.036525117</text:p>
          </table:table-cell>
          <table:table-cell table:number-columns-repeated="16380"/>
        </table:table-row>
        <table:table-row table:style-name="ro1">
          <table:table-cell office:value-type="float" office:value="2.0499999999999998" table:style-name="ce3">
            <text:p>2.05</text:p>
          </table:table-cell>
          <table:table-cell office:value-type="float" office:value="0.327931067181365" table:style-name="ce3">
            <text:p>0.327931067</text:p>
          </table:table-cell>
          <table:table-cell office:value-type="float" office:value="0.385827630010317" table:style-name="ce3">
            <text:p>0.38582763</text:p>
          </table:table-cell>
          <table:table-cell office:value-type="float" office:value="2.0536737672958098E-2" table:style-name="ce2">
            <text:p>0.020536738</text:p>
          </table:table-cell>
          <table:table-cell table:number-columns-repeated="16380"/>
        </table:table-row>
        <table:table-row table:style-name="ro1">
          <table:table-cell office:value-type="float" office:value="2.1" table:style-name="ce3">
            <text:p>2.1</text:p>
          </table:table-cell>
          <table:table-cell office:value-type="float" office:value="0.53706580099943402" table:style-name="ce3">
            <text:p>0.537065801</text:p>
          </table:table-cell>
          <table:table-cell office:value-type="float" office:value="0.55902486171780197" table:style-name="ce3">
            <text:p>0.559024862</text:p>
          </table:table-cell>
          <table:table-cell office:value-type="float" office:value="0.22217274182351901" table:style-name="ce2">
            <text:p>0.222172742</text:p>
          </table:table-cell>
          <table:table-cell table:number-columns-repeated="16380"/>
        </table:table-row>
        <table:table-row table:style-name="ro1">
          <table:table-cell office:value-type="float" office:value="2.15" table:style-name="ce3">
            <text:p>2.15</text:p>
          </table:table-cell>
          <table:table-cell office:value-type="float" office:value="0.697257188188803" table:style-name="ce3">
            <text:p>0.697257188</text:p>
          </table:table-cell>
          <table:table-cell office:value-type="float" office:value="0.684359136649211" table:style-name="ce3">
            <text:p>0.684359137</text:p>
          </table:table-cell>
          <table:table-cell office:value-type="float" office:value="0.45460818754271898" table:style-name="ce2">
            <text:p>0.454608188</text:p>
          </table:table-cell>
          <table:table-cell table:number-columns-repeated="16380"/>
        </table:table-row>
        <table:table-row table:style-name="ro1">
          <table:table-cell office:value-type="float" office:value="2.2000000000000002" table:style-name="ce3">
            <text:p>2.2</text:p>
          </table:table-cell>
          <table:table-cell office:value-type="float" office:value="0.79558404804333405" table:style-name="ce3">
            <text:p>0.795584048</text:p>
          </table:table-cell>
          <table:table-cell office:value-type="float" office:value="0.75289895436112597" table:style-name="ce3">
            <text:p>0.752898954</text:p>
          </table:table-cell>
          <table:table-cell office:value-type="float" office:value="0.497448204002232" table:style-name="ce2">
            <text:p>0.497448204</text:p>
          </table:table-cell>
          <table:table-cell table:number-columns-repeated="16380"/>
        </table:table-row>
        <table:table-row table:style-name="ro1">
          <table:table-cell office:value-type="float" office:value="2.25" table:style-name="ce3">
            <text:p>2.25</text:p>
          </table:table-cell>
          <table:table-cell office:value-type="float" office:value="0.826695131718443" table:style-name="ce3">
            <text:p>0.826695132</text:p>
          </table:table-cell>
          <table:table-cell office:value-type="float" office:value="0.76148038292118703" table:style-name="ce3">
            <text:p>0.761480383</text:p>
          </table:table-cell>
          <table:table-cell office:value-type="float" office:value="0.55529531380396902" table:style-name="ce2">
            <text:p>0.555295314</text:p>
          </table:table-cell>
          <table:table-cell table:number-columns-repeated="16380"/>
        </table:table-row>
        <table:table-row table:style-name="ro1">
          <table:table-cell office:value-type="float" office:value="2.2999999999999998" table:style-name="ce3">
            <text:p>2.3</text:p>
          </table:table-cell>
          <table:table-cell office:value-type="float" office:value="0.79270297784382704" table:style-name="ce3">
            <text:p>0.792702978</text:p>
          </table:table-cell>
          <table:table-cell office:value-type="float" office:value="0.71269241616698398" table:style-name="ce3">
            <text:p>0.712692416</text:p>
          </table:table-cell>
          <table:table-cell office:value-type="float" office:value="0.54822801984628799" table:style-name="ce2">
            <text:p>0.54822802</text:p>
          </table:table-cell>
          <table:table-cell table:number-columns-repeated="16380"/>
        </table:table-row>
        <table:table-row table:style-name="ro1">
          <table:table-cell office:value-type="float" office:value="2.35" table:style-name="ce3">
            <text:p>2.35</text:p>
          </table:table-cell>
          <table:table-cell office:value-type="float" office:value="0.70247443327790304" table:style-name="ce3">
            <text:p>0.702474433</text:p>
          </table:table-cell>
          <table:table-cell office:value-type="float" office:value="0.61480594260226695" table:style-name="ce3">
            <text:p>0.614805943</text:p>
          </table:table-cell>
          <table:table-cell office:value-type="float" office:value="0.51795208153376404" table:style-name="ce2">
            <text:p>0.517952082</text:p>
          </table:table-cell>
          <table:table-cell table:number-columns-repeated="16380"/>
        </table:table-row>
        <table:table-row table:style-name="ro1">
          <table:table-cell office:value-type="float" office:value="2.4" table:style-name="ce3">
            <text:p>2.4</text:p>
          </table:table-cell>
          <table:table-cell office:value-type="float" office:value="0.57036731567307897" table:style-name="ce3">
            <text:p>0.570367316</text:p>
          </table:table-cell>
          <table:table-cell office:value-type="float" office:value="0.48127520410818703" table:style-name="ce3">
            <text:p>0.481275204</text:p>
          </table:table-cell>
          <table:table-cell office:value-type="float" office:value="0.420405974809265" table:style-name="ce2">
            <text:p>0.420405975</text:p>
          </table:table-cell>
          <table:table-cell table:number-columns-repeated="16380"/>
        </table:table-row>
        <table:table-row table:style-name="ro1">
          <table:table-cell office:value-type="float" office:value="2.4500000000000002" table:style-name="ce3">
            <text:p>2.45</text:p>
          </table:table-cell>
          <table:table-cell office:value-type="float" office:value="0.414382062436842" table:style-name="ce3">
            <text:p>0.414382062</text:p>
          </table:table-cell>
          <table:table-cell office:value-type="float" office:value="0.32938348839293202" table:style-name="ce3">
            <text:p>0.329383488</text:p>
          </table:table-cell>
          <table:table-cell office:value-type="float" office:value="0.32381962405431902" table:style-name="ce2">
            <text:p>0.323819624</text:p>
          </table:table-cell>
          <table:table-cell table:number-columns-repeated="16380"/>
        </table:table-row>
        <table:table-row table:style-name="ro1">
          <table:table-cell office:value-type="float" office:value="2.5" table:style-name="ce3">
            <text:p>2.5</text:p>
          </table:table-cell>
          <table:table-cell office:value-type="float" office:value="0.25377374908209199" table:style-name="ce3">
            <text:p>0.253773749</text:p>
          </table:table-cell>
          <table:table-cell office:value-type="float" office:value="0.17789197074234001" table:style-name="ce3">
            <text:p>0.177891971</text:p>
          </table:table-cell>
          <table:table-cell office:value-type="float" office:value="0.243549124781926" table:style-name="ce2">
            <text:p>0.243549125</text:p>
          </table:table-cell>
          <table:table-cell table:number-columns-repeated="16380"/>
        </table:table-row>
        <table:table-row table:style-name="ro1">
          <table:table-cell office:value-type="float" office:value="2.5499999999999998" table:style-name="ce3">
            <text:p>2.55</text:p>
          </table:table-cell>
          <table:table-cell office:value-type="float" office:value="0.10637604183975399" table:style-name="ce3">
            <text:p>0.106376042</text:p>
          </table:table-cell>
          <table:table-cell office:value-type="float" office:value="4.4031813574076803E-2" table:style-name="ce3">
            <text:p>0.044031814</text:p>
          </table:table-cell>
          <table:table-cell office:value-type="float" office:value="0.220514981512452" table:style-name="ce2">
            <text:p>0.220514982</text:p>
          </table:table-cell>
          <table:table-cell table:number-columns-repeated="16380"/>
        </table:table-row>
        <table:table-row table:style-name="ro1">
          <table:table-cell office:value-type="float" office:value="2.6" table:style-name="ce3">
            <text:p>2.6</text:p>
          </table:table-cell>
          <table:table-cell office:value-type="float" office:value="-1.38920838940192E-2" table:style-name="ce3">
            <text:p>-0.013892084</text:p>
          </table:table-cell>
          <table:table-cell office:value-type="float" office:value="-5.9404731133349001E-2" table:style-name="ce3">
            <text:p>-0.059404731</text:p>
          </table:table-cell>
          <table:table-cell office:value-type="float" office:value="9.8049209224144694E-3" table:style-name="ce2">
            <text:p>0.009804921</text:p>
          </table:table-cell>
          <table:table-cell table:number-columns-repeated="16380"/>
        </table:table-row>
        <table:table-row table:style-name="ro1">
          <table:table-cell office:value-type="float" office:value="2.65" table:style-name="ce3">
            <text:p>2.65</text:p>
          </table:table-cell>
          <table:table-cell office:value-type="float" office:value="-9.87735931507603E-2" table:style-name="ce3">
            <text:p>-0.098773593</text:p>
          </table:table-cell>
          <table:table-cell office:value-type="float" office:value="-0.126000130094712" table:style-name="ce3">
            <text:p>-0.12600013</text:p>
          </table:table-cell>
          <table:table-cell office:value-type="float" office:value="6.1403981295424801E-3" table:style-name="ce2">
            <text:p>0.006140398</text:p>
          </table:table-cell>
          <table:table-cell table:number-columns-repeated="16380"/>
        </table:table-row>
        <table:table-row table:style-name="ro1">
          <table:table-cell office:value-type="float" office:value="2.7" table:style-name="ce3">
            <text:p>2.7</text:p>
          </table:table-cell>
          <table:table-cell office:value-type="float" office:value="-0.14623225559658901" table:style-name="ce3">
            <text:p>-0.146232256</text:p>
          </table:table-cell>
          <table:table-cell office:value-type="float" office:value="-0.15606482075046299" table:style-name="ce3">
            <text:p>-0.156064821</text:p>
          </table:table-cell>
          <table:table-cell office:value-type="float" office:value="-4.63844285682707E-2" table:style-name="ce2">
            <text:p>-0.046384429</text:p>
          </table:table-cell>
          <table:table-cell table:number-columns-repeated="16380"/>
        </table:table-row>
        <table:table-row table:style-name="ro1">
          <table:table-cell office:value-type="float" office:value="2.75" table:style-name="ce3">
            <text:p>2.75</text:p>
          </table:table-cell>
          <table:table-cell office:value-type="float" office:value="-0.15969910653267799" table:style-name="ce3">
            <text:p>-0.159699107</text:p>
          </table:table-cell>
          <table:table-cell office:value-type="float" office:value="-0.15534351562749399" table:style-name="ce3">
            <text:p>-0.155343516</text:p>
          </table:table-cell>
          <table:table-cell office:value-type="float" office:value="-7.6834867966159598E-2" table:style-name="ce2">
            <text:p>-0.076834868</text:p>
          </table:table-cell>
          <table:table-cell table:number-columns-repeated="16380"/>
        </table:table-row>
        <table:table-row table:style-name="ro1">
          <table:table-cell office:value-type="float" office:value="2.8" table:style-name="ce3">
            <text:p>2.8</text:p>
          </table:table-cell>
          <table:table-cell office:value-type="float" office:value="-0.14628240506952001" table:style-name="ce3">
            <text:p>-0.146282405</text:p>
          </table:table-cell>
          <table:table-cell office:value-type="float" office:value="-0.13259658027350599" table:style-name="ce3">
            <text:p>-0.13259658</text:p>
          </table:table-cell>
          <table:table-cell office:value-type="float" office:value="-0.16364915794011201" table:style-name="ce2">
            <text:p>-0.163649158</text:p>
          </table:table-cell>
          <table:table-cell table:number-columns-repeated="16380"/>
        </table:table-row>
        <table:table-row table:style-name="ro1">
          <table:table-cell office:value-type="float" office:value="2.85" table:style-name="ce3">
            <text:p>2.85</text:p>
          </table:table-cell>
          <table:table-cell office:value-type="float" office:value="-0.114534939390477" table:style-name="ce3">
            <text:p>-0.114534939</text:p>
          </table:table-cell>
          <table:table-cell office:value-type="float" office:value="-9.6947185798337193E-2" table:style-name="ce3">
            <text:p>-0.096947186</text:p>
          </table:table-cell>
          <table:table-cell office:value-type="float" office:value="-0.112171337754552" table:style-name="ce2">
            <text:p>-0.112171338</text:p>
          </table:table-cell>
          <table:table-cell table:number-columns-repeated="16380"/>
        </table:table-row>
        <table:table-row table:style-name="ro1">
          <table:table-cell office:value-type="float" office:value="2.9" table:style-name="ce3">
            <text:p>2.9</text:p>
          </table:table-cell>
          <table:table-cell office:value-type="float" office:value="-7.2473371699086894E-2" table:style-name="ce3">
            <text:p>-0.072473372</text:p>
          </table:table-cell>
          <table:table-cell office:value-type="float" office:value="-5.5879978015961597E-2" table:style-name="ce3">
            <text:p>-0.055879978</text:p>
          </table:table-cell>
          <table:table-cell office:value-type="float" office:value="-0.119413132797611" table:style-name="ce2">
            <text:p>-0.119413133</text:p>
          </table:table-cell>
          <table:table-cell table:number-columns-repeated="16380"/>
        </table:table-row>
        <table:table-row table:style-name="ro1">
          <table:table-cell office:value-type="float" office:value="2.95" table:style-name="ce3">
            <text:p>2.95</text:p>
          </table:table-cell>
          <table:table-cell office:value-type="float" office:value="-2.6384720582298599E-2" table:style-name="ce3">
            <text:p>-0.026384721</text:p>
          </table:table-cell>
          <table:table-cell office:value-type="float" office:value="-1.44159863673269E-2" table:style-name="ce3">
            <text:p>-0.014415986</text:p>
          </table:table-cell>
          <table:table-cell office:value-type="float" office:value="-3.9753387324021602E-2" table:style-name="ce2">
            <text:p>-0.039753387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.9395715554197099E-2" table:style-name="ce3">
            <text:p>0.019395716</text:p>
          </table:table-cell>
          <table:table-cell office:value-type="float" office:value="2.4551506210539701E-2" table:style-name="ce3">
            <text:p>0.024551506</text:p>
          </table:table-cell>
          <table:table-cell office:value-type="float" office:value="6.8384024710364004E-3" table:style-name="ce2">
            <text:p>0.006838402</text:p>
          </table:table-cell>
          <table:table-cell table:number-columns-repeated="16380"/>
        </table:table-row>
        <table:table-row table:style-name="ro1">
          <table:table-cell office:value-type="float" office:value="3.05" table:style-name="ce3">
            <text:p>3.05</text:p>
          </table:table-cell>
          <table:table-cell office:value-type="float" office:value="6.1942036135627501E-2" table:style-name="ce3">
            <text:p>0.061942036</text:p>
          </table:table-cell>
          <table:table-cell office:value-type="float" office:value="5.9246136691217498E-2" table:style-name="ce3">
            <text:p>0.059246137</text:p>
          </table:table-cell>
          <table:table-cell office:value-type="float" office:value="3.9906358149560298E-2" table:style-name="ce2">
            <text:p>0.039906358</text:p>
          </table:table-cell>
          <table:table-cell table:number-columns-repeated="16380"/>
        </table:table-row>
        <table:table-row table:style-name="ro1">
          <table:table-cell office:value-type="float" office:value="3.1" table:style-name="ce3">
            <text:p>3.1</text:p>
          </table:table-cell>
          <table:table-cell office:value-type="float" office:value="9.8905858614529996E-2" table:style-name="ce3">
            <text:p>0.098905859</text:p>
          </table:table-cell>
          <table:table-cell office:value-type="float" office:value="8.8008484008098395E-2" table:style-name="ce3">
            <text:p>0.088008484</text:p>
          </table:table-cell>
          <table:table-cell office:value-type="float" office:value="-8.3431919565640795E-3" table:style-name="ce2">
            <text:p>-0.008343192</text:p>
          </table:table-cell>
          <table:table-cell table:number-columns-repeated="16380"/>
        </table:table-row>
        <table:table-row table:style-name="ro1">
          <table:table-cell office:value-type="float" office:value="3.15" table:style-name="ce3">
            <text:p>3.15</text:p>
          </table:table-cell>
          <table:table-cell office:value-type="float" office:value="0.127909328581612" table:style-name="ce3">
            <text:p>0.127909329</text:p>
          </table:table-cell>
          <table:table-cell office:value-type="float" office:value="0.108857039983218" table:style-name="ce3">
            <text:p>0.10885704</text:p>
          </table:table-cell>
          <table:table-cell office:value-type="float" office:value="2.3886247939843802E-3" table:style-name="ce2">
            <text:p>0.002388625</text:p>
          </table:table-cell>
          <table:table-cell table:number-columns-repeated="16380"/>
        </table:table-row>
        <table:table-row table:style-name="ro1">
          <table:table-cell office:value-type="float" office:value="3.2" table:style-name="ce3">
            <text:p>3.2</text:p>
          </table:table-cell>
          <table:table-cell office:value-type="float" office:value="0.146488142085692" table:style-name="ce3">
            <text:p>0.146488142</text:p>
          </table:table-cell>
          <table:table-cell office:value-type="float" office:value="0.11978331630184499" table:style-name="ce3">
            <text:p>0.119783316</text:p>
          </table:table-cell>
          <table:table-cell office:value-type="float" office:value="4.7235403735305402E-2" table:style-name="ce2">
            <text:p>0.047235404</text:p>
          </table:table-cell>
          <table:table-cell table:number-columns-repeated="16380"/>
        </table:table-row>
        <table:table-row table:style-name="ro1">
          <table:table-cell office:value-type="float" office:value="3.25" table:style-name="ce3">
            <text:p>3.25</text:p>
          </table:table-cell>
          <table:table-cell office:value-type="float" office:value="0.15259114636868601" table:style-name="ce3">
            <text:p>0.152591146</text:p>
          </table:table-cell>
          <table:table-cell office:value-type="float" office:value="0.11953559329994901" table:style-name="ce3">
            <text:p>0.119535593</text:p>
          </table:table-cell>
          <table:table-cell office:value-type="float" office:value="6.5732518785032001E-2" table:style-name="ce2">
            <text:p>0.065732519</text:p>
          </table:table-cell>
          <table:table-cell table:number-columns-repeated="16380"/>
        </table:table-row>
        <table:table-row table:style-name="ro1">
          <table:table-cell office:value-type="float" office:value="3.3" table:style-name="ce3">
            <text:p>3.3</text:p>
          </table:table-cell>
          <table:table-cell office:value-type="float" office:value="0.14534699534197701" table:style-name="ce3">
            <text:p>0.145346995</text:p>
          </table:table-cell>
          <table:table-cell office:value-type="float" office:value="0.10838978787083101" table:style-name="ce3">
            <text:p>0.108389788</text:p>
          </table:table-cell>
          <table:table-cell office:value-type="float" office:value="-5.4639240478797698E-3" table:style-name="ce2">
            <text:p>-0.005463924</text:p>
          </table:table-cell>
          <table:table-cell table:number-columns-repeated="16380"/>
        </table:table-row>
        <table:table-row table:style-name="ro1">
          <table:table-cell office:value-type="float" office:value="3.35" table:style-name="ce3">
            <text:p>3.35</text:p>
          </table:table-cell>
          <table:table-cell office:value-type="float" office:value="0.125668360228572" table:style-name="ce3">
            <text:p>0.12566836</text:p>
          </table:table-cell>
          <table:table-cell office:value-type="float" office:value="8.8425041059582599E-2" table:style-name="ce3">
            <text:p>0.088425041</text:p>
          </table:table-cell>
          <table:table-cell office:value-type="float" office:value="9.0511672908250906E-2" table:style-name="ce2">
            <text:p>0.090511673</text:p>
          </table:table-cell>
          <table:table-cell table:number-columns-repeated="16380"/>
        </table:table-row>
        <table:table-row table:style-name="ro1">
          <table:table-cell office:value-type="float" office:value="3.4" table:style-name="ce3">
            <text:p>3.4</text:p>
          </table:table-cell>
          <table:table-cell office:value-type="float" office:value="9.6336708442787605E-2" table:style-name="ce3">
            <text:p>0.096336708</text:p>
          </table:table-cell>
          <table:table-cell office:value-type="float" office:value="6.3088524526126205E-2" table:style-name="ce3">
            <text:p>0.063088525</text:p>
          </table:table-cell>
          <table:table-cell office:value-type="float" office:value="1.90534784472743E-2" table:style-name="ce2">
            <text:p>0.019053478</text:p>
          </table:table-cell>
          <table:table-cell table:number-columns-repeated="16380"/>
        </table:table-row>
        <table:table-row table:style-name="ro1">
          <table:table-cell office:value-type="float" office:value="3.45" table:style-name="ce3">
            <text:p>3.45</text:p>
          </table:table-cell>
          <table:table-cell office:value-type="float" office:value="6.1452761810463503E-2" table:style-name="ce3">
            <text:p>0.061452762</text:p>
          </table:table-cell>
          <table:table-cell office:value-type="float" office:value="3.6202616340499198E-2" table:style-name="ce3">
            <text:p>0.036202616</text:p>
          </table:table-cell>
          <table:table-cell office:value-type="float" office:value="-9.8298501467263294E-2" table:style-name="ce2">
            <text:p>-0.098298501</text:p>
          </table:table-cell>
          <table:table-cell table:number-columns-repeated="16380"/>
        </table:table-row>
        <table:table-row table:style-name="ro1">
          <table:table-cell office:value-type="float" office:value="3.5" table:style-name="ce3">
            <text:p>3.5</text:p>
          </table:table-cell>
          <table:table-cell office:value-type="float" office:value="2.54310074508916E-2" table:style-name="ce3">
            <text:p>0.025431007</text:p>
          </table:table-cell>
          <table:table-cell office:value-type="float" office:value="1.08501134815837E-2" table:style-name="ce3">
            <text:p>0.010850113</text:p>
          </table:table-cell>
          <table:table-cell office:value-type="float" office:value="-4.7693186708575599E-2" table:style-name="ce2">
            <text:p>-0.047693187</text:p>
          </table:table-cell>
          <table:table-cell table:number-columns-repeated="16380"/>
        </table:table-row>
        <table:table-row table:style-name="ro1">
          <table:table-cell office:value-type="float" office:value="3.55" table:style-name="ce3">
            <text:p>3.55</text:p>
          </table:table-cell>
          <table:table-cell office:value-type="float" office:value="-8.0759066722529797E-3" table:style-name="ce3">
            <text:p>-0.008075907</text:p>
          </table:table-cell>
          <table:table-cell office:value-type="float" office:value="-1.13672910781358E-2" table:style-name="ce3">
            <text:p>-0.011367291</text:p>
          </table:table-cell>
          <table:table-cell office:value-type="float" office:value="-9.74259960403904E-2" table:style-name="ce2">
            <text:p>-0.097425996</text:p>
          </table:table-cell>
          <table:table-cell table:number-columns-repeated="16380"/>
        </table:table-row>
        <table:table-row table:style-name="ro1">
          <table:table-cell office:value-type="float" office:value="3.6" table:style-name="ce3">
            <text:p>3.6</text:p>
          </table:table-cell>
          <table:table-cell office:value-type="float" office:value="-3.6907888747366703E-2" table:style-name="ce3">
            <text:p>-0.036907889</text:p>
          </table:table-cell>
          <table:table-cell office:value-type="float" office:value="-3.0387336916152599E-2" table:style-name="ce3">
            <text:p>-0.030387337</text:p>
          </table:table-cell>
          <table:table-cell office:value-type="float" office:value="-0.158675877006939" table:style-name="ce2">
            <text:p>-0.158675877</text:p>
          </table:table-cell>
          <table:table-cell table:number-columns-repeated="16380"/>
        </table:table-row>
        <table:table-row table:style-name="ro1">
          <table:table-cell office:value-type="float" office:value="3.65" table:style-name="ce3">
            <text:p>3.65</text:p>
          </table:table-cell>
          <table:table-cell office:value-type="float" office:value="-6.0525103971393802E-2" table:style-name="ce3">
            <text:p>-0.060525104</text:p>
          </table:table-cell>
          <table:table-cell office:value-type="float" office:value="-4.7083985844801203E-2" table:style-name="ce3">
            <text:p>-0.047083986</text:p>
          </table:table-cell>
          <table:table-cell office:value-type="float" office:value="-0.146897053744133" table:style-name="ce2">
            <text:p>-0.146897054</text:p>
          </table:table-cell>
          <table:table-cell table:number-columns-repeated="16380"/>
        </table:table-row>
        <table:table-row table:style-name="ro1">
          <table:table-cell office:value-type="float" office:value="3.7" table:style-name="ce3">
            <text:p>3.7</text:p>
          </table:table-cell>
          <table:table-cell office:value-type="float" office:value="-7.9540366960223E-2" table:style-name="ce3">
            <text:p>-0.079540367</text:p>
          </table:table-cell>
          <table:table-cell office:value-type="float" office:value="-6.2335926102548102E-2" table:style-name="ce3">
            <text:p>-0.062335926</text:p>
          </table:table-cell>
          <table:table-cell office:value-type="float" office:value="-0.26817530807960999" table:style-name="ce2">
            <text:p>-0.268175308</text:p>
          </table:table-cell>
          <table:table-cell table:number-columns-repeated="16380"/>
        </table:table-row>
        <table:table-row table:style-name="ro1">
          <table:table-cell office:value-type="float" office:value="3.7499999999999898" table:style-name="ce3">
            <text:p>3.75</text:p>
          </table:table-cell>
          <table:table-cell office:value-type="float" office:value="-9.4915239400010606E-2" table:style-name="ce3">
            <text:p>-0.094915239</text:p>
          </table:table-cell>
          <table:table-cell office:value-type="float" office:value="-7.6240887427646106E-2" table:style-name="ce3">
            <text:p>-0.076240887</text:p>
          </table:table-cell>
          <table:table-cell office:value-type="float" office:value="-0.203260904320194" table:style-name="ce2">
            <text:p>-0.203260904</text:p>
          </table:table-cell>
          <table:table-cell table:number-columns-repeated="16380"/>
        </table:table-row>
        <table:table-row table:style-name="ro1">
          <table:table-cell office:value-type="float" office:value="3.7999999999999901" table:style-name="ce3">
            <text:p>3.8</text:p>
          </table:table-cell>
          <table:table-cell office:value-type="float" office:value="-0.107203644768304" table:style-name="ce3">
            <text:p>-0.107203645</text:p>
          </table:table-cell>
          <table:table-cell office:value-type="float" office:value="-8.7857090773365898E-2" table:style-name="ce3">
            <text:p>-0.087857091</text:p>
          </table:table-cell>
          <table:table-cell office:value-type="float" office:value="-0.19933462989925799" table:style-name="ce2">
            <text:p>-0.19933463</text:p>
          </table:table-cell>
          <table:table-cell table:number-columns-repeated="16380"/>
        </table:table-row>
        <table:table-row table:style-name="ro1">
          <table:table-cell office:value-type="float" office:value="3.8499999999999899" table:style-name="ce3">
            <text:p>3.85</text:p>
          </table:table-cell>
          <table:table-cell office:value-type="float" office:value="-0.116174933138369" table:style-name="ce3">
            <text:p>-0.116174933</text:p>
          </table:table-cell>
          <table:table-cell office:value-type="float" office:value="-9.5579064884584897E-2" table:style-name="ce3">
            <text:p>-0.095579065</text:p>
          </table:table-cell>
          <table:table-cell office:value-type="float" office:value="-0.214603474869554" table:style-name="ce2">
            <text:p>-0.214603475</text:p>
          </table:table-cell>
          <table:table-cell table:number-columns-repeated="16380"/>
        </table:table-row>
        <table:table-row table:style-name="ro1">
          <table:table-cell office:value-type="float" office:value="3.8999999999999901" table:style-name="ce3">
            <text:p>3.9</text:p>
          </table:table-cell>
          <table:table-cell office:value-type="float" office:value="-0.12095153916568301" table:style-name="ce3">
            <text:p>-0.120951539</text:p>
          </table:table-cell>
          <table:table-cell office:value-type="float" office:value="-9.7937899302766696E-2" table:style-name="ce3">
            <text:p>-0.097937899</text:p>
          </table:table-cell>
          <table:table-cell office:value-type="float" office:value="-0.18328053004477901" table:style-name="ce2">
            <text:p>-0.18328053</text:p>
          </table:table-cell>
          <table:table-cell table:number-columns-repeated="16380"/>
        </table:table-row>
        <table:table-row table:style-name="ro1">
          <table:table-cell office:value-type="float" office:value="3.94999999999999" table:style-name="ce3">
            <text:p>3.95</text:p>
          </table:table-cell>
          <table:table-cell office:value-type="float" office:value="-0.120550460508108" table:style-name="ce3">
            <text:p>-0.120550461</text:p>
          </table:table-cell>
          <table:table-cell office:value-type="float" office:value="-9.4410475781759207E-2" table:style-name="ce3">
            <text:p>-0.094410476</text:p>
          </table:table-cell>
          <table:table-cell office:value-type="float" office:value="-0.25796699458518102" table:style-name="ce2">
            <text:p>-0.257966995</text:p>
          </table:table-cell>
          <table:table-cell table:number-columns-repeated="16380"/>
        </table:table-row>
        <table:table-row table:style-name="ro1">
          <table:table-cell office:value-type="float" office:value="3.9999999999999898" table:style-name="ce3">
            <text:p>4</text:p>
          </table:table-cell>
          <table:table-cell office:value-type="float" office:value="-0.114536343672311" table:style-name="ce3">
            <text:p>-0.114536344</text:p>
          </table:table-cell>
          <table:table-cell office:value-type="float" office:value="-8.5824525546213795E-2" table:style-name="ce3">
            <text:p>-0.085824526</text:p>
          </table:table-cell>
          <table:table-cell office:value-type="float" office:value="-0.14314528040857899" table:style-name="ce2">
            <text:p>-0.14314528</text:p>
          </table:table-cell>
          <table:table-cell table:number-columns-repeated="16380"/>
        </table:table-row>
        <table:table-row table:style-name="ro1">
          <table:table-cell office:value-type="float" office:value="4.0499999999999901" table:style-name="ce3">
            <text:p>4.05</text:p>
          </table:table-cell>
          <table:table-cell office:value-type="float" office:value="-0.10345613014440599" table:style-name="ce3">
            <text:p>-0.10345613</text:p>
          </table:table-cell>
          <table:table-cell office:value-type="float" office:value="-7.4149840412145701E-2" table:style-name="ce3">
            <text:p>-0.07414984</text:p>
          </table:table-cell>
          <table:table-cell office:value-type="float" office:value="-0.14611179885994899" table:style-name="ce2">
            <text:p>-0.146111799</text:p>
          </table:table-cell>
          <table:table-cell table:number-columns-repeated="16380"/>
        </table:table-row>
        <table:table-row table:style-name="ro1">
          <table:table-cell office:value-type="float" office:value="4.0999999999999899" table:style-name="ce3">
            <text:p>4.1</text:p>
          </table:table-cell>
          <table:table-cell office:value-type="float" office:value="-8.8841292473247097E-2" table:style-name="ce3">
            <text:p>-0.088841292</text:p>
          </table:table-cell>
          <table:table-cell office:value-type="float" office:value="-6.17674869420589E-2" table:style-name="ce3">
            <text:p>-0.061767487</text:p>
          </table:table-cell>
          <table:table-cell office:value-type="float" office:value="-0.10344628348582301" table:style-name="ce2">
            <text:p>-0.103446283</text:p>
          </table:table-cell>
          <table:table-cell table:number-columns-repeated="16380"/>
        </table:table-row>
        <table:table-row table:style-name="ro1">
          <table:table-cell office:value-type="float" office:value="4.1499999999999897" table:style-name="ce3">
            <text:p>4.15</text:p>
          </table:table-cell>
          <table:table-cell office:value-type="float" office:value="-7.2773559103138097E-2" table:style-name="ce3">
            <text:p>-0.072773559</text:p>
          </table:table-cell>
          <table:table-cell office:value-type="float" office:value="-5.0561094096948998E-2" table:style-name="ce3">
            <text:p>-0.050561094</text:p>
          </table:table-cell>
          <table:table-cell office:value-type="float" office:value="-5.0746955702629E-2" table:style-name="ce2">
            <text:p>-0.050746956</text:p>
          </table:table-cell>
          <table:table-cell table:number-columns-repeated="16380"/>
        </table:table-row>
        <table:table-row table:style-name="ro1">
          <table:table-cell office:value-type="float" office:value="4.1999999999999904" table:style-name="ce3">
            <text:p>4.2</text:p>
          </table:table-cell>
          <table:table-cell office:value-type="float" office:value="-5.7213591236480503E-2" table:style-name="ce3">
            <text:p>-0.057213591</text:p>
          </table:table-cell>
          <table:table-cell office:value-type="float" office:value="-4.1257311132163903E-2" table:style-name="ce3">
            <text:p>-0.041257311</text:p>
          </table:table-cell>
          <table:table-cell office:value-type="float" office:value="1.32949426299058E-2" table:style-name="ce2">
            <text:p>0.013294943</text:p>
          </table:table-cell>
          <table:table-cell table:number-columns-repeated="16380"/>
        </table:table-row>
        <table:table-row table:style-name="ro1">
          <table:table-cell office:value-type="float" office:value="4.2499999999999902" table:style-name="ce3">
            <text:p>4.25</text:p>
          </table:table-cell>
          <table:table-cell office:value-type="float" office:value="-4.3396501297766697E-2" table:style-name="ce3">
            <text:p>-0.043396501</text:p>
          </table:table-cell>
          <table:table-cell office:value-type="float" office:value="-3.3320195968155199E-2" table:style-name="ce3">
            <text:p>-0.033320196</text:p>
          </table:table-cell>
          <table:table-cell office:value-type="float" office:value="7.1840056773150404E-2" table:style-name="ce2">
            <text:p>0.071840057</text:p>
          </table:table-cell>
          <table:table-cell table:number-columns-repeated="16380"/>
        </table:table-row>
        <table:table-row table:style-name="ro1">
          <table:table-cell office:value-type="float" office:value="4.2999999999999901" table:style-name="ce3">
            <text:p>4.3</text:p>
          </table:table-cell>
          <table:table-cell office:value-type="float" office:value="-3.1559659646994399E-2" table:style-name="ce3">
            <text:p>-0.03155966</text:p>
          </table:table-cell>
          <table:table-cell office:value-type="float" office:value="-2.5438891874584601E-2" table:style-name="ce3">
            <text:p>-0.025438892</text:p>
          </table:table-cell>
          <table:table-cell office:value-type="float" office:value="8.8592160969129405E-2" table:style-name="ce2">
            <text:p>0.088592161</text:p>
          </table:table-cell>
          <table:table-cell table:number-columns-repeated="16380"/>
        </table:table-row>
        <table:table-row table:style-name="ro1">
          <table:table-cell office:value-type="float" office:value="4.3499999999999899" table:style-name="ce3">
            <text:p>4.35</text:p>
          </table:table-cell>
          <table:table-cell office:value-type="float" office:value="-2.1109986290929202E-2" table:style-name="ce3">
            <text:p>-0.021109986</text:p>
          </table:table-cell>
          <table:table-cell office:value-type="float" office:value="-1.6367907569469799E-2" table:style-name="ce3">
            <text:p>-0.016367908</text:p>
          </table:table-cell>
          <table:table-cell office:value-type="float" office:value="0.115639829202221" table:style-name="ce2">
            <text:p>0.115639829</text:p>
          </table:table-cell>
          <table:table-cell table:number-columns-repeated="16380"/>
        </table:table-row>
        <table:table-row table:style-name="ro1">
          <table:table-cell office:value-type="float" office:value="4.3999999999999897" table:style-name="ce3">
            <text:p>4.4</text:p>
          </table:table-cell>
          <table:table-cell office:value-type="float" office:value="-1.1136337910486E-2" table:style-name="ce3">
            <text:p>-0.011136338</text:p>
          </table:table-cell>
          <table:table-cell office:value-type="float" office:value="-5.7167056331417603E-3" table:style-name="ce3">
            <text:p>-0.005716706</text:p>
          </table:table-cell>
          <table:table-cell office:value-type="float" office:value="3.2053809307695198E-2" table:style-name="ce2">
            <text:p>0.032053809</text:p>
          </table:table-cell>
          <table:table-cell table:number-columns-repeated="16380"/>
        </table:table-row>
        <table:table-row table:style-name="ro1">
          <table:table-cell office:value-type="float" office:value="4.4499999999999904" table:style-name="ce3">
            <text:p>4.45</text:p>
          </table:table-cell>
          <table:table-cell office:value-type="float" office:value="-1.0205901480287E-3" table:style-name="ce3">
            <text:p>-0.00102059</text:p>
          </table:table-cell>
          <table:table-cell office:value-type="float" office:value="5.6862747469608003E-3" table:style-name="ce3">
            <text:p>0.005686275</text:p>
          </table:table-cell>
          <table:table-cell office:value-type="float" office:value="8.4316884377439602E-2" table:style-name="ce2">
            <text:p>0.084316884</text:p>
          </table:table-cell>
          <table:table-cell table:number-columns-repeated="16380"/>
        </table:table-row>
        <table:table-row table:style-name="ro1">
          <table:table-cell office:value-type="float" office:value="4.4999999999999902" table:style-name="ce3">
            <text:p>4.5</text:p>
          </table:table-cell>
          <table:table-cell office:value-type="float" office:value="9.1347731884332505E-3" table:style-name="ce3">
            <text:p>0.009134773</text:p>
          </table:table-cell>
          <table:table-cell office:value-type="float" office:value="1.60280596972786E-2" table:style-name="ce3">
            <text:p>0.01602806</text:p>
          </table:table-cell>
          <table:table-cell office:value-type="float" office:value="3.2490062021131097E-2" table:style-name="ce2">
            <text:p>0.032490062</text:p>
          </table:table-cell>
          <table:table-cell table:number-columns-repeated="16380"/>
        </table:table-row>
        <table:table-row table:style-name="ro1">
          <table:table-cell office:value-type="float" office:value="4.5499999999999901" table:style-name="ce3">
            <text:p>4.55</text:p>
          </table:table-cell>
          <table:table-cell office:value-type="float" office:value="1.8452798972192701E-2" table:style-name="ce3">
            <text:p>0.018452799</text:p>
          </table:table-cell>
          <table:table-cell office:value-type="float" office:value="2.3238900543574598E-2" table:style-name="ce3">
            <text:p>0.023238901</text:p>
          </table:table-cell>
          <table:table-cell office:value-type="float" office:value="0.10316300159792299" table:style-name="ce2">
            <text:p>0.103163002</text:p>
          </table:table-cell>
          <table:table-cell table:number-columns-repeated="16380"/>
        </table:table-row>
        <table:table-row table:style-name="ro1">
          <table:table-cell office:value-type="float" office:value="4.5999999999999899" table:style-name="ce3">
            <text:p>4.6</text:p>
          </table:table-cell>
          <table:table-cell office:value-type="float" office:value="2.5618720246095499E-2" table:style-name="ce3">
            <text:p>0.02561872</text:p>
          </table:table-cell>
          <table:table-cell office:value-type="float" office:value="2.58837013128848E-2" table:style-name="ce3">
            <text:p>0.025883701</text:p>
          </table:table-cell>
          <table:table-cell office:value-type="float" office:value="6.6605024211895097E-2" table:style-name="ce2">
            <text:p>0.066605024</text:p>
          </table:table-cell>
          <table:table-cell table:number-columns-repeated="16380"/>
        </table:table-row>
        <table:table-row table:style-name="ro1">
          <table:table-cell office:value-type="float" office:value="4.6499999999999897" table:style-name="ce3">
            <text:p>4.65</text:p>
          </table:table-cell>
          <table:table-cell office:value-type="float" office:value="2.94495238446177E-2" table:style-name="ce3">
            <text:p>0.029449524</text:p>
          </table:table-cell>
          <table:table-cell office:value-type="float" office:value="2.3817326980813298E-2" table:style-name="ce3">
            <text:p>0.023817327</text:p>
          </table:table-cell>
          <table:table-cell office:value-type="float" office:value="4.0080859234939099E-2" table:style-name="ce2">
            <text:p>0.040080859</text:p>
          </table:table-cell>
          <table:table-cell table:number-columns-repeated="16380"/>
        </table:table-row>
        <table:table-row table:style-name="ro1">
          <table:table-cell office:value-type="float" office:value="4.6999999999999904" table:style-name="ce3">
            <text:p>4.7</text:p>
          </table:table-cell>
          <table:table-cell office:value-type="float" office:value="2.9440649167313301E-2" table:style-name="ce3">
            <text:p>0.029440649</text:p>
          </table:table-cell>
          <table:table-cell office:value-type="float" office:value="1.8315117088714802E-2" table:style-name="ce3">
            <text:p>0.018315117</text:p>
          </table:table-cell>
          <table:table-cell office:value-type="float" office:value="2.7342280002579201E-2" table:style-name="ce2">
            <text:p>0.02734228</text:p>
          </table:table-cell>
          <table:table-cell table:number-columns-repeated="16380"/>
        </table:table-row>
        <table:table-row table:style-name="ro1">
          <table:table-cell office:value-type="float" office:value="4.7499999999999902" table:style-name="ce3">
            <text:p>4.75</text:p>
          </table:table-cell>
          <table:table-cell office:value-type="float" office:value="2.60516631192356E-2" table:style-name="ce3">
            <text:p>0.026051663</text:p>
          </table:table-cell>
          <table:table-cell office:value-type="float" office:value="1.16260032636654E-2" table:style-name="ce3">
            <text:p>0.011626003</text:p>
          </table:table-cell>
          <table:table-cell office:value-type="float" office:value="7.8471098017391799E-2" table:style-name="ce2">
            <text:p>0.078471098</text:p>
          </table:table-cell>
          <table:table-cell table:number-columns-repeated="16380"/>
        </table:table-row>
        <table:table-row table:style-name="ro1">
          <table:table-cell office:value-type="float" office:value="4.7999999999999901" table:style-name="ce3">
            <text:p>4.8</text:p>
          </table:table-cell>
          <table:table-cell office:value-type="float" office:value="2.0612653097889198E-2" table:style-name="ce3">
            <text:p>0.020612653</text:p>
          </table:table-cell>
          <table:table-cell office:value-type="float" office:value="6.1464926708704E-3" table:style-name="ce3">
            <text:p>0.006146493</text:p>
          </table:table-cell>
          <table:table-cell office:value-type="float" office:value="-1.6806494597242001E-2" table:style-name="ce2">
            <text:p>-0.016806495</text:p>
          </table:table-cell>
          <table:table-cell table:number-columns-repeated="16380"/>
        </table:table-row>
        <table:table-row table:style-name="ro1">
          <table:table-cell office:value-type="float" office:value="4.8499999999999899" table:style-name="ce3">
            <text:p>4.85</text:p>
          </table:table-cell>
          <table:table-cell office:value-type="float" office:value="1.4897627158419E-2" table:style-name="ce3">
            <text:p>0.014897627</text:p>
          </table:table-cell>
          <table:table-cell office:value-type="float" office:value="3.5677988446388598E-3" table:style-name="ce3">
            <text:p>0.003567799</text:p>
          </table:table-cell>
          <table:table-cell office:value-type="float" office:value="2.1268731659156402E-3" table:style-name="ce2">
            <text:p>0.002126873</text:p>
          </table:table-cell>
          <table:table-cell table:number-columns-repeated="16380"/>
        </table:table-row>
        <table:table-row table:style-name="ro1">
          <table:table-cell office:value-type="float" office:value="4.8999999999999897" table:style-name="ce3">
            <text:p>4.9</text:p>
          </table:table-cell>
          <table:table-cell office:value-type="float" office:value="1.05468013329595E-2" table:style-name="ce3">
            <text:p>0.010546801</text:p>
          </table:table-cell>
          <table:table-cell office:value-type="float" office:value="4.3428294552815602E-3" table:style-name="ce3">
            <text:p>0.004342829</text:p>
          </table:table-cell>
          <table:table-cell office:value-type="float" office:value="-1.6719244054555001E-2" table:style-name="ce2">
            <text:p>-0.016719244</text:p>
          </table:table-cell>
          <table:table-cell table:number-columns-repeated="16380"/>
        </table:table-row>
        <table:table-row table:style-name="ro1">
          <table:table-cell office:value-type="float" office:value="4.9499999999999904" table:style-name="ce3">
            <text:p>4.95</text:p>
          </table:table-cell>
          <table:table-cell office:value-type="float" office:value="8.5701190262072804E-3" table:style-name="ce3">
            <text:p>0.008570119</text:p>
          </table:table-cell>
          <table:table-cell office:value-type="float" office:value="7.6660994339976599E-3" table:style-name="ce3">
            <text:p>0.007666099</text:p>
          </table:table-cell>
          <table:table-cell office:value-type="float" office:value="1.95237208054744E-3" table:style-name="ce2">
            <text:p>0.001952372</text:p>
          </table:table-cell>
          <table:table-cell table:number-columns-repeated="16380"/>
        </table:table-row>
        <table:table-row table:style-name="ro1">
          <table:table-cell office:value-type="float" office:value="4.9999999999999902" table:style-name="ce3">
            <text:p>5</text:p>
          </table:table-cell>
          <table:table-cell office:value-type="float" office:value="9.1144078380217802E-3" table:style-name="ce3">
            <text:p>0.009114408</text:p>
          </table:table-cell>
          <table:table-cell office:value-type="float" office:value="1.19340374630323E-2" table:style-name="ce3">
            <text:p>0.011934037</text:p>
          </table:table-cell>
          <table:table-cell office:value-type="float" office:value="7.7448975427452105E-4" table:style-name="ce2">
            <text:p>0.00077449</text:p>
          </table:table-cell>
          <table:table-cell table:number-columns-repeated="16380"/>
        </table:table-row>
        <table:table-row table:style-name="ro1">
          <table:table-cell office:value-type="float" office:value="5.0499999999999901" table:style-name="ce3">
            <text:p>5.05</text:p>
          </table:table-cell>
          <table:table-cell office:value-type="float" office:value="1.1555519381730101E-2" table:style-name="ce3">
            <text:p>0.011555519</text:p>
          </table:table-cell>
          <table:table-cell office:value-type="float" office:value="1.5458135927109E-2" table:style-name="ce3">
            <text:p>0.015458136</text:p>
          </table:table-cell>
          <table:table-cell office:value-type="float" office:value="-4.0339257200616702E-4" table:style-name="ce2">
            <text:p>-0.000403393</text:p>
          </table:table-cell>
          <table:table-cell table:number-columns-repeated="16380"/>
        </table:table-row>
        <table:table-row table:style-name="ro1">
          <table:table-cell office:value-type="float" office:value="5.0999999999999899" table:style-name="ce3">
            <text:p>5.1</text:p>
          </table:table-cell>
          <table:table-cell office:value-type="float" office:value="1.48421162846482E-2" table:style-name="ce3">
            <text:p>0.014842116</text:p>
          </table:table-cell>
          <table:table-cell office:value-type="float" office:value="1.7120506205068699E-2" table:style-name="ce3">
            <text:p>0.017120506</text:p>
          </table:table-cell>
          <table:table-cell office:value-type="float" office:value="4.8107909162175298E-2" table:style-name="ce2">
            <text:p>0.048107909</text:p>
          </table:table-cell>
          <table:table-cell table:number-columns-repeated="16380"/>
        </table:table-row>
        <table:table-row table:style-name="ro1">
          <table:table-cell office:value-type="float" office:value="5.1499999999999897" table:style-name="ce3">
            <text:p>5.15</text:p>
          </table:table-cell>
          <table:table-cell office:value-type="float" office:value="1.7927616426035201E-2" table:style-name="ce3">
            <text:p>0.017927616</text:p>
          </table:table-cell>
          <table:table-cell office:value-type="float" office:value="1.6716649723347E-2" table:style-name="ce3">
            <text:p>0.01671665</text:p>
          </table:table-cell>
          <table:table-cell office:value-type="float" office:value="1.8651215378604499E-3" table:style-name="ce2">
            <text:p>0.001865122</text:p>
          </table:table-cell>
          <table:table-cell table:number-columns-repeated="16380"/>
        </table:table-row>
        <table:table-row table:style-name="ro1">
          <table:table-cell office:value-type="float" office:value="5.1999999999999904" table:style-name="ce3">
            <text:p>5.2</text:p>
          </table:table-cell>
          <table:table-cell office:value-type="float" office:value="2.0114425572766499E-2" table:style-name="ce3">
            <text:p>0.020114426</text:p>
          </table:table-cell>
          <table:table-cell office:value-type="float" office:value="1.4887138171972601E-2" table:style-name="ce3">
            <text:p>0.014887138</text:p>
          </table:table-cell>
          <table:table-cell office:value-type="float" office:value="1.6174210538592901E-2" table:style-name="ce2">
            <text:p>0.016174211</text:p>
          </table:table-cell>
          <table:table-cell table:number-columns-repeated="16380"/>
        </table:table-row>
        <table:table-row table:style-name="ro1">
          <table:table-cell office:value-type="float" office:value="5.2499999999999902" table:style-name="ce3">
            <text:p>5.25</text:p>
          </table:table-cell>
          <table:table-cell office:value-type="float" office:value="2.1196110926259799E-2" table:style-name="ce3">
            <text:p>0.021196111</text:p>
          </table:table-cell>
          <table:table-cell office:value-type="float" office:value="1.2721009841149499E-2" table:style-name="ce3">
            <text:p>0.01272101</text:p>
          </table:table-cell>
          <table:table-cell office:value-type="float" office:value="-3.7310372128773202E-2" table:style-name="ce2">
            <text:p>-0.037310372</text:p>
          </table:table-cell>
          <table:table-cell table:number-columns-repeated="16380"/>
        </table:table-row>
        <table:table-row table:style-name="ro1">
          <table:table-cell office:value-type="float" office:value="5.2999999999999901" table:style-name="ce3">
            <text:p>5.3</text:p>
          </table:table-cell>
          <table:table-cell office:value-type="float" office:value="2.1383076671876899E-2" table:style-name="ce3">
            <text:p>0.021383077</text:p>
          </table:table-cell>
          <table:table-cell office:value-type="float" office:value="1.12387731783482E-2" table:style-name="ce3">
            <text:p>0.011238773</text:p>
          </table:table-cell>
          <table:table-cell office:value-type="float" office:value="-4.7082432909761801E-2" table:style-name="ce2">
            <text:p>-0.047082433</text:p>
          </table:table-cell>
          <table:table-cell table:number-columns-repeated="16380"/>
        </table:table-row>
        <table:table-row table:style-name="ro1">
          <table:table-cell office:value-type="float" office:value="5.3499999999999899" table:style-name="ce3">
            <text:p>5.35</text:p>
          </table:table-cell>
          <table:table-cell office:value-type="float" office:value="2.1087594945042601E-2" table:style-name="ce3">
            <text:p>0.021087595</text:p>
          </table:table-cell>
          <table:table-cell office:value-type="float" office:value="1.0984663472008599E-2" table:style-name="ce3">
            <text:p>0.010984663</text:p>
          </table:table-cell>
          <table:table-cell office:value-type="float" office:value="-3.9806648221989999E-3" table:style-name="ce2">
            <text:p>-0.003980665</text:p>
          </table:table-cell>
          <table:table-cell table:number-columns-repeated="16380"/>
        </table:table-row>
        <table:table-row table:style-name="ro1">
          <table:table-cell office:value-type="float" office:value="5.3999999999999897" table:style-name="ce3">
            <text:p>5.4</text:p>
          </table:table-cell>
          <table:table-cell office:value-type="float" office:value="2.0687077895626599E-2" table:style-name="ce3">
            <text:p>0.020687078</text:p>
          </table:table-cell>
          <table:table-cell office:value-type="float" office:value="1.1879420362177699E-2" table:style-name="ce3">
            <text:p>0.01187942</text:p>
          </table:table-cell>
          <table:table-cell office:value-type="float" office:value="1.16371823188461E-2" table:style-name="ce2">
            <text:p>0.011637182</text:p>
          </table:table-cell>
          <table:table-cell table:number-columns-repeated="16380"/>
        </table:table-row>
        <table:table-row table:style-name="ro1">
          <table:table-cell office:value-type="float" office:value="5.4499999999999904" table:style-name="ce3">
            <text:p>5.45</text:p>
          </table:table-cell>
          <table:table-cell office:value-type="float" office:value="2.0368706011651298E-2" table:style-name="ce3">
            <text:p>0.020368706</text:p>
          </table:table-cell>
          <table:table-cell office:value-type="float" office:value="1.33530598852607E-2" table:style-name="ce3">
            <text:p>0.01335306</text:p>
          </table:table-cell>
          <table:table-cell office:value-type="float" office:value="-7.3432096801358301E-2" table:style-name="ce2">
            <text:p>-0.073432097</text:p>
          </table:table-cell>
          <table:table-cell table:number-columns-repeated="16380"/>
        </table:table-row>
        <table:table-row table:style-name="ro1">
          <table:table-cell office:value-type="float" office:value="5.4999999999999902" table:style-name="ce3">
            <text:p>5.5</text:p>
          </table:table-cell>
          <table:table-cell office:value-type="float" office:value="2.0100570904313199E-2" table:style-name="ce3">
            <text:p>0.020100571</text:p>
          </table:table-cell>
          <table:table-cell office:value-type="float" office:value="1.46562784538289E-2" table:style-name="ce3">
            <text:p>0.014656278</text:p>
          </table:table-cell>
          <table:table-cell office:value-type="float" office:value="5.1859682497736301E-2" table:style-name="ce2">
            <text:p>0.051859682</text:p>
          </table:table-cell>
          <table:table-cell table:number-columns-repeated="16380"/>
        </table:table-row>
        <table:table-row table:style-name="ro1">
          <table:table-cell office:value-type="float" office:value="5.5499999999999901" table:style-name="ce3">
            <text:p>5.55</text:p>
          </table:table-cell>
          <table:table-cell office:value-type="float" office:value="1.9707888659737299E-2" table:style-name="ce3">
            <text:p>0.019707889</text:p>
          </table:table-cell>
          <table:table-cell office:value-type="float" office:value="1.5190317742119E-2" table:style-name="ce3">
            <text:p>0.015190318</text:p>
          </table:table-cell>
          <table:table-cell office:value-type="float" office:value="-6.2264027337369098E-2" table:style-name="ce2">
            <text:p>-0.062264027</text:p>
          </table:table-cell>
          <table:table-cell table:number-columns-repeated="16380"/>
        </table:table-row>
        <table:table-row table:style-name="ro1">
          <table:table-cell office:value-type="float" office:value="5.5999999999999899" table:style-name="ce3">
            <text:p>5.6</text:p>
          </table:table-cell>
          <table:table-cell office:value-type="float" office:value="1.89901401431102E-2" table:style-name="ce3">
            <text:p>0.01899014</text:p>
          </table:table-cell>
          <table:table-cell office:value-type="float" office:value="1.47148227044258E-2" table:style-name="ce3">
            <text:p>0.014714823</text:p>
          </table:table-cell>
          <table:table-cell office:value-type="float" office:value="-8.9398946113143599E-2" table:style-name="ce2">
            <text:p>-0.089398946</text:p>
          </table:table-cell>
          <table:table-cell table:number-columns-repeated="16380"/>
        </table:table-row>
        <table:table-row table:style-name="ro1">
          <table:table-cell office:value-type="float" office:value="5.6499999999999897" table:style-name="ce3">
            <text:p>5.65</text:p>
          </table:table-cell>
          <table:table-cell office:value-type="float" office:value="1.7812336639241699E-2" table:style-name="ce3">
            <text:p>0.017812337</text:p>
          </table:table-cell>
          <table:table-cell office:value-type="float" office:value="1.33704676990914E-2" table:style-name="ce3">
            <text:p>0.013370468</text:p>
          </table:table-cell>
          <table:table-cell office:value-type="float" office:value="3.0745051167388401E-2" table:style-name="ce2">
            <text:p>0.030745051</text:p>
          </table:table-cell>
          <table:table-cell table:number-columns-repeated="16380"/>
        </table:table-row>
        <table:table-row table:style-name="ro1">
          <table:table-cell office:value-type="float" office:value="5.6999999999999904" table:style-name="ce3">
            <text:p>5.7</text:p>
          </table:table-cell>
          <table:table-cell office:value-type="float" office:value="1.61349878674171E-2" table:style-name="ce3">
            <text:p>0.016134988</text:p>
          </table:table-cell>
          <table:table-cell office:value-type="float" office:value="1.15442129646327E-2" table:style-name="ce3">
            <text:p>0.011544213</text:p>
          </table:table-cell>
          <table:table-cell office:value-type="float" office:value="-7.1216843589432801E-3" table:style-name="ce2">
            <text:p>-0.007121684</text:p>
          </table:table-cell>
          <table:table-cell table:number-columns-repeated="16380"/>
        </table:table-row>
        <table:table-row table:style-name="ro1">
          <table:table-cell office:value-type="float" office:value="5.7499999999999902" table:style-name="ce3">
            <text:p>5.75</text:p>
          </table:table-cell>
          <table:table-cell office:value-type="float" office:value="1.39904183757743E-2" table:style-name="ce3">
            <text:p>0.013990418</text:p>
          </table:table-cell>
          <table:table-cell office:value-type="float" office:value="9.6669000464428903E-3" table:style-name="ce3">
            <text:p>0.0096669</text:p>
          </table:table-cell>
          <table:table-cell office:value-type="float" office:value="-2.4397291811043199E-2" table:style-name="ce2">
            <text:p>-0.024397292</text:p>
          </table:table-cell>
          <table:table-cell table:number-columns-repeated="16380"/>
        </table:table-row>
        <table:table-row table:style-name="ro1">
          <table:table-cell office:value-type="float" office:value="5.7999999999999901" table:style-name="ce3">
            <text:p>5.8</text:p>
          </table:table-cell>
          <table:table-cell office:value-type="float" office:value="1.14425426218265E-2" table:style-name="ce3">
            <text:p>0.011442543</text:p>
          </table:table-cell>
          <table:table-cell office:value-type="float" office:value="8.0428976617877204E-3" table:style-name="ce3">
            <text:p>0.008042898</text:p>
          </table:table-cell>
          <table:table-cell office:value-type="float" office:value="-4.3068907946142702E-2" table:style-name="ce2">
            <text:p>-0.043068908</text:p>
          </table:table-cell>
          <table:table-cell table:number-columns-repeated="16380"/>
        </table:table-row>
        <table:table-row table:style-name="ro1">
          <table:table-cell office:value-type="float" office:value="5.8499999999999899" table:style-name="ce3">
            <text:p>5.85</text:p>
          </table:table-cell>
          <table:table-cell office:value-type="float" office:value="8.56841018767001E-3" table:style-name="ce3">
            <text:p>0.00856841</text:p>
          </table:table-cell>
          <table:table-cell office:value-type="float" office:value="6.7749570070772397E-3" table:style-name="ce3">
            <text:p>0.006774957</text:p>
          </table:table-cell>
          <table:table-cell office:value-type="float" office:value="-6.5666798502176299E-2" table:style-name="ce2">
            <text:p>-0.065666799</text:p>
          </table:table-cell>
          <table:table-cell table:number-columns-repeated="16380"/>
        </table:table-row>
        <table:table-row table:style-name="ro1">
          <table:table-cell office:value-type="float" office:value="5.8999999999999897" table:style-name="ce3">
            <text:p>5.9</text:p>
          </table:table-cell>
          <table:table-cell office:value-type="float" office:value="5.4755834188693602E-3" table:style-name="ce3">
            <text:p>0.005475583</text:p>
          </table:table-cell>
          <table:table-cell office:value-type="float" office:value="5.7905155517558003E-3" table:style-name="ce3">
            <text:p>0.005790516</text:p>
          </table:table-cell>
          <table:table-cell office:value-type="float" office:value="-4.1847400348521899E-2" table:style-name="ce2">
            <text:p>-0.0418474</text:p>
          </table:table-cell>
          <table:table-cell table:number-columns-repeated="16380"/>
        </table:table-row>
        <table:table-row table:style-name="ro1">
          <table:table-cell office:value-type="float" office:value="5.9499999999999904" table:style-name="ce3">
            <text:p>5.95</text:p>
          </table:table-cell>
          <table:table-cell office:value-type="float" office:value="2.3370308936717398E-3" table:style-name="ce3">
            <text:p>0.002337031</text:p>
          </table:table-cell>
          <table:table-cell office:value-type="float" office:value="4.9294097129487704E-3" table:style-name="ce3">
            <text:p>0.00492941</text:p>
          </table:table-cell>
          <table:table-cell office:value-type="float" office:value="-8.4861917893404498E-2" table:style-name="ce2">
            <text:p>-0.084861918</text:p>
          </table:table-cell>
          <table:table-cell table:number-columns-repeated="16380"/>
        </table:table-row>
        <table:table-row table:style-name="ro1">
          <table:table-cell office:value-type="float" office:value="5.9999999999999902" table:style-name="ce3">
            <text:p>6</text:p>
          </table:table-cell>
          <table:table-cell office:value-type="float" office:value="-5.9406613758770802E-4" table:style-name="ce3">
            <text:p>-0.000594066</text:p>
          </table:table-cell>
          <table:table-cell office:value-type="float" office:value="4.0371250513148603E-3" table:style-name="ce3">
            <text:p>0.004037125</text:p>
          </table:table-cell>
          <table:table-cell office:value-type="float" office:value="-7.8492628277226001E-2" table:style-name="ce2">
            <text:p>-0.078492628</text:p>
          </table:table-cell>
          <table:table-cell table:number-columns-repeated="16380"/>
        </table:table-row>
        <table:table-row table:style-name="ro1">
          <table:table-cell office:value-type="float" office:value="6.0499999999999901" table:style-name="ce3">
            <text:p>6.05</text:p>
          </table:table-cell>
          <table:table-cell office:value-type="float" office:value="-3.0205168478209302E-3" table:style-name="ce3">
            <text:p>-0.003020517</text:p>
          </table:table-cell>
          <table:table-cell office:value-type="float" office:value="3.0229654339655999E-3" table:style-name="ce3">
            <text:p>0.003022965</text:p>
          </table:table-cell>
          <table:table-cell office:value-type="float" office:value="-0.113131093724118" table:style-name="ce2">
            <text:p>-0.113131094</text:p>
          </table:table-cell>
          <table:table-cell table:number-columns-repeated="16380"/>
        </table:table-row>
        <table:table-row table:style-name="ro1">
          <table:table-cell office:value-type="float" office:value="6.0999999999999899" table:style-name="ce3">
            <text:p>6.1</text:p>
          </table:table-cell>
          <table:table-cell office:value-type="float" office:value="-4.6893726191724596E-3" table:style-name="ce3">
            <text:p>-0.004689373</text:p>
          </table:table-cell>
          <table:table-cell office:value-type="float" office:value="1.8733852561577901E-3" table:style-name="ce3">
            <text:p>0.001873385</text:p>
          </table:table-cell>
          <table:table-cell office:value-type="float" office:value="-7.6224114167356499E-2" table:style-name="ce2">
            <text:p>-0.076224114</text:p>
          </table:table-cell>
          <table:table-cell table:number-columns-repeated="16380"/>
        </table:table-row>
        <table:table-row table:style-name="ro1">
          <table:table-cell office:value-type="float" office:value="6.1499999999999897" table:style-name="ce3">
            <text:p>6.15</text:p>
          </table:table-cell>
          <table:table-cell office:value-type="float" office:value="-5.4971143809637796E-3" table:style-name="ce3">
            <text:p>-0.005497114</text:p>
          </table:table-cell>
          <table:table-cell office:value-type="float" office:value="6.3663943514219304E-4" table:style-name="ce3">
            <text:p>0.000636639</text:p>
          </table:table-cell>
          <table:table-cell office:value-type="float" office:value="-5.4673230123573703E-2" table:style-name="ce2">
            <text:p>-0.05467323</text:p>
          </table:table-cell>
          <table:table-cell table:number-columns-repeated="16380"/>
        </table:table-row>
        <table:table-row table:style-name="ro1">
          <table:table-cell office:value-type="float" office:value="6.1999999999999904" table:style-name="ce3">
            <text:p>6.2</text:p>
          </table:table-cell>
          <table:table-cell office:value-type="float" office:value="-5.5560132203304998E-3" table:style-name="ce3">
            <text:p>-0.005556013</text:p>
          </table:table-cell>
          <table:table-cell office:value-type="float" office:value="-5.9764868082552898E-4" table:style-name="ce3">
            <text:p>-0.000597649</text:p>
          </table:table-cell>
          <table:table-cell office:value-type="float" office:value="-0.112520339925305" table:style-name="ce2">
            <text:p>-0.11252034</text:p>
          </table:table-cell>
          <table:table-cell table:number-columns-repeated="16380"/>
        </table:table-row>
        <table:table-row table:style-name="ro1">
          <table:table-cell office:value-type="float" office:value="6.2499999999999902" table:style-name="ce3">
            <text:p>6.25</text:p>
          </table:table-cell>
          <table:table-cell office:value-type="float" office:value="-5.1751902007516502E-3" table:style-name="ce3">
            <text:p>-0.00517519</text:p>
          </table:table-cell>
          <table:table-cell office:value-type="float" office:value="-1.71133383373E-3" table:style-name="ce3">
            <text:p>-0.001711334</text:p>
          </table:table-cell>
          <table:table-cell office:value-type="float" office:value="-3.6612367787277202E-2" table:style-name="ce2">
            <text:p>-0.036612368</text:p>
          </table:table-cell>
          <table:table-cell table:number-columns-repeated="16380"/>
        </table:table-row>
        <table:table-row table:style-name="ro1">
          <table:table-cell office:value-type="float" office:value="6.2999999999999901" table:style-name="ce3">
            <text:p>6.3</text:p>
          </table:table-cell>
          <table:table-cell office:value-type="float" office:value="-4.7477056398395499E-3" table:style-name="ce3">
            <text:p>-0.004747706</text:p>
          </table:table-cell>
          <table:table-cell office:value-type="float" office:value="-2.5679878334570502E-3" table:style-name="ce3">
            <text:p>-0.002567988</text:p>
          </table:table-cell>
          <table:table-cell office:value-type="float" office:value="-0.12115814365135801" table:style-name="ce2">
            <text:p>-0.121158144</text:p>
          </table:table-cell>
          <table:table-cell table:number-columns-repeated="16380"/>
        </table:table-row>
        <table:table-row table:style-name="ro1">
          <table:table-cell office:value-type="float" office:value="6.3499999999999899" table:style-name="ce3">
            <text:p>6.35</text:p>
          </table:table-cell>
          <table:table-cell office:value-type="float" office:value="-4.5838089561287699E-3" table:style-name="ce3">
            <text:p>-0.004583809</text:p>
          </table:table-cell>
          <table:table-cell office:value-type="float" office:value="-3.0352219570155101E-3" table:style-name="ce3">
            <text:p>-0.003035222</text:p>
          </table:table-cell>
          <table:table-cell office:value-type="float" office:value="-2.4048289640294301E-2" table:style-name="ce2">
            <text:p>-0.02404829</text:p>
          </table:table-cell>
          <table:table-cell table:number-columns-repeated="16380"/>
        </table:table-row>
        <table:table-row table:style-name="ro1">
          <table:table-cell office:value-type="float" office:value="6.3999999999999897" table:style-name="ce3">
            <text:p>6.4</text:p>
          </table:table-cell>
          <table:table-cell office:value-type="float" office:value="-4.7650449708234602E-3" table:style-name="ce3">
            <text:p>-0.004765045</text:p>
          </table:table-cell>
          <table:table-cell office:value-type="float" office:value="-3.0275950429720999E-3" table:style-name="ce3">
            <text:p>-0.003027595</text:p>
          </table:table-cell>
          <table:table-cell office:value-type="float" office:value="-9.8385752009953101E-2" table:style-name="ce2">
            <text:p>-0.098385752</text:p>
          </table:table-cell>
          <table:table-cell table:number-columns-repeated="16380"/>
        </table:table-row>
        <table:table-row table:style-name="ro1">
          <table:table-cell office:value-type="float" office:value="6.4499999999999904" table:style-name="ce3">
            <text:p>6.45</text:p>
          </table:table-cell>
          <table:table-cell office:value-type="float" office:value="-5.09419430913191E-3" table:style-name="ce3">
            <text:p>-0.005094194</text:p>
          </table:table-cell>
          <table:table-cell office:value-type="float" office:value="-2.5602085801233899E-3" table:style-name="ce3">
            <text:p>-0.002560209</text:p>
          </table:table-cell>
          <table:table-cell office:value-type="float" office:value="-5.5720236635814699E-2" table:style-name="ce2">
            <text:p>-0.055720237</text:p>
          </table:table-cell>
          <table:table-cell table:number-columns-repeated="16380"/>
        </table:table-row>
        <table:table-row table:style-name="ro1">
          <table:table-cell office:value-type="float" office:value="6.4999999999999902" table:style-name="ce3">
            <text:p>6.5</text:p>
          </table:table-cell>
          <table:table-cell office:value-type="float" office:value="-5.1780465857787098E-3" table:style-name="ce3">
            <text:p>-0.005178047</text:p>
          </table:table-cell>
          <table:table-cell office:value-type="float" office:value="-1.78537605712705E-3" table:style-name="ce3">
            <text:p>-0.001785376</text:p>
          </table:table-cell>
          <table:table-cell office:value-type="float" office:value="-1.27589799888189E-3" table:style-name="ce2">
            <text:p>-0.001275898</text:p>
          </table:table-cell>
          <table:table-cell table:number-columns-repeated="16380"/>
        </table:table-row>
        <table:table-row table:style-name="ro1">
          <table:table-cell office:value-type="float" office:value="6.5499999999999901" table:style-name="ce3">
            <text:p>6.55</text:p>
          </table:table-cell>
          <table:table-cell office:value-type="float" office:value="-4.6190594695160398E-3" table:style-name="ce3">
            <text:p>-0.004619059</text:p>
          </table:table-cell>
          <table:table-cell office:value-type="float" office:value="-9.8160543696901499E-4" table:style-name="ce3">
            <text:p>-0.000981605</text:p>
          </table:table-cell>
          <table:table-cell office:value-type="float" office:value="-5.4673230123561997E-2" table:style-name="ce2">
            <text:p>-0.05467323</text:p>
          </table:table-cell>
          <table:table-cell table:number-columns-repeated="16380"/>
        </table:table-row>
        <table:table-row table:style-name="ro1">
          <table:table-cell office:value-type="float" office:value="6.5999999999999801" table:style-name="ce3">
            <text:p>6.6</text:p>
          </table:table-cell>
          <table:table-cell office:value-type="float" office:value="-3.2361962480810399E-3" table:style-name="ce3">
            <text:p>-0.003236196</text:p>
          </table:table-cell>
          <table:table-cell office:value-type="float" office:value="-4.8136713785824702E-4" table:style-name="ce3">
            <text:p>-0.000481367</text:p>
          </table:table-cell>
          <table:table-cell office:value-type="float" office:value="-6.03445153982465E-2" table:style-name="ce2">
            <text:p>-0.060344515</text:p>
          </table:table-cell>
          <table:table-cell table:number-columns-repeated="16380"/>
        </table:table-row>
        <table:table-row table:style-name="ro1">
          <table:table-cell office:value-type="float" office:value="6.6499999999999799" table:style-name="ce3">
            <text:p>6.65</text:p>
          </table:table-cell>
          <table:table-cell office:value-type="float" office:value="-1.2124674469337999E-3" table:style-name="ce3">
            <text:p>-0.001212467</text:p>
          </table:table-cell>
          <table:table-cell office:value-type="float" office:value="-5.5503995475399105E-4" table:style-name="ce3">
            <text:p>-0.00055504</text:p>
          </table:table-cell>
          <table:table-cell office:value-type="float" office:value="5.2121434125797297E-2" table:style-name="ce2">
            <text:p>0.052121434</text:p>
          </table:table-cell>
          <table:table-cell table:number-columns-repeated="16380"/>
        </table:table-row>
        <table:table-row table:style-name="ro1">
          <table:table-cell office:value-type="float" office:value="6.6999999999999797" table:style-name="ce3">
            <text:p>6.7</text:p>
          </table:table-cell>
          <table:table-cell office:value-type="float" office:value="9.0931224738006696E-4" table:style-name="ce3">
            <text:p>0.000909312</text:p>
          </table:table-cell>
          <table:table-cell office:value-type="float" office:value="-1.29673779594786E-3" table:style-name="ce3">
            <text:p>-0.001296738</text:p>
          </table:table-cell>
          <table:table-cell office:value-type="float" office:value="7.6028082822142504E-2" table:style-name="ce2">
            <text:p>0.076028083</text:p>
          </table:table-cell>
          <table:table-cell table:number-columns-repeated="16380"/>
        </table:table-row>
        <table:table-row table:style-name="ro1">
          <table:table-cell office:value-type="float" office:value="6.7499999999999796" table:style-name="ce3">
            <text:p>6.75</text:p>
          </table:table-cell>
          <table:table-cell office:value-type="float" office:value="2.3980913801336101E-3" table:style-name="ce3">
            <text:p>0.002398091</text:p>
          </table:table-cell>
          <table:table-cell office:value-type="float" office:value="-2.56636232836418E-3" table:style-name="ce3">
            <text:p>-0.002566362</text:p>
          </table:table-cell>
          <table:table-cell office:value-type="float" office:value="-2.78000629758514E-2" table:style-name="ce2">
            <text:p>-0.027800063</text:p>
          </table:table-cell>
          <table:table-cell table:number-columns-repeated="16380"/>
        </table:table-row>
        <table:table-row table:style-name="ro1">
          <table:table-cell office:value-type="float" office:value="6.7999999999999803" table:style-name="ce3">
            <text:p>6.8</text:p>
          </table:table-cell>
          <table:table-cell office:value-type="float" office:value="2.6138644614301298E-3" table:style-name="ce3">
            <text:p>0.002613864</text:p>
          </table:table-cell>
          <table:table-cell office:value-type="float" office:value="-4.0232889679778202E-3" table:style-name="ce3">
            <text:p>-0.004023289</text:p>
          </table:table-cell>
          <table:table-cell office:value-type="float" office:value="-6.1566022995875103E-2" table:style-name="ce2">
            <text:p>-0.061566023</text:p>
          </table:table-cell>
          <table:table-cell table:number-columns-repeated="16380"/>
        </table:table-row>
        <table:table-row table:style-name="ro1">
          <table:table-cell office:value-type="float" office:value="6.8499999999999801" table:style-name="ce3">
            <text:p>6.85</text:p>
          </table:table-cell>
          <table:table-cell office:value-type="float" office:value="1.2817044578173899E-3" table:style-name="ce3">
            <text:p>0.001281704</text:p>
          </table:table-cell>
          <table:table-cell office:value-type="float" office:value="-5.2471855217504203E-3" table:style-name="ce3">
            <text:p>-0.005247186</text:p>
          </table:table-cell>
          <table:table-cell office:value-type="float" office:value="4.0778863576436002E-2" table:style-name="ce2">
            <text:p>0.040778864</text:p>
          </table:table-cell>
          <table:table-cell table:number-columns-repeated="16380"/>
        </table:table-row>
        <table:table-row table:style-name="ro1">
          <table:table-cell office:value-type="float" office:value="6.8999999999999799" table:style-name="ce3">
            <text:p>6.9</text:p>
          </table:table-cell>
          <table:table-cell office:value-type="float" office:value="-1.3583689508260401E-3" table:style-name="ce3">
            <text:p>-0.001358369</text:p>
          </table:table-cell>
          <table:table-cell office:value-type="float" office:value="-5.8993014910251303E-3" table:style-name="ce3">
            <text:p>-0.005899301</text:p>
          </table:table-cell>
          <table:table-cell office:value-type="float" office:value="-6.0780768111687297E-2" table:style-name="ce2">
            <text:p>-0.060780768</text:p>
          </table:table-cell>
          <table:table-cell table:number-columns-repeated="16380"/>
        </table:table-row>
        <table:table-row table:style-name="ro1">
          <table:table-cell office:value-type="float" office:value="6.9499999999999797" table:style-name="ce3">
            <text:p>6.95</text:p>
          </table:table-cell>
          <table:table-cell office:value-type="float" office:value="-4.5980947088205999E-3" table:style-name="ce3">
            <text:p>-0.004598095</text:p>
          </table:table-cell>
          <table:table-cell office:value-type="float" office:value="-5.8547262784487703E-3" table:style-name="ce3">
            <text:p>-0.005854726</text:p>
          </table:table-cell>
          <table:table-cell office:value-type="float" office:value="-7.4828105484352994E-2" table:style-name="ce2">
            <text:p>-0.074828105</text:p>
          </table:table-cell>
          <table:table-cell table:number-columns-repeated="16380"/>
        </table:table-row>
        <table:table-row table:style-name="ro1">
          <table:table-cell office:value-type="float" office:value="6.9999999999999796" table:style-name="ce3">
            <text:p>7</text:p>
          </table:table-cell>
          <table:table-cell office:value-type="float" office:value="-7.4962275660783399E-3" table:style-name="ce3">
            <text:p>-0.007496228</text:p>
          </table:table-cell>
          <table:table-cell office:value-type="float" office:value="-5.2456748886888496E-3" table:style-name="ce3">
            <text:p>-0.005245675</text:p>
          </table:table-cell>
          <table:table-cell office:value-type="float" office:value="-9.2365464564517802E-2" table:style-name="ce2">
            <text:p>-0.092365465</text:p>
          </table:table-cell>
          <table:table-cell table:number-columns-repeated="16380"/>
        </table:table-row>
        <table:table-row table:style-name="ro1">
          <table:table-cell office:value-type="float" office:value="7.0499999999999803" table:style-name="ce3">
            <text:p>7.05</text:p>
          </table:table-cell>
          <table:table-cell office:value-type="float" office:value="-9.2142957850973404E-3" table:style-name="ce3">
            <text:p>-0.009214296</text:p>
          </table:table-cell>
          <table:table-cell office:value-type="float" office:value="-4.3949900575908996E-3" table:style-name="ce3">
            <text:p>-0.00439499</text:p>
          </table:table-cell>
          <table:table-cell office:value-type="float" office:value="-0.11103708069962" table:style-name="ce2">
            <text:p>-0.111037081</text:p>
          </table:table-cell>
          <table:table-cell table:number-columns-repeated="16380"/>
        </table:table-row>
        <table:table-row table:style-name="ro1">
          <table:table-cell office:value-type="float" office:value="7.0999999999999801" table:style-name="ce3">
            <text:p>7.1</text:p>
          </table:table-cell>
          <table:table-cell office:value-type="float" office:value="-9.3201818268576E-3" table:style-name="ce3">
            <text:p>-0.009320182</text:p>
          </table:table-cell>
          <table:table-cell office:value-type="float" office:value="-3.6696688854072502E-3" table:style-name="ce3">
            <text:p>-0.003669669</text:p>
          </table:table-cell>
          <table:table-cell office:value-type="float" office:value="-8.9573447198518605E-2" table:style-name="ce2">
            <text:p>-0.089573447</text:p>
          </table:table-cell>
          <table:table-cell table:number-columns-repeated="16380"/>
        </table:table-row>
        <table:table-row table:style-name="ro1">
          <table:table-cell office:value-type="float" office:value="7.1499999999999799" table:style-name="ce3">
            <text:p>7.15</text:p>
          </table:table-cell>
          <table:table-cell office:value-type="float" office:value="-7.9376542940004999E-3" table:style-name="ce3">
            <text:p>-0.007937654</text:p>
          </table:table-cell>
          <table:table-cell office:value-type="float" office:value="-3.3216819751258802E-3" table:style-name="ce3">
            <text:p>-0.003321682</text:p>
          </table:table-cell>
          <table:table-cell office:value-type="float" office:value="2.3677757209708099E-2" table:style-name="ce2">
            <text:p>0.023677757</text:p>
          </table:table-cell>
          <table:table-cell table:number-columns-repeated="16380"/>
        </table:table-row>
        <table:table-row table:style-name="ro1">
          <table:table-cell office:value-type="float" office:value="7.1999999999999797" table:style-name="ce3">
            <text:p>7.2</text:p>
          </table:table-cell>
          <table:table-cell office:value-type="float" office:value="-5.6822175932831698E-3" table:style-name="ce3">
            <text:p>-0.005682218</text:p>
          </table:table-cell>
          <table:table-cell office:value-type="float" office:value="-3.3888545789429402E-3" table:style-name="ce3">
            <text:p>-0.003388855</text:p>
          </table:table-cell>
          <table:table-cell office:value-type="float" office:value="-1.9162259249799501E-2" table:style-name="ce2">
            <text:p>-0.019162259</text:p>
          </table:table-cell>
          <table:table-cell table:number-columns-repeated="16380"/>
        </table:table-row>
        <table:table-row table:style-name="ro1">
          <table:table-cell office:value-type="float" office:value="7.2499999999999796" table:style-name="ce3">
            <text:p>7.25</text:p>
          </table:table-cell>
          <table:table-cell office:value-type="float" office:value="-3.4109367276955E-3" table:style-name="ce3">
            <text:p>-0.003410937</text:p>
          </table:table-cell>
          <table:table-cell office:value-type="float" office:value="-3.6989433100097198E-3" table:style-name="ce3">
            <text:p>-0.003698943</text:p>
          </table:table-cell>
          <table:table-cell office:value-type="float" office:value="-3.5739862360397702E-2" table:style-name="ce2">
            <text:p>-0.035739862</text:p>
          </table:table-cell>
          <table:table-cell table:number-columns-repeated="16380"/>
        </table:table-row>
        <table:table-row table:style-name="ro1">
          <table:table-cell office:value-type="float" office:value="7.2999999999999803" table:style-name="ce3">
            <text:p>7.3</text:p>
          </table:table-cell>
          <table:table-cell office:value-type="float" office:value="-1.8890749102778699E-3" table:style-name="ce3">
            <text:p>-0.001889075</text:p>
          </table:table-cell>
          <table:table-cell office:value-type="float" office:value="-3.9696875431398798E-3" table:style-name="ce3">
            <text:p>-0.003969688</text:p>
          </table:table-cell>
          <table:table-cell office:value-type="float" office:value="-6.06935175690013E-2" table:style-name="ce2">
            <text:p>-0.060693518</text:p>
          </table:table-cell>
          <table:table-cell table:number-columns-repeated="16380"/>
        </table:table-row>
        <table:table-row table:style-name="ro1">
          <table:table-cell office:value-type="float" office:value="7.3499999999999801" table:style-name="ce3">
            <text:p>7.35</text:p>
          </table:table-cell>
          <table:table-cell office:value-type="float" office:value="-1.50780243592494E-3" table:style-name="ce3">
            <text:p>-0.001507802</text:p>
          </table:table-cell>
          <table:table-cell office:value-type="float" office:value="-3.9515394868959702E-3" table:style-name="ce3">
            <text:p>-0.003951539</text:p>
          </table:table-cell>
          <table:table-cell office:value-type="float" office:value="5.5611455833297303E-2" table:style-name="ce2">
            <text:p>0.055611456</text:p>
          </table:table-cell>
          <table:table-cell table:number-columns-repeated="16380"/>
        </table:table-row>
        <table:table-row table:style-name="ro1">
          <table:table-cell office:value-type="float" office:value="7.3999999999999799" table:style-name="ce3">
            <text:p>7.4</text:p>
          </table:table-cell>
          <table:table-cell office:value-type="float" office:value="-2.1624555451909598E-3" table:style-name="ce3">
            <text:p>-0.002162456</text:p>
          </table:table-cell>
          <table:table-cell office:value-type="float" office:value="-3.5409853795910699E-3" table:style-name="ce3">
            <text:p>-0.003540985</text:p>
          </table:table-cell>
          <table:table-cell office:value-type="float" office:value="5.3953695522228999E-2" table:style-name="ce2">
            <text:p>0.053953696</text:p>
          </table:table-cell>
          <table:table-cell table:number-columns-repeated="16380"/>
        </table:table-row>
        <table:table-row table:style-name="ro1">
          <table:table-cell office:value-type="float" office:value="7.4499999999999797" table:style-name="ce3">
            <text:p>7.45</text:p>
          </table:table-cell>
          <table:table-cell office:value-type="float" office:value="-3.3316609140596398E-3" table:style-name="ce3">
            <text:p>-0.003331661</text:p>
          </table:table-cell>
          <table:table-cell office:value-type="float" office:value="-2.8101297514481699E-3" table:style-name="ce3">
            <text:p>-0.00281013</text:p>
          </table:table-cell>
          <table:table-cell office:value-type="float" office:value="-1.77662505667989E-2" table:style-name="ce2">
            <text:p>-0.017766251</text:p>
          </table:table-cell>
          <table:table-cell table:number-columns-repeated="16380"/>
        </table:table-row>
        <table:table-row table:style-name="ro1">
          <table:table-cell office:value-type="float" office:value="7.4999999999999796" table:style-name="ce3">
            <text:p>7.5</text:p>
          </table:table-cell>
          <table:table-cell office:value-type="float" office:value="-4.3145048731827E-3" table:style-name="ce3">
            <text:p>-0.004314505</text:p>
          </table:table-cell>
          <table:table-cell office:value-type="float" office:value="-1.94320045486023E-3" table:style-name="ce3">
            <text:p>-0.0019432</text:p>
          </table:table-cell>
          <table:table-cell office:value-type="float" office:value="-4.4115914458390498E-2" table:style-name="ce2">
            <text:p>-0.044115914</text:p>
          </table:table-cell>
          <table:table-cell table:number-columns-repeated="16380"/>
        </table:table-row>
        <table:table-row table:style-name="ro1">
          <table:table-cell office:value-type="float" office:value="7.5499999999999803" table:style-name="ce3">
            <text:p>7.55</text:p>
          </table:table-cell>
          <table:table-cell office:value-type="float" office:value="-4.5211832378124301E-3" table:style-name="ce3">
            <text:p>-0.004521183</text:p>
          </table:table-cell>
          <table:table-cell office:value-type="float" office:value="-1.1195579913011299E-3" table:style-name="ce3">
            <text:p>-0.001119558</text:p>
          </table:table-cell>
          <table:table-cell office:value-type="float" office:value="-2.13435228169888E-2" table:style-name="ce2">
            <text:p>-0.021343523</text:p>
          </table:table-cell>
          <table:table-cell table:number-columns-repeated="16380"/>
        </table:table-row>
        <table:table-row table:style-name="ro1">
          <table:table-cell office:value-type="float" office:value="7.5999999999999801" table:style-name="ce3">
            <text:p>7.6</text:p>
          </table:table-cell>
          <table:table-cell office:value-type="float" office:value="-3.6971498316308899E-3" table:style-name="ce3">
            <text:p>-0.00369715</text:p>
          </table:table-cell>
          <table:table-cell office:value-type="float" office:value="-4.1027280397579001E-4" table:style-name="ce3">
            <text:p>-0.000410273</text:p>
          </table:table-cell>
          <table:table-cell office:value-type="float" office:value="-5.55457355504397E-2" table:style-name="ce2">
            <text:p>-0.055545736</text:p>
          </table:table-cell>
          <table:table-cell table:number-columns-repeated="16380"/>
        </table:table-row>
        <table:table-row table:style-name="ro1">
          <table:table-cell office:value-type="float" office:value="7.6499999999999799" table:style-name="ce3">
            <text:p>7.65</text:p>
          </table:table-cell>
          <table:table-cell office:value-type="float" office:value="-1.9958564810933898E-3" table:style-name="ce3">
            <text:p>-0.001995856</text:p>
          </table:table-cell>
          <table:table-cell office:value-type="float" office:value="2.5303471207696799E-4" table:style-name="ce3">
            <text:p>0.000253035</text:p>
          </table:table-cell>
          <table:table-cell office:value-type="float" office:value="-3.9840637866716301E-2" table:style-name="ce2">
            <text:p>-0.039840638</text:p>
          </table:table-cell>
          <table:table-cell table:number-columns-repeated="16380"/>
        </table:table-row>
        <table:table-row table:style-name="ro1">
          <table:table-cell office:value-type="float" office:value="7.6999999999999797" table:style-name="ce3">
            <text:p>7.7</text:p>
          </table:table-cell>
          <table:table-cell office:value-type="float" office:value="1.16764968408379E-4" table:style-name="ce3">
            <text:p>0.000116765</text:p>
          </table:table-cell>
          <table:table-cell office:value-type="float" office:value="1.01845542756398E-3" table:style-name="ce3">
            <text:p>0.001018455</text:p>
          </table:table-cell>
          <table:table-cell office:value-type="float" office:value="-9.4808479759771996E-2" table:style-name="ce2">
            <text:p>-0.09480848</text:p>
          </table:table-cell>
          <table:table-cell table:number-columns-repeated="16380"/>
        </table:table-row>
        <table:table-row table:style-name="ro1">
          <table:table-cell office:value-type="float" office:value="7.7499999999999796" table:style-name="ce3">
            <text:p>7.75</text:p>
          </table:table-cell>
          <table:table-cell office:value-type="float" office:value="2.0725252652879301E-3" table:style-name="ce3">
            <text:p>0.002072525</text:p>
          </table:table-cell>
          <table:table-cell office:value-type="float" office:value="1.9954486778577898E-3" table:style-name="ce3">
            <text:p>0.001995449</text:p>
          </table:table-cell>
          <table:table-cell office:value-type="float" office:value="-0.122205150163607" table:style-name="ce2">
            <text:p>-0.12220515</text:p>
          </table:table-cell>
          <table:table-cell table:number-columns-repeated="16380"/>
        </table:table-row>
        <table:table-row table:style-name="ro1">
          <table:table-cell office:value-type="float" office:value="7.7999999999999803" table:style-name="ce3">
            <text:p>7.8</text:p>
          </table:table-cell>
          <table:table-cell office:value-type="float" office:value="3.4295033087185698E-3" table:style-name="ce3">
            <text:p>0.003429503</text:p>
          </table:table-cell>
          <table:table-cell office:value-type="float" office:value="3.1450657370229399E-3" table:style-name="ce3">
            <text:p>0.003145066</text:p>
          </table:table-cell>
          <table:table-cell office:value-type="float" office:value="-3.3645849335903998E-2" table:style-name="ce2">
            <text:p>-0.033645849</text:p>
          </table:table-cell>
          <table:table-cell table:number-columns-repeated="16380"/>
        </table:table-row>
        <table:table-row table:style-name="ro1">
          <table:table-cell office:value-type="float" office:value="7.8499999999999801" table:style-name="ce3">
            <text:p>7.85</text:p>
          </table:table-cell>
          <table:table-cell office:value-type="float" office:value="4.0234710636158398E-3" table:style-name="ce3">
            <text:p>0.004023471</text:p>
          </table:table-cell>
          <table:table-cell office:value-type="float" office:value="4.2455889169793698E-3" table:style-name="ce3">
            <text:p>0.004245589</text:p>
          </table:table-cell>
          <table:table-cell office:value-type="float" office:value="-2.68403070062877E-2" table:style-name="ce2">
            <text:p>-0.026840307</text:p>
          </table:table-cell>
          <table:table-cell table:number-columns-repeated="16380"/>
        </table:table-row>
        <table:table-row table:style-name="ro1">
          <table:table-cell office:value-type="float" office:value="7.8999999999999799" table:style-name="ce3">
            <text:p>7.9</text:p>
          </table:table-cell>
          <table:table-cell office:value-type="float" office:value="3.98807109982449E-3" table:style-name="ce3">
            <text:p>0.003988071</text:p>
          </table:table-cell>
          <table:table-cell office:value-type="float" office:value="4.9637075413986901E-3" table:style-name="ce3">
            <text:p>0.004963708</text:p>
          </table:table-cell>
          <table:table-cell office:value-type="float" office:value="-6.1915025166620098E-2" table:style-name="ce2">
            <text:p>-0.061915025</text:p>
          </table:table-cell>
          <table:table-cell table:number-columns-repeated="16380"/>
        </table:table-row>
        <table:table-row table:style-name="ro1">
          <table:table-cell office:value-type="float" office:value="7.9499999999999797" table:style-name="ce3">
            <text:p>7.95</text:p>
          </table:table-cell>
          <table:table-cell office:value-type="float" office:value="3.6503971001408402E-3" table:style-name="ce3">
            <text:p>0.003650397</text:p>
          </table:table-cell>
          <table:table-cell office:value-type="float" office:value="5.0060411782810402E-3" table:style-name="ce3">
            <text:p>0.005006041</text:p>
          </table:table-cell>
          <table:table-cell office:value-type="float" office:value="-8.0761142387093601E-2" table:style-name="ce2">
            <text:p>-0.080761142</text:p>
          </table:table-cell>
          <table:table-cell table:number-columns-repeated="16380"/>
        </table:table-row>
        <table:table-row table:style-name="ro1">
          <table:table-cell office:value-type="float" office:value="7.9999999999999796" table:style-name="ce3">
            <text:p>8</text:p>
          </table:table-cell>
          <table:table-cell office:value-type="float" office:value="3.36120443847183E-3" table:style-name="ce3">
            <text:p>0.003361204</text:p>
          </table:table-cell>
          <table:table-cell office:value-type="float" office:value="4.2801059279139499E-3" table:style-name="ce3">
            <text:p>0.004280106</text:p>
          </table:table-cell>
          <table:table-cell office:value-type="float" office:value="-8.4304424992549497E-3" table:style-name="ce2">
            <text:p>-0.008430442</text:p>
          </table:table-cell>
          <table:table-cell table:number-columns-repeated="16380"/>
        </table:table-row>
        <table:table-row table:style-name="ro1">
          <table:table-cell office:value-type="float" office:value="8.0499999999999794" table:style-name="ce3">
            <text:p>8.05</text:p>
          </table:table-cell>
          <table:table-cell office:value-type="float" office:value="3.3411187319152599E-3" table:style-name="ce3">
            <text:p>0.003341119</text:p>
          </table:table-cell>
          <table:table-cell office:value-type="float" office:value="2.9820171801544699E-3" table:style-name="ce3">
            <text:p>0.002982017</text:p>
          </table:table-cell>
          <table:table-cell office:value-type="float" office:value="-5.1008707330694798E-2" table:style-name="ce2">
            <text:p>-0.051008707</text:p>
          </table:table-cell>
          <table:table-cell table:number-columns-repeated="16380"/>
        </table:table-row>
        <table:table-row table:style-name="ro1">
          <table:table-cell office:value-type="float" office:value="8.0999999999999801" table:style-name="ce3">
            <text:p>8.1</text:p>
          </table:table-cell>
          <table:table-cell office:value-type="float" office:value="3.60863612904279E-3" table:style-name="ce3">
            <text:p>0.003608636</text:p>
          </table:table-cell>
          <table:table-cell office:value-type="float" office:value="1.5581805720587399E-3" table:style-name="ce3">
            <text:p>0.001558181</text:p>
          </table:table-cell>
          <table:table-cell office:value-type="float" office:value="-1.9162259249806201E-2" table:style-name="ce2">
            <text:p>-0.019162259</text:p>
          </table:table-cell>
          <table:table-cell table:number-columns-repeated="16380"/>
        </table:table-row>
        <table:table-row table:style-name="ro1">
          <table:table-cell office:value-type="float" office:value="8.1499999999999808" table:style-name="ce3">
            <text:p>8.15</text:p>
          </table:table-cell>
          <table:table-cell office:value-type="float" office:value="4.0123048464712199E-3" table:style-name="ce3">
            <text:p>0.004012305</text:p>
          </table:table-cell>
          <table:table-cell office:value-type="float" office:value="5.4679150212192404E-4" table:style-name="ce3">
            <text:p>0.000546792</text:p>
          </table:table-cell>
          <table:table-cell office:value-type="float" office:value="-4.25454046900169E-2" table:style-name="ce2">
            <text:p>-0.042545405</text:p>
          </table:table-cell>
          <table:table-cell table:number-columns-repeated="16380"/>
        </table:table-row>
        <table:table-row table:style-name="ro1">
          <table:table-cell office:value-type="float" office:value="8.1999999999999797" table:style-name="ce3">
            <text:p>8.2</text:p>
          </table:table-cell>
          <table:table-cell office:value-type="float" office:value="4.3397837742674998E-3" table:style-name="ce3">
            <text:p>0.004339784</text:p>
          </table:table-cell>
          <table:table-cell office:value-type="float" office:value="3.64010855301701E-4" table:style-name="ce3">
            <text:p>0.000364011</text:p>
          </table:table-cell>
          <table:table-cell office:value-type="float" office:value="6.4361394023870798E-4" table:style-name="ce2">
            <text:p>0.000643614</text:p>
          </table:table-cell>
          <table:table-cell table:number-columns-repeated="16380"/>
        </table:table-row>
        <table:table-row table:style-name="ro1">
          <table:table-cell office:value-type="float" office:value="8.2499999999999805" table:style-name="ce3">
            <text:p>8.25</text:p>
          </table:table-cell>
          <table:table-cell office:value-type="float" office:value="4.4433423870816804E-3" table:style-name="ce3">
            <text:p>0.004443342</text:p>
          </table:table-cell>
          <table:table-cell office:value-type="float" office:value="1.1298409272910001E-3" table:style-name="ce3">
            <text:p>0.001129841</text:p>
          </table:table-cell>
          <table:table-cell office:value-type="float" office:value="-3.0766581427225499E-2" table:style-name="ce2">
            <text:p>-0.030766581</text:p>
          </table:table-cell>
          <table:table-cell table:number-columns-repeated="16380"/>
        </table:table-row>
        <table:table-row table:style-name="ro1">
          <table:table-cell office:value-type="float" office:value="8.2999999999999794" table:style-name="ce3">
            <text:p>8.3</text:p>
          </table:table-cell>
          <table:table-cell office:value-type="float" office:value="4.3186624424331396E-3" table:style-name="ce3">
            <text:p>0.004318662</text:p>
          </table:table-cell>
          <table:table-cell office:value-type="float" office:value="2.6140760278579801E-3" table:style-name="ce3">
            <text:p>0.002614076</text:p>
          </table:table-cell>
          <table:table-cell office:value-type="float" office:value="1.3556694257970601E-2" table:style-name="ce2">
            <text:p>0.013556694</text:p>
          </table:table-cell>
          <table:table-cell table:number-columns-repeated="16380"/>
        </table:table-row>
        <table:table-row table:style-name="ro1">
          <table:table-cell office:value-type="float" office:value="8.3499999999999801" table:style-name="ce3">
            <text:p>8.35</text:p>
          </table:table-cell>
          <table:table-cell office:value-type="float" office:value="4.1007419781118803E-3" table:style-name="ce3">
            <text:p>0.004100742</text:p>
          </table:table-cell>
          <table:table-cell office:value-type="float" office:value="4.3290601993933803E-3" table:style-name="ce3">
            <text:p>0.00432906</text:p>
          </table:table-cell>
          <table:table-cell office:value-type="float" office:value="-2.5618799408663E-2" table:style-name="ce2">
            <text:p>-0.025618799</text:p>
          </table:table-cell>
          <table:table-cell table:number-columns-repeated="16380"/>
        </table:table-row>
        <table:table-row table:style-name="ro1">
          <table:table-cell office:value-type="float" office:value="8.3999999999999808" table:style-name="ce3">
            <text:p>8.4</text:p>
          </table:table-cell>
          <table:table-cell office:value-type="float" office:value="3.9830787036941101E-3" table:style-name="ce3">
            <text:p>0.003983079</text:p>
          </table:table-cell>
          <table:table-cell office:value-type="float" office:value="5.7284838283214604E-3" table:style-name="ce3">
            <text:p>0.005728484</text:p>
          </table:table-cell>
          <table:table-cell office:value-type="float" office:value="4.1651369003306897E-2" table:style-name="ce2">
            <text:p>0.041651369</text:p>
          </table:table-cell>
          <table:table-cell table:number-columns-repeated="16380"/>
        </table:table-row>
        <table:table-row table:style-name="ro1">
          <table:table-cell office:value-type="float" office:value="8.4499999999999904" table:style-name="ce3">
            <text:p>8.45</text:p>
          </table:table-cell>
          <table:table-cell office:value-type="float" office:value="4.10366684698742E-3" table:style-name="ce3">
            <text:p>0.004103667</text:p>
          </table:table-cell>
          <table:table-cell office:value-type="float" office:value="6.4224842844342496E-3" table:style-name="ce3">
            <text:p>0.006422484</text:p>
          </table:table-cell>
          <table:table-cell office:value-type="float" office:value="-2.3699287469551099E-2" table:style-name="ce2">
            <text:p>-0.023699287</text:p>
          </table:table-cell>
          <table:table-cell table:number-columns-repeated="16380"/>
        </table:table-row>
        <table:table-row table:style-name="ro1">
          <table:table-cell office:value-type="float" office:value="8.4999999999999893" table:style-name="ce3">
            <text:p>8.5</text:p>
          </table:table-cell>
          <table:table-cell office:value-type="float" office:value="4.4565554513533402E-3" table:style-name="ce3">
            <text:p>0.004456555</text:p>
          </table:table-cell>
          <table:table-cell office:value-type="float" office:value="6.3126847763344896E-3" table:style-name="ce3">
            <text:p>0.006312685</text:p>
          </table:table-cell>
          <table:table-cell office:value-type="float" office:value="-4.6820681281698903E-2" table:style-name="ce2">
            <text:p>-0.046820681</text:p>
          </table:table-cell>
          <table:table-cell table:number-columns-repeated="16380"/>
        </table:table-row>
        <table:table-row table:style-name="ro1">
          <table:table-cell office:value-type="float" office:value="8.5499999999999901" table:style-name="ce3">
            <text:p>8.55</text:p>
          </table:table-cell>
          <table:table-cell office:value-type="float" office:value="4.8745729505650596E-3" table:style-name="ce3">
            <text:p>0.004874573</text:p>
          </table:table-cell>
          <table:table-cell office:value-type="float" office:value="5.5899125148265597E-3" table:style-name="ce3">
            <text:p>0.005589913</text:p>
          </table:table-cell>
          <table:table-cell office:value-type="float" office:value="6.7041276925343604E-2" table:style-name="ce2">
            <text:p>0.067041277</text:p>
          </table:table-cell>
          <table:table-cell table:number-columns-repeated="16380"/>
        </table:table-row>
        <table:table-row table:style-name="ro1">
          <table:table-cell office:value-type="float" office:value="8.5999999999999908" table:style-name="ce3">
            <text:p>8.6</text:p>
          </table:table-cell>
          <table:table-cell office:value-type="float" office:value="5.0943166640521802E-3" table:style-name="ce3">
            <text:p>0.005094317</text:p>
          </table:table-cell>
          <table:table-cell office:value-type="float" office:value="4.60332158116408E-3" table:style-name="ce3">
            <text:p>0.004603322</text:p>
          </table:table-cell>
          <table:table-cell office:value-type="float" office:value="-2.29140325853605E-2" table:style-name="ce2">
            <text:p>-0.022914033</text:p>
          </table:table-cell>
          <table:table-cell table:number-columns-repeated="16380"/>
        </table:table-row>
        <table:table-row table:style-name="ro1">
          <table:table-cell office:value-type="float" office:value="8.6499999999999897" table:style-name="ce3">
            <text:p>8.65</text:p>
          </table:table-cell>
          <table:table-cell office:value-type="float" office:value="4.8751141483508401E-3" table:style-name="ce3">
            <text:p>0.004875114</text:p>
          </table:table-cell>
          <table:table-cell office:value-type="float" office:value="3.67048660409992E-3" table:style-name="ce3">
            <text:p>0.003670487</text:p>
          </table:table-cell>
          <table:table-cell office:value-type="float" office:value="2.5248266978084698E-2" table:style-name="ce2">
            <text:p>0.025248267</text:p>
          </table:table-cell>
          <table:table-cell table:number-columns-repeated="16380"/>
        </table:table-row>
        <table:table-row table:style-name="ro1">
          <table:table-cell office:value-type="float" office:value="8.6999999999999904" table:style-name="ce3">
            <text:p>8.7</text:p>
          </table:table-cell>
          <table:table-cell office:value-type="float" office:value="4.1175638113178604E-3" table:style-name="ce3">
            <text:p>0.004117564</text:p>
          </table:table-cell>
          <table:table-cell office:value-type="float" office:value="2.9242021933776302E-3" table:style-name="ce3">
            <text:p>0.002924202</text:p>
          </table:table-cell>
          <table:table-cell office:value-type="float" office:value="-2.7974564061224401E-2" table:style-name="ce2">
            <text:p>-0.027974564</text:p>
          </table:table-cell>
          <table:table-cell table:number-columns-repeated="16380"/>
        </table:table-row>
        <table:table-row table:style-name="ro1">
          <table:table-cell office:value-type="float" office:value="8.7499999999999893" table:style-name="ce3">
            <text:p>8.75</text:p>
          </table:table-cell>
          <table:table-cell office:value-type="float" office:value="2.9261419521950899E-3" table:style-name="ce3">
            <text:p>0.002926142</text:p>
          </table:table-cell>
          <table:table-cell office:value-type="float" office:value="2.2706943821021001E-3" table:style-name="ce3">
            <text:p>0.002270694</text:p>
          </table:table-cell>
          <table:table-cell office:value-type="float" office:value="1.29459404591646E-2" table:style-name="ce2">
            <text:p>0.01294594</text:p>
          </table:table-cell>
          <table:table-cell table:number-columns-repeated="16380"/>
        </table:table-row>
        <table:table-row table:style-name="ro1">
          <table:table-cell office:value-type="float" office:value="8.7999999999999901" table:style-name="ce3">
            <text:p>8.8</text:p>
          </table:table-cell>
          <table:table-cell office:value-type="float" office:value="1.58445173446075E-3" table:style-name="ce3">
            <text:p>0.001584452</text:p>
          </table:table-cell>
          <table:table-cell office:value-type="float" office:value="1.4763904389211099E-3" table:style-name="ce3">
            <text:p>0.00147639</text:p>
          </table:table-cell>
          <table:table-cell office:value-type="float" office:value="1.32076920872256E-2" table:style-name="ce2">
            <text:p>0.013207692</text:p>
          </table:table-cell>
          <table:table-cell table:number-columns-repeated="16380"/>
        </table:table-row>
        <table:table-row table:style-name="ro1">
          <table:table-cell office:value-type="float" office:value="8.8499999999999908" table:style-name="ce3">
            <text:p>8.85</text:p>
          </table:table-cell>
          <table:table-cell office:value-type="float" office:value="4.5003539475856302E-4" table:style-name="ce3">
            <text:p>0.000450035</text:p>
          </table:table-cell>
          <table:table-cell office:value-type="float" office:value="3.3493325596902802E-4" table:style-name="ce3">
            <text:p>0.000334933</text:p>
          </table:table-cell>
          <table:table-cell office:value-type="float" office:value="2.1060240929082898E-2" table:style-name="ce2">
            <text:p>0.021060241</text:p>
          </table:table-cell>
          <table:table-cell table:number-columns-repeated="16380"/>
        </table:table-row>
        <table:table-row table:style-name="ro1">
          <table:table-cell office:value-type="float" office:value="8.8999999999999897" table:style-name="ce3">
            <text:p>8.9</text:p>
          </table:table-cell>
          <table:table-cell office:value-type="float" office:value="-1.887105702672E-4" table:style-name="ce3">
            <text:p>-0.000188711</text:p>
          </table:table-cell>
          <table:table-cell office:value-type="float" office:value="-1.1747435015263599E-3" table:style-name="ce3">
            <text:p>-0.001174744</text:p>
          </table:table-cell>
          <table:table-cell office:value-type="float" office:value="-5.45859795808789E-2" table:style-name="ce2">
            <text:p>-0.05458598</text:p>
          </table:table-cell>
          <table:table-cell table:number-columns-repeated="16380"/>
        </table:table-row>
        <table:table-row table:style-name="ro1">
          <table:table-cell office:value-type="float" office:value="8.9499999999999904" table:style-name="ce3">
            <text:p>8.95</text:p>
          </table:table-cell>
          <table:table-cell office:value-type="float" office:value="-2.33552874585917E-4" table:style-name="ce3">
            <text:p>-0.000233553</text:p>
          </table:table-cell>
          <table:table-cell office:value-type="float" office:value="-2.8244351961159201E-3" table:style-name="ce3">
            <text:p>-0.002824435</text:p>
          </table:table-cell>
          <table:table-cell office:value-type="float" office:value="2.9872545740511701E-2" table:style-name="ce2">
            <text:p>0.029872546</text:p>
          </table:table-cell>
          <table:table-cell table:number-columns-repeated="16380"/>
        </table:table-row>
        <table:table-row table:style-name="ro1">
          <table:table-cell office:value-type="float" office:value="8.9999999999999893" table:style-name="ce3">
            <text:p>9</text:p>
          </table:table-cell>
          <table:table-cell office:value-type="float" office:value="1.7647061987744399E-4" table:style-name="ce3">
            <text:p>0.000176471</text:p>
          </table:table-cell>
          <table:table-cell office:value-type="float" office:value="-4.2049414039077998E-3" table:style-name="ce3">
            <text:p>-0.004204941</text:p>
          </table:table-cell>
          <table:table-cell office:value-type="float" office:value="1.7133966508153801E-2" table:style-name="ce2">
            <text:p>0.017133967</text:p>
          </table:table-cell>
          <table:table-cell table:number-columns-repeated="16380"/>
        </table:table-row>
        <table:table-row table:style-name="ro1">
          <table:table-cell office:value-type="float" office:value="9.0499999999999901" table:style-name="ce3">
            <text:p>9.05</text:p>
          </table:table-cell>
          <table:table-cell office:value-type="float" office:value="7.1366078946881603E-4" table:style-name="ce3">
            <text:p>0.000713661</text:p>
          </table:table-cell>
          <table:table-cell office:value-type="float" office:value="-4.8980501734825696E-3" table:style-name="ce3">
            <text:p>-0.00489805</text:p>
          </table:table-cell>
          <table:table-cell office:value-type="float" office:value="1.83554741057784E-2" table:style-name="ce2">
            <text:p>0.018355474</text:p>
          </table:table-cell>
          <table:table-cell table:number-columns-repeated="16380"/>
        </table:table-row>
        <table:table-row table:style-name="ro1">
          <table:table-cell office:value-type="float" office:value="9.0999999999999908" table:style-name="ce3">
            <text:p>9.1</text:p>
          </table:table-cell>
          <table:table-cell office:value-type="float" office:value="9.8859649015640093E-4" table:style-name="ce3">
            <text:p>0.000988596</text:p>
          </table:table-cell>
          <table:table-cell office:value-type="float" office:value="-4.6703885223203104E-3" table:style-name="ce3">
            <text:p>-0.004670389</text:p>
          </table:table-cell>
          <table:table-cell office:value-type="float" office:value="-2.2356539684475498E-3" table:style-name="ce2">
            <text:p>-0.002235654</text:p>
          </table:table-cell>
          <table:table-cell table:number-columns-repeated="16380"/>
        </table:table-row>
        <table:table-row table:style-name="ro1">
          <table:table-cell office:value-type="float" office:value="9.15" table:style-name="ce3">
            <text:p>9.15</text:p>
          </table:table-cell>
          <table:table-cell office:value-type="float" office:value="7.0592130188214101E-4" table:style-name="ce3">
            <text:p>0.000705921</text:p>
          </table:table-cell>
          <table:table-cell office:value-type="float" office:value="-3.5940340061441601E-3" table:style-name="ce3">
            <text:p>-0.003594034</text:p>
          </table:table-cell>
          <table:table-cell office:value-type="float" office:value="-1.9598511963241201E-2" table:style-name="ce2">
            <text:p>-0.019598512</text:p>
          </table:table-cell>
          <table:table-cell table:number-columns-repeated="16380"/>
        </table:table-row>
        <table:table-row table:style-name="ro1">
          <table:table-cell office:value-type="float" office:value="9.1999999999999993" table:style-name="ce3">
            <text:p>9.2</text:p>
          </table:table-cell>
          <table:table-cell office:value-type="float" office:value="-2.12515925443884E-4" table:style-name="ce3">
            <text:p>-0.000212516</text:p>
          </table:table-cell>
          <table:table-cell office:value-type="float" office:value="-2.03248735487961E-3" table:style-name="ce3">
            <text:p>-0.002032487</text:p>
          </table:table-cell>
          <table:table-cell office:value-type="float" office:value="-1.6631993511868899E-2" table:style-name="ce2">
            <text:p>-0.016631994</text:p>
          </table:table-cell>
          <table:table-cell table:number-columns-repeated="16380"/>
        </table:table-row>
        <table:table-row table:style-name="ro1">
          <table:table-cell office:value-type="float" office:value="9.25" table:style-name="ce3">
            <text:p>9.25</text:p>
          </table:table-cell>
          <table:table-cell office:value-type="float" office:value="-1.5860601013533899E-3" table:style-name="ce3">
            <text:p>-0.00158606</text:p>
          </table:table-cell>
          <table:table-cell office:value-type="float" office:value="-4.9502377691172303E-4" table:style-name="ce3">
            <text:p>-0.000495024</text:p>
          </table:table-cell>
          <table:table-cell office:value-type="float" office:value="1.51611936710672E-3" table:style-name="ce2">
            <text:p>0.001516119</text:p>
          </table:table-cell>
          <table:table-cell table:number-columns-repeated="16380"/>
        </table:table-row>
        <table:table-row table:style-name="ro1">
          <table:table-cell office:value-type="float" office:value="9.3000000000000007" table:style-name="ce3">
            <text:p>9.3</text:p>
          </table:table-cell>
          <table:table-cell office:value-type="float" office:value="-3.0322981645877199E-3" table:style-name="ce3">
            <text:p>-0.003032298</text:p>
          </table:table-cell>
          <table:table-cell office:value-type="float" office:value="5.7392779115002202E-4" table:style-name="ce3">
            <text:p>0.000573928</text:p>
          </table:table-cell>
          <table:table-cell office:value-type="float" office:value="-3.0417579256476601E-2" table:style-name="ce2">
            <text:p>-0.030417579</text:p>
          </table:table-cell>
          <table:table-cell table:number-columns-repeated="16380"/>
        </table:table-row>
        <table:table-row table:style-name="ro1">
          <table:table-cell office:value-type="float" office:value="9.35" table:style-name="ce3">
            <text:p>9.35</text:p>
          </table:table-cell>
          <table:table-cell office:value-type="float" office:value="-4.1017522342734003E-3" table:style-name="ce3">
            <text:p>-0.004101752</text:p>
          </table:table-cell>
          <table:table-cell office:value-type="float" office:value="9.7213612843820697E-4" table:style-name="ce3">
            <text:p>0.000972136</text:p>
          </table:table-cell>
          <table:table-cell office:value-type="float" office:value="4.65373993938046E-2" table:style-name="ce2">
            <text:p>0.046537399</text:p>
          </table:table-cell>
          <table:table-cell table:number-columns-repeated="16380"/>
        </table:table-row>
        <table:table-row table:style-name="ro1">
          <table:table-cell office:value-type="float" office:value="9.4" table:style-name="ce3">
            <text:p>9.4</text:p>
          </table:table-cell>
          <table:table-cell office:value-type="float" office:value="-4.4397044969740496E-3" table:style-name="ce3">
            <text:p>-0.004439704</text:p>
          </table:table-cell>
          <table:table-cell office:value-type="float" office:value="8.0146185157715E-4" table:style-name="ce3">
            <text:p>0.000801462</text:p>
          </table:table-cell>
          <table:table-cell office:value-type="float" office:value="3.0832301710071602E-2" table:style-name="ce2">
            <text:p>0.030832302</text:p>
          </table:table-cell>
          <table:table-cell table:number-columns-repeated="16380"/>
        </table:table-row>
        <table:table-row table:style-name="ro1">
          <table:table-cell office:value-type="float" office:value="9.4499999999999993" table:style-name="ce3">
            <text:p>9.45</text:p>
          </table:table-cell>
          <table:table-cell office:value-type="float" office:value="-3.9148667687116997E-3" table:style-name="ce3">
            <text:p>-0.003914867</text:p>
          </table:table-cell>
          <table:table-cell office:value-type="float" office:value="3.88040969059726E-4" table:style-name="ce3">
            <text:p>0.000388041</text:p>
          </table:table-cell>
          <table:table-cell office:value-type="float" office:value="4.7443894465447603E-3" table:style-name="ce2">
            <text:p>0.004744389</text:p>
          </table:table-cell>
          <table:table-cell table:number-columns-repeated="16380"/>
        </table:table-row>
        <table:table-row table:style-name="ro1">
          <table:table-cell office:value-type="float" office:value="9.5" table:style-name="ce3">
            <text:p>9.5</text:p>
          </table:table-cell>
          <table:table-cell office:value-type="float" office:value="-2.66777139766418E-3" table:style-name="ce3">
            <text:p>-0.002667771</text:p>
          </table:table-cell>
          <table:table-cell office:value-type="float" office:value="1.02963438974395E-4" table:style-name="ce3">
            <text:p>0.000102963</text:p>
          </table:table-cell>
          <table:table-cell office:value-type="float" office:value="-3.1551836311411403E-2" table:style-name="ce2">
            <text:p>-0.031551836</text:p>
          </table:table-cell>
          <table:table-cell table:number-columns-repeated="16380"/>
        </table:table-row>
        <table:table-row table:style-name="ro1">
          <table:table-cell office:value-type="float" office:value="9.5500000000000007" table:style-name="ce3">
            <text:p>9.55</text:p>
          </table:table-cell>
          <table:table-cell office:value-type="float" office:value="-1.0622546122461001E-3" table:style-name="ce3">
            <text:p>-0.001062255</text:p>
          </table:table-cell>
          <table:table-cell office:value-type="float" office:value="1.73113404835023E-4" table:style-name="ce3">
            <text:p>0.000173113</text:p>
          </table:table-cell>
          <table:table-cell office:value-type="float" office:value="1.89662279045874E-2" table:style-name="ce2">
            <text:p>0.018966228</text:p>
          </table:table-cell>
          <table:table-cell table:number-columns-repeated="16380"/>
        </table:table-row>
        <table:table-row table:style-name="ro1">
          <table:table-cell office:value-type="float" office:value="9.6" table:style-name="ce3">
            <text:p>9.6</text:p>
          </table:table-cell>
          <table:table-cell office:value-type="float" office:value="4.40695127499292E-4" table:style-name="ce3">
            <text:p>0.000440695</text:p>
          </table:table-cell>
          <table:table-cell office:value-type="float" office:value="5.7509405349269905E-4" table:style-name="ce3">
            <text:p>0.000575094</text:p>
          </table:table-cell>
          <table:table-cell office:value-type="float" office:value="-5.3015469812512102E-2" table:style-name="ce2">
            <text:p>-0.05301547</text:p>
          </table:table-cell>
          <table:table-cell table:number-columns-repeated="16380"/>
        </table:table-row>
        <table:table-row table:style-name="ro1">
          <table:table-cell office:value-type="float" office:value="9.65" table:style-name="ce3">
            <text:p>9.65</text:p>
          </table:table-cell>
          <table:table-cell office:value-type="float" office:value="1.4396508257292599E-3" table:style-name="ce3">
            <text:p>0.001439651</text:p>
          </table:table-cell>
          <table:table-cell office:value-type="float" office:value="1.0627391549072401E-3" table:style-name="ce3">
            <text:p>0.001062739</text:p>
          </table:table-cell>
          <table:table-cell office:value-type="float" office:value="4.9188905319177403E-3" table:style-name="ce2">
            <text:p>0.004918891</text:p>
          </table:table-cell>
          <table:table-cell table:number-columns-repeated="16380"/>
        </table:table-row>
        <table:table-row table:style-name="ro1">
          <table:table-cell office:value-type="float" office:value="9.6999999999999993" table:style-name="ce3">
            <text:p>9.7</text:p>
          </table:table-cell>
          <table:table-cell office:value-type="float" office:value="1.7232566618920499E-3" table:style-name="ce3">
            <text:p>0.001723257</text:p>
          </table:table-cell>
          <table:table-cell office:value-type="float" office:value="1.3116155509375501E-3" table:style-name="ce3">
            <text:p>0.001311616</text:p>
          </table:table-cell>
          <table:table-cell office:value-type="float" office:value="6.6430523126525004E-2" table:style-name="ce2">
            <text:p>0.066430523</text:p>
          </table:table-cell>
          <table:table-cell table:number-columns-repeated="16380"/>
        </table:table-row>
        <table:table-row table:style-name="ro1">
          <table:table-cell office:value-type="float" office:value="9.75" table:style-name="ce3">
            <text:p>9.75</text:p>
          </table:table-cell>
          <table:table-cell office:value-type="float" office:value="1.3291345336901099E-3" table:style-name="ce3">
            <text:p>0.001329135</text:p>
          </table:table-cell>
          <table:table-cell office:value-type="float" office:value="1.1053032232090801E-3" table:style-name="ce3">
            <text:p>0.001105303</text:p>
          </table:table-cell>
          <table:table-cell office:value-type="float" office:value="4.0342610862996203E-2" table:style-name="ce2">
            <text:p>0.040342611</text:p>
          </table:table-cell>
          <table:table-cell table:number-columns-repeated="16380"/>
        </table:table-row>
        <table:table-row table:style-name="ro1">
          <table:table-cell office:value-type="float" office:value="9.8000000000000007" table:style-name="ce3">
            <text:p>9.8</text:p>
          </table:table-cell>
          <table:table-cell office:value-type="float" office:value="5.1330936981625801E-4" table:style-name="ce3">
            <text:p>0.000513309</text:p>
          </table:table-cell>
          <table:table-cell office:value-type="float" office:value="4.6711039103300802E-4" table:style-name="ce3">
            <text:p>0.00046711</text:p>
          </table:table-cell>
          <table:table-cell office:value-type="float" office:value="3.3798820161443803E-2" table:style-name="ce2">
            <text:p>0.03379882</text:p>
          </table:table-cell>
          <table:table-cell table:number-columns-repeated="16380"/>
        </table:table-row>
        <table:table-row table:style-name="ro1">
          <table:table-cell office:value-type="float" office:value="9.85" table:style-name="ce3">
            <text:p>9.85</text:p>
          </table:table-cell>
          <table:table-cell office:value-type="float" office:value="-3.5471477973450402E-4" table:style-name="ce3">
            <text:p>-0.000354715</text:p>
          </table:table-cell>
          <table:table-cell office:value-type="float" office:value="-3.32186618956235E-4" table:style-name="ce3">
            <text:p>-0.000332187</text:p>
          </table:table-cell>
          <table:table-cell office:value-type="float" office:value="5.4564449321042797E-2" table:style-name="ce2">
            <text:p>0.054564449</text:p>
          </table:table-cell>
          <table:table-cell table:number-columns-repeated="16380"/>
        </table:table-row>
        <table:table-row table:style-name="ro1">
          <table:table-cell office:value-type="float" office:value="9.9000000000000092" table:style-name="ce3">
            <text:p>9.9</text:p>
          </table:table-cell>
          <table:table-cell office:value-type="float" office:value="-9.2990606808164501E-4" table:style-name="ce3">
            <text:p>-0.000929906</text:p>
          </table:table-cell>
          <table:table-cell office:value-type="float" office:value="-8.9810541897570901E-4" table:style-name="ce3">
            <text:p>-0.000898105</text:p>
          </table:table-cell>
          <table:table-cell office:value-type="float" office:value="8.1786618639511005E-2" table:style-name="ce2">
            <text:p>0.081786619</text:p>
          </table:table-cell>
          <table:table-cell table:number-columns-repeated="16380"/>
        </table:table-row>
        <table:table-row table:style-name="ro1">
          <table:table-cell office:value-type="float" office:value="9.9500000000000099" table:style-name="ce3">
            <text:p>9.95</text:p>
          </table:table-cell>
          <table:table-cell office:value-type="float" office:value="-1.0113733280460999E-3" table:style-name="ce3">
            <text:p>-0.001011373</text:p>
          </table:table-cell>
          <table:table-cell office:value-type="float" office:value="-9.0883084672272905E-4" table:style-name="ce3">
            <text:p>-0.000908831</text:p>
          </table:table-cell>
          <table:table-cell office:value-type="float" office:value="2.03622365875918E-2" table:style-name="ce2">
            <text:p>0.020362237</text:p>
          </table:table-cell>
          <table:table-cell table:number-columns-repeated="1638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-6.0174267712856605E-4" table:style-name="ce3">
            <text:p>-0.000601743</text:p>
          </table:table-cell>
          <table:table-cell office:value-type="float" office:value="-2.8719747761540501E-4" table:style-name="ce3">
            <text:p>-0.000287197</text:p>
          </table:table-cell>
          <table:table-cell office:value-type="float" office:value="4.7322654277986501E-2" table:style-name="ce2">
            <text:p>0.047322654</text:p>
          </table:table-cell>
          <table:table-cell table:number-columns-repeated="16380"/>
        </table:table-row>
        <table:table-row table:style-name="ro1">
          <table:table-cell office:value-type="float" office:value="10.050000000000001" table:style-name="ce3">
            <text:p>10.05</text:p>
          </table:table-cell>
          <table:table-cell office:value-type="float" office:value="1.1135032561338E-4" table:style-name="ce3">
            <text:p>0.00011135</text:p>
          </table:table-cell>
          <table:table-cell office:value-type="float" office:value="7.3937361359275602E-4" table:style-name="ce3">
            <text:p>0.000739374</text:p>
          </table:table-cell>
          <table:table-cell office:value-type="float" office:value="6.8699037236400307E-2" table:style-name="ce2">
            <text:p>0.068699037</text:p>
          </table:table-cell>
          <table:table-cell table:number-columns-repeated="16380"/>
        </table:table-row>
        <table:table-row table:style-name="ro1">
          <table:table-cell office:value-type="float" office:value="10.1" table:style-name="ce3">
            <text:p>10.1</text:p>
          </table:table-cell>
          <table:table-cell office:value-type="float" office:value="8.3941840700704697E-4" table:style-name="ce3">
            <text:p>0.000839418</text:p>
          </table:table-cell>
          <table:table-cell office:value-type="float" office:value="1.7258196728517901E-3" table:style-name="ce3">
            <text:p>0.00172582</text:p>
          </table:table-cell>
          <table:table-cell office:value-type="float" office:value="3.5892833185942198E-2" table:style-name="ce2">
            <text:p>0.035892833</text:p>
          </table:table-cell>
          <table:table-cell table:number-columns-repeated="16380"/>
        </table:table-row>
        <table:table-row table:style-name="ro1">
          <table:table-cell office:value-type="float" office:value="10.15" table:style-name="ce3">
            <text:p>10.15</text:p>
          </table:table-cell>
          <table:table-cell office:value-type="float" office:value="1.3069261172121E-3" table:style-name="ce3">
            <text:p>0.001306926</text:p>
          </table:table-cell>
          <table:table-cell office:value-type="float" office:value="2.2070988400369799E-3" table:style-name="ce3">
            <text:p>0.002207099</text:p>
          </table:table-cell>
          <table:table-cell office:value-type="float" office:value="8.1873869182197107E-2" table:style-name="ce2">
            <text:p>0.081873869</text:p>
          </table:table-cell>
          <table:table-cell table:number-columns-repeated="16380"/>
        </table:table-row>
        <table:table-row table:style-name="ro1">
          <table:table-cell office:value-type="float" office:value="10.199999999999999" table:style-name="ce3">
            <text:p>10.2</text:p>
          </table:table-cell>
          <table:table-cell office:value-type="float" office:value="1.3498671356566301E-3" table:style-name="ce3">
            <text:p>0.001349867</text:p>
          </table:table-cell>
          <table:table-cell office:value-type="float" office:value="1.9155926981831101E-3" table:style-name="ce3">
            <text:p>0.001915593</text:p>
          </table:table-cell>
          <table:table-cell office:value-type="float" office:value="4.5490392881553002E-2" table:style-name="ce2">
            <text:p>0.045490393</text:p>
          </table:table-cell>
          <table:table-cell table:number-columns-repeated="16380"/>
        </table:table-row>
        <table:table-row table:style-name="ro1">
          <table:table-cell office:value-type="float" office:value="10.25" table:style-name="ce3">
            <text:p>10.25</text:p>
          </table:table-cell>
          <table:table-cell office:value-type="float" office:value="9.6313896342633501E-4" table:style-name="ce3">
            <text:p>0.000963139</text:p>
          </table:table-cell>
          <table:table-cell office:value-type="float" office:value="9.1541200834998498E-4" table:style-name="ce3">
            <text:p>0.000915412</text:p>
          </table:table-cell>
          <table:table-cell office:value-type="float" office:value="6.1195490565282201E-2" table:style-name="ce2">
            <text:p>0.061195491</text:p>
          </table:table-cell>
          <table:table-cell table:number-columns-repeated="16380"/>
        </table:table-row>
        <table:table-row table:style-name="ro1">
          <table:table-cell office:value-type="float" office:value="10.3" table:style-name="ce3">
            <text:p>10.3</text:p>
          </table:table-cell>
          <table:table-cell office:value-type="float" office:value="2.8324149982189898E-4" table:style-name="ce3">
            <text:p>0.000283241</text:p>
          </table:table-cell>
          <table:table-cell office:value-type="float" office:value="-4.1196588404085103E-4" table:style-name="ce3">
            <text:p>-0.000411966</text:p>
          </table:table-cell>
          <table:table-cell office:value-type="float" office:value="6.0497486223786298E-2" table:style-name="ce2">
            <text:p>0.060497486</text:p>
          </table:table-cell>
          <table:table-cell table:number-columns-repeated="16380"/>
        </table:table-row>
        <table:table-row table:style-name="ro1">
          <table:table-cell office:value-type="float" office:value="10.35" table:style-name="ce3">
            <text:p>10.35</text:p>
          </table:table-cell>
          <table:table-cell office:value-type="float" office:value="-4.8052571517316102E-4" table:style-name="ce3">
            <text:p>-0.000480526</text:p>
          </table:table-cell>
          <table:table-cell office:value-type="float" office:value="-1.5273668453100601E-3" table:style-name="ce3">
            <text:p>-0.001527367</text:p>
          </table:table-cell>
          <table:table-cell office:value-type="float" office:value="7.8122095846636097E-2" table:style-name="ce2">
            <text:p>0.078122096</text:p>
          </table:table-cell>
          <table:table-cell table:number-columns-repeated="16380"/>
        </table:table-row>
        <table:table-row table:style-name="ro1">
          <table:table-cell office:value-type="float" office:value="10.4" table:style-name="ce3">
            <text:p>10.4</text:p>
          </table:table-cell>
          <table:table-cell office:value-type="float" office:value="-1.13333540768765E-3" table:style-name="ce3">
            <text:p>-0.001133335</text:p>
          </table:table-cell>
          <table:table-cell office:value-type="float" office:value="-1.9676242579884299E-3" table:style-name="ce3">
            <text:p>-0.001967624</text:p>
          </table:table-cell>
          <table:table-cell office:value-type="float" office:value="0.11180080532396799" table:style-name="ce2">
            <text:p>0.111800805</text:p>
          </table:table-cell>
          <table:table-cell table:number-columns-repeated="16380"/>
        </table:table-row>
        <table:table-row table:style-name="ro1">
          <table:table-cell office:value-type="float" office:value="10.45" table:style-name="ce3">
            <text:p>10.45</text:p>
          </table:table-cell>
          <table:table-cell office:value-type="float" office:value="-1.56243006697586E-3" table:style-name="ce3">
            <text:p>-0.00156243</text:p>
          </table:table-cell>
          <table:table-cell office:value-type="float" office:value="-1.54735684632478E-3" table:style-name="ce3">
            <text:p>-0.001547357</text:p>
          </table:table-cell>
          <table:table-cell office:value-type="float" office:value="7.6115333364829493E-2" table:style-name="ce2">
            <text:p>0.076115333</text:p>
          </table:table-cell>
          <table:table-cell table:number-columns-repeated="16380"/>
        </table:table-row>
        <table:table-row table:style-name="ro1">
          <table:table-cell office:value-type="float" office:value="10.5" table:style-name="ce3">
            <text:p>10.5</text:p>
          </table:table-cell>
          <table:table-cell office:value-type="float" office:value="-1.75822902727302E-3" table:style-name="ce3">
            <text:p>-0.001758229</text:p>
          </table:table-cell>
          <table:table-cell office:value-type="float" office:value="-4.3769208809239199E-4" table:style-name="ce3">
            <text:p>-0.000437692</text:p>
          </table:table-cell>
          <table:table-cell office:value-type="float" office:value="7.6726087163637394E-2" table:style-name="ce2">
            <text:p>0.076726087</text:p>
          </table:table-cell>
          <table:table-cell table:number-columns-repeated="16380"/>
        </table:table-row>
        <table:table-row table:style-name="ro1">
          <table:table-cell office:value-type="float" office:value="10.55" table:style-name="ce3">
            <text:p>10.55</text:p>
          </table:table-cell>
          <table:table-cell office:value-type="float" office:value="-1.7846063062006701E-3" table:style-name="ce3">
            <text:p>-0.001784606</text:p>
          </table:table-cell>
          <table:table-cell office:value-type="float" office:value="9.1213220801609205E-4" table:style-name="ce3">
            <text:p>0.000912132</text:p>
          </table:table-cell>
          <table:table-cell office:value-type="float" office:value="9.5659454926799795E-2" table:style-name="ce2">
            <text:p>0.095659455</text:p>
          </table:table-cell>
          <table:table-cell table:number-columns-repeated="16380"/>
        </table:table-row>
        <table:table-row table:style-name="ro1">
          <table:table-cell office:value-type="float" office:value="10.6" table:style-name="ce3">
            <text:p>10.6</text:p>
          </table:table-cell>
          <table:table-cell office:value-type="float" office:value="-1.7175722281098E-3" table:style-name="ce3">
            <text:p>-0.001717572</text:p>
          </table:table-cell>
          <table:table-cell office:value-type="float" office:value="1.97227043538693E-3" table:style-name="ce3">
            <text:p>0.00197227</text:p>
          </table:table-cell>
          <table:table-cell office:value-type="float" office:value="9.6357459268299597E-2" table:style-name="ce2">
            <text:p>0.096357459</text:p>
          </table:table-cell>
          <table:table-cell table:number-columns-repeated="16380"/>
        </table:table-row>
        <table:table-row table:style-name="ro1">
          <table:table-cell office:value-type="float" office:value="10.65" table:style-name="ce3">
            <text:p>10.65</text:p>
          </table:table-cell>
          <table:table-cell office:value-type="float" office:value="-1.58573955879718E-3" table:style-name="ce3">
            <text:p>-0.00158574</text:p>
          </table:table-cell>
          <table:table-cell office:value-type="float" office:value="2.35768488983467E-3" table:style-name="ce3">
            <text:p>0.002357685</text:p>
          </table:table-cell>
          <table:table-cell office:value-type="float" office:value="0.103599254311354" table:style-name="ce2">
            <text:p>0.103599254</text:p>
          </table:table-cell>
          <table:table-cell table:number-columns-repeated="16380"/>
        </table:table-row>
        <table:table-row table:style-name="ro1">
          <table:table-cell office:value-type="float" office:value="10.7" table:style-name="ce3">
            <text:p>10.7</text:p>
          </table:table-cell>
          <table:table-cell office:value-type="float" office:value="-1.3442989466143E-3" table:style-name="ce3">
            <text:p>-0.001344299</text:p>
          </table:table-cell>
          <table:table-cell office:value-type="float" office:value="1.9804622493267299E-3" table:style-name="ce3">
            <text:p>0.001980462</text:p>
          </table:table-cell>
          <table:table-cell office:value-type="float" office:value="0.10255224779910101" table:style-name="ce2">
            <text:p>0.102552248</text:p>
          </table:table-cell>
          <table:table-cell table:number-columns-repeated="16380"/>
        </table:table-row>
        <table:table-row table:style-name="ro1">
          <table:table-cell office:value-type="float" office:value="10.75" table:style-name="ce3">
            <text:p>10.75</text:p>
          </table:table-cell>
          <table:table-cell office:value-type="float" office:value="-8.9743724407724903E-4" table:style-name="ce3">
            <text:p>-0.000897437</text:p>
          </table:table-cell>
          <table:table-cell office:value-type="float" office:value="1.06504144451327E-3" table:style-name="ce3">
            <text:p>0.001065041</text:p>
          </table:table-cell>
          <table:table-cell office:value-type="float" office:value="9.5572204384112902E-2" table:style-name="ce2">
            <text:p>0.095572204</text:p>
          </table:table-cell>
          <table:table-cell table:number-columns-repeated="16380"/>
        </table:table-row>
        <table:table-row table:style-name="ro1">
          <table:table-cell office:value-type="float" office:value="10.8" table:style-name="ce3">
            <text:p>10.8</text:p>
          </table:table-cell>
          <table:table-cell office:value-type="float" office:value="-1.59789448418845E-4" table:style-name="ce3">
            <text:p>-0.000159789</text:p>
          </table:table-cell>
          <table:table-cell office:value-type="float" office:value="2.7535828138121798E-5" table:style-name="ce3">
            <text:p>2.75358E-05</text:p>
          </table:table-cell>
          <table:table-cell office:value-type="float" office:value="9.0947925621682996E-2" table:style-name="ce2">
            <text:p>0.090947926</text:p>
          </table:table-cell>
          <table:table-cell table:number-columns-repeated="16380"/>
        </table:table-row>
        <table:table-row table:style-name="ro1">
          <table:table-cell office:value-type="float" office:value="10.85" table:style-name="ce3">
            <text:p>10.85</text:p>
          </table:table-cell>
          <table:table-cell office:value-type="float" office:value="8.7311655020603899E-4" table:style-name="ce3">
            <text:p>0.000873117</text:p>
          </table:table-cell>
          <table:table-cell office:value-type="float" office:value="-7.1782920550280695E-4" table:style-name="ce3">
            <text:p>-0.000717829</text:p>
          </table:table-cell>
          <table:table-cell office:value-type="float" office:value="6.3638505760530498E-2" table:style-name="ce2">
            <text:p>0.063638506</text:p>
          </table:table-cell>
          <table:table-cell table:number-columns-repeated="16380"/>
        </table:table-row>
        <table:table-row table:style-name="ro1">
          <table:table-cell office:value-type="float" office:value="10.9" table:style-name="ce3">
            <text:p>10.9</text:p>
          </table:table-cell>
          <table:table-cell office:value-type="float" office:value="2.08245941359101E-3" table:style-name="ce3">
            <text:p>0.002082459</text:p>
          </table:table-cell>
          <table:table-cell office:value-type="float" office:value="-9.3257829190705299E-4" table:style-name="ce3">
            <text:p>-0.000932578</text:p>
          </table:table-cell>
          <table:table-cell office:value-type="float" office:value="0.15464082178347599" table:style-name="ce2">
            <text:p>0.154640822</text:p>
          </table:table-cell>
          <table:table-cell table:number-columns-repeated="16380"/>
        </table:table-row>
        <table:table-row table:style-name="ro1">
          <table:table-cell office:value-type="float" office:value="10.95" table:style-name="ce3">
            <text:p>10.95</text:p>
          </table:table-cell>
          <table:table-cell office:value-type="float" office:value="3.2381910123882602E-3" table:style-name="ce3">
            <text:p>0.003238191</text:p>
          </table:table-cell>
          <table:table-cell office:value-type="float" office:value="-6.3090408837897705E-4" table:style-name="ce3">
            <text:p>-0.000630904</text:p>
          </table:table-cell>
          <table:table-cell office:value-type="float" office:value="4.49668896254291E-2" table:style-name="ce2">
            <text:p>0.04496689</text:p>
          </table:table-cell>
          <table:table-cell table:number-columns-repeated="16380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4.0678320419452896E-3" table:style-name="ce3">
            <text:p>0.004067832</text:p>
          </table:table-cell>
          <table:table-cell office:value-type="float" office:value="-3.3369586353939698E-5" table:style-name="ce3">
            <text:p>-3.33696E-05</text:p>
          </table:table-cell>
          <table:table-cell office:value-type="float" office:value="1.7570219221591601E-2" table:style-name="ce2">
            <text:p>0.017570219</text:p>
          </table:table-cell>
          <table:table-cell table:number-columns-repeated="16380"/>
        </table:table-row>
        <table:table-row table:style-name="ro1">
          <table:table-cell office:value-type="float" office:value="11.05" table:style-name="ce3">
            <text:p>11.05</text:p>
          </table:table-cell>
          <table:table-cell office:value-type="float" office:value="4.3571445555573504E-3" table:style-name="ce3">
            <text:p>0.004357145</text:p>
          </table:table-cell>
          <table:table-cell office:value-type="float" office:value="5.6833681227085996E-4" table:style-name="ce3">
            <text:p>0.000568337</text:p>
          </table:table-cell>
          <table:table-cell office:value-type="float" office:value="0.127767654635765" table:style-name="ce2">
            <text:p>0.127767655</text:p>
          </table:table-cell>
          <table:table-cell table:number-columns-repeated="16380"/>
        </table:table-row>
        <table:table-row table:style-name="ro1">
          <table:table-cell office:value-type="float" office:value="11.1" table:style-name="ce3">
            <text:p>11.1</text:p>
          </table:table-cell>
          <table:table-cell office:value-type="float" office:value="4.0403072875820102E-3" table:style-name="ce3">
            <text:p>0.004040307</text:p>
          </table:table-cell>
          <table:table-cell office:value-type="float" office:value="9.6095180458902099E-4" table:style-name="ce3">
            <text:p>0.000960952</text:p>
          </table:table-cell>
          <table:table-cell office:value-type="float" office:value="7.5853581736764597E-2" table:style-name="ce2">
            <text:p>0.075853582</text:p>
          </table:table-cell>
          <table:table-cell table:number-columns-repeated="16380"/>
        </table:table-row>
        <table:table-row table:style-name="ro1">
          <table:table-cell office:value-type="float" office:value="11.15" table:style-name="ce3">
            <text:p>11.15</text:p>
          </table:table-cell>
          <table:table-cell office:value-type="float" office:value="3.2380795804690301E-3" table:style-name="ce3">
            <text:p>0.00323808</text:p>
          </table:table-cell>
          <table:table-cell office:value-type="float" office:value="1.0974739418957899E-3" table:style-name="ce3">
            <text:p>0.001097474</text:p>
          </table:table-cell>
          <table:table-cell office:value-type="float" office:value="0.137539715416748" table:style-name="ce2">
            <text:p>0.137539715</text:p>
          </table:table-cell>
          <table:table-cell table:number-columns-repeated="16380"/>
        </table:table-row>
        <table:table-row table:style-name="ro1">
          <table:table-cell office:value-type="float" office:value="11.2" table:style-name="ce3">
            <text:p>11.2</text:p>
          </table:table-cell>
          <table:table-cell office:value-type="float" office:value="2.22246393802164E-3" table:style-name="ce3">
            <text:p>0.002222464</text:p>
          </table:table-cell>
          <table:table-cell office:value-type="float" office:value="1.0839058305500901E-3" table:style-name="ce3">
            <text:p>0.001083906</text:p>
          </table:table-cell>
          <table:table-cell office:value-type="float" office:value="0.13884847355705601" table:style-name="ce2">
            <text:p>0.138848474</text:p>
          </table:table-cell>
          <table:table-cell table:number-columns-repeated="16380"/>
        </table:table-row>
        <table:table-row table:style-name="ro1">
          <table:table-cell office:value-type="float" office:value="11.25" table:style-name="ce3">
            <text:p>11.25</text:p>
          </table:table-cell>
          <table:table-cell office:value-type="float" office:value="1.3175653465833199E-3" table:style-name="ce3">
            <text:p>0.001317565</text:p>
          </table:table-cell>
          <table:table-cell office:value-type="float" office:value="1.0804002344864401E-3" table:style-name="ce3">
            <text:p>0.0010804</text:p>
          </table:table-cell>
          <table:table-cell office:value-type="float" office:value="0.10080723694536101" table:style-name="ce2">
            <text:p>0.100807237</text:p>
          </table:table-cell>
          <table:table-cell table:number-columns-repeated="16380"/>
        </table:table-row>
        <table:table-row table:style-name="ro1">
          <table:table-cell office:value-type="float" office:value="11.3" table:style-name="ce3">
            <text:p>11.3</text:p>
          </table:table-cell>
          <table:table-cell office:value-type="float" office:value="7.7514490592372998E-4" table:style-name="ce3">
            <text:p>0.000775145</text:p>
          </table:table-cell>
          <table:table-cell office:value-type="float" office:value="1.1770985374073E-3" table:style-name="ce3">
            <text:p>0.001177099</text:p>
          </table:table-cell>
          <table:table-cell office:value-type="float" office:value="9.1035176164370901E-2" table:style-name="ce2">
            <text:p>0.091035176</text:p>
          </table:table-cell>
          <table:table-cell table:number-columns-repeated="16380"/>
        </table:table-row>
        <table:table-row table:style-name="ro1">
          <table:table-cell office:value-type="float" office:value="11.35" table:style-name="ce3">
            <text:p>11.35</text:p>
          </table:table-cell>
          <table:table-cell office:value-type="float" office:value="6.7660825305677701E-4" table:style-name="ce3">
            <text:p>0.000676608</text:p>
          </table:table-cell>
          <table:table-cell office:value-type="float" office:value="1.3170404800502901E-3" table:style-name="ce3">
            <text:p>0.00131704</text:p>
          </table:table-cell>
          <table:table-cell office:value-type="float" office:value="0.11555257865953" table:style-name="ce2">
            <text:p>0.115552579</text:p>
          </table:table-cell>
          <table:table-cell table:number-columns-repeated="16380"/>
        </table:table-row>
        <table:table-row table:style-name="ro1">
          <table:table-cell office:value-type="float" office:value="11.4" table:style-name="ce3">
            <text:p>11.4</text:p>
          </table:table-cell>
          <table:table-cell office:value-type="float" office:value="9.0410881378484304E-4" table:style-name="ce3">
            <text:p>0.000904109</text:p>
          </table:table-cell>
          <table:table-cell office:value-type="float" office:value="1.3122289120190099E-3" table:style-name="ce3">
            <text:p>0.001312229</text:p>
          </table:table-cell>
          <table:table-cell office:value-type="float" office:value="6.4162009016654503E-2" table:style-name="ce2">
            <text:p>0.064162009</text:p>
          </table:table-cell>
          <table:table-cell table:number-columns-repeated="16380"/>
        </table:table-row>
        <table:table-row table:style-name="ro1">
          <table:table-cell office:value-type="float" office:value="11.45" table:style-name="ce3">
            <text:p>11.45</text:p>
          </table:table-cell>
          <table:table-cell office:value-type="float" office:value="1.19511911861608E-3" table:style-name="ce3">
            <text:p>0.001195119</text:p>
          </table:table-cell>
          <table:table-cell office:value-type="float" office:value="9.4812825640469599E-4" table:style-name="ce3">
            <text:p>0.000948128</text:p>
          </table:table-cell>
          <table:table-cell office:value-type="float" office:value="1.8966227904589399E-2" table:style-name="ce2">
            <text:p>0.018966228</text:p>
          </table:table-cell>
          <table:table-cell table:number-columns-repeated="16380"/>
        </table:table-row>
        <table:table-row table:style-name="ro1">
          <table:table-cell office:value-type="float" office:value="11.5" table:style-name="ce3">
            <text:p>11.5</text:p>
          </table:table-cell>
          <table:table-cell office:value-type="float" office:value="1.25908281513935E-3" table:style-name="ce3">
            <text:p>0.001259083</text:p>
          </table:table-cell>
          <table:table-cell office:value-type="float" office:value="1.2285787877406299E-4" table:style-name="ce3">
            <text:p>0.000122858</text:p>
          </table:table-cell>
          <table:table-cell office:value-type="float" office:value="0.12244537153183201" table:style-name="ce2">
            <text:p>0.122445372</text:p>
          </table:table-cell>
          <table:table-cell table:number-columns-repeated="16380"/>
        </table:table-row>
        <table:table-row table:style-name="ro1">
          <table:table-cell office:value-type="float" office:value="11.55" table:style-name="ce3">
            <text:p>11.55</text:p>
          </table:table-cell>
          <table:table-cell office:value-type="float" office:value="9.0724291221953705E-4" table:style-name="ce3">
            <text:p>0.000907243</text:p>
          </table:table-cell>
          <table:table-cell office:value-type="float" office:value="-1.0544615079217099E-3" table:style-name="ce3">
            <text:p>-0.001054462</text:p>
          </table:table-cell>
          <table:table-cell office:value-type="float" office:value="1.6523212709341002E-2" table:style-name="ce2">
            <text:p>0.016523213</text:p>
          </table:table-cell>
          <table:table-cell table:number-columns-repeated="16380"/>
        </table:table-row>
        <table:table-row table:style-name="ro1">
          <table:table-cell office:value-type="float" office:value="11.6" table:style-name="ce3">
            <text:p>11.6</text:p>
          </table:table-cell>
          <table:table-cell office:value-type="float" office:value="1.3992881202439699E-4" table:style-name="ce3">
            <text:p>0.000139929</text:p>
          </table:table-cell>
          <table:table-cell office:value-type="float" office:value="-2.2645913266974098E-3" table:style-name="ce3">
            <text:p>-0.002264591</text:p>
          </table:table-cell>
          <table:table-cell office:value-type="float" office:value="9.0947925621683898E-2" table:style-name="ce2">
            <text:p>0.090947926</text:p>
          </table:table-cell>
          <table:table-cell table:number-columns-repeated="16380"/>
        </table:table-row>
        <table:table-row table:style-name="ro1">
          <table:table-cell office:value-type="float" office:value="11.65" table:style-name="ce3">
            <text:p>11.65</text:p>
          </table:table-cell>
          <table:table-cell office:value-type="float" office:value="-8.4694154351049695E-4" table:style-name="ce3">
            <text:p>-0.000846942</text:p>
          </table:table-cell>
          <table:table-cell office:value-type="float" office:value="-3.0884523427144998E-3" table:style-name="ce3">
            <text:p>-0.003088452</text:p>
          </table:table-cell>
          <table:table-cell office:value-type="float" office:value="0.11904260036702401" table:style-name="ce2">
            <text:p>0.1190426</text:p>
          </table:table-cell>
          <table:table-cell table:number-columns-repeated="16380"/>
        </table:table-row>
        <table:table-row table:style-name="ro1">
          <table:table-cell office:value-type="float" office:value="11.7" table:style-name="ce3">
            <text:p>11.7</text:p>
          </table:table-cell>
          <table:table-cell office:value-type="float" office:value="-1.73981738449318E-3" table:style-name="ce3">
            <text:p>-0.001739817</text:p>
          </table:table-cell>
          <table:table-cell office:value-type="float" office:value="-3.1814131010257101E-3" table:style-name="ce3">
            <text:p>-0.003181413</text:p>
          </table:table-cell>
          <table:table-cell office:value-type="float" office:value="0.112149807494721" table:style-name="ce2">
            <text:p>0.112149807</text:p>
          </table:table-cell>
          <table:table-cell table:number-columns-repeated="16380"/>
        </table:table-row>
        <table:table-row table:style-name="ro1">
          <table:table-cell office:value-type="float" office:value="11.75" table:style-name="ce3">
            <text:p>11.75</text:p>
          </table:table-cell>
          <table:table-cell office:value-type="float" office:value="-2.2369296583804299E-3" table:style-name="ce3">
            <text:p>-0.00223693</text:p>
          </table:table-cell>
          <table:table-cell office:value-type="float" office:value="-2.4311811920492798E-3" table:style-name="ce3">
            <text:p>-0.002431181</text:p>
          </table:table-cell>
          <table:table-cell office:value-type="float" office:value="0.102203245628357" table:style-name="ce2">
            <text:p>0.102203246</text:p>
          </table:table-cell>
          <table:table-cell table:number-columns-repeated="16380"/>
        </table:table-row>
        <table:table-row table:style-name="ro1">
          <table:table-cell office:value-type="float" office:value="11.8" table:style-name="ce3">
            <text:p>11.8</text:p>
          </table:table-cell>
          <table:table-cell office:value-type="float" office:value="-2.1736079376229399E-3" table:style-name="ce3">
            <text:p>-0.002173608</text:p>
          </table:table-cell>
          <table:table-cell office:value-type="float" office:value="-1.02251409405435E-3" table:style-name="ce3">
            <text:p>-0.001022514</text:p>
          </table:table-cell>
          <table:table-cell office:value-type="float" office:value="0.152285057130919" table:style-name="ce2">
            <text:p>0.152285057</text:p>
          </table:table-cell>
          <table:table-cell table:number-columns-repeated="16380"/>
        </table:table-row>
        <table:table-row table:style-name="ro1">
          <table:table-cell office:value-type="float" office:value="11.85" table:style-name="ce3">
            <text:p>11.85</text:p>
          </table:table-cell>
          <table:table-cell office:value-type="float" office:value="-1.58965071299705E-3" table:style-name="ce3">
            <text:p>-0.001589651</text:p>
          </table:table-cell>
          <table:table-cell office:value-type="float" office:value="6.2646771351941198E-4" table:style-name="ce3">
            <text:p>0.000626468</text:p>
          </table:table-cell>
          <table:table-cell office:value-type="float" office:value="7.4195821425706895E-2" table:style-name="ce2">
            <text:p>0.074195821</text:p>
          </table:table-cell>
          <table:table-cell table:number-columns-repeated="16380"/>
        </table:table-row>
        <table:table-row table:style-name="ro1">
          <table:table-cell office:value-type="float" office:value="11.9" table:style-name="ce3">
            <text:p>11.9</text:p>
          </table:table-cell>
          <table:table-cell office:value-type="float" office:value="-7.10285131994989E-4" table:style-name="ce3">
            <text:p>-0.000710285</text:p>
          </table:table-cell>
          <table:table-cell office:value-type="float" office:value="2.0315288814042802E-3" table:style-name="ce3">
            <text:p>0.002031529</text:p>
          </table:table-cell>
          <table:table-cell office:value-type="float" office:value="2.8214785429451099E-2" table:style-name="ce2">
            <text:p>0.028214785</text:p>
          </table:table-cell>
          <table:table-cell table:number-columns-repeated="16380"/>
        </table:table-row>
        <table:table-row table:style-name="ro1">
          <table:table-cell office:value-type="float" office:value="11.95" table:style-name="ce3">
            <text:p>11.95</text:p>
          </table:table-cell>
          <table:table-cell office:value-type="float" office:value="1.49882340523472E-4" table:style-name="ce3">
            <text:p>0.000149882</text:p>
          </table:table-cell>
          <table:table-cell office:value-type="float" office:value="2.8386291298462501E-3" table:style-name="ce3">
            <text:p>0.002838629</text:p>
          </table:table-cell>
          <table:table-cell office:value-type="float" office:value="0.12768040409307499" table:style-name="ce2">
            <text:p>0.127680404</text:p>
          </table:table-cell>
          <table:table-cell table:number-columns-repeated="16380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7.17031303556131E-4" table:style-name="ce3">
            <text:p>0.000717031</text:p>
          </table:table-cell>
          <table:table-cell office:value-type="float" office:value="2.9598094661985601E-3" table:style-name="ce3">
            <text:p>0.002959809</text:p>
          </table:table-cell>
          <table:table-cell office:value-type="float" office:value="0.13701621216062601" table:style-name="ce2">
            <text:p>0.137016212</text:p>
          </table:table-cell>
          <table:table-cell table:number-columns-repeated="16380"/>
        </table:table-row>
        <table:table-row table:style-name="ro1">
          <table:table-cell office:value-type="float" office:value="12.05" table:style-name="ce3">
            <text:p>12.05</text:p>
          </table:table-cell>
          <table:table-cell office:value-type="float" office:value="8.6532661850386502E-4" table:style-name="ce3">
            <text:p>0.000865327</text:p>
          </table:table-cell>
          <table:table-cell office:value-type="float" office:value="2.5866583303607599E-3" table:style-name="ce3">
            <text:p>0.002586658</text:p>
          </table:table-cell>
          <table:table-cell office:value-type="float" office:value="4.2436623887496597E-2" table:style-name="ce2">
            <text:p>0.042436624</text:p>
          </table:table-cell>
          <table:table-cell table:number-columns-repeated="16380"/>
        </table:table-row>
        <table:table-row table:style-name="ro1">
          <table:table-cell office:value-type="float" office:value="12.1" table:style-name="ce3">
            <text:p>12.1</text:p>
          </table:table-cell>
          <table:table-cell office:value-type="float" office:value="6.5541219879775698E-4" table:style-name="ce3">
            <text:p>0.000655412</text:p>
          </table:table-cell>
          <table:table-cell office:value-type="float" office:value="2.0766724517546202E-3" table:style-name="ce3">
            <text:p>0.002076672</text:p>
          </table:table-cell>
          <table:table-cell office:value-type="float" office:value="9.3914444073054201E-2" table:style-name="ce2">
            <text:p>0.093914444</text:p>
          </table:table-cell>
          <table:table-cell table:number-columns-repeated="16380"/>
        </table:table-row>
        <table:table-row table:style-name="ro1">
          <table:table-cell office:value-type="float" office:value="12.15" table:style-name="ce3">
            <text:p>12.15</text:p>
          </table:table-cell>
          <table:table-cell office:value-type="float" office:value="2.9001787608526401E-4" table:style-name="ce3">
            <text:p>0.000290018</text:p>
          </table:table-cell>
          <table:table-cell office:value-type="float" office:value="1.76778751281961E-3" table:style-name="ce3">
            <text:p>0.001767788</text:p>
          </table:table-cell>
          <table:table-cell office:value-type="float" office:value="0.13317718828237901" table:style-name="ce2">
            <text:p>0.133177188</text:p>
          </table:table-cell>
          <table:table-cell table:number-columns-repeated="16380"/>
        </table:table-row>
        <table:table-row table:style-name="ro1">
          <table:table-cell office:value-type="float" office:value="12.2" table:style-name="ce3">
            <text:p>12.2</text:p>
          </table:table-cell>
          <table:table-cell office:value-type="float" office:value="9.8231282660716995E-6" table:style-name="ce3">
            <text:p>9.82313E-06</text:p>
          </table:table-cell>
          <table:table-cell office:value-type="float" office:value="1.81026900876962E-3" table:style-name="ce3">
            <text:p>0.001810269</text:p>
          </table:table-cell>
          <table:table-cell office:value-type="float" office:value="0.107874530903035" table:style-name="ce2">
            <text:p>0.107874531</text:p>
          </table:table-cell>
          <table:table-cell table:number-columns-repeated="16380"/>
        </table:table-row>
        <table:table-row table:style-name="ro1">
          <table:table-cell office:value-type="float" office:value="12.25" table:style-name="ce3">
            <text:p>12.25</text:p>
          </table:table-cell>
          <table:table-cell office:value-type="float" office:value="-2.1154784658906702E-5" table:style-name="ce3">
            <text:p>-2.11548E-05</text:p>
          </table:table-cell>
          <table:table-cell office:value-type="float" office:value="2.09661625318167E-3" table:style-name="ce3">
            <text:p>0.002096616</text:p>
          </table:table-cell>
          <table:table-cell office:value-type="float" office:value="4.0080859234938197E-2" table:style-name="ce2">
            <text:p>0.040080859</text:p>
          </table:table-cell>
          <table:table-cell table:number-columns-repeated="16380"/>
        </table:table-row>
        <table:table-row table:style-name="ro1">
          <table:table-cell office:value-type="float" office:value="12.3" table:style-name="ce3">
            <text:p>12.3</text:p>
          </table:table-cell>
          <table:table-cell office:value-type="float" office:value="2.11824914068725E-4" table:style-name="ce3">
            <text:p>0.000211825</text:p>
          </table:table-cell>
          <table:table-cell office:value-type="float" office:value="2.32298186025706E-3" table:style-name="ce3">
            <text:p>0.002322982</text:p>
          </table:table-cell>
          <table:table-cell office:value-type="float" office:value="0.13239193339819699" table:style-name="ce2">
            <text:p>0.132391933</text:p>
          </table:table-cell>
          <table:table-cell table:number-columns-repeated="16380"/>
        </table:table-row>
        <table:table-row table:style-name="ro1">
          <table:table-cell office:value-type="float" office:value="12.35" table:style-name="ce3">
            <text:p>12.35</text:p>
          </table:table-cell>
          <table:table-cell office:value-type="float" office:value="5.7526258078958905E-4" table:style-name="ce3">
            <text:p>0.000575263</text:p>
          </table:table-cell>
          <table:table-cell office:value-type="float" office:value="2.15219856988757E-3" table:style-name="ce3">
            <text:p>0.002152199</text:p>
          </table:table-cell>
          <table:table-cell office:value-type="float" office:value="0.12593539323932801" table:style-name="ce2">
            <text:p>0.125935393</text:p>
          </table:table-cell>
          <table:table-cell table:number-columns-repeated="16380"/>
        </table:table-row>
        <table:table-row table:style-name="ro1">
          <table:table-cell office:value-type="float" office:value="12.4" table:style-name="ce3">
            <text:p>12.4</text:p>
          </table:table-cell>
          <table:table-cell office:value-type="float" office:value="8.5886393472074803E-4" table:style-name="ce3">
            <text:p>0.000858864</text:p>
          </table:table-cell>
          <table:table-cell office:value-type="float" office:value="1.3990855278124101E-3" table:style-name="ce3">
            <text:p>0.001399086</text:p>
          </table:table-cell>
          <table:table-cell office:value-type="float" office:value="9.2605685932745402E-2" table:style-name="ce2">
            <text:p>0.092605686</text:p>
          </table:table-cell>
          <table:table-cell table:number-columns-repeated="16380"/>
        </table:table-row>
        <table:table-row table:style-name="ro1">
          <table:table-cell office:value-type="float" office:value="12.45" table:style-name="ce3">
            <text:p>12.45</text:p>
          </table:table-cell>
          <table:table-cell office:value-type="float" office:value="8.8153420941450701E-4" table:style-name="ce3">
            <text:p>0.000881534</text:p>
          </table:table-cell>
          <table:table-cell office:value-type="float" office:value="1.46998279642965E-4" table:style-name="ce3">
            <text:p>0.000146998</text:p>
          </table:table-cell>
          <table:table-cell office:value-type="float" office:value="4.65373993938046E-2" table:style-name="ce2">
            <text:p>0.046537399</text:p>
          </table:table-cell>
          <table:table-cell table:number-columns-repeated="16380"/>
        </table:table-row>
        <table:table-row table:style-name="ro1">
          <table:table-cell office:value-type="float" office:value="12.5" table:style-name="ce3">
            <text:p>12.5</text:p>
          </table:table-cell>
          <table:table-cell office:value-type="float" office:value="5.8082392986515098E-4" table:style-name="ce3">
            <text:p>0.000580824</text:p>
          </table:table-cell>
          <table:table-cell office:value-type="float" office:value="-1.2635596262658699E-3" table:style-name="ce3">
            <text:p>-0.00126356</text:p>
          </table:table-cell>
          <table:table-cell office:value-type="float" office:value="0.105606016793167" table:style-name="ce2">
            <text:p>0.105606017</text:p>
          </table:table-cell>
          <table:table-cell table:number-columns-repeated="16380"/>
        </table:table-row>
        <table:table-row table:style-name="ro1">
          <table:table-cell office:value-type="float" office:value="12.55" table:style-name="ce3">
            <text:p>12.55</text:p>
          </table:table-cell>
          <table:table-cell office:value-type="float" office:value="4.3730624645672599E-5" table:style-name="ce3">
            <text:p>4.37306E-05</text:p>
          </table:table-cell>
          <table:table-cell office:value-type="float" office:value="-2.3728973917735699E-3" table:style-name="ce3">
            <text:p>-0.002372897</text:p>
          </table:table-cell>
          <table:table-cell office:value-type="float" office:value="0.104297258652855" table:style-name="ce2">
            <text:p>0.104297259</text:p>
          </table:table-cell>
          <table:table-cell table:number-columns-repeated="16380"/>
        </table:table-row>
        <table:table-row table:style-name="ro1">
          <table:table-cell office:value-type="float" office:value="12.6" table:style-name="ce3">
            <text:p>12.6</text:p>
          </table:table-cell>
          <table:table-cell office:value-type="float" office:value="-5.3456193100969601E-4" table:style-name="ce3">
            <text:p>-0.000534562</text:p>
          </table:table-cell>
          <table:table-cell office:value-type="float" office:value="-2.80464071991285E-3" table:style-name="ce3">
            <text:p>-0.002804641</text:p>
          </table:table-cell>
          <table:table-cell office:value-type="float" office:value="7.2363560029271398E-2" table:style-name="ce2">
            <text:p>0.07236356</text:p>
          </table:table-cell>
          <table:table-cell table:number-columns-repeated="16380"/>
        </table:table-row>
        <table:table-row table:style-name="ro1">
          <table:table-cell office:value-type="float" office:value="12.65" table:style-name="ce3">
            <text:p>12.65</text:p>
          </table:table-cell>
          <table:table-cell office:value-type="float" office:value="-9.4283897553730804E-4" table:style-name="ce3">
            <text:p>-0.000942839</text:p>
          </table:table-cell>
          <table:table-cell office:value-type="float" office:value="-2.4387462870649598E-3" table:style-name="ce3">
            <text:p>-0.002438746</text:p>
          </table:table-cell>
          <table:table-cell office:value-type="float" office:value="0.142774747977992" table:style-name="ce2">
            <text:p>0.142774748</text:p>
          </table:table-cell>
          <table:table-cell table:number-columns-repeated="16380"/>
        </table:table-row>
        <table:table-row table:style-name="ro1">
          <table:table-cell office:value-type="float" office:value="12.7" table:style-name="ce3">
            <text:p>12.7</text:p>
          </table:table-cell>
          <table:table-cell office:value-type="float" office:value="-1.05169117606827E-3" table:style-name="ce3">
            <text:p>-0.001051691</text:p>
          </table:table-cell>
          <table:table-cell office:value-type="float" office:value="-1.47301441714095E-3" table:style-name="ce3">
            <text:p>-0.001473014</text:p>
          </table:table-cell>
          <table:table-cell office:value-type="float" office:value="0.167204899930461" table:style-name="ce2">
            <text:p>0.1672049</text:p>
          </table:table-cell>
          <table:table-cell table:number-columns-repeated="16380"/>
        </table:table-row>
        <table:table-row table:style-name="ro1">
          <table:table-cell office:value-type="float" office:value="12.75" table:style-name="ce3">
            <text:p>12.75</text:p>
          </table:table-cell>
          <table:table-cell office:value-type="float" office:value="-8.6967112702455898E-4" table:style-name="ce3">
            <text:p>-0.000869671</text:p>
          </table:table-cell>
          <table:table-cell office:value-type="float" office:value="-3.4181299855904203E-4" table:style-name="ce3">
            <text:p>-0.000341813</text:p>
          </table:table-cell>
          <table:table-cell office:value-type="float" office:value="0.14696277402698801" table:style-name="ce2">
            <text:p>0.146962774</text:p>
          </table:table-cell>
          <table:table-cell table:number-columns-repeated="16380"/>
        </table:table-row>
        <table:table-row table:style-name="ro1">
          <table:table-cell office:value-type="float" office:value="12.8" table:style-name="ce3">
            <text:p>12.8</text:p>
          </table:table-cell>
          <table:table-cell office:value-type="float" office:value="-5.3105801527425999E-4" table:style-name="ce3">
            <text:p>-0.000531058</text:p>
          </table:table-cell>
          <table:table-cell office:value-type="float" office:value="4.73353246627161E-4" table:style-name="ce3">
            <text:p>0.000473353</text:p>
          </table:table-cell>
          <table:table-cell office:value-type="float" office:value="0.141204238209622" table:style-name="ce2">
            <text:p>0.141204238</text:p>
          </table:table-cell>
          <table:table-cell table:number-columns-repeated="16380"/>
        </table:table-row>
        <table:table-row table:style-name="ro1">
          <table:table-cell office:value-type="float" office:value="12.85" table:style-name="ce3">
            <text:p>12.85</text:p>
          </table:table-cell>
          <table:table-cell office:value-type="float" office:value="-2.2199102449439899E-4" table:style-name="ce3">
            <text:p>-0.000221991</text:p>
          </table:table-cell>
          <table:table-cell office:value-type="float" office:value="6.5635452574674404E-4" table:style-name="ce3">
            <text:p>0.000656355</text:p>
          </table:table-cell>
          <table:table-cell office:value-type="float" office:value="0.106042269506603" table:style-name="ce2">
            <text:p>0.10604227</text:p>
          </table:table-cell>
          <table:table-cell table:number-columns-repeated="16380"/>
        </table:table-row>
        <table:table-row table:style-name="ro1">
          <table:table-cell office:value-type="float" office:value="12.9" table:style-name="ce3">
            <text:p>12.9</text:p>
          </table:table-cell>
          <table:table-cell office:value-type="float" office:value="-8.1921617641104796E-5" table:style-name="ce3">
            <text:p>-8.19216E-05</text:p>
          </table:table-cell>
          <table:table-cell office:value-type="float" office:value="1.95494968880531E-4" table:style-name="ce3">
            <text:p>0.000195495</text:p>
          </table:table-cell>
          <table:table-cell office:value-type="float" office:value="7.9605355072325606E-2" table:style-name="ce2">
            <text:p>0.079605355</text:p>
          </table:table-cell>
          <table:table-cell table:number-columns-repeated="16380"/>
        </table:table-row>
        <table:table-row table:style-name="ro1">
          <table:table-cell office:value-type="float" office:value="12.95" table:style-name="ce3">
            <text:p>12.95</text:p>
          </table:table-cell>
          <table:table-cell office:value-type="float" office:value="-1.2966688224736199E-4" table:style-name="ce3">
            <text:p>-0.000129667</text:p>
          </table:table-cell>
          <table:table-cell office:value-type="float" office:value="-6.1450347264757599E-4" table:style-name="ce3">
            <text:p>-0.000614503</text:p>
          </table:table-cell>
          <table:table-cell office:value-type="float" office:value="6.4021497576053398E-3" table:style-name="ce2">
            <text:p>0.00640215</text:p>
          </table:table-cell>
          <table:table-cell table:number-columns-repeated="16380"/>
        </table:table-row>
        <table:table-row table:style-name="ro1">
          <table:table-cell office:value-type="float" office:value="13.000000000000099" table:style-name="ce3">
            <text:p>13</text:p>
          </table:table-cell>
          <table:table-cell office:value-type="float" office:value="-2.51741950328915E-4" table:style-name="ce3">
            <text:p>-0.000251742</text:p>
          </table:table-cell>
          <table:table-cell office:value-type="float" office:value="-1.3090728096178401E-3" table:style-name="ce3">
            <text:p>-0.001309073</text:p>
          </table:table-cell>
          <table:table-cell office:value-type="float" office:value="0.120002356336584" table:style-name="ce2">
            <text:p>0.120002356</text:p>
          </table:table-cell>
          <table:table-cell table:number-columns-repeated="16380"/>
        </table:table-row>
        <table:table-row table:style-name="ro1">
          <table:table-cell office:value-type="float" office:value="13.0500000000001" table:style-name="ce3">
            <text:p>13.05</text:p>
          </table:table-cell>
          <table:table-cell office:value-type="float" office:value="-2.6048116634210699E-4" table:style-name="ce3">
            <text:p>-0.000260481</text:p>
          </table:table-cell>
          <table:table-cell office:value-type="float" office:value="-1.4675850720541001E-3" table:style-name="ce3">
            <text:p>-0.001467585</text:p>
          </table:table-cell>
          <table:table-cell office:value-type="float" office:value="0.105431515707791" table:style-name="ce2">
            <text:p>0.105431516</text:p>
          </table:table-cell>
          <table:table-cell table:number-columns-repeated="16380"/>
        </table:table-row>
        <table:table-row table:style-name="ro1">
          <table:table-cell office:value-type="float" office:value="13.100000000000099" table:style-name="ce3">
            <text:p>13.1</text:p>
          </table:table-cell>
          <table:table-cell office:value-type="float" office:value="4.9318543832039202E-6" table:style-name="ce3">
            <text:p>4.93185E-06</text:p>
          </table:table-cell>
          <table:table-cell office:value-type="float" office:value="-9.0819892802280805E-4" table:style-name="ce3">
            <text:p>-0.000908199</text:p>
          </table:table-cell>
          <table:table-cell office:value-type="float" office:value="0.10377375539672801" table:style-name="ce2">
            <text:p>0.103773755</text:p>
          </table:table-cell>
          <table:table-cell table:number-columns-repeated="16380"/>
        </table:table-row>
        <table:table-row table:style-name="ro1">
          <table:table-cell office:value-type="float" office:value="13.1500000000001" table:style-name="ce3">
            <text:p>13.15</text:p>
          </table:table-cell>
          <table:table-cell office:value-type="float" office:value="5.8347248227891496E-4" table:style-name="ce3">
            <text:p>0.000583472</text:p>
          </table:table-cell>
          <table:table-cell office:value-type="float" office:value="2.2354847239176401E-4" table:style-name="ce3">
            <text:p>0.000223548</text:p>
          </table:table-cell>
          <table:table-cell office:value-type="float" office:value="7.55918301087046E-2" table:style-name="ce2">
            <text:p>0.07559183</text:p>
          </table:table-cell>
          <table:table-cell table:number-columns-repeated="16380"/>
        </table:table-row>
        <table:table-row table:style-name="ro1">
          <table:table-cell office:value-type="float" office:value="13.200000000000101" table:style-name="ce3">
            <text:p>13.2</text:p>
          </table:table-cell>
          <table:table-cell office:value-type="float" office:value="1.35114553261732E-3" table:style-name="ce3">
            <text:p>0.001351146</text:p>
          </table:table-cell>
          <table:table-cell office:value-type="float" office:value="1.51165129358858E-3" table:style-name="ce3">
            <text:p>0.001511651</text:p>
          </table:table-cell>
          <table:table-cell office:value-type="float" office:value="8.6410897401938996E-2" table:style-name="ce2">
            <text:p>0.086410897</text:p>
          </table:table-cell>
          <table:table-cell table:number-columns-repeated="16380"/>
        </table:table-row>
        <table:table-row table:style-name="ro1">
          <table:table-cell office:value-type="float" office:value="13.250000000000099" table:style-name="ce3">
            <text:p>13.25</text:p>
          </table:table-cell>
          <table:table-cell office:value-type="float" office:value="2.0572837213341999E-3" table:style-name="ce3">
            <text:p>0.002057284</text:p>
          </table:table-cell>
          <table:table-cell office:value-type="float" office:value="2.4461742477304301E-3" table:style-name="ce3">
            <text:p>0.002446174</text:p>
          </table:table-cell>
          <table:table-cell office:value-type="float" office:value="0.104471759738229" table:style-name="ce2">
            <text:p>0.10447176</text:p>
          </table:table-cell>
          <table:table-cell table:number-columns-repeated="16380"/>
        </table:table-row>
        <table:table-row table:style-name="ro1">
          <table:table-cell office:value-type="float" office:value="13.3000000000001" table:style-name="ce3">
            <text:p>13.3</text:p>
          </table:table-cell>
          <table:table-cell office:value-type="float" office:value="2.4255392334584899E-3" table:style-name="ce3">
            <text:p>0.002425539</text:p>
          </table:table-cell>
          <table:table-cell office:value-type="float" office:value="2.6409207724507398E-3" table:style-name="ce3">
            <text:p>0.002640921</text:p>
          </table:table-cell>
          <table:table-cell office:value-type="float" office:value="0.14382175449023901" table:style-name="ce2">
            <text:p>0.143821754</text:p>
          </table:table-cell>
          <table:table-cell table:number-columns-repeated="16380"/>
        </table:table-row>
        <table:table-row table:style-name="ro1">
          <table:table-cell office:value-type="float" office:value="13.350000000000099" table:style-name="ce3">
            <text:p>13.35</text:p>
          </table:table-cell>
          <table:table-cell office:value-type="float" office:value="2.2754967870341502E-3" table:style-name="ce3">
            <text:p>0.002275497</text:p>
          </table:table-cell>
          <table:table-cell office:value-type="float" office:value="1.9969340228561199E-3" table:style-name="ce3">
            <text:p>0.001996934</text:p>
          </table:table-cell>
          <table:table-cell office:value-type="float" office:value="0.12619714486739" table:style-name="ce2">
            <text:p>0.126197145</text:p>
          </table:table-cell>
          <table:table-cell table:number-columns-repeated="16380"/>
        </table:table-row>
        <table:table-row table:style-name="ro1">
          <table:table-cell office:value-type="float" office:value="13.4000000000001" table:style-name="ce3">
            <text:p>13.4</text:p>
          </table:table-cell>
          <table:table-cell office:value-type="float" office:value="1.60940839223398E-3" table:style-name="ce3">
            <text:p>0.001609408</text:p>
          </table:table-cell>
          <table:table-cell office:value-type="float" office:value="7.4227013093044905E-4" table:style-name="ce3">
            <text:p>0.00074227</text:p>
          </table:table-cell>
          <table:table-cell office:value-type="float" office:value="0.171043923808709" table:style-name="ce2">
            <text:p>0.171043924</text:p>
          </table:table-cell>
          <table:table-cell table:number-columns-repeated="16380"/>
        </table:table-row>
        <table:table-row table:style-name="ro1">
          <table:table-cell office:value-type="float" office:value="13.450000000000101" table:style-name="ce3">
            <text:p>13.45</text:p>
          </table:table-cell>
          <table:table-cell office:value-type="float" office:value="6.2282804835821996E-4" table:style-name="ce3">
            <text:p>0.000622828</text:p>
          </table:table-cell>
          <table:table-cell office:value-type="float" office:value="-6.65816505074651E-4" table:style-name="ce3">
            <text:p>-0.000665817</text:p>
          </table:table-cell>
          <table:table-cell office:value-type="float" office:value="0.19721908661492399" table:style-name="ce2">
            <text:p>0.197219087</text:p>
          </table:table-cell>
          <table:table-cell table:number-columns-repeated="16380"/>
        </table:table-row>
        <table:table-row table:style-name="ro1">
          <table:table-cell office:value-type="float" office:value="13.500000000000099" table:style-name="ce3">
            <text:p>13.5</text:p>
          </table:table-cell>
          <table:table-cell office:value-type="float" office:value="-3.68283601818672E-4" table:style-name="ce3">
            <text:p>-0.000368284</text:p>
          </table:table-cell>
          <table:table-cell office:value-type="float" office:value="-1.73010435507865E-3" table:style-name="ce3">
            <text:p>-0.001730104</text:p>
          </table:table-cell>
          <table:table-cell office:value-type="float" office:value="0.118693598196273" table:style-name="ce2">
            <text:p>0.118693598</text:p>
          </table:table-cell>
          <table:table-cell table:number-columns-repeated="16380"/>
        </table:table-row>
        <table:table-row table:style-name="ro1">
          <table:table-cell office:value-type="float" office:value="13.5500000000001" table:style-name="ce3">
            <text:p>13.55</text:p>
          </table:table-cell>
          <table:table-cell office:value-type="float" office:value="-1.0535209865140901E-3" table:style-name="ce3">
            <text:p>-0.001053521</text:p>
          </table:table-cell>
          <table:table-cell office:value-type="float" office:value="-2.1102696450722601E-3" table:style-name="ce3">
            <text:p>-0.00211027</text:p>
          </table:table-cell>
          <table:table-cell office:value-type="float" office:value="0.107700029817662" table:style-name="ce2">
            <text:p>0.10770003</text:p>
          </table:table-cell>
          <table:table-cell table:number-columns-repeated="16380"/>
        </table:table-row>
        <table:table-row table:style-name="ro1">
          <table:table-cell office:value-type="float" office:value="13.600000000000099" table:style-name="ce3">
            <text:p>13.6</text:p>
          </table:table-cell>
          <table:table-cell office:value-type="float" office:value="-1.2521117668126899E-3" table:style-name="ce3">
            <text:p>-0.001252112</text:p>
          </table:table-cell>
          <table:table-cell office:value-type="float" office:value="-1.74419988976817E-3" table:style-name="ce3">
            <text:p>-0.0017442</text:p>
          </table:table-cell>
          <table:table-cell office:value-type="float" office:value="0.11686133679984" table:style-name="ce2">
            <text:p>0.116861337</text:p>
          </table:table-cell>
          <table:table-cell table:number-columns-repeated="16380"/>
        </table:table-row>
        <table:table-row table:style-name="ro1">
          <table:table-cell office:value-type="float" office:value="13.6500000000001" table:style-name="ce3">
            <text:p>13.65</text:p>
          </table:table-cell>
          <table:table-cell office:value-type="float" office:value="-9.8053201607848197E-4" table:style-name="ce3">
            <text:p>-0.000980532</text:p>
          </table:table-cell>
          <table:table-cell office:value-type="float" office:value="-8.4748831441603702E-4" table:style-name="ce3">
            <text:p>-0.000847488</text:p>
          </table:table-cell>
          <table:table-cell office:value-type="float" office:value="0.108834286872598" table:style-name="ce2">
            <text:p>0.108834287</text:p>
          </table:table-cell>
          <table:table-cell table:number-columns-repeated="16380"/>
        </table:table-row>
        <table:table-row table:style-name="ro1">
          <table:table-cell office:value-type="float" office:value="13.700000000000101" table:style-name="ce3">
            <text:p>13.7</text:p>
          </table:table-cell>
          <table:table-cell office:value-type="float" office:value="-4.3432012391311602E-4" table:style-name="ce3">
            <text:p>-0.00043432</text:p>
          </table:table-cell>
          <table:table-cell office:value-type="float" office:value="1.99956459892605E-4" table:style-name="ce3">
            <text:p>0.000199956</text:p>
          </table:table-cell>
          <table:table-cell office:value-type="float" office:value="8.9028413682562299E-2" table:style-name="ce2">
            <text:p>0.089028414</text:p>
          </table:table-cell>
          <table:table-cell table:number-columns-repeated="16380"/>
        </table:table-row>
        <table:table-row table:style-name="ro1">
          <table:table-cell office:value-type="float" office:value="13.750000000000099" table:style-name="ce3">
            <text:p>13.75</text:p>
          </table:table-cell>
          <table:table-cell office:value-type="float" office:value="1.06624735049869E-4" table:style-name="ce3">
            <text:p>0.000106625</text:p>
          </table:table-cell>
          <table:table-cell office:value-type="float" office:value="1.0231612534390699E-3" table:style-name="ce3">
            <text:p>0.001023161</text:p>
          </table:table-cell>
          <table:table-cell office:value-type="float" office:value="0.10455901028091601" table:style-name="ce2">
            <text:p>0.10455901</text:p>
          </table:table-cell>
          <table:table-cell table:number-columns-repeated="16380"/>
        </table:table-row>
        <table:table-row table:style-name="ro1">
          <table:table-cell office:value-type="float" office:value="13.8000000000001" table:style-name="ce3">
            <text:p>13.8</text:p>
          </table:table-cell>
          <table:table-cell office:value-type="float" office:value="4.0566433787702998E-4" table:style-name="ce3">
            <text:p>0.000405664</text:p>
          </table:table-cell>
          <table:table-cell office:value-type="float" office:value="1.4001883824296701E-3" table:style-name="ce3">
            <text:p>0.001400188</text:p>
          </table:table-cell>
          <table:table-cell office:value-type="float" office:value="0.14059348441080999" table:style-name="ce2">
            <text:p>0.140593484</text:p>
          </table:table-cell>
          <table:table-cell table:number-columns-repeated="16380"/>
        </table:table-row>
        <table:table-row table:style-name="ro1">
          <table:table-cell office:value-type="float" office:value="13.850000000000099" table:style-name="ce3">
            <text:p>13.85</text:p>
          </table:table-cell>
          <table:table-cell office:value-type="float" office:value="3.7209011078030902E-4" table:style-name="ce3">
            <text:p>0.00037209</text:p>
          </table:table-cell>
          <table:table-cell office:value-type="float" office:value="1.3274945639709301E-3" table:style-name="ce3">
            <text:p>0.001327495</text:p>
          </table:table-cell>
          <table:table-cell office:value-type="float" office:value="0.16458738364984099" table:style-name="ce2">
            <text:p>0.164587384</text:p>
          </table:table-cell>
          <table:table-cell table:number-columns-repeated="16380"/>
        </table:table-row>
        <table:table-row table:style-name="ro1">
          <table:table-cell office:value-type="float" office:value="13.9000000000001" table:style-name="ce3">
            <text:p>13.9</text:p>
          </table:table-cell>
          <table:table-cell office:value-type="float" office:value="9.3178680783219601E-5" table:style-name="ce3">
            <text:p>9.31787E-05</text:p>
          </table:table-cell>
          <table:table-cell office:value-type="float" office:value="9.8274648243212403E-4" table:style-name="ce3">
            <text:p>0.000982746</text:p>
          </table:table-cell>
          <table:table-cell office:value-type="float" office:value="0.14835878270998501" table:style-name="ce2">
            <text:p>0.148358783</text:p>
          </table:table-cell>
          <table:table-cell table:number-columns-repeated="16380"/>
        </table:table-row>
        <table:table-row table:style-name="ro1">
          <table:table-cell office:value-type="float" office:value="13.950000000000101" table:style-name="ce3">
            <text:p>13.95</text:p>
          </table:table-cell>
          <table:table-cell office:value-type="float" office:value="-2.17091233166536E-4" table:style-name="ce3">
            <text:p>-0.000217091</text:p>
          </table:table-cell>
          <table:table-cell office:value-type="float" office:value="6.12955563857758E-4" table:style-name="ce3">
            <text:p>0.000612956</text:p>
          </table:table-cell>
          <table:table-cell office:value-type="float" office:value="0.11284781183622" table:style-name="ce2">
            <text:p>0.112847812</text:p>
          </table:table-cell>
          <table:table-cell table:number-columns-repeated="16380"/>
        </table:table-row>
        <table:table-row table:style-name="ro1">
          <table:table-cell office:value-type="float" office:value="14.000000000000099" table:style-name="ce3">
            <text:p>14</text:p>
          </table:table-cell>
          <table:table-cell office:value-type="float" office:value="-3.2702170449183302E-4" table:style-name="ce3">
            <text:p>-0.000327022</text:p>
          </table:table-cell>
          <table:table-cell office:value-type="float" office:value="4.07292117931143E-4" table:style-name="ce3">
            <text:p>0.000407292</text:p>
          </table:table-cell>
          <table:table-cell office:value-type="float" office:value="8.3531629493253795E-2" table:style-name="ce2">
            <text:p>0.083531629</text:p>
          </table:table-cell>
          <table:table-cell table:number-columns-repeated="16380"/>
        </table:table-row>
        <table:table-row table:style-name="ro1">
          <table:table-cell office:value-type="float" office:value="14.0500000000001" table:style-name="ce3">
            <text:p>14.05</text:p>
          </table:table-cell>
          <table:table-cell office:value-type="float" office:value="-1.02144056050933E-4" table:style-name="ce3">
            <text:p>-0.000102144</text:p>
          </table:table-cell>
          <table:table-cell office:value-type="float" office:value="4.1582832712596198E-4" table:style-name="ce3">
            <text:p>0.000415828</text:p>
          </table:table-cell>
          <table:table-cell office:value-type="float" office:value="0.12637164595276601" table:style-name="ce2">
            <text:p>0.126371646</text:p>
          </table:table-cell>
          <table:table-cell table:number-columns-repeated="16380"/>
        </table:table-row>
        <table:table-row table:style-name="ro1">
          <table:table-cell office:value-type="float" office:value="14.100000000000099" table:style-name="ce3">
            <text:p>14.1</text:p>
          </table:table-cell>
          <table:table-cell office:value-type="float" office:value="4.2752158212587202E-4" table:style-name="ce3">
            <text:p>0.000427522</text:p>
          </table:table-cell>
          <table:table-cell office:value-type="float" office:value="5.4865121283257203E-4" table:style-name="ce3">
            <text:p>0.000548651</text:p>
          </table:table-cell>
          <table:table-cell office:value-type="float" office:value="0.19433981870623901" table:style-name="ce2">
            <text:p>0.194339819</text:p>
          </table:table-cell>
          <table:table-cell table:number-columns-repeated="16380"/>
        </table:table-row>
        <table:table-row table:style-name="ro1">
          <table:table-cell office:value-type="float" office:value="14.1500000000001" table:style-name="ce3">
            <text:p>14.15</text:p>
          </table:table-cell>
          <table:table-cell office:value-type="float" office:value="1.07865407018682E-3" table:style-name="ce3">
            <text:p>0.001078654</text:p>
          </table:table-cell>
          <table:table-cell office:value-type="float" office:value="6.4843653094732404E-4" table:style-name="ce3">
            <text:p>0.000648437</text:p>
          </table:table-cell>
          <table:table-cell office:value-type="float" office:value="0.15350656472854399" table:style-name="ce2">
            <text:p>0.153506565</text:p>
          </table:table-cell>
          <table:table-cell table:number-columns-repeated="16380"/>
        </table:table-row>
        <table:table-row table:style-name="ro1">
          <table:table-cell office:value-type="float" office:value="14.200000000000101" table:style-name="ce3">
            <text:p>14.2</text:p>
          </table:table-cell>
          <table:table-cell office:value-type="float" office:value="1.59815321213569E-3" table:style-name="ce3">
            <text:p>0.001598153</text:p>
          </table:table-cell>
          <table:table-cell office:value-type="float" office:value="5.9392158363864704E-4" table:style-name="ce3">
            <text:p>0.000593922</text:p>
          </table:table-cell>
          <table:table-cell office:value-type="float" office:value="0.135969205648374" table:style-name="ce2">
            <text:p>0.135969206</text:p>
          </table:table-cell>
          <table:table-cell table:number-columns-repeated="16380"/>
        </table:table-row>
        <table:table-row table:style-name="ro1">
          <table:table-cell office:value-type="float" office:value="14.250000000000099" table:style-name="ce3">
            <text:p>14.25</text:p>
          </table:table-cell>
          <table:table-cell office:value-type="float" office:value="1.77925152981361E-3" table:style-name="ce3">
            <text:p>0.001779252</text:p>
          </table:table-cell>
          <table:table-cell office:value-type="float" office:value="3.7841458856507898E-4" table:style-name="ce3">
            <text:p>0.000378415</text:p>
          </table:table-cell>
          <table:table-cell office:value-type="float" office:value="0.105867768421226" table:style-name="ce2">
            <text:p>0.105867768</text:p>
          </table:table-cell>
          <table:table-cell table:number-columns-repeated="16380"/>
        </table:table-row>
        <table:table-row table:style-name="ro1">
          <table:table-cell office:value-type="float" office:value="14.3000000000001" table:style-name="ce3">
            <text:p>14.3</text:p>
          </table:table-cell>
          <table:table-cell office:value-type="float" office:value="1.5556481504846399E-3" table:style-name="ce3">
            <text:p>0.001555648</text:p>
          </table:table-cell>
          <table:table-cell office:value-type="float" office:value="1.21988960546545E-4" table:style-name="ce3">
            <text:p>0.000121989</text:p>
          </table:table-cell>
          <table:table-cell office:value-type="float" office:value="0.15874159728978601" table:style-name="ce2">
            <text:p>0.158741597</text:p>
          </table:table-cell>
          <table:table-cell table:number-columns-repeated="16380"/>
        </table:table-row>
        <table:table-row table:style-name="ro1">
          <table:table-cell office:value-type="float" office:value="14.350000000000099" table:style-name="ce3">
            <text:p>14.35</text:p>
          </table:table-cell>
          <table:table-cell office:value-type="float" office:value="1.02980111806763E-3" table:style-name="ce3">
            <text:p>0.001029801</text:p>
          </table:table-cell>
          <table:table-cell office:value-type="float" office:value="1.04657466150073E-5" table:style-name="ce3">
            <text:p>1.04657E-05</text:p>
          </table:table-cell>
          <table:table-cell office:value-type="float" office:value="0.14992929247836001" table:style-name="ce2">
            <text:p>0.149929292</text:p>
          </table:table-cell>
          <table:table-cell table:number-columns-repeated="16380"/>
        </table:table-row>
        <table:table-row table:style-name="ro1">
          <table:table-cell office:value-type="float" office:value="14.4000000000001" table:style-name="ce3">
            <text:p>14.4</text:p>
          </table:table-cell>
          <table:table-cell office:value-type="float" office:value="4.2257601604982897E-4" table:style-name="ce3">
            <text:p>0.000422576</text:p>
          </table:table-cell>
          <table:table-cell office:value-type="float" office:value="1.91624944924014E-4" table:style-name="ce3">
            <text:p>0.000191625</text:p>
          </table:table-cell>
          <table:table-cell office:value-type="float" office:value="9.2780187018118507E-2" table:style-name="ce2">
            <text:p>0.092780187</text:p>
          </table:table-cell>
          <table:table-cell table:number-columns-repeated="16380"/>
        </table:table-row>
        <table:table-row table:style-name="ro1">
          <table:table-cell office:value-type="float" office:value="14.450000000000101" table:style-name="ce3">
            <text:p>14.45</text:p>
          </table:table-cell>
          <table:table-cell office:value-type="float" office:value="-3.1701681803495098E-5" table:style-name="ce3">
            <text:p>-3.17017E-05</text:p>
          </table:table-cell>
          <table:table-cell office:value-type="float" office:value="6.8130634641356798E-4" table:style-name="ce3">
            <text:p>0.000681306</text:p>
          </table:table-cell>
          <table:table-cell office:value-type="float" office:value="0.107787280360349" table:style-name="ce2">
            <text:p>0.10778728</text:p>
          </table:table-cell>
          <table:table-cell table:number-columns-repeated="16380"/>
        </table:table-row>
        <table:table-row table:style-name="ro1">
          <table:table-cell office:value-type="float" office:value="14.500000000000099" table:style-name="ce3">
            <text:p>14.5</text:p>
          </table:table-cell>
          <table:table-cell office:value-type="float" office:value="-1.95256056473917E-4" table:style-name="ce3">
            <text:p>-0.000195256</text:p>
          </table:table-cell>
          <table:table-cell office:value-type="float" office:value="1.32865616664164E-3" table:style-name="ce3">
            <text:p>0.001328656</text:p>
          </table:table-cell>
          <table:table-cell office:value-type="float" office:value="0.123405127501393" table:style-name="ce2">
            <text:p>0.123405128</text:p>
          </table:table-cell>
          <table:table-cell table:number-columns-repeated="16380"/>
        </table:table-row>
        <table:table-row table:style-name="ro1">
          <table:table-cell office:value-type="float" office:value="14.5500000000001" table:style-name="ce3">
            <text:p>14.55</text:p>
          </table:table-cell>
          <table:table-cell office:value-type="float" office:value="-9.0051454957464194E-5" table:style-name="ce3">
            <text:p>-9.00515E-05</text:p>
          </table:table-cell>
          <table:table-cell office:value-type="float" office:value="1.8624551190729701E-3" table:style-name="ce3">
            <text:p>0.001862455</text:p>
          </table:table-cell>
          <table:table-cell office:value-type="float" office:value="0.16127186302772201" table:style-name="ce2">
            <text:p>0.161271863</text:p>
          </table:table-cell>
          <table:table-cell table:number-columns-repeated="16380"/>
        </table:table-row>
        <table:table-row table:style-name="ro1">
          <table:table-cell office:value-type="float" office:value="14.600000000000099" table:style-name="ce3">
            <text:p>14.6</text:p>
          </table:table-cell>
          <table:table-cell office:value-type="float" office:value="1.1591407294975601E-4" table:style-name="ce3">
            <text:p>0.000115914</text:p>
          </table:table-cell>
          <table:table-cell office:value-type="float" office:value="2.0021095509328299E-3" table:style-name="ce3">
            <text:p>0.00200211</text:p>
          </table:table-cell>
          <table:table-cell office:value-type="float" office:value="0.13692896161794099" table:style-name="ce2">
            <text:p>0.136928962</text:p>
          </table:table-cell>
          <table:table-cell table:number-columns-repeated="16380"/>
        </table:table-row>
        <table:table-row table:style-name="ro1">
          <table:table-cell office:value-type="float" office:value="14.6500000000001" table:style-name="ce3">
            <text:p>14.65</text:p>
          </table:table-cell>
          <table:table-cell office:value-type="float" office:value="1.93486566737401E-4" table:style-name="ce3">
            <text:p>0.000193487</text:p>
          </table:table-cell>
          <table:table-cell office:value-type="float" office:value="1.58540813284411E-3" table:style-name="ce3">
            <text:p>0.001585408</text:p>
          </table:table-cell>
          <table:table-cell office:value-type="float" office:value="0.15734558860678499" table:style-name="ce2">
            <text:p>0.157345589</text:p>
          </table:table-cell>
          <table:table-cell table:number-columns-repeated="16380"/>
        </table:table-row>
        <table:table-row table:style-name="ro1">
          <table:table-cell office:value-type="float" office:value="14.700000000000101" table:style-name="ce3">
            <text:p>14.7</text:p>
          </table:table-cell>
          <table:table-cell office:value-type="float" office:value="-3.0587513810364302E-5" table:style-name="ce3">
            <text:p>-3.05875E-05</text:p>
          </table:table-cell>
          <table:table-cell office:value-type="float" office:value="6.5517346543531203E-4" table:style-name="ce3">
            <text:p>0.000655173</text:p>
          </table:table-cell>
          <table:table-cell office:value-type="float" office:value="0.146352020228178" table:style-name="ce2">
            <text:p>0.14635202</text:p>
          </table:table-cell>
          <table:table-cell table:number-columns-repeated="16380"/>
        </table:table-row>
        <table:table-row table:style-name="ro1">
          <table:table-cell office:value-type="float" office:value="14.750000000000099" table:style-name="ce3">
            <text:p>14.75</text:p>
          </table:table-cell>
          <table:table-cell office:value-type="float" office:value="-5.7885808892326504E-4" table:style-name="ce3">
            <text:p>-0.000578858</text:p>
          </table:table-cell>
          <table:table-cell office:value-type="float" office:value="-5.3679794192621399E-4" table:style-name="ce3">
            <text:p>-0.000536798</text:p>
          </table:table-cell>
          <table:table-cell office:value-type="float" office:value="0.169037161326898" table:style-name="ce2">
            <text:p>0.169037161</text:p>
          </table:table-cell>
          <table:table-cell table:number-columns-repeated="16380"/>
        </table:table-row>
        <table:table-row table:style-name="ro1">
          <table:table-cell office:value-type="float" office:value="14.8000000000001" table:style-name="ce3">
            <text:p>14.8</text:p>
          </table:table-cell>
          <table:table-cell office:value-type="float" office:value="-1.2956124620030901E-3" table:style-name="ce3">
            <text:p>-0.001295612</text:p>
          </table:table-cell>
          <table:table-cell office:value-type="float" office:value="-1.61477828744745E-3" table:style-name="ce3">
            <text:p>-0.001614778</text:p>
          </table:table-cell>
          <table:table-cell office:value-type="float" office:value="0.14495601154517801" table:style-name="ce2">
            <text:p>0.144956012</text:p>
          </table:table-cell>
          <table:table-cell table:number-columns-repeated="16380"/>
        </table:table-row>
        <table:table-row table:style-name="ro1">
          <table:table-cell office:value-type="float" office:value="14.850000000000099" table:style-name="ce3">
            <text:p>14.85</text:p>
          </table:table-cell>
          <table:table-cell office:value-type="float" office:value="-1.9015539616645E-3" table:style-name="ce3">
            <text:p>-0.001901554</text:p>
          </table:table-cell>
          <table:table-cell office:value-type="float" office:value="-2.22066642596615E-3" table:style-name="ce3">
            <text:p>-0.002220666</text:p>
          </table:table-cell>
          <table:table-cell office:value-type="float" office:value="0.123841380214829" table:style-name="ce2">
            <text:p>0.12384138</text:p>
          </table:table-cell>
          <table:table-cell table:number-columns-repeated="16380"/>
        </table:table-row>
        <table:table-row table:style-name="ro1">
          <table:table-cell office:value-type="float" office:value="14.9000000000001" table:style-name="ce3">
            <text:p>14.9</text:p>
          </table:table-cell>
          <table:table-cell office:value-type="float" office:value="-2.1087657400016102E-3" table:style-name="ce3">
            <text:p>-0.002108766</text:p>
          </table:table-cell>
          <table:table-cell office:value-type="float" office:value="-2.1545145722280199E-3" table:style-name="ce3">
            <text:p>-0.002154515</text:p>
          </table:table-cell>
          <table:table-cell office:value-type="float" office:value="0.14172774146574699" table:style-name="ce2">
            <text:p>0.141727741</text:p>
          </table:table-cell>
          <table:table-cell table:number-columns-repeated="16380"/>
        </table:table-row>
        <table:table-row table:style-name="ro1">
          <table:table-cell office:value-type="float" office:value="14.950000000000101" table:style-name="ce3">
            <text:p>14.95</text:p>
          </table:table-cell>
          <table:table-cell office:value-type="float" office:value="-1.7467342499775699E-3" table:style-name="ce3">
            <text:p>-0.001746734</text:p>
          </table:table-cell>
          <table:table-cell office:value-type="float" office:value="-1.45595560029441E-3" table:style-name="ce3">
            <text:p>-0.001455956</text:p>
          </table:table-cell>
          <table:table-cell office:value-type="float" office:value="0.15935235108859899" table:style-name="ce2">
            <text:p>0.159352351</text:p>
          </table:table-cell>
          <table:table-cell table:number-columns-repeated="16380"/>
        </table:table-row>
        <table:table-row table:style-name="ro1">
          <table:table-cell office:value-type="float" office:value="15.000000000000099" table:style-name="ce3">
            <text:p>15</text:p>
          </table:table-cell>
          <table:table-cell office:value-type="float" office:value="-8.4471000657482297E-4" table:style-name="ce3">
            <text:p>-0.00084471</text:p>
          </table:table-cell>
          <table:table-cell office:value-type="float" office:value="-3.9258552949709898E-4" table:style-name="ce3">
            <text:p>-0.000392586</text:p>
          </table:table-cell>
          <table:table-cell office:value-type="float" office:value="0.15149980224673201" table:style-name="ce2">
            <text:p>0.151499802</text:p>
          </table:table-cell>
          <table:table-cell table:number-columns-repeated="16380"/>
        </table:table-row>
        <table:table-row table:style-name="ro1">
          <table:table-cell office:value-type="float" office:value="15.0500000000001" table:style-name="ce3">
            <text:p>15.05</text:p>
          </table:table-cell>
          <table:table-cell office:value-type="float" office:value="3.6580179080340802E-4" table:style-name="ce3">
            <text:p>0.000365802</text:p>
          </table:table-cell>
          <table:table-cell office:value-type="float" office:value="6.4040042625702605E-4" table:style-name="ce3">
            <text:p>0.0006404</text:p>
          </table:table-cell>
          <table:table-cell office:value-type="float" office:value="0.16127186302772001" table:style-name="ce2">
            <text:p>0.161271863</text:p>
          </table:table-cell>
          <table:table-cell table:number-columns-repeated="16380"/>
        </table:table-row>
        <table:table-row table:style-name="ro1">
          <table:table-cell office:value-type="float" office:value="15.100000000000099" table:style-name="ce3">
            <text:p>15.1</text:p>
          </table:table-cell>
          <table:table-cell office:value-type="float" office:value="1.53053444158276E-3" table:style-name="ce3">
            <text:p>0.001530534</text:p>
          </table:table-cell>
          <table:table-cell office:value-type="float" office:value="1.2689896987270199E-3" table:style-name="ce3">
            <text:p>0.00126899</text:p>
          </table:table-cell>
          <table:table-cell office:value-type="float" office:value="0.18613826769362701" table:style-name="ce2">
            <text:p>0.186138268</text:p>
          </table:table-cell>
          <table:table-cell table:number-columns-repeated="16380"/>
        </table:table-row>
        <table:table-row table:style-name="ro1">
          <table:table-cell office:value-type="float" office:value="15.1500000000001" table:style-name="ce3">
            <text:p>15.15</text:p>
          </table:table-cell>
          <table:table-cell office:value-type="float" office:value="2.3014887118562402E-3" table:style-name="ce3">
            <text:p>0.002301489</text:p>
          </table:table-cell>
          <table:table-cell office:value-type="float" office:value="1.2784066468362601E-3" table:style-name="ce3">
            <text:p>0.001278407</text:p>
          </table:table-cell>
          <table:table-cell office:value-type="float" office:value="0.153593815271231" table:style-name="ce2">
            <text:p>0.153593815</text:p>
          </table:table-cell>
          <table:table-cell table:number-columns-repeated="16380"/>
        </table:table-row>
        <table:table-row table:style-name="ro1">
          <table:table-cell office:value-type="float" office:value="15.200000000000101" table:style-name="ce3">
            <text:p>15.2</text:p>
          </table:table-cell>
          <table:table-cell office:value-type="float" office:value="2.4629524714945999E-3" table:style-name="ce3">
            <text:p>0.002462952</text:p>
          </table:table-cell>
          <table:table-cell office:value-type="float" office:value="6.8703138209199102E-4" table:style-name="ce3">
            <text:p>0.000687031</text:p>
          </table:table-cell>
          <table:table-cell office:value-type="float" office:value="0.14940578922223499" table:style-name="ce2">
            <text:p>0.149405789</text:p>
          </table:table-cell>
          <table:table-cell table:number-columns-repeated="16380"/>
        </table:table-row>
        <table:table-row table:style-name="ro1">
          <table:table-cell office:value-type="float" office:value="15.250000000000099" table:style-name="ce3">
            <text:p>15.25</text:p>
          </table:table-cell>
          <table:table-cell office:value-type="float" office:value="2.0045261551561301E-3" table:style-name="ce3">
            <text:p>0.002004526</text:p>
          </table:table-cell>
          <table:table-cell office:value-type="float" office:value="-2.70075079722463E-4" table:style-name="ce3">
            <text:p>-0.000270075</text:p>
          </table:table-cell>
          <table:table-cell office:value-type="float" office:value="0.182211993272692" table:style-name="ce2">
            <text:p>0.182211993</text:p>
          </table:table-cell>
          <table:table-cell table:number-columns-repeated="16380"/>
        </table:table-row>
        <table:table-row table:style-name="ro1">
          <table:table-cell office:value-type="float" office:value="15.3000000000001" table:style-name="ce3">
            <text:p>15.3</text:p>
          </table:table-cell>
          <table:table-cell office:value-type="float" office:value="1.1144921877464899E-3" table:style-name="ce3">
            <text:p>0.001114492</text:p>
          </table:table-cell>
          <table:table-cell office:value-type="float" office:value="-1.23763677960602E-3" table:style-name="ce3">
            <text:p>-0.001237637</text:p>
          </table:table-cell>
          <table:table-cell office:value-type="float" office:value="0.20533338708485299" table:style-name="ce2">
            <text:p>0.205333387</text:p>
          </table:table-cell>
          <table:table-cell table:number-columns-repeated="16380"/>
        </table:table-row>
        <table:table-row table:style-name="ro1">
          <table:table-cell office:value-type="float" office:value="15.350000000000099" table:style-name="ce3">
            <text:p>15.35</text:p>
          </table:table-cell>
          <table:table-cell office:value-type="float" office:value="1.0020362762725499E-4" table:style-name="ce3">
            <text:p>0.000100204</text:p>
          </table:table-cell>
          <table:table-cell office:value-type="float" office:value="-1.8753709309590101E-3" table:style-name="ce3">
            <text:p>-0.001875371</text:p>
          </table:table-cell>
          <table:table-cell office:value-type="float" office:value="0.15656033372259701" table:style-name="ce2">
            <text:p>0.156560334</text:p>
          </table:table-cell>
          <table:table-cell table:number-columns-repeated="16380"/>
        </table:table-row>
        <table:table-row table:style-name="ro1">
          <table:table-cell office:value-type="float" office:value="15.4000000000001" table:style-name="ce3">
            <text:p>15.4</text:p>
          </table:table-cell>
          <table:table-cell office:value-type="float" office:value="-7.29010660655031E-4" table:style-name="ce3">
            <text:p>-0.000729011</text:p>
          </table:table-cell>
          <table:table-cell office:value-type="float" office:value="-1.97788817641307E-3" table:style-name="ce3">
            <text:p>-0.001977888</text:p>
          </table:table-cell>
          <table:table-cell office:value-type="float" office:value="0.17148017652214301" table:style-name="ce2">
            <text:p>0.171480177</text:p>
          </table:table-cell>
          <table:table-cell table:number-columns-repeated="16380"/>
        </table:table-row>
        <table:table-row table:style-name="ro1">
          <table:table-cell office:value-type="float" office:value="15.450000000000101" table:style-name="ce3">
            <text:p>15.45</text:p>
          </table:table-cell>
          <table:table-cell office:value-type="float" office:value="-1.16844328010861E-3" table:style-name="ce3">
            <text:p>-0.001168443</text:p>
          </table:table-cell>
          <table:table-cell office:value-type="float" office:value="-1.5347093041387799E-3" table:style-name="ce3">
            <text:p>-0.001534709</text:p>
          </table:table-cell>
          <table:table-cell office:value-type="float" office:value="0.20437363111529" table:style-name="ce2">
            <text:p>0.204373631</text:p>
          </table:table-cell>
          <table:table-cell table:number-columns-repeated="16380"/>
        </table:table-row>
        <table:table-row table:style-name="ro1">
          <table:table-cell office:value-type="float" office:value="15.500000000000099" table:style-name="ce3">
            <text:p>15.5</text:p>
          </table:table-cell>
          <table:table-cell office:value-type="float" office:value="-1.1741417196897801E-3" table:style-name="ce3">
            <text:p>-0.001174142</text:p>
          </table:table-cell>
          <table:table-cell office:value-type="float" office:value="-7.1247378412833803E-4" table:style-name="ce3">
            <text:p>-0.000712474</text:p>
          </table:table-cell>
          <table:table-cell office:value-type="float" office:value="0.17601720474188701" table:style-name="ce2">
            <text:p>0.176017205</text:p>
          </table:table-cell>
          <table:table-cell table:number-columns-repeated="16380"/>
        </table:table-row>
        <table:table-row table:style-name="ro1">
          <table:table-cell office:value-type="float" office:value="15.5500000000001" table:style-name="ce3">
            <text:p>15.55</text:p>
          </table:table-cell>
          <table:table-cell office:value-type="float" office:value="-8.5230141628755301E-4" table:style-name="ce3">
            <text:p>-0.000852301</text:p>
          </table:table-cell>
          <table:table-cell office:value-type="float" office:value="2.26577090576606E-4" table:style-name="ce3">
            <text:p>0.000226577</text:p>
          </table:table-cell>
          <table:table-cell office:value-type="float" office:value="0.18482950955331601" table:style-name="ce2">
            <text:p>0.18482951</text:p>
          </table:table-cell>
          <table:table-cell table:number-columns-repeated="16380"/>
        </table:table-row>
        <table:table-row table:style-name="ro1">
          <table:table-cell office:value-type="float" office:value="15.600000000000099" table:style-name="ce3">
            <text:p>15.6</text:p>
          </table:table-cell>
          <table:table-cell office:value-type="float" office:value="-3.9388515620333099E-4" table:style-name="ce3">
            <text:p>-0.000393885</text:p>
          </table:table-cell>
          <table:table-cell office:value-type="float" office:value="1.0317013700706099E-3" table:style-name="ce3">
            <text:p>0.001031701</text:p>
          </table:table-cell>
          <table:table-cell office:value-type="float" office:value="9.5746705469490698E-2" table:style-name="ce2">
            <text:p>0.095746705</text:p>
          </table:table-cell>
          <table:table-cell table:number-columns-repeated="16380"/>
        </table:table-row>
        <table:table-row table:style-name="ro1">
          <table:table-cell office:value-type="float" office:value="15.6500000000001" table:style-name="ce3">
            <text:p>15.65</text:p>
          </table:table-cell>
          <table:table-cell office:value-type="float" office:value="1.29375960876922E-5" table:style-name="ce3">
            <text:p>1.29376E-05</text:p>
          </table:table-cell>
          <table:table-cell office:value-type="float" office:value="1.5513363439024E-3" table:style-name="ce3">
            <text:p>0.001551336</text:p>
          </table:table-cell>
          <table:table-cell office:value-type="float" office:value="9.4699698957239106E-2" table:style-name="ce2">
            <text:p>0.094699699</text:p>
          </table:table-cell>
          <table:table-cell table:number-columns-repeated="16380"/>
        </table:table-row>
        <table:table-row table:style-name="ro1">
          <table:table-cell office:value-type="float" office:value="15.700000000000101" table:style-name="ce3">
            <text:p>15.7</text:p>
          </table:table-cell>
          <table:table-cell office:value-type="float" office:value="2.5482241971204001E-4" table:style-name="ce3">
            <text:p>0.000254822</text:p>
          </table:table-cell>
          <table:table-cell office:value-type="float" office:value="1.7683160650175001E-3" table:style-name="ce3">
            <text:p>0.001768316</text:p>
          </table:table-cell>
          <table:table-cell office:value-type="float" office:value="0.14792252999654801" table:style-name="ce2">
            <text:p>0.14792253</text:p>
          </table:table-cell>
          <table:table-cell table:number-columns-repeated="16380"/>
        </table:table-row>
        <table:table-row table:style-name="ro1">
          <table:table-cell office:value-type="float" office:value="15.750000000000099" table:style-name="ce3">
            <text:p>15.75</text:p>
          </table:table-cell>
          <table:table-cell office:value-type="float" office:value="3.2302173034608E-4" table:style-name="ce3">
            <text:p>0.000323022</text:p>
          </table:table-cell>
          <table:table-cell office:value-type="float" office:value="1.7741933541582399E-3" table:style-name="ce3">
            <text:p>0.001774193</text:p>
          </table:table-cell>
          <table:table-cell office:value-type="float" office:value="0.19992385343823399" table:style-name="ce2">
            <text:p>0.199923853</text:p>
          </table:table-cell>
          <table:table-cell table:number-columns-repeated="16380"/>
        </table:table-row>
        <table:table-row table:style-name="ro1">
          <table:table-cell office:value-type="float" office:value="15.8000000000001" table:style-name="ce3">
            <text:p>15.8</text:p>
          </table:table-cell>
          <table:table-cell office:value-type="float" office:value="2.9491752657636298E-4" table:style-name="ce3">
            <text:p>0.000294918</text:p>
          </table:table-cell>
          <table:table-cell office:value-type="float" office:value="1.70048944049737E-3" table:style-name="ce3">
            <text:p>0.001700489</text:p>
          </table:table-cell>
          <table:table-cell office:value-type="float" office:value="0.19329281219399" table:style-name="ce2">
            <text:p>0.193292812</text:p>
          </table:table-cell>
          <table:table-cell table:number-columns-repeated="16380"/>
        </table:table-row>
        <table:table-row table:style-name="ro1">
          <table:table-cell office:value-type="float" office:value="15.850000000000099" table:style-name="ce3">
            <text:p>15.85</text:p>
          </table:table-cell>
          <table:table-cell office:value-type="float" office:value="2.82035071754276E-4" table:style-name="ce3">
            <text:p>0.000282035</text:p>
          </table:table-cell>
          <table:table-cell office:value-type="float" office:value="1.6415982414162201E-3" table:style-name="ce3">
            <text:p>0.001641598</text:p>
          </table:table-cell>
          <table:table-cell office:value-type="float" office:value="0.16258062116803301" table:style-name="ce2">
            <text:p>0.162580621</text:p>
          </table:table-cell>
          <table:table-cell table:number-columns-repeated="16380"/>
        </table:table-row>
        <table:table-row table:style-name="ro1">
          <table:table-cell office:value-type="float" office:value="15.9000000000001" table:style-name="ce3">
            <text:p>15.9</text:p>
          </table:table-cell>
          <table:table-cell office:value-type="float" office:value="3.7118173680765899E-4" table:style-name="ce3">
            <text:p>0.000371182</text:p>
          </table:table-cell>
          <table:table-cell office:value-type="float" office:value="1.60514142309579E-3" table:style-name="ce3">
            <text:p>0.001605141</text:p>
          </table:table-cell>
          <table:table-cell office:value-type="float" office:value="0.20472263328603901" table:style-name="ce2">
            <text:p>0.204722633</text:p>
          </table:table-cell>
          <table:table-cell table:number-columns-repeated="16380"/>
        </table:table-row>
        <table:table-row table:style-name="ro1">
          <table:table-cell office:value-type="float" office:value="15.950000000000101" table:style-name="ce3">
            <text:p>15.95</text:p>
          </table:table-cell>
          <table:table-cell office:value-type="float" office:value="5.8455194688437104E-4" table:style-name="ce3">
            <text:p>0.000584552</text:p>
          </table:table-cell>
          <table:table-cell office:value-type="float" office:value="1.5112549504541801E-3" table:style-name="ce3">
            <text:p>0.001511255</text:p>
          </table:table-cell>
          <table:table-cell office:value-type="float" office:value="0.20812540445084399" table:style-name="ce2">
            <text:p>0.208125404</text:p>
          </table:table-cell>
          <table:table-cell table:number-columns-repeated="16380"/>
        </table:table-row>
        <table:table-row table:style-name="ro1">
          <table:table-cell office:value-type="float" office:value="16.000000000000099" table:style-name="ce3">
            <text:p>16</text:p>
          </table:table-cell>
          <table:table-cell office:value-type="float" office:value="8.73101026301566E-4" table:style-name="ce3">
            <text:p>0.000873101</text:p>
          </table:table-cell>
          <table:table-cell office:value-type="float" office:value="1.23941224242845E-3" table:style-name="ce3">
            <text:p>0.001239412</text:p>
          </table:table-cell>
          <table:table-cell office:value-type="float" office:value="0.20428638057260301" table:style-name="ce2">
            <text:p>0.204286381</text:p>
          </table:table-cell>
          <table:table-cell table:number-columns-repeated="16380"/>
        </table:table-row>
        <table:table-row table:style-name="ro1">
          <table:table-cell office:value-type="float" office:value="16.0500000000001" table:style-name="ce3">
            <text:p>16.05</text:p>
          </table:table-cell>
          <table:table-cell office:value-type="float" office:value="1.1415715618292501E-3" table:style-name="ce3">
            <text:p>0.001141572</text:p>
          </table:table-cell>
          <table:table-cell office:value-type="float" office:value="7.0001611844412498E-4" table:style-name="ce3">
            <text:p>0.000700016</text:p>
          </table:table-cell>
          <table:table-cell office:value-type="float" office:value="0.14984204193567099" table:style-name="ce2">
            <text:p>0.149842042</text:p>
          </table:table-cell>
          <table:table-cell table:number-columns-repeated="16380"/>
        </table:table-row>
        <table:table-row table:style-name="ro1">
          <table:table-cell office:value-type="float" office:value="16.100000000000101" table:style-name="ce3">
            <text:p>16.1</text:p>
          </table:table-cell>
          <table:table-cell office:value-type="float" office:value="1.2906366143257699E-3" table:style-name="ce3">
            <text:p>0.001290637</text:p>
          </table:table-cell>
          <table:table-cell office:value-type="float" office:value="-1.0287766003394E-4" table:style-name="ce3">
            <text:p>-0.000102878</text:p>
          </table:table-cell>
          <table:table-cell office:value-type="float" office:value="0.16711764938777501" table:style-name="ce2">
            <text:p>0.167117649</text:p>
          </table:table-cell>
          <table:table-cell table:number-columns-repeated="16380"/>
        </table:table-row>
        <table:table-row table:style-name="ro1">
          <table:table-cell office:value-type="float" office:value="16.150000000000102" table:style-name="ce3">
            <text:p>16.15</text:p>
          </table:table-cell>
          <table:table-cell office:value-type="float" office:value="1.2567335034281799E-3" table:style-name="ce3">
            <text:p>0.001256734</text:p>
          </table:table-cell>
          <table:table-cell office:value-type="float" office:value="-1.04743044019759E-3" table:style-name="ce3">
            <text:p>-0.00104743</text:p>
          </table:table-cell>
          <table:table-cell office:value-type="float" office:value="0.16938616349764801" table:style-name="ce2">
            <text:p>0.169386163</text:p>
          </table:table-cell>
          <table:table-cell table:number-columns-repeated="16380"/>
        </table:table-row>
        <table:table-row table:style-name="ro1">
          <table:table-cell office:value-type="float" office:value="16.200000000000099" table:style-name="ce3">
            <text:p>16.2</text:p>
          </table:table-cell>
          <table:table-cell office:value-type="float" office:value="1.0340933591632801E-3" table:style-name="ce3">
            <text:p>0.001034093</text:p>
          </table:table-cell>
          <table:table-cell office:value-type="float" office:value="-1.9215332076153099E-3" table:style-name="ce3">
            <text:p>-0.001921533</text:p>
          </table:table-cell>
          <table:table-cell office:value-type="float" office:value="0.19905134801136001" table:style-name="ce2">
            <text:p>0.199051348</text:p>
          </table:table-cell>
          <table:table-cell table:number-columns-repeated="16380"/>
        </table:table-row>
        <table:table-row table:style-name="ro1">
          <table:table-cell office:value-type="float" office:value="16.250000000000099" table:style-name="ce3">
            <text:p>16.25</text:p>
          </table:table-cell>
          <table:table-cell office:value-type="float" office:value="6.7307007735680001E-4" table:style-name="ce3">
            <text:p>0.00067307</text:p>
          </table:table-cell>
          <table:table-cell office:value-type="float" office:value="-2.4928267722816901E-3" table:style-name="ce3">
            <text:p>-0.002492827</text:p>
          </table:table-cell>
          <table:table-cell office:value-type="float" office:value="0.18142673838850501" table:style-name="ce2">
            <text:p>0.181426738</text:p>
          </table:table-cell>
          <table:table-cell table:number-columns-repeated="16380"/>
        </table:table-row>
        <table:table-row table:style-name="ro1">
          <table:table-cell office:value-type="float" office:value="16.3000000000001" table:style-name="ce3">
            <text:p>16.3</text:p>
          </table:table-cell>
          <table:table-cell office:value-type="float" office:value="2.5907335588504102E-4" table:style-name="ce3">
            <text:p>0.000259073</text:p>
          </table:table-cell>
          <table:table-cell office:value-type="float" office:value="-2.59375770158725E-3" table:style-name="ce3">
            <text:p>-0.002593758</text:p>
          </table:table-cell>
          <table:table-cell office:value-type="float" office:value="0.219991478256331" table:style-name="ce2">
            <text:p>0.219991478</text:p>
          </table:table-cell>
          <table:table-cell table:number-columns-repeated="16380"/>
        </table:table-row>
        <table:table-row table:style-name="ro1">
          <table:table-cell office:value-type="float" office:value="16.350000000000101" table:style-name="ce3">
            <text:p>16.35</text:p>
          </table:table-cell>
          <table:table-cell office:value-type="float" office:value="-1.1716030677449599E-4" table:style-name="ce3">
            <text:p>-0.00011716</text:p>
          </table:table-cell>
          <table:table-cell office:value-type="float" office:value="-2.1872774753462399E-3" table:style-name="ce3">
            <text:p>-0.002187277</text:p>
          </table:table-cell>
          <table:table-cell office:value-type="float" office:value="0.18142673838850601" table:style-name="ce2">
            <text:p>0.181426738</text:p>
          </table:table-cell>
          <table:table-cell table:number-columns-repeated="16380"/>
        </table:table-row>
        <table:table-row table:style-name="ro1">
          <table:table-cell office:value-type="float" office:value="16.400000000000102" table:style-name="ce3">
            <text:p>16.4</text:p>
          </table:table-cell>
          <table:table-cell office:value-type="float" office:value="-3.86399836885004E-4" table:style-name="ce3">
            <text:p>-0.0003864</text:p>
          </table:table-cell>
          <table:table-cell office:value-type="float" office:value="-1.3860397898240401E-3" table:style-name="ce3">
            <text:p>-0.00138604</text:p>
          </table:table-cell>
          <table:table-cell office:value-type="float" office:value="0.21283693375596599" table:style-name="ce2">
            <text:p>0.212836934</text:p>
          </table:table-cell>
          <table:table-cell table:number-columns-repeated="16380"/>
        </table:table-row>
        <table:table-row table:style-name="ro1">
          <table:table-cell office:value-type="float" office:value="16.450000000000099" table:style-name="ce3">
            <text:p>16.45</text:p>
          </table:table-cell>
          <table:table-cell office:value-type="float" office:value="-5.17034677862883E-4" table:style-name="ce3">
            <text:p>-0.000517035</text:p>
          </table:table-cell>
          <table:table-cell office:value-type="float" office:value="-4.1629909466610402E-4" table:style-name="ce3">
            <text:p>-0.000416299</text:p>
          </table:table-cell>
          <table:table-cell office:value-type="float" office:value="0.23168305097644101" table:style-name="ce2">
            <text:p>0.231683051</text:p>
          </table:table-cell>
          <table:table-cell table:number-columns-repeated="16380"/>
        </table:table-row>
        <table:table-row table:style-name="ro1">
          <table:table-cell office:value-type="float" office:value="16.500000000000099" table:style-name="ce3">
            <text:p>16.5</text:p>
          </table:table-cell>
          <table:table-cell office:value-type="float" office:value="-5.1815073289676703E-4" table:style-name="ce3">
            <text:p>-0.000518151</text:p>
          </table:table-cell>
          <table:table-cell office:value-type="float" office:value="4.6035683308063701E-4" table:style-name="ce3">
            <text:p>0.000460357</text:p>
          </table:table-cell>
          <table:table-cell office:value-type="float" office:value="0.175406450943075" table:style-name="ce2">
            <text:p>0.175406451</text:p>
          </table:table-cell>
          <table:table-cell table:number-columns-repeated="16380"/>
        </table:table-row>
        <table:table-row table:style-name="ro1">
          <table:table-cell office:value-type="float" office:value="16.5500000000001" table:style-name="ce3">
            <text:p>16.55</text:p>
          </table:table-cell>
          <table:table-cell office:value-type="float" office:value="-4.3169940503140502E-4" table:style-name="ce3">
            <text:p>-0.000431699</text:p>
          </table:table-cell>
          <table:table-cell office:value-type="float" office:value="1.0376490003422901E-3" table:style-name="ce3">
            <text:p>0.001037649</text:p>
          </table:table-cell>
          <table:table-cell office:value-type="float" office:value="0.228367530354322" table:style-name="ce2">
            <text:p>0.22836753</text:p>
          </table:table-cell>
          <table:table-cell table:number-columns-repeated="16380"/>
        </table:table-row>
        <table:table-row table:style-name="ro1">
          <table:table-cell office:value-type="float" office:value="16.600000000000101" table:style-name="ce3">
            <text:p>16.6</text:p>
          </table:table-cell>
          <table:table-cell office:value-type="float" office:value="-3.1789683774575901E-4" table:style-name="ce3">
            <text:p>-0.000317897</text:p>
          </table:table-cell>
          <table:table-cell office:value-type="float" office:value="1.2330552799215801E-3" table:style-name="ce3">
            <text:p>0.001233055</text:p>
          </table:table-cell>
          <table:table-cell office:value-type="float" office:value="0.20385012785916601" table:style-name="ce2">
            <text:p>0.203850128</text:p>
          </table:table-cell>
          <table:table-cell table:number-columns-repeated="16380"/>
        </table:table-row>
        <table:table-row table:style-name="ro1">
          <table:table-cell office:value-type="float" office:value="16.650000000000102" table:style-name="ce3">
            <text:p>16.65</text:p>
          </table:table-cell>
          <table:table-cell office:value-type="float" office:value="-2.37891802388202E-4" table:style-name="ce3">
            <text:p>-0.000237892</text:p>
          </table:table-cell>
          <table:table-cell office:value-type="float" office:value="1.1083675512722801E-3" table:style-name="ce3">
            <text:p>0.001108368</text:p>
          </table:table-cell>
          <table:table-cell office:value-type="float" office:value="0.22130023639664301" table:style-name="ce2">
            <text:p>0.221300236</text:p>
          </table:table-cell>
          <table:table-cell table:number-columns-repeated="16380"/>
        </table:table-row>
        <table:table-row table:style-name="ro1">
          <table:table-cell office:value-type="float" office:value="16.700000000000099" table:style-name="ce3">
            <text:p>16.7</text:p>
          </table:table-cell>
          <table:table-cell office:value-type="float" office:value="-2.36917910269988E-4" table:style-name="ce3">
            <text:p>-0.000236918</text:p>
          </table:table-cell>
          <table:table-cell office:value-type="float" office:value="8.3549794755415703E-4" table:style-name="ce3">
            <text:p>0.000835498</text:p>
          </table:table-cell>
          <table:table-cell office:value-type="float" office:value="0.15385556689929" table:style-name="ce2">
            <text:p>0.153855567</text:p>
          </table:table-cell>
          <table:table-cell table:number-columns-repeated="16380"/>
        </table:table-row>
        <table:table-row table:style-name="ro1">
          <table:table-cell office:value-type="float" office:value="16.750000000000099" table:style-name="ce3">
            <text:p>16.75</text:p>
          </table:table-cell>
          <table:table-cell office:value-type="float" office:value="-3.3080505888211299E-4" table:style-name="ce3">
            <text:p>-0.000330805</text:p>
          </table:table-cell>
          <table:table-cell office:value-type="float" office:value="6.2191216436892295E-4" table:style-name="ce3">
            <text:p>0.000621912</text:p>
          </table:table-cell>
          <table:table-cell office:value-type="float" office:value="0.210917421816845" table:style-name="ce2">
            <text:p>0.210917422</text:p>
          </table:table-cell>
          <table:table-cell table:number-columns-repeated="16380"/>
        </table:table-row>
        <table:table-row table:style-name="ro1">
          <table:table-cell office:value-type="float" office:value="16.8000000000001" table:style-name="ce3">
            <text:p>16.8</text:p>
          </table:table-cell>
          <table:table-cell office:value-type="float" office:value="-4.9900823140142201E-4" table:style-name="ce3">
            <text:p>-0.000499008</text:p>
          </table:table-cell>
          <table:table-cell office:value-type="float" office:value="6.2534064535634698E-4" table:style-name="ce3">
            <text:p>0.000625341</text:p>
          </table:table-cell>
          <table:table-cell office:value-type="float" office:value="0.214145691896277" table:style-name="ce2">
            <text:p>0.214145692</text:p>
          </table:table-cell>
          <table:table-cell table:number-columns-repeated="16380"/>
        </table:table-row>
        <table:table-row table:style-name="ro1">
          <table:table-cell office:value-type="float" office:value="16.850000000000101" table:style-name="ce3">
            <text:p>16.85</text:p>
          </table:table-cell>
          <table:table-cell office:value-type="float" office:value="-6.8726987123522297E-4" table:style-name="ce3">
            <text:p>-0.00068727</text:p>
          </table:table-cell>
          <table:table-cell office:value-type="float" office:value="8.9088355293297401E-4" table:style-name="ce3">
            <text:p>0.000890884</text:p>
          </table:table-cell>
          <table:table-cell office:value-type="float" office:value="0.19905134801135799" table:style-name="ce2">
            <text:p>0.199051348</text:p>
          </table:table-cell>
          <table:table-cell table:number-columns-repeated="16380"/>
        </table:table-row>
        <table:table-row table:style-name="ro1">
          <table:table-cell office:value-type="float" office:value="16.900000000000102" table:style-name="ce3">
            <text:p>16.9</text:p>
          </table:table-cell>
          <table:table-cell office:value-type="float" office:value="-8.2144308720971801E-4" table:style-name="ce3">
            <text:p>-0.000821443</text:p>
          </table:table-cell>
          <table:table-cell office:value-type="float" office:value="1.33420724309459E-3" table:style-name="ce3">
            <text:p>0.001334207</text:p>
          </table:table-cell>
          <table:table-cell office:value-type="float" office:value="0.28446962930231101" table:style-name="ce2">
            <text:p>0.284469629</text:p>
          </table:table-cell>
          <table:table-cell table:number-columns-repeated="16380"/>
        </table:table-row>
        <table:table-row table:style-name="ro1">
          <table:table-cell office:value-type="float" office:value="16.950000000000099" table:style-name="ce3">
            <text:p>16.95</text:p>
          </table:table-cell>
          <table:table-cell office:value-type="float" office:value="-8.3047807004876296E-4" table:style-name="ce3">
            <text:p>-0.000830478</text:p>
          </table:table-cell>
          <table:table-cell office:value-type="float" office:value="1.7762180158012999E-3" table:style-name="ce3">
            <text:p>0.001776218</text:p>
          </table:table-cell>
          <table:table-cell office:value-type="float" office:value="0.21266243267059101" table:style-name="ce2">
            <text:p>0.212662433</text:p>
          </table:table-cell>
          <table:table-cell table:number-columns-repeated="16380"/>
        </table:table-row>
        <table:table-row table:style-name="ro1">
          <table:table-cell office:value-type="float" office:value="17.000000000000099" table:style-name="ce3">
            <text:p>17</text:p>
          </table:table-cell>
          <table:table-cell office:value-type="float" office:value="-6.7219786077880699E-4" table:style-name="ce3">
            <text:p>-0.000672198</text:p>
          </table:table-cell>
          <table:table-cell office:value-type="float" office:value="2.0147333578211602E-3" table:style-name="ce3">
            <text:p>0.002014733</text:p>
          </table:table-cell>
          <table:table-cell office:value-type="float" office:value="0.23848859330605901" table:style-name="ce2">
            <text:p>0.238488593</text:p>
          </table:table-cell>
          <table:table-cell table:number-columns-repeated="16380"/>
        </table:table-row>
        <table:table-row table:style-name="ro1">
          <table:table-cell office:value-type="float" office:value="17.0500000000001" table:style-name="ce3">
            <text:p>17.05</text:p>
          </table:table-cell>
          <table:table-cell office:value-type="float" office:value="-3.5250283826444102E-4" table:style-name="ce3">
            <text:p>-0.000352503</text:p>
          </table:table-cell>
          <table:table-cell office:value-type="float" office:value="1.9049565228592301E-3" table:style-name="ce3">
            <text:p>0.001904957</text:p>
          </table:table-cell>
          <table:table-cell office:value-type="float" office:value="0.19878959638329799" table:style-name="ce2">
            <text:p>0.198789596</text:p>
          </table:table-cell>
          <table:table-cell table:number-columns-repeated="16380"/>
        </table:table-row>
        <table:table-row table:style-name="ro1">
          <table:table-cell office:value-type="float" office:value="17.100000000000101" table:style-name="ce3">
            <text:p>17.1</text:p>
          </table:table-cell>
          <table:table-cell office:value-type="float" office:value="7.0748831457306306E-5" table:style-name="ce3">
            <text:p>7.07488E-05</text:p>
          </table:table-cell>
          <table:table-cell office:value-type="float" office:value="1.4180383050727799E-3" table:style-name="ce3">
            <text:p>0.001418038</text:p>
          </table:table-cell>
          <table:table-cell office:value-type="float" office:value="0.20882340879234801" table:style-name="ce2">
            <text:p>0.208823409</text:p>
          </table:table-cell>
          <table:table-cell table:number-columns-repeated="16380"/>
        </table:table-row>
        <table:table-row table:style-name="ro1">
          <table:table-cell office:value-type="float" office:value="17.150000000000102" table:style-name="ce3">
            <text:p>17.15</text:p>
          </table:table-cell>
          <table:table-cell office:value-type="float" office:value="5.0299103706925603E-4" table:style-name="ce3">
            <text:p>0.000502991</text:p>
          </table:table-cell>
          <table:table-cell office:value-type="float" office:value="6.5619550436187099E-4" table:style-name="ce3">
            <text:p>0.000656196</text:p>
          </table:table-cell>
          <table:table-cell office:value-type="float" office:value="0.20515888599947399" table:style-name="ce2">
            <text:p>0.205158886</text:p>
          </table:table-cell>
          <table:table-cell table:number-columns-repeated="16380"/>
        </table:table-row>
        <table:table-row table:style-name="ro1">
          <table:table-cell office:value-type="float" office:value="17.200000000000099" table:style-name="ce3">
            <text:p>17.2</text:p>
          </table:table-cell>
          <table:table-cell office:value-type="float" office:value="8.4337147033713999E-4" table:style-name="ce3">
            <text:p>0.000843371</text:p>
          </table:table-cell>
          <table:table-cell office:value-type="float" office:value="-1.8026090014482899E-4" table:style-name="ce3">
            <text:p>-0.000180261</text:p>
          </table:table-cell>
          <table:table-cell office:value-type="float" office:value="0.18997729157186999" table:style-name="ce2">
            <text:p>0.189977292</text:p>
          </table:table-cell>
          <table:table-cell table:number-columns-repeated="16380"/>
        </table:table-row>
        <table:table-row table:style-name="ro1">
          <table:table-cell office:value-type="float" office:value="17.250000000000099" table:style-name="ce3">
            <text:p>17.25</text:p>
          </table:table-cell>
          <table:table-cell office:value-type="float" office:value="1.01918910314195E-3" table:style-name="ce3">
            <text:p>0.001019189</text:p>
          </table:table-cell>
          <table:table-cell office:value-type="float" office:value="-8.6080462705055195E-4" table:style-name="ce3">
            <text:p>-0.000860805</text:p>
          </table:table-cell>
          <table:table-cell office:value-type="float" office:value="0.21152817561565501" table:style-name="ce2">
            <text:p>0.211528176</text:p>
          </table:table-cell>
          <table:table-cell table:number-columns-repeated="16380"/>
        </table:table-row>
        <table:table-row table:style-name="ro1">
          <table:table-cell office:value-type="float" office:value="17.3000000000001" table:style-name="ce3">
            <text:p>17.3</text:p>
          </table:table-cell>
          <table:table-cell office:value-type="float" office:value="1.01026489954791E-3" table:style-name="ce3">
            <text:p>0.001010265</text:p>
          </table:table-cell>
          <table:table-cell office:value-type="float" office:value="-1.2022440974394401E-3" table:style-name="ce3">
            <text:p>-0.001202244</text:p>
          </table:table-cell>
          <table:table-cell office:value-type="float" office:value="0.25995222680715502" table:style-name="ce2">
            <text:p>0.259952227</text:p>
          </table:table-cell>
          <table:table-cell table:number-columns-repeated="16380"/>
        </table:table-row>
        <table:table-row table:style-name="ro1">
          <table:table-cell office:value-type="float" office:value="17.350000000000101" table:style-name="ce3">
            <text:p>17.35</text:p>
          </table:table-cell>
          <table:table-cell office:value-type="float" office:value="8.5256800989576102E-4" table:style-name="ce3">
            <text:p>0.000852568</text:p>
          </table:table-cell>
          <table:table-cell office:value-type="float" office:value="-1.12853583634088E-3" table:style-name="ce3">
            <text:p>-0.001128536</text:p>
          </table:table-cell>
          <table:table-cell office:value-type="float" office:value="0.218159216859898" table:style-name="ce2">
            <text:p>0.218159217</text:p>
          </table:table-cell>
          <table:table-cell table:number-columns-repeated="16380"/>
        </table:table-row>
        <table:table-row table:style-name="ro1">
          <table:table-cell office:value-type="float" office:value="17.400000000000102" table:style-name="ce3">
            <text:p>17.4</text:p>
          </table:table-cell>
          <table:table-cell office:value-type="float" office:value="6.1923075051626699E-4" table:style-name="ce3">
            <text:p>0.000619231</text:p>
          </table:table-cell>
          <table:table-cell office:value-type="float" office:value="-6.9325206975485304E-4" table:style-name="ce3">
            <text:p>-0.000693252</text:p>
          </table:table-cell>
          <table:table-cell office:value-type="float" office:value="0.210917421816845" table:style-name="ce2">
            <text:p>0.210917422</text:p>
          </table:table-cell>
          <table:table-cell table:number-columns-repeated="16380"/>
        </table:table-row>
        <table:table-row table:style-name="ro1">
          <table:table-cell office:value-type="float" office:value="17.450000000000099" table:style-name="ce3">
            <text:p>17.45</text:p>
          </table:table-cell>
          <table:table-cell office:value-type="float" office:value="3.87493614490821E-4" table:style-name="ce3">
            <text:p>0.000387494</text:p>
          </table:table-cell>
          <table:table-cell office:value-type="float" office:value="-5.9222379459542797E-5" table:style-name="ce3">
            <text:p>-5.92224E-05</text:p>
          </table:table-cell>
          <table:table-cell office:value-type="float" office:value="0.226099016244451" table:style-name="ce2">
            <text:p>0.226099016</text:p>
          </table:table-cell>
          <table:table-cell table:number-columns-repeated="16380"/>
        </table:table-row>
        <table:table-row table:style-name="ro1">
          <table:table-cell office:value-type="float" office:value="17.500000000000099" table:style-name="ce3">
            <text:p>17.5</text:p>
          </table:table-cell>
          <table:table-cell office:value-type="float" office:value="2.0708295660193499E-4" table:style-name="ce3">
            <text:p>0.000207083</text:p>
          </table:table-cell>
          <table:table-cell office:value-type="float" office:value="5.5531883556940703E-4" table:style-name="ce3">
            <text:p>0.000555319</text:p>
          </table:table-cell>
          <table:table-cell office:value-type="float" office:value="0.23229380477525399" table:style-name="ce2">
            <text:p>0.232293805</text:p>
          </table:table-cell>
          <table:table-cell table:number-columns-repeated="16380"/>
        </table:table-row>
        <table:table-row table:style-name="ro1">
          <table:table-cell office:value-type="float" office:value="17.5500000000001" table:style-name="ce3">
            <text:p>17.55</text:p>
          </table:table-cell>
          <table:table-cell office:value-type="float" office:value="8.5248307968834104E-5" table:style-name="ce3">
            <text:p>8.52483E-05</text:p>
          </table:table-cell>
          <table:table-cell office:value-type="float" office:value="9.4456254539885805E-4" table:style-name="ce3">
            <text:p>0.000944563</text:p>
          </table:table-cell>
          <table:table-cell office:value-type="float" office:value="0.19652108227342499" table:style-name="ce2">
            <text:p>0.196521082</text:p>
          </table:table-cell>
          <table:table-cell table:number-columns-repeated="16380"/>
        </table:table-row>
        <table:table-row table:style-name="ro1">
          <table:table-cell office:value-type="float" office:value="17.600000000000101" table:style-name="ce3">
            <text:p>17.6</text:p>
          </table:table-cell>
          <table:table-cell office:value-type="float" office:value="-4.2731331811598696E-6" table:style-name="ce3">
            <text:p>-4.27313E-06</text:p>
          </table:table-cell>
          <table:table-cell office:value-type="float" office:value="9.7486361981037497E-4" table:style-name="ce3">
            <text:p>0.000974864</text:p>
          </table:table-cell>
          <table:table-cell office:value-type="float" office:value="0.193031060565927" table:style-name="ce2">
            <text:p>0.193031061</text:p>
          </table:table-cell>
          <table:table-cell table:number-columns-repeated="16380"/>
        </table:table-row>
        <table:table-row table:style-name="ro1">
          <table:table-cell office:value-type="float" office:value="17.650000000000102" table:style-name="ce3">
            <text:p>17.65</text:p>
          </table:table-cell>
          <table:table-cell office:value-type="float" office:value="-9.3286627334499602E-5" table:style-name="ce3">
            <text:p>-9.32866E-05</text:p>
          </table:table-cell>
          <table:table-cell office:value-type="float" office:value="6.1926331791623099E-4" table:style-name="ce3">
            <text:p>0.000619263</text:p>
          </table:table-cell>
          <table:table-cell office:value-type="float" office:value="0.27487206960670002" table:style-name="ce2">
            <text:p>0.27487207</text:p>
          </table:table-cell>
          <table:table-cell table:number-columns-repeated="16380"/>
        </table:table-row>
        <table:table-row table:style-name="ro1">
          <table:table-cell office:value-type="float" office:value="17.700000000000099" table:style-name="ce3">
            <text:p>17.7</text:p>
          </table:table-cell>
          <table:table-cell office:value-type="float" office:value="-1.8756562521182599E-4" table:style-name="ce3">
            <text:p>-0.000187566</text:p>
          </table:table-cell>
          <table:table-cell office:value-type="float" office:value="-4.06562083579443E-5" table:style-name="ce3">
            <text:p>-4.06562E-05</text:p>
          </table:table-cell>
          <table:table-cell office:value-type="float" office:value="0.24791165191629599" table:style-name="ce2">
            <text:p>0.247911652</text:p>
          </table:table-cell>
          <table:table-cell table:number-columns-repeated="16380"/>
        </table:table-row>
        <table:table-row table:style-name="ro1">
          <table:table-cell office:value-type="float" office:value="17.750000000000099" table:style-name="ce3">
            <text:p>17.75</text:p>
          </table:table-cell>
          <table:table-cell office:value-type="float" office:value="-2.5024833216783301E-4" table:style-name="ce3">
            <text:p>-0.000250248</text:p>
          </table:table-cell>
          <table:table-cell office:value-type="float" office:value="-8.42583077343788E-4" table:style-name="ce3">
            <text:p>-0.000842583</text:p>
          </table:table-cell>
          <table:table-cell office:value-type="float" office:value="0.19407806707817801" table:style-name="ce2">
            <text:p>0.194078067</text:p>
          </table:table-cell>
          <table:table-cell table:number-columns-repeated="16380"/>
        </table:table-row>
        <table:table-row table:style-name="ro1">
          <table:table-cell office:value-type="float" office:value="17.8000000000001" table:style-name="ce3">
            <text:p>17.8</text:p>
          </table:table-cell>
          <table:table-cell office:value-type="float" office:value="-2.12313409271653E-4" table:style-name="ce3">
            <text:p>-0.000212313</text:p>
          </table:table-cell>
          <table:table-cell office:value-type="float" office:value="-1.59015967283998E-3" table:style-name="ce3">
            <text:p>-0.00159016</text:p>
          </table:table-cell>
          <table:table-cell office:value-type="float" office:value="0.21379668972552901" table:style-name="ce2">
            <text:p>0.21379669</text:p>
          </table:table-cell>
          <table:table-cell table:number-columns-repeated="16380"/>
        </table:table-row>
        <table:table-row table:style-name="ro1">
          <table:table-cell office:value-type="float" office:value="17.850000000000101" table:style-name="ce3">
            <text:p>17.85</text:p>
          </table:table-cell>
          <table:table-cell office:value-type="float" office:value="-8.5623282542828696E-6" table:style-name="ce3">
            <text:p>-8.56233E-06</text:p>
          </table:table-cell>
          <table:table-cell office:value-type="float" office:value="-2.1044076743117501E-3" table:style-name="ce3">
            <text:p>-0.002104408</text:p>
          </table:table-cell>
          <table:table-cell office:value-type="float" office:value="0.17680245962607499" table:style-name="ce2">
            <text:p>0.17680246</text:p>
          </table:table-cell>
          <table:table-cell table:number-columns-repeated="16380"/>
        </table:table-row>
        <table:table-row table:style-name="ro1">
          <table:table-cell office:value-type="float" office:value="17.900000000000102" table:style-name="ce3">
            <text:p>17.9</text:p>
          </table:table-cell>
          <table:table-cell office:value-type="float" office:value="3.7696352459849801E-4" table:style-name="ce3">
            <text:p>0.000376964</text:p>
          </table:table-cell>
          <table:table-cell office:value-type="float" office:value="-2.26676142187472E-3" table:style-name="ce3">
            <text:p>-0.002266761</text:p>
          </table:table-cell>
          <table:table-cell office:value-type="float" office:value="0.23936109873293299" table:style-name="ce2">
            <text:p>0.239361099</text:p>
          </table:table-cell>
          <table:table-cell table:number-columns-repeated="16380"/>
        </table:table-row>
        <table:table-row table:style-name="ro1">
          <table:table-cell office:value-type="float" office:value="17.950000000000099" table:style-name="ce3">
            <text:p>17.95</text:p>
          </table:table-cell>
          <table:table-cell office:value-type="float" office:value="8.8004644011250698E-4" table:style-name="ce3">
            <text:p>0.000880046</text:p>
          </table:table-cell>
          <table:table-cell office:value-type="float" office:value="-2.0444892481341001E-3" table:style-name="ce3">
            <text:p>-0.002044489</text:p>
          </table:table-cell>
          <table:table-cell office:value-type="float" office:value="0.18090323513238199" table:style-name="ce2">
            <text:p>0.180903235</text:p>
          </table:table-cell>
          <table:table-cell table:number-columns-repeated="16380"/>
        </table:table-row>
        <table:table-row table:style-name="ro1">
          <table:table-cell office:value-type="float" office:value="18.000000000000099" table:style-name="ce3">
            <text:p>18</text:p>
          </table:table-cell>
          <table:table-cell office:value-type="float" office:value="1.36008320539587E-3" table:style-name="ce3">
            <text:p>0.001360083</text:p>
          </table:table-cell>
          <table:table-cell office:value-type="float" office:value="-1.49434018088875E-3" table:style-name="ce3">
            <text:p>-0.00149434</text:p>
          </table:table-cell>
          <table:table-cell office:value-type="float" office:value="0.19294381002324201" table:style-name="ce2">
            <text:p>0.19294381</text:p>
          </table:table-cell>
          <table:table-cell table:number-columns-repeated="16380"/>
        </table:table-row>
        <table:table-row table:style-name="ro1">
          <table:table-cell office:value-type="float" office:value="18.0500000000001" table:style-name="ce3">
            <text:p>18.05</text:p>
          </table:table-cell>
          <table:table-cell office:value-type="float" office:value="1.64414202698922E-3" table:style-name="ce3">
            <text:p>0.001644142</text:p>
          </table:table-cell>
          <table:table-cell office:value-type="float" office:value="-7.4513787000162499E-4" table:style-name="ce3">
            <text:p>-0.000745138</text:p>
          </table:table-cell>
          <table:table-cell office:value-type="float" office:value="0.22435400539070099" table:style-name="ce2">
            <text:p>0.224354005</text:p>
          </table:table-cell>
          <table:table-cell table:number-columns-repeated="16380"/>
        </table:table-row>
        <table:table-row table:style-name="ro1">
          <table:table-cell office:value-type="float" office:value="18.100000000000101" table:style-name="ce3">
            <text:p>18.1</text:p>
          </table:table-cell>
          <table:table-cell office:value-type="float" office:value="1.59716921232657E-3" table:style-name="ce3">
            <text:p>0.001597169</text:p>
          </table:table-cell>
          <table:table-cell office:value-type="float" office:value="3.5857188929398702E-5" table:style-name="ce3">
            <text:p>3.58572E-05</text:p>
          </table:table-cell>
          <table:table-cell office:value-type="float" office:value="0.210481169103406" table:style-name="ce2">
            <text:p>0.210481169</text:p>
          </table:table-cell>
          <table:table-cell table:number-columns-repeated="16380"/>
        </table:table-row>
        <table:table-row table:style-name="ro1">
          <table:table-cell office:value-type="float" office:value="18.150000000000102" table:style-name="ce3">
            <text:p>18.15</text:p>
          </table:table-cell>
          <table:table-cell office:value-type="float" office:value="1.1888535003894099E-3" table:style-name="ce3">
            <text:p>0.001188854</text:p>
          </table:table-cell>
          <table:table-cell office:value-type="float" office:value="6.8485944518024695E-4" table:style-name="ce3">
            <text:p>0.000684859</text:p>
          </table:table-cell>
          <table:table-cell office:value-type="float" office:value="0.251052671453044" table:style-name="ce2">
            <text:p>0.251052671</text:p>
          </table:table-cell>
          <table:table-cell table:number-columns-repeated="16380"/>
        </table:table-row>
        <table:table-row table:style-name="ro1">
          <table:table-cell office:value-type="float" office:value="18.200000000000099" table:style-name="ce3">
            <text:p>18.2</text:p>
          </table:table-cell>
          <table:table-cell office:value-type="float" office:value="5.2467222083843197E-4" table:style-name="ce3">
            <text:p>0.000524672</text:p>
          </table:table-cell>
          <table:table-cell office:value-type="float" office:value="1.0818365998590701E-3" table:style-name="ce3">
            <text:p>0.001081837</text:p>
          </table:table-cell>
          <table:table-cell office:value-type="float" office:value="0.23351531237287601" table:style-name="ce2">
            <text:p>0.233515312</text:p>
          </table:table-cell>
          <table:table-cell table:number-columns-repeated="16380"/>
        </table:table-row>
        <table:table-row table:style-name="ro1">
          <table:table-cell office:value-type="float" office:value="18.250000000000099" table:style-name="ce3">
            <text:p>18.25</text:p>
          </table:table-cell>
          <table:table-cell office:value-type="float" office:value="-1.79025474149146E-4" table:style-name="ce3">
            <text:p>-0.000179025</text:p>
          </table:table-cell>
          <table:table-cell office:value-type="float" office:value="1.17902644902252E-3" table:style-name="ce3">
            <text:p>0.001179026</text:p>
          </table:table-cell>
          <table:table-cell office:value-type="float" office:value="0.20542063762753801" table:style-name="ce2">
            <text:p>0.205420638</text:p>
          </table:table-cell>
          <table:table-cell table:number-columns-repeated="16380"/>
        </table:table-row>
        <table:table-row table:style-name="ro1">
          <table:table-cell office:value-type="float" office:value="18.3000000000001" table:style-name="ce3">
            <text:p>18.3</text:p>
          </table:table-cell>
          <table:table-cell office:value-type="float" office:value="-6.7256637329681705E-4" table:style-name="ce3">
            <text:p>-0.000672566</text:p>
          </table:table-cell>
          <table:table-cell office:value-type="float" office:value="1.0097447660210399E-3" table:style-name="ce3">
            <text:p>0.001009745</text:p>
          </table:table-cell>
          <table:table-cell office:value-type="float" office:value="0.209783164761908" table:style-name="ce2">
            <text:p>0.209783165</text:p>
          </table:table-cell>
          <table:table-cell table:number-columns-repeated="16380"/>
        </table:table-row>
        <table:table-row table:style-name="ro1">
          <table:table-cell office:value-type="float" office:value="18.350000000000101" table:style-name="ce3">
            <text:p>18.35</text:p>
          </table:table-cell>
          <table:table-cell office:value-type="float" office:value="-7.7508235238666799E-4" table:style-name="ce3">
            <text:p>-0.000775082</text:p>
          </table:table-cell>
          <table:table-cell office:value-type="float" office:value="6.7434809691672797E-4" table:style-name="ce3">
            <text:p>0.000674348</text:p>
          </table:table-cell>
          <table:table-cell office:value-type="float" office:value="0.214756445695089" table:style-name="ce2">
            <text:p>0.214756446</text:p>
          </table:table-cell>
          <table:table-cell table:number-columns-repeated="16380"/>
        </table:table-row>
        <table:table-row table:style-name="ro1">
          <table:table-cell office:value-type="float" office:value="18.400000000000102" table:style-name="ce3">
            <text:p>18.4</text:p>
          </table:table-cell>
          <table:table-cell office:value-type="float" office:value="-4.58648473659856E-4" table:style-name="ce3">
            <text:p>-0.000458648</text:p>
          </table:table-cell>
          <table:table-cell office:value-type="float" office:value="3.0686664900444501E-4" table:style-name="ce3">
            <text:p>0.000306867</text:p>
          </table:table-cell>
          <table:table-cell office:value-type="float" office:value="0.235609325397377" table:style-name="ce2">
            <text:p>0.235609325</text:p>
          </table:table-cell>
          <table:table-cell table:number-columns-repeated="16380"/>
        </table:table-row>
        <table:table-row table:style-name="ro1">
          <table:table-cell office:value-type="float" office:value="18.450000000000099" table:style-name="ce3">
            <text:p>18.45</text:p>
          </table:table-cell>
          <table:table-cell office:value-type="float" office:value="1.2475582614112699E-4" table:style-name="ce3">
            <text:p>0.000124756</text:p>
          </table:table-cell>
          <table:table-cell office:value-type="float" office:value="3.2364984852569997E-5" table:style-name="ce3">
            <text:p>3.2365E-05</text:p>
          </table:table-cell>
          <table:table-cell office:value-type="float" office:value="0.198266093127173" table:style-name="ce2">
            <text:p>0.198266093</text:p>
          </table:table-cell>
          <table:table-cell table:number-columns-repeated="16380"/>
        </table:table-row>
        <table:table-row table:style-name="ro1">
          <table:table-cell office:value-type="float" office:value="18.500000000000099" table:style-name="ce3">
            <text:p>18.5</text:p>
          </table:table-cell>
          <table:table-cell office:value-type="float" office:value="6.9124978930936397E-4" table:style-name="ce3">
            <text:p>0.00069125</text:p>
          </table:table-cell>
          <table:table-cell office:value-type="float" office:value="-7.1031560049459003E-5" table:style-name="ce3">
            <text:p>-7.10316E-05</text:p>
          </table:table-cell>
          <table:table-cell office:value-type="float" office:value="0.25637495455697301" table:style-name="ce2">
            <text:p>0.256374955</text:p>
          </table:table-cell>
          <table:table-cell table:number-columns-repeated="16380"/>
        </table:table-row>
        <table:table-row table:style-name="ro1">
          <table:table-cell office:value-type="float" office:value="18.5500000000001" table:style-name="ce3">
            <text:p>18.55</text:p>
          </table:table-cell>
          <table:table-cell office:value-type="float" office:value="9.3452175458484698E-4" table:style-name="ce3">
            <text:p>0.000934522</text:p>
          </table:table-cell>
          <table:table-cell office:value-type="float" office:value="7.6548073247090799E-6" table:style-name="ce3">
            <text:p>7.65481E-06</text:p>
          </table:table-cell>
          <table:table-cell office:value-type="float" office:value="0.224266754848014" table:style-name="ce2">
            <text:p>0.224266755</text:p>
          </table:table-cell>
          <table:table-cell table:number-columns-repeated="16380"/>
        </table:table-row>
        <table:table-row table:style-name="ro1">
          <table:table-cell office:value-type="float" office:value="18.600000000000101" table:style-name="ce3">
            <text:p>18.6</text:p>
          </table:table-cell>
          <table:table-cell office:value-type="float" office:value="6.5531285248203702E-4" table:style-name="ce3">
            <text:p>0.000655313</text:p>
          </table:table-cell>
          <table:table-cell office:value-type="float" office:value="2.16941790385631E-4" table:style-name="ce3">
            <text:p>0.000216942</text:p>
          </table:table-cell>
          <table:table-cell office:value-type="float" office:value="0.25113992199572899" table:style-name="ce2">
            <text:p>0.251139922</text:p>
          </table:table-cell>
          <table:table-cell table:number-columns-repeated="16380"/>
        </table:table-row>
        <table:table-row table:style-name="ro1">
          <table:table-cell office:value-type="float" office:value="18.650000000000102" table:style-name="ce3">
            <text:p>18.65</text:p>
          </table:table-cell>
          <table:table-cell office:value-type="float" office:value="-1.4253514216936401E-4" table:style-name="ce3">
            <text:p>-0.000142535</text:p>
          </table:table-cell>
          <table:table-cell office:value-type="float" office:value="4.7029404092460101E-4" table:style-name="ce3">
            <text:p>0.000470294</text:p>
          </table:table-cell>
          <table:table-cell office:value-type="float" office:value="0.19922584909673499" table:style-name="ce2">
            <text:p>0.199225849</text:p>
          </table:table-cell>
          <table:table-cell table:number-columns-repeated="16380"/>
        </table:table-row>
        <table:table-row table:style-name="ro1">
          <table:table-cell office:value-type="float" office:value="18.700000000000099" table:style-name="ce3">
            <text:p>18.7</text:p>
          </table:table-cell>
          <table:table-cell office:value-type="float" office:value="-1.23261227027722E-3" table:style-name="ce3">
            <text:p>-0.001232612</text:p>
          </table:table-cell>
          <table:table-cell office:value-type="float" office:value="6.8498366054968798E-4" table:style-name="ce3">
            <text:p>0.000684984</text:p>
          </table:table-cell>
          <table:table-cell office:value-type="float" office:value="0.22618626678713599" table:style-name="ce2">
            <text:p>0.226186267</text:p>
          </table:table-cell>
          <table:table-cell table:number-columns-repeated="16380"/>
        </table:table-row>
        <table:table-row table:style-name="ro1">
          <table:table-cell office:value-type="float" office:value="18.750000000000099" table:style-name="ce3">
            <text:p>18.75</text:p>
          </table:table-cell>
          <table:table-cell office:value-type="float" office:value="-2.2367264967619199E-3" table:style-name="ce3">
            <text:p>-0.002236726</text:p>
          </table:table-cell>
          <table:table-cell office:value-type="float" office:value="8.1618641122841601E-4" table:style-name="ce3">
            <text:p>0.000816186</text:p>
          </table:table-cell>
          <table:table-cell office:value-type="float" office:value="0.196695583358799" table:style-name="ce2">
            <text:p>0.196695583</text:p>
          </table:table-cell>
          <table:table-cell table:number-columns-repeated="16380"/>
        </table:table-row>
        <table:table-row table:style-name="ro1">
          <table:table-cell office:value-type="float" office:value="18.8000000000001" table:style-name="ce3">
            <text:p>18.8</text:p>
          </table:table-cell>
          <table:table-cell office:value-type="float" office:value="-2.76266031820099E-3" table:style-name="ce3">
            <text:p>-0.00276266</text:p>
          </table:table-cell>
          <table:table-cell office:value-type="float" office:value="8.7178862905562201E-4" table:style-name="ce3">
            <text:p>0.000871789</text:p>
          </table:table-cell>
          <table:table-cell office:value-type="float" office:value="0.20856165716428199" table:style-name="ce2">
            <text:p>0.208561657</text:p>
          </table:table-cell>
          <table:table-cell table:number-columns-repeated="16380"/>
        </table:table-row>
        <table:table-row table:style-name="ro1">
          <table:table-cell office:value-type="float" office:value="18.850000000000101" table:style-name="ce3">
            <text:p>18.85</text:p>
          </table:table-cell>
          <table:table-cell office:value-type="float" office:value="-2.5566358744732402E-3" table:style-name="ce3">
            <text:p>-0.002556636</text:p>
          </table:table-cell>
          <table:table-cell office:value-type="float" office:value="9.0147399687729596E-4" table:style-name="ce3">
            <text:p>0.000901474</text:p>
          </table:table-cell>
          <table:table-cell office:value-type="float" office:value="0.24049535578787001" table:style-name="ce2">
            <text:p>0.240495356</text:p>
          </table:table-cell>
          <table:table-cell table:number-columns-repeated="16380"/>
        </table:table-row>
        <table:table-row table:style-name="ro1">
          <table:table-cell office:value-type="float" office:value="18.900000000000102" table:style-name="ce3">
            <text:p>18.9</text:p>
          </table:table-cell>
          <table:table-cell office:value-type="float" office:value="-1.60985705046576E-3" table:style-name="ce3">
            <text:p>-0.001609857</text:p>
          </table:table-cell>
          <table:table-cell office:value-type="float" office:value="9.6499042609992497E-4" table:style-name="ce3">
            <text:p>0.00096499</text:p>
          </table:table-cell>
          <table:table-cell office:value-type="float" office:value="0.22810577872625901" table:style-name="ce2">
            <text:p>0.228105779</text:p>
          </table:table-cell>
          <table:table-cell table:number-columns-repeated="16380"/>
        </table:table-row>
        <table:table-row table:style-name="ro1">
          <table:table-cell office:value-type="float" office:value="18.950000000000099" table:style-name="ce3">
            <text:p>18.95</text:p>
          </table:table-cell>
          <table:table-cell office:value-type="float" office:value="-1.7496119459476701E-4" table:style-name="ce3">
            <text:p>-0.000174961</text:p>
          </table:table-cell>
          <table:table-cell office:value-type="float" office:value="1.0941783170704E-3" table:style-name="ce3">
            <text:p>0.001094178</text:p>
          </table:table-cell>
          <table:table-cell office:value-type="float" office:value="0.242240366641615" table:style-name="ce2">
            <text:p>0.242240367</text:p>
          </table:table-cell>
          <table:table-cell table:number-columns-repeated="16380"/>
        </table:table-row>
        <table:table-row table:style-name="ro1">
          <table:table-cell office:value-type="float" office:value="19.000000000000099" table:style-name="ce3">
            <text:p>19</text:p>
          </table:table-cell>
          <table:table-cell office:value-type="float" office:value="1.3167183603003899E-3" table:style-name="ce3">
            <text:p>0.001316718</text:p>
          </table:table-cell>
          <table:table-cell office:value-type="float" office:value="1.2668871915596301E-3" table:style-name="ce3">
            <text:p>0.001266887</text:p>
          </table:table-cell>
          <table:table-cell office:value-type="float" office:value="0.21170267670103199" table:style-name="ce2">
            <text:p>0.211702677</text:p>
          </table:table-cell>
          <table:table-cell table:number-columns-repeated="16380"/>
        </table:table-row>
        <table:table-row table:style-name="ro1">
          <table:table-cell office:value-type="float" office:value="19.0500000000001" table:style-name="ce3">
            <text:p>19.05</text:p>
          </table:table-cell>
          <table:table-cell office:value-type="float" office:value="2.4067298021700598E-3" table:style-name="ce3">
            <text:p>0.00240673</text:p>
          </table:table-cell>
          <table:table-cell office:value-type="float" office:value="1.40634499402157E-3" table:style-name="ce3">
            <text:p>0.001406345</text:p>
          </table:table-cell>
          <table:table-cell office:value-type="float" office:value="0.187883278547372" table:style-name="ce2">
            <text:p>0.187883279</text:p>
          </table:table-cell>
          <table:table-cell table:number-columns-repeated="16380"/>
        </table:table-row>
        <table:table-row table:style-name="ro1">
          <table:table-cell office:value-type="float" office:value="19.100000000000101" table:style-name="ce3">
            <text:p>19.1</text:p>
          </table:table-cell>
          <table:table-cell office:value-type="float" office:value="2.7720071645933198E-3" table:style-name="ce3">
            <text:p>0.002772007</text:p>
          </table:table-cell>
          <table:table-cell office:value-type="float" office:value="1.4084989144688199E-3" table:style-name="ce3">
            <text:p>0.001408499</text:p>
          </table:table-cell>
          <table:table-cell office:value-type="float" office:value="0.24590488943448699" table:style-name="ce2">
            <text:p>0.245904889</text:p>
          </table:table-cell>
          <table:table-cell table:number-columns-repeated="16380"/>
        </table:table-row>
        <table:table-row table:style-name="ro1">
          <table:table-cell office:value-type="float" office:value="19.150000000000102" table:style-name="ce3">
            <text:p>19.15</text:p>
          </table:table-cell>
          <table:table-cell office:value-type="float" office:value="2.3361128240623999E-3" table:style-name="ce3">
            <text:p>0.002336113</text:p>
          </table:table-cell>
          <table:table-cell office:value-type="float" office:value="1.18701535943646E-3" table:style-name="ce3">
            <text:p>0.001187015</text:p>
          </table:table-cell>
          <table:table-cell office:value-type="float" office:value="0.17165467760751901" table:style-name="ce2">
            <text:p>0.171654678</text:p>
          </table:table-cell>
          <table:table-cell table:number-columns-repeated="16380"/>
        </table:table-row>
        <table:table-row table:style-name="ro1">
          <table:table-cell office:value-type="float" office:value="19.200000000000099" table:style-name="ce3">
            <text:p>19.2</text:p>
          </table:table-cell>
          <table:table-cell office:value-type="float" office:value="1.28774332797545E-3" table:style-name="ce3">
            <text:p>0.001287743</text:p>
          </table:table-cell>
          <table:table-cell office:value-type="float" office:value="7.1678087676931501E-4" table:style-name="ce3">
            <text:p>0.000716781</text:p>
          </table:table-cell>
          <table:table-cell office:value-type="float" office:value="0.22801852818357299" table:style-name="ce2">
            <text:p>0.228018528</text:p>
          </table:table-cell>
          <table:table-cell table:number-columns-repeated="16380"/>
        </table:table-row>
        <table:table-row table:style-name="ro1">
          <table:table-cell office:value-type="float" office:value="19.250000000000099" table:style-name="ce3">
            <text:p>19.25</text:p>
          </table:table-cell>
          <table:table-cell office:value-type="float" office:value="2.0319586446607599E-6" table:style-name="ce3">
            <text:p>2.03196E-06</text:p>
          </table:table-cell>
          <table:table-cell office:value-type="float" office:value="5.61204876701994E-5" table:style-name="ce3">
            <text:p>5.61205E-05</text:p>
          </table:table-cell>
          <table:table-cell office:value-type="float" office:value="0.236743582452309" table:style-name="ce2">
            <text:p>0.236743582</text:p>
          </table:table-cell>
          <table:table-cell table:number-columns-repeated="16380"/>
        </table:table-row>
        <table:table-row table:style-name="ro1">
          <table:table-cell office:value-type="float" office:value="19.3000000000001" table:style-name="ce3">
            <text:p>19.3</text:p>
          </table:table-cell>
          <table:table-cell office:value-type="float" office:value="-1.1018585517752E-3" table:style-name="ce3">
            <text:p>-0.001101859</text:p>
          </table:table-cell>
          <table:table-cell office:value-type="float" office:value="-6.6378334169314203E-4" table:style-name="ce3">
            <text:p>-0.000663783</text:p>
          </table:table-cell>
          <table:table-cell office:value-type="float" office:value="0.27609357720432298" table:style-name="ce2">
            <text:p>0.276093577</text:p>
          </table:table-cell>
          <table:table-cell table:number-columns-repeated="16380"/>
        </table:table-row>
        <table:table-row table:style-name="ro1">
          <table:table-cell office:value-type="float" office:value="19.350000000000101" table:style-name="ce3">
            <text:p>19.35</text:p>
          </table:table-cell>
          <table:table-cell office:value-type="float" office:value="-1.7099014887645399E-3" table:style-name="ce3">
            <text:p>-0.001709901</text:p>
          </table:table-cell>
          <table:table-cell office:value-type="float" office:value="-1.2799845688679899E-3" table:style-name="ce3">
            <text:p>-0.001279985</text:p>
          </table:table-cell>
          <table:table-cell office:value-type="float" office:value="0.18866853343156101" table:style-name="ce2">
            <text:p>0.188668533</text:p>
          </table:table-cell>
          <table:table-cell table:number-columns-repeated="16380"/>
        </table:table-row>
        <table:table-row table:style-name="ro1">
          <table:table-cell office:value-type="float" office:value="19.400000000000102" table:style-name="ce3">
            <text:p>19.4</text:p>
          </table:table-cell>
          <table:table-cell office:value-type="float" office:value="-1.7123046895992601E-3" table:style-name="ce3">
            <text:p>-0.001712305</text:p>
          </table:table-cell>
          <table:table-cell office:value-type="float" office:value="-1.65375201318279E-3" table:style-name="ce3">
            <text:p>-0.001653752</text:p>
          </table:table-cell>
          <table:table-cell office:value-type="float" office:value="0.25087817036766902" table:style-name="ce2">
            <text:p>0.25087817</text:p>
          </table:table-cell>
          <table:table-cell table:number-columns-repeated="16380"/>
        </table:table-row>
        <table:table-row table:style-name="ro1">
          <table:table-cell office:value-type="float" office:value="19.450000000000099" table:style-name="ce3">
            <text:p>19.45</text:p>
          </table:table-cell>
          <table:table-cell office:value-type="float" office:value="-1.2184959444583099E-3" table:style-name="ce3">
            <text:p>-0.001218496</text:p>
          </table:table-cell>
          <table:table-cell office:value-type="float" office:value="-1.71890627061725E-3" table:style-name="ce3">
            <text:p>-0.001718906</text:p>
          </table:table-cell>
          <table:table-cell office:value-type="float" office:value="0.21213892941446599" table:style-name="ce2">
            <text:p>0.212138929</text:p>
          </table:table-cell>
          <table:table-cell table:number-columns-repeated="16380"/>
        </table:table-row>
        <table:table-row table:style-name="ro1">
          <table:table-cell office:value-type="float" office:value="19.500000000000099" table:style-name="ce3">
            <text:p>19.5</text:p>
          </table:table-cell>
          <table:table-cell office:value-type="float" office:value="-4.8912518061219499E-4" table:style-name="ce3">
            <text:p>-0.000489125</text:p>
          </table:table-cell>
          <table:table-cell office:value-type="float" office:value="-1.5027668259051E-3" table:style-name="ce3">
            <text:p>-0.001502767</text:p>
          </table:table-cell>
          <table:table-cell office:value-type="float" office:value="0.231334048805692" table:style-name="ce2">
            <text:p>0.231334049</text:p>
          </table:table-cell>
          <table:table-cell table:number-columns-repeated="16380"/>
        </table:table-row>
        <table:table-row table:style-name="ro1">
          <table:table-cell office:value-type="float" office:value="19.5500000000001" table:style-name="ce3">
            <text:p>19.55</text:p>
          </table:table-cell>
          <table:table-cell office:value-type="float" office:value="1.81168984482051E-4" table:style-name="ce3">
            <text:p>0.000181169</text:p>
          </table:table-cell>
          <table:table-cell office:value-type="float" office:value="-1.11135486960959E-3" table:style-name="ce3">
            <text:p>-0.001111355</text:p>
          </table:table-cell>
          <table:table-cell office:value-type="float" office:value="0.25175067579454302" table:style-name="ce2">
            <text:p>0.251750676</text:p>
          </table:table-cell>
          <table:table-cell table:number-columns-repeated="16380"/>
        </table:table-row>
        <table:table-row table:style-name="ro1">
          <table:table-cell office:value-type="float" office:value="19.600000000000101" table:style-name="ce3">
            <text:p>19.6</text:p>
          </table:table-cell>
          <table:table-cell office:value-type="float" office:value="5.7962177389836499E-4" table:style-name="ce3">
            <text:p>0.000579622</text:p>
          </table:table-cell>
          <table:table-cell office:value-type="float" office:value="-6.8555679317405002E-4" table:style-name="ce3">
            <text:p>-0.000685557</text:p>
          </table:table-cell>
          <table:table-cell office:value-type="float" office:value="0.21850821903064699" table:style-name="ce2">
            <text:p>0.218508219</text:p>
          </table:table-cell>
          <table:table-cell table:number-columns-repeated="16380"/>
        </table:table-row>
        <table:table-row table:style-name="ro1">
          <table:table-cell office:value-type="float" office:value="19.650000000000102" table:style-name="ce3">
            <text:p>19.65</text:p>
          </table:table-cell>
          <table:table-cell office:value-type="float" office:value="6.4410786991189999E-4" table:style-name="ce3">
            <text:p>0.000644108</text:p>
          </table:table-cell>
          <table:table-cell office:value-type="float" office:value="-3.4703538099206801E-4" table:style-name="ce3">
            <text:p>-0.000347035</text:p>
          </table:table-cell>
          <table:table-cell office:value-type="float" office:value="0.21824646740258499" table:style-name="ce2">
            <text:p>0.218246467</text:p>
          </table:table-cell>
          <table:table-cell table:number-columns-repeated="16380"/>
        </table:table-row>
        <table:table-row table:style-name="ro1">
          <table:table-cell office:value-type="float" office:value="19.700000000000099" table:style-name="ce3">
            <text:p>19.7</text:p>
          </table:table-cell>
          <table:table-cell office:value-type="float" office:value="4.6229603387539701E-4" table:style-name="ce3">
            <text:p>0.000462296</text:p>
          </table:table-cell>
          <table:table-cell office:value-type="float" office:value="-1.5645086905197601E-4" table:style-name="ce3">
            <text:p>-0.000156451</text:p>
          </table:table-cell>
          <table:table-cell office:value-type="float" office:value="0.249220410056608" table:style-name="ce2">
            <text:p>0.24922041</text:p>
          </table:table-cell>
          <table:table-cell table:number-columns-repeated="16380"/>
        </table:table-row>
        <table:table-row table:style-name="ro1">
          <table:table-cell office:value-type="float" office:value="19.750000000000099" table:style-name="ce3">
            <text:p>19.75</text:p>
          </table:table-cell>
          <table:table-cell office:value-type="float" office:value="2.09345093858402E-4" table:style-name="ce3">
            <text:p>0.000209345</text:p>
          </table:table-cell>
          <table:table-cell office:value-type="float" office:value="-1.00437662667987E-4" table:style-name="ce3">
            <text:p>-0.000100438</text:p>
          </table:table-cell>
          <table:table-cell office:value-type="float" office:value="0.19957485126748301" table:style-name="ce2">
            <text:p>0.199574851</text:p>
          </table:table-cell>
          <table:table-cell table:number-columns-repeated="16380"/>
        </table:table-row>
        <table:table-row table:style-name="ro1">
          <table:table-cell office:value-type="float" office:value="19.8000000000001" table:style-name="ce3">
            <text:p>19.8</text:p>
          </table:table-cell>
          <table:table-cell office:value-type="float" office:value="5.7075863236847799E-5" table:style-name="ce3">
            <text:p>5.70759E-05</text:p>
          </table:table-cell>
          <table:table-cell office:value-type="float" office:value="-1.10656877149579E-4" table:style-name="ce3">
            <text:p>-0.000110657</text:p>
          </table:table-cell>
          <table:table-cell office:value-type="float" office:value="0.21336043701209101" table:style-name="ce2">
            <text:p>0.213360437</text:p>
          </table:table-cell>
          <table:table-cell table:number-columns-repeated="16380"/>
        </table:table-row>
        <table:table-row table:style-name="ro1">
          <table:table-cell office:value-type="float" office:value="19.850000000000101" table:style-name="ce3">
            <text:p>19.85</text:p>
          </table:table-cell>
          <table:table-cell office:value-type="float" office:value="9.6449329589223302E-5" table:style-name="ce3">
            <text:p>9.64493E-05</text:p>
          </table:table-cell>
          <table:table-cell office:value-type="float" office:value="-1.04125295469788E-4" table:style-name="ce3">
            <text:p>-0.000104125</text:p>
          </table:table-cell>
          <table:table-cell office:value-type="float" office:value="0.25532794804472497" table:style-name="ce2">
            <text:p>0.255327948</text:p>
          </table:table-cell>
          <table:table-cell table:number-columns-repeated="16380"/>
        </table:table-row>
        <table:table-row table:style-name="ro1">
          <table:table-cell office:value-type="float" office:value="19.900000000000102" table:style-name="ce3">
            <text:p>19.9</text:p>
          </table:table-cell>
          <table:table-cell office:value-type="float" office:value="3.0558380793488903E-4" table:style-name="ce3">
            <text:p>0.000305584</text:p>
          </table:table-cell>
          <table:table-cell office:value-type="float" office:value="-2.5278726044530101E-5" table:style-name="ce3">
            <text:p>-2.52787E-05</text:p>
          </table:table-cell>
          <table:table-cell office:value-type="float" office:value="0.20742740010934901" table:style-name="ce2">
            <text:p>0.2074274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1807196631720999" table:style-name="ce2">
            <text:p>0.218071966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17078217218064701" table:style-name="ce2">
            <text:p>0.170782172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49220410056607" table:style-name="ce2">
            <text:p>0.24922041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4005910307443301" table:style-name="ce2">
            <text:p>0.240059103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191198799169495" table:style-name="ce2">
            <text:p>0.191198799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172003679778268" table:style-name="ce2">
            <text:p>0.17200368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2924003578119601" table:style-name="ce2">
            <text:p>0.229240036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7146929844189099" table:style-name="ce2">
            <text:p>0.271469298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0856165716428399" table:style-name="ce2">
            <text:p>0.208561657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2217274182351801" table:style-name="ce2">
            <text:p>0.222172742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35434824312001" table:style-name="ce2">
            <text:p>0.235434824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2967628849463301" table:style-name="ce2">
            <text:p>0.229676288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3526032322662499" table:style-name="ce2">
            <text:p>0.235260323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28193029268946" table:style-name="ce2">
            <text:p>0.228193029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1510544786583999" table:style-name="ce2">
            <text:p>0.215105448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7940909782644402" table:style-name="ce2">
            <text:p>0.279409098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0341387514572901" table:style-name="ce2">
            <text:p>0.203413875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4005910307443201" table:style-name="ce2">
            <text:p>0.240059103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41716863385492" table:style-name="ce2">
            <text:p>0.241716863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19154780134024299" table:style-name="ce2">
            <text:p>0.191547801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35871077025437" table:style-name="ce2">
            <text:p>0.235871077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1580345220733799" table:style-name="ce2">
            <text:p>0.215803452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199574851267485" table:style-name="ce2">
            <text:p>0.199574851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28803783067758" table:style-name="ce2">
            <text:p>0.228803783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3342806183018999" table:style-name="ce2">
            <text:p>0.233428062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35871077025437" table:style-name="ce2">
            <text:p>0.235871077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3953559981830799" table:style-name="ce2">
            <text:p>0.2395356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3150854989106701" table:style-name="ce2">
            <text:p>0.23150855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0428638057260201" table:style-name="ce2">
            <text:p>0.204286381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5323393502022801" table:style-name="ce2">
            <text:p>0.253233935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12749683213279" table:style-name="ce2">
            <text:p>0.212749683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0114536103585701" table:style-name="ce2">
            <text:p>0.201145361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2147473748201901" table:style-name="ce2">
            <text:p>0.221474737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4119336012936701" table:style-name="ce2">
            <text:p>0.24119336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2575001407369899" table:style-name="ce2">
            <text:p>0.225750014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19905134801136001" table:style-name="ce2">
            <text:p>0.199051348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07078397938599" table:style-name="ce2">
            <text:p>0.207078398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18273549652881599" table:style-name="ce2">
            <text:p>0.182735497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19294381002324101" table:style-name="ce2">
            <text:p>0.19294381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1920622337214701" table:style-name="ce2">
            <text:p>0.219206223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2138748693933" table:style-name="ce2">
            <text:p>0.221387487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2583726461638801" table:style-name="ce2">
            <text:p>0.225837265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0829990553622299" table:style-name="ce2">
            <text:p>0.208299906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17688971016876201" table:style-name="ce2">
            <text:p>0.17688971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28803783067758" table:style-name="ce2">
            <text:p>0.228803783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0952141313384601" table:style-name="ce2">
            <text:p>0.209521413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2670977004326101" table:style-name="ce2">
            <text:p>0.22670977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2243449345157801" table:style-name="ce2">
            <text:p>0.222434493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21823739652767" table:style-name="ce2">
            <text:p>0.22182374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3578382648275101" table:style-name="ce2">
            <text:p>0.235783826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1336043701209101" table:style-name="ce2">
            <text:p>0.213360437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3499857159856399" table:style-name="ce2">
            <text:p>0.234998572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19905134801135799" table:style-name="ce2">
            <text:p>0.199051348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184218755754504" table:style-name="ce2">
            <text:p>0.184218756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55153446959349" table:style-name="ce2">
            <text:p>0.255153447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18840678180349599" table:style-name="ce2">
            <text:p>0.188406782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1405844135359001" table:style-name="ce2">
            <text:p>0.214058441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19468882087698999" table:style-name="ce2">
            <text:p>0.194688821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.204809883828727" table:style-name="ce2">
            <text:p>0.204809884</text:p>
          </table:table-cell>
          <table:table-cell table:number-columns-repeated="16380"/>
        </table:table-row>
        <table:table-row table:number-rows-repeated="1048118" table:style-name="ro1">
          <table:table-cell table:number-columns-repeated="16384"/>
        </table:table-row>
      </table:table>
      <table:table table:name="diff_water_models" table:style-name="ta2">
        <table:table-column table:style-name="co2" table:number-columns-repeated="16384" table:default-cell-style-name="ce1"/>
        <table:table-row table:style-name="ro1">
          <table:table-cell office:value-type="string" table:style-name="ce4">
            <text:p>Q</text:p>
          </table:table-cell>
          <table:table-cell office:value-type="string" table:style-name="ce4">
            <text:p>TIP3P</text:p>
          </table:table-cell>
          <table:table-cell office:value-type="string" table:style-name="ce4">
            <text:p>TIP3P_SC</text:p>
          </table:table-cell>
          <table:table-cell office:value-type="string" table:style-name="ce4">
            <text:p>TIP4P</text:p>
          </table:table-cell>
          <table:table-cell office:value-type="string" table:style-name="ce4">
            <text:p>TIP4P_SC</text:p>
          </table:table-cell>
          <table:table-cell office:value-type="string" table:style-name="ce4">
            <text:p>Experiment</text:p>
          </table:table-cell>
          <table:table-cell table:number-columns-repeated="16378"/>
        </table:table-row>
        <table:table-row table:style-name="ro1">
          <table:table-cell office:value-type="float" office:value="0.45" table:style-name="ce1">
            <text:p>0.45</text:p>
          </table:table-cell>
          <table:table-cell office:value-type="float" office:value="-5.3836039443905666" table:style-name="ce1">
            <text:p>-5.383603944</text:p>
          </table:table-cell>
          <table:table-cell office:value-type="float" office:value="-7.9701038815846701" table:style-name="ce1">
            <text:p>-7.970103882</text:p>
          </table:table-cell>
          <table:table-cell office:value-type="float" office:value="-5.623666331680127" table:style-name="ce1">
            <text:p>-5.623666332</text:p>
          </table:table-cell>
          <table:table-cell office:value-type="float" office:value="-8.6710394535920514" table:style-name="ce1">
            <text:p>-8.671039454</text:p>
          </table:table-cell>
          <table:table-cell office:value-type="float" office:value="-8.0100032112743005" table:style-name="ce2">
            <text:p>-8.010003211</text:p>
          </table:table-cell>
          <table:table-cell table:number-columns-repeated="16378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-6.5040732238419485" table:style-name="ce1">
            <text:p>-6.504073224</text:p>
          </table:table-cell>
          <table:table-cell office:value-type="float" office:value="-8.098536095800835" table:style-name="ce1">
            <text:p>-8.098536096</text:p>
          </table:table-cell>
          <table:table-cell office:value-type="float" office:value="-7.2626818209020305" table:style-name="ce1">
            <text:p>-7.262681821</text:p>
          </table:table-cell>
          <table:table-cell office:value-type="float" office:value="-9.1917052257609271" table:style-name="ce1">
            <text:p>-9.191705226</text:p>
          </table:table-cell>
          <table:table-cell office:value-type="float" office:value="-8.38744905893995" table:style-name="ce2">
            <text:p>-8.387449059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1">
            <text:p>0.55</text:p>
          </table:table-cell>
          <table:table-cell office:value-type="float" office:value="-7.4416803223719068" table:style-name="ce1">
            <text:p>-7.441680322</text:p>
          </table:table-cell>
          <table:table-cell office:value-type="float" office:value="-8.1877408448905022" table:style-name="ce1">
            <text:p>-8.187740845</text:p>
          </table:table-cell>
          <table:table-cell office:value-type="float" office:value="-8.4944730298489581" table:style-name="ce1">
            <text:p>-8.49447303</text:p>
          </table:table-cell>
          <table:table-cell office:value-type="float" office:value="-9.5198468599738604" table:style-name="ce1">
            <text:p>-9.51984686</text:p>
          </table:table-cell>
          <table:table-cell office:value-type="float" office:value="-8.4931094661343796" table:style-name="ce2">
            <text:p>-8.493109466</text:p>
          </table:table-cell>
          <table:table-cell table:number-columns-repeated="16378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-8.1327590090907265" table:style-name="ce1">
            <text:p>-8.132759009</text:p>
          </table:table-cell>
          <table:table-cell office:value-type="float" office:value="-8.257143100982443" table:style-name="ce1">
            <text:p>-8.257143101</text:p>
          </table:table-cell>
          <table:table-cell office:value-type="float" office:value="-9.2745176935993445" table:style-name="ce1">
            <text:p>-9.274517694</text:p>
          </table:table-cell>
          <table:table-cell office:value-type="float" office:value="-9.6126491870848696" table:style-name="ce1">
            <text:p>-9.612649187</text:p>
          </table:table-cell>
          <table:table-cell office:value-type="float" office:value="-8.4798473836458896" table:style-name="ce2">
            <text:p>-8.479847384</text:p>
          </table:table-cell>
          <table:table-cell table:number-columns-repeated="16378"/>
        </table:table-row>
        <table:table-row table:style-name="ro1">
          <table:table-cell office:value-type="float" office:value="0.65" table:style-name="ce1">
            <text:p>0.65</text:p>
          </table:table-cell>
          <table:table-cell office:value-type="float" office:value="-8.5198720304612774" table:style-name="ce1">
            <text:p>-8.51987203</text:p>
          </table:table-cell>
          <table:table-cell office:value-type="float" office:value="-8.2729593078990025" table:style-name="ce1">
            <text:p>-8.272959308</text:p>
          </table:table-cell>
          <table:table-cell office:value-type="float" office:value="-9.5870665707194114" table:style-name="ce1">
            <text:p>-9.587066571</text:p>
          </table:table-cell>
          <table:table-cell office:value-type="float" office:value="-9.438407230342996" table:style-name="ce1">
            <text:p>-9.43840723</text:p>
          </table:table-cell>
          <table:table-cell office:value-type="float" office:value="-8.38029451443958" table:style-name="ce2">
            <text:p>-8.380294514</text:p>
          </table:table-cell>
          <table:table-cell table:number-columns-repeated="16378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-8.5639810526954516" table:style-name="ce1">
            <text:p>-8.563981053</text:p>
          </table:table-cell>
          <table:table-cell office:value-type="float" office:value="-8.1633327521247612" table:style-name="ce1">
            <text:p>-8.163332752</text:p>
          </table:table-cell>
          <table:table-cell office:value-type="float" office:value="-9.4476086073383456" table:style-name="ce1">
            <text:p>-9.447608607</text:p>
          </table:table-cell>
          <table:table-cell office:value-type="float" office:value="-8.9855247742325055" table:style-name="ce1">
            <text:p>-8.985524774</text:p>
          </table:table-cell>
          <table:table-cell office:value-type="float" office:value="-8.0179430106588594" table:style-name="ce2">
            <text:p>-8.017943011</text:p>
          </table:table-cell>
          <table:table-cell table:number-columns-repeated="16378"/>
        </table:table-row>
        <table:table-row table:style-name="ro1">
          <table:table-cell office:value-type="float" office:value="0.75" table:style-name="ce1">
            <text:p>0.75</text:p>
          </table:table-cell>
          <table:table-cell office:value-type="float" office:value="-8.2568866670119423" table:style-name="ce1">
            <text:p>-8.256886667</text:p>
          </table:table-cell>
          <table:table-cell office:value-type="float" office:value="-7.8505318341506003" table:style-name="ce1">
            <text:p>-7.850531834</text:p>
          </table:table-cell>
          <table:table-cell office:value-type="float" office:value="-8.9044668552653619" table:style-name="ce1">
            <text:p>-8.904466855</text:p>
          </table:table-cell>
          <table:table-cell office:value-type="float" office:value="-8.2703016055936356" table:style-name="ce1">
            <text:p>-8.270301606</text:p>
          </table:table-cell>
          <table:table-cell office:value-type="float" office:value="-7.5093595973340603" table:style-name="ce2">
            <text:p>-7.509359597</text:p>
          </table:table-cell>
          <table:table-cell table:number-columns-repeated="16378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-7.6288139953528651" table:style-name="ce1">
            <text:p>-7.628813995</text:p>
          </table:table-cell>
          <table:table-cell office:value-type="float" office:value="-7.2860937621215349" table:style-name="ce1">
            <text:p>-7.286093762</text:p>
          </table:table-cell>
          <table:table-cell office:value-type="float" office:value="-8.0367485134850263" table:style-name="ce1">
            <text:p>-8.036748513</text:p>
          </table:table-cell>
          <table:table-cell office:value-type="float" office:value="-7.3398211774975266" table:style-name="ce1">
            <text:p>-7.339821177</text:p>
          </table:table-cell>
          <table:table-cell office:value-type="float" office:value="-6.7091848703480297" table:style-name="ce2">
            <text:p>-6.70918487</text:p>
          </table:table-cell>
          <table:table-cell table:number-columns-repeated="16378"/>
        </table:table-row>
        <table:table-row table:style-name="ro1">
          <table:table-cell office:value-type="float" office:value="0.85" table:style-name="ce1">
            <text:p>0.85</text:p>
          </table:table-cell>
          <table:table-cell office:value-type="float" office:value="-6.7474692535814969" table:style-name="ce1">
            <text:p>-6.747469254</text:p>
          </table:table-cell>
          <table:table-cell office:value-type="float" office:value="-6.4746481512158249" table:style-name="ce1">
            <text:p>-6.474648151</text:p>
          </table:table-cell>
          <table:table-cell office:value-type="float" office:value="-6.9469623529450697" table:style-name="ce1">
            <text:p>-6.946962353</text:p>
          </table:table-cell>
          <table:table-cell office:value-type="float" office:value="-6.2674309388886851" table:style-name="ce1">
            <text:p>-6.267430939</text:p>
          </table:table-cell>
          <table:table-cell office:value-type="float" office:value="-5.8868485055193798" table:style-name="ce2">
            <text:p>-5.886848506</text:p>
          </table:table-cell>
          <table:table-cell table:number-columns-repeated="16378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-5.7078575349206293" table:style-name="ce1">
            <text:p>-5.707857535</text:p>
          </table:table-cell>
          <table:table-cell office:value-type="float" office:value="-5.4776896141455103" table:style-name="ce1">
            <text:p>-5.477689614</text:p>
          </table:table-cell>
          <table:table-cell office:value-type="float" office:value="-5.7486029839053616" table:style-name="ce1">
            <text:p>-5.748602984</text:p>
          </table:table-cell>
          <table:table-cell office:value-type="float" office:value="-5.1410227740868777" table:style-name="ce1">
            <text:p>-5.141022774</text:p>
          </table:table-cell>
          <table:table-cell office:value-type="float" office:value="-4.8810242494191698" table:style-name="ce2">
            <text:p>-4.881024249</text:p>
          </table:table-cell>
          <table:table-cell table:number-columns-repeated="16378"/>
        </table:table-row>
        <table:table-row table:style-name="ro1">
          <table:table-cell office:value-type="float" office:value="0.95" table:style-name="ce1">
            <text:p>0.95</text:p>
          </table:table-cell>
          <table:table-cell office:value-type="float" office:value="-4.615406464748002" table:style-name="ce1">
            <text:p>-4.615406465</text:p>
          </table:table-cell>
          <table:table-cell office:value-type="float" office:value="-4.3970795220686378" table:style-name="ce1">
            <text:p>-4.397079522</text:p>
          </table:table-cell>
          <table:table-cell office:value-type="float" office:value="-4.5509903242243954" table:style-name="ce1">
            <text:p>-4.550990324</text:p>
          </table:table-cell>
          <table:table-cell office:value-type="float" office:value="-4.0473285516192199" table:style-name="ce1">
            <text:p>-4.047328552</text:p>
          </table:table-cell>
          <table:table-cell office:value-type="float" office:value="-4.1245620443195001" table:style-name="ce2">
            <text:p>-4.12456204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.5672122840093441" table:style-name="ce1">
            <text:p>-3.567212284</text:p>
          </table:table-cell>
          <table:table-cell office:value-type="float" office:value="-3.3458781155003514" table:style-name="ce1">
            <text:p>-3.345878116</text:p>
          </table:table-cell>
          <table:table-cell office:value-type="float" office:value="-3.444852660310167" table:style-name="ce1">
            <text:p>-3.44485266</text:p>
          </table:table-cell>
          <table:table-cell office:value-type="float" office:value="-3.0570902010165999" table:style-name="ce1">
            <text:p>-3.057090201</text:p>
          </table:table-cell>
          <table:table-cell office:value-type="float" office:value="-3.1856589544605098" table:style-name="ce2">
            <text:p>-3.185658954</text:p>
          </table:table-cell>
          <table:table-cell table:number-columns-repeated="16378"/>
        </table:table-row>
        <table:table-row table:style-name="ro1">
          <table:table-cell office:value-type="float" office:value="1.05" table:style-name="ce1">
            <text:p>1.05</text:p>
          </table:table-cell>
          <table:table-cell office:value-type="float" office:value="-2.6367051912321262" table:style-name="ce1">
            <text:p>-2.636705191</text:p>
          </table:table-cell>
          <table:table-cell office:value-type="float" office:value="-2.4181922580402242" table:style-name="ce1">
            <text:p>-2.418192258</text:p>
          </table:table-cell>
          <table:table-cell office:value-type="float" office:value="-2.4921380364496502" table:style-name="ce1">
            <text:p>-2.492138036</text:p>
          </table:table-cell>
          <table:table-cell office:value-type="float" office:value="-2.2154137742780935" table:style-name="ce1">
            <text:p>-2.215413774</text:p>
          </table:table-cell>
          <table:table-cell office:value-type="float" office:value="-2.5034469611878101" table:style-name="ce2">
            <text:p>-2.503446961</text:p>
          </table:table-cell>
          <table:table-cell table:number-columns-repeated="16378"/>
        </table:table-row>
        <table:table-row table:style-name="ro1">
          <table:table-cell office:value-type="float" office:value="1.1000000000000001" table:style-name="ce1">
            <text:p>1.1</text:p>
          </table:table-cell>
          <table:table-cell office:value-type="float" office:value="-1.8656477994362015" table:style-name="ce1">
            <text:p>-1.865647799</text:p>
          </table:table-cell>
          <table:table-cell office:value-type="float" office:value="-1.6688248116180551" table:style-name="ce1">
            <text:p>-1.668824812</text:p>
          </table:table-cell>
          <table:table-cell office:value-type="float" office:value="-1.7223746283601629" table:style-name="ce1">
            <text:p>-1.722374628</text:p>
          </table:table-cell>
          <table:table-cell office:value-type="float" office:value="-1.5394043229244057" table:style-name="ce1">
            <text:p>-1.539404323</text:p>
          </table:table-cell>
          <table:table-cell office:value-type="float" office:value="-1.8180066978356999" table:style-name="ce2">
            <text:p>-1.818006698</text:p>
          </table:table-cell>
          <table:table-cell table:number-columns-repeated="16378"/>
        </table:table-row>
        <table:table-row table:style-name="ro1">
          <table:table-cell office:value-type="float" office:value="1.1499999999999999" table:style-name="ce1">
            <text:p>1.15</text:p>
          </table:table-cell>
          <table:table-cell office:value-type="float" office:value="-1.2647613278179692" table:style-name="ce1">
            <text:p>-1.264761328</text:p>
          </table:table-cell>
          <table:table-cell office:value-type="float" office:value="-1.1085141851049387" table:style-name="ce1">
            <text:p>-1.108514185</text:p>
          </table:table-cell>
          <table:table-cell office:value-type="float" office:value="-1.1359991669757794" table:style-name="ce1">
            <text:p>-1.135999167</text:p>
          </table:table-cell>
          <table:table-cell office:value-type="float" office:value="-1.022603408814176" table:style-name="ce1">
            <text:p>-1.022603409</text:p>
          </table:table-cell>
          <table:table-cell office:value-type="float" office:value="-1.30043647861411" table:style-name="ce2">
            <text:p>-1.300436479</text:p>
          </table:table-cell>
          <table:table-cell table:number-columns-repeated="16378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-0.82144575710144996" table:style-name="ce1">
            <text:p>-0.821445757</text:p>
          </table:table-cell>
          <table:table-cell office:value-type="float" office:value="-0.7139015357762436" table:style-name="ce1">
            <text:p>-0.713901536</text:p>
          </table:table-cell>
          <table:table-cell office:value-type="float" office:value="-0.71306918799888641" table:style-name="ce1">
            <text:p>-0.713069188</text:p>
          </table:table-cell>
          <table:table-cell office:value-type="float" office:value="-0.64386486914666763" table:style-name="ce1">
            <text:p>-0.643864869</text:p>
          </table:table-cell>
          <table:table-cell office:value-type="float" office:value="-0.86034474129891203" table:style-name="ce2">
            <text:p>-0.860344741</text:p>
          </table:table-cell>
          <table:table-cell table:number-columns-repeated="16378"/>
        </table:table-row>
        <table:table-row table:style-name="ro1">
          <table:table-cell office:value-type="float" office:value="1.25" table:style-name="ce1">
            <text:p>1.25</text:p>
          </table:table-cell>
          <table:table-cell office:value-type="float" office:value="-0.51103533384435817" table:style-name="ce1">
            <text:p>-0.511035334</text:p>
          </table:table-cell>
          <table:table-cell office:value-type="float" office:value="-0.44590726158499944" table:style-name="ce1">
            <text:p>-0.445907262</text:p>
          </table:table-cell>
          <table:table-cell office:value-type="float" office:value="-0.42432098843960248" table:style-name="ce1">
            <text:p>-0.424320988</text:p>
          </table:table-cell>
          <table:table-cell office:value-type="float" office:value="-0.37744279630602867" table:style-name="ce1">
            <text:p>-0.377442796</text:p>
          </table:table-cell>
          <table:table-cell office:value-type="float" office:value="-0.61255320006672698" table:style-name="ce2">
            <text:p>-0.6125532</text:p>
          </table:table-cell>
          <table:table-cell table:number-columns-repeated="16378"/>
        </table:table-row>
        <table:table-row table:style-name="ro1">
          <table:table-cell office:value-type="float" office:value="1.3" table:style-name="ce1">
            <text:p>1.3</text:p>
          </table:table-cell>
          <table:table-cell office:value-type="float" office:value="-0.30744173178936285" table:style-name="ce1">
            <text:p>-0.307441732</text:p>
          </table:table-cell>
          <table:table-cell office:value-type="float" office:value="-0.26798496417697948" table:style-name="ce1">
            <text:p>-0.267984964</text:p>
          </table:table-cell>
          <table:table-cell office:value-type="float" office:value="-0.24110281691258328" table:style-name="ce1">
            <text:p>-0.241102817</text:p>
          </table:table-cell>
          <table:table-cell office:value-type="float" office:value="-0.20113345879617478" table:style-name="ce1">
            <text:p>-0.201133459</text:p>
          </table:table-cell>
          <table:table-cell office:value-type="float" office:value="-0.39503759714706999" table:style-name="ce2">
            <text:p>-0.395037597</text:p>
          </table:table-cell>
          <table:table-cell table:number-columns-repeated="16378"/>
        </table:table-row>
        <table:table-row table:style-name="ro1">
          <table:table-cell office:value-type="float" office:value="1.35" table:style-name="ce1">
            <text:p>1.35</text:p>
          </table:table-cell>
          <table:table-cell office:value-type="float" office:value="-0.18994266962980569" table:style-name="ce1">
            <text:p>-0.18994267</text:p>
          </table:table-cell>
          <table:table-cell office:value-type="float" office:value="-0.1572395042520757" table:style-name="ce1">
            <text:p>-0.157239504</text:p>
          </table:table-cell>
          <table:table-cell office:value-type="float" office:value="-0.14143830530649121" table:style-name="ce1">
            <text:p>-0.141438305</text:p>
          </table:table-cell>
          <table:table-cell office:value-type="float" office:value="-0.10020741710843238" table:style-name="ce1">
            <text:p>-0.100207417</text:p>
          </table:table-cell>
          <table:table-cell office:value-type="float" office:value="-0.304297032752188" table:style-name="ce2">
            <text:p>-0.304297033</text:p>
          </table:table-cell>
          <table:table-cell table:number-columns-repeated="16378"/>
        </table:table-row>
        <table:table-row table:style-name="ro1">
          <table:table-cell office:value-type="float" office:value="1.4" table:style-name="ce1">
            <text:p>1.4</text:p>
          </table:table-cell>
          <table:table-cell office:value-type="float" office:value="-0.1447894221291581" table:style-name="ce1">
            <text:p>-0.144789422</text:p>
          </table:table-cell>
          <table:table-cell office:value-type="float" office:value="-0.1055420046467009" table:style-name="ce1">
            <text:p>-0.105542005</text:p>
          </table:table-cell>
          <table:table-cell office:value-type="float" office:value="-0.11109023217062834" table:style-name="ce1">
            <text:p>-0.111090232</text:p>
          </table:table-cell>
          <table:table-cell office:value-type="float" office:value="-6.6474998959455578E-2" table:style-name="ce1">
            <text:p>-0.066474999</text:p>
          </table:table-cell>
          <table:table-cell office:value-type="float" office:value="-0.23746311705364501" table:style-name="ce2">
            <text:p>-0.237463117</text:p>
          </table:table-cell>
          <table:table-cell table:number-columns-repeated="16378"/>
        </table:table-row>
        <table:table-row table:style-name="ro1">
          <table:table-cell office:value-type="float" office:value="1.45" table:style-name="ce1">
            <text:p>1.45</text:p>
          </table:table-cell>
          <table:table-cell office:value-type="float" office:value="-0.16242771859914251" table:style-name="ce1">
            <text:p>-0.162427719</text:p>
          </table:table-cell>
          <table:table-cell office:value-type="float" office:value="-0.1124824472467436" table:style-name="ce1">
            <text:p>-0.112482447</text:p>
          </table:table-cell>
          <table:table-cell office:value-type="float" office:value="-0.14039685095271412" table:style-name="ce1">
            <text:p>-0.140396851</text:p>
          </table:table-cell>
          <table:table-cell office:value-type="float" office:value="-9.3721224017381186E-2" table:style-name="ce1">
            <text:p>-0.093721224</text:p>
          </table:table-cell>
          <table:table-cell office:value-type="float" office:value="-0.20544216788737499" table:style-name="ce2">
            <text:p>-0.205442168</text:p>
          </table:table-cell>
          <table:table-cell table:number-columns-repeated="16378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-0.23265056978565249" table:style-name="ce1">
            <text:p>-0.23265057</text:p>
          </table:table-cell>
          <table:table-cell office:value-type="float" office:value="-0.17521457111979005" table:style-name="ce1">
            <text:p>-0.175214571</text:p>
          </table:table-cell>
          <table:table-cell office:value-type="float" office:value="-0.21912131356006681" table:style-name="ce1">
            <text:p>-0.219121314</text:p>
          </table:table-cell>
          <table:table-cell office:value-type="float" office:value="-0.17214459244774713" table:style-name="ce1">
            <text:p>-0.172144592</text:p>
          </table:table-cell>
          <table:table-cell office:value-type="float" office:value="-0.36572141480411102" table:style-name="ce2">
            <text:p>-0.365721415</text:p>
          </table:table-cell>
          <table:table-cell table:number-columns-repeated="16378"/>
        </table:table-row>
        <table:table-row table:style-name="ro1">
          <table:table-cell office:value-type="float" office:value="1.55" table:style-name="ce1">
            <text:p>1.55</text:p>
          </table:table-cell>
          <table:table-cell office:value-type="float" office:value="-0.34042840873902519" table:style-name="ce1">
            <text:p>-0.340428409</text:p>
          </table:table-cell>
          <table:table-cell office:value-type="float" office:value="-0.28079626323550361" table:style-name="ce1">
            <text:p>-0.280796263</text:p>
          </table:table-cell>
          <table:table-cell office:value-type="float" office:value="-0.33204223764472257" table:style-name="ce1">
            <text:p>-0.332042238</text:p>
          </table:table-cell>
          <table:table-cell office:value-type="float" office:value="-0.28464162249170144" table:style-name="ce1">
            <text:p>-0.284641622</text:p>
          </table:table-cell>
          <table:table-cell office:value-type="float" office:value="-0.462831268815173" table:style-name="ce2">
            <text:p>-0.462831269</text:p>
          </table:table-cell>
          <table:table-cell table:number-columns-repeated="16378"/>
        </table:table-row>
        <table:table-row table:style-name="ro1">
          <table:table-cell office:value-type="float" office:value="1.6" table:style-name="ce1">
            <text:p>1.6</text:p>
          </table:table-cell>
          <table:table-cell office:value-type="float" office:value="-0.46446046596796825" table:style-name="ce1">
            <text:p>-0.464460466</text:p>
          </table:table-cell>
          <table:table-cell office:value-type="float" office:value="-0.40463112029654863" table:style-name="ce1">
            <text:p>-0.40463112</text:p>
          </table:table-cell>
          <table:table-cell office:value-type="float" office:value="-0.45738592519993149" table:style-name="ce1">
            <text:p>-0.457385925</text:p>
          </table:table-cell>
          <table:table-cell office:value-type="float" office:value="-0.40671160616966889" table:style-name="ce1">
            <text:p>-0.406711606</text:p>
          </table:table-cell>
          <table:table-cell office:value-type="float" office:value="-0.58917005462651395" table:style-name="ce2">
            <text:p>-0.589170055</text:p>
          </table:table-cell>
          <table:table-cell table:number-columns-repeated="16378"/>
        </table:table-row>
        <table:table-row table:style-name="ro1">
          <table:table-cell office:value-type="float" office:value="1.65" table:style-name="ce1">
            <text:p>1.65</text:p>
          </table:table-cell>
          <table:table-cell office:value-type="float" office:value="-0.57907403704466398" table:style-name="ce1">
            <text:p>-0.579074037</text:p>
          </table:table-cell>
          <table:table-cell office:value-type="float" office:value="-0.51529173618696267" table:style-name="ce1">
            <text:p>-0.515291736</text:p>
          </table:table-cell>
          <table:table-cell office:value-type="float" office:value="-0.5687963138138955" table:style-name="ce1">
            <text:p>-0.568796314</text:p>
          </table:table-cell>
          <table:table-cell office:value-type="float" office:value="-0.51002643881693921" table:style-name="ce1">
            <text:p>-0.510026439</text:p>
          </table:table-cell>
          <table:table-cell office:value-type="float" office:value="-0.64143312969625599" table:style-name="ce2">
            <text:p>-0.64143313</text:p>
          </table:table-cell>
          <table:table-cell table:number-columns-repeated="16378"/>
        </table:table-row>
        <table:table-row table:style-name="ro1">
          <table:table-cell office:value-type="float" office:value="1.7" table:style-name="ce1">
            <text:p>1.7</text:p>
          </table:table-cell>
          <table:table-cell office:value-type="float" office:value="-0.6586198495676282" table:style-name="ce1">
            <text:p>-0.65861985</text:p>
          </table:table-cell>
          <table:table-cell office:value-type="float" office:value="-0.58301217913895098" table:style-name="ce1">
            <text:p>-0.583012179</text:p>
          </table:table-cell>
          <table:table-cell office:value-type="float" office:value="-0.64000593101050651" table:style-name="ce1">
            <text:p>-0.640005931</text:p>
          </table:table-cell>
          <table:table-cell office:value-type="float" office:value="-0.56819551096907972" table:style-name="ce1">
            <text:p>-0.568195511</text:p>
          </table:table-cell>
          <table:table-cell office:value-type="float" office:value="-0.74910029937249001" table:style-name="ce2">
            <text:p>-0.749100299</text:p>
          </table:table-cell>
          <table:table-cell table:number-columns-repeated="16378"/>
        </table:table-row>
        <table:table-row table:style-name="ro1">
          <table:table-cell office:value-type="float" office:value="1.75" table:style-name="ce1">
            <text:p>1.75</text:p>
          </table:table-cell>
          <table:table-cell office:value-type="float" office:value="-0.68257964269656635" table:style-name="ce1">
            <text:p>-0.682579643</text:p>
          </table:table-cell>
          <table:table-cell office:value-type="float" office:value="-0.58778577561660306" table:style-name="ce1">
            <text:p>-0.587785776</text:p>
          </table:table-cell>
          <table:table-cell office:value-type="float" office:value="-0.65035980288604611" table:style-name="ce1">
            <text:p>-0.650359803</text:p>
          </table:table-cell>
          <table:table-cell office:value-type="float" office:value="-0.56256146523356898" table:style-name="ce1">
            <text:p>-0.562561465</text:p>
          </table:table-cell>
          <table:table-cell office:value-type="float" office:value="-0.66821904630128304" table:style-name="ce2">
            <text:p>-0.668219046</text:p>
          </table:table-cell>
          <table:table-cell table:number-columns-repeated="16378"/>
        </table:table-row>
        <table:table-row table:style-name="ro1">
          <table:table-cell office:value-type="float" office:value="1.8" table:style-name="ce1">
            <text:p>1.8</text:p>
          </table:table-cell>
          <table:table-cell office:value-type="float" office:value="-0.63952593066784957" table:style-name="ce1">
            <text:p>-0.639525931</text:p>
          </table:table-cell>
          <table:table-cell office:value-type="float" office:value="-0.52369734806285029" table:style-name="ce1">
            <text:p>-0.523697348</text:p>
          </table:table-cell>
          <table:table-cell office:value-type="float" office:value="-0.58920806160393124" table:style-name="ce1">
            <text:p>-0.589208062</text:p>
          </table:table-cell>
          <table:table-cell office:value-type="float" office:value="-0.48609808226277046" table:style-name="ce1">
            <text:p>-0.486098082</text:p>
          </table:table-cell>
          <table:table-cell office:value-type="float" office:value="-0.78705428544150902" table:style-name="ce2">
            <text:p>-0.787054285</text:p>
          </table:table-cell>
          <table:table-cell table:number-columns-repeated="16378"/>
        </table:table-row>
        <table:table-row table:style-name="ro1">
          <table:table-cell office:value-type="float" office:value="1.85" table:style-name="ce1">
            <text:p>1.85</text:p>
          </table:table-cell>
          <table:table-cell office:value-type="float" office:value="-0.52876118049991838" table:style-name="ce1">
            <text:p>-0.52876118</text:p>
          </table:table-cell>
          <table:table-cell office:value-type="float" office:value="-0.3982644017950468" table:style-name="ce1">
            <text:p>-0.398264402</text:p>
          </table:table-cell>
          <table:table-cell office:value-type="float" office:value="-0.45784549822326426" table:style-name="ce1">
            <text:p>-0.457845498</text:p>
          </table:table-cell>
          <table:table-cell office:value-type="float" office:value="-0.34437263291783032" table:style-name="ce1">
            <text:p>-0.344372633</text:p>
          </table:table-cell>
          <table:table-cell office:value-type="float" office:value="-0.587861296486203" table:style-name="ce2">
            <text:p>-0.587861296</text:p>
          </table:table-cell>
          <table:table-cell table:number-columns-repeated="16378"/>
        </table:table-row>
        <table:table-row table:style-name="ro1">
          <table:table-cell office:value-type="float" office:value="1.9" table:style-name="ce1">
            <text:p>1.9</text:p>
          </table:table-cell>
          <table:table-cell office:value-type="float" office:value="-0.35950238160349246" table:style-name="ce1">
            <text:p>-0.359502382</text:p>
          </table:table-cell>
          <table:table-cell office:value-type="float" office:value="-0.22795679121695395" table:style-name="ce1">
            <text:p>-0.227956791</text:p>
          </table:table-cell>
          <table:table-cell office:value-type="float" office:value="-0.26872047885637751" table:style-name="ce1">
            <text:p>-0.268720479</text:p>
          </table:table-cell>
          <table:table-cell office:value-type="float" office:value="-0.15364217388995613" table:style-name="ce1">
            <text:p>-0.153642174</text:p>
          </table:table-cell>
          <table:table-cell office:value-type="float" office:value="-0.408561431263612" table:style-name="ce2">
            <text:p>-0.408561431</text:p>
          </table:table-cell>
          <table:table-cell table:number-columns-repeated="16378"/>
        </table:table-row>
        <table:table-row table:style-name="ro1">
          <table:table-cell office:value-type="float" office:value="1.95" table:style-name="ce1">
            <text:p>1.95</text:p>
          </table:table-cell>
          <table:table-cell office:value-type="float" office:value="-0.14835767487386764" table:style-name="ce1">
            <text:p>-0.148357675</text:p>
          </table:table-cell>
          <table:table-cell office:value-type="float" office:value="-3.2532608925846675E-2" table:style-name="ce1">
            <text:p>-0.032532609</text:p>
          </table:table-cell>
          <table:table-cell office:value-type="float" office:value="-4.2551086862669875E-2" table:style-name="ce1">
            <text:p>-0.042551087</text:p>
          </table:table-cell>
          <table:table-cell office:value-type="float" office:value="6.2965696381868302E-2" table:style-name="ce1">
            <text:p>0.062965696</text:p>
          </table:table-cell>
          <table:table-cell office:value-type="float" office:value="-0.324713659741036" table:style-name="ce2">
            <text:p>-0.3247136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.3795237188682578E-2" table:style-name="ce1">
            <text:p>0.083795237</text:p>
          </table:table-cell>
          <table:table-cell office:value-type="float" office:value="0.16921598080709549" table:style-name="ce1">
            <text:p>0.169215981</text:p>
          </table:table-cell>
          <table:table-cell office:value-type="float" office:value="0.19557158848164422" table:style-name="ce1">
            <text:p>0.195571588</text:p>
          </table:table-cell>
          <table:table-cell office:value-type="float" office:value="0.27989067122718114" table:style-name="ce1">
            <text:p>0.279890671</text:p>
          </table:table-cell>
          <table:table-cell office:value-type="float" office:value="-3.6525117244588297E-2" table:style-name="ce2">
            <text:p>-0.036525117</text:p>
          </table:table-cell>
          <table:table-cell table:number-columns-repeated="16378"/>
        </table:table-row>
        <table:table-row table:style-name="ro1">
          <table:table-cell office:value-type="float" office:value="2.0499999999999998" table:style-name="ce1">
            <text:p>2.05</text:p>
          </table:table-cell>
          <table:table-cell office:value-type="float" office:value="0.31463108309013199" table:style-name="ce1">
            <text:p>0.314631083</text:p>
          </table:table-cell>
          <table:table-cell office:value-type="float" office:value="0.36103815271989104" table:style-name="ce1">
            <text:p>0.361038153</text:p>
          </table:table-cell>
          <table:table-cell office:value-type="float" office:value="0.42009011116429951" table:style-name="ce1">
            <text:p>0.420090111</text:p>
          </table:table-cell>
          <table:table-cell office:value-type="float" office:value="0.47312550646920848" table:style-name="ce1">
            <text:p>0.473125506</text:p>
          </table:table-cell>
          <table:table-cell office:value-type="float" office:value="2.0536737672958098E-2" table:style-name="ce2">
            <text:p>0.020536738</text:p>
          </table:table-cell>
          <table:table-cell table:number-columns-repeated="16378"/>
        </table:table-row>
        <table:table-row table:style-name="ro1">
          <table:table-cell office:value-type="float" office:value="2.1" table:style-name="ce1">
            <text:p>2.1</text:p>
          </table:table-cell>
          <table:table-cell office:value-type="float" office:value="0.52255449560369227" table:style-name="ce1">
            <text:p>0.522554496</text:p>
          </table:table-cell>
          <table:table-cell office:value-type="float" office:value="0.52860734250162522" table:style-name="ce1">
            <text:p>0.528607343</text:p>
          </table:table-cell>
          <table:table-cell office:value-type="float" office:value="0.60828160286043254" table:style-name="ce1">
            <text:p>0.608281603</text:p>
          </table:table-cell>
          <table:table-cell office:value-type="float" office:value="0.62321600192157101" table:style-name="ce1">
            <text:p>0.623216002</text:p>
          </table:table-cell>
          <table:table-cell office:value-type="float" office:value="0.22217274182351901" table:style-name="ce2">
            <text:p>0.222172742</text:p>
          </table:table-cell>
          <table:table-cell table:number-columns-repeated="16378"/>
        </table:table-row>
        <table:table-row table:style-name="ro1">
          <table:table-cell office:value-type="float" office:value="2.15" table:style-name="ce1">
            <text:p>2.15</text:p>
          </table:table-cell>
          <table:table-cell office:value-type="float" office:value="0.68841253517893908" table:style-name="ce1">
            <text:p>0.688412535</text:p>
          </table:table-cell>
          <table:table-cell office:value-type="float" office:value="0.65840280617244218" table:style-name="ce1">
            <text:p>0.658402806</text:p>
          </table:table-cell>
          <table:table-cell office:value-type="float" office:value="0.74273954408779641" table:style-name="ce1">
            <text:p>0.742739544</text:p>
          </table:table-cell>
          <table:table-cell office:value-type="float" office:value="0.71720552766053469" table:style-name="ce1">
            <text:p>0.717205528</text:p>
          </table:table-cell>
          <table:table-cell office:value-type="float" office:value="0.45460818754271898" table:style-name="ce2">
            <text:p>0.454608188</text:p>
          </table:table-cell>
          <table:table-cell table:number-columns-repeated="16378"/>
        </table:table-row>
        <table:table-row table:style-name="ro1">
          <table:table-cell office:value-type="float" office:value="2.2000000000000002" table:style-name="ce1">
            <text:p>2.2</text:p>
          </table:table-cell>
          <table:table-cell office:value-type="float" office:value="0.79712247486550625" table:style-name="ce1">
            <text:p>0.797122475</text:p>
          </table:table-cell>
          <table:table-cell office:value-type="float" office:value="0.73783993011334947" table:style-name="ce1">
            <text:p>0.73783993</text:p>
          </table:table-cell>
          <table:table-cell office:value-type="float" office:value="0.81303754830882691" table:style-name="ce1">
            <text:p>0.813037548</text:p>
          </table:table-cell>
          <table:table-cell office:value-type="float" office:value="0.74962296222711422" table:style-name="ce1">
            <text:p>0.749622962</text:p>
          </table:table-cell>
          <table:table-cell office:value-type="float" office:value="0.497448204002232" table:style-name="ce2">
            <text:p>0.497448204</text:p>
          </table:table-cell>
          <table:table-cell table:number-columns-repeated="16378"/>
        </table:table-row>
        <table:table-row table:style-name="ro1">
          <table:table-cell office:value-type="float" office:value="2.25" table:style-name="ce1">
            <text:p>2.25</text:p>
          </table:table-cell>
          <table:table-cell office:value-type="float" office:value="0.8394002519677638" table:style-name="ce1">
            <text:p>0.839400252</text:p>
          </table:table-cell>
          <table:table-cell office:value-type="float" office:value="0.75737873100522413" table:style-name="ce1">
            <text:p>0.757378731</text:p>
          </table:table-cell>
          <table:table-cell office:value-type="float" office:value="0.81657904171762141" table:style-name="ce1">
            <text:p>0.816579042</text:p>
          </table:table-cell>
          <table:table-cell office:value-type="float" office:value="0.72255605631377962" table:style-name="ce1">
            <text:p>0.722556056</text:p>
          </table:table-cell>
          <table:table-cell office:value-type="float" office:value="0.55529531380396902" table:style-name="ce2">
            <text:p>0.555295314</text:p>
          </table:table-cell>
          <table:table-cell table:number-columns-repeated="16378"/>
        </table:table-row>
        <table:table-row table:style-name="ro1">
          <table:table-cell office:value-type="float" office:value="2.2999999999999998" table:style-name="ce1">
            <text:p>2.3</text:p>
          </table:table-cell>
          <table:table-cell office:value-type="float" office:value="0.81335374349252421" table:style-name="ce1">
            <text:p>0.813353743</text:p>
          </table:table-cell>
          <table:table-cell office:value-type="float" office:value="0.71388338409649876" table:style-name="ce1">
            <text:p>0.713883384</text:p>
          </table:table-cell>
          <table:table-cell office:value-type="float" office:value="0.75854998572178445" table:style-name="ce1">
            <text:p>0.758549986</text:p>
          </table:table-cell>
          <table:table-cell office:value-type="float" office:value="0.64479597240591224" table:style-name="ce1">
            <text:p>0.644795972</text:p>
          </table:table-cell>
          <table:table-cell office:value-type="float" office:value="0.54822801984628799" table:style-name="ce2">
            <text:p>0.54822802</text:p>
          </table:table-cell>
          <table:table-cell table:number-columns-repeated="16378"/>
        </table:table-row>
        <table:table-row table:style-name="ro1">
          <table:table-cell office:value-type="float" office:value="2.35" table:style-name="ce1">
            <text:p>2.35</text:p>
          </table:table-cell>
          <table:table-cell office:value-type="float" office:value="0.72535265089661594" table:style-name="ce1">
            <text:p>0.725352651</text:p>
          </table:table-cell>
          <table:table-cell office:value-type="float" office:value="0.61345682184443284" table:style-name="ce1">
            <text:p>0.613456822</text:p>
          </table:table-cell>
          <table:table-cell office:value-type="float" office:value="0.6508719177607255" table:style-name="ce1">
            <text:p>0.650871918</text:p>
          </table:table-cell>
          <table:table-cell office:value-type="float" office:value="0.53012177784716985" table:style-name="ce1">
            <text:p>0.530121778</text:p>
          </table:table-cell>
          <table:table-cell office:value-type="float" office:value="0.51795208153376404" table:style-name="ce2">
            <text:p>0.517952082</text:p>
          </table:table-cell>
          <table:table-cell table:number-columns-repeated="16378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0.58955099993424065" table:style-name="ce1">
            <text:p>0.589551</text:p>
          </table:table-cell>
          <table:table-cell office:value-type="float" office:value="0.47192028719114892" table:style-name="ce1">
            <text:p>0.471920287</text:p>
          </table:table-cell>
          <table:table-cell office:value-type="float" office:value="0.51018265090866288" table:style-name="ce1">
            <text:p>0.510182651</text:p>
          </table:table-cell>
          <table:table-cell office:value-type="float" office:value="0.39497189650700981" table:style-name="ce1">
            <text:p>0.394971897</text:p>
          </table:table-cell>
          <table:table-cell office:value-type="float" office:value="0.420405974809265" table:style-name="ce2">
            <text:p>0.420405975</text:p>
          </table:table-cell>
          <table:table-cell table:number-columns-repeated="16378"/>
        </table:table-row>
        <table:table-row table:style-name="ro1">
          <table:table-cell office:value-type="float" office:value="2.4500000000000002" table:style-name="ce1">
            <text:p>2.45</text:p>
          </table:table-cell>
          <table:table-cell office:value-type="float" office:value="0.42578305993203108" table:style-name="ce1">
            <text:p>0.42578306</text:p>
          </table:table-cell>
          <table:table-cell office:value-type="float" office:value="0.31208239232827001" table:style-name="ce1">
            <text:p>0.312082392</text:p>
          </table:table-cell>
          <table:table-cell office:value-type="float" office:value="0.35511738183969799" table:style-name="ce1">
            <text:p>0.355117382</text:p>
          </table:table-cell>
          <table:table-cell office:value-type="float" office:value="0.25590155500752448" table:style-name="ce1">
            <text:p>0.255901555</text:p>
          </table:table-cell>
          <table:table-cell office:value-type="float" office:value="0.32381962405431902" table:style-name="ce2">
            <text:p>0.323819624</text:p>
          </table:table-cell>
          <table:table-cell table:number-columns-repeated="16378"/>
        </table:table-row>
        <table:table-row table:style-name="ro1">
          <table:table-cell office:value-type="float" office:value="2.5" table:style-name="ce1">
            <text:p>2.5</text:p>
          </table:table-cell>
          <table:table-cell office:value-type="float" office:value="0.2561302159723482" table:style-name="ce1">
            <text:p>0.256130216</text:p>
          </table:table-cell>
          <table:table-cell office:value-type="float" office:value="0.15843472529898608" table:style-name="ce1">
            <text:p>0.158434725</text:p>
          </table:table-cell>
          <table:table-cell office:value-type="float" office:value="0.20340387777500743" table:style-name="ce1">
            <text:p>0.203403878</text:p>
          </table:table-cell>
          <table:table-cell office:value-type="float" office:value="0.12728426504302273" table:style-name="ce1">
            <text:p>0.127284265</text:p>
          </table:table-cell>
          <table:table-cell office:value-type="float" office:value="0.243549124781926" table:style-name="ce2">
            <text:p>0.243549125</text:p>
          </table:table-cell>
          <table:table-cell table:number-columns-repeated="16378"/>
        </table:table-row>
        <table:table-row table:style-name="ro1">
          <table:table-cell office:value-type="float" office:value="2.5499999999999998" table:style-name="ce1">
            <text:p>2.55</text:p>
          </table:table-cell>
          <table:table-cell office:value-type="float" office:value="0.10098904851469122" table:style-name="ce1">
            <text:p>0.100989049</text:p>
          </table:table-cell>
          <table:table-cell office:value-type="float" office:value="3.1153146629997946E-2" table:style-name="ce1">
            <text:p>0.031153147</text:p>
          </table:table-cell>
          <table:table-cell office:value-type="float" office:value="6.9392249446549231E-2" table:style-name="ce1">
            <text:p>0.069392249</text:p>
          </table:table-cell>
          <table:table-cell office:value-type="float" office:value="1.9675400392832398E-2" table:style-name="ce1">
            <text:p>0.0196754</text:p>
          </table:table-cell>
          <table:table-cell office:value-type="float" office:value="0.220514981512452" table:style-name="ce2">
            <text:p>0.220514982</text:p>
          </table:table-cell>
          <table:table-cell table:number-columns-repeated="16378"/>
        </table:table-row>
        <table:table-row table:style-name="ro1">
          <table:table-cell office:value-type="float" office:value="2.6" table:style-name="ce1">
            <text:p>2.6</text:p>
          </table:table-cell>
          <table:table-cell office:value-type="float" office:value="-2.4297376488621372E-2" table:style-name="ce1">
            <text:p>-0.024297376</text:p>
          </table:table-cell>
          <table:table-cell office:value-type="float" office:value="-5.8345959808549744E-2" table:style-name="ce1">
            <text:p>-0.05834596</text:p>
          </table:table-cell>
          <table:table-cell office:value-type="float" office:value="-3.74567778172607E-2" table:style-name="ce1">
            <text:p>-0.037456778</text:p>
          </table:table-cell>
          <table:table-cell office:value-type="float" office:value="-6.0892466431348706E-2" table:style-name="ce1">
            <text:p>-0.060892466</text:p>
          </table:table-cell>
          <table:table-cell office:value-type="float" office:value="9.8049209224144694E-3" table:style-name="ce2">
            <text:p>0.009804921</text:p>
          </table:table-cell>
          <table:table-cell table:number-columns-repeated="16378"/>
        </table:table-row>
        <table:table-row table:style-name="ro1">
          <table:table-cell office:value-type="float" office:value="2.65" table:style-name="ce1">
            <text:p>2.65</text:p>
          </table:table-cell>
          <table:table-cell office:value-type="float" office:value="-0.11136288208340614" table:style-name="ce1">
            <text:p>-0.111362882</text:p>
          </table:table-cell>
          <table:table-cell office:value-type="float" office:value="-0.10871481588602362" table:style-name="ce1">
            <text:p>-0.108714816</text:p>
          </table:table-cell>
          <table:table-cell office:value-type="float" office:value="-0.11287938152952882" table:style-name="ce1">
            <text:p>-0.112879382</text:p>
          </table:table-cell>
          <table:table-cell office:value-type="float" office:value="-0.11267338465709051" table:style-name="ce1">
            <text:p>-0.112673385</text:p>
          </table:table-cell>
          <table:table-cell office:value-type="float" office:value="6.1403981295424801E-3" table:style-name="ce2">
            <text:p>0.006140398</text:p>
          </table:table-cell>
          <table:table-cell table:number-columns-repeated="16378"/>
        </table:table-row>
        <table:table-row table:style-name="ro1">
          <table:table-cell office:value-type="float" office:value="2.7" table:style-name="ce1">
            <text:p>2.7</text:p>
          </table:table-cell>
          <table:table-cell office:value-type="float" office:value="-0.15892384023164316" table:style-name="ce1">
            <text:p>-0.15892384</text:p>
          </table:table-cell>
          <table:table-cell office:value-type="float" office:value="-0.12663057369191169" table:style-name="ce1">
            <text:p>-0.126630574</text:p>
          </table:table-cell>
          <table:table-cell office:value-type="float" office:value="-0.15702701310045528" table:style-name="ce1">
            <text:p>-0.157027013</text:p>
          </table:table-cell>
          <table:table-cell office:value-type="float" office:value="-0.13731168066513549" table:style-name="ce1">
            <text:p>-0.137311681</text:p>
          </table:table-cell>
          <table:table-cell office:value-type="float" office:value="-4.63844285682707E-2" table:style-name="ce2">
            <text:p>-0.046384429</text:p>
          </table:table-cell>
          <table:table-cell table:number-columns-repeated="16378"/>
        </table:table-row>
        <table:table-row table:style-name="ro1">
          <table:table-cell office:value-type="float" office:value="2.75" table:style-name="ce1">
            <text:p>2.75</text:p>
          </table:table-cell>
          <table:table-cell office:value-type="float" office:value="-0.17131031166623298" table:style-name="ce1">
            <text:p>-0.171310312</text:p>
          </table:table-cell>
          <table:table-cell office:value-type="float" office:value="-0.12256895585310432" table:style-name="ce1">
            <text:p>-0.122568956</text:p>
          </table:table-cell>
          <table:table-cell office:value-type="float" office:value="-0.17302152601626256" table:style-name="ce1">
            <text:p>-0.173021526</text:p>
          </table:table-cell>
          <table:table-cell office:value-type="float" office:value="-0.13871639132952621" table:style-name="ce1">
            <text:p>-0.138716391</text:p>
          </table:table-cell>
          <table:table-cell office:value-type="float" office:value="-7.6834867966159598E-2" table:style-name="ce2">
            <text:p>-0.076834868</text:p>
          </table:table-cell>
          <table:table-cell table:number-columns-repeated="16378"/>
        </table:table-row>
        <table:table-row table:style-name="ro1">
          <table:table-cell office:value-type="float" office:value="2.8" table:style-name="ce1">
            <text:p>2.8</text:p>
          </table:table-cell>
          <table:table-cell office:value-type="float" office:value="-0.15613331247886941" table:style-name="ce1">
            <text:p>-0.156133312</text:p>
          </table:table-cell>
          <table:table-cell office:value-type="float" office:value="-0.10634008663052306" table:style-name="ce1">
            <text:p>-0.106340087</text:p>
          </table:table-cell>
          <table:table-cell office:value-type="float" office:value="-0.16541992589151569" table:style-name="ce1">
            <text:p>-0.165419926</text:p>
          </table:table-cell>
          <table:table-cell office:value-type="float" office:value="-0.12204480275039105" table:style-name="ce1">
            <text:p>-0.122044803</text:p>
          </table:table-cell>
          <table:table-cell office:value-type="float" office:value="-0.16364915794011201" table:style-name="ce2">
            <text:p>-0.163649158</text:p>
          </table:table-cell>
          <table:table-cell table:number-columns-repeated="16378"/>
        </table:table-row>
        <table:table-row table:style-name="ro1">
          <table:table-cell office:value-type="float" office:value="2.85" table:style-name="ce1">
            <text:p>2.85</text:p>
          </table:table-cell>
          <table:table-cell office:value-type="float" office:value="-0.12194917864765482" table:style-name="ce1">
            <text:p>-0.121949179</text:p>
          </table:table-cell>
          <table:table-cell office:value-type="float" office:value="-8.4183443355034929E-2" table:style-name="ce1">
            <text:p>-0.084183443</text:p>
          </table:table-cell>
          <table:table-cell office:value-type="float" office:value="-0.13909234386470759" table:style-name="ce1">
            <text:p>-0.139092344</text:p>
          </table:table-cell>
          <table:table-cell office:value-type="float" office:value="-9.2898354197177888E-2" table:style-name="ce1">
            <text:p>-0.092898354</text:p>
          </table:table-cell>
          <table:table-cell office:value-type="float" office:value="-0.112171337754552" table:style-name="ce2">
            <text:p>-0.112171338</text:p>
          </table:table-cell>
          <table:table-cell table:number-columns-repeated="16378"/>
        </table:table-row>
        <table:table-row table:style-name="ro1">
          <table:table-cell office:value-type="float" office:value="2.9" table:style-name="ce1">
            <text:p>2.9</text:p>
          </table:table-cell>
          <table:table-cell office:value-type="float" office:value="-7.6595436597469702E-2" table:style-name="ce1">
            <text:p>-0.076595437</text:p>
          </table:table-cell>
          <table:table-cell office:value-type="float" office:value="-5.8294161234634483E-2" table:style-name="ce1">
            <text:p>-0.058294161</text:p>
          </table:table-cell>
          <table:table-cell office:value-type="float" office:value="-9.8762470826383023E-2" table:style-name="ce1">
            <text:p>-0.098762471</text:p>
          </table:table-cell>
          <table:table-cell office:value-type="float" office:value="-5.6682966435584924E-2" table:style-name="ce1">
            <text:p>-0.056682966</text:p>
          </table:table-cell>
          <table:table-cell office:value-type="float" office:value="-0.119413132797611" table:style-name="ce2">
            <text:p>-0.119413133</text:p>
          </table:table-cell>
          <table:table-cell table:number-columns-repeated="16378"/>
        </table:table-row>
        <table:table-row table:style-name="ro1">
          <table:table-cell office:value-type="float" office:value="2.95" table:style-name="ce1">
            <text:p>2.95</text:p>
          </table:table-cell>
          <table:table-cell office:value-type="float" office:value="-2.6470006714359815E-2" table:style-name="ce1">
            <text:p>-0.026470007</text:p>
          </table:table-cell>
          <table:table-cell office:value-type="float" office:value="-2.8447913355184293E-2" table:style-name="ce1">
            <text:p>-0.028447913</text:p>
          </table:table-cell>
          <table:table-cell office:value-type="float" office:value="-4.9127338015086119E-2" table:style-name="ce1">
            <text:p>-0.049127338</text:p>
          </table:table-cell>
          <table:table-cell office:value-type="float" office:value="-1.8125291759865696E-2" table:style-name="ce1">
            <text:p>-0.018125292</text:p>
          </table:table-cell>
          <table:table-cell office:value-type="float" office:value="-3.9753387324021602E-2" table:style-name="ce2">
            <text:p>-0.03975338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3399517439542668E-2" table:style-name="ce1">
            <text:p>0.023399517</text:p>
          </table:table-cell>
          <table:table-cell office:value-type="float" office:value="5.5107757398765141E-3" table:style-name="ce1">
            <text:p>0.005510776</text:p>
          </table:table-cell>
          <table:table-cell office:value-type="float" office:value="4.7930068236016537E-3" table:style-name="ce1">
            <text:p>0.004793007</text:p>
          </table:table-cell>
          <table:table-cell office:value-type="float" office:value="1.896922217708465E-2" table:style-name="ce1">
            <text:p>0.018969222</text:p>
          </table:table-cell>
          <table:table-cell office:value-type="float" office:value="6.8384024710364004E-3" table:style-name="ce2">
            <text:p>0.006838402</text:p>
          </table:table-cell>
          <table:table-cell table:number-columns-repeated="16378"/>
        </table:table-row>
        <table:table-row table:style-name="ro1">
          <table:table-cell office:value-type="float" office:value="3.05" table:style-name="ce1">
            <text:p>3.05</text:p>
          </table:table-cell>
          <table:table-cell office:value-type="float" office:value="6.8921221314596187E-2" table:style-name="ce1">
            <text:p>0.068921221</text:p>
          </table:table-cell>
          <table:table-cell office:value-type="float" office:value="4.1765297955677155E-2" table:style-name="ce1">
            <text:p>0.041765298</text:p>
          </table:table-cell>
          <table:table-cell office:value-type="float" office:value="5.7505782938699963E-2" table:style-name="ce1">
            <text:p>0.057505783</text:p>
          </table:table-cell>
          <table:table-cell office:value-type="float" office:value="5.1683582521528652E-2" table:style-name="ce1">
            <text:p>0.051683583</text:p>
          </table:table-cell>
          <table:table-cell office:value-type="float" office:value="3.9906358149560298E-2" table:style-name="ce2">
            <text:p>0.039906358</text:p>
          </table:table-cell>
          <table:table-cell table:number-columns-repeated="16378"/>
        </table:table-row>
        <table:table-row table:style-name="ro1">
          <table:table-cell office:value-type="float" office:value="3.1" table:style-name="ce1">
            <text:p>3.1</text:p>
          </table:table-cell>
          <table:table-cell office:value-type="float" office:value="0.10659381628841026" table:style-name="ce1">
            <text:p>0.106593816</text:p>
          </table:table-cell>
          <table:table-cell office:value-type="float" office:value="7.6157198811063295E-2" table:style-name="ce1">
            <text:p>0.076157199</text:p>
          </table:table-cell>
          <table:table-cell office:value-type="float" office:value="0.10338274794782287" table:style-name="ce1">
            <text:p>0.103382748</text:p>
          </table:table-cell>
          <table:table-cell office:value-type="float" office:value="7.7839886197434538E-2" table:style-name="ce1">
            <text:p>0.077839886</text:p>
          </table:table-cell>
          <table:table-cell office:value-type="float" office:value="-8.3431919565640795E-3" table:style-name="ce2">
            <text:p>-0.008343192</text:p>
          </table:table-cell>
          <table:table-cell table:number-columns-repeated="16378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0.13352174608950143" table:style-name="ce1">
            <text:p>0.133521746</text:p>
          </table:table-cell>
          <table:table-cell office:value-type="float" office:value="0.10340060216614133" table:style-name="ce1">
            <text:p>0.103400602</text:p>
          </table:table-cell>
          <table:table-cell office:value-type="float" office:value="0.13747595333135737" table:style-name="ce1">
            <text:p>0.137475953</text:p>
          </table:table-cell>
          <table:table-cell office:value-type="float" office:value="9.5977773461336235E-2" table:style-name="ce1">
            <text:p>0.095977773</text:p>
          </table:table-cell>
          <table:table-cell office:value-type="float" office:value="2.3886247939843802E-3" table:style-name="ce2">
            <text:p>0.002388625</text:p>
          </table:table-cell>
          <table:table-cell table:number-columns-repeated="16378"/>
        </table:table-row>
        <table:table-row table:style-name="ro1">
          <table:table-cell office:value-type="float" office:value="3.2" table:style-name="ce1">
            <text:p>3.2</text:p>
          </table:table-cell>
          <table:table-cell office:value-type="float" office:value="0.14777782746633408" table:style-name="ce1">
            <text:p>0.147777827</text:p>
          </table:table-cell>
          <table:table-cell office:value-type="float" office:value="0.11911112170519718" table:style-name="ce1">
            <text:p>0.119111122</text:p>
          </table:table-cell>
          <table:table-cell office:value-type="float" office:value="0.15650567867904927" table:style-name="ce1">
            <text:p>0.156505679</text:p>
          </table:table-cell>
          <table:table-cell office:value-type="float" office:value="0.10551372045819365" table:style-name="ce1">
            <text:p>0.10551372</text:p>
          </table:table-cell>
          <table:table-cell office:value-type="float" office:value="4.7235403735305402E-2" table:style-name="ce2">
            <text:p>0.047235404</text:p>
          </table:table-cell>
          <table:table-cell table:number-columns-repeated="16378"/>
        </table:table-row>
        <table:table-row table:style-name="ro1">
          <table:table-cell office:value-type="float" office:value="3.25" table:style-name="ce1">
            <text:p>3.25</text:p>
          </table:table-cell>
          <table:table-cell office:value-type="float" office:value="0.14886471071355734" table:style-name="ce1">
            <text:p>0.148864711</text:p>
          </table:table-cell>
          <table:table-cell office:value-type="float" office:value="0.12152832896053722" table:style-name="ce1">
            <text:p>0.121528329</text:p>
          </table:table-cell>
          <table:table-cell office:value-type="float" office:value="0.15957091023326681" table:style-name="ce1">
            <text:p>0.15957091</text:p>
          </table:table-cell>
          <table:table-cell office:value-type="float" office:value="0.10682935122549451" table:style-name="ce1">
            <text:p>0.106829351</text:p>
          </table:table-cell>
          <table:table-cell office:value-type="float" office:value="6.5732518785032001E-2" table:style-name="ce2">
            <text:p>0.065732519</text:p>
          </table:table-cell>
          <table:table-cell table:number-columns-repeated="16378"/>
        </table:table-row>
        <table:table-row table:style-name="ro1">
          <table:table-cell office:value-type="float" office:value="3.3" table:style-name="ce1">
            <text:p>3.3</text:p>
          </table:table-cell>
          <table:table-cell office:value-type="float" office:value="0.13794698508162934" table:style-name="ce1">
            <text:p>0.137946985</text:p>
          </table:table-cell>
          <table:table-cell office:value-type="float" office:value="0.11205643662429392" table:style-name="ce1">
            <text:p>0.112056437</text:p>
          </table:table-cell>
          <table:table-cell office:value-type="float" office:value="0.14822373904997208" table:style-name="ce1">
            <text:p>0.148223739</text:p>
          </table:table-cell>
          <table:table-cell office:value-type="float" office:value="0.10098664337995417" table:style-name="ce1">
            <text:p>0.100986643</text:p>
          </table:table-cell>
          <table:table-cell office:value-type="float" office:value="-5.4639240478797698E-3" table:style-name="ce2">
            <text:p>-0.005463924</text:p>
          </table:table-cell>
          <table:table-cell table:number-columns-repeated="16378"/>
        </table:table-row>
        <table:table-row table:style-name="ro1">
          <table:table-cell office:value-type="float" office:value="3.35" table:style-name="ce1">
            <text:p>3.35</text:p>
          </table:table-cell>
          <table:table-cell office:value-type="float" office:value="0.11763036614956751" table:style-name="ce1">
            <text:p>0.117630366</text:p>
          </table:table-cell>
          <table:table-cell office:value-type="float" office:value="9.4414235211953884E-2" table:style-name="ce1">
            <text:p>0.094414235</text:p>
          </table:table-cell>
          <table:table-cell office:value-type="float" office:value="0.12583133857385642" table:style-name="ce1">
            <text:p>0.125831339</text:p>
          </table:table-cell>
          <table:table-cell office:value-type="float" office:value="8.9110051260023929E-2" table:style-name="ce1">
            <text:p>0.089110051</text:p>
          </table:table-cell>
          <table:table-cell office:value-type="float" office:value="9.0511672908250906E-2" table:style-name="ce2">
            <text:p>0.090511673</text:p>
          </table:table-cell>
          <table:table-cell table:number-columns-repeated="16378"/>
        </table:table-row>
        <table:table-row table:style-name="ro1">
          <table:table-cell office:value-type="float" office:value="3.4" table:style-name="ce1">
            <text:p>3.4</text:p>
          </table:table-cell>
          <table:table-cell office:value-type="float" office:value="9.1291295788061833E-2" table:style-name="ce1">
            <text:p>0.091291296</text:p>
          </table:table-cell>
          <table:table-cell office:value-type="float" office:value="7.2903467774893663E-2" table:style-name="ce1">
            <text:p>0.072903468</text:p>
          </table:table-cell>
          <table:table-cell office:value-type="float" office:value="9.6476974224976877E-2" table:style-name="ce1">
            <text:p>0.096476974</text:p>
          </table:table-cell>
          <table:table-cell office:value-type="float" office:value="7.1891046428975036E-2" table:style-name="ce1">
            <text:p>0.071891046</text:p>
          </table:table-cell>
          <table:table-cell office:value-type="float" office:value="1.90534784472743E-2" table:style-name="ce2">
            <text:p>0.019053478</text:p>
          </table:table-cell>
          <table:table-cell table:number-columns-repeated="16378"/>
        </table:table-row>
        <table:table-row table:style-name="ro1">
          <table:table-cell office:value-type="float" office:value="3.45" table:style-name="ce1">
            <text:p>3.45</text:p>
          </table:table-cell>
          <table:table-cell office:value-type="float" office:value="6.2191397368021921E-2" table:style-name="ce1">
            <text:p>0.062191397</text:p>
          </table:table-cell>
          <table:table-cell office:value-type="float" office:value="5.0709068694406813E-2" table:style-name="ce1">
            <text:p>0.050709069</text:p>
          </table:table-cell>
          <table:table-cell office:value-type="float" office:value="6.3854441772780018E-2" table:style-name="ce1">
            <text:p>0.063854442</text:p>
          </table:table-cell>
          <table:table-cell office:value-type="float" office:value="4.9682525756430576E-2" table:style-name="ce1">
            <text:p>0.049682526</text:p>
          </table:table-cell>
          <table:table-cell office:value-type="float" office:value="-9.8298501467263294E-2" table:style-name="ce2">
            <text:p>-0.098298501</text:p>
          </table:table-cell>
          <table:table-cell table:number-columns-repeated="16378"/>
        </table:table-row>
        <table:table-row table:style-name="ro1">
          <table:table-cell office:value-type="float" office:value="3.5" table:style-name="ce1">
            <text:p>3.5</text:p>
          </table:table-cell>
          <table:table-cell office:value-type="float" office:value="3.2729850523946467E-2" table:style-name="ce1">
            <text:p>0.032729851</text:p>
          </table:table-cell>
          <table:table-cell office:value-type="float" office:value="2.9053641934097669E-2" table:style-name="ce1">
            <text:p>0.029053642</text:p>
          </table:table-cell>
          <table:table-cell office:value-type="float" office:value="3.0586176929755949E-2" table:style-name="ce1">
            <text:p>0.030586177</text:p>
          </table:table-cell>
          <table:table-cell office:value-type="float" office:value="2.3160758279356399E-2" table:style-name="ce1">
            <text:p>0.023160758</text:p>
          </table:table-cell>
          <table:table-cell office:value-type="float" office:value="-4.7693186708575599E-2" table:style-name="ce2">
            <text:p>-0.047693187</text:p>
          </table:table-cell>
          <table:table-cell table:number-columns-repeated="16378"/>
        </table:table-row>
        <table:table-row table:style-name="ro1">
          <table:table-cell office:value-type="float" office:value="3.55" table:style-name="ce1">
            <text:p>3.55</text:p>
          </table:table-cell>
          <table:table-cell office:value-type="float" office:value="4.1333929701762254E-3" table:style-name="ce1">
            <text:p>0.004133393</text:p>
          </table:table-cell>
          <table:table-cell office:value-type="float" office:value="7.5232620268689326E-3" table:style-name="ce1">
            <text:p>0.007523262</text:p>
          </table:table-cell>
          <table:table-cell office:value-type="float" office:value="-1.835846818353509E-3" table:style-name="ce1">
            <text:p>-0.001835847</text:p>
          </table:table-cell>
          <table:table-cell office:value-type="float" office:value="-6.0148237197250737E-3" table:style-name="ce1">
            <text:p>-0.006014824</text:p>
          </table:table-cell>
          <table:table-cell office:value-type="float" office:value="-9.74259960403904E-2" table:style-name="ce2">
            <text:p>-0.097425996</text:p>
          </table:table-cell>
          <table:table-cell table:number-columns-repeated="16378"/>
        </table:table-row>
        <table:table-row table:style-name="ro1">
          <table:table-cell office:value-type="float" office:value="3.6" table:style-name="ce1">
            <text:p>3.6</text:p>
          </table:table-cell>
          <table:table-cell office:value-type="float" office:value="-2.3315938081348721E-2" table:style-name="ce1">
            <text:p>-0.023315938</text:p>
          </table:table-cell>
          <table:table-cell office:value-type="float" office:value="-1.4751453836217652E-2" table:style-name="ce1">
            <text:p>-0.014751454</text:p>
          </table:table-cell>
          <table:table-cell office:value-type="float" office:value="-3.259764171305056E-2" table:style-name="ce1">
            <text:p>-0.032597642</text:p>
          </table:table-cell>
          <table:table-cell office:value-type="float" office:value="-3.516744403613397E-2" table:style-name="ce1">
            <text:p>-0.035167444</text:p>
          </table:table-cell>
          <table:table-cell office:value-type="float" office:value="-0.158675877006939" table:style-name="ce2">
            <text:p>-0.158675877</text:p>
          </table:table-cell>
          <table:table-cell table:number-columns-repeated="16378"/>
        </table:table-row>
        <table:table-row table:style-name="ro1">
          <table:table-cell office:value-type="float" office:value="3.649999999999995" table:style-name="ce1">
            <text:p>3.65</text:p>
          </table:table-cell>
          <table:table-cell office:value-type="float" office:value="-4.9663471833726588E-2" table:style-name="ce1">
            <text:p>-0.049663472</text:p>
          </table:table-cell>
          <table:table-cell office:value-type="float" office:value="-3.7801121535754448E-2" table:style-name="ce1">
            <text:p>-0.037801122</text:p>
          </table:table-cell>
          <table:table-cell office:value-type="float" office:value="-6.0937955064337225E-2" table:style-name="ce1">
            <text:p>-0.060937955</text:p>
          </table:table-cell>
          <table:table-cell office:value-type="float" office:value="-6.1302213123750553E-2" table:style-name="ce1">
            <text:p>-0.061302213</text:p>
          </table:table-cell>
          <table:table-cell office:value-type="float" office:value="-0.146897053744133" table:style-name="ce2">
            <text:p>-0.146897054</text:p>
          </table:table-cell>
          <table:table-cell table:number-columns-repeated="16378"/>
        </table:table-row>
        <table:table-row table:style-name="ro1">
          <table:table-cell office:value-type="float" office:value="3.6999999999999948" table:style-name="ce1">
            <text:p>3.7</text:p>
          </table:table-cell>
          <table:table-cell office:value-type="float" office:value="-7.4599179524913697E-2" table:style-name="ce1">
            <text:p>-0.07459918</text:p>
          </table:table-cell>
          <table:table-cell office:value-type="float" office:value="-6.016129652866932E-2" table:style-name="ce1">
            <text:p>-0.060161297</text:p>
          </table:table-cell>
          <table:table-cell office:value-type="float" office:value="-8.5726058639567518E-2" table:style-name="ce1">
            <text:p>-0.085726059</text:p>
          </table:table-cell>
          <table:table-cell office:value-type="float" office:value="-8.2050065744621134E-2" table:style-name="ce1">
            <text:p>-0.082050066</text:p>
          </table:table-cell>
          <table:table-cell office:value-type="float" office:value="-0.26817530807960999" table:style-name="ce2">
            <text:p>-0.268175308</text:p>
          </table:table-cell>
          <table:table-cell table:number-columns-repeated="16378"/>
        </table:table-row>
        <table:table-row table:style-name="ro1">
          <table:table-cell office:value-type="float" office:value="3.7499999999999947" table:style-name="ce1">
            <text:p>3.75</text:p>
          </table:table-cell>
          <table:table-cell office:value-type="float" office:value="-9.705326185692105E-2" table:style-name="ce1">
            <text:p>-0.097053262</text:p>
          </table:table-cell>
          <table:table-cell office:value-type="float" office:value="-7.9213757534339471E-2" table:style-name="ce1">
            <text:p>-0.079213758</text:p>
          </table:table-cell>
          <table:table-cell office:value-type="float" office:value="-0.10546389926365048" table:style-name="ce1">
            <text:p>-0.105463899</text:p>
          </table:table-cell>
          <table:table-cell office:value-type="float" office:value="-9.6236086841533661E-2" table:style-name="ce1">
            <text:p>-0.096236087</text:p>
          </table:table-cell>
          <table:table-cell office:value-type="float" office:value="-0.203260904320194" table:style-name="ce2">
            <text:p>-0.203260904</text:p>
          </table:table-cell>
          <table:table-cell table:number-columns-repeated="16378"/>
        </table:table-row>
        <table:table-row table:style-name="ro1">
          <table:table-cell office:value-type="float" office:value="3.7999999999999945" table:style-name="ce1">
            <text:p>3.8</text:p>
          </table:table-cell>
          <table:table-cell office:value-type="float" office:value="-0.11526999106090205" table:style-name="ce1">
            <text:p>-0.115269991</text:p>
          </table:table-cell>
          <table:table-cell office:value-type="float" office:value="-9.2318068440949419E-2" table:style-name="ce1">
            <text:p>-0.092318068</text:p>
          </table:table-cell>
          <table:table-cell office:value-type="float" office:value="-0.11868496729551359" table:style-name="ce1">
            <text:p>-0.118684967</text:p>
          </table:table-cell>
          <table:table-cell office:value-type="float" office:value="-0.10384040619590899" table:style-name="ce1">
            <text:p>-0.103840406</text:p>
          </table:table-cell>
          <table:table-cell office:value-type="float" office:value="-0.19933462989925799" table:style-name="ce2">
            <text:p>-0.19933463</text:p>
          </table:table-cell>
          <table:table-cell table:number-columns-repeated="16378"/>
        </table:table-row>
        <table:table-row table:style-name="ro1">
          <table:table-cell office:value-type="float" office:value="3.8499999999999943" table:style-name="ce1">
            <text:p>3.85</text:p>
          </table:table-cell>
          <table:table-cell office:value-type="float" office:value="-0.12732547725643123" table:style-name="ce1">
            <text:p>-0.127325477</text:p>
          </table:table-cell>
          <table:table-cell office:value-type="float" office:value="-9.8091592325415158E-2" table:style-name="ce1">
            <text:p>-0.098091592</text:p>
          </table:table-cell>
          <table:table-cell office:value-type="float" office:value="-0.1245136644495327" table:style-name="ce1">
            <text:p>-0.124513664</text:p>
          </table:table-cell>
          <table:table-cell office:value-type="float" office:value="-0.10558962918451614" table:style-name="ce1">
            <text:p>-0.105589629</text:p>
          </table:table-cell>
          <table:table-cell office:value-type="float" office:value="-0.214603474869554" table:style-name="ce2">
            <text:p>-0.214603475</text:p>
          </table:table-cell>
          <table:table-cell table:number-columns-repeated="16378"/>
        </table:table-row>
        <table:table-row table:style-name="ro1">
          <table:table-cell office:value-type="float" office:value="3.8999999999999941" table:style-name="ce1">
            <text:p>3.9</text:p>
          </table:table-cell>
          <table:table-cell office:value-type="float" office:value="-0.13184453872010846" table:style-name="ce1">
            <text:p>-0.131844539</text:p>
          </table:table-cell>
          <table:table-cell office:value-type="float" office:value="-9.712116060466526E-2" table:style-name="ce1">
            <text:p>-0.097121161</text:p>
          </table:table-cell>
          <table:table-cell office:value-type="float" office:value="-0.1230802423535495" table:style-name="ce1">
            <text:p>-0.123080242</text:p>
          </table:table-cell>
          <table:table-cell office:value-type="float" office:value="-0.10253923763016801" table:style-name="ce1">
            <text:p>-0.102539238</text:p>
          </table:table-cell>
          <table:table-cell office:value-type="float" office:value="-0.18328053004477901" table:style-name="ce2">
            <text:p>-0.18328053</text:p>
          </table:table-cell>
          <table:table-cell table:number-columns-repeated="16378"/>
        </table:table-row>
        <table:table-row table:style-name="ro1">
          <table:table-cell office:value-type="float" office:value="3.949999999999994" table:style-name="ce1">
            <text:p>3.95</text:p>
          </table:table-cell>
          <table:table-cell office:value-type="float" office:value="-0.12858357407489077" table:style-name="ce1">
            <text:p>-0.128583574</text:p>
          </table:table-cell>
          <table:table-cell office:value-type="float" office:value="-9.1704062959965929E-2" table:style-name="ce1">
            <text:p>-0.091704063</text:p>
          </table:table-cell>
          <table:table-cell office:value-type="float" office:value="-0.11557585109236194" table:style-name="ce1">
            <text:p>-0.115575851</text:p>
          </table:table-cell>
          <table:table-cell office:value-type="float" office:value="-9.5791202257678149E-2" table:style-name="ce1">
            <text:p>-0.095791202</text:p>
          </table:table-cell>
          <table:table-cell office:value-type="float" office:value="-0.25796699458518102" table:style-name="ce2">
            <text:p>-0.257966995</text:p>
          </table:table-cell>
          <table:table-cell table:number-columns-repeated="16378"/>
        </table:table-row>
        <table:table-row table:style-name="ro1">
          <table:table-cell office:value-type="float" office:value="3.9999999999999938" table:style-name="ce1">
            <text:p>4</text:p>
          </table:table-cell>
          <table:table-cell office:value-type="float" office:value="-0.11861565558208664" table:style-name="ce1">
            <text:p>-0.118615656</text:p>
          </table:table-cell>
          <table:table-cell office:value-type="float" office:value="-8.4742709968950447E-2" table:style-name="ce1">
            <text:p>-0.08474271</text:p>
          </table:table-cell>
          <table:table-cell office:value-type="float" office:value="-0.10391868602737413" table:style-name="ce1">
            <text:p>-0.103918686</text:p>
          </table:table-cell>
          <table:table-cell office:value-type="float" office:value="-8.6283318046280089E-2" table:style-name="ce1">
            <text:p>-0.086283318</text:p>
          </table:table-cell>
          <table:table-cell office:value-type="float" office:value="-0.14314528040857899" table:style-name="ce2">
            <text:p>-0.14314528</text:p>
          </table:table-cell>
          <table:table-cell table:number-columns-repeated="16378"/>
        </table:table-row>
        <table:table-row table:style-name="ro1">
          <table:table-cell office:value-type="float" office:value="4.0499999999999936" table:style-name="ce1">
            <text:p>4.05</text:p>
          </table:table-cell>
          <table:table-cell office:value-type="float" office:value="-0.10403982729752725" table:style-name="ce1">
            <text:p>-0.104039827</text:p>
          </table:table-cell>
          <table:table-cell office:value-type="float" office:value="-7.8371015969765617E-2" table:style-name="ce1">
            <text:p>-0.078371016</text:p>
          </table:table-cell>
          <table:table-cell office:value-type="float" office:value="-9.0185743029444335E-2" table:style-name="ce1">
            <text:p>-0.090185743</text:p>
          </table:table-cell>
          <table:table-cell office:value-type="float" office:value="-7.4623819164506958E-2" table:style-name="ce1">
            <text:p>-0.074623819</text:p>
          </table:table-cell>
          <table:table-cell office:value-type="float" office:value="-0.14611179885994899" table:style-name="ce2">
            <text:p>-0.146111799</text:p>
          </table:table-cell>
          <table:table-cell table:number-columns-repeated="16378"/>
        </table:table-row>
        <table:table-row table:style-name="ro1">
          <table:table-cell office:value-type="float" office:value="4.0999999999999934" table:style-name="ce1">
            <text:p>4.1</text:p>
          </table:table-cell>
          <table:table-cell office:value-type="float" office:value="-8.7346025575525121E-2" table:style-name="ce1">
            <text:p>-0.087346026</text:p>
          </table:table-cell>
          <table:table-cell office:value-type="float" office:value="-7.3031224773198816E-2" table:style-name="ce1">
            <text:p>-0.073031225</text:p>
          </table:table-cell>
          <table:table-cell office:value-type="float" office:value="-7.6059618959685632E-2" table:style-name="ce1">
            <text:p>-0.076059619</text:p>
          </table:table-cell>
          <table:table-cell office:value-type="float" office:value="-6.1099002042193276E-2" table:style-name="ce1">
            <text:p>-0.061099002</text:p>
          </table:table-cell>
          <table:table-cell office:value-type="float" office:value="-0.10344628348582301" table:style-name="ce2">
            <text:p>-0.103446283</text:p>
          </table:table-cell>
          <table:table-cell table:number-columns-repeated="16378"/>
        </table:table-row>
        <table:table-row table:style-name="ro1">
          <table:table-cell office:value-type="float" office:value="4.1499999999999932" table:style-name="ce1">
            <text:p>4.15</text:p>
          </table:table-cell>
          <table:table-cell office:value-type="float" office:value="-7.0703894336450565E-2" table:style-name="ce1">
            <text:p>-0.070703894</text:p>
          </table:table-cell>
          <table:table-cell office:value-type="float" office:value="-6.7478115918901974E-2" table:style-name="ce1">
            <text:p>-0.067478116</text:p>
          </table:table-cell>
          <table:table-cell office:value-type="float" office:value="-6.2512114882944669E-2" table:style-name="ce1">
            <text:p>-0.062512115</text:p>
          </table:table-cell>
          <table:table-cell office:value-type="float" office:value="-4.5969050498020116E-2" table:style-name="ce1">
            <text:p>-0.04596905</text:p>
          </table:table-cell>
          <table:table-cell office:value-type="float" office:value="-5.0746955702629E-2" table:style-name="ce2">
            <text:p>-0.050746956</text:p>
          </table:table-cell>
          <table:table-cell table:number-columns-repeated="16378"/>
        </table:table-row>
        <table:table-row table:style-name="ro1">
          <table:table-cell office:value-type="float" office:value="4.1999999999999931" table:style-name="ce1">
            <text:p>4.2</text:p>
          </table:table-cell>
          <table:table-cell office:value-type="float" office:value="-5.5453759670401323E-2" table:style-name="ce1">
            <text:p>-0.05545376</text:p>
          </table:table-cell>
          <table:table-cell office:value-type="float" office:value="-5.9696837945106586E-2" table:style-name="ce1">
            <text:p>-0.059696838</text:p>
          </table:table-cell>
          <table:table-cell office:value-type="float" office:value="-4.982147211416936E-2" table:style-name="ce1">
            <text:p>-0.049821472</text:p>
          </table:table-cell>
          <table:table-cell office:value-type="float" office:value="-2.9925272462554518E-2" table:style-name="ce1">
            <text:p>-0.029925272</text:p>
          </table:table-cell>
          <table:table-cell office:value-type="float" office:value="1.32949426299058E-2" table:style-name="ce2">
            <text:p>0.013294943</text:p>
          </table:table-cell>
          <table:table-cell table:number-columns-repeated="16378"/>
        </table:table-row>
        <table:table-row table:style-name="ro1">
          <table:table-cell office:value-type="float" office:value="4.2499999999999929" table:style-name="ce1">
            <text:p>4.25</text:p>
          </table:table-cell>
          <table:table-cell office:value-type="float" office:value="-4.1969497832139414E-2" table:style-name="ce1">
            <text:p>-0.041969498</text:p>
          </table:table-cell>
          <table:table-cell office:value-type="float" office:value="-4.8242460371712169E-2" table:style-name="ce1">
            <text:p>-0.04824246</text:p>
          </table:table-cell>
          <table:table-cell office:value-type="float" office:value="-3.7863338349863149E-2" table:style-name="ce1">
            <text:p>-0.037863338</text:p>
          </table:table-cell>
          <table:table-cell office:value-type="float" office:value="-1.4356090448228104E-2" table:style-name="ce1">
            <text:p>-0.01435609</text:p>
          </table:table-cell>
          <table:table-cell office:value-type="float" office:value="7.1840056773150404E-2" table:style-name="ce2">
            <text:p>0.071840057</text:p>
          </table:table-cell>
          <table:table-cell table:number-columns-repeated="16378"/>
        </table:table-row>
        <table:table-row table:style-name="ro1">
          <table:table-cell office:value-type="float" office:value="4.2999999999999927" table:style-name="ce1">
            <text:p>4.3</text:p>
          </table:table-cell>
          <table:table-cell office:value-type="float" office:value="-2.9895673668772566E-2" table:style-name="ce1">
            <text:p>-0.029895674</text:p>
          </table:table-cell>
          <table:table-cell office:value-type="float" office:value="-3.3292977946963224E-2" table:style-name="ce1">
            <text:p>-0.033292978</text:p>
          </table:table-cell>
          <table:table-cell office:value-type="float" office:value="-2.649971738901763E-2" table:style-name="ce1">
            <text:p>-0.026499717</text:p>
          </table:table-cell>
          <table:table-cell office:value-type="float" office:value="-1.1281665471103142E-3" table:style-name="ce1">
            <text:p>-0.001128167</text:p>
          </table:table-cell>
          <table:table-cell office:value-type="float" office:value="8.8592160969129405E-2" table:style-name="ce2">
            <text:p>0.088592161</text:p>
          </table:table-cell>
          <table:table-cell table:number-columns-repeated="16378"/>
        </table:table-row>
        <table:table-row table:style-name="ro1">
          <table:table-cell office:value-type="float" office:value="4.3499999999999925" table:style-name="ce1">
            <text:p>4.35</text:p>
          </table:table-cell>
          <table:table-cell office:value-type="float" office:value="-1.8612670618097758E-2" table:style-name="ce1">
            <text:p>-0.018612671</text:p>
          </table:table-cell>
          <table:table-cell office:value-type="float" office:value="-1.6860406828565273E-2" table:style-name="ce1">
            <text:p>-0.016860407</text:p>
          </table:table-cell>
          <table:table-cell office:value-type="float" office:value="-1.586396405592733E-2" table:style-name="ce1">
            <text:p>-0.015863964</text:p>
          </table:table-cell>
          <table:table-cell office:value-type="float" office:value="8.0791897129088557E-3" table:style-name="ce1">
            <text:p>0.00807919</text:p>
          </table:table-cell>
          <table:table-cell office:value-type="float" office:value="0.115639829202221" table:style-name="ce2">
            <text:p>0.115639829</text:p>
          </table:table-cell>
          <table:table-cell table:number-columns-repeated="16378"/>
        </table:table-row>
        <table:table-row table:style-name="ro1">
          <table:table-cell office:value-type="float" office:value="4.3999999999999924" table:style-name="ce1">
            <text:p>4.4</text:p>
          </table:table-cell>
          <table:table-cell office:value-type="float" office:value="-7.7123629659033265E-3" table:style-name="ce1">
            <text:p>-0.007712363</text:p>
          </table:table-cell>
          <table:table-cell office:value-type="float" office:value="-2.0407323975681945E-3" table:style-name="ce1">
            <text:p>-0.002040732</text:p>
          </table:table-cell>
          <table:table-cell office:value-type="float" office:value="-6.4096311365211701E-3" table:style-name="ce1">
            <text:p>-0.006409631</text:p>
          </table:table-cell>
          <table:table-cell office:value-type="float" office:value="1.2519602454286734E-2" table:style-name="ce1">
            <text:p>0.012519602</text:p>
          </table:table-cell>
          <table:table-cell office:value-type="float" office:value="3.2053809307695198E-2" table:style-name="ce2">
            <text:p>0.032053809</text:p>
          </table:table-cell>
          <table:table-cell table:number-columns-repeated="16378"/>
        </table:table-row>
        <table:table-row table:style-name="ro1">
          <table:table-cell office:value-type="float" office:value="4.4499999999999922" table:style-name="ce1">
            <text:p>4.45</text:p>
          </table:table-cell>
          <table:table-cell office:value-type="float" office:value="2.7088971477484069E-3" table:style-name="ce1">
            <text:p>0.002708897</text:p>
          </table:table-cell>
          <table:table-cell office:value-type="float" office:value="8.3264306127046155E-3" table:style-name="ce1">
            <text:p>0.008326431</text:p>
          </table:table-cell>
          <table:table-cell office:value-type="float" office:value="1.2802661068541143E-3" table:style-name="ce1">
            <text:p>0.001280266</text:p>
          </table:table-cell>
          <table:table-cell office:value-type="float" office:value="1.2768826215352086E-2" table:style-name="ce1">
            <text:p>0.012768826</text:p>
          </table:table-cell>
          <table:table-cell office:value-type="float" office:value="8.4316884377439602E-2" table:style-name="ce2">
            <text:p>0.084316884</text:p>
          </table:table-cell>
          <table:table-cell table:number-columns-repeated="16378"/>
        </table:table-row>
        <table:table-row table:style-name="ro1">
          <table:table-cell office:value-type="float" office:value="4.499999999999992" table:style-name="ce1">
            <text:p>4.5</text:p>
          </table:table-cell>
          <table:table-cell office:value-type="float" office:value="1.20369375657339E-2" table:style-name="ce1">
            <text:p>0.012036938</text:p>
          </table:table-cell>
          <table:table-cell office:value-type="float" office:value="1.2923588894312615E-2" table:style-name="ce1">
            <text:p>0.012923589</text:p>
          </table:table-cell>
          <table:table-cell office:value-type="float" office:value="6.8025582708819716E-3" table:style-name="ce1">
            <text:p>0.006802558</text:p>
          </table:table-cell>
          <table:table-cell office:value-type="float" office:value="1.0528837827307198E-2" table:style-name="ce1">
            <text:p>0.010528838</text:p>
          </table:table-cell>
          <table:table-cell office:value-type="float" office:value="3.2490062021131097E-2" table:style-name="ce2">
            <text:p>0.032490062</text:p>
          </table:table-cell>
          <table:table-cell table:number-columns-repeated="16378"/>
        </table:table-row>
        <table:table-row table:style-name="ro1">
          <table:table-cell office:value-type="float" office:value="4.5499999999999918" table:style-name="ce1">
            <text:p>4.55</text:p>
          </table:table-cell>
          <table:table-cell office:value-type="float" office:value="1.938232189834212E-2" table:style-name="ce1">
            <text:p>0.019382322</text:p>
          </table:table-cell>
          <table:table-cell office:value-type="float" office:value="1.2526417100330266E-2" table:style-name="ce1">
            <text:p>0.012526417</text:p>
          </table:table-cell>
          <table:table-cell office:value-type="float" office:value="1.0181794307301251E-2" table:style-name="ce1">
            <text:p>0.010181794</text:p>
          </table:table-cell>
          <table:table-cell office:value-type="float" office:value="7.9309817523360027E-3" table:style-name="ce1">
            <text:p>0.007930982</text:p>
          </table:table-cell>
          <table:table-cell office:value-type="float" office:value="0.10316300159792299" table:style-name="ce2">
            <text:p>0.103163002</text:p>
          </table:table-cell>
          <table:table-cell table:number-columns-repeated="16378"/>
        </table:table-row>
        <table:table-row table:style-name="ro1">
          <table:table-cell office:value-type="float" office:value="4.5999999999999917" table:style-name="ce1">
            <text:p>4.6</text:p>
          </table:table-cell>
          <table:table-cell office:value-type="float" office:value="2.3958679067273125E-2" table:style-name="ce1">
            <text:p>0.023958679</text:p>
          </table:table-cell>
          <table:table-cell office:value-type="float" office:value="9.6108396656016514E-3" table:style-name="ce1">
            <text:p>0.00961084</text:p>
          </table:table-cell>
          <table:table-cell office:value-type="float" office:value="1.191272281433093E-2" table:style-name="ce1">
            <text:p>0.011912723</text:p>
          </table:table-cell>
          <table:table-cell office:value-type="float" office:value="6.6633596468110463E-3" table:style-name="ce1">
            <text:p>0.00666336</text:p>
          </table:table-cell>
          <table:table-cell office:value-type="float" office:value="6.6605024211895097E-2" table:style-name="ce2">
            <text:p>0.066605024</text:p>
          </table:table-cell>
          <table:table-cell table:number-columns-repeated="16378"/>
        </table:table-row>
        <table:table-row table:style-name="ro1">
          <table:table-cell office:value-type="float" office:value="4.6499999999999915" table:style-name="ce1">
            <text:p>4.65</text:p>
          </table:table-cell>
          <table:table-cell office:value-type="float" office:value="2.5436310624038276E-2" table:style-name="ce1">
            <text:p>0.025436311</text:p>
          </table:table-cell>
          <table:table-cell office:value-type="float" office:value="7.1996998754748224E-3" table:style-name="ce1">
            <text:p>0.0071997</text:p>
          </table:table-cell>
          <table:table-cell office:value-type="float" office:value="1.2766313025880693E-2" table:style-name="ce1">
            <text:p>0.012766313</text:p>
          </table:table-cell>
          <table:table-cell office:value-type="float" office:value="7.3313219941362204E-3" table:style-name="ce1">
            <text:p>0.007331322</text:p>
          </table:table-cell>
          <table:table-cell office:value-type="float" office:value="4.0080859234939099E-2" table:style-name="ce2">
            <text:p>0.040080859</text:p>
          </table:table-cell>
          <table:table-cell table:number-columns-repeated="16378"/>
        </table:table-row>
        <table:table-row table:style-name="ro1">
          <table:table-cell office:value-type="float" office:value="4.6999999999999913" table:style-name="ce1">
            <text:p>4.7</text:p>
          </table:table-cell>
          <table:table-cell office:value-type="float" office:value="2.4133063151557388E-2" table:style-name="ce1">
            <text:p>0.024133063</text:p>
          </table:table-cell>
          <table:table-cell office:value-type="float" office:value="7.5106337521742882E-3" table:style-name="ce1">
            <text:p>0.007510634</text:p>
          </table:table-cell>
          <table:table-cell office:value-type="float" office:value="1.3458764404693242E-2" table:style-name="ce1">
            <text:p>0.013458764</text:p>
          </table:table-cell>
          <table:table-cell office:value-type="float" office:value="9.3616573451898704E-3" table:style-name="ce1">
            <text:p>0.009361657</text:p>
          </table:table-cell>
          <table:table-cell office:value-type="float" office:value="2.7342280002579201E-2" table:style-name="ce2">
            <text:p>0.02734228</text:p>
          </table:table-cell>
          <table:table-cell table:number-columns-repeated="16378"/>
        </table:table-row>
        <table:table-row table:style-name="ro1">
          <table:table-cell office:value-type="float" office:value="4.7499999999999911" table:style-name="ce1">
            <text:p>4.75</text:p>
          </table:table-cell>
          <table:table-cell office:value-type="float" office:value="2.0974249291689697E-2" table:style-name="ce1">
            <text:p>0.020974249</text:p>
          </table:table-cell>
          <table:table-cell office:value-type="float" office:value="1.104065808568888E-2" table:style-name="ce1">
            <text:p>0.011040658</text:p>
          </table:table-cell>
          <table:table-cell office:value-type="float" office:value="1.4360357352979603E-2" table:style-name="ce1">
            <text:p>0.014360357</text:p>
          </table:table-cell>
          <table:table-cell office:value-type="float" office:value="1.1496039778972478E-2" table:style-name="ce1">
            <text:p>0.01149604</text:p>
          </table:table-cell>
          <table:table-cell office:value-type="float" office:value="7.8471098017391799E-2" table:style-name="ce2">
            <text:p>0.078471098</text:p>
          </table:table-cell>
          <table:table-cell table:number-columns-repeated="16378"/>
        </table:table-row>
        <table:table-row table:style-name="ro1">
          <table:table-cell office:value-type="float" office:value="4.7999999999999909" table:style-name="ce1">
            <text:p>4.8</text:p>
          </table:table-cell>
          <table:table-cell office:value-type="float" office:value="1.7241357061069249E-2" table:style-name="ce1">
            <text:p>0.017241357</text:p>
          </table:table-cell>
          <table:table-cell office:value-type="float" office:value="1.6490240073074647E-2" table:style-name="ce1">
            <text:p>0.01649024</text:p>
          </table:table-cell>
          <table:table-cell office:value-type="float" office:value="1.5401294614801412E-2" table:style-name="ce1">
            <text:p>0.015401295</text:p>
          </table:table-cell>
          <table:table-cell office:value-type="float" office:value="1.2593119759281134E-2" table:style-name="ce1">
            <text:p>0.01259312</text:p>
          </table:table-cell>
          <table:table-cell office:value-type="float" office:value="-1.6806494597242001E-2" table:style-name="ce2">
            <text:p>-0.016806495</text:p>
          </table:table-cell>
          <table:table-cell table:number-columns-repeated="16378"/>
        </table:table-row>
        <table:table-row table:style-name="ro1">
          <table:table-cell office:value-type="float" office:value="4.8499999999999908" table:style-name="ce1">
            <text:p>4.85</text:p>
          </table:table-cell>
          <table:table-cell office:value-type="float" office:value="1.4203567973854659E-2" table:style-name="ce1">
            <text:p>0.014203568</text:p>
          </table:table-cell>
          <table:table-cell office:value-type="float" office:value="2.1517339365837454E-2" table:style-name="ce1">
            <text:p>0.021517339</text:p>
          </table:table-cell>
          <table:table-cell office:value-type="float" office:value="1.6223670599108425E-2" table:style-name="ce1">
            <text:p>0.016223671</text:p>
          </table:table-cell>
          <table:table-cell office:value-type="float" office:value="1.2274035469465398E-2" table:style-name="ce1">
            <text:p>0.012274035</text:p>
          </table:table-cell>
          <table:table-cell office:value-type="float" office:value="2.1268731659156402E-3" table:style-name="ce2">
            <text:p>0.002126873</text:p>
          </table:table-cell>
          <table:table-cell table:number-columns-repeated="16378"/>
        </table:table-row>
        <table:table-row table:style-name="ro1">
          <table:table-cell office:value-type="float" office:value="4.8999999999999906" table:style-name="ce1">
            <text:p>4.9</text:p>
          </table:table-cell>
          <table:table-cell office:value-type="float" office:value="1.2762260025456666E-2" table:style-name="ce1">
            <text:p>0.01276226</text:p>
          </table:table-cell>
          <table:table-cell office:value-type="float" office:value="2.3926160546083906E-2" table:style-name="ce1">
            <text:p>0.023926161</text:p>
          </table:table-cell>
          <table:table-cell office:value-type="float" office:value="1.649132178368996E-2" table:style-name="ce1">
            <text:p>0.016491322</text:p>
          </table:table-cell>
          <table:table-cell office:value-type="float" office:value="1.106074128328283E-2" table:style-name="ce1">
            <text:p>0.011060741</text:p>
          </table:table-cell>
          <table:table-cell office:value-type="float" office:value="-1.6719244054555001E-2" table:style-name="ce2">
            <text:p>-0.016719244</text:p>
          </table:table-cell>
          <table:table-cell table:number-columns-repeated="16378"/>
        </table:table-row>
        <table:table-row table:style-name="ro1">
          <table:table-cell office:value-type="float" office:value="4.9499999999999904" table:style-name="ce1">
            <text:p>4.95</text:p>
          </table:table-cell>
          <table:table-cell office:value-type="float" office:value="1.3226826571121229E-2" table:style-name="ce1">
            <text:p>0.013226827</text:p>
          </table:table-cell>
          <table:table-cell office:value-type="float" office:value="2.2716976608244503E-2" table:style-name="ce1">
            <text:p>0.022716977</text:p>
          </table:table-cell>
          <table:table-cell office:value-type="float" office:value="1.6179687664037899E-2" table:style-name="ce1">
            <text:p>0.016179688</text:p>
          </table:table-cell>
          <table:table-cell office:value-type="float" office:value="1.0004524520431095E-2" table:style-name="ce1">
            <text:p>0.010004525</text:p>
          </table:table-cell>
          <table:table-cell office:value-type="float" office:value="1.95237208054744E-3" table:style-name="ce2">
            <text:p>0.001952372</text:p>
          </table:table-cell>
          <table:table-cell table:number-columns-repeated="16378"/>
        </table:table-row>
        <table:table-row table:style-name="ro1">
          <table:table-cell office:value-type="float" office:value="4.9999999999999902" table:style-name="ce1">
            <text:p>5</text:p>
          </table:table-cell>
          <table:table-cell office:value-type="float" office:value="1.5287629407089907E-2" table:style-name="ce1">
            <text:p>0.015287629</text:p>
          </table:table-cell>
          <table:table-cell office:value-type="float" office:value="1.8523238533076917E-2" table:style-name="ce1">
            <text:p>0.018523239</text:p>
          </table:table-cell>
          <table:table-cell office:value-type="float" office:value="1.5677347987279093E-2" table:style-name="ce1">
            <text:p>0.015677348</text:p>
          </table:table-cell>
          <table:table-cell office:value-type="float" office:value="1.0109213747758751E-2" table:style-name="ce1">
            <text:p>0.010109214</text:p>
          </table:table-cell>
          <table:table-cell office:value-type="float" office:value="7.7448975427452105E-4" table:style-name="ce2">
            <text:p>0.00077449</text:p>
          </table:table-cell>
          <table:table-cell table:number-columns-repeated="16378"/>
        </table:table-row>
        <table:table-row table:style-name="ro1">
          <table:table-cell office:value-type="float" office:value="5.0499999999999901" table:style-name="ce1">
            <text:p>5.05</text:p>
          </table:table-cell>
          <table:table-cell office:value-type="float" office:value="1.8180182666364734E-2" table:style-name="ce1">
            <text:p>0.018180183</text:p>
          </table:table-cell>
          <table:table-cell office:value-type="float" office:value="1.3275080134657226E-2" table:style-name="ce1">
            <text:p>0.01327508</text:p>
          </table:table-cell>
          <table:table-cell office:value-type="float" office:value="1.5635117756380545E-2" table:style-name="ce1">
            <text:p>0.015635118</text:p>
          </table:table-cell>
          <table:table-cell office:value-type="float" office:value="1.1886794531129128E-2" table:style-name="ce1">
            <text:p>0.011886795</text:p>
          </table:table-cell>
          <table:table-cell office:value-type="float" office:value="-4.0339257200616702E-4" table:style-name="ce2">
            <text:p>-0.000403393</text:p>
          </table:table-cell>
          <table:table-cell table:number-columns-repeated="16378"/>
        </table:table-row>
        <table:table-row table:style-name="ro1">
          <table:table-cell office:value-type="float" office:value="5.0999999999999899" table:style-name="ce1">
            <text:p>5.1</text:p>
          </table:table-cell>
          <table:table-cell office:value-type="float" office:value="2.0970967223858879E-2" table:style-name="ce1">
            <text:p>0.020970967</text:p>
          </table:table-cell>
          <table:table-cell office:value-type="float" office:value="9.2936235654142892E-3" table:style-name="ce1">
            <text:p>0.009293624</text:p>
          </table:table-cell>
          <table:table-cell office:value-type="float" office:value="1.663918403526524E-2" table:style-name="ce1">
            <text:p>0.016639184</text:p>
          </table:table-cell>
          <table:table-cell office:value-type="float" office:value="1.5180512568309705E-2" table:style-name="ce1">
            <text:p>0.015180513</text:p>
          </table:table-cell>
          <table:table-cell office:value-type="float" office:value="4.8107909162175298E-2" table:style-name="ce2">
            <text:p>0.048107909</text:p>
          </table:table-cell>
          <table:table-cell table:number-columns-repeated="16378"/>
        </table:table-row>
        <table:table-row table:style-name="ro1">
          <table:table-cell office:value-type="float" office:value="5.1499999999999897" table:style-name="ce1">
            <text:p>5.15</text:p>
          </table:table-cell>
          <table:table-cell office:value-type="float" office:value="2.2861862266805446E-2" table:style-name="ce1">
            <text:p>0.022861862</text:p>
          </table:table-cell>
          <table:table-cell office:value-type="float" office:value="8.2648214406090357E-3" table:style-name="ce1">
            <text:p>0.008264821</text:p>
          </table:table-cell>
          <table:table-cell office:value-type="float" office:value="1.8883162233283526E-2" table:style-name="ce1">
            <text:p>0.018883162</text:p>
          </table:table-cell>
          <table:table-cell office:value-type="float" office:value="1.9202338627159074E-2" table:style-name="ce1">
            <text:p>0.019202339</text:p>
          </table:table-cell>
          <table:table-cell office:value-type="float" office:value="1.8651215378604499E-3" table:style-name="ce2">
            <text:p>0.001865122</text:p>
          </table:table-cell>
          <table:table-cell table:number-columns-repeated="16378"/>
        </table:table-row>
        <table:table-row table:style-name="ro1">
          <table:table-cell office:value-type="float" office:value="5.1999999999999895" table:style-name="ce1">
            <text:p>5.2</text:p>
          </table:table-cell>
          <table:table-cell office:value-type="float" office:value="2.3415781361193513E-2" table:style-name="ce1">
            <text:p>0.023415781</text:p>
          </table:table-cell>
          <table:table-cell office:value-type="float" office:value="1.0561175234005233E-2" table:style-name="ce1">
            <text:p>0.010561175</text:p>
          </table:table-cell>
          <table:table-cell office:value-type="float" office:value="2.2016280679294425E-2" table:style-name="ce1">
            <text:p>0.022016281</text:p>
          </table:table-cell>
          <table:table-cell office:value-type="float" office:value="2.2727318587734899E-2" table:style-name="ce1">
            <text:p>0.022727319</text:p>
          </table:table-cell>
          <table:table-cell office:value-type="float" office:value="1.6174210538592901E-2" table:style-name="ce2">
            <text:p>0.016174211</text:p>
          </table:table-cell>
          <table:table-cell table:number-columns-repeated="16378"/>
        </table:table-row>
        <table:table-row table:style-name="ro1">
          <table:table-cell office:value-type="float" office:value="5.2499999999999893" table:style-name="ce1">
            <text:p>5.25</text:p>
          </table:table-cell>
          <table:table-cell office:value-type="float" office:value="2.2643591682607642E-2" table:style-name="ce1">
            <text:p>0.022643592</text:p>
          </table:table-cell>
          <table:table-cell office:value-type="float" office:value="1.5183558375934018E-2" table:style-name="ce1">
            <text:p>0.015183558</text:p>
          </table:table-cell>
          <table:table-cell office:value-type="float" office:value="2.5251900984328394E-2" table:style-name="ce1">
            <text:p>0.025251901</text:p>
          </table:table-cell>
          <table:table-cell office:value-type="float" office:value="2.447007475378625E-2" table:style-name="ce1">
            <text:p>0.024470075</text:p>
          </table:table-cell>
          <table:table-cell office:value-type="float" office:value="-3.7310372128773202E-2" table:style-name="ce2">
            <text:p>-0.037310372</text:p>
          </table:table-cell>
          <table:table-cell table:number-columns-repeated="16378"/>
        </table:table-row>
        <table:table-row table:style-name="ro1">
          <table:table-cell office:value-type="float" office:value="5.2999999999999892" table:style-name="ce1">
            <text:p>5.3</text:p>
          </table:table-cell>
          <table:table-cell office:value-type="float" office:value="2.0943703403324559E-2" table:style-name="ce1">
            <text:p>0.020943703</text:p>
          </table:table-cell>
          <table:table-cell office:value-type="float" office:value="2.0292141707487311E-2" table:style-name="ce1">
            <text:p>0.020292142</text:p>
          </table:table-cell>
          <table:table-cell office:value-type="float" office:value="2.7685191776971436E-2" table:style-name="ce1">
            <text:p>0.027685192</text:p>
          </table:table-cell>
          <table:table-cell office:value-type="float" office:value="2.3623443902532754E-2" table:style-name="ce1">
            <text:p>0.023623444</text:p>
          </table:table-cell>
          <table:table-cell office:value-type="float" office:value="-4.7082432909761801E-2" table:style-name="ce2">
            <text:p>-0.047082433</text:p>
          </table:table-cell>
          <table:table-cell table:number-columns-repeated="16378"/>
        </table:table-row>
        <table:table-row table:style-name="ro1">
          <table:table-cell office:value-type="float" office:value="5.349999999999989" table:style-name="ce1">
            <text:p>5.35</text:p>
          </table:table-cell>
          <table:table-cell office:value-type="float" office:value="1.8931055801728269E-2" table:style-name="ce1">
            <text:p>0.018931056</text:p>
          </table:table-cell>
          <table:table-cell office:value-type="float" office:value="2.4034357085578845E-2" table:style-name="ce1">
            <text:p>0.024034357</text:p>
          </table:table-cell>
          <table:table-cell office:value-type="float" office:value="2.8664374147458954E-2" table:style-name="ce1">
            <text:p>0.028664374</text:p>
          </table:table-cell>
          <table:table-cell office:value-type="float" office:value="2.0336266833606564E-2" table:style-name="ce1">
            <text:p>0.020336267</text:p>
          </table:table-cell>
          <table:table-cell office:value-type="float" office:value="-3.9806648221989999E-3" table:style-name="ce2">
            <text:p>-0.003980665</text:p>
          </table:table-cell>
          <table:table-cell table:number-columns-repeated="16378"/>
        </table:table-row>
        <table:table-row table:style-name="ro1">
          <table:table-cell office:value-type="float" office:value="5.3999999999999888" table:style-name="ce1">
            <text:p>5.4</text:p>
          </table:table-cell>
          <table:table-cell office:value-type="float" office:value="1.7218530694182384E-2" table:style-name="ce1">
            <text:p>0.017218531</text:p>
          </table:table-cell>
          <table:table-cell office:value-type="float" office:value="2.5275607282890241E-2" table:style-name="ce1">
            <text:p>0.025275607</text:p>
          </table:table-cell>
          <table:table-cell office:value-type="float" office:value="2.8039135913661115E-2" table:style-name="ce1">
            <text:p>0.028039136</text:p>
          </table:table-cell>
          <table:table-cell office:value-type="float" office:value="1.5781421571457618E-2" table:style-name="ce1">
            <text:p>0.015781422</text:p>
          </table:table-cell>
          <table:table-cell office:value-type="float" office:value="1.16371823188461E-2" table:style-name="ce2">
            <text:p>0.011637182</text:p>
          </table:table-cell>
          <table:table-cell table:number-columns-repeated="16378"/>
        </table:table-row>
        <table:table-row table:style-name="ro1">
          <table:table-cell office:value-type="float" office:value="5.4499999999999886" table:style-name="ce1">
            <text:p>5.45</text:p>
          </table:table-cell>
          <table:table-cell office:value-type="float" office:value="1.6218133142576748E-2" table:style-name="ce1">
            <text:p>0.016218133</text:p>
          </table:table-cell>
          <table:table-cell office:value-type="float" office:value="2.3927015979712408E-2" table:style-name="ce1">
            <text:p>0.023927016</text:p>
          </table:table-cell>
          <table:table-cell office:value-type="float" office:value="2.6177724103965194E-2" table:style-name="ce1">
            <text:p>0.026177724</text:p>
          </table:table-cell>
          <table:table-cell office:value-type="float" office:value="1.1648306623595306E-2" table:style-name="ce1">
            <text:p>0.011648307</text:p>
          </table:table-cell>
          <table:table-cell office:value-type="float" office:value="-7.3432096801358301E-2" table:style-name="ce2">
            <text:p>-0.073432097</text:p>
          </table:table-cell>
          <table:table-cell table:number-columns-repeated="16378"/>
        </table:table-row>
        <table:table-row table:style-name="ro1">
          <table:table-cell office:value-type="float" office:value="5.4999999999999885" table:style-name="ce1">
            <text:p>5.5</text:p>
          </table:table-cell>
          <table:table-cell office:value-type="float" office:value="1.6016328855397586E-2" table:style-name="ce1">
            <text:p>0.016016329</text:p>
          </table:table-cell>
          <table:table-cell office:value-type="float" office:value="2.0783415780855435E-2" table:style-name="ce1">
            <text:p>0.020783416</text:p>
          </table:table-cell>
          <table:table-cell office:value-type="float" office:value="2.3760076417766021E-2" table:style-name="ce1">
            <text:p>0.023760076</text:p>
          </table:table-cell>
          <table:table-cell office:value-type="float" office:value="9.3062628487991066E-3" table:style-name="ce1">
            <text:p>0.009306263</text:p>
          </table:table-cell>
          <table:table-cell office:value-type="float" office:value="5.1859682497736301E-2" table:style-name="ce2">
            <text:p>0.051859682</text:p>
          </table:table-cell>
          <table:table-cell table:number-columns-repeated="16378"/>
        </table:table-row>
        <table:table-row table:style-name="ro1">
          <table:table-cell office:value-type="float" office:value="5.5499999999999883" table:style-name="ce1">
            <text:p>5.55</text:p>
          </table:table-cell>
          <table:table-cell office:value-type="float" office:value="1.6354824043789306E-2" table:style-name="ce1">
            <text:p>0.016354824</text:p>
          </table:table-cell>
          <table:table-cell office:value-type="float" office:value="1.7017879981637268E-2" table:style-name="ce1">
            <text:p>0.01701788</text:p>
          </table:table-cell>
          <table:table-cell office:value-type="float" office:value="2.1457174445618871E-2" table:style-name="ce1">
            <text:p>0.021457174</text:p>
          </table:table-cell>
          <table:table-cell office:value-type="float" office:value="9.1642138086902285E-3" table:style-name="ce1">
            <text:p>0.009164214</text:p>
          </table:table-cell>
          <table:table-cell office:value-type="float" office:value="-6.2264027337369098E-2" table:style-name="ce2">
            <text:p>-0.062264027</text:p>
          </table:table-cell>
          <table:table-cell table:number-columns-repeated="16378"/>
        </table:table-row>
        <table:table-row table:style-name="ro1">
          <table:table-cell office:value-type="float" office:value="5.5999999999999881" table:style-name="ce1">
            <text:p>5.6</text:p>
          </table:table-cell>
          <table:table-cell office:value-type="float" office:value="1.6720299817546847E-2" table:style-name="ce1">
            <text:p>0.0167203</text:p>
          </table:table-cell>
          <table:table-cell office:value-type="float" office:value="1.3615165097074711E-2" table:style-name="ce1">
            <text:p>0.013615165</text:p>
          </table:table-cell>
          <table:table-cell office:value-type="float" office:value="1.9648624316884807E-2" table:style-name="ce1">
            <text:p>0.019648624</text:p>
          </table:table-cell>
          <table:table-cell office:value-type="float" office:value="1.0617338589881278E-2" table:style-name="ce1">
            <text:p>0.010617339</text:p>
          </table:table-cell>
          <table:table-cell office:value-type="float" office:value="-8.9398946113143599E-2" table:style-name="ce2">
            <text:p>-0.089398946</text:p>
          </table:table-cell>
          <table:table-cell table:number-columns-repeated="16378"/>
        </table:table-row>
        <table:table-row table:style-name="ro1">
          <table:table-cell office:value-type="float" office:value="5.6499999999999879" table:style-name="ce1">
            <text:p>5.65</text:p>
          </table:table-cell>
          <table:table-cell office:value-type="float" office:value="1.6517815688824537E-2" table:style-name="ce1">
            <text:p>0.016517816</text:p>
          </table:table-cell>
          <table:table-cell office:value-type="float" office:value="1.1012166322308821E-2" table:style-name="ce1">
            <text:p>0.011012166</text:p>
          </table:table-cell>
          <table:table-cell office:value-type="float" office:value="1.8298361976885759E-2" table:style-name="ce1">
            <text:p>0.018298362</text:p>
          </table:table-cell>
          <table:table-cell office:value-type="float" office:value="1.2530498233811801E-2" table:style-name="ce1">
            <text:p>0.012530498</text:p>
          </table:table-cell>
          <table:table-cell office:value-type="float" office:value="3.0745051167388401E-2" table:style-name="ce2">
            <text:p>0.030745051</text:p>
          </table:table-cell>
          <table:table-cell table:number-columns-repeated="16378"/>
        </table:table-row>
        <table:table-row table:style-name="ro1">
          <table:table-cell office:value-type="float" office:value="5.6999999999999877" table:style-name="ce1">
            <text:p>5.7</text:p>
          </table:table-cell>
          <table:table-cell office:value-type="float" office:value="1.5277176101334222E-2" table:style-name="ce1">
            <text:p>0.015277176</text:p>
          </table:table-cell>
          <table:table-cell office:value-type="float" office:value="9.0739371787873866E-3" table:style-name="ce1">
            <text:p>0.009073937</text:p>
          </table:table-cell>
          <table:table-cell office:value-type="float" office:value="1.7025793244628138E-2" table:style-name="ce1">
            <text:p>0.017025793</text:p>
          </table:table-cell>
          <table:table-cell office:value-type="float" office:value="1.3853460966348324E-2" table:style-name="ce1">
            <text:p>0.013853461</text:p>
          </table:table-cell>
          <table:table-cell office:value-type="float" office:value="-7.1216843589432801E-3" table:style-name="ce2">
            <text:p>-0.007121684</text:p>
          </table:table-cell>
          <table:table-cell table:number-columns-repeated="16378"/>
        </table:table-row>
        <table:table-row table:style-name="ro1">
          <table:table-cell office:value-type="float" office:value="5.7499999999999876" table:style-name="ce1">
            <text:p>5.75</text:p>
          </table:table-cell>
          <table:table-cell office:value-type="float" office:value="1.2826645687229866E-2" table:style-name="ce1">
            <text:p>0.012826646</text:p>
          </table:table-cell>
          <table:table-cell office:value-type="float" office:value="7.3523638099069252E-3" table:style-name="ce1">
            <text:p>0.007352364</text:p>
          </table:table-cell>
          <table:table-cell office:value-type="float" office:value="1.5320075571968886E-2" table:style-name="ce1">
            <text:p>0.015320076</text:p>
          </table:table-cell>
          <table:table-cell office:value-type="float" office:value="1.3978862603465146E-2" table:style-name="ce1">
            <text:p>0.013978863</text:p>
          </table:table-cell>
          <table:table-cell office:value-type="float" office:value="-2.4397291811043199E-2" table:style-name="ce2">
            <text:p>-0.024397292</text:p>
          </table:table-cell>
          <table:table-cell table:number-columns-repeated="16378"/>
        </table:table-row>
        <table:table-row table:style-name="ro1">
          <table:table-cell office:value-type="float" office:value="5.7999999999999874" table:style-name="ce1">
            <text:p>5.8</text:p>
          </table:table-cell>
          <table:table-cell office:value-type="float" office:value="9.3722642486193317E-3" table:style-name="ce1">
            <text:p>0.009372264</text:p>
          </table:table-cell>
          <table:table-cell office:value-type="float" office:value="5.445661022257086E-3" table:style-name="ce1">
            <text:p>0.005445661</text:p>
          </table:table-cell>
          <table:table-cell office:value-type="float" office:value="1.2789273247793182E-2" table:style-name="ce1">
            <text:p>0.012789273</text:p>
          </table:table-cell>
          <table:table-cell office:value-type="float" office:value="1.2754448678740295E-2" table:style-name="ce1">
            <text:p>0.012754449</text:p>
          </table:table-cell>
          <table:table-cell office:value-type="float" office:value="-4.3068907946142702E-2" table:style-name="ce2">
            <text:p>-0.043068908</text:p>
          </table:table-cell>
          <table:table-cell table:number-columns-repeated="16378"/>
        </table:table-row>
        <table:table-row table:style-name="ro1">
          <table:table-cell office:value-type="float" office:value="5.8499999999999872" table:style-name="ce1">
            <text:p>5.85</text:p>
          </table:table-cell>
          <table:table-cell office:value-type="float" office:value="5.4478830139172655E-3" table:style-name="ce1">
            <text:p>0.005447883</text:p>
          </table:table-cell>
          <table:table-cell office:value-type="float" office:value="3.257440415858247E-3" table:style-name="ce1">
            <text:p>0.00325744</text:p>
          </table:table-cell>
          <table:table-cell office:value-type="float" office:value="9.3341188385988073E-3" table:style-name="ce1">
            <text:p>0.009334119</text:p>
          </table:table-cell>
          <table:table-cell office:value-type="float" office:value="1.032540891514694E-2" table:style-name="ce1">
            <text:p>0.010325409</text:p>
          </table:table-cell>
          <table:table-cell office:value-type="float" office:value="-6.5666798502176299E-2" table:style-name="ce2">
            <text:p>-0.065666799</text:p>
          </table:table-cell>
          <table:table-cell table:number-columns-repeated="16378"/>
        </table:table-row>
        <table:table-row table:style-name="ro1">
          <table:table-cell office:value-type="float" office:value="5.899999999999987" table:style-name="ce1">
            <text:p>5.9</text:p>
          </table:table-cell>
          <table:table-cell office:value-type="float" office:value="1.7458054553862383E-3" table:style-name="ce1">
            <text:p>0.001745805</text:p>
          </table:table-cell>
          <table:table-cell office:value-type="float" office:value="1.0387852414179873E-3" table:style-name="ce1">
            <text:p>0.001038785</text:p>
          </table:table-cell>
          <table:table-cell office:value-type="float" office:value="5.1824477118864298E-3" table:style-name="ce1">
            <text:p>0.005182448</text:p>
          </table:table-cell>
          <table:table-cell office:value-type="float" office:value="7.0021125246968914E-3" table:style-name="ce1">
            <text:p>0.007002113</text:p>
          </table:table-cell>
          <table:table-cell office:value-type="float" office:value="-4.1847400348521899E-2" table:style-name="ce2">
            <text:p>-0.0418474</text:p>
          </table:table-cell>
          <table:table-cell table:number-columns-repeated="16378"/>
        </table:table-row>
        <table:table-row table:style-name="ro1">
          <table:table-cell office:value-type="float" office:value="5.9499999999999869" table:style-name="ce1">
            <text:p>5.95</text:p>
          </table:table-cell>
          <table:table-cell office:value-type="float" office:value="-1.1149287982655308E-3" table:style-name="ce1">
            <text:p>-0.001114929</text:p>
          </table:table-cell>
          <table:table-cell office:value-type="float" office:value="-7.7250087602444262E-4" table:style-name="ce1">
            <text:p>-0.000772501</text:p>
          </table:table-cell>
          <table:table-cell office:value-type="float" office:value="7.8928517432926774E-4" table:style-name="ce1">
            <text:p>0.000789285</text:p>
          </table:table-cell>
          <table:table-cell office:value-type="float" office:value="3.1997372872202764E-3" table:style-name="ce1">
            <text:p>0.003199737</text:p>
          </table:table-cell>
          <table:table-cell office:value-type="float" office:value="-8.4861917893404498E-2" table:style-name="ce2">
            <text:p>-0.084861918</text:p>
          </table:table-cell>
          <table:table-cell table:number-columns-repeated="16378"/>
        </table:table-row>
        <table:table-row table:style-name="ro1">
          <table:table-cell office:value-type="float" office:value="5.9999999999999867" table:style-name="ce1">
            <text:p>6</text:p>
          </table:table-cell>
          <table:table-cell office:value-type="float" office:value="-2.7964778397146688E-3" table:style-name="ce1">
            <text:p>-0.002796478</text:p>
          </table:table-cell>
          <table:table-cell office:value-type="float" office:value="-1.7988842320324201E-3" table:style-name="ce1">
            <text:p>-0.001798884</text:p>
          </table:table-cell>
          <table:table-cell office:value-type="float" office:value="-3.3338395009435105E-3" table:style-name="ce1">
            <text:p>-0.00333384</text:p>
          </table:table-cell>
          <table:table-cell office:value-type="float" office:value="-6.1114379577208145E-4" table:style-name="ce1">
            <text:p>-0.000611144</text:p>
          </table:table-cell>
          <table:table-cell office:value-type="float" office:value="-7.8492628277226001E-2" table:style-name="ce2">
            <text:p>-0.078492628</text:p>
          </table:table-cell>
          <table:table-cell table:number-columns-repeated="16378"/>
        </table:table-row>
        <table:table-row table:style-name="ro1">
          <table:table-cell office:value-type="float" office:value="6.0499999999999865" table:style-name="ce1">
            <text:p>6.05</text:p>
          </table:table-cell>
          <table:table-cell office:value-type="float" office:value="-3.3446725365537272E-3" table:style-name="ce1">
            <text:p>-0.003344673</text:p>
          </table:table-cell>
          <table:table-cell office:value-type="float" office:value="-1.9149976856702782E-3" table:style-name="ce1">
            <text:p>-0.001914998</text:p>
          </table:table-cell>
          <table:table-cell office:value-type="float" office:value="-6.7741652436492375E-3" table:style-name="ce1">
            <text:p>-0.006774165</text:p>
          </table:table-cell>
          <table:table-cell office:value-type="float" office:value="-3.9794379914218289E-3" table:style-name="ce1">
            <text:p>-0.003979438</text:p>
          </table:table-cell>
          <table:table-cell office:value-type="float" office:value="-0.113131093724118" table:style-name="ce2">
            <text:p>-0.113131094</text:p>
          </table:table-cell>
          <table:table-cell table:number-columns-repeated="16378"/>
        </table:table-row>
        <table:table-row table:style-name="ro1">
          <table:table-cell office:value-type="float" office:value="6.0999999999999863" table:style-name="ce1">
            <text:p>6.1</text:p>
          </table:table-cell>
          <table:table-cell office:value-type="float" office:value="-3.1439599954653356E-3" table:style-name="ce1">
            <text:p>-0.00314396</text:p>
          </table:table-cell>
          <table:table-cell office:value-type="float" office:value="-1.2968872193245317E-3" table:style-name="ce1">
            <text:p>-0.001296887</text:p>
          </table:table-cell>
          <table:table-cell office:value-type="float" office:value="-9.2924804242460728E-3" table:style-name="ce1">
            <text:p>-0.00929248</text:p>
          </table:table-cell>
          <table:table-cell office:value-type="float" office:value="-6.5421467079605751E-3" table:style-name="ce1">
            <text:p>-0.006542147</text:p>
          </table:table-cell>
          <table:table-cell office:value-type="float" office:value="-7.6224114167356499E-2" table:style-name="ce2">
            <text:p>-0.076224114</text:p>
          </table:table-cell>
          <table:table-cell table:number-columns-repeated="16378"/>
        </table:table-row>
        <table:table-row table:style-name="ro1">
          <table:table-cell office:value-type="float" office:value="6.1499999999999861" table:style-name="ce1">
            <text:p>6.15</text:p>
          </table:table-cell>
          <table:table-cell office:value-type="float" office:value="-2.7425334288467395E-3" table:style-name="ce1">
            <text:p>-0.002742533</text:p>
          </table:table-cell>
          <table:table-cell office:value-type="float" office:value="-3.3126517250966906E-4" table:style-name="ce1">
            <text:p>-0.000331265</text:p>
          </table:table-cell>
          <table:table-cell office:value-type="float" office:value="-1.0803822198703784E-2" table:style-name="ce1">
            <text:p>-0.010803822</text:p>
          </table:table-cell>
          <table:table-cell office:value-type="float" office:value="-8.0538931220910746E-3" table:style-name="ce1">
            <text:p>-0.008053893</text:p>
          </table:table-cell>
          <table:table-cell office:value-type="float" office:value="-5.4673230123573703E-2" table:style-name="ce2">
            <text:p>-0.05467323</text:p>
          </table:table-cell>
          <table:table-cell table:number-columns-repeated="16378"/>
        </table:table-row>
        <table:table-row table:style-name="ro1">
          <table:table-cell office:value-type="float" office:value="6.199999999999986" table:style-name="ce1">
            <text:p>6.2</text:p>
          </table:table-cell>
          <table:table-cell office:value-type="float" office:value="-2.6197864428526745E-3" table:style-name="ce1">
            <text:p>-0.002619786</text:p>
          </table:table-cell>
          <table:table-cell office:value-type="float" office:value="5.4200073560933262E-4" table:style-name="ce1">
            <text:p>0.000542001</text:p>
          </table:table-cell>
          <table:table-cell office:value-type="float" office:value="-1.1304098405624269E-2" table:style-name="ce1">
            <text:p>-0.011304098</text:p>
          </table:table-cell>
          <table:table-cell office:value-type="float" office:value="-8.3993413583438124E-3" table:style-name="ce1">
            <text:p>-0.008399341</text:p>
          </table:table-cell>
          <table:table-cell office:value-type="float" office:value="-0.112520339925305" table:style-name="ce2">
            <text:p>-0.11252034</text:p>
          </table:table-cell>
          <table:table-cell table:number-columns-repeated="16378"/>
        </table:table-row>
        <table:table-row table:style-name="ro1">
          <table:table-cell office:value-type="float" office:value="6.2499999999999858" table:style-name="ce1">
            <text:p>6.25</text:p>
          </table:table-cell>
          <table:table-cell office:value-type="float" office:value="-2.9929123649556078E-3" table:style-name="ce1">
            <text:p>-0.002992912</text:p>
          </table:table-cell>
          <table:table-cell office:value-type="float" office:value="9.6627873001875226E-4" table:style-name="ce1">
            <text:p>0.000966279</text:p>
          </table:table-cell>
          <table:table-cell office:value-type="float" office:value="-1.0808992444458624E-2" table:style-name="ce1">
            <text:p>-0.010808992</text:p>
          </table:table-cell>
          <table:table-cell office:value-type="float" office:value="-7.6281302819122135E-3" table:style-name="ce1">
            <text:p>-0.00762813</text:p>
          </table:table-cell>
          <table:table-cell office:value-type="float" office:value="-3.6612367787277202E-2" table:style-name="ce2">
            <text:p>-0.036612368</text:p>
          </table:table-cell>
          <table:table-cell table:number-columns-repeated="16378"/>
        </table:table-row>
        <table:table-row table:style-name="ro1">
          <table:table-cell office:value-type="float" office:value="6.2999999999999856" table:style-name="ce1">
            <text:p>6.3</text:p>
          </table:table-cell>
          <table:table-cell office:value-type="float" office:value="-3.7428825023169982E-3" table:style-name="ce1">
            <text:p>-0.003742883</text:p>
          </table:table-cell>
          <table:table-cell office:value-type="float" office:value="7.3456142603120359E-4" table:style-name="ce1">
            <text:p>0.000734561</text:p>
          </table:table-cell>
          <table:table-cell office:value-type="float" office:value="-9.3558682771997595E-3" table:style-name="ce1">
            <text:p>-0.009355868</text:p>
          </table:table-cell>
          <table:table-cell office:value-type="float" office:value="-5.9990379270617369E-3" table:style-name="ce1">
            <text:p>-0.005999038</text:p>
          </table:table-cell>
          <table:table-cell office:value-type="float" office:value="-0.12115814365135801" table:style-name="ce2">
            <text:p>-0.121158144</text:p>
          </table:table-cell>
          <table:table-cell table:number-columns-repeated="16378"/>
        </table:table-row>
        <table:table-row table:style-name="ro1">
          <table:table-cell office:value-type="float" office:value="6.3499999999999854" table:style-name="ce1">
            <text:p>6.35</text:p>
          </table:table-cell>
          <table:table-cell office:value-type="float" office:value="-4.4890362275759642E-3" table:style-name="ce1">
            <text:p>-0.004489036</text:p>
          </table:table-cell>
          <table:table-cell office:value-type="float" office:value="-2.0513990787535846E-4" table:style-name="ce1">
            <text:p>-0.00020514</text:p>
          </table:table-cell>
          <table:table-cell office:value-type="float" office:value="-7.0707863457655498E-3" table:style-name="ce1">
            <text:p>-0.007070786</text:p>
          </table:table-cell>
          <table:table-cell office:value-type="float" office:value="-3.9680533642771085E-3" table:style-name="ce1">
            <text:p>-0.003968053</text:p>
          </table:table-cell>
          <table:table-cell office:value-type="float" office:value="-2.4048289640294301E-2" table:style-name="ce2">
            <text:p>-0.02404829</text:p>
          </table:table-cell>
          <table:table-cell table:number-columns-repeated="16378"/>
        </table:table-row>
        <table:table-row table:style-name="ro1">
          <table:table-cell office:value-type="float" office:value="6.3999999999999853" table:style-name="ce1">
            <text:p>6.4</text:p>
          </table:table-cell>
          <table:table-cell office:value-type="float" office:value="-4.7781672764065945E-3" table:style-name="ce1">
            <text:p>-0.004778167</text:p>
          </table:table-cell>
          <table:table-cell office:value-type="float" office:value="-1.7616204227849967E-3" table:style-name="ce1">
            <text:p>-0.00176162</text:p>
          </table:table-cell>
          <table:table-cell office:value-type="float" office:value="-4.2504212793550381E-3" table:style-name="ce1">
            <text:p>-0.004250421</text:p>
          </table:table-cell>
          <table:table-cell office:value-type="float" office:value="-2.0790794082222097E-3" table:style-name="ce1">
            <text:p>-0.002079079</text:p>
          </table:table-cell>
          <table:table-cell office:value-type="float" office:value="-9.8385752009953101E-2" table:style-name="ce2">
            <text:p>-0.098385752</text:p>
          </table:table-cell>
          <table:table-cell table:number-columns-repeated="16378"/>
        </table:table-row>
        <table:table-row table:style-name="ro1">
          <table:table-cell office:value-type="float" office:value="6.4499999999999851" table:style-name="ce1">
            <text:p>6.45</text:p>
          </table:table-cell>
          <table:table-cell office:value-type="float" office:value="-4.3055169043392924E-3" table:style-name="ce1">
            <text:p>-0.004305517</text:p>
          </table:table-cell>
          <table:table-cell office:value-type="float" office:value="-3.6956291046345087E-3" table:style-name="ce1">
            <text:p>-0.003695629</text:p>
          </table:table-cell>
          <table:table-cell office:value-type="float" office:value="-1.3860540437705324E-3" table:style-name="ce1">
            <text:p>-0.001386054</text:p>
          </table:table-cell>
          <table:table-cell office:value-type="float" office:value="-7.9400583946702202E-4" table:style-name="ce1">
            <text:p>-0.000794006</text:p>
          </table:table-cell>
          <table:table-cell office:value-type="float" office:value="-5.5720236635814699E-2" table:style-name="ce2">
            <text:p>-0.055720237</text:p>
          </table:table-cell>
          <table:table-cell table:number-columns-repeated="16378"/>
        </table:table-row>
        <table:table-row table:style-name="ro1">
          <table:table-cell office:value-type="float" office:value="6.4999999999999849" table:style-name="ce1">
            <text:p>6.5</text:p>
          </table:table-cell>
          <table:table-cell office:value-type="float" office:value="-3.071924489402216E-3" table:style-name="ce1">
            <text:p>-0.003071924</text:p>
          </table:table-cell>
          <table:table-cell office:value-type="float" office:value="-5.6070347739664286E-3" table:style-name="ce1">
            <text:p>-0.005607035</text:p>
          </table:table-cell>
          <table:table-cell office:value-type="float" office:value="9.1874916272846423E-4" table:style-name="ce1">
            <text:p>0.000918749</text:p>
          </table:table-cell>
          <table:table-cell office:value-type="float" office:value="-3.4418281840220506E-4" table:style-name="ce1">
            <text:p>-0.000344183</text:p>
          </table:table-cell>
          <table:table-cell office:value-type="float" office:value="-1.27589799888189E-3" table:style-name="ce2">
            <text:p>-0.001275898</text:p>
          </table:table-cell>
          <table:table-cell table:number-columns-repeated="16378"/>
        </table:table-row>
        <table:table-row table:style-name="ro1">
          <table:table-cell office:value-type="float" office:value="6.5499999999999847" table:style-name="ce1">
            <text:p>6.55</text:p>
          </table:table-cell>
          <table:table-cell office:value-type="float" office:value="-1.408752887086062E-3" table:style-name="ce1">
            <text:p>-0.001408753</text:p>
          </table:table-cell>
          <table:table-cell office:value-type="float" office:value="-6.9619503406131746E-3" table:style-name="ce1">
            <text:p>-0.00696195</text:p>
          </table:table-cell>
          <table:table-cell office:value-type="float" office:value="2.124545515924055E-3" table:style-name="ce1">
            <text:p>0.002124546</text:p>
          </table:table-cell>
          <table:table-cell office:value-type="float" office:value="-6.6049708210817824E-4" table:style-name="ce1">
            <text:p>-0.000660497</text:p>
          </table:table-cell>
          <table:table-cell office:value-type="float" office:value="-5.4673230123561997E-2" table:style-name="ce2">
            <text:p>-0.05467323</text:p>
          </table:table-cell>
          <table:table-cell table:number-columns-repeated="16378"/>
        </table:table-row>
        <table:table-row table:style-name="ro1">
          <table:table-cell office:value-type="float" office:value="6.5999999999999845" table:style-name="ce1">
            <text:p>6.6</text:p>
          </table:table-cell>
          <table:table-cell office:value-type="float" office:value="1.4160083038867807E-4" table:style-name="ce1">
            <text:p>0.000141601</text:p>
          </table:table-cell>
          <table:table-cell office:value-type="float" office:value="-7.2084841009265061E-3" table:style-name="ce1">
            <text:p>-0.007208484</text:p>
          </table:table-cell>
          <table:table-cell office:value-type="float" office:value="1.9521723854520419E-3" table:style-name="ce1">
            <text:p>0.001952172</text:p>
          </table:table-cell>
          <table:table-cell office:value-type="float" office:value="-1.3942142691324426E-3" table:style-name="ce1">
            <text:p>-0.001394214</text:p>
          </table:table-cell>
          <table:table-cell office:value-type="float" office:value="-6.03445153982465E-2" table:style-name="ce2">
            <text:p>-0.060344515</text:p>
          </table:table-cell>
          <table:table-cell table:number-columns-repeated="16378"/>
        </table:table-row>
        <table:table-row table:style-name="ro1">
          <table:table-cell office:value-type="float" office:value="6.6499999999999844" table:style-name="ce1">
            <text:p>6.65</text:p>
          </table:table-cell>
          <table:table-cell office:value-type="float" office:value="1.0402159525477474E-3" table:style-name="ce1">
            <text:p>0.001040216</text:p>
          </table:table-cell>
          <table:table-cell office:value-type="float" office:value="-5.9823933954945381E-3" table:style-name="ce1">
            <text:p>-0.005982393</text:p>
          </table:table-cell>
          <table:table-cell office:value-type="float" office:value="4.9935354656010979E-4" table:style-name="ce1">
            <text:p>0.000499354</text:p>
          </table:table-cell>
          <table:table-cell office:value-type="float" office:value="-2.0295084029644224E-3" table:style-name="ce1">
            <text:p>-0.002029508</text:p>
          </table:table-cell>
          <table:table-cell office:value-type="float" office:value="5.2121434125797297E-2" table:style-name="ce2">
            <text:p>0.052121434</text:p>
          </table:table-cell>
          <table:table-cell table:number-columns-repeated="16378"/>
        </table:table-row>
        <table:table-row table:style-name="ro1">
          <table:table-cell office:value-type="float" office:value="6.6999999999999842" table:style-name="ce1">
            <text:p>6.7</text:p>
          </table:table-cell>
          <table:table-cell office:value-type="float" office:value="9.7044404878274888E-4" table:style-name="ce1">
            <text:p>0.000970444</text:p>
          </table:table-cell>
          <table:table-cell office:value-type="float" office:value="-3.3329551128070296E-3" table:style-name="ce1">
            <text:p>-0.003332955</text:p>
          </table:table-cell>
          <table:table-cell office:value-type="float" office:value="-1.7905124978549987E-3" table:style-name="ce1">
            <text:p>-0.001790512</text:p>
          </table:table-cell>
          <table:table-cell office:value-type="float" office:value="-2.088468030055851E-3" table:style-name="ce1">
            <text:p>-0.002088468</text:p>
          </table:table-cell>
          <table:table-cell office:value-type="float" office:value="7.6028082822142504E-2" table:style-name="ce2">
            <text:p>0.076028083</text:p>
          </table:table-cell>
          <table:table-cell table:number-columns-repeated="16378"/>
        </table:table-row>
        <table:table-row table:style-name="ro1">
          <table:table-cell office:value-type="float" office:value="6.749999999999984" table:style-name="ce1">
            <text:p>6.75</text:p>
          </table:table-cell>
          <table:table-cell office:value-type="float" office:value="-3.3210315402246369E-5" table:style-name="ce1">
            <text:p>-3.32103E-05</text:p>
          </table:table-cell>
          <table:table-cell office:value-type="float" office:value="1.4962781345678945E-4" table:style-name="ce1">
            <text:p>0.000149628</text:p>
          </table:table-cell>
          <table:table-cell office:value-type="float" office:value="-4.3025514152713693E-3" table:style-name="ce1">
            <text:p>-0.004302551</text:p>
          </table:table-cell>
          <table:table-cell office:value-type="float" office:value="-1.3813678997070477E-3" table:style-name="ce1">
            <text:p>-0.001381368</text:p>
          </table:table-cell>
          <table:table-cell office:value-type="float" office:value="-2.78000629758514E-2" table:style-name="ce2">
            <text:p>-0.027800063</text:p>
          </table:table-cell>
          <table:table-cell table:number-columns-repeated="16378"/>
        </table:table-row>
        <table:table-row table:style-name="ro1">
          <table:table-cell office:value-type="float" office:value="6.7999999999999838" table:style-name="ce1">
            <text:p>6.8</text:p>
          </table:table-cell>
          <table:table-cell office:value-type="float" office:value="-1.6034529028305668E-3" table:style-name="ce1">
            <text:p>-0.001603453</text:p>
          </table:table-cell>
          <table:table-cell office:value-type="float" office:value="3.4119400341492971E-3" table:style-name="ce1">
            <text:p>0.00341194</text:p>
          </table:table-cell>
          <table:table-cell office:value-type="float" office:value="-6.487588613854546E-3" table:style-name="ce1">
            <text:p>-0.006487589</text:p>
          </table:table-cell>
          <table:table-cell office:value-type="float" office:value="-1.7219463602632489E-4" table:style-name="ce1">
            <text:p>-0.000172195</text:p>
          </table:table-cell>
          <table:table-cell office:value-type="float" office:value="-6.1566022995875103E-2" table:style-name="ce2">
            <text:p>-0.061566023</text:p>
          </table:table-cell>
          <table:table-cell table:number-columns-repeated="16378"/>
        </table:table-row>
        <table:table-row table:style-name="ro1">
          <table:table-cell office:value-type="float" office:value="6.8499999999999837" table:style-name="ce1">
            <text:p>6.85</text:p>
          </table:table-cell>
          <table:table-cell office:value-type="float" office:value="-3.2002393917134032E-3" table:style-name="ce1">
            <text:p>-0.003200239</text:p>
          </table:table-cell>
          <table:table-cell office:value-type="float" office:value="5.2467178272232653E-3" table:style-name="ce1">
            <text:p>0.005246718</text:p>
          </table:table-cell>
          <table:table-cell office:value-type="float" office:value="-8.0480535203662131E-3" table:style-name="ce1">
            <text:p>-0.008048054</text:p>
          </table:table-cell>
          <table:table-cell office:value-type="float" office:value="8.8543865913128168E-4" table:style-name="ce1">
            <text:p>0.000885439</text:p>
          </table:table-cell>
          <table:table-cell office:value-type="float" office:value="4.0778863576436002E-2" table:style-name="ce2">
            <text:p>0.040778864</text:p>
          </table:table-cell>
          <table:table-cell table:number-columns-repeated="16378"/>
        </table:table-row>
        <table:table-row table:style-name="ro1">
          <table:table-cell office:value-type="float" office:value="6.8999999999999835" table:style-name="ce1">
            <text:p>6.9</text:p>
          </table:table-cell>
          <table:table-cell office:value-type="float" office:value="-4.3441398153045213E-3" table:style-name="ce1">
            <text:p>-0.00434414</text:p>
          </table:table-cell>
          <table:table-cell office:value-type="float" office:value="4.745219885675141E-3" table:style-name="ce1">
            <text:p>0.00474522</text:p>
          </table:table-cell>
          <table:table-cell office:value-type="float" office:value="-8.9855714843857758E-3" table:style-name="ce1">
            <text:p>-0.008985571</text:p>
          </table:table-cell>
          <table:table-cell office:value-type="float" office:value="1.0618887679534192E-3" table:style-name="ce1">
            <text:p>0.001061889</text:p>
          </table:table-cell>
          <table:table-cell office:value-type="float" office:value="-6.0780768111687297E-2" table:style-name="ce2">
            <text:p>-0.060780768</text:p>
          </table:table-cell>
          <table:table-cell table:number-columns-repeated="16378"/>
        </table:table-row>
        <table:table-row table:style-name="ro1">
          <table:table-cell office:value-type="float" office:value="6.9499999999999833" table:style-name="ce1">
            <text:p>6.95</text:p>
          </table:table-cell>
          <table:table-cell office:value-type="float" office:value="-4.8197313884498954E-3" table:style-name="ce1">
            <text:p>-0.004819731</text:p>
          </table:table-cell>
          <table:table-cell office:value-type="float" office:value="1.7121383197492065E-3" table:style-name="ce1">
            <text:p>0.001712138</text:p>
          </table:table-cell>
          <table:table-cell office:value-type="float" office:value="-9.4973771186319007E-3" table:style-name="ce1">
            <text:p>-0.009497377</text:p>
          </table:table-cell>
          <table:table-cell office:value-type="float" office:value="-5.5311790530740268E-5" table:style-name="ce1">
            <text:p>-5.53118E-05</text:p>
          </table:table-cell>
          <table:table-cell office:value-type="float" office:value="-7.4828105484352994E-2" table:style-name="ce2">
            <text:p>-0.074828105</text:p>
          </table:table-cell>
          <table:table-cell table:number-columns-repeated="16378"/>
        </table:table-row>
        <table:table-row table:style-name="ro1">
          <table:table-cell office:value-type="float" office:value="6.9999999999999831" table:style-name="ce1">
            <text:p>7</text:p>
          </table:table-cell>
          <table:table-cell office:value-type="float" office:value="-4.7559144720928925E-3" table:style-name="ce1">
            <text:p>-0.004755914</text:p>
          </table:table-cell>
          <table:table-cell office:value-type="float" office:value="-3.1525250836615839E-3" table:style-name="ce1">
            <text:p>-0.003152525</text:p>
          </table:table-cell>
          <table:table-cell office:value-type="float" office:value="-9.7886437013611216E-3" table:style-name="ce1">
            <text:p>-0.009788644</text:p>
          </table:table-cell>
          <table:table-cell office:value-type="float" office:value="-2.3400091618168569E-3" table:style-name="ce1">
            <text:p>-0.002340009</text:p>
          </table:table-cell>
          <table:table-cell office:value-type="float" office:value="-9.2365464564517802E-2" table:style-name="ce2">
            <text:p>-0.092365465</text:p>
          </table:table-cell>
          <table:table-cell table:number-columns-repeated="16378"/>
        </table:table-row>
        <table:table-row table:style-name="ro1">
          <table:table-cell office:value-type="float" office:value="7.0499999999999829" table:style-name="ce1">
            <text:p>7.05</text:p>
          </table:table-cell>
          <table:table-cell office:value-type="float" office:value="-4.5434608876403241E-3" table:style-name="ce1">
            <text:p>-0.004543461</text:p>
          </table:table-cell>
          <table:table-cell office:value-type="float" office:value="-8.4200071625645488E-3" table:style-name="ce1">
            <text:p>-0.008420007</text:p>
          </table:table-cell>
          <table:table-cell office:value-type="float" office:value="-9.9095452298839232E-3" table:style-name="ce1">
            <text:p>-0.009909545</text:p>
          </table:table-cell>
          <table:table-cell office:value-type="float" office:value="-5.2107354467697984E-3" table:style-name="ce1">
            <text:p>-0.005210735</text:p>
          </table:table-cell>
          <table:table-cell office:value-type="float" office:value="-0.11103708069962" table:style-name="ce2">
            <text:p>-0.111037081</text:p>
          </table:table-cell>
          <table:table-cell table:number-columns-repeated="16378"/>
        </table:table-row>
        <table:table-row table:style-name="ro1">
          <table:table-cell office:value-type="float" office:value="7.0999999999999828" table:style-name="ce1">
            <text:p>7.1</text:p>
          </table:table-cell>
          <table:table-cell office:value-type="float" office:value="-4.6246429862523133E-3" table:style-name="ce1">
            <text:p>-0.004624643</text:p>
          </table:table-cell>
          <table:table-cell office:value-type="float" office:value="-1.2416770072059699E-2" table:style-name="ce1">
            <text:p>-0.01241677</text:p>
          </table:table-cell>
          <table:table-cell office:value-type="float" office:value="-9.7074840926433415E-3" table:style-name="ce1">
            <text:p>-0.009707484</text:p>
          </table:table-cell>
          <table:table-cell office:value-type="float" office:value="-7.9318898385012573E-3" table:style-name="ce1">
            <text:p>-0.00793189</text:p>
          </table:table-cell>
          <table:table-cell office:value-type="float" office:value="-8.9573447198518605E-2" table:style-name="ce2">
            <text:p>-0.089573447</text:p>
          </table:table-cell>
          <table:table-cell table:number-columns-repeated="16378"/>
        </table:table-row>
        <table:table-row table:style-name="ro1">
          <table:table-cell office:value-type="float" office:value="7.1499999999999826" table:style-name="ce1">
            <text:p>7.15</text:p>
          </table:table-cell>
          <table:table-cell office:value-type="float" office:value="-5.2516913421426798E-3" table:style-name="ce1">
            <text:p>-0.005251691</text:p>
          </table:table-cell>
          <table:table-cell office:value-type="float" office:value="-1.384770027291566E-2" table:style-name="ce1">
            <text:p>-0.0138477</text:p>
          </table:table-cell>
          <table:table-cell office:value-type="float" office:value="-8.9182486384577955E-3" table:style-name="ce1">
            <text:p>-0.008918249</text:p>
          </table:table-cell>
          <table:table-cell office:value-type="float" office:value="-9.9176729470794225E-3" table:style-name="ce1">
            <text:p>-0.009917673</text:p>
          </table:table-cell>
          <table:table-cell office:value-type="float" office:value="2.3677757209708099E-2" table:style-name="ce2">
            <text:p>0.023677757</text:p>
          </table:table-cell>
          <table:table-cell table:number-columns-repeated="16378"/>
        </table:table-row>
        <table:table-row table:style-name="ro1">
          <table:table-cell office:value-type="float" office:value="7.1999999999999824" table:style-name="ce1">
            <text:p>7.2</text:p>
          </table:table-cell>
          <table:table-cell office:value-type="float" office:value="-6.3298493941784054E-3" table:style-name="ce1">
            <text:p>-0.006329849</text:p>
          </table:table-cell>
          <table:table-cell office:value-type="float" office:value="-1.230305560082158E-2" table:style-name="ce1">
            <text:p>-0.012303056</text:p>
          </table:table-cell>
          <table:table-cell office:value-type="float" office:value="-7.3425148470512326E-3" table:style-name="ce1">
            <text:p>-0.007342515</text:p>
          </table:table-cell>
          <table:table-cell office:value-type="float" office:value="-1.0878888794514718E-2" table:style-name="ce1">
            <text:p>-0.010878889</text:p>
          </table:table-cell>
          <table:table-cell office:value-type="float" office:value="-1.9162259249799501E-2" table:style-name="ce2">
            <text:p>-0.019162259</text:p>
          </table:table-cell>
          <table:table-cell table:number-columns-repeated="16378"/>
        </table:table-row>
        <table:table-row table:style-name="ro1">
          <table:table-cell office:value-type="float" office:value="7.2499999999999822" table:style-name="ce1">
            <text:p>7.25</text:p>
          </table:table-cell>
          <table:table-cell office:value-type="float" office:value="-7.4253025242501242E-3" table:style-name="ce1">
            <text:p>-0.007425303</text:p>
          </table:table-cell>
          <table:table-cell office:value-type="float" office:value="-8.4280120364310929E-3" table:style-name="ce1">
            <text:p>-0.008428012</text:p>
          </table:table-cell>
          <table:table-cell office:value-type="float" office:value="-5.0077673797327867E-3" table:style-name="ce1">
            <text:p>-0.005007767</text:p>
          </table:table-cell>
          <table:table-cell office:value-type="float" office:value="-1.080331361442901E-2" table:style-name="ce1">
            <text:p>-0.010803314</text:p>
          </table:table-cell>
          <table:table-cell office:value-type="float" office:value="-3.5739862360397702E-2" table:style-name="ce2">
            <text:p>-0.035739862</text:p>
          </table:table-cell>
          <table:table-cell table:number-columns-repeated="16378"/>
        </table:table-row>
        <table:table-row table:style-name="ro1">
          <table:table-cell office:value-type="float" office:value="7.2999999999999821" table:style-name="ce1">
            <text:p>7.3</text:p>
          </table:table-cell>
          <table:table-cell office:value-type="float" office:value="-7.9424551411653357E-3" table:style-name="ce1">
            <text:p>-0.007942455</text:p>
          </table:table-cell>
          <table:table-cell office:value-type="float" office:value="-3.6700752217845699E-3" table:style-name="ce1">
            <text:p>-0.003670075</text:p>
          </table:table-cell>
          <table:table-cell office:value-type="float" office:value="-2.2236888089635851E-3" table:style-name="ce1">
            <text:p>-0.002223689</text:p>
          </table:table-cell>
          <table:table-cell office:value-type="float" office:value="-9.8544557572669694E-3" table:style-name="ce1">
            <text:p>-0.009854456</text:p>
          </table:table-cell>
          <table:table-cell office:value-type="float" office:value="-6.06935175690013E-2" table:style-name="ce2">
            <text:p>-0.060693518</text:p>
          </table:table-cell>
          <table:table-cell table:number-columns-repeated="16378"/>
        </table:table-row>
        <table:table-row table:style-name="ro1">
          <table:table-cell office:value-type="float" office:value="7.3499999999999819" table:style-name="ce1">
            <text:p>7.35</text:p>
          </table:table-cell>
          <table:table-cell office:value-type="float" office:value="-7.3937258811543173E-3" table:style-name="ce1">
            <text:p>-0.007393726</text:p>
          </table:table-cell>
          <table:table-cell office:value-type="float" office:value="2.9989866328548496E-4" table:style-name="ce1">
            <text:p>0.000299899</text:p>
          </table:table-cell>
          <table:table-cell office:value-type="float" office:value="5.0478526619411981E-4" table:style-name="ce1">
            <text:p>0.000504785</text:p>
          </table:table-cell>
          <table:table-cell office:value-type="float" office:value="-8.2598654549031376E-3" table:style-name="ce1">
            <text:p>-0.008259865</text:p>
          </table:table-cell>
          <table:table-cell office:value-type="float" office:value="5.5611455833297303E-2" table:style-name="ce2">
            <text:p>0.055611456</text:p>
          </table:table-cell>
          <table:table-cell table:number-columns-repeated="16378"/>
        </table:table-row>
        <table:table-row table:style-name="ro1">
          <table:table-cell office:value-type="float" office:value="7.3999999999999817" table:style-name="ce1">
            <text:p>7.4</text:p>
          </table:table-cell>
          <table:table-cell office:value-type="float" office:value="-5.637562020489476E-3" table:style-name="ce1">
            <text:p>-0.005637562</text:p>
          </table:table-cell>
          <table:table-cell office:value-type="float" office:value="2.2535353322411006E-3" table:style-name="ce1">
            <text:p>0.002253535</text:p>
          </table:table-cell>
          <table:table-cell office:value-type="float" office:value="2.6686914183081515E-3" table:style-name="ce1">
            <text:p>0.002668691</text:p>
          </table:table-cell>
          <table:table-cell office:value-type="float" office:value="-6.2125790914105911E-3" table:style-name="ce1">
            <text:p>-0.006212579</text:p>
          </table:table-cell>
          <table:table-cell office:value-type="float" office:value="5.3953695522228999E-2" table:style-name="ce2">
            <text:p>0.053953696</text:p>
          </table:table-cell>
          <table:table-cell table:number-columns-repeated="16378"/>
        </table:table-row>
        <table:table-row table:style-name="ro1">
          <table:table-cell office:value-type="float" office:value="7.4499999999999815" table:style-name="ce1">
            <text:p>7.45</text:p>
          </table:table-cell>
          <table:table-cell office:value-type="float" office:value="-2.9711510969385431E-3" table:style-name="ce1">
            <text:p>-0.002971151</text:p>
          </table:table-cell>
          <table:table-cell office:value-type="float" office:value="1.8771794759474064E-3" table:style-name="ce1">
            <text:p>0.001877179</text:p>
          </table:table-cell>
          <table:table-cell office:value-type="float" office:value="3.9587858703631646E-3" table:style-name="ce1">
            <text:p>0.003958786</text:p>
          </table:table-cell>
          <table:table-cell office:value-type="float" office:value="-3.8060138270103656E-3" table:style-name="ce1">
            <text:p>-0.003806014</text:p>
          </table:table-cell>
          <table:table-cell office:value-type="float" office:value="-1.77662505667989E-2" table:style-name="ce2">
            <text:p>-0.017766251</text:p>
          </table:table-cell>
          <table:table-cell table:number-columns-repeated="16378"/>
        </table:table-row>
        <table:table-row table:style-name="ro1">
          <table:table-cell office:value-type="float" office:value="7.4999999999999813" table:style-name="ce1">
            <text:p>7.5</text:p>
          </table:table-cell>
          <table:table-cell office:value-type="float" office:value="-2.9937618090743062E-5" table:style-name="ce1">
            <text:p>-2.99376E-05</text:p>
          </table:table-cell>
          <table:table-cell office:value-type="float" office:value="-1.4747853717319212E-4" table:style-name="ce1">
            <text:p>-0.000147479</text:p>
          </table:table-cell>
          <table:table-cell office:value-type="float" office:value="4.3827004046240606E-3" table:style-name="ce1">
            <text:p>0.0043827</text:p>
          </table:table-cell>
          <table:table-cell office:value-type="float" office:value="-1.0454063905613968E-3" table:style-name="ce1">
            <text:p>-0.001045406</text:p>
          </table:table-cell>
          <table:table-cell office:value-type="float" office:value="-4.4115914458390498E-2" table:style-name="ce2">
            <text:p>-0.044115914</text:p>
          </table:table-cell>
          <table:table-cell table:number-columns-repeated="16378"/>
        </table:table-row>
        <table:table-row table:style-name="ro1">
          <table:table-cell office:value-type="float" office:value="7.5499999999999812" table:style-name="ce1">
            <text:p>7.55</text:p>
          </table:table-cell>
          <table:table-cell office:value-type="float" office:value="2.4639491280939018E-3" table:style-name="ce1">
            <text:p>0.002463949</text:p>
          </table:table-cell>
          <table:table-cell office:value-type="float" office:value="-2.4821693694935488E-3" table:style-name="ce1">
            <text:p>-0.002482169</text:p>
          </table:table-cell>
          <table:table-cell office:value-type="float" office:value="4.2380806475540113E-3" table:style-name="ce1">
            <text:p>0.004238081</text:p>
          </table:table-cell>
          <table:table-cell office:value-type="float" office:value="2.0451939408099736E-3" table:style-name="ce1">
            <text:p>0.002045194</text:p>
          </table:table-cell>
          <table:table-cell office:value-type="float" office:value="-2.13435228169888E-2" table:style-name="ce2">
            <text:p>-0.021343523</text:p>
          </table:table-cell>
          <table:table-cell table:number-columns-repeated="16378"/>
        </table:table-row>
        <table:table-row table:style-name="ro1">
          <table:table-cell office:value-type="float" office:value="7.599999999999981" table:style-name="ce1">
            <text:p>7.6</text:p>
          </table:table-cell>
          <table:table-cell office:value-type="float" office:value="3.9909855049255248E-3" table:style-name="ce1">
            <text:p>0.003990986</text:p>
          </table:table-cell>
          <table:table-cell office:value-type="float" office:value="-3.7358231033571723E-3" table:style-name="ce1">
            <text:p>-0.003735823</text:p>
          </table:table-cell>
          <table:table-cell office:value-type="float" office:value="3.954171588255272E-3" table:style-name="ce1">
            <text:p>0.003954172</text:p>
          </table:table-cell>
          <table:table-cell office:value-type="float" office:value="5.2829759752304143E-3" table:style-name="ce1">
            <text:p>0.005282976</text:p>
          </table:table-cell>
          <table:table-cell office:value-type="float" office:value="-5.55457355504397E-2" table:style-name="ce2">
            <text:p>-0.055545736</text:p>
          </table:table-cell>
          <table:table-cell table:number-columns-repeated="16378"/>
        </table:table-row>
        <table:table-row table:style-name="ro1">
          <table:table-cell office:value-type="float" office:value="7.6499999999999808" table:style-name="ce1">
            <text:p>7.65</text:p>
          </table:table-cell>
          <table:table-cell office:value-type="float" office:value="4.4299115457442917E-3" table:style-name="ce1">
            <text:p>0.004429912</text:p>
          </table:table-cell>
          <table:table-cell office:value-type="float" office:value="-3.0664780490245514E-3" table:style-name="ce1">
            <text:p>-0.003066478</text:p>
          </table:table-cell>
          <table:table-cell office:value-type="float" office:value="3.8785821493406473E-3" table:style-name="ce1">
            <text:p>0.003878582</text:p>
          </table:table-cell>
          <table:table-cell office:value-type="float" office:value="8.2719336426856846E-3" table:style-name="ce1">
            <text:p>0.008271934</text:p>
          </table:table-cell>
          <table:table-cell office:value-type="float" office:value="-3.9840637866716301E-2" table:style-name="ce2">
            <text:p>-0.039840638</text:p>
          </table:table-cell>
          <table:table-cell table:number-columns-repeated="16378"/>
        </table:table-row>
        <table:table-row table:style-name="ro1">
          <table:table-cell office:value-type="float" office:value="7.6999999999999806" table:style-name="ce1">
            <text:p>7.7</text:p>
          </table:table-cell>
          <table:table-cell office:value-type="float" office:value="4.0725633172581594E-3" table:style-name="ce1">
            <text:p>0.004072563</text:p>
          </table:table-cell>
          <table:table-cell office:value-type="float" office:value="-5.2146398153841988E-4" table:style-name="ce1">
            <text:p>-0.000521464</text:p>
          </table:table-cell>
          <table:table-cell office:value-type="float" office:value="4.1135657737472959E-3" table:style-name="ce1">
            <text:p>0.004113566</text:p>
          </table:table-cell>
          <table:table-cell office:value-type="float" office:value="1.0503940937370979E-2" table:style-name="ce1">
            <text:p>0.010503941</text:p>
          </table:table-cell>
          <table:table-cell office:value-type="float" office:value="-9.4808479759771996E-2" table:style-name="ce2">
            <text:p>-0.09480848</text:p>
          </table:table-cell>
          <table:table-cell table:number-columns-repeated="16378"/>
        </table:table-row>
        <table:table-row table:style-name="ro1">
          <table:table-cell office:value-type="float" office:value="7.7499999999999805" table:style-name="ce1">
            <text:p>7.75</text:p>
          </table:table-cell>
          <table:table-cell office:value-type="float" office:value="3.4557344972991418E-3" table:style-name="ce1">
            <text:p>0.003455734</text:p>
          </table:table-cell>
          <table:table-cell office:value-type="float" office:value="3.0221681606791354E-3" table:style-name="ce1">
            <text:p>0.003022168</text:p>
          </table:table-cell>
          <table:table-cell office:value-type="float" office:value="4.4830658647538081E-3" table:style-name="ce1">
            <text:p>0.004483066</text:p>
          </table:table-cell>
          <table:table-cell office:value-type="float" office:value="1.1562586627843463E-2" table:style-name="ce1">
            <text:p>0.011562587</text:p>
          </table:table-cell>
          <table:table-cell office:value-type="float" office:value="-0.122205150163607" table:style-name="ce2">
            <text:p>-0.12220515</text:p>
          </table:table-cell>
          <table:table-cell table:number-columns-repeated="16378"/>
        </table:table-row>
        <table:table-row table:style-name="ro1">
          <table:table-cell office:value-type="float" office:value="7.7999999999999803" table:style-name="ce1">
            <text:p>7.8</text:p>
          </table:table-cell>
          <table:table-cell office:value-type="float" office:value="3.0930311490018738E-3" table:style-name="ce1">
            <text:p>0.003093031</text:p>
          </table:table-cell>
          <table:table-cell office:value-type="float" office:value="6.2751353195533727E-3" table:style-name="ce1">
            <text:p>0.006275135</text:p>
          </table:table-cell>
          <table:table-cell office:value-type="float" office:value="4.6478103937050135E-3" table:style-name="ce1">
            <text:p>0.00464781</text:p>
          </table:table-cell>
          <table:table-cell office:value-type="float" office:value="1.1295172767787857E-2" table:style-name="ce1">
            <text:p>0.011295173</text:p>
          </table:table-cell>
          <table:table-cell office:value-type="float" office:value="-3.3645849335903998E-2" table:style-name="ce2">
            <text:p>-0.033645849</text:p>
          </table:table-cell>
          <table:table-cell table:number-columns-repeated="16378"/>
        </table:table-row>
        <table:table-row table:style-name="ro1">
          <table:table-cell office:value-type="float" office:value="7.8499999999999801" table:style-name="ce1">
            <text:p>7.85</text:p>
          </table:table-cell>
          <table:table-cell office:value-type="float" office:value="3.2344516401808568E-3" table:style-name="ce1">
            <text:p>0.003234452</text:p>
          </table:table-cell>
          <table:table-cell office:value-type="float" office:value="8.1136927277941535E-3" table:style-name="ce1">
            <text:p>0.008113693</text:p>
          </table:table-cell>
          <table:table-cell office:value-type="float" office:value="4.3109341397467088E-3" table:style-name="ce1">
            <text:p>0.004310934</text:p>
          </table:table-cell>
          <table:table-cell office:value-type="float" office:value="9.8518866780568006E-3" table:style-name="ce1">
            <text:p>0.009851887</text:p>
          </table:table-cell>
          <table:table-cell office:value-type="float" office:value="-2.68403070062877E-2" table:style-name="ce2">
            <text:p>-0.026840307</text:p>
          </table:table-cell>
          <table:table-cell table:number-columns-repeated="16378"/>
        </table:table-row>
        <table:table-row table:style-name="ro1">
          <table:table-cell office:value-type="float" office:value="7.8999999999999799" table:style-name="ce1">
            <text:p>7.9</text:p>
          </table:table-cell>
          <table:table-cell office:value-type="float" office:value="3.7653174749124854E-3" table:style-name="ce1">
            <text:p>0.003765317</text:p>
          </table:table-cell>
          <table:table-cell office:value-type="float" office:value="8.057513572474917E-3" table:style-name="ce1">
            <text:p>0.008057514</text:p>
          </table:table-cell>
          <table:table-cell office:value-type="float" office:value="3.4079492122960609E-3" table:style-name="ce1">
            <text:p>0.003407949</text:p>
          </table:table-cell>
          <table:table-cell office:value-type="float" office:value="7.5966233763714499E-3" table:style-name="ce1">
            <text:p>0.007596623</text:p>
          </table:table-cell>
          <table:table-cell office:value-type="float" office:value="-6.1915025166620098E-2" table:style-name="ce2">
            <text:p>-0.061915025</text:p>
          </table:table-cell>
          <table:table-cell table:number-columns-repeated="16378"/>
        </table:table-row>
        <table:table-row table:style-name="ro1">
          <table:table-cell office:value-type="float" office:value="7.9499999999999797" table:style-name="ce1">
            <text:p>7.95</text:p>
          </table:table-cell>
          <table:table-cell office:value-type="float" office:value="4.2879366010765852E-3" table:style-name="ce1">
            <text:p>0.004287937</text:p>
          </table:table-cell>
          <table:table-cell office:value-type="float" office:value="6.4430010508373615E-3" table:style-name="ce1">
            <text:p>0.006443001</text:p>
          </table:table-cell>
          <table:table-cell office:value-type="float" office:value="2.1785547854448815E-3" table:style-name="ce1">
            <text:p>0.002178555</text:p>
          </table:table-cell>
          <table:table-cell office:value-type="float" office:value="4.9674396829760504E-3" table:style-name="ce1">
            <text:p>0.00496744</text:p>
          </table:table-cell>
          <table:table-cell office:value-type="float" office:value="-8.0761142387093601E-2" table:style-name="ce2">
            <text:p>-0.080761142</text:p>
          </table:table-cell>
          <table:table-cell table:number-columns-repeated="16378"/>
        </table:table-row>
        <table:table-row table:style-name="ro1">
          <table:table-cell office:value-type="float" office:value="7.9999999999999796" table:style-name="ce1">
            <text:p>8</text:p>
          </table:table-cell>
          <table:table-cell office:value-type="float" office:value="4.3421542332512594E-3" table:style-name="ce1">
            <text:p>0.004342154</text:p>
          </table:table-cell>
          <table:table-cell office:value-type="float" office:value="4.2311298693214006E-3" table:style-name="ce1">
            <text:p>0.00423113</text:p>
          </table:table-cell>
          <table:table-cell office:value-type="float" office:value="1.0750000487264129E-3" table:style-name="ce1">
            <text:p>0.001075</text:p>
          </table:table-cell>
          <table:table-cell office:value-type="float" office:value="2.3579736917755281E-3" table:style-name="ce1">
            <text:p>0.002357974</text:p>
          </table:table-cell>
          <table:table-cell office:value-type="float" office:value="-8.4304424992549497E-3" table:style-name="ce2">
            <text:p>-0.008430442</text:p>
          </table:table-cell>
          <table:table-cell table:number-columns-repeated="16378"/>
        </table:table-row>
        <table:table-row table:style-name="ro1">
          <table:table-cell office:value-type="float" office:value="8.0499999999999794" table:style-name="ce1">
            <text:p>8.05</text:p>
          </table:table-cell>
          <table:table-cell office:value-type="float" office:value="3.6560525339289179E-3" table:style-name="ce1">
            <text:p>0.003656053</text:p>
          </table:table-cell>
          <table:table-cell office:value-type="float" office:value="2.5524235853003423E-3" table:style-name="ce1">
            <text:p>0.002552424</text:p>
          </table:table-cell>
          <table:table-cell office:value-type="float" office:value="5.4596374928730961E-4" table:style-name="ce1">
            <text:p>0.000545964</text:p>
          </table:table-cell>
          <table:table-cell office:value-type="float" office:value="4.7029566334404862E-5" table:style-name="ce1">
            <text:p>4.70296E-05</text:p>
          </table:table-cell>
          <table:table-cell office:value-type="float" office:value="-5.1008707330694798E-2" table:style-name="ce2">
            <text:p>-0.051008707</text:p>
          </table:table-cell>
          <table:table-cell table:number-columns-repeated="16378"/>
        </table:table-row>
        <table:table-row table:style-name="ro1">
          <table:table-cell office:value-type="float" office:value="8.0999999999999801" table:style-name="ce1">
            <text:p>8.1</text:p>
          </table:table-cell>
          <table:table-cell office:value-type="float" office:value="2.3054193541904521E-3" table:style-name="ce1">
            <text:p>0.002305419</text:p>
          </table:table-cell>
          <table:table-cell office:value-type="float" office:value="2.2008570389461897E-3" table:style-name="ce1">
            <text:p>0.002200857</text:p>
          </table:table-cell>
          <table:table-cell office:value-type="float" office:value="8.0348900099353848E-4" table:style-name="ce1">
            <text:p>0.000803489</text:p>
          </table:table-cell>
          <table:table-cell office:value-type="float" office:value="-1.8183533661465918E-3" table:style-name="ce1">
            <text:p>-0.001818353</text:p>
          </table:table-cell>
          <table:table-cell office:value-type="float" office:value="-1.9162259249806201E-2" table:style-name="ce2">
            <text:p>-0.019162259</text:p>
          </table:table-cell>
          <table:table-cell table:number-columns-repeated="16378"/>
        </table:table-row>
        <table:table-row table:style-name="ro1">
          <table:table-cell office:value-type="float" office:value="8.1499999999999808" table:style-name="ce1">
            <text:p>8.15</text:p>
          </table:table-cell>
          <table:table-cell office:value-type="float" office:value="7.0513441100710796E-4" table:style-name="ce1">
            <text:p>0.000705134</text:p>
          </table:table-cell>
          <table:table-cell office:value-type="float" office:value="3.2980730181952447E-3" table:style-name="ce1">
            <text:p>0.003298073</text:p>
          </table:table-cell>
          <table:table-cell office:value-type="float" office:value="1.6960305660627473E-3" table:style-name="ce1">
            <text:p>0.001696031</text:p>
          </table:table-cell>
          <table:table-cell office:value-type="float" office:value="-3.1805848006167107E-3" table:style-name="ce1">
            <text:p>-0.003180585</text:p>
          </table:table-cell>
          <table:table-cell office:value-type="float" office:value="-4.25454046900169E-2" table:style-name="ce2">
            <text:p>-0.042545405</text:p>
          </table:table-cell>
          <table:table-cell table:number-columns-repeated="16378"/>
        </table:table-row>
        <table:table-row table:style-name="ro1">
          <table:table-cell office:value-type="float" office:value="8.1999999999999815" table:style-name="ce1">
            <text:p>8.2</text:p>
          </table:table-cell>
          <table:table-cell office:value-type="float" office:value="-5.6440102543449497E-4" table:style-name="ce1">
            <text:p>-0.000564401</text:p>
          </table:table-cell>
          <table:table-cell office:value-type="float" office:value="5.2618480577512035E-3" table:style-name="ce1">
            <text:p>0.005261848</text:p>
          </table:table-cell>
          <table:table-cell office:value-type="float" office:value="2.7617023323397963E-3" table:style-name="ce1">
            <text:p>0.002761702</text:p>
          </table:table-cell>
          <table:table-cell office:value-type="float" office:value="-3.9836879716272184E-3" table:style-name="ce1">
            <text:p>-0.003983688</text:p>
          </table:table-cell>
          <table:table-cell office:value-type="float" office:value="6.4361394023870798E-4" table:style-name="ce2">
            <text:p>0.000643614</text:p>
          </table:table-cell>
          <table:table-cell table:number-columns-repeated="16378"/>
        </table:table-row>
        <table:table-row table:style-name="ro1">
          <table:table-cell office:value-type="float" office:value="8.2499999999999822" table:style-name="ce1">
            <text:p>8.25</text:p>
          </table:table-cell>
          <table:table-cell office:value-type="float" office:value="-1.0149667047171633E-3" table:style-name="ce1">
            <text:p>-0.001014967</text:p>
          </table:table-cell>
          <table:table-cell office:value-type="float" office:value="7.0740124225980175E-3" table:style-name="ce1">
            <text:p>0.007074012</text:p>
          </table:table-cell>
          <table:table-cell office:value-type="float" office:value="3.4449441055955351E-3" table:style-name="ce1">
            <text:p>0.003444944</text:p>
          </table:table-cell>
          <table:table-cell office:value-type="float" office:value="-4.0999224338838687E-3" table:style-name="ce1">
            <text:p>-0.004099922</text:p>
          </table:table-cell>
          <table:table-cell office:value-type="float" office:value="-3.0766581427225499E-2" table:style-name="ce2">
            <text:p>-0.030766581</text:p>
          </table:table-cell>
          <table:table-cell table:number-columns-repeated="16378"/>
        </table:table-row>
        <table:table-row table:style-name="ro1">
          <table:table-cell office:value-type="float" office:value="8.2999999999999829" table:style-name="ce1">
            <text:p>8.3</text:p>
          </table:table-cell>
          <table:table-cell office:value-type="float" office:value="-4.7219578140749059E-4" table:style-name="ce1">
            <text:p>-0.000472196</text:p>
          </table:table-cell>
          <table:table-cell office:value-type="float" office:value="7.7177338728722858E-3" table:style-name="ce1">
            <text:p>0.007717734</text:p>
          </table:table-cell>
          <table:table-cell office:value-type="float" office:value="3.3734420398620021E-3" table:style-name="ce1">
            <text:p>0.003373442</text:p>
          </table:table-cell>
          <table:table-cell office:value-type="float" office:value="-3.3496171017603203E-3" table:style-name="ce1">
            <text:p>-0.003349617</text:p>
          </table:table-cell>
          <table:table-cell office:value-type="float" office:value="1.3556694257970601E-2" table:style-name="ce2">
            <text:p>0.013556694</text:p>
          </table:table-cell>
          <table:table-cell table:number-columns-repeated="16378"/>
        </table:table-row>
        <table:table-row table:style-name="ro1">
          <table:table-cell office:value-type="float" office:value="8.3499999999999837" table:style-name="ce1">
            <text:p>8.35</text:p>
          </table:table-cell>
          <table:table-cell office:value-type="float" office:value="8.420265724219852E-4" table:style-name="ce1">
            <text:p>0.000842027</text:p>
          </table:table-cell>
          <table:table-cell office:value-type="float" office:value="6.5948548916654097E-3" table:style-name="ce1">
            <text:p>0.006594855</text:p>
          </table:table-cell>
          <table:table-cell office:value-type="float" office:value="2.5563003974994891E-3" table:style-name="ce1">
            <text:p>0.0025563</text:p>
          </table:table-cell>
          <table:table-cell office:value-type="float" office:value="-1.6358289505176299E-3" table:style-name="ce1">
            <text:p>-0.001635829</text:p>
          </table:table-cell>
          <table:table-cell office:value-type="float" office:value="-2.5618799408663E-2" table:style-name="ce2">
            <text:p>-0.025618799</text:p>
          </table:table-cell>
          <table:table-cell table:number-columns-repeated="16378"/>
        </table:table-row>
        <table:table-row table:style-name="ro1">
          <table:table-cell office:value-type="float" office:value="8.3999999999999844" table:style-name="ce1">
            <text:p>8.4</text:p>
          </table:table-cell>
          <table:table-cell office:value-type="float" office:value="2.4047933859280943E-3" table:style-name="ce1">
            <text:p>0.002404793</text:p>
          </table:table-cell>
          <table:table-cell office:value-type="float" office:value="3.7590183450709833E-3" table:style-name="ce1">
            <text:p>0.003759018</text:p>
          </table:table-cell>
          <table:table-cell office:value-type="float" office:value="1.3997774224737941E-3" table:style-name="ce1">
            <text:p>0.001399777</text:p>
          </table:table-cell>
          <table:table-cell office:value-type="float" office:value="8.8596218945882429E-4" table:style-name="ce1">
            <text:p>0.000885962</text:p>
          </table:table-cell>
          <table:table-cell office:value-type="float" office:value="4.1651369003306897E-2" table:style-name="ce2">
            <text:p>0.041651369</text:p>
          </table:table-cell>
          <table:table-cell table:number-columns-repeated="16378"/>
        </table:table-row>
        <table:table-row table:style-name="ro1">
          <table:table-cell office:value-type="float" office:value="8.4499999999999851" table:style-name="ce1">
            <text:p>8.45</text:p>
          </table:table-cell>
          <table:table-cell office:value-type="float" office:value="3.6209833476440294E-3" table:style-name="ce1">
            <text:p>0.003620983</text:p>
          </table:table-cell>
          <table:table-cell office:value-type="float" office:value="-1.1070681674904891E-4" table:style-name="ce1">
            <text:p>-0.000110707</text:p>
          </table:table-cell>
          <table:table-cell office:value-type="float" office:value="5.2655306350410586E-4" table:style-name="ce1">
            <text:p>0.000526553</text:p>
          </table:table-cell>
          <table:table-cell office:value-type="float" office:value="3.7355520483773703E-3" table:style-name="ce1">
            <text:p>0.003735552</text:p>
          </table:table-cell>
          <table:table-cell office:value-type="float" office:value="-2.3699287469551099E-2" table:style-name="ce2">
            <text:p>-0.023699287</text:p>
          </table:table-cell>
          <table:table-cell table:number-columns-repeated="16378"/>
        </table:table-row>
        <table:table-row table:style-name="ro1">
          <table:table-cell office:value-type="float" office:value="8.4999999999999858" table:style-name="ce1">
            <text:p>8.5</text:p>
          </table:table-cell>
          <table:table-cell office:value-type="float" office:value="4.0801238366959796E-3" table:style-name="ce1">
            <text:p>0.004080124</text:p>
          </table:table-cell>
          <table:table-cell office:value-type="float" office:value="-3.9629235523028564E-3" table:style-name="ce1">
            <text:p>-0.003962924</text:p>
          </table:table-cell>
          <table:table-cell office:value-type="float" office:value="4.8266538766121846E-4" table:style-name="ce1">
            <text:p>0.000482665</text:p>
          </table:table-cell>
          <table:table-cell office:value-type="float" office:value="6.2123461882828759E-3" table:style-name="ce1">
            <text:p>0.006212346</text:p>
          </table:table-cell>
          <table:table-cell office:value-type="float" office:value="-4.6820681281698903E-2" table:style-name="ce2">
            <text:p>-0.046820681</text:p>
          </table:table-cell>
          <table:table-cell table:number-columns-repeated="16378"/>
        </table:table-row>
        <table:table-row table:style-name="ro1">
          <table:table-cell office:value-type="float" office:value="8.5499999999999865" table:style-name="ce1">
            <text:p>8.55</text:p>
          </table:table-cell>
          <table:table-cell office:value-type="float" office:value="3.7238412053529056E-3" table:style-name="ce1">
            <text:p>0.003723841</text:p>
          </table:table-cell>
          <table:table-cell office:value-type="float" office:value="-6.7400172352496505E-3" table:style-name="ce1">
            <text:p>-0.006740017</text:p>
          </table:table-cell>
          <table:table-cell office:value-type="float" office:value="1.4724794564781036E-3" table:style-name="ce1">
            <text:p>0.001472479</text:p>
          </table:table-cell>
          <table:table-cell office:value-type="float" office:value="7.6384215552111768E-3" table:style-name="ce1">
            <text:p>0.007638422</text:p>
          </table:table-cell>
          <table:table-cell office:value-type="float" office:value="6.7041276925343604E-2" table:style-name="ce2">
            <text:p>0.067041277</text:p>
          </table:table-cell>
          <table:table-cell table:number-columns-repeated="16378"/>
        </table:table-row>
        <table:table-row table:style-name="ro1">
          <table:table-cell office:value-type="float" office:value="8.5999999999999872" table:style-name="ce1">
            <text:p>8.6</text:p>
          </table:table-cell>
          <table:table-cell office:value-type="float" office:value="2.8493423531067304E-3" table:style-name="ce1">
            <text:p>0.002849342</text:p>
          </table:table-cell>
          <table:table-cell office:value-type="float" office:value="-7.7172607604717404E-3" table:style-name="ce1">
            <text:p>-0.007717261</text:p>
          </table:table-cell>
          <table:table-cell office:value-type="float" office:value="3.2480728777919501E-3" table:style-name="ce1">
            <text:p>0.003248073</text:p>
          </table:table-cell>
          <table:table-cell office:value-type="float" office:value="7.6179330818400151E-3" table:style-name="ce1">
            <text:p>0.007617933</text:p>
          </table:table-cell>
          <table:table-cell office:value-type="float" office:value="-2.29140325853605E-2" table:style-name="ce2">
            <text:p>-0.022914033</text:p>
          </table:table-cell>
          <table:table-cell table:number-columns-repeated="16378"/>
        </table:table-row>
        <table:table-row table:style-name="ro1">
          <table:table-cell office:value-type="float" office:value="8.6499999999999879" table:style-name="ce1">
            <text:p>8.65</text:p>
          </table:table-cell>
          <table:table-cell office:value-type="float" office:value="1.9516379210607455E-3" table:style-name="ce1">
            <text:p>0.001951638</text:p>
          </table:table-cell>
          <table:table-cell office:value-type="float" office:value="-6.7037815892889109E-3" table:style-name="ce1">
            <text:p>-0.006703782</text:p>
          </table:table-cell>
          <table:table-cell office:value-type="float" office:value="5.2036050269100255E-3" table:style-name="ce1">
            <text:p>0.005203605</text:p>
          </table:table-cell>
          <table:table-cell office:value-type="float" office:value="6.193127741731131E-3" table:style-name="ce1">
            <text:p>0.006193128</text:p>
          </table:table-cell>
          <table:table-cell office:value-type="float" office:value="2.5248266978084698E-2" table:style-name="ce2">
            <text:p>0.025248267</text:p>
          </table:table-cell>
          <table:table-cell table:number-columns-repeated="16378"/>
        </table:table-row>
        <table:table-row table:style-name="ro1">
          <table:table-cell office:value-type="float" office:value="8.6999999999999886" table:style-name="ce1">
            <text:p>8.7</text:p>
          </table:table-cell>
          <table:table-cell office:value-type="float" office:value="1.482120489507548E-3" table:style-name="ce1">
            <text:p>0.00148212</text:p>
          </table:table-cell>
          <table:table-cell office:value-type="float" office:value="-4.0572171760591136E-3" table:style-name="ce1">
            <text:p>-0.004057217</text:p>
          </table:table-cell>
          <table:table-cell office:value-type="float" office:value="6.6271033820031362E-3" table:style-name="ce1">
            <text:p>0.006627103</text:p>
          </table:table-cell>
          <table:table-cell office:value-type="float" office:value="3.8398008926484755E-3" table:style-name="ce1">
            <text:p>0.003839801</text:p>
          </table:table-cell>
          <table:table-cell office:value-type="float" office:value="-2.7974564061224401E-2" table:style-name="ce2">
            <text:p>-0.027974564</text:p>
          </table:table-cell>
          <table:table-cell table:number-columns-repeated="16378"/>
        </table:table-row>
        <table:table-row table:style-name="ro1">
          <table:table-cell office:value-type="float" office:value="8.7499999999999893" table:style-name="ce1">
            <text:p>8.75</text:p>
          </table:table-cell>
          <table:table-cell office:value-type="float" office:value="1.6382148382187343E-3" table:style-name="ce1">
            <text:p>0.001638215</text:p>
          </table:table-cell>
          <table:table-cell office:value-type="float" office:value="-5.3161302020868911E-4" table:style-name="ce1">
            <text:p>-0.000531613</text:p>
          </table:table-cell>
          <table:table-cell office:value-type="float" office:value="6.9907004806475243E-3" table:style-name="ce1">
            <text:p>0.0069907</text:p>
          </table:table-cell>
          <table:table-cell office:value-type="float" office:value="1.3094420433584335E-3" table:style-name="ce1">
            <text:p>0.001309442</text:p>
          </table:table-cell>
          <table:table-cell office:value-type="float" office:value="1.29459404591646E-2" table:style-name="ce2">
            <text:p>0.01294594</text:p>
          </table:table-cell>
          <table:table-cell table:number-columns-repeated="16378"/>
        </table:table-row>
        <table:table-row table:style-name="ro1">
          <table:table-cell office:value-type="float" office:value="8.7999999999999901" table:style-name="ce1">
            <text:p>8.8</text:p>
          </table:table-cell>
          <table:table-cell office:value-type="float" office:value="2.2810171975075309E-3" table:style-name="ce1">
            <text:p>0.002281017</text:p>
          </table:table-cell>
          <table:table-cell office:value-type="float" office:value="2.9732552836885372E-3" table:style-name="ce1">
            <text:p>0.002973255</text:p>
          </table:table-cell>
          <table:table-cell office:value-type="float" office:value="6.1488899615701571E-3" table:style-name="ce1">
            <text:p>0.00614889</text:p>
          </table:table-cell>
          <table:table-cell office:value-type="float" office:value="-6.316246891341096E-4" table:style-name="ce1">
            <text:p>-0.000631625</text:p>
          </table:table-cell>
          <table:table-cell office:value-type="float" office:value="1.32076920872256E-2" table:style-name="ce2">
            <text:p>0.013207692</text:p>
          </table:table-cell>
          <table:table-cell table:number-columns-repeated="16378"/>
        </table:table-row>
        <table:table-row table:style-name="ro1">
          <table:table-cell office:value-type="float" office:value="8.8499999999999908" table:style-name="ce1">
            <text:p>8.85</text:p>
          </table:table-cell>
          <table:table-cell office:value-type="float" office:value="3.0146148703689281E-3" table:style-name="ce1">
            <text:p>0.003014615</text:p>
          </table:table-cell>
          <table:table-cell office:value-type="float" office:value="5.6743726006070307E-3" table:style-name="ce1">
            <text:p>0.005674373</text:p>
          </table:table-cell>
          <table:table-cell office:value-type="float" office:value="4.3646143917565657E-3" table:style-name="ce1">
            <text:p>0.004364614</text:p>
          </table:table-cell>
          <table:table-cell office:value-type="float" office:value="-1.4812645645680331E-3" table:style-name="ce1">
            <text:p>-0.001481265</text:p>
          </table:table-cell>
          <table:table-cell office:value-type="float" office:value="2.1060240929082898E-2" table:style-name="ce2">
            <text:p>0.021060241</text:p>
          </table:table-cell>
          <table:table-cell table:number-columns-repeated="16378"/>
        </table:table-row>
        <table:table-row table:style-name="ro1">
          <table:table-cell office:value-type="float" office:value="8.8999999999999915" table:style-name="ce1">
            <text:p>8.9</text:p>
          </table:table-cell>
          <table:table-cell office:value-type="float" office:value="3.3834190895046753E-3" table:style-name="ce1">
            <text:p>0.003383419</text:p>
          </table:table-cell>
          <table:table-cell office:value-type="float" office:value="7.1027429552289545E-3" table:style-name="ce1">
            <text:p>0.007102743</text:p>
          </table:table-cell>
          <table:table-cell office:value-type="float" office:value="2.1667528662124812E-3" table:style-name="ce1">
            <text:p>0.002166753</text:p>
          </table:table-cell>
          <table:table-cell office:value-type="float" office:value="-1.1881825226664896E-3" table:style-name="ce1">
            <text:p>-0.001188183</text:p>
          </table:table-cell>
          <table:table-cell office:value-type="float" office:value="-5.45859795808789E-2" table:style-name="ce2">
            <text:p>-0.05458598</text:p>
          </table:table-cell>
          <table:table-cell table:number-columns-repeated="16378"/>
        </table:table-row>
        <table:table-row table:style-name="ro1">
          <table:table-cell office:value-type="float" office:value="8.9499999999999922" table:style-name="ce1">
            <text:p>8.95</text:p>
          </table:table-cell>
          <table:table-cell office:value-type="float" office:value="3.089902767496639E-3" table:style-name="ce1">
            <text:p>0.003089903</text:p>
          </table:table-cell>
          <table:table-cell office:value-type="float" office:value="7.1871690781243796E-3" table:style-name="ce1">
            <text:p>0.007187169</text:p>
          </table:table-cell>
          <table:table-cell office:value-type="float" office:value="1.1784435447966144E-4" table:style-name="ce1">
            <text:p>0.000117844</text:p>
          </table:table-cell>
          <table:table-cell office:value-type="float" office:value="-1.5205551243653673E-4" table:style-name="ce1">
            <text:p>-0.000152056</text:p>
          </table:table-cell>
          <table:table-cell office:value-type="float" office:value="2.9872545740511701E-2" table:style-name="ce2">
            <text:p>0.029872546</text:p>
          </table:table-cell>
          <table:table-cell table:number-columns-repeated="16378"/>
        </table:table-row>
        <table:table-row table:style-name="ro1">
          <table:table-cell office:value-type="float" office:value="8.9999999999999929" table:style-name="ce1">
            <text:p>9</text:p>
          </table:table-cell>
          <table:table-cell office:value-type="float" office:value="2.1298356586657743E-3" table:style-name="ce1">
            <text:p>0.002129836</text:p>
          </table:table-cell>
          <table:table-cell office:value-type="float" office:value="6.2132455067378982E-3" table:style-name="ce1">
            <text:p>0.006213246</text:p>
          </table:table-cell>
          <table:table-cell office:value-type="float" office:value="-1.3967783121920673E-3" table:style-name="ce1">
            <text:p>-0.001396778</text:p>
          </table:table-cell>
          <table:table-cell office:value-type="float" office:value="9.758485043614405E-4" table:style-name="ce1">
            <text:p>0.000975849</text:p>
          </table:table-cell>
          <table:table-cell office:value-type="float" office:value="1.7133966508153801E-2" table:style-name="ce2">
            <text:p>0.017133967</text:p>
          </table:table-cell>
          <table:table-cell table:number-columns-repeated="16378"/>
        </table:table-row>
        <table:table-row table:style-name="ro1">
          <table:table-cell office:value-type="float" office:value="9.0499999999999936" table:style-name="ce1">
            <text:p>9.05</text:p>
          </table:table-cell>
          <table:table-cell office:value-type="float" office:value="7.8614868526986556E-4" table:style-name="ce1">
            <text:p>0.000786149</text:p>
          </table:table-cell>
          <table:table-cell office:value-type="float" office:value="4.6819345178480036E-3" table:style-name="ce1">
            <text:p>0.004681935</text:p>
          </table:table-cell>
          <table:table-cell office:value-type="float" office:value="-2.2691392267743605E-3" table:style-name="ce1">
            <text:p>-0.002269139</text:p>
          </table:table-cell>
          <table:table-cell office:value-type="float" office:value="1.5956569143154196E-3" table:style-name="ce1">
            <text:p>0.001595657</text:p>
          </table:table-cell>
          <table:table-cell office:value-type="float" office:value="1.83554741057784E-2" table:style-name="ce2">
            <text:p>0.018355474</text:p>
          </table:table-cell>
          <table:table-cell table:number-columns-repeated="16378"/>
        </table:table-row>
        <table:table-row table:style-name="ro1">
          <table:table-cell office:value-type="float" office:value="9.0999999999999943" table:style-name="ce1">
            <text:p>9.1</text:p>
          </table:table-cell>
          <table:table-cell office:value-type="float" office:value="-5.0755526659414794E-4" table:style-name="ce1">
            <text:p>-0.000507555</text:p>
          </table:table-cell>
          <table:table-cell office:value-type="float" office:value="3.1190695870841516E-3" table:style-name="ce1">
            <text:p>0.00311907</text:p>
          </table:table-cell>
          <table:table-cell office:value-type="float" office:value="-2.629819193472582E-3" table:style-name="ce1">
            <text:p>-0.002629819</text:p>
          </table:table-cell>
          <table:table-cell office:value-type="float" office:value="1.4116972464549239E-3" table:style-name="ce1">
            <text:p>0.001411697</text:p>
          </table:table-cell>
          <table:table-cell office:value-type="float" office:value="-2.2356539684475498E-3" table:style-name="ce2">
            <text:p>-0.002235654</text:p>
          </table:table-cell>
          <table:table-cell table:number-columns-repeated="16378"/>
        </table:table-row>
        <table:table-row table:style-name="ro1">
          <table:table-cell office:value-type="float" office:value="9.15" table:style-name="ce1">
            <text:p>9.15</text:p>
          </table:table-cell>
          <table:table-cell office:value-type="float" office:value="-1.3622510025938846E-3" table:style-name="ce1">
            <text:p>-0.001362251</text:p>
          </table:table-cell>
          <table:table-cell office:value-type="float" office:value="1.8994266411920735E-3" table:style-name="ce1">
            <text:p>0.001899427</text:p>
          </table:table-cell>
          <table:table-cell office:value-type="float" office:value="-2.7102587521851506E-3" table:style-name="ce1">
            <text:p>-0.002710259</text:p>
          </table:table-cell>
          <table:table-cell office:value-type="float" office:value="5.2038581095499982E-4" table:style-name="ce1">
            <text:p>0.000520386</text:p>
          </table:table-cell>
          <table:table-cell office:value-type="float" office:value="-1.9598511963241201E-2" table:style-name="ce2">
            <text:p>-0.019598512</text:p>
          </table:table-cell>
          <table:table-cell table:number-columns-repeated="16378"/>
        </table:table-row>
        <table:table-row table:style-name="ro1">
          <table:table-cell office:value-type="float" office:value="9.1999999999999993" table:style-name="ce1">
            <text:p>9.2</text:p>
          </table:table-cell>
          <table:table-cell office:value-type="float" office:value="-1.5934493997051755E-3" table:style-name="ce1">
            <text:p>-0.001593449</text:p>
          </table:table-cell>
          <table:table-cell office:value-type="float" office:value="1.1426540561390063E-3" table:style-name="ce1">
            <text:p>0.001142654</text:p>
          </table:table-cell>
          <table:table-cell office:value-type="float" office:value="-2.6889386604585287E-3" table:style-name="ce1">
            <text:p>-0.002688939</text:p>
          </table:table-cell>
          <table:table-cell office:value-type="float" office:value="-6.7967872397457275E-4" table:style-name="ce1">
            <text:p>-0.000679679</text:p>
          </table:table-cell>
          <table:table-cell office:value-type="float" office:value="-1.6631993511868899E-2" table:style-name="ce2">
            <text:p>-0.016631994</text:p>
          </table:table-cell>
          <table:table-cell table:number-columns-repeated="16378"/>
        </table:table-row>
        <table:table-row table:style-name="ro1">
          <table:table-cell office:value-type="float" office:value="9.25" table:style-name="ce1">
            <text:p>9.25</text:p>
          </table:table-cell>
          <table:table-cell office:value-type="float" office:value="-1.2758558227079569E-3" table:style-name="ce1">
            <text:p>-0.001275856</text:p>
          </table:table-cell>
          <table:table-cell office:value-type="float" office:value="7.1346046634083375E-4" table:style-name="ce1">
            <text:p>0.00071346</text:p>
          </table:table-cell>
          <table:table-cell office:value-type="float" office:value="-2.6029014027670137E-3" table:style-name="ce1">
            <text:p>-0.002602901</text:p>
          </table:table-cell>
          <table:table-cell office:value-type="float" office:value="-1.6826156210105257E-3" table:style-name="ce1">
            <text:p>-0.001682616</text:p>
          </table:table-cell>
          <table:table-cell office:value-type="float" office:value="1.51611936710672E-3" table:style-name="ce2">
            <text:p>0.001516119</text:p>
          </table:table-cell>
          <table:table-cell table:number-columns-repeated="16378"/>
        </table:table-row>
        <table:table-row table:style-name="ro1">
          <table:table-cell office:value-type="float" office:value="9.3000000000000007" table:style-name="ce1">
            <text:p>9.3</text:p>
          </table:table-cell>
          <table:table-cell office:value-type="float" office:value="-6.7818942900369069E-4" table:style-name="ce1">
            <text:p>-0.000678189</text:p>
          </table:table-cell>
          <table:table-cell office:value-type="float" office:value="3.2126148436654301E-4" table:style-name="ce1">
            <text:p>0.000321261</text:p>
          </table:table-cell>
          <table:table-cell office:value-type="float" office:value="-2.3642599306683758E-3" table:style-name="ce1">
            <text:p>-0.00236426</text:p>
          </table:table-cell>
          <table:table-cell office:value-type="float" office:value="-2.080427513762903E-3" table:style-name="ce1">
            <text:p>-0.002080428</text:p>
          </table:table-cell>
          <table:table-cell office:value-type="float" office:value="-3.0417579256476601E-2" table:style-name="ce2">
            <text:p>-0.030417579</text:p>
          </table:table-cell>
          <table:table-cell table:number-columns-repeated="16378"/>
        </table:table-row>
        <table:table-row table:style-name="ro1">
          <table:table-cell office:value-type="float" office:value="9.35" table:style-name="ce1">
            <text:p>9.35</text:p>
          </table:table-cell>
          <table:table-cell office:value-type="float" office:value="-1.2103910666936143E-4" table:style-name="ce1">
            <text:p>-0.000121039</text:p>
          </table:table-cell>
          <table:table-cell office:value-type="float" office:value="-3.2281177385423129E-4" table:style-name="ce1">
            <text:p>-0.000322812</text:p>
          </table:table-cell>
          <table:table-cell office:value-type="float" office:value="-1.8618769204286796E-3" table:style-name="ce1">
            <text:p>-0.001861877</text:p>
          </table:table-cell>
          <table:table-cell office:value-type="float" office:value="-1.7095561006945138E-3" table:style-name="ce1">
            <text:p>-0.001709556</text:p>
          </table:table-cell>
          <table:table-cell office:value-type="float" office:value="4.65373993938046E-2" table:style-name="ce2">
            <text:p>0.046537399</text:p>
          </table:table-cell>
          <table:table-cell table:number-columns-repeated="16378"/>
        </table:table-row>
        <table:table-row table:style-name="ro1">
          <table:table-cell office:value-type="float" office:value="9.4" table:style-name="ce1">
            <text:p>9.4</text:p>
          </table:table-cell>
          <table:table-cell office:value-type="float" office:value="1.6808328510603521E-4" table:style-name="ce1">
            <text:p>0.000168083</text:p>
          </table:table-cell>
          <table:table-cell office:value-type="float" office:value="-1.356490006444819E-3" table:style-name="ce1">
            <text:p>-0.00135649</text:p>
          </table:table-cell>
          <table:table-cell office:value-type="float" office:value="-1.0820807831459552E-3" table:style-name="ce1">
            <text:p>-0.001082081</text:p>
          </table:table-cell>
          <table:table-cell office:value-type="float" office:value="-7.0245991404176437E-4" table:style-name="ce1">
            <text:p>-0.00070246</text:p>
          </table:table-cell>
          <table:table-cell office:value-type="float" office:value="3.0832301710071602E-2" table:style-name="ce2">
            <text:p>0.030832302</text:p>
          </table:table-cell>
          <table:table-cell table:number-columns-repeated="16378"/>
        </table:table-row>
        <table:table-row table:style-name="ro1">
          <table:table-cell office:value-type="float" office:value="9.4499999999999993" table:style-name="ce1">
            <text:p>9.45</text:p>
          </table:table-cell>
          <table:table-cell office:value-type="float" office:value="1.3586601959837376E-4" table:style-name="ce1">
            <text:p>0.000135866</text:p>
          </table:table-cell>
          <table:table-cell office:value-type="float" office:value="-2.6871375495078672E-3" table:style-name="ce1">
            <text:p>-0.002687138</text:p>
          </table:table-cell>
          <table:table-cell office:value-type="float" office:value="-1.7280889666677066E-4" table:style-name="ce1">
            <text:p>-0.000172809</text:p>
          </table:table-cell>
          <table:table-cell office:value-type="float" office:value="5.6766178549865745E-4" table:style-name="ce1">
            <text:p>0.000567662</text:p>
          </table:table-cell>
          <table:table-cell office:value-type="float" office:value="4.7443894465447603E-3" table:style-name="ce2">
            <text:p>0.004744389</text:p>
          </table:table-cell>
          <table:table-cell table:number-columns-repeated="16378"/>
        </table:table-row>
        <table:table-row table:style-name="ro1">
          <table:table-cell office:value-type="float" office:value="9.5" table:style-name="ce1">
            <text:p>9.5</text:p>
          </table:table-cell>
          <table:table-cell office:value-type="float" office:value="-1.0752425990817487E-4" table:style-name="ce1">
            <text:p>-0.000107524</text:p>
          </table:table-cell>
          <table:table-cell office:value-type="float" office:value="-4.0166474521203862E-3" table:style-name="ce1">
            <text:p>-0.004016647</text:p>
          </table:table-cell>
          <table:table-cell office:value-type="float" office:value="5.9228123987272038E-4" table:style-name="ce1">
            <text:p>0.000592281</text:p>
          </table:table-cell>
          <table:table-cell office:value-type="float" office:value="1.6307753029187746E-3" table:style-name="ce1">
            <text:p>0.001630775</text:p>
          </table:table-cell>
          <table:table-cell office:value-type="float" office:value="-3.1551836311411403E-2" table:style-name="ce2">
            <text:p>-0.031551836</text:p>
          </table:table-cell>
          <table:table-cell table:number-columns-repeated="16378"/>
        </table:table-row>
        <table:table-row table:style-name="ro1">
          <table:table-cell office:value-type="float" office:value="9.5500000000000007" table:style-name="ce1">
            <text:p>9.55</text:p>
          </table:table-cell>
          <table:table-cell office:value-type="float" office:value="-3.717405997499813E-4" table:style-name="ce1">
            <text:p>-0.000371741</text:p>
          </table:table-cell>
          <table:table-cell office:value-type="float" office:value="-4.9599083955449126E-3" table:style-name="ce1">
            <text:p>-0.004959908</text:p>
          </table:table-cell>
          <table:table-cell office:value-type="float" office:value="9.3635446233381048E-4" table:style-name="ce1">
            <text:p>0.000936354</text:p>
          </table:table-cell>
          <table:table-cell office:value-type="float" office:value="2.0959086519609614E-3" table:style-name="ce1">
            <text:p>0.002095909</text:p>
          </table:table-cell>
          <table:table-cell office:value-type="float" office:value="1.89662279045874E-2" table:style-name="ce2">
            <text:p>0.018966228</text:p>
          </table:table-cell>
          <table:table-cell table:number-columns-repeated="16378"/>
        </table:table-row>
        <table:table-row table:style-name="ro1">
          <table:table-cell office:value-type="float" office:value="9.6" table:style-name="ce1">
            <text:p>9.6</text:p>
          </table:table-cell>
          <table:table-cell office:value-type="float" office:value="-4.9116763757905805E-4" table:style-name="ce1">
            <text:p>-0.000491168</text:p>
          </table:table-cell>
          <table:table-cell office:value-type="float" office:value="-5.2048317541263985E-3" table:style-name="ce1">
            <text:p>-0.005204832</text:p>
          </table:table-cell>
          <table:table-cell office:value-type="float" office:value="7.2420067219960505E-4" table:style-name="ce1">
            <text:p>0.000724201</text:p>
          </table:table-cell>
          <table:table-cell office:value-type="float" office:value="1.7827926706433699E-3" table:style-name="ce1">
            <text:p>0.001782793</text:p>
          </table:table-cell>
          <table:table-cell office:value-type="float" office:value="-5.3015469812512102E-2" table:style-name="ce2">
            <text:p>-0.05301547</text:p>
          </table:table-cell>
          <table:table-cell table:number-columns-repeated="16378"/>
        </table:table-row>
        <table:table-row table:style-name="ro1">
          <table:table-cell office:value-type="float" office:value="9.65" table:style-name="ce1">
            <text:p>9.65</text:p>
          </table:table-cell>
          <table:table-cell office:value-type="float" office:value="-3.9808697151009164E-4" table:style-name="ce1">
            <text:p>-0.000398087</text:p>
          </table:table-cell>
          <table:table-cell office:value-type="float" office:value="-4.6425605583835516E-3" table:style-name="ce1">
            <text:p>-0.004642561</text:p>
          </table:table-cell>
          <table:table-cell office:value-type="float" office:value="4.8081720276285361E-5" table:style-name="ce1">
            <text:p>4.80817E-05</text:p>
          </table:table-cell>
          <table:table-cell office:value-type="float" office:value="7.5861255017472943E-4" table:style-name="ce1">
            <text:p>0.000758613</text:p>
          </table:table-cell>
          <table:table-cell office:value-type="float" office:value="4.9188905319177403E-3" table:style-name="ce2">
            <text:p>0.004918891</text:p>
          </table:table-cell>
          <table:table-cell table:number-columns-repeated="16378"/>
        </table:table-row>
        <table:table-row table:style-name="ro1">
          <table:table-cell office:value-type="float" office:value="9.6999999999999993" table:style-name="ce1">
            <text:p>9.7</text:p>
          </table:table-cell>
          <table:table-cell office:value-type="float" office:value="-1.349683588795979E-4" table:style-name="ce1">
            <text:p>-0.000134968</text:p>
          </table:table-cell>
          <table:table-cell office:value-type="float" office:value="-3.4093812170113884E-3" table:style-name="ce1">
            <text:p>-0.003409381</text:p>
          </table:table-cell>
          <table:table-cell office:value-type="float" office:value="-7.9849310441486624E-4" table:style-name="ce1">
            <text:p>-0.000798493</text:p>
          </table:table-cell>
          <table:table-cell office:value-type="float" office:value="-7.1361410847643769E-4" table:style-name="ce1">
            <text:p>-0.000713614</text:p>
          </table:table-cell>
          <table:table-cell office:value-type="float" office:value="6.6430523126525004E-2" table:style-name="ce2">
            <text:p>0.066430523</text:p>
          </table:table-cell>
          <table:table-cell table:number-columns-repeated="16378"/>
        </table:table-row>
        <table:table-row table:style-name="ro1">
          <table:table-cell office:value-type="float" office:value="9.75" table:style-name="ce1">
            <text:p>9.75</text:p>
          </table:table-cell>
          <table:table-cell office:value-type="float" office:value="1.8818634126978716E-4" table:style-name="ce1">
            <text:p>0.000188186</text:p>
          </table:table-cell>
          <table:table-cell office:value-type="float" office:value="-1.8225226999819405E-3" table:style-name="ce1">
            <text:p>-0.001822523</text:p>
          </table:table-cell>
          <table:table-cell office:value-type="float" office:value="-1.4528467509306764E-3" table:style-name="ce1">
            <text:p>-0.001452847</text:p>
          </table:table-cell>
          <table:table-cell office:value-type="float" office:value="-2.266636182628322E-3" table:style-name="ce1">
            <text:p>-0.002266636</text:p>
          </table:table-cell>
          <table:table-cell office:value-type="float" office:value="4.0342610862996203E-2" table:style-name="ce2">
            <text:p>0.040342611</text:p>
          </table:table-cell>
          <table:table-cell table:number-columns-repeated="16378"/>
        </table:table-row>
        <table:table-row table:style-name="ro1">
          <table:table-cell office:value-type="float" office:value="9.8000000000000007" table:style-name="ce1">
            <text:p>9.8</text:p>
          </table:table-cell>
          <table:table-cell office:value-type="float" office:value="4.5897202111557222E-4" table:style-name="ce1">
            <text:p>0.000458972</text:p>
          </table:table-cell>
          <table:table-cell office:value-type="float" office:value="-2.4220915210389099E-4" table:style-name="ce1">
            <text:p>-0.000242209</text:p>
          </table:table-cell>
          <table:table-cell office:value-type="float" office:value="-1.6560192653390575E-3" table:style-name="ce1">
            <text:p>-0.001656019</text:p>
          </table:table-cell>
          <table:table-cell office:value-type="float" office:value="-3.5163890405405427E-3" table:style-name="ce1">
            <text:p>-0.003516389</text:p>
          </table:table-cell>
          <table:table-cell office:value-type="float" office:value="3.3798820161443803E-2" table:style-name="ce2">
            <text:p>0.03379882</text:p>
          </table:table-cell>
          <table:table-cell table:number-columns-repeated="16378"/>
        </table:table-row>
        <table:table-row table:style-name="ro1">
          <table:table-cell office:value-type="float" office:value="9.85" table:style-name="ce1">
            <text:p>9.85</text:p>
          </table:table-cell>
          <table:table-cell office:value-type="float" office:value="6.1215044699150696E-4" table:style-name="ce1">
            <text:p>0.00061215</text:p>
          </table:table-cell>
          <table:table-cell office:value-type="float" office:value="1.0720742716890551E-3" table:style-name="ce1">
            <text:p>0.001072074</text:p>
          </table:table-cell>
          <table:table-cell office:value-type="float" office:value="-1.3759419582738631E-3" table:style-name="ce1">
            <text:p>-0.001375942</text:p>
          </table:table-cell>
          <table:table-cell office:value-type="float" office:value="-4.1341224670141197E-3" table:style-name="ce1">
            <text:p>-0.004134122</text:p>
          </table:table-cell>
          <table:table-cell office:value-type="float" office:value="5.4564449321042797E-2" table:style-name="ce2">
            <text:p>0.054564449</text:p>
          </table:table-cell>
          <table:table-cell table:number-columns-repeated="16378"/>
        </table:table-row>
        <table:table-row table:style-name="ro1">
          <table:table-cell office:value-type="float" office:value="9.9000000000000057" table:style-name="ce1">
            <text:p>9.9</text:p>
          </table:table-cell>
          <table:table-cell office:value-type="float" office:value="6.4103555896896202E-4" table:style-name="ce1">
            <text:p>0.000641036</text:p>
          </table:table-cell>
          <table:table-cell office:value-type="float" office:value="2.0405123599416806E-3" table:style-name="ce1">
            <text:p>0.002040512</text:p>
          </table:table-cell>
          <table:table-cell office:value-type="float" office:value="-8.1385770182870916E-4" table:style-name="ce1">
            <text:p>-0.000813858</text:p>
          </table:table-cell>
          <table:table-cell office:value-type="float" office:value="-3.9119295140829591E-3" table:style-name="ce1">
            <text:p>-0.00391193</text:p>
          </table:table-cell>
          <table:table-cell office:value-type="float" office:value="8.1786618639511005E-2" table:style-name="ce2">
            <text:p>0.081786619</text:p>
          </table:table-cell>
          <table:table-cell table:number-columns-repeated="16378"/>
        </table:table-row>
        <table:table-row table:style-name="ro1">
          <table:table-cell office:value-type="float" office:value="9.9500000000000064" table:style-name="ce1">
            <text:p>9.95</text:p>
          </table:table-cell>
          <table:table-cell office:value-type="float" office:value="5.7335396174851077E-4" table:style-name="ce1">
            <text:p>0.000573354</text:p>
          </table:table-cell>
          <table:table-cell office:value-type="float" office:value="2.7397250552942736E-3" table:style-name="ce1">
            <text:p>0.002739725</text:p>
          </table:table-cell>
          <table:table-cell office:value-type="float" office:value="-2.8814861137885635E-4" table:style-name="ce1">
            <text:p>-0.000288149</text:p>
          </table:table-cell>
          <table:table-cell office:value-type="float" office:value="-2.8193891493597445E-3" table:style-name="ce1">
            <text:p>-0.002819389</text:p>
          </table:table-cell>
          <table:table-cell office:value-type="float" office:value="2.03622365875918E-2" table:style-name="ce2">
            <text:p>0.02036223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.3434224513288296E-4" table:style-name="ce1">
            <text:p>0.000434342</text:p>
          </table:table-cell>
          <table:table-cell office:value-type="float" office:value="3.2937883254317585E-3" table:style-name="ce1">
            <text:p>0.003293788</text:p>
          </table:table-cell>
          <table:table-cell office:value-type="float" office:value="-5.6050459613193513E-5" table:style-name="ce1">
            <text:p>-5.60505E-05</text:p>
          </table:table-cell>
          <table:table-cell office:value-type="float" office:value="-1.0296559572500778E-3" table:style-name="ce1">
            <text:p>-0.001029656</text:p>
          </table:table-cell>
          <table:table-cell office:value-type="float" office:value="4.7322654277986501E-2" table:style-name="ce2">
            <text:p>0.047322654</text:p>
          </table:table-cell>
          <table:table-cell table:number-columns-repeated="16378"/>
        </table:table-row>
        <table:table-row table:number-rows-repeated="10483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209</meta:generator>
    <dc:creator>Cervenka Matej</dc:creator>
    <meta:creation-date>2024-11-15T15:33:54Z</meta:creation-date>
    <dc:date>2025-02-27T10:25:05Z</dc:date>
    <meta:editing-cycles>2</meta:editing-cycles>
    <meta:editing-duration>PT3588S</meta:editing-duration>
  </office:meta>
</office:document-meta>
</file>